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color="#969696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background-color="#000000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">
      <style:table-cell-properties style:vertical-align="middle" fo:background-color="#FFFFFF" style:repeat-content="false"/>
      <style:paragraph-properties fo:text-align="end" fo:margin-right="0cm"/>
      <style:text-properties fo:color="#969696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3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Default" style:data-style-name="N3">
      <style:table-cell-properties style:vertical-align="middle" fo:background-color="#FFFFFF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3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">
      <style:table-cell-properties style:vertical-align="middle" fo:background-color="#FFFFFF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000000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ext-properties fo:font-size="10pt" style:font-size-asian="10pt" style:font-size-complex="10pt"/>
    </style:style>
    <style:style style:name="ce23" style:family="table-cell" style:parent-style-name="Default" style:data-style-name="N3">
      <style:table-cell-properties style:vertical-align="middle" fo:background-color="#FFFFFF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3">
      <style:table-cell-properties style:vertical-align="middle" fo:background-color="#FFFFFF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6" style:family="table-cell" style:parent-style-name="Default" style:data-style-name="N3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3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3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fo:background-color="#FFFFFF"/>
      <style:text-properties style:font-name="Arial" style:font-name-asian="Arial" style:font-name-complex="Arial"/>
    </style:style>
    <style:style style:name="ce31" style:family="table-cell" style:parent-style-name="Default" style:data-style-name="N0">
      <style:table-cell-properties style:vertical-align="to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Default" style:data-style-name="N3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33" style:family="table-cell" style:parent-style-name="Default" style:data-style-name="N0">
      <style:table-cell-properties style:vertical-align="top" fo:background-color="#FFFFFF"/>
      <style:text-properties style:font-name="Arial" style:font-name-asian="Arial" style:font-name-complex="Arial" fo:font-size="9pt" style:font-size-asian="9pt" style:font-size-complex="9pt"/>
    </style:style>
    <style:style style:name="ce3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Default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9pt" style:font-size-asian="9pt" style:font-size-complex="9pt"/>
    </style:style>
    <style:style style:name="ce36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8pt" style:font-size-asian="8pt" style:font-size-complex="8pt"/>
    </style:style>
    <style:style style:name="ce37" style:family="table-cell" style:parent-style-name="Default" style:data-style-name="N3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8" style:family="table-cell" style:parent-style-name="Default" style:data-style-name="N0">
      <style:table-cell-properties fo:background-color="#FFFFFF"/>
    </style:style>
    <style:style style:name="ce39" style:family="table-cell" style:parent-style-name="Hyperlink" style:data-style-name="N0">
      <style:table-cell-properties style:vertical-align="automatic" fo:background-color="#FFFFFF"/>
      <style:text-properties fo:color="#0563C1" fo:font-size="8pt" style:font-size-asian="8pt" style:font-size-complex="8pt" style:text-underline-style="solid" style:text-underline-type="single"/>
    </style:style>
    <style:style style:name="ce40" style:family="table-cell" style:parent-style-name="Hyperlink" style:data-style-name="N0">
      <style:table-cell-properties style:vertical-align="automatic" fo:background-color="#FFFFFF"/>
      <style:text-properties fo:color="#0563C1" style:text-underline-style="solid" style:text-underline-type="single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46" style:family="table-cell" style:parent-style-name="Default" style:data-style-name="N0">
      <style:table-cell-properties style:vertical-align="automatic" fo:wrap-option="wrap" fo:background-color="#FFFFFF"/>
    </style:style>
    <style:style style:name="co1" style:family="table-column">
      <style:table-column-properties fo:break-before="auto" style:column-width="2.56645833333333cm" style:use-optimal-column-width="true"/>
    </style:style>
    <style:style style:name="co2" style:family="table-column">
      <style:table-column-properties fo:break-before="auto" style:column-width="2.72520833333333cm" style:use-optimal-column-width="true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3.889375cm"/>
    </style:style>
    <style:style style:name="co11" style:family="table-column">
      <style:table-column-properties fo:break-before="auto" style:column-width="3.22791666666667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14312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12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9" table:default-cell-style-name="ce5"/>
        <table:table-column table:style-name="co7" table:number-columns-repeated="3" table:default-cell-style-name="ce5"/>
        <table:table-column table:style-name="co8" table:number-columns-repeated="239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7" table:default-cell-style-name="ce5"/>
        <table:table-column table:style-name="co8" table:number-columns-repeated="241" table:default-cell-style-name="ce5"/>
        <table:table-row table:style-name="ro1">
          <table:table-cell table:number-columns-repeated="2" table:style-name="ce2"/>
          <table:table-cell office:value-type="string" table:style-name="ce3">
            <text:p>Table 126: Dwelling stock density estimates by local authority district: 31 March 2011 - 31 March 2022</text:p>
          </table:table-cell>
          <table:table-cell table:number-columns-repeated="7" table:style-name="ce3"/>
          <table:table-cell table:number-columns-repeated="7" table:style-name="ce4"/>
          <table:table-cell table:number-columns-repeated="16367"/>
        </table:table-row>
        <table:table-row table:style-name="ro2">
          <table:table-cell table:number-columns-repeated="2" table:style-name="ce2"/>
          <table:table-cell table:number-columns-repeated="8" table:style-name="ce5"/>
          <table:table-cell table:style-name="ce6"/>
          <table:table-cell table:number-columns-repeated="3" table:style-name="ce5"/>
          <table:table-cell table:number-columns-repeated="2" table:style-name="ce7"/>
          <table:table-cell office:value-type="string" table:style-name="ce7">
            <text:p>Dwellings per hectare</text:p>
          </table:table-cell>
          <table:table-cell table:number-columns-repeated="16367"/>
        </table:table-row>
        <table:table-row table:style-name="ro2">
          <table:table-cell office:value-type="string" table:style-name="ce8">
            <text:p>Old ONS code</text:p>
          </table:table-cell>
          <table:table-cell office:value-type="string" table:style-name="ce8">
            <text:p>New ONS code</text:p>
          </table:table-cell>
          <table:table-cell table:number-columns-repeated="3" table:style-name="ce8"/>
          <table:table-cell office:value-type="float" office:value="2011" table:style-name="ce8">
            <text:p>2011</text:p>
          </table:table-cell>
          <table:table-cell office:value-type="float" office:value="2012" table:style-name="ce8">
            <text:p>2012</text:p>
          </table:table-cell>
          <table:table-cell office:value-type="float" office:value="2013" table:style-name="ce8">
            <text:p>2013</text:p>
          </table:table-cell>
          <table:table-cell office:value-type="float" office:value="2014" table:style-name="ce8">
            <text:p>2014</text:p>
          </table:table-cell>
          <table:table-cell office:value-type="float" office:value="2015" table:style-name="ce8">
            <text:p>2015</text:p>
          </table:table-cell>
          <table:table-cell office:value-type="float" office:value="2016" table:style-name="ce8">
            <text:p>2016</text:p>
          </table:table-cell>
          <table:table-cell office:value-type="float" office:value="2017" table:style-name="ce8">
            <text:p>2017</text:p>
          </table:table-cell>
          <table:table-cell office:value-type="float" office:value="2018" table:style-name="ce8">
            <text:p>2018</text:p>
          </table:table-cell>
          <table:table-cell office:value-type="float" office:value="2019" table:style-name="ce8">
            <text:p>2019</text:p>
          </table:table-cell>
          <table:table-cell office:value-type="float" office:value="2020" table:style-name="ce8">
            <text:p>2020</text:p>
          </table:table-cell>
          <table:table-cell office:value-type="float" office:value="2021" table:style-name="ce8">
            <text:p>2021</text:p>
          </table:table-cell>
          <table:table-cell office:value-type="float" office:value="2022" table:style-name="ce8">
            <text:p>2022</text:p>
          </table:table-cell>
          <table:table-cell table:number-columns-repeated="16367"/>
        </table:table-row>
        <table:table-row table:style-name="ro2"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16374" table:style-name="ce5"/>
        </table:table-row>
        <table:table-row table:style-name="ro2">
          <table:table-cell table:style-name="ce12"/>
          <table:table-cell office:value-type="string" table:style-name="ce12">
            <text:p>E92000001</text:p>
          </table:table-cell>
          <table:table-cell office:value-type="string" table:style-name="ce13">
            <text:p>ENGLAND</text:p>
          </table:table-cell>
          <table:table-cell table:number-columns-repeated="2" table:style-name="ce14"/>
          <table:table-cell office:value-type="float" office:value="1.7636091945542964" table:style-name="ce15">
            <text:p><text:s/>1.76<text:s/></text:p>
          </table:table-cell>
          <table:table-cell office:value-type="float" office:value="1.7744109303512798" table:style-name="ce15">
            <text:p><text:s/>1.77<text:s/></text:p>
          </table:table-cell>
          <table:table-cell office:value-type="float" office:value="1.7841912566404454" table:style-name="ce15">
            <text:p><text:s/>1.78<text:s/></text:p>
          </table:table-cell>
          <table:table-cell office:value-type="float" office:value="1.794996157258383" table:style-name="ce15">
            <text:p><text:s/>1.79<text:s/></text:p>
          </table:table-cell>
          <table:table-cell office:value-type="float" office:value="1.8085327498883303" table:style-name="ce15">
            <text:p><text:s/>1.81<text:s/></text:p>
          </table:table-cell>
          <table:table-cell office:value-type="float" office:value="1.823537702563677" table:style-name="ce15">
            <text:p><text:s/>1.82<text:s/></text:p>
          </table:table-cell>
          <table:table-cell office:value-type="float" office:value="1.8406341844991152" table:style-name="ce15">
            <text:p><text:s/>1.84<text:s/></text:p>
          </table:table-cell>
          <table:table-cell office:value-type="float" office:value="1.8581439825749546" table:style-name="ce15">
            <text:p><text:s/>1.86<text:s/></text:p>
          </table:table-cell>
          <table:table-cell office:value-type="float" office:value="1.8771658004265641" table:style-name="ce15">
            <text:p><text:s/>1.88<text:s/></text:p>
          </table:table-cell>
          <table:table-cell office:value-type="float" office:value="1.8962158912222893" table:style-name="ce15">
            <text:p><text:s/>1.90<text:s/></text:p>
          </table:table-cell>
          <table:table-cell office:value-type="float" office:value="1.9129378965866359" table:style-name="ce15">
            <text:p><text:s/>1.91<text:s/></text:p>
          </table:table-cell>
          <table:table-cell office:value-type="float" office:value="1.9664790362116489" table:style-name="ce15">
            <text:p><text:s/>1.97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6"/>
          <table:table-cell table:number-columns-repeated="7" table:style-name="ce14"/>
          <table:table-cell table:number-columns-repeated="3" table:style-name="ce17"/>
          <table:table-cell table:number-columns-repeated="4" table:style-name="ce18"/>
          <table:table-cell table:number-columns-repeated="16367"/>
        </table:table-row>
        <table:table-row table:style-name="ro2">
          <table:table-cell table:style-name="ce19"/>
          <table:table-cell office:value-type="string" table:style-name="ce12">
            <text:p>E12000001</text:p>
          </table:table-cell>
          <table:table-cell office:value-type="string" table:style-name="ce13">
            <text:p>NORTH EAST</text:p>
          </table:table-cell>
          <table:table-cell table:style-name="ce14"/>
          <table:table-cell table:style-name="ce20"/>
          <table:table-cell office:value-type="float" office:value="1.3743743737171308" table:style-name="ce15">
            <text:p><text:s/>1.37<text:s/></text:p>
          </table:table-cell>
          <table:table-cell office:value-type="float" office:value="1.3789695505489361" table:style-name="ce15">
            <text:p><text:s/>1.38<text:s/></text:p>
          </table:table-cell>
          <table:table-cell office:value-type="float" office:value="1.3830633579476888" table:style-name="ce15">
            <text:p><text:s/>1.38<text:s/></text:p>
          </table:table-cell>
          <table:table-cell office:value-type="float" office:value="1.3871258522639152" table:style-name="ce15">
            <text:p><text:s/>1.39<text:s/></text:p>
          </table:table-cell>
          <table:table-cell office:value-type="float" office:value="1.3950734379021756" table:style-name="ce15">
            <text:p><text:s/>1.40<text:s/></text:p>
          </table:table-cell>
          <table:table-cell office:value-type="float" office:value="1.4034380547994403" table:style-name="ce15">
            <text:p><text:s/>1.40<text:s/></text:p>
          </table:table-cell>
          <table:table-cell office:value-type="float" office:value="1.4149047726948878" table:style-name="ce15">
            <text:p><text:s/>1.41<text:s/></text:p>
          </table:table-cell>
          <table:table-cell office:value-type="float" office:value="1.4255666838028858" table:style-name="ce15">
            <text:p><text:s/>1.43<text:s/></text:p>
          </table:table-cell>
          <table:table-cell office:value-type="float" office:value="1.4365522348371733" table:style-name="ce15">
            <text:p><text:s/>1.44<text:s/></text:p>
          </table:table-cell>
          <table:table-cell office:value-type="float" office:value="1.4462115422939619" table:style-name="ce15">
            <text:p><text:s/>1.45<text:s/></text:p>
          </table:table-cell>
          <table:table-cell office:value-type="float" office:value="1.4542907201611417" table:style-name="ce15">
            <text:p><text:s/>1.45<text:s/></text:p>
          </table:table-cell>
          <table:table-cell office:value-type="float" office:value="1.4646909114916216" table:style-name="ce15">
            <text:p><text:s/>1.46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8" table:style-name="ce14"/>
          <table:table-cell table:number-columns-repeated="3" table:style-name="ce17"/>
          <table:table-cell table:number-columns-repeated="4" table:style-name="ce18"/>
          <table:table-cell table:number-columns-repeated="16367"/>
        </table:table-row>
        <table:table-row table:style-name="ro2">
          <table:table-cell office:value-type="string" table:style-name="ce12">
            <text:p>00EH</text:p>
          </table:table-cell>
          <table:table-cell office:value-type="string" table:style-name="ce12">
            <text:p>E06000005</text:p>
          </table:table-cell>
          <table:table-cell table:style-name="ce14"/>
          <table:table-cell office:value-type="string" table:style-name="ce13">
            <text:p>Darlington UA</text:p>
          </table:table-cell>
          <table:table-cell table:style-name="ce14"/>
          <table:table-cell office:value-type="float" office:value="2.4633009854677548" table:style-name="ce15">
            <text:p><text:s/>2.46<text:s/></text:p>
          </table:table-cell>
          <table:table-cell office:value-type="float" office:value="2.4723198553286174" table:style-name="ce15">
            <text:p><text:s/>2.47<text:s/></text:p>
          </table:table-cell>
          <table:table-cell office:value-type="float" office:value="2.4790600042438822" table:style-name="ce15">
            <text:p><text:s/>2.48<text:s/></text:p>
          </table:table-cell>
          <table:table-cell office:value-type="float" office:value="2.4914210594412403" table:style-name="ce15">
            <text:p><text:s/>2.49<text:s/></text:p>
          </table:table-cell>
          <table:table-cell office:value-type="float" office:value="2.5152160763818214" table:style-name="ce15">
            <text:p><text:s/>2.52<text:s/></text:p>
          </table:table-cell>
          <table:table-cell office:value-type="float" office:value="2.5291972632582134" table:style-name="ce15">
            <text:p><text:s/>2.53<text:s/></text:p>
          </table:table-cell>
          <table:table-cell office:value-type="float" office:value="2.5361386053379702" table:style-name="ce15">
            <text:p><text:s/>2.54<text:s/></text:p>
          </table:table-cell>
          <table:table-cell office:value-type="float" office:value="2.5621215359046521" table:style-name="ce15">
            <text:p><text:s/>2.56<text:s/></text:p>
          </table:table-cell>
          <table:table-cell office:value-type="float" office:value="2.5880031882387615" table:style-name="ce15">
            <text:p><text:s/>2.59<text:s/></text:p>
          </table:table-cell>
          <table:table-cell office:value-type="float" office:value="2.613631644991437" table:style-name="ce15">
            <text:p><text:s/>2.61<text:s/></text:p>
          </table:table-cell>
          <table:table-cell office:value-type="float" office:value="2.6397158537906922" table:style-name="ce15">
            <text:p><text:s/>2.64<text:s/></text:p>
          </table:table-cell>
          <table:table-cell office:value-type="float" office:value="2.6655134574552393" table:style-name="ce15">
            <text:p><text:s/>2.6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EB</text:p>
          </table:table-cell>
          <table:table-cell office:value-type="string" table:style-name="ce12">
            <text:p>E06000001</text:p>
          </table:table-cell>
          <table:table-cell table:style-name="ce14"/>
          <table:table-cell office:value-type="string" table:style-name="ce13">
            <text:p>Hartlepool UA</text:p>
          </table:table-cell>
          <table:table-cell table:style-name="ce14"/>
          <table:table-cell office:value-type="float" office:value="4.4853653688692052" table:style-name="ce15">
            <text:p><text:s/>4.49<text:s/></text:p>
          </table:table-cell>
          <table:table-cell office:value-type="float" office:value="4.5056069088302184" table:style-name="ce15">
            <text:p><text:s/>4.51<text:s/></text:p>
          </table:table-cell>
          <table:table-cell office:value-type="float" office:value="4.5140232755104188" table:style-name="ce15">
            <text:p><text:s/>4.51<text:s/></text:p>
          </table:table-cell>
          <table:table-cell office:value-type="float" office:value="4.5192434756591755" table:style-name="ce15">
            <text:p><text:s/>4.52<text:s/></text:p>
          </table:table-cell>
          <table:table-cell office:value-type="float" office:value="4.5696878193951145" table:style-name="ce15">
            <text:p><text:s/>4.57<text:s/></text:p>
          </table:table-cell>
          <table:table-cell office:value-type="float" office:value="4.622373639197523" table:style-name="ce15">
            <text:p><text:s/>4.62<text:s/></text:p>
          </table:table-cell>
          <table:table-cell office:value-type="float" office:value="4.6391868276337513" table:style-name="ce15">
            <text:p><text:s/>4.64<text:s/></text:p>
          </table:table-cell>
          <table:table-cell office:value-type="float" office:value="4.6637701142053984" table:style-name="ce15">
            <text:p><text:s/>4.66<text:s/></text:p>
          </table:table-cell>
          <table:table-cell office:value-type="float" office:value="4.6996830893709349" table:style-name="ce15">
            <text:p><text:s/>4.70<text:s/></text:p>
          </table:table-cell>
          <table:table-cell office:value-type="float" office:value="4.7154811626184738" table:style-name="ce15">
            <text:p><text:s/>4.72<text:s/></text:p>
          </table:table-cell>
          <table:table-cell office:value-type="float" office:value="4.7289315726290519" table:style-name="ce15">
            <text:p><text:s/>4.73<text:s/></text:p>
          </table:table-cell>
          <table:table-cell office:value-type="float" office:value="4.7665845044122195" table:style-name="ce15">
            <text:p><text:s/>4.7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EC</text:p>
          </table:table-cell>
          <table:table-cell office:value-type="string" table:style-name="ce12">
            <text:p>E06000002</text:p>
          </table:table-cell>
          <table:table-cell table:style-name="ce14"/>
          <table:table-cell office:value-type="string" table:style-name="ce13">
            <text:p>Middlesbrough UA</text:p>
          </table:table-cell>
          <table:table-cell table:style-name="ce14"/>
          <table:table-cell office:value-type="float" office:value="11.127073889683439" table:style-name="ce15">
            <text:p><text:s/>11.13<text:s/></text:p>
          </table:table-cell>
          <table:table-cell office:value-type="float" office:value="11.144351863176116" table:style-name="ce15">
            <text:p><text:s/>11.14<text:s/></text:p>
          </table:table-cell>
          <table:table-cell office:value-type="float" office:value="11.191324430634767" table:style-name="ce15">
            <text:p><text:s/>11.19<text:s/></text:p>
          </table:table-cell>
          <table:table-cell office:value-type="float" office:value="11.21713983673548" table:style-name="ce15">
            <text:p><text:s/>11.22<text:s/></text:p>
          </table:table-cell>
          <table:table-cell office:value-type="float" office:value="11.335686014947361" table:style-name="ce15">
            <text:p><text:s/>11.34<text:s/></text:p>
          </table:table-cell>
          <table:table-cell office:value-type="float" office:value="11.432937578634442" table:style-name="ce15">
            <text:p><text:s/>11.43<text:s/></text:p>
          </table:table-cell>
          <table:table-cell office:value-type="float" office:value="11.526254063924229" table:style-name="ce15">
            <text:p><text:s/>11.53<text:s/></text:p>
          </table:table-cell>
          <table:table-cell office:value-type="float" office:value="11.595674796989355" table:style-name="ce15">
            <text:p><text:s/>11.60<text:s/></text:p>
          </table:table-cell>
          <table:table-cell office:value-type="float" office:value="11.690332685084842" table:style-name="ce15">
            <text:p><text:s/>11.69<text:s/></text:p>
          </table:table-cell>
          <table:table-cell office:value-type="float" office:value="11.805495753652453" table:style-name="ce15">
            <text:p><text:s/>11.81<text:s/></text:p>
          </table:table-cell>
          <table:table-cell office:value-type="float" office:value="11.88401977669557" table:style-name="ce15">
            <text:p><text:s/>11.88<text:s/></text:p>
          </table:table-cell>
          <table:table-cell office:value-type="float" office:value="11.995375044542108" table:style-name="ce15">
            <text:p><text:s/>12.0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EE</text:p>
          </table:table-cell>
          <table:table-cell office:value-type="string" table:style-name="ce12">
            <text:p>E06000003</text:p>
          </table:table-cell>
          <table:table-cell table:style-name="ce14"/>
          <table:table-cell office:value-type="string" table:style-name="ce13">
            <text:p>Redcar and Cleveland UA</text:p>
          </table:table-cell>
          <table:table-cell table:style-name="ce14"/>
          <table:table-cell office:value-type="float" office:value="2.5276541365832337" table:style-name="ce15">
            <text:p><text:s/>2.53<text:s/></text:p>
          </table:table-cell>
          <table:table-cell office:value-type="float" office:value="2.540308966243352" table:style-name="ce15">
            <text:p><text:s/>2.54<text:s/></text:p>
          </table:table-cell>
          <table:table-cell office:value-type="float" office:value="2.5434899714989534" table:style-name="ce15">
            <text:p><text:s/>2.54<text:s/></text:p>
          </table:table-cell>
          <table:table-cell office:value-type="float" office:value="2.5537354967837489" table:style-name="ce15">
            <text:p><text:s/>2.55<text:s/></text:p>
          </table:table-cell>
          <table:table-cell office:value-type="float" office:value="2.5744508717236982" table:style-name="ce15">
            <text:p><text:s/>2.57<text:s/></text:p>
          </table:table-cell>
          <table:table-cell office:value-type="float" office:value="2.5842909584638569" table:style-name="ce15">
            <text:p><text:s/>2.58<text:s/></text:p>
          </table:table-cell>
          <table:table-cell office:value-type="float" office:value="2.6062963758709454" table:style-name="ce15">
            <text:p><text:s/>2.61<text:s/></text:p>
          </table:table-cell>
          <table:table-cell office:value-type="float" office:value="2.6244688959489455" table:style-name="ce15">
            <text:p><text:s/>2.62<text:s/></text:p>
          </table:table-cell>
          <table:table-cell office:value-type="float" office:value="2.6456640424278715" table:style-name="ce15">
            <text:p><text:s/>2.65<text:s/></text:p>
          </table:table-cell>
          <table:table-cell office:value-type="float" office:value="2.6589200301301914" table:style-name="ce15">
            <text:p><text:s/>2.66<text:s/></text:p>
          </table:table-cell>
          <table:table-cell office:value-type="float" office:value="2.6744217361747551" table:style-name="ce15">
            <text:p><text:s/>2.67<text:s/></text:p>
          </table:table-cell>
          <table:table-cell office:value-type="float" office:value="2.6925401222590959" table:style-name="ce15">
            <text:p><text:s/>2.6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EF</text:p>
          </table:table-cell>
          <table:table-cell office:value-type="string" table:style-name="ce12">
            <text:p>E06000004</text:p>
          </table:table-cell>
          <table:table-cell table:style-name="ce14"/>
          <table:table-cell office:value-type="string" table:style-name="ce13">
            <text:p>Stockton-on-Tees UA</text:p>
          </table:table-cell>
          <table:table-cell table:style-name="ce14"/>
          <table:table-cell office:value-type="float" office:value="4.0332819697258877" table:style-name="ce15">
            <text:p><text:s/>4.03<text:s/></text:p>
          </table:table-cell>
          <table:table-cell office:value-type="float" office:value="4.0549010737879163" table:style-name="ce15">
            <text:p><text:s/>4.05<text:s/></text:p>
          </table:table-cell>
          <table:table-cell office:value-type="float" office:value="4.085033927176819" table:style-name="ce15">
            <text:p><text:s/>4.09<text:s/></text:p>
          </table:table-cell>
          <table:table-cell office:value-type="float" office:value="4.1011030821463539" table:style-name="ce15">
            <text:p><text:s/>4.10<text:s/></text:p>
          </table:table-cell>
          <table:table-cell office:value-type="float" office:value="4.1012542799462679" table:style-name="ce15">
            <text:p><text:s/>4.10<text:s/></text:p>
          </table:table-cell>
          <table:table-cell office:value-type="float" office:value="4.1182385653409783" table:style-name="ce15">
            <text:p><text:s/>4.12<text:s/></text:p>
          </table:table-cell>
          <table:table-cell office:value-type="float" office:value="4.1624980179301092" table:style-name="ce15">
            <text:p><text:s/>4.16<text:s/></text:p>
          </table:table-cell>
          <table:table-cell office:value-type="float" office:value="4.1992921628552358" table:style-name="ce15">
            <text:p><text:s/>4.20<text:s/></text:p>
          </table:table-cell>
          <table:table-cell office:value-type="float" office:value="4.2374503811430779" table:style-name="ce15">
            <text:p><text:s/>4.24<text:s/></text:p>
          </table:table-cell>
          <table:table-cell office:value-type="float" office:value="4.2866623302921774" table:style-name="ce15">
            <text:p><text:s/>4.29<text:s/></text:p>
          </table:table-cell>
          <table:table-cell office:value-type="float" office:value="4.3159450571918345" table:style-name="ce15">
            <text:p><text:s/>4.32<text:s/></text:p>
          </table:table-cell>
          <table:table-cell office:value-type="float" office:value="4.3323894480686622" table:style-name="ce15">
            <text:p><text:s/>4.33<text:s/>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00EJ</text:p>
          </table:table-cell>
          <table:table-cell office:value-type="string" table:style-name="ce12">
            <text:p>E06000047</text:p>
          </table:table-cell>
          <table:table-cell table:style-name="ce14"/>
          <table:table-cell office:value-type="string" table:style-name="ce13">
            <text:p>County Durham UA</text:p>
          </table:table-cell>
          <table:table-cell table:style-name="ce14"/>
          <table:table-cell office:value-type="float" office:value="1.0488700997716363" table:style-name="ce15">
            <text:p><text:s/>1.05<text:s/></text:p>
          </table:table-cell>
          <table:table-cell office:value-type="float" office:value="1.0553536669428787" table:style-name="ce15">
            <text:p><text:s/>1.06<text:s/></text:p>
          </table:table-cell>
          <table:table-cell office:value-type="float" office:value="1.0612449712992718" table:style-name="ce15">
            <text:p><text:s/>1.06<text:s/></text:p>
          </table:table-cell>
          <table:table-cell office:value-type="float" office:value="1.0655190661796461" table:style-name="ce15">
            <text:p><text:s/>1.07<text:s/></text:p>
          </table:table-cell>
          <table:table-cell office:value-type="float" office:value="1.0710645133833048" table:style-name="ce15">
            <text:p><text:s/>1.07<text:s/></text:p>
          </table:table-cell>
          <table:table-cell office:value-type="float" office:value="1.0786809840893534" table:style-name="ce15">
            <text:p><text:s/>1.08<text:s/></text:p>
          </table:table-cell>
          <table:table-cell office:value-type="float" office:value="1.0857134770775057" table:style-name="ce15">
            <text:p><text:s/>1.09<text:s/></text:p>
          </table:table-cell>
          <table:table-cell office:value-type="float" office:value="1.092480917518865" table:style-name="ce15">
            <text:p><text:s/>1.09<text:s/></text:p>
          </table:table-cell>
          <table:table-cell office:value-type="float" office:value="1.0998053701031876" table:style-name="ce15">
            <text:p><text:s/>1.10<text:s/></text:p>
          </table:table-cell>
          <table:table-cell office:value-type="float" office:value="1.1079121351188757" table:style-name="ce15">
            <text:p><text:s/>1.11<text:s/></text:p>
          </table:table-cell>
          <table:table-cell office:value-type="float" office:value="1.1146303590853421" table:style-name="ce15">
            <text:p><text:s/>1.11<text:s/></text:p>
          </table:table-cell>
          <table:table-cell office:value-type="float" office:value="1.1221454923669767" table:style-name="ce15">
            <text:p><text:s/>1.12<text:s/>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00EM</text:p>
          </table:table-cell>
          <table:table-cell office:value-type="string" table:style-name="ce12">
            <text:p>E06000057</text:p>
          </table:table-cell>
          <table:table-cell table:style-name="ce14"/>
          <table:table-cell office:value-type="string" table:style-name="ce13">
            <text:p>Northumberland UA</text:p>
          </table:table-cell>
          <table:table-cell table:style-name="ce14"/>
          <table:table-cell office:value-type="float" office:value="0.29524770459257349" table:style-name="ce15">
            <text:p><text:s/>0.30<text:s/></text:p>
          </table:table-cell>
          <table:table-cell office:value-type="float" office:value="0.29619803064116446" table:style-name="ce15">
            <text:p><text:s/>0.30<text:s/></text:p>
          </table:table-cell>
          <table:table-cell office:value-type="float" office:value="0.29723458333956948" table:style-name="ce15">
            <text:p><text:s/>0.30<text:s/></text:p>
          </table:table-cell>
          <table:table-cell office:value-type="float" office:value="0.29818673660137185" table:style-name="ce15">
            <text:p><text:s/>0.30<text:s/></text:p>
          </table:table-cell>
          <table:table-cell office:value-type="float" office:value="0.30091008717734213" table:style-name="ce15">
            <text:p><text:s/>0.30<text:s/></text:p>
          </table:table-cell>
          <table:table-cell office:value-type="float" office:value="0.30272444219237871" table:style-name="ce15">
            <text:p><text:s/>0.30<text:s/></text:p>
          </table:table-cell>
          <table:table-cell office:value-type="float" office:value="0.30560717749865851" table:style-name="ce15">
            <text:p><text:s/>0.31<text:s/></text:p>
          </table:table-cell>
          <table:table-cell office:value-type="float" office:value="0.30818885698783932" table:style-name="ce15">
            <text:p><text:s/>0.31<text:s/></text:p>
          </table:table-cell>
          <table:table-cell office:value-type="float" office:value="0.31162039626280186" table:style-name="ce15">
            <text:p><text:s/>0.31<text:s/></text:p>
          </table:table-cell>
          <table:table-cell office:value-type="float" office:value="0.31465111634245685" table:style-name="ce15">
            <text:p><text:s/>0.31<text:s/></text:p>
          </table:table-cell>
          <table:table-cell office:value-type="float" office:value="0.31694307349798317" table:style-name="ce15">
            <text:p><text:s/>0.32<text:s/></text:p>
          </table:table-cell>
          <table:table-cell office:value-type="float" office:value="0.32011009626311326" table:style-name="ce15">
            <text:p><text:s/>0.32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10</text:p>
          </table:table-cell>
          <table:table-cell table:style-name="ce14"/>
          <table:table-cell office:value-type="string" table:style-name="ce13">
            <text:p>Durham</text:p>
          </table:table-cell>
          <table:table-cell table:style-name="ce14"/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20UB</text:p>
          </table:table-cell>
          <table:table-cell office:value-type="string" table:style-name="ce12">
            <text:p>E07000054</text:p>
          </table:table-cell>
          <table:table-cell table:style-name="ce14"/>
          <table:table-cell table:style-name="ce20"/>
          <table:table-cell office:value-type="string" table:style-name="ce16">
            <text:p>Chester-le-Street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20UD</text:p>
          </table:table-cell>
          <table:table-cell office:value-type="string" table:style-name="ce12">
            <text:p>E07000055</text:p>
          </table:table-cell>
          <table:table-cell table:style-name="ce14"/>
          <table:table-cell table:style-name="ce20"/>
          <table:table-cell office:value-type="string" table:style-name="ce16">
            <text:p>Derwentside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20UE</text:p>
          </table:table-cell>
          <table:table-cell office:value-type="string" table:style-name="ce12">
            <text:p>E07000056</text:p>
          </table:table-cell>
          <table:table-cell table:style-name="ce14"/>
          <table:table-cell table:style-name="ce20"/>
          <table:table-cell office:value-type="string" table:style-name="ce16">
            <text:p>Durham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20UF</text:p>
          </table:table-cell>
          <table:table-cell office:value-type="string" table:style-name="ce12">
            <text:p>E07000057</text:p>
          </table:table-cell>
          <table:table-cell table:style-name="ce14"/>
          <table:table-cell table:style-name="ce20"/>
          <table:table-cell office:value-type="string" table:style-name="ce16">
            <text:p>Easington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20UG</text:p>
          </table:table-cell>
          <table:table-cell office:value-type="string" table:style-name="ce12">
            <text:p>E07000058</text:p>
          </table:table-cell>
          <table:table-cell table:style-name="ce14"/>
          <table:table-cell table:style-name="ce20"/>
          <table:table-cell office:value-type="string" table:style-name="ce16">
            <text:p>Sedgefield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20UH</text:p>
          </table:table-cell>
          <table:table-cell office:value-type="string" table:style-name="ce12">
            <text:p>E07000059</text:p>
          </table:table-cell>
          <table:table-cell table:style-name="ce14"/>
          <table:table-cell table:style-name="ce20"/>
          <table:table-cell office:value-type="string" table:style-name="ce16">
            <text:p>Teesdale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20UJ</text:p>
          </table:table-cell>
          <table:table-cell office:value-type="string" table:style-name="ce12">
            <text:p>E07000060</text:p>
          </table:table-cell>
          <table:table-cell table:style-name="ce14"/>
          <table:table-cell table:style-name="ce20"/>
          <table:table-cell office:value-type="string" table:style-name="ce16">
            <text:p>Wear Valley</text:p>
          </table:table-cell>
          <table:table-cell table:number-columns-repeated="12" table:style-name="ce15"/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22</text:p>
          </table:table-cell>
          <table:table-cell table:style-name="ce14"/>
          <table:table-cell office:value-type="string" table:style-name="ce13">
            <text:p>Northumberland</text:p>
          </table:table-cell>
          <table:table-cell table:style-name="ce14"/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35UB</text:p>
          </table:table-cell>
          <table:table-cell office:value-type="string" table:style-name="ce12">
            <text:p>E07000157</text:p>
          </table:table-cell>
          <table:table-cell table:style-name="ce14"/>
          <table:table-cell table:style-name="ce20"/>
          <table:table-cell office:value-type="string" table:style-name="ce16">
            <text:p>Alnwick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35UC</text:p>
          </table:table-cell>
          <table:table-cell office:value-type="string" table:style-name="ce12">
            <text:p>E07000158</text:p>
          </table:table-cell>
          <table:table-cell table:style-name="ce14"/>
          <table:table-cell table:style-name="ce20"/>
          <table:table-cell office:value-type="string" table:style-name="ce16">
            <text:p>Berwick-upon-Tweed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35UD</text:p>
          </table:table-cell>
          <table:table-cell office:value-type="string" table:style-name="ce12">
            <text:p>E07000159</text:p>
          </table:table-cell>
          <table:table-cell table:style-name="ce14"/>
          <table:table-cell table:style-name="ce20"/>
          <table:table-cell office:value-type="string" table:style-name="ce16">
            <text:p>Blyth Valley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35UE</text:p>
          </table:table-cell>
          <table:table-cell office:value-type="string" table:style-name="ce12">
            <text:p>E07000160</text:p>
          </table:table-cell>
          <table:table-cell table:style-name="ce14"/>
          <table:table-cell table:style-name="ce20"/>
          <table:table-cell office:value-type="string" table:style-name="ce16">
            <text:p>Castle Morpeth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35UF</text:p>
          </table:table-cell>
          <table:table-cell office:value-type="string" table:style-name="ce12">
            <text:p>E07000161</text:p>
          </table:table-cell>
          <table:table-cell table:style-name="ce14"/>
          <table:table-cell table:style-name="ce20"/>
          <table:table-cell office:value-type="string" table:style-name="ce16">
            <text:p>Tynedale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35UG</text:p>
          </table:table-cell>
          <table:table-cell office:value-type="string" table:style-name="ce12">
            <text:p>E07000162</text:p>
          </table:table-cell>
          <table:table-cell table:style-name="ce14"/>
          <table:table-cell table:style-name="ce20"/>
          <table:table-cell office:value-type="string" table:style-name="ce16">
            <text:p>Wansbeck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22"/>
          <table:table-cell office:value-type="string" table:style-name="ce12">
            <text:p>E11000004</text:p>
          </table:table-cell>
          <table:table-cell table:style-name="ce14"/>
          <table:table-cell office:value-type="string" table:style-name="ce13">
            <text:p>Tyne and Wear (Met County)</text:p>
          </table:table-cell>
          <table:table-cell table:style-name="ce14"/>
          <table:table-cell office:value-type="float" office:value="9.2942791846792652" table:style-name="ce15">
            <text:p><text:s/>9.29<text:s/></text:p>
          </table:table-cell>
          <table:table-cell office:value-type="float" office:value="9.3090426089862959" table:style-name="ce15">
            <text:p><text:s/>9.31<text:s/></text:p>
          </table:table-cell>
          <table:table-cell office:value-type="float" office:value="9.3201706243221096" table:style-name="ce15">
            <text:p><text:s/>9.32<text:s/></text:p>
          </table:table-cell>
          <table:table-cell office:value-type="float" office:value="9.3393266637664336" table:style-name="ce15">
            <text:p><text:s/>9.34<text:s/></text:p>
          </table:table-cell>
          <table:table-cell office:value-type="float" office:value="9.3752260204398787" table:style-name="ce15">
            <text:p><text:s/>9.38<text:s/></text:p>
          </table:table-cell>
          <table:table-cell office:value-type="float" office:value="9.4249238502888275" table:style-name="ce15">
            <text:p><text:s/>9.42<text:s/></text:p>
          </table:table-cell>
          <table:table-cell office:value-type="float" office:value="9.5112864779145596" table:style-name="ce15">
            <text:p><text:s/>9.51<text:s/></text:p>
          </table:table-cell>
          <table:table-cell office:value-type="float" office:value="9.5858258245290013" table:style-name="ce15">
            <text:p><text:s/>9.59<text:s/></text:p>
          </table:table-cell>
          <table:table-cell office:value-type="float" office:value="9.648982689582942" table:style-name="ce15">
            <text:p><text:s/>9.65<text:s/></text:p>
          </table:table-cell>
          <table:table-cell office:value-type="float" office:value="9.7000400333535683" table:style-name="ce15">
            <text:p><text:s/>9.70<text:s/></text:p>
          </table:table-cell>
          <table:table-cell office:value-type="float" office:value="9.7451158029165175" table:style-name="ce15">
            <text:p><text:s/>9.75<text:s/></text:p>
          </table:table-cell>
          <table:table-cell office:value-type="float" office:value="9.8091076143970852" table:style-name="ce15">
            <text:p><text:s/>9.8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E08000020</text:p>
          </table:table-cell>
          <table:table-cell office:value-type="string" table:style-name="ce12">
            <text:p>E08000037</text:p>
          </table:table-cell>
          <table:table-cell table:style-name="ce14"/>
          <table:table-cell table:style-name="ce20"/>
          <table:table-cell office:value-type="string" table:style-name="ce16">
            <text:p>Gateshead</text:p>
          </table:table-cell>
          <table:table-cell office:value-type="float" office:value="6.504013298423847" table:style-name="ce15">
            <text:p><text:s/>6.50<text:s/></text:p>
          </table:table-cell>
          <table:table-cell office:value-type="float" office:value="6.5115576805116211" table:style-name="ce15">
            <text:p><text:s/>6.51<text:s/></text:p>
          </table:table-cell>
          <table:table-cell office:value-type="float" office:value="6.524792085684469" table:style-name="ce15">
            <text:p><text:s/>6.52<text:s/></text:p>
          </table:table-cell>
          <table:table-cell office:value-type="float" office:value="6.5248475931368795" table:style-name="ce15">
            <text:p><text:s/>6.52<text:s/></text:p>
          </table:table-cell>
          <table:table-cell office:value-type="float" office:value="6.5235371990630666" table:style-name="ce15">
            <text:p><text:s/>6.52<text:s/></text:p>
          </table:table-cell>
          <table:table-cell office:value-type="float" office:value="6.5348733802428081" table:style-name="ce15">
            <text:p><text:s/>6.53<text:s/></text:p>
          </table:table-cell>
          <table:table-cell office:value-type="float" office:value="6.547475296661335" table:style-name="ce15">
            <text:p><text:s/>6.55<text:s/></text:p>
          </table:table-cell>
          <table:table-cell office:value-type="float" office:value="6.5524907751021537" table:style-name="ce15">
            <text:p><text:s/>6.55<text:s/></text:p>
          </table:table-cell>
          <table:table-cell office:value-type="float" office:value="6.5738732910319166" table:style-name="ce15">
            <text:p><text:s/>6.57<text:s/></text:p>
          </table:table-cell>
          <table:table-cell office:value-type="float" office:value="6.5882695051103086" table:style-name="ce15">
            <text:p><text:s/>6.59<text:s/></text:p>
          </table:table-cell>
          <table:table-cell office:value-type="float" office:value="6.6068040514388588" table:style-name="ce15">
            <text:p><text:s/>6.61<text:s/></text:p>
          </table:table-cell>
          <table:table-cell office:value-type="float" office:value="6.6362650880889369" table:style-name="ce15">
            <text:p><text:s/>6.6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J</text:p>
          </table:table-cell>
          <table:table-cell office:value-type="string" table:style-name="ce12">
            <text:p>E08000021</text:p>
          </table:table-cell>
          <table:table-cell table:style-name="ce14"/>
          <table:table-cell table:style-name="ce20"/>
          <table:table-cell office:value-type="string" table:style-name="ce16">
            <text:p>Newcastle upon Tyne</text:p>
          </table:table-cell>
          <table:table-cell office:value-type="float" office:value="10.732227533977015" table:style-name="ce15">
            <text:p><text:s/>10.73<text:s/></text:p>
          </table:table-cell>
          <table:table-cell office:value-type="float" office:value="10.724744017192547" table:style-name="ce15">
            <text:p><text:s/>10.72<text:s/></text:p>
          </table:table-cell>
          <table:table-cell office:value-type="float" office:value="10.68840862058031" table:style-name="ce15">
            <text:p><text:s/>10.69<text:s/></text:p>
          </table:table-cell>
          <table:table-cell office:value-type="float" office:value="10.690151684761924" table:style-name="ce15">
            <text:p><text:s/>10.69<text:s/></text:p>
          </table:table-cell>
          <table:table-cell office:value-type="float" office:value="10.713151171579778" table:style-name="ce15">
            <text:p><text:s/>10.71<text:s/></text:p>
          </table:table-cell>
          <table:table-cell office:value-type="float" office:value="10.780113816823771" table:style-name="ce15">
            <text:p><text:s/>10.78<text:s/></text:p>
          </table:table-cell>
          <table:table-cell office:value-type="float" office:value="10.98166707651856" table:style-name="ce15">
            <text:p><text:s/>10.98<text:s/></text:p>
          </table:table-cell>
          <table:table-cell office:value-type="float" office:value="11.144616788580356" table:style-name="ce15">
            <text:p><text:s/>11.14<text:s/></text:p>
          </table:table-cell>
          <table:table-cell office:value-type="float" office:value="11.256984256187025" table:style-name="ce15">
            <text:p><text:s/>11.26<text:s/></text:p>
          </table:table-cell>
          <table:table-cell office:value-type="float" office:value="11.348539624307833" table:style-name="ce15">
            <text:p><text:s/>11.35<text:s/></text:p>
          </table:table-cell>
          <table:table-cell office:value-type="float" office:value="11.418767771175132" table:style-name="ce15">
            <text:p><text:s/>11.42<text:s/></text:p>
          </table:table-cell>
          <table:table-cell office:value-type="float" office:value="11.536207101713067" table:style-name="ce15">
            <text:p><text:s/>11.5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K</text:p>
          </table:table-cell>
          <table:table-cell office:value-type="string" table:style-name="ce12">
            <text:p>E08000022</text:p>
          </table:table-cell>
          <table:table-cell table:style-name="ce14"/>
          <table:table-cell table:style-name="ce20"/>
          <table:table-cell office:value-type="string" table:style-name="ce16">
            <text:p>North Tyneside</text:p>
          </table:table-cell>
          <table:table-cell office:value-type="float" office:value="11.475093615704544" table:style-name="ce15">
            <text:p><text:s/>11.48<text:s/></text:p>
          </table:table-cell>
          <table:table-cell office:value-type="float" office:value="11.516585666388659" table:style-name="ce15">
            <text:p><text:s/>11.52<text:s/></text:p>
          </table:table-cell>
          <table:table-cell office:value-type="float" office:value="11.564754643159171" table:style-name="ce15">
            <text:p><text:s/>11.56<text:s/></text:p>
          </table:table-cell>
          <table:table-cell office:value-type="float" office:value="11.604182999668085" table:style-name="ce15">
            <text:p><text:s/>11.60<text:s/></text:p>
          </table:table-cell>
          <table:table-cell office:value-type="float" office:value="11.647838354547023" table:style-name="ce15">
            <text:p><text:s/>11.65<text:s/></text:p>
          </table:table-cell>
          <table:table-cell office:value-type="float" office:value="11.706329937555234" table:style-name="ce15">
            <text:p><text:s/>11.71<text:s/></text:p>
          </table:table-cell>
          <table:table-cell office:value-type="float" office:value="11.81659703755356" table:style-name="ce15">
            <text:p><text:s/>11.82<text:s/></text:p>
          </table:table-cell>
          <table:table-cell office:value-type="float" office:value="11.927227845456358" table:style-name="ce15">
            <text:p><text:s/>11.93<text:s/></text:p>
          </table:table-cell>
          <table:table-cell office:value-type="float" office:value="12.03398560689625" table:style-name="ce15">
            <text:p><text:s/>12.03<text:s/></text:p>
          </table:table-cell>
          <table:table-cell office:value-type="float" office:value="12.095186839646768" table:style-name="ce15">
            <text:p><text:s/>12.10<text:s/></text:p>
          </table:table-cell>
          <table:table-cell office:value-type="float" office:value="12.156999000168867" table:style-name="ce15">
            <text:p><text:s/>12.16<text:s/></text:p>
          </table:table-cell>
          <table:table-cell office:value-type="float" office:value="12.22020252586251" table:style-name="ce15">
            <text:p><text:s/>12.2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L</text:p>
          </table:table-cell>
          <table:table-cell office:value-type="string" table:style-name="ce12">
            <text:p>E08000023</text:p>
          </table:table-cell>
          <table:table-cell table:style-name="ce14"/>
          <table:table-cell table:style-name="ce20"/>
          <table:table-cell office:value-type="string" table:style-name="ce16">
            <text:p>South Tyneside</text:p>
          </table:table-cell>
          <table:table-cell office:value-type="float" office:value="10.819557116791787" table:style-name="ce15">
            <text:p><text:s/>10.82<text:s/></text:p>
          </table:table-cell>
          <table:table-cell office:value-type="float" office:value="10.854426034824654" table:style-name="ce15">
            <text:p><text:s/>10.85<text:s/></text:p>
          </table:table-cell>
          <table:table-cell office:value-type="float" office:value="10.876719694657238" table:style-name="ce15">
            <text:p><text:s/>10.88<text:s/></text:p>
          </table:table-cell>
          <table:table-cell office:value-type="float" office:value="10.897459542590738" table:style-name="ce15">
            <text:p><text:s/>10.90<text:s/></text:p>
          </table:table-cell>
          <table:table-cell office:value-type="float" office:value="10.957264458141607" table:style-name="ce15">
            <text:p><text:s/>10.96<text:s/></text:p>
          </table:table-cell>
          <table:table-cell office:value-type="float" office:value="11.011850246660229" table:style-name="ce15">
            <text:p><text:s/>11.01<text:s/></text:p>
          </table:table-cell>
          <table:table-cell office:value-type="float" office:value="11.080732300840292" table:style-name="ce15">
            <text:p><text:s/>11.08<text:s/></text:p>
          </table:table-cell>
          <table:table-cell office:value-type="float" office:value="11.122444067254399" table:style-name="ce15">
            <text:p><text:s/>11.12<text:s/></text:p>
          </table:table-cell>
          <table:table-cell office:value-type="float" office:value="11.15533876550802" table:style-name="ce15">
            <text:p><text:s/>11.16<text:s/></text:p>
          </table:table-cell>
          <table:table-cell office:value-type="float" office:value="11.180517938489952" table:style-name="ce15">
            <text:p><text:s/>11.18<text:s/></text:p>
          </table:table-cell>
          <table:table-cell office:value-type="float" office:value="11.204663111897609" table:style-name="ce15">
            <text:p><text:s/>11.20<text:s/></text:p>
          </table:table-cell>
          <table:table-cell office:value-type="float" office:value="11.236795740486336" table:style-name="ce15">
            <text:p><text:s/>11.2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M</text:p>
          </table:table-cell>
          <table:table-cell office:value-type="string" table:style-name="ce12">
            <text:p>E08000024</text:p>
          </table:table-cell>
          <table:table-cell table:style-name="ce14"/>
          <table:table-cell table:style-name="ce20"/>
          <table:table-cell office:value-type="string" table:style-name="ce16">
            <text:p>Sunderland</text:p>
          </table:table-cell>
          <table:table-cell office:value-type="float" office:value="8.9754372532745119" table:style-name="ce15">
            <text:p><text:s/>8.98<text:s/></text:p>
          </table:table-cell>
          <table:table-cell office:value-type="float" office:value="8.9905993084634552" table:style-name="ce15">
            <text:p><text:s/>8.99<text:s/></text:p>
          </table:table-cell>
          <table:table-cell office:value-type="float" office:value="9.0112907960094315" table:style-name="ce15">
            <text:p><text:s/>9.01<text:s/></text:p>
          </table:table-cell>
          <table:table-cell office:value-type="float" office:value="9.0516981472069808" table:style-name="ce15">
            <text:p><text:s/>9.05<text:s/></text:p>
          </table:table-cell>
          <table:table-cell office:value-type="float" office:value="9.1208990202363722" table:style-name="ce15">
            <text:p><text:s/>9.12<text:s/></text:p>
          </table:table-cell>
          <table:table-cell office:value-type="float" office:value="9.1885194075330929" table:style-name="ce15">
            <text:p><text:s/>9.19<text:s/></text:p>
          </table:table-cell>
          <table:table-cell office:value-type="float" office:value="9.2513333187814233" table:style-name="ce15">
            <text:p><text:s/>9.25<text:s/></text:p>
          </table:table-cell>
          <table:table-cell office:value-type="float" office:value="9.3186650077488924" table:style-name="ce15">
            <text:p><text:s/>9.32<text:s/></text:p>
          </table:table-cell>
          <table:table-cell office:value-type="float" office:value="9.372536179686989" table:style-name="ce15">
            <text:p><text:s/>9.37<text:s/></text:p>
          </table:table-cell>
          <table:table-cell office:value-type="float" office:value="9.4340347479251143" table:style-name="ce15">
            <text:p><text:s/>9.43<text:s/></text:p>
          </table:table-cell>
          <table:table-cell office:value-type="float" office:value="9.4855442331549487" table:style-name="ce15">
            <text:p><text:s/>9.49<text:s/></text:p>
          </table:table-cell>
          <table:table-cell office:value-type="float" office:value="9.5564133254266519" table:style-name="ce15">
            <text:p><text:s/>9.56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6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2000002</text:p>
          </table:table-cell>
          <table:table-cell office:value-type="string" table:style-name="ce13">
            <text:p>NORTH WEST</text:p>
          </table:table-cell>
          <table:table-cell table:number-columns-repeated="2" table:style-name="ce20"/>
          <table:table-cell office:value-type="float" office:value="2.2288759241692442" table:style-name="ce15">
            <text:p><text:s/>2.23<text:s/></text:p>
          </table:table-cell>
          <table:table-cell office:value-type="float" office:value="2.2363947232237806" table:style-name="ce15">
            <text:p><text:s/>2.24<text:s/></text:p>
          </table:table-cell>
          <table:table-cell office:value-type="float" office:value="2.2453967107564377" table:style-name="ce15">
            <text:p><text:s/>2.25<text:s/></text:p>
          </table:table-cell>
          <table:table-cell office:value-type="float" office:value="2.2547864382633014" table:style-name="ce15">
            <text:p><text:s/>2.25<text:s/></text:p>
          </table:table-cell>
          <table:table-cell office:value-type="float" office:value="2.2678256030548529" table:style-name="ce15">
            <text:p><text:s/>2.27<text:s/></text:p>
          </table:table-cell>
          <table:table-cell office:value-type="float" office:value="2.2815505599415422" table:style-name="ce15">
            <text:p><text:s/>2.28<text:s/></text:p>
          </table:table-cell>
          <table:table-cell office:value-type="float" office:value="2.2982443836334352" table:style-name="ce15">
            <text:p><text:s/>2.30<text:s/></text:p>
          </table:table-cell>
          <table:table-cell office:value-type="float" office:value="2.316566942909287" table:style-name="ce15">
            <text:p><text:s/>2.32<text:s/></text:p>
          </table:table-cell>
          <table:table-cell office:value-type="float" office:value="2.3375880428126945" table:style-name="ce15">
            <text:p><text:s/>2.34<text:s/></text:p>
          </table:table-cell>
          <table:table-cell office:value-type="float" office:value="2.3609753837196137" table:style-name="ce15">
            <text:p><text:s/>2.36<text:s/></text:p>
          </table:table-cell>
          <table:table-cell office:value-type="float" office:value="2.3807853025011254" table:style-name="ce15">
            <text:p><text:s/>2.38<text:s/></text:p>
          </table:table-cell>
          <table:table-cell office:value-type="float" office:value="2.4009515277658009" table:style-name="ce15">
            <text:p><text:s/>2.40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office:value-type="string" table:style-name="ce12">
            <text:p>00EX</text:p>
          </table:table-cell>
          <table:table-cell office:value-type="string" table:style-name="ce12">
            <text:p>E06000008</text:p>
          </table:table-cell>
          <table:table-cell table:style-name="ce14"/>
          <table:table-cell office:value-type="string" table:style-name="ce13">
            <text:p>Blackburn with Darwen UA</text:p>
          </table:table-cell>
          <table:table-cell table:style-name="ce14"/>
          <table:table-cell office:value-type="float" office:value="4.3507583974344355" table:style-name="ce15">
            <text:p><text:s/>4.35<text:s/></text:p>
          </table:table-cell>
          <table:table-cell office:value-type="float" office:value="4.3548526278478548" table:style-name="ce15">
            <text:p><text:s/>4.35<text:s/></text:p>
          </table:table-cell>
          <table:table-cell office:value-type="float" office:value="4.3706968205790062" table:style-name="ce15">
            <text:p><text:s/>4.37<text:s/></text:p>
          </table:table-cell>
          <table:table-cell office:value-type="float" office:value="4.3886574286377646" table:style-name="ce15">
            <text:p><text:s/>4.39<text:s/></text:p>
          </table:table-cell>
          <table:table-cell office:value-type="float" office:value="4.4058151821054201" table:style-name="ce15">
            <text:p><text:s/>4.41<text:s/></text:p>
          </table:table-cell>
          <table:table-cell office:value-type="float" office:value="4.4142149332115039" table:style-name="ce15">
            <text:p><text:s/>4.41<text:s/></text:p>
          </table:table-cell>
          <table:table-cell office:value-type="float" office:value="4.4258294288508413" table:style-name="ce15">
            <text:p><text:s/>4.43<text:s/></text:p>
          </table:table-cell>
          <table:table-cell office:value-type="float" office:value="4.4476580403146935" table:style-name="ce15">
            <text:p><text:s/>4.45<text:s/></text:p>
          </table:table-cell>
          <table:table-cell office:value-type="float" office:value="4.484514188211838" table:style-name="ce15">
            <text:p><text:s/>4.48<text:s/></text:p>
          </table:table-cell>
          <table:table-cell office:value-type="float" office:value="4.5080975988544916" table:style-name="ce15">
            <text:p><text:s/>4.51<text:s/></text:p>
          </table:table-cell>
          <table:table-cell office:value-type="float" office:value="4.5417491047064678" table:style-name="ce15">
            <text:p><text:s/>4.54<text:s/></text:p>
          </table:table-cell>
          <table:table-cell office:value-type="float" office:value="4.5738607129798776" table:style-name="ce15">
            <text:p><text:s/>4.5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EY</text:p>
          </table:table-cell>
          <table:table-cell office:value-type="string" table:style-name="ce12">
            <text:p>E06000009</text:p>
          </table:table-cell>
          <table:table-cell table:style-name="ce14"/>
          <table:table-cell office:value-type="string" table:style-name="ce13">
            <text:p>Blackpool UA</text:p>
          </table:table-cell>
          <table:table-cell table:style-name="ce14"/>
          <table:table-cell office:value-type="float" office:value="19.793694406809369" table:style-name="ce15">
            <text:p><text:s/>19.79<text:s/></text:p>
          </table:table-cell>
          <table:table-cell office:value-type="float" office:value="19.93027445416843" table:style-name="ce15">
            <text:p><text:s/>19.93<text:s/></text:p>
          </table:table-cell>
          <table:table-cell office:value-type="float" office:value="20.024675551276832" table:style-name="ce15">
            <text:p><text:s/>20.02<text:s/></text:p>
          </table:table-cell>
          <table:table-cell office:value-type="float" office:value="20.065994290059251" table:style-name="ce15">
            <text:p><text:s/>20.07<text:s/></text:p>
          </table:table-cell>
          <table:table-cell office:value-type="float" office:value="20.150352208656727" table:style-name="ce15">
            <text:p><text:s/>20.15<text:s/></text:p>
          </table:table-cell>
          <table:table-cell office:value-type="float" office:value="20.278610676728405" table:style-name="ce15">
            <text:p><text:s/>20.28<text:s/></text:p>
          </table:table-cell>
          <table:table-cell office:value-type="float" office:value="20.293244193219802" table:style-name="ce15">
            <text:p><text:s/>20.29<text:s/></text:p>
          </table:table-cell>
          <table:table-cell office:value-type="float" office:value="20.428962885385133" table:style-name="ce15">
            <text:p><text:s/>20.43<text:s/></text:p>
          </table:table-cell>
          <table:table-cell office:value-type="float" office:value="20.591079293574165" table:style-name="ce15">
            <text:p><text:s/>20.59<text:s/></text:p>
          </table:table-cell>
          <table:table-cell office:value-type="float" office:value="20.732186436254871" table:style-name="ce15">
            <text:p><text:s/>20.73<text:s/></text:p>
          </table:table-cell>
          <table:table-cell office:value-type="float" office:value="20.834850835510409" table:style-name="ce15">
            <text:p><text:s/>20.83<text:s/></text:p>
          </table:table-cell>
          <table:table-cell office:value-type="float" office:value="20.911418976854627" table:style-name="ce15">
            <text:p><text:s/>20.9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ET</text:p>
          </table:table-cell>
          <table:table-cell office:value-type="string" table:style-name="ce12">
            <text:p>E06000006</text:p>
          </table:table-cell>
          <table:table-cell table:style-name="ce14"/>
          <table:table-cell office:value-type="string" table:style-name="ce13">
            <text:p>Halton UA</text:p>
          </table:table-cell>
          <table:table-cell table:style-name="ce14"/>
          <table:table-cell office:value-type="float" office:value="6.9146793359500354" table:style-name="ce15">
            <text:p><text:s/>6.91<text:s/></text:p>
          </table:table-cell>
          <table:table-cell office:value-type="float" office:value="6.9437361862251183" table:style-name="ce15">
            <text:p><text:s/>6.94<text:s/></text:p>
          </table:table-cell>
          <table:table-cell office:value-type="float" office:value="6.9837936072682458" table:style-name="ce15">
            <text:p><text:s/>6.98<text:s/></text:p>
          </table:table-cell>
          <table:table-cell office:value-type="float" office:value="7.0314920112522286" table:style-name="ce15">
            <text:p><text:s/>7.03<text:s/></text:p>
          </table:table-cell>
          <table:table-cell office:value-type="float" office:value="7.0855273395174558" table:style-name="ce15">
            <text:p><text:s/>7.09<text:s/></text:p>
          </table:table-cell>
          <table:table-cell office:value-type="float" office:value="7.1408881695412481" table:style-name="ce15">
            <text:p><text:s/>7.14<text:s/></text:p>
          </table:table-cell>
          <table:table-cell office:value-type="float" office:value="7.2168671499508754" table:style-name="ce15">
            <text:p><text:s/>7.22<text:s/></text:p>
          </table:table-cell>
          <table:table-cell office:value-type="float" office:value="7.2511092649704931" table:style-name="ce15">
            <text:p><text:s/>7.25<text:s/></text:p>
          </table:table-cell>
          <table:table-cell office:value-type="float" office:value="7.3141815211440004" table:style-name="ce15">
            <text:p><text:s/>7.31<text:s/></text:p>
          </table:table-cell>
          <table:table-cell office:value-type="float" office:value="7.3777595692675746" table:style-name="ce15">
            <text:p><text:s/>7.38<text:s/></text:p>
          </table:table-cell>
          <table:table-cell office:value-type="float" office:value="7.3776078316825542" table:style-name="ce15">
            <text:p><text:s/>7.38<text:s/></text:p>
          </table:table-cell>
          <table:table-cell office:value-type="float" office:value="7.3975772596226799" table:style-name="ce15">
            <text:p><text:s/>7.4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EU</text:p>
          </table:table-cell>
          <table:table-cell office:value-type="string" table:style-name="ce12">
            <text:p>E06000007</text:p>
          </table:table-cell>
          <table:table-cell table:style-name="ce14"/>
          <table:table-cell office:value-type="string" table:style-name="ce13">
            <text:p>Warrington UA</text:p>
          </table:table-cell>
          <table:table-cell table:style-name="ce14"/>
          <table:table-cell office:value-type="float" office:value="4.8682306694269712" table:style-name="ce15">
            <text:p><text:s/>4.87<text:s/></text:p>
          </table:table-cell>
          <table:table-cell office:value-type="float" office:value="4.9046000758928736" table:style-name="ce15">
            <text:p><text:s/>4.90<text:s/></text:p>
          </table:table-cell>
          <table:table-cell office:value-type="float" office:value="4.9435711371660638" table:style-name="ce15">
            <text:p><text:s/>4.94<text:s/></text:p>
          </table:table-cell>
          <table:table-cell office:value-type="float" office:value="4.9847286984991488" table:style-name="ce15">
            <text:p><text:s/>4.98<text:s/></text:p>
          </table:table-cell>
          <table:table-cell office:value-type="float" office:value="5.0267953192174755" table:style-name="ce15">
            <text:p><text:s/>5.03<text:s/></text:p>
          </table:table-cell>
          <table:table-cell office:value-type="float" office:value="5.062891688996169" table:style-name="ce15">
            <text:p><text:s/>5.06<text:s/></text:p>
          </table:table-cell>
          <table:table-cell office:value-type="float" office:value="5.0932884676176826" table:style-name="ce15">
            <text:p><text:s/>5.09<text:s/></text:p>
          </table:table-cell>
          <table:table-cell office:value-type="float" office:value="5.1163192397187807" table:style-name="ce15">
            <text:p><text:s/>5.12<text:s/></text:p>
          </table:table-cell>
          <table:table-cell office:value-type="float" office:value="5.1473222021625675" table:style-name="ce15">
            <text:p><text:s/>5.15<text:s/></text:p>
          </table:table-cell>
          <table:table-cell office:value-type="float" office:value="5.1804289370578962" table:style-name="ce15">
            <text:p><text:s/>5.18<text:s/></text:p>
          </table:table-cell>
          <table:table-cell office:value-type="float" office:value="5.2154179946730261" table:style-name="ce15">
            <text:p><text:s/>5.22<text:s/></text:p>
          </table:table-cell>
          <table:table-cell office:value-type="float" office:value="5.2532858988007938" table:style-name="ce15">
            <text:p><text:s/>5.2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EQ</text:p>
          </table:table-cell>
          <table:table-cell office:value-type="string" table:style-name="ce12">
            <text:p>E06000049</text:p>
          </table:table-cell>
          <table:table-cell table:style-name="ce14"/>
          <table:table-cell office:value-type="string" table:style-name="ce13">
            <text:p>Cheshire East UA</text:p>
          </table:table-cell>
          <table:table-cell table:style-name="ce14"/>
          <table:table-cell office:value-type="float" office:value="1.4252578374815825" table:style-name="ce15">
            <text:p><text:s/>1.43<text:s/></text:p>
          </table:table-cell>
          <table:table-cell office:value-type="float" office:value="1.4309722070572497" table:style-name="ce15">
            <text:p><text:s/>1.43<text:s/></text:p>
          </table:table-cell>
          <table:table-cell office:value-type="float" office:value="1.4367037351022816" table:style-name="ce15">
            <text:p><text:s/>1.44<text:s/></text:p>
          </table:table-cell>
          <table:table-cell office:value-type="float" office:value="1.443944218596334" table:style-name="ce15">
            <text:p><text:s/>1.44<text:s/></text:p>
          </table:table-cell>
          <table:table-cell office:value-type="float" office:value="1.4547342231336775" table:style-name="ce15">
            <text:p><text:s/>1.45<text:s/></text:p>
          </table:table-cell>
          <table:table-cell office:value-type="float" office:value="1.4683878200627012" table:style-name="ce15">
            <text:p><text:s/>1.47<text:s/></text:p>
          </table:table-cell>
          <table:table-cell office:value-type="float" office:value="1.4836701882853081" table:style-name="ce15">
            <text:p><text:s/>1.48<text:s/></text:p>
          </table:table-cell>
          <table:table-cell office:value-type="float" office:value="1.5035396088181181" table:style-name="ce15">
            <text:p><text:s/>1.50<text:s/></text:p>
          </table:table-cell>
          <table:table-cell office:value-type="float" office:value="1.5288706029033803" table:style-name="ce15">
            <text:p><text:s/>1.53<text:s/></text:p>
          </table:table-cell>
          <table:table-cell office:value-type="float" office:value="1.5558820420184991" table:style-name="ce15">
            <text:p><text:s/>1.56<text:s/></text:p>
          </table:table-cell>
          <table:table-cell office:value-type="float" office:value="1.575554394676693" table:style-name="ce15">
            <text:p><text:s/>1.58<text:s/></text:p>
          </table:table-cell>
          <table:table-cell office:value-type="float" office:value="1.5981117970927785" table:style-name="ce15">
            <text:p><text:s/>1.6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EW</text:p>
          </table:table-cell>
          <table:table-cell office:value-type="string" table:style-name="ce12">
            <text:p>E06000050</text:p>
          </table:table-cell>
          <table:table-cell table:style-name="ce14"/>
          <table:table-cell office:value-type="string" table:style-name="ce13">
            <text:p>Cheshire West and Chester UA</text:p>
          </table:table-cell>
          <table:table-cell table:style-name="ce14"/>
          <table:table-cell office:value-type="float" office:value="1.6098050251624709" table:style-name="ce15">
            <text:p><text:s/>1.61<text:s/></text:p>
          </table:table-cell>
          <table:table-cell office:value-type="float" office:value="1.6175576310670177" table:style-name="ce15">
            <text:p><text:s/>1.62<text:s/></text:p>
          </table:table-cell>
          <table:table-cell office:value-type="float" office:value="1.6239087530746585" table:style-name="ce15">
            <text:p><text:s/>1.62<text:s/></text:p>
          </table:table-cell>
          <table:table-cell office:value-type="float" office:value="1.6335072827245598" table:style-name="ce15">
            <text:p><text:s/>1.63<text:s/></text:p>
          </table:table-cell>
          <table:table-cell office:value-type="float" office:value="1.6496619405849704" table:style-name="ce15">
            <text:p><text:s/>1.65<text:s/></text:p>
          </table:table-cell>
          <table:table-cell office:value-type="float" office:value="1.667976618317542" table:style-name="ce15">
            <text:p><text:s/>1.67<text:s/></text:p>
          </table:table-cell>
          <table:table-cell office:value-type="float" office:value="1.6890292958278084" table:style-name="ce15">
            <text:p><text:s/>1.69<text:s/></text:p>
          </table:table-cell>
          <table:table-cell office:value-type="float" office:value="1.715819943372999" table:style-name="ce15">
            <text:p><text:s/>1.72<text:s/></text:p>
          </table:table-cell>
          <table:table-cell office:value-type="float" office:value="1.7383343851126951" table:style-name="ce15">
            <text:p><text:s/>1.74<text:s/></text:p>
          </table:table-cell>
          <table:table-cell office:value-type="float" office:value="1.7511847869883372" table:style-name="ce15">
            <text:p><text:s/>1.75<text:s/></text:p>
          </table:table-cell>
          <table:table-cell office:value-type="float" office:value="1.7647160483977644" table:style-name="ce15">
            <text:p><text:s/>1.76<text:s/></text:p>
          </table:table-cell>
          <table:table-cell office:value-type="float" office:value="1.78122660031432" table:style-name="ce15">
            <text:p><text:s/>1.78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04</text:p>
          </table:table-cell>
          <table:table-cell table:style-name="ce14"/>
          <table:table-cell office:value-type="string" table:style-name="ce13">
            <text:p>Cheshire</text:p>
          </table:table-cell>
          <table:table-cell table:style-name="ce14"/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13UB</text:p>
          </table:table-cell>
          <table:table-cell office:value-type="string" table:style-name="ce12">
            <text:p>E07000013</text:p>
          </table:table-cell>
          <table:table-cell table:style-name="ce14"/>
          <table:table-cell table:style-name="ce20"/>
          <table:table-cell office:value-type="string" table:style-name="ce16">
            <text:p>Chester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13UC</text:p>
          </table:table-cell>
          <table:table-cell office:value-type="string" table:style-name="ce12">
            <text:p>E07000014</text:p>
          </table:table-cell>
          <table:table-cell table:style-name="ce14"/>
          <table:table-cell table:style-name="ce20"/>
          <table:table-cell office:value-type="string" table:style-name="ce16">
            <text:p>Congleton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13UD</text:p>
          </table:table-cell>
          <table:table-cell office:value-type="string" table:style-name="ce12">
            <text:p>E07000015</text:p>
          </table:table-cell>
          <table:table-cell table:style-name="ce14"/>
          <table:table-cell table:style-name="ce20"/>
          <table:table-cell office:value-type="string" table:style-name="ce16">
            <text:p>Crewe and Nantwich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13UE</text:p>
          </table:table-cell>
          <table:table-cell office:value-type="string" table:style-name="ce12">
            <text:p>E07000016</text:p>
          </table:table-cell>
          <table:table-cell table:style-name="ce14"/>
          <table:table-cell table:style-name="ce20"/>
          <table:table-cell office:value-type="string" table:style-name="ce16">
            <text:p>Ellesmere Port and Neston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13UG</text:p>
          </table:table-cell>
          <table:table-cell office:value-type="string" table:style-name="ce12">
            <text:p>E07000017</text:p>
          </table:table-cell>
          <table:table-cell table:style-name="ce14"/>
          <table:table-cell table:style-name="ce20"/>
          <table:table-cell office:value-type="string" table:style-name="ce16">
            <text:p>Macclesfield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13UH</text:p>
          </table:table-cell>
          <table:table-cell office:value-type="string" table:style-name="ce12">
            <text:p>E07000018</text:p>
          </table:table-cell>
          <table:table-cell table:style-name="ce14"/>
          <table:table-cell table:style-name="ce20"/>
          <table:table-cell office:value-type="string" table:style-name="ce16">
            <text:p>Vale Royal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06</text:p>
          </table:table-cell>
          <table:table-cell table:style-name="ce14"/>
          <table:table-cell office:value-type="string" table:style-name="ce13">
            <text:p>Cumbria</text:p>
          </table:table-cell>
          <table:table-cell table:style-name="ce14"/>
          <table:table-cell office:value-type="float" office:value="0.35444266683710624" table:style-name="ce15">
            <text:p><text:s/>0.35<text:s/></text:p>
          </table:table-cell>
          <table:table-cell office:value-type="float" office:value="0.35586641291761162" table:style-name="ce15">
            <text:p><text:s/>0.36<text:s/></text:p>
          </table:table-cell>
          <table:table-cell office:value-type="float" office:value="0.35753655324149325" table:style-name="ce15">
            <text:p><text:s/>0.36<text:s/></text:p>
          </table:table-cell>
          <table:table-cell office:value-type="float" office:value="0.3591795593188768" table:style-name="ce15">
            <text:p><text:s/>0.36<text:s/></text:p>
          </table:table-cell>
          <table:table-cell office:value-type="float" office:value="0.36141980104359755" table:style-name="ce15">
            <text:p><text:s/>0.36<text:s/></text:p>
          </table:table-cell>
          <table:table-cell office:value-type="float" office:value="0.36404196839764136" table:style-name="ce15">
            <text:p><text:s/>0.36<text:s/></text:p>
          </table:table-cell>
          <table:table-cell office:value-type="float" office:value="0.3664002817604281" table:style-name="ce15">
            <text:p><text:s/>0.37<text:s/></text:p>
          </table:table-cell>
          <table:table-cell office:value-type="float" office:value="0.36911790035748387" table:style-name="ce15">
            <text:p><text:s/>0.37<text:s/></text:p>
          </table:table-cell>
          <table:table-cell office:value-type="float" office:value="0.37190662058697638" table:style-name="ce15">
            <text:p><text:s/>0.37<text:s/></text:p>
          </table:table-cell>
          <table:table-cell office:value-type="float" office:value="0.37466163177866035" table:style-name="ce15">
            <text:p><text:s/>0.37<text:s/></text:p>
          </table:table-cell>
          <table:table-cell office:value-type="float" office:value="0.37689480026577671" table:style-name="ce15">
            <text:p><text:s/>0.38<text:s/></text:p>
          </table:table-cell>
          <table:table-cell office:value-type="float" office:value="0.37942822451601166" table:style-name="ce15">
            <text:p><text:s/>0.3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6UB</text:p>
          </table:table-cell>
          <table:table-cell office:value-type="string" table:style-name="ce12">
            <text:p>E07000026</text:p>
          </table:table-cell>
          <table:table-cell table:style-name="ce14"/>
          <table:table-cell table:style-name="ce20"/>
          <table:table-cell office:value-type="string" table:style-name="ce16">
            <text:p>Allerdale</text:p>
          </table:table-cell>
          <table:table-cell office:value-type="float" office:value="0.36592677560774917" table:style-name="ce15">
            <text:p><text:s/>0.37<text:s/></text:p>
          </table:table-cell>
          <table:table-cell office:value-type="float" office:value="0.36747560134302676" table:style-name="ce15">
            <text:p><text:s/>0.37<text:s/></text:p>
          </table:table-cell>
          <table:table-cell office:value-type="float" office:value="0.36913743791893761" table:style-name="ce15">
            <text:p><text:s/>0.37<text:s/></text:p>
          </table:table-cell>
          <table:table-cell office:value-type="float" office:value="0.37083979395927169" table:style-name="ce15">
            <text:p><text:s/>0.37<text:s/></text:p>
          </table:table-cell>
          <table:table-cell office:value-type="float" office:value="0.37336307248626249" table:style-name="ce15">
            <text:p><text:s/>0.37<text:s/></text:p>
          </table:table-cell>
          <table:table-cell office:value-type="float" office:value="0.37653871263345068" table:style-name="ce15">
            <text:p><text:s/>0.38<text:s/></text:p>
          </table:table-cell>
          <table:table-cell office:value-type="float" office:value="0.37865115211838163" table:style-name="ce15">
            <text:p><text:s/>0.38<text:s/></text:p>
          </table:table-cell>
          <table:table-cell office:value-type="float" office:value="0.38261607299835726" table:style-name="ce15">
            <text:p><text:s/>0.38<text:s/></text:p>
          </table:table-cell>
          <table:table-cell office:value-type="float" office:value="0.38542932131309043" table:style-name="ce15">
            <text:p><text:s/>0.39<text:s/></text:p>
          </table:table-cell>
          <table:table-cell office:value-type="float" office:value="0.3874362477227663" table:style-name="ce15">
            <text:p><text:s/>0.39<text:s/></text:p>
          </table:table-cell>
          <table:table-cell office:value-type="float" office:value="0.38994623496633568" table:style-name="ce15">
            <text:p><text:s/>0.39<text:s/></text:p>
          </table:table-cell>
          <table:table-cell office:value-type="float" office:value="0.39179641882278005" table:style-name="ce15">
            <text:p><text:s/>0.3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6UC</text:p>
          </table:table-cell>
          <table:table-cell office:value-type="string" table:style-name="ce12">
            <text:p>E07000027</text:p>
          </table:table-cell>
          <table:table-cell table:style-name="ce14"/>
          <table:table-cell table:style-name="ce20"/>
          <table:table-cell office:value-type="string" table:style-name="ce16">
            <text:p>Barrow-in-Furness</text:p>
          </table:table-cell>
          <table:table-cell office:value-type="float" office:value="4.2350719677484996" table:style-name="ce15">
            <text:p><text:s/>4.24<text:s/></text:p>
          </table:table-cell>
          <table:table-cell office:value-type="float" office:value="4.2319296245886502" table:style-name="ce15">
            <text:p><text:s/>4.23<text:s/></text:p>
          </table:table-cell>
          <table:table-cell office:value-type="float" office:value="4.2438245227560589" table:style-name="ce15">
            <text:p><text:s/>4.24<text:s/></text:p>
          </table:table-cell>
          <table:table-cell office:value-type="float" office:value="4.2581973039346916" table:style-name="ce15">
            <text:p><text:s/>4.26<text:s/></text:p>
          </table:table-cell>
          <table:table-cell office:value-type="float" office:value="4.274676842343462" table:style-name="ce15">
            <text:p><text:s/>4.27<text:s/></text:p>
          </table:table-cell>
          <table:table-cell office:value-type="float" office:value="4.2917967823226526" table:style-name="ce15">
            <text:p><text:s/>4.29<text:s/></text:p>
          </table:table-cell>
          <table:table-cell office:value-type="float" office:value="4.3059249588989799" table:style-name="ce15">
            <text:p><text:s/>4.31<text:s/></text:p>
          </table:table-cell>
          <table:table-cell office:value-type="float" office:value="4.3241992033711814" table:style-name="ce15">
            <text:p><text:s/>4.32<text:s/></text:p>
          </table:table-cell>
          <table:table-cell office:value-type="float" office:value="4.3459860417516296" table:style-name="ce15">
            <text:p><text:s/>4.35<text:s/></text:p>
          </table:table-cell>
          <table:table-cell office:value-type="float" office:value="4.369546491461171" table:style-name="ce15">
            <text:p><text:s/>4.37<text:s/></text:p>
          </table:table-cell>
          <table:table-cell office:value-type="float" office:value="4.3868128595287885" table:style-name="ce15">
            <text:p><text:s/>4.39<text:s/></text:p>
          </table:table-cell>
          <table:table-cell office:value-type="float" office:value="4.4096635176405794" table:style-name="ce15">
            <text:p><text:s/>4.4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6UD</text:p>
          </table:table-cell>
          <table:table-cell office:value-type="string" table:style-name="ce12">
            <text:p>E07000028</text:p>
          </table:table-cell>
          <table:table-cell table:style-name="ce14"/>
          <table:table-cell table:style-name="ce20"/>
          <table:table-cell office:value-type="string" table:style-name="ce16">
            <text:p>Carlisle</text:p>
          </table:table-cell>
          <table:table-cell office:value-type="float" office:value="0.48330164109041207" table:style-name="ce15">
            <text:p><text:s/>0.48<text:s/></text:p>
          </table:table-cell>
          <table:table-cell office:value-type="float" office:value="0.48651146538852319" table:style-name="ce15">
            <text:p><text:s/>0.49<text:s/></text:p>
          </table:table-cell>
          <table:table-cell office:value-type="float" office:value="0.48767184882832743" table:style-name="ce15">
            <text:p><text:s/>0.49<text:s/></text:p>
          </table:table-cell>
          <table:table-cell office:value-type="float" office:value="0.48858207040045931" table:style-name="ce15">
            <text:p><text:s/>0.49<text:s/></text:p>
          </table:table-cell>
          <table:table-cell office:value-type="float" office:value="0.49169567603867032" table:style-name="ce15">
            <text:p><text:s/>0.49<text:s/></text:p>
          </table:table-cell>
          <table:table-cell office:value-type="float" office:value="0.49561343287617537" table:style-name="ce15">
            <text:p><text:s/>0.50<text:s/></text:p>
          </table:table-cell>
          <table:table-cell office:value-type="float" office:value="0.49990094274221086" table:style-name="ce15">
            <text:p><text:s/>0.50<text:s/></text:p>
          </table:table-cell>
          <table:table-cell office:value-type="float" office:value="0.50384206491709449" table:style-name="ce15">
            <text:p><text:s/>0.50<text:s/></text:p>
          </table:table-cell>
          <table:table-cell office:value-type="float" office:value="0.50862029067892855" table:style-name="ce15">
            <text:p><text:s/>0.51<text:s/></text:p>
          </table:table-cell>
          <table:table-cell office:value-type="float" office:value="0.51457574882018686" table:style-name="ce15">
            <text:p><text:s/>0.51<text:s/></text:p>
          </table:table-cell>
          <table:table-cell office:value-type="float" office:value="0.5181932004237696" table:style-name="ce15">
            <text:p><text:s/>0.52<text:s/></text:p>
          </table:table-cell>
          <table:table-cell office:value-type="float" office:value="0.52323184245277043" table:style-name="ce15">
            <text:p><text:s/>0.5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6UE</text:p>
          </table:table-cell>
          <table:table-cell office:value-type="string" table:style-name="ce12">
            <text:p>E07000029</text:p>
          </table:table-cell>
          <table:table-cell table:style-name="ce14"/>
          <table:table-cell table:style-name="ce20"/>
          <table:table-cell office:value-type="string" table:style-name="ce16">
            <text:p>Copeland</text:p>
          </table:table-cell>
          <table:table-cell office:value-type="float" office:value="0.4431600262265788" table:style-name="ce15">
            <text:p><text:s/>0.44<text:s/></text:p>
          </table:table-cell>
          <table:table-cell office:value-type="float" office:value="0.44430660159016278" table:style-name="ce15">
            <text:p><text:s/>0.44<text:s/></text:p>
          </table:table-cell>
          <table:table-cell office:value-type="float" office:value="0.44708111412655183" table:style-name="ce15">
            <text:p><text:s/>0.45<text:s/></text:p>
          </table:table-cell>
          <table:table-cell office:value-type="float" office:value="0.44967628519685815" table:style-name="ce15">
            <text:p><text:s/>0.45<text:s/></text:p>
          </table:table-cell>
          <table:table-cell office:value-type="float" office:value="0.45203914003858403" table:style-name="ce15">
            <text:p><text:s/>0.45<text:s/></text:p>
          </table:table-cell>
          <table:table-cell office:value-type="float" office:value="0.45438829532813479" table:style-name="ce15">
            <text:p><text:s/>0.45<text:s/></text:p>
          </table:table-cell>
          <table:table-cell office:value-type="float" office:value="0.4570928629343215" table:style-name="ce15">
            <text:p><text:s/>0.46<text:s/></text:p>
          </table:table-cell>
          <table:table-cell office:value-type="float" office:value="0.45949671598688008" table:style-name="ce15">
            <text:p><text:s/>0.46<text:s/></text:p>
          </table:table-cell>
          <table:table-cell office:value-type="float" office:value="0.46169557872796402" table:style-name="ce15">
            <text:p><text:s/>0.46<text:s/></text:p>
          </table:table-cell>
          <table:table-cell office:value-type="float" office:value="0.46453911031175943" table:style-name="ce15">
            <text:p><text:s/>0.46<text:s/></text:p>
          </table:table-cell>
          <table:table-cell office:value-type="float" office:value="0.46660126268227126" table:style-name="ce15">
            <text:p><text:s/>0.47<text:s/></text:p>
          </table:table-cell>
          <table:table-cell office:value-type="float" office:value="0.46870507411711587" table:style-name="ce15">
            <text:p><text:s/>0.4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6UF</text:p>
          </table:table-cell>
          <table:table-cell office:value-type="string" table:style-name="ce12">
            <text:p>E07000030</text:p>
          </table:table-cell>
          <table:table-cell table:style-name="ce14"/>
          <table:table-cell table:style-name="ce20"/>
          <table:table-cell office:value-type="string" table:style-name="ce16">
            <text:p>Eden</text:p>
          </table:table-cell>
          <table:table-cell office:value-type="float" office:value="0.11811733150794065" table:style-name="ce15">
            <text:p><text:s/>0.12<text:s/></text:p>
          </table:table-cell>
          <table:table-cell office:value-type="float" office:value="0.11917844171647986" table:style-name="ce15">
            <text:p><text:s/>0.12<text:s/></text:p>
          </table:table-cell>
          <table:table-cell office:value-type="float" office:value="0.12055801523634863" table:style-name="ce15">
            <text:p><text:s/>0.12<text:s/></text:p>
          </table:table-cell>
          <table:table-cell office:value-type="float" office:value="0.12185797674224252" table:style-name="ce15">
            <text:p><text:s/>0.12<text:s/></text:p>
          </table:table-cell>
          <table:table-cell office:value-type="float" office:value="0.12303657744043708" table:style-name="ce15">
            <text:p><text:s/>0.12<text:s/></text:p>
          </table:table-cell>
          <table:table-cell office:value-type="float" office:value="0.12482664651329548" table:style-name="ce15">
            <text:p><text:s/>0.12<text:s/></text:p>
          </table:table-cell>
          <table:table-cell office:value-type="float" office:value="0.12629931977234568" table:style-name="ce15">
            <text:p><text:s/>0.13<text:s/></text:p>
          </table:table-cell>
          <table:table-cell office:value-type="float" office:value="0.12773931312550441" table:style-name="ce15">
            <text:p><text:s/>0.13<text:s/></text:p>
          </table:table-cell>
          <table:table-cell office:value-type="float" office:value="0.12974409522234501" table:style-name="ce15">
            <text:p><text:s/>0.13<text:s/></text:p>
          </table:table-cell>
          <table:table-cell office:value-type="float" office:value="0.13201027590411391" table:style-name="ce15">
            <text:p><text:s/>0.13<text:s/></text:p>
          </table:table-cell>
          <table:table-cell office:value-type="float" office:value="0.13380968404586863" table:style-name="ce15">
            <text:p><text:s/>0.13<text:s/></text:p>
          </table:table-cell>
          <table:table-cell office:value-type="float" office:value="0.13532171125322021" table:style-name="ce15">
            <text:p><text:s/>0.1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6UG</text:p>
          </table:table-cell>
          <table:table-cell office:value-type="string" table:style-name="ce12">
            <text:p>E07000031</text:p>
          </table:table-cell>
          <table:table-cell table:style-name="ce14"/>
          <table:table-cell table:style-name="ce20"/>
          <table:table-cell office:value-type="string" table:style-name="ce16">
            <text:p>South Lakeland</text:p>
          </table:table-cell>
          <table:table-cell office:value-type="float" office:value="0.3483435686887682" table:style-name="ce15">
            <text:p><text:s/>0.35<text:s/></text:p>
          </table:table-cell>
          <table:table-cell office:value-type="float" office:value="0.34932883179006596" table:style-name="ce15">
            <text:p><text:s/>0.35<text:s/></text:p>
          </table:table-cell>
          <table:table-cell office:value-type="float" office:value="0.350722508634432" table:style-name="ce15">
            <text:p><text:s/>0.35<text:s/></text:p>
          </table:table-cell>
          <table:table-cell office:value-type="float" office:value="0.3521475852066509" table:style-name="ce15">
            <text:p><text:s/>0.35<text:s/></text:p>
          </table:table-cell>
          <table:table-cell office:value-type="float" office:value="0.35426724192764175" table:style-name="ce15">
            <text:p><text:s/>0.35<text:s/></text:p>
          </table:table-cell>
          <table:table-cell office:value-type="float" office:value="0.35611977820917462" table:style-name="ce15">
            <text:p><text:s/>0.36<text:s/></text:p>
          </table:table-cell>
          <table:table-cell office:value-type="float" office:value="0.3578353350770192" table:style-name="ce15">
            <text:p><text:s/>0.36<text:s/></text:p>
          </table:table-cell>
          <table:table-cell office:value-type="float" office:value="0.35985743602905429" table:style-name="ce15">
            <text:p><text:s/>0.36<text:s/></text:p>
          </table:table-cell>
          <table:table-cell office:value-type="float" office:value="0.36169690969047219" table:style-name="ce15">
            <text:p><text:s/>0.36<text:s/></text:p>
          </table:table-cell>
          <table:table-cell office:value-type="float" office:value="0.36277596565673881" table:style-name="ce15">
            <text:p><text:s/>0.36<text:s/></text:p>
          </table:table-cell>
          <table:table-cell office:value-type="float" office:value="0.36377305917147584" table:style-name="ce15">
            <text:p><text:s/>0.36<text:s/></text:p>
          </table:table-cell>
          <table:table-cell office:value-type="float" office:value="0.36576527666917447" table:style-name="ce15">
            <text:p><text:s/>0.37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1000001</text:p>
          </table:table-cell>
          <table:table-cell table:style-name="ce14"/>
          <table:table-cell office:value-type="string" table:style-name="ce13">
            <text:p>Greater Manchester (Met County)</text:p>
          </table:table-cell>
          <table:table-cell table:style-name="ce14"/>
          <table:table-cell office:value-type="float" office:value="9.1766951043672673" table:style-name="ce15">
            <text:p><text:s/>9.18<text:s/></text:p>
          </table:table-cell>
          <table:table-cell office:value-type="float" office:value="9.2017739154289533" table:style-name="ce15">
            <text:p><text:s/>9.20<text:s/></text:p>
          </table:table-cell>
          <table:table-cell office:value-type="float" office:value="9.2421681629777748" table:style-name="ce15">
            <text:p><text:s/>9.24<text:s/></text:p>
          </table:table-cell>
          <table:table-cell office:value-type="float" office:value="9.2732832188816445" table:style-name="ce15">
            <text:p><text:s/>9.27<text:s/></text:p>
          </table:table-cell>
          <table:table-cell office:value-type="float" office:value="9.3142435200384686" table:style-name="ce15">
            <text:p><text:s/>9.31<text:s/></text:p>
          </table:table-cell>
          <table:table-cell office:value-type="float" office:value="9.3612264222183761" table:style-name="ce15">
            <text:p><text:s/>9.36<text:s/></text:p>
          </table:table-cell>
          <table:table-cell office:value-type="float" office:value="9.4215750667310534" table:style-name="ce15">
            <text:p><text:s/>9.42<text:s/></text:p>
          </table:table-cell>
          <table:table-cell office:value-type="float" office:value="9.4905589617725408" table:style-name="ce15">
            <text:p><text:s/>9.49<text:s/></text:p>
          </table:table-cell>
          <table:table-cell office:value-type="float" office:value="9.579397235460009" table:style-name="ce15">
            <text:p><text:s/>9.58<text:s/></text:p>
          </table:table-cell>
          <table:table-cell office:value-type="float" office:value="9.6855995542402997" table:style-name="ce15">
            <text:p><text:s/>9.69<text:s/></text:p>
          </table:table-cell>
          <table:table-cell office:value-type="float" office:value="9.7793166015377331" table:style-name="ce15">
            <text:p><text:s/>9.78<text:s/></text:p>
          </table:table-cell>
          <table:table-cell office:value-type="float" office:value="9.8682975151687078" table:style-name="ce15">
            <text:p><text:s/>9.8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L</text:p>
          </table:table-cell>
          <table:table-cell office:value-type="string" table:style-name="ce12">
            <text:p>E08000001</text:p>
          </table:table-cell>
          <table:table-cell table:style-name="ce14"/>
          <table:table-cell table:style-name="ce20"/>
          <table:table-cell office:value-type="string" table:style-name="ce16">
            <text:p>Bolton</text:p>
          </table:table-cell>
          <table:table-cell office:value-type="float" office:value="8.6413735894022743" table:style-name="ce15">
            <text:p><text:s/>8.64<text:s/></text:p>
          </table:table-cell>
          <table:table-cell office:value-type="float" office:value="8.6835928921584404" table:style-name="ce15">
            <text:p><text:s/>8.68<text:s/></text:p>
          </table:table-cell>
          <table:table-cell office:value-type="float" office:value="8.7127213418566853" table:style-name="ce15">
            <text:p><text:s/>8.71<text:s/></text:p>
          </table:table-cell>
          <table:table-cell office:value-type="float" office:value="8.7407769164905709" table:style-name="ce15">
            <text:p><text:s/>8.74<text:s/></text:p>
          </table:table-cell>
          <table:table-cell office:value-type="float" office:value="8.7790973004480382" table:style-name="ce15">
            <text:p><text:s/>8.78<text:s/></text:p>
          </table:table-cell>
          <table:table-cell office:value-type="float" office:value="8.8203124497020937" table:style-name="ce15">
            <text:p><text:s/>8.82<text:s/></text:p>
          </table:table-cell>
          <table:table-cell office:value-type="float" office:value="8.8561530213037489" table:style-name="ce15">
            <text:p><text:s/>8.86<text:s/></text:p>
          </table:table-cell>
          <table:table-cell office:value-type="float" office:value="8.8952968081932973" table:style-name="ce15">
            <text:p><text:s/>8.90<text:s/></text:p>
          </table:table-cell>
          <table:table-cell office:value-type="float" office:value="8.9388042116768958" table:style-name="ce15">
            <text:p><text:s/>8.94<text:s/></text:p>
          </table:table-cell>
          <table:table-cell office:value-type="float" office:value="8.9765173046011846" table:style-name="ce15">
            <text:p><text:s/>8.98<text:s/></text:p>
          </table:table-cell>
          <table:table-cell office:value-type="float" office:value="9.0202393121795694" table:style-name="ce15">
            <text:p><text:s/>9.02<text:s/></text:p>
          </table:table-cell>
          <table:table-cell office:value-type="float" office:value="9.0638039434217763" table:style-name="ce15">
            <text:p><text:s/>9.0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M</text:p>
          </table:table-cell>
          <table:table-cell office:value-type="string" table:style-name="ce12">
            <text:p>E08000002</text:p>
          </table:table-cell>
          <table:table-cell table:style-name="ce14"/>
          <table:table-cell table:style-name="ce20"/>
          <table:table-cell office:value-type="string" table:style-name="ce16">
            <text:p>Bury</text:p>
          </table:table-cell>
          <table:table-cell office:value-type="float" office:value="8.1842870293178063" table:style-name="ce15">
            <text:p><text:s/>8.18<text:s/></text:p>
          </table:table-cell>
          <table:table-cell office:value-type="float" office:value="8.2075667049366672" table:style-name="ce15">
            <text:p><text:s/>8.21<text:s/></text:p>
          </table:table-cell>
          <table:table-cell office:value-type="float" office:value="8.2362739798596944" table:style-name="ce15">
            <text:p><text:s/>8.24<text:s/></text:p>
          </table:table-cell>
          <table:table-cell office:value-type="float" office:value="8.2641772125026698" table:style-name="ce15">
            <text:p><text:s/>8.26<text:s/></text:p>
          </table:table-cell>
          <table:table-cell office:value-type="float" office:value="8.3221693115708426" table:style-name="ce15">
            <text:p><text:s/>8.32<text:s/></text:p>
          </table:table-cell>
          <table:table-cell office:value-type="float" office:value="8.3570195485425813" table:style-name="ce15">
            <text:p><text:s/>8.36<text:s/></text:p>
          </table:table-cell>
          <table:table-cell office:value-type="float" office:value="8.395185607092694" table:style-name="ce15">
            <text:p><text:s/>8.40<text:s/></text:p>
          </table:table-cell>
          <table:table-cell office:value-type="float" office:value="8.4240011823836891" table:style-name="ce15">
            <text:p><text:s/>8.42<text:s/></text:p>
          </table:table-cell>
          <table:table-cell office:value-type="float" office:value="8.464379183210152" table:style-name="ce15">
            <text:p><text:s/>8.46<text:s/></text:p>
          </table:table-cell>
          <table:table-cell office:value-type="float" office:value="8.4856540461954086" table:style-name="ce15">
            <text:p><text:s/>8.49<text:s/></text:p>
          </table:table-cell>
          <table:table-cell office:value-type="float" office:value="8.5083365088110714" table:style-name="ce15">
            <text:p><text:s/>8.51<text:s/></text:p>
          </table:table-cell>
          <table:table-cell office:value-type="float" office:value="8.5373676357625747" table:style-name="ce15">
            <text:p><text:s/>8.5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N</text:p>
          </table:table-cell>
          <table:table-cell office:value-type="string" table:style-name="ce12">
            <text:p>E08000003</text:p>
          </table:table-cell>
          <table:table-cell table:style-name="ce14"/>
          <table:table-cell table:style-name="ce20"/>
          <table:table-cell office:value-type="string" table:style-name="ce16">
            <text:p>Manchester</text:p>
          </table:table-cell>
          <table:table-cell office:value-type="float" office:value="18.464162883439716" table:style-name="ce15">
            <text:p><text:s/>18.46<text:s/></text:p>
          </table:table-cell>
          <table:table-cell office:value-type="float" office:value="18.520905771191345" table:style-name="ce15">
            <text:p><text:s/>18.52<text:s/></text:p>
          </table:table-cell>
          <table:table-cell office:value-type="float" office:value="18.695594595205737" table:style-name="ce15">
            <text:p><text:s/>18.70<text:s/></text:p>
          </table:table-cell>
          <table:table-cell office:value-type="float" office:value="18.73028807498611" table:style-name="ce15">
            <text:p><text:s/>18.73<text:s/></text:p>
          </table:table-cell>
          <table:table-cell office:value-type="float" office:value="18.788077645872225" table:style-name="ce15">
            <text:p><text:s/>18.79<text:s/></text:p>
          </table:table-cell>
          <table:table-cell office:value-type="float" office:value="18.921695279303957" table:style-name="ce15">
            <text:p><text:s/>18.92<text:s/></text:p>
          </table:table-cell>
          <table:table-cell office:value-type="float" office:value="19.058267890834824" table:style-name="ce15">
            <text:p><text:s/>19.06<text:s/></text:p>
          </table:table-cell>
          <table:table-cell office:value-type="float" office:value="19.297112113765319" table:style-name="ce15">
            <text:p><text:s/>19.30<text:s/></text:p>
          </table:table-cell>
          <table:table-cell office:value-type="float" office:value="19.481531505435015" table:style-name="ce15">
            <text:p><text:s/>19.48<text:s/></text:p>
          </table:table-cell>
          <table:table-cell office:value-type="float" office:value="19.809525950662483" table:style-name="ce15">
            <text:p><text:s/>19.81<text:s/></text:p>
          </table:table-cell>
          <table:table-cell office:value-type="float" office:value="20.139128479833289" table:style-name="ce15">
            <text:p><text:s/>20.14<text:s/></text:p>
          </table:table-cell>
          <table:table-cell office:value-type="float" office:value="20.462262804965043" table:style-name="ce15">
            <text:p><text:s/>20.4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P</text:p>
          </table:table-cell>
          <table:table-cell office:value-type="string" table:style-name="ce12">
            <text:p>E08000004</text:p>
          </table:table-cell>
          <table:table-cell table:style-name="ce14"/>
          <table:table-cell table:style-name="ce20"/>
          <table:table-cell office:value-type="string" table:style-name="ce16">
            <text:p>Oldham</text:p>
          </table:table-cell>
          <table:table-cell office:value-type="float" office:value="6.5331618414060681" table:style-name="ce15">
            <text:p><text:s/>6.53<text:s/></text:p>
          </table:table-cell>
          <table:table-cell office:value-type="float" office:value="6.5421819677133328" table:style-name="ce15">
            <text:p><text:s/>6.54<text:s/></text:p>
          </table:table-cell>
          <table:table-cell office:value-type="float" office:value="6.5683435078397174" table:style-name="ce15">
            <text:p><text:s/>6.57<text:s/></text:p>
          </table:table-cell>
          <table:table-cell office:value-type="float" office:value="6.5997034063283779" table:style-name="ce15">
            <text:p><text:s/>6.60<text:s/></text:p>
          </table:table-cell>
          <table:table-cell office:value-type="float" office:value="6.6429204503486234" table:style-name="ce15">
            <text:p><text:s/>6.64<text:s/></text:p>
          </table:table-cell>
          <table:table-cell office:value-type="float" office:value="6.6696453473218922" table:style-name="ce15">
            <text:p><text:s/>6.67<text:s/></text:p>
          </table:table-cell>
          <table:table-cell office:value-type="float" office:value="6.7010010889037197" table:style-name="ce15">
            <text:p><text:s/>6.70<text:s/></text:p>
          </table:table-cell>
          <table:table-cell office:value-type="float" office:value="6.7336963012399451" table:style-name="ce15">
            <text:p><text:s/>6.73<text:s/></text:p>
          </table:table-cell>
          <table:table-cell office:value-type="float" office:value="6.7793178545084123" table:style-name="ce15">
            <text:p><text:s/>6.78<text:s/></text:p>
          </table:table-cell>
          <table:table-cell office:value-type="float" office:value="6.8389195265025116" table:style-name="ce15">
            <text:p><text:s/>6.84<text:s/></text:p>
          </table:table-cell>
          <table:table-cell office:value-type="float" office:value="6.8740735536899784" table:style-name="ce15">
            <text:p><text:s/>6.87<text:s/></text:p>
          </table:table-cell>
          <table:table-cell office:value-type="float" office:value="6.9096209912536439" table:style-name="ce15">
            <text:p><text:s/>6.9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Q</text:p>
          </table:table-cell>
          <table:table-cell office:value-type="string" table:style-name="ce12">
            <text:p>E08000005</text:p>
          </table:table-cell>
          <table:table-cell table:style-name="ce14"/>
          <table:table-cell table:style-name="ce20"/>
          <table:table-cell office:value-type="string" table:style-name="ce16">
            <text:p>Rochdale</text:p>
          </table:table-cell>
          <table:table-cell office:value-type="float" office:value="5.6911141620825978" table:style-name="ce15">
            <text:p><text:s/>5.69<text:s/></text:p>
          </table:table-cell>
          <table:table-cell office:value-type="float" office:value="5.7265894561265815" table:style-name="ce15">
            <text:p><text:s/>5.73<text:s/></text:p>
          </table:table-cell>
          <table:table-cell office:value-type="float" office:value="5.7616853440760094" table:style-name="ce15">
            <text:p><text:s/>5.76<text:s/></text:p>
          </table:table-cell>
          <table:table-cell office:value-type="float" office:value="5.7853312979784874" table:style-name="ce15">
            <text:p><text:s/>5.79<text:s/></text:p>
          </table:table-cell>
          <table:table-cell office:value-type="float" office:value="5.8101726653077481" table:style-name="ce15">
            <text:p><text:s/>5.81<text:s/></text:p>
          </table:table-cell>
          <table:table-cell office:value-type="float" office:value="5.8364036269305544" table:style-name="ce15">
            <text:p><text:s/>5.84<text:s/></text:p>
          </table:table-cell>
          <table:table-cell office:value-type="float" office:value="5.8630744781294686" table:style-name="ce15">
            <text:p><text:s/>5.86<text:s/></text:p>
          </table:table-cell>
          <table:table-cell office:value-type="float" office:value="5.9203570771329357" table:style-name="ce15">
            <text:p><text:s/>5.92<text:s/></text:p>
          </table:table-cell>
          <table:table-cell office:value-type="float" office:value="5.9797898288921081" table:style-name="ce15">
            <text:p><text:s/>5.98<text:s/></text:p>
          </table:table-cell>
          <table:table-cell office:value-type="float" office:value="6.0276496996426321" table:style-name="ce15">
            <text:p><text:s/>6.03<text:s/></text:p>
          </table:table-cell>
          <table:table-cell office:value-type="float" office:value="6.0672883980919288" table:style-name="ce15">
            <text:p><text:s/>6.07<text:s/></text:p>
          </table:table-cell>
          <table:table-cell office:value-type="float" office:value="6.1022677183878136" table:style-name="ce15">
            <text:p><text:s/>6.1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R</text:p>
          </table:table-cell>
          <table:table-cell office:value-type="string" table:style-name="ce12">
            <text:p>E08000006</text:p>
          </table:table-cell>
          <table:table-cell table:style-name="ce14"/>
          <table:table-cell table:style-name="ce20"/>
          <table:table-cell office:value-type="string" table:style-name="ce16">
            <text:p>Salford</text:p>
          </table:table-cell>
          <table:table-cell office:value-type="float" office:value="11.174622294587129" table:style-name="ce15">
            <text:p><text:s/>11.17<text:s/></text:p>
          </table:table-cell>
          <table:table-cell office:value-type="float" office:value="11.178356872608056" table:style-name="ce15">
            <text:p><text:s/>11.18<text:s/></text:p>
          </table:table-cell>
          <table:table-cell office:value-type="float" office:value="11.223350515315946" table:style-name="ce15">
            <text:p><text:s/>11.22<text:s/></text:p>
          </table:table-cell>
          <table:table-cell office:value-type="float" office:value="11.298594988821828" table:style-name="ce15">
            <text:p><text:s/>11.30<text:s/></text:p>
          </table:table-cell>
          <table:table-cell office:value-type="float" office:value="11.386657024695097" table:style-name="ce15">
            <text:p><text:s/>11.39<text:s/></text:p>
          </table:table-cell>
          <table:table-cell office:value-type="float" office:value="11.488127756635215" table:style-name="ce15">
            <text:p><text:s/>11.49<text:s/></text:p>
          </table:table-cell>
          <table:table-cell office:value-type="float" office:value="11.731980485074704" table:style-name="ce15">
            <text:p><text:s/>11.73<text:s/></text:p>
          </table:table-cell>
          <table:table-cell office:value-type="float" office:value="11.872652972198846" table:style-name="ce15">
            <text:p><text:s/>11.87<text:s/></text:p>
          </table:table-cell>
          <table:table-cell office:value-type="float" office:value="12.191210876011086" table:style-name="ce15">
            <text:p><text:s/>12.19<text:s/></text:p>
          </table:table-cell>
          <table:table-cell office:value-type="float" office:value="12.577568947317522" table:style-name="ce15">
            <text:p><text:s/>12.58<text:s/></text:p>
          </table:table-cell>
          <table:table-cell office:value-type="float" office:value="12.877299187015291" table:style-name="ce15">
            <text:p><text:s/>12.88<text:s/></text:p>
          </table:table-cell>
          <table:table-cell office:value-type="float" office:value="13.167224637696071" table:style-name="ce15">
            <text:p><text:s/>13.1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S</text:p>
          </table:table-cell>
          <table:table-cell office:value-type="string" table:style-name="ce12">
            <text:p>E08000007</text:p>
          </table:table-cell>
          <table:table-cell table:style-name="ce14"/>
          <table:table-cell table:style-name="ce20"/>
          <table:table-cell office:value-type="string" table:style-name="ce16">
            <text:p>Stockport</text:p>
          </table:table-cell>
          <table:table-cell office:value-type="float" office:value="9.9805016490000433" table:style-name="ce15">
            <text:p><text:s/>9.98<text:s/></text:p>
          </table:table-cell>
          <table:table-cell office:value-type="float" office:value="9.9954871568093893" table:style-name="ce15">
            <text:p><text:s/>10.00<text:s/></text:p>
          </table:table-cell>
          <table:table-cell office:value-type="float" office:value="10.024434737172635" table:style-name="ce15">
            <text:p><text:s/>10.02<text:s/></text:p>
          </table:table-cell>
          <table:table-cell office:value-type="float" office:value="10.053223498576864" table:style-name="ce15">
            <text:p><text:s/>10.05<text:s/></text:p>
          </table:table-cell>
          <table:table-cell office:value-type="float" office:value="10.088260576969263" table:style-name="ce15">
            <text:p><text:s/>10.09<text:s/></text:p>
          </table:table-cell>
          <table:table-cell office:value-type="float" office:value="10.112678246560822" table:style-name="ce15">
            <text:p><text:s/>10.11<text:s/></text:p>
          </table:table-cell>
          <table:table-cell office:value-type="float" office:value="10.164249183990504" table:style-name="ce15">
            <text:p><text:s/>10.16<text:s/></text:p>
          </table:table-cell>
          <table:table-cell office:value-type="float" office:value="10.222000599808633" table:style-name="ce15">
            <text:p><text:s/>10.22<text:s/></text:p>
          </table:table-cell>
          <table:table-cell office:value-type="float" office:value="10.279037957730946" table:style-name="ce15">
            <text:p><text:s/>10.28<text:s/></text:p>
          </table:table-cell>
          <table:table-cell office:value-type="float" office:value="10.381298982388159" table:style-name="ce15">
            <text:p><text:s/>10.38<text:s/></text:p>
          </table:table-cell>
          <table:table-cell office:value-type="float" office:value="10.42421386192659" table:style-name="ce15">
            <text:p><text:s/>10.42<text:s/></text:p>
          </table:table-cell>
          <table:table-cell office:value-type="float" office:value="10.470769689718534" table:style-name="ce15">
            <text:p><text:s/>10.4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T</text:p>
          </table:table-cell>
          <table:table-cell office:value-type="string" table:style-name="ce12">
            <text:p>E08000008</text:p>
          </table:table-cell>
          <table:table-cell table:style-name="ce14"/>
          <table:table-cell table:style-name="ce20"/>
          <table:table-cell office:value-type="string" table:style-name="ce16">
            <text:p>Tameside</text:p>
          </table:table-cell>
          <table:table-cell office:value-type="float" office:value="9.6111115640315425" table:style-name="ce15">
            <text:p><text:s/>9.61<text:s/></text:p>
          </table:table-cell>
          <table:table-cell office:value-type="float" office:value="9.6525149944872783" table:style-name="ce15">
            <text:p><text:s/>9.65<text:s/></text:p>
          </table:table-cell>
          <table:table-cell office:value-type="float" office:value="9.7076075014739196" table:style-name="ce15">
            <text:p><text:s/>9.71<text:s/></text:p>
          </table:table-cell>
          <table:table-cell office:value-type="float" office:value="9.7485466344074947" table:style-name="ce15">
            <text:p><text:s/>9.75<text:s/></text:p>
          </table:table-cell>
          <table:table-cell office:value-type="float" office:value="9.78896250159465" table:style-name="ce15">
            <text:p><text:s/>9.79<text:s/></text:p>
          </table:table-cell>
          <table:table-cell office:value-type="float" office:value="9.8487791947975847" table:style-name="ce15">
            <text:p><text:s/>9.85<text:s/></text:p>
          </table:table-cell>
          <table:table-cell office:value-type="float" office:value="9.8860361512329273" table:style-name="ce15">
            <text:p><text:s/>9.89<text:s/></text:p>
          </table:table-cell>
          <table:table-cell office:value-type="float" office:value="9.9348292239523239" table:style-name="ce15">
            <text:p><text:s/>9.93<text:s/></text:p>
          </table:table-cell>
          <table:table-cell office:value-type="float" office:value="9.9993269255626132" table:style-name="ce15">
            <text:p><text:s/>10.00<text:s/></text:p>
          </table:table-cell>
          <table:table-cell office:value-type="float" office:value="10.047150576745533" table:style-name="ce15">
            <text:p><text:s/>10.05<text:s/></text:p>
          </table:table-cell>
          <table:table-cell office:value-type="float" office:value="10.084698359641818" table:style-name="ce15">
            <text:p><text:s/>10.08<text:s/></text:p>
          </table:table-cell>
          <table:table-cell office:value-type="float" office:value="10.125520822225367" table:style-name="ce15">
            <text:p><text:s/>10.1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U</text:p>
          </table:table-cell>
          <table:table-cell office:value-type="string" table:style-name="ce12">
            <text:p>E08000009</text:p>
          </table:table-cell>
          <table:table-cell table:style-name="ce14"/>
          <table:table-cell table:style-name="ce20"/>
          <table:table-cell office:value-type="string" table:style-name="ce16">
            <text:p>Trafford</text:p>
          </table:table-cell>
          <table:table-cell office:value-type="float" office:value="9.16004692504678" table:style-name="ce15">
            <text:p><text:s/>9.16<text:s/></text:p>
          </table:table-cell>
          <table:table-cell office:value-type="float" office:value="9.1686663352618929" table:style-name="ce15">
            <text:p><text:s/>9.17<text:s/></text:p>
          </table:table-cell>
          <table:table-cell office:value-type="float" office:value="9.1683272586057569" table:style-name="ce15">
            <text:p><text:s/>9.17<text:s/></text:p>
          </table:table-cell>
          <table:table-cell office:value-type="float" office:value="9.1717592933105756" table:style-name="ce15">
            <text:p><text:s/>9.17<text:s/></text:p>
          </table:table-cell>
          <table:table-cell office:value-type="float" office:value="9.1964555083334663" table:style-name="ce15">
            <text:p><text:s/>9.20<text:s/></text:p>
          </table:table-cell>
          <table:table-cell office:value-type="float" office:value="9.2202540812939446" table:style-name="ce15">
            <text:p><text:s/>9.22<text:s/></text:p>
          </table:table-cell>
          <table:table-cell office:value-type="float" office:value="9.2411407642248982" table:style-name="ce15">
            <text:p><text:s/>9.24<text:s/></text:p>
          </table:table-cell>
          <table:table-cell office:value-type="float" office:value="9.2750321326761274" table:style-name="ce15">
            <text:p><text:s/>9.28<text:s/></text:p>
          </table:table-cell>
          <table:table-cell office:value-type="float" office:value="9.3546589315637654" table:style-name="ce15">
            <text:p><text:s/>9.35<text:s/></text:p>
          </table:table-cell>
          <table:table-cell office:value-type="float" office:value="9.4093905683169474" table:style-name="ce15">
            <text:p><text:s/>9.41<text:s/></text:p>
          </table:table-cell>
          <table:table-cell office:value-type="float" office:value="9.501096708366104" table:style-name="ce15">
            <text:p><text:s/>9.50<text:s/></text:p>
          </table:table-cell>
          <table:table-cell office:value-type="float" office:value="9.5483409810589137" table:style-name="ce15">
            <text:p><text:s/>9.5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W</text:p>
          </table:table-cell>
          <table:table-cell office:value-type="string" table:style-name="ce12">
            <text:p>E08000010</text:p>
          </table:table-cell>
          <table:table-cell table:style-name="ce14"/>
          <table:table-cell table:style-name="ce20"/>
          <table:table-cell office:value-type="string" table:style-name="ce16">
            <text:p>Wigan</text:p>
          </table:table-cell>
          <table:table-cell office:value-type="float" office:value="7.5201935122281602" table:style-name="ce15">
            <text:p><text:s/>7.52<text:s/></text:p>
          </table:table-cell>
          <table:table-cell office:value-type="float" office:value="7.535556028529049" table:style-name="ce15">
            <text:p><text:s/>7.54<text:s/></text:p>
          </table:table-cell>
          <table:table-cell office:value-type="float" office:value="7.5433729116608967" table:style-name="ce15">
            <text:p><text:s/>7.54<text:s/></text:p>
          </table:table-cell>
          <table:table-cell office:value-type="float" office:value="7.5713293166827107" table:style-name="ce15">
            <text:p><text:s/>7.57<text:s/></text:p>
          </table:table-cell>
          <table:table-cell office:value-type="float" office:value="7.5962494522070898" table:style-name="ce15">
            <text:p><text:s/>7.60<text:s/></text:p>
          </table:table-cell>
          <table:table-cell office:value-type="float" office:value="7.626440843700677" table:style-name="ce15">
            <text:p><text:s/>7.63<text:s/></text:p>
          </table:table-cell>
          <table:table-cell office:value-type="float" office:value="7.6660828011938076" table:style-name="ce15">
            <text:p><text:s/>7.67<text:s/></text:p>
          </table:table-cell>
          <table:table-cell office:value-type="float" office:value="7.7126946100147107" table:style-name="ce15">
            <text:p><text:s/>7.71<text:s/></text:p>
          </table:table-cell>
          <table:table-cell office:value-type="float" office:value="7.7806740780066646" table:style-name="ce15">
            <text:p><text:s/>7.78<text:s/></text:p>
          </table:table-cell>
          <table:table-cell office:value-type="float" office:value="7.8495528803307195" table:style-name="ce15">
            <text:p><text:s/>7.85<text:s/></text:p>
          </table:table-cell>
          <table:table-cell office:value-type="float" office:value="7.9222579875443149" table:style-name="ce15">
            <text:p><text:s/>7.92<text:s/></text:p>
          </table:table-cell>
          <table:table-cell office:value-type="float" office:value="7.9930977711242583" table:style-name="ce15">
            <text:p><text:s/>7.99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17</text:p>
          </table:table-cell>
          <table:table-cell table:style-name="ce14"/>
          <table:table-cell office:value-type="string" table:style-name="ce13">
            <text:p>Lancashire<text:s/></text:p>
          </table:table-cell>
          <table:table-cell table:style-name="ce14"/>
          <table:table-cell office:value-type="float" office:value="1.7981818824690281" table:style-name="ce15">
            <text:p><text:s/>1.80<text:s/></text:p>
          </table:table-cell>
          <table:table-cell office:value-type="float" office:value="1.804631960319746" table:style-name="ce15">
            <text:p><text:s/>1.80<text:s/></text:p>
          </table:table-cell>
          <table:table-cell office:value-type="float" office:value="1.8110135784041177" table:style-name="ce15">
            <text:p><text:s/>1.81<text:s/></text:p>
          </table:table-cell>
          <table:table-cell office:value-type="float" office:value="1.820129606987253" table:style-name="ce15">
            <text:p><text:s/>1.82<text:s/></text:p>
          </table:table-cell>
          <table:table-cell office:value-type="float" office:value="1.8331205967845532" table:style-name="ce15">
            <text:p><text:s/>1.83<text:s/></text:p>
          </table:table-cell>
          <table:table-cell office:value-type="float" office:value="1.8458876398487927" table:style-name="ce15">
            <text:p><text:s/>1.85<text:s/></text:p>
          </table:table-cell>
          <table:table-cell office:value-type="float" office:value="1.8612583080048588" table:style-name="ce15">
            <text:p><text:s/>1.86<text:s/></text:p>
          </table:table-cell>
          <table:table-cell office:value-type="float" office:value="1.8760988961972396" table:style-name="ce15">
            <text:p><text:s/>1.88<text:s/></text:p>
          </table:table-cell>
          <table:table-cell office:value-type="float" office:value="1.8915012490985548" table:style-name="ce15">
            <text:p><text:s/>1.89<text:s/></text:p>
          </table:table-cell>
          <table:table-cell office:value-type="float" office:value="1.9156950218932369" table:style-name="ce15">
            <text:p><text:s/>1.92<text:s/></text:p>
          </table:table-cell>
          <table:table-cell office:value-type="float" office:value="1.9316202699374649" table:style-name="ce15">
            <text:p><text:s/>1.93<text:s/></text:p>
          </table:table-cell>
          <table:table-cell office:value-type="float" office:value="1.9497545650031702" table:style-name="ce15">
            <text:p><text:s/>1.9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0UD</text:p>
          </table:table-cell>
          <table:table-cell office:value-type="string" table:style-name="ce12">
            <text:p>E07000117</text:p>
          </table:table-cell>
          <table:table-cell table:number-columns-repeated="2" table:style-name="ce14"/>
          <table:table-cell office:value-type="string" table:style-name="ce16">
            <text:p>Burnley</text:p>
          </table:table-cell>
          <table:table-cell office:value-type="float" office:value="3.6083807780881063" table:style-name="ce15">
            <text:p><text:s/>3.61<text:s/></text:p>
          </table:table-cell>
          <table:table-cell office:value-type="float" office:value="3.6084348886638518" table:style-name="ce15">
            <text:p><text:s/>3.61<text:s/></text:p>
          </table:table-cell>
          <table:table-cell office:value-type="float" office:value="3.6140001841819935" table:style-name="ce15">
            <text:p><text:s/>3.61<text:s/></text:p>
          </table:table-cell>
          <table:table-cell office:value-type="float" office:value="3.6324854046650068" table:style-name="ce15">
            <text:p><text:s/>3.63<text:s/></text:p>
          </table:table-cell>
          <table:table-cell office:value-type="float" office:value="3.6387735766243927" table:style-name="ce15">
            <text:p><text:s/>3.64<text:s/></text:p>
          </table:table-cell>
          <table:table-cell office:value-type="float" office:value="3.6618662137255611" table:style-name="ce15">
            <text:p><text:s/>3.66<text:s/></text:p>
          </table:table-cell>
          <table:table-cell office:value-type="float" office:value="3.6843265512630552" table:style-name="ce15">
            <text:p><text:s/>3.68<text:s/></text:p>
          </table:table-cell>
          <table:table-cell office:value-type="float" office:value="3.7188934263308155" table:style-name="ce15">
            <text:p><text:s/>3.72<text:s/></text:p>
          </table:table-cell>
          <table:table-cell office:value-type="float" office:value="3.7458711286184094" table:style-name="ce15">
            <text:p><text:s/>3.75<text:s/></text:p>
          </table:table-cell>
          <table:table-cell office:value-type="float" office:value="3.7650789635358319" table:style-name="ce15">
            <text:p><text:s/>3.77<text:s/></text:p>
          </table:table-cell>
          <table:table-cell office:value-type="float" office:value="3.7905207618083914" table:style-name="ce15">
            <text:p><text:s/>3.79<text:s/></text:p>
          </table:table-cell>
          <table:table-cell office:value-type="float" office:value="3.8202450218640456" table:style-name="ce15">
            <text:p><text:s/>3.8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0UE</text:p>
          </table:table-cell>
          <table:table-cell office:value-type="string" table:style-name="ce12">
            <text:p>E07000118</text:p>
          </table:table-cell>
          <table:table-cell table:number-columns-repeated="2" table:style-name="ce14"/>
          <table:table-cell office:value-type="string" table:style-name="ce16">
            <text:p>Chorley</text:p>
          </table:table-cell>
          <table:table-cell office:value-type="float" office:value="2.3060058238962351" table:style-name="ce15">
            <text:p><text:s/>2.31<text:s/></text:p>
          </table:table-cell>
          <table:table-cell office:value-type="float" office:value="2.3322587374136599" table:style-name="ce15">
            <text:p><text:s/>2.33<text:s/></text:p>
          </table:table-cell>
          <table:table-cell office:value-type="float" office:value="2.3627523195144029" table:style-name="ce15">
            <text:p><text:s/>2.36<text:s/></text:p>
          </table:table-cell>
          <table:table-cell office:value-type="float" office:value="2.3904845595961124" table:style-name="ce15">
            <text:p><text:s/>2.39<text:s/></text:p>
          </table:table-cell>
          <table:table-cell office:value-type="float" office:value="2.42516955737835" table:style-name="ce15">
            <text:p><text:s/>2.43<text:s/></text:p>
          </table:table-cell>
          <table:table-cell office:value-type="float" office:value="2.454085746055775" table:style-name="ce15">
            <text:p><text:s/>2.45<text:s/></text:p>
          </table:table-cell>
          <table:table-cell office:value-type="float" office:value="2.4786091299270994" table:style-name="ce15">
            <text:p><text:s/>2.48<text:s/></text:p>
          </table:table-cell>
          <table:table-cell office:value-type="float" office:value="2.5102368479187049" table:style-name="ce15">
            <text:p><text:s/>2.51<text:s/></text:p>
          </table:table-cell>
          <table:table-cell office:value-type="float" office:value="2.537534005831473" table:style-name="ce15">
            <text:p><text:s/>2.54<text:s/></text:p>
          </table:table-cell>
          <table:table-cell office:value-type="float" office:value="2.5685531439754112" table:style-name="ce15">
            <text:p><text:s/>2.57<text:s/></text:p>
          </table:table-cell>
          <table:table-cell office:value-type="float" office:value="2.5826793245095367" table:style-name="ce15">
            <text:p><text:s/>2.58<text:s/></text:p>
          </table:table-cell>
          <table:table-cell office:value-type="float" office:value="2.5939252977132816" table:style-name="ce15">
            <text:p><text:s/>2.5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0UF</text:p>
          </table:table-cell>
          <table:table-cell office:value-type="string" table:style-name="ce12">
            <text:p>E07000119</text:p>
          </table:table-cell>
          <table:table-cell table:number-columns-repeated="2" table:style-name="ce14"/>
          <table:table-cell office:value-type="string" table:style-name="ce16">
            <text:p>Fylde</text:p>
          </table:table-cell>
          <table:table-cell office:value-type="float" office:value="2.2543500138699528" table:style-name="ce15">
            <text:p><text:s/>2.25<text:s/></text:p>
          </table:table-cell>
          <table:table-cell office:value-type="float" office:value="2.2614346620332113" table:style-name="ce15">
            <text:p><text:s/>2.26<text:s/></text:p>
          </table:table-cell>
          <table:table-cell office:value-type="float" office:value="2.2697865788223472" table:style-name="ce15">
            <text:p><text:s/>2.27<text:s/></text:p>
          </table:table-cell>
          <table:table-cell office:value-type="float" office:value="2.2824834026744458" table:style-name="ce15">
            <text:p><text:s/>2.28<text:s/></text:p>
          </table:table-cell>
          <table:table-cell office:value-type="float" office:value="2.2935508812603529" table:style-name="ce15">
            <text:p><text:s/>2.29<text:s/></text:p>
          </table:table-cell>
          <table:table-cell office:value-type="float" office:value="2.310472407635717" table:style-name="ce15">
            <text:p><text:s/>2.31<text:s/></text:p>
          </table:table-cell>
          <table:table-cell office:value-type="float" office:value="2.335661450220968" table:style-name="ce15">
            <text:p><text:s/>2.34<text:s/></text:p>
          </table:table-cell>
          <table:table-cell office:value-type="float" office:value="2.3625902301131805" table:style-name="ce15">
            <text:p><text:s/>2.36<text:s/></text:p>
          </table:table-cell>
          <table:table-cell office:value-type="float" office:value="2.3907298231347833" table:style-name="ce15">
            <text:p><text:s/>2.39<text:s/></text:p>
          </table:table-cell>
          <table:table-cell office:value-type="float" office:value="2.4286272102857689" table:style-name="ce15">
            <text:p><text:s/>2.43<text:s/></text:p>
          </table:table-cell>
          <table:table-cell office:value-type="float" office:value="2.4448254614298759" table:style-name="ce15">
            <text:p><text:s/>2.44<text:s/></text:p>
          </table:table-cell>
          <table:table-cell office:value-type="float" office:value="2.4682946141580975" table:style-name="ce15">
            <text:p><text:s/>2.4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0UG</text:p>
          </table:table-cell>
          <table:table-cell office:value-type="string" table:style-name="ce12">
            <text:p>E07000120</text:p>
          </table:table-cell>
          <table:table-cell table:number-columns-repeated="2" table:style-name="ce14"/>
          <table:table-cell office:value-type="string" table:style-name="ce16">
            <text:p>Hyndburn</text:p>
          </table:table-cell>
          <table:table-cell office:value-type="float" office:value="4.9292123353764721" table:style-name="ce15">
            <text:p><text:s/>4.93<text:s/></text:p>
          </table:table-cell>
          <table:table-cell office:value-type="float" office:value="4.9366641756671275" table:style-name="ce15">
            <text:p><text:s/>4.94<text:s/></text:p>
          </table:table-cell>
          <table:table-cell office:value-type="float" office:value="4.9382258059566784" table:style-name="ce15">
            <text:p><text:s/>4.94<text:s/></text:p>
          </table:table-cell>
          <table:table-cell office:value-type="float" office:value="4.9647198741348193" table:style-name="ce15">
            <text:p><text:s/>4.96<text:s/></text:p>
          </table:table-cell>
          <table:table-cell office:value-type="float" office:value="4.9846383721343113" table:style-name="ce15">
            <text:p><text:s/>4.98<text:s/></text:p>
          </table:table-cell>
          <table:table-cell office:value-type="float" office:value="4.9975684098770508" table:style-name="ce15">
            <text:p><text:s/>5.00<text:s/></text:p>
          </table:table-cell>
          <table:table-cell office:value-type="float" office:value="5.0177677561118621" table:style-name="ce15">
            <text:p><text:s/>5.02<text:s/></text:p>
          </table:table-cell>
          <table:table-cell office:value-type="float" office:value="5.0300147676492593" table:style-name="ce15">
            <text:p><text:s/>5.03<text:s/></text:p>
          </table:table-cell>
          <table:table-cell office:value-type="float" office:value="5.0508922235586473" table:style-name="ce15">
            <text:p><text:s/>5.05<text:s/></text:p>
          </table:table-cell>
          <table:table-cell office:value-type="float" office:value="5.0727216685502929" table:style-name="ce15">
            <text:p><text:s/>5.07<text:s/></text:p>
          </table:table-cell>
          <table:table-cell office:value-type="float" office:value="5.0970238706805029" table:style-name="ce15">
            <text:p><text:s/>5.10<text:s/></text:p>
          </table:table-cell>
          <table:table-cell office:value-type="float" office:value="5.1274886482710444" table:style-name="ce15">
            <text:p><text:s/>5.1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0UH</text:p>
          </table:table-cell>
          <table:table-cell office:value-type="string" table:style-name="ce12">
            <text:p>E07000121</text:p>
          </table:table-cell>
          <table:table-cell table:number-columns-repeated="2" table:style-name="ce14"/>
          <table:table-cell office:value-type="string" table:style-name="ce16">
            <text:p>Lancaster</text:p>
          </table:table-cell>
          <table:table-cell office:value-type="float" office:value="1.055149739129895" table:style-name="ce15">
            <text:p><text:s/>1.06<text:s/></text:p>
          </table:table-cell>
          <table:table-cell office:value-type="float" office:value="1.0581227422103114" table:style-name="ce15">
            <text:p><text:s/>1.06<text:s/></text:p>
          </table:table-cell>
          <table:table-cell office:value-type="float" office:value="1.0623286865315531" table:style-name="ce15">
            <text:p><text:s/>1.06<text:s/></text:p>
          </table:table-cell>
          <table:table-cell office:value-type="float" office:value="1.0659789750136146" table:style-name="ce15">
            <text:p><text:s/>1.07<text:s/></text:p>
          </table:table-cell>
          <table:table-cell office:value-type="float" office:value="1.0746826001527852" table:style-name="ce15">
            <text:p><text:s/>1.07<text:s/></text:p>
          </table:table-cell>
          <table:table-cell office:value-type="float" office:value="1.0842544758470016" table:style-name="ce15">
            <text:p><text:s/>1.08<text:s/></text:p>
          </table:table-cell>
          <table:table-cell office:value-type="float" office:value="1.0957874247506496" table:style-name="ce15">
            <text:p><text:s/>1.10<text:s/></text:p>
          </table:table-cell>
          <table:table-cell office:value-type="float" office:value="1.1061862740742385" table:style-name="ce15">
            <text:p><text:s/>1.11<text:s/></text:p>
          </table:table-cell>
          <table:table-cell office:value-type="float" office:value="1.1127673144255423" table:style-name="ce15">
            <text:p><text:s/>1.11<text:s/></text:p>
          </table:table-cell>
          <table:table-cell office:value-type="float" office:value="1.1446937828421169" table:style-name="ce15">
            <text:p><text:s/>1.14<text:s/></text:p>
          </table:table-cell>
          <table:table-cell office:value-type="float" office:value="1.15362248183613" table:style-name="ce15">
            <text:p><text:s/>1.15<text:s/></text:p>
          </table:table-cell>
          <table:table-cell office:value-type="float" office:value="1.1614101527256819" table:style-name="ce15">
            <text:p><text:s/>1.1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0UJ</text:p>
          </table:table-cell>
          <table:table-cell office:value-type="string" table:style-name="ce12">
            <text:p>E07000122</text:p>
          </table:table-cell>
          <table:table-cell table:number-columns-repeated="2" table:style-name="ce14"/>
          <table:table-cell office:value-type="string" table:style-name="ce16">
            <text:p>Pendle</text:p>
          </table:table-cell>
          <table:table-cell office:value-type="float" office:value="2.3251259177038737" table:style-name="ce15">
            <text:p><text:s/>2.33<text:s/></text:p>
          </table:table-cell>
          <table:table-cell office:value-type="float" office:value="2.3293353856959591" table:style-name="ce15">
            <text:p><text:s/>2.33<text:s/></text:p>
          </table:table-cell>
          <table:table-cell office:value-type="float" office:value="2.3316556113914557" table:style-name="ce15">
            <text:p><text:s/>2.33<text:s/></text:p>
          </table:table-cell>
          <table:table-cell office:value-type="float" office:value="2.3359830604874965" table:style-name="ce15">
            <text:p><text:s/>2.34<text:s/></text:p>
          </table:table-cell>
          <table:table-cell office:value-type="float" office:value="2.3414912717397378" table:style-name="ce15">
            <text:p><text:s/>2.34<text:s/></text:p>
          </table:table-cell>
          <table:table-cell office:value-type="float" office:value="2.3495971486615019" table:style-name="ce15">
            <text:p><text:s/>2.35<text:s/></text:p>
          </table:table-cell>
          <table:table-cell office:value-type="float" office:value="2.3601828077796627" table:style-name="ce15">
            <text:p><text:s/>2.36<text:s/></text:p>
          </table:table-cell>
          <table:table-cell office:value-type="float" office:value="2.3689973025166475" table:style-name="ce15">
            <text:p><text:s/>2.37<text:s/></text:p>
          </table:table-cell>
          <table:table-cell office:value-type="float" office:value="2.3881435894771585" table:style-name="ce15">
            <text:p><text:s/>2.39<text:s/></text:p>
          </table:table-cell>
          <table:table-cell office:value-type="float" office:value="2.4010317622908475" table:style-name="ce15">
            <text:p><text:s/>2.40<text:s/></text:p>
          </table:table-cell>
          <table:table-cell office:value-type="float" office:value="2.4218311360071225" table:style-name="ce15">
            <text:p><text:s/>2.42<text:s/></text:p>
          </table:table-cell>
          <table:table-cell office:value-type="float" office:value="2.4386586373833983" table:style-name="ce15">
            <text:p><text:s/>2.4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0UK</text:p>
          </table:table-cell>
          <table:table-cell office:value-type="string" table:style-name="ce12">
            <text:p>E07000123</text:p>
          </table:table-cell>
          <table:table-cell table:number-columns-repeated="2" table:style-name="ce14"/>
          <table:table-cell office:value-type="string" table:style-name="ce16">
            <text:p>Preston</text:p>
          </table:table-cell>
          <table:table-cell office:value-type="float" office:value="4.2403159219136723" table:style-name="ce15">
            <text:p><text:s/>4.24<text:s/></text:p>
          </table:table-cell>
          <table:table-cell office:value-type="float" office:value="4.2372237247450331" table:style-name="ce15">
            <text:p><text:s/>4.24<text:s/></text:p>
          </table:table-cell>
          <table:table-cell office:value-type="float" office:value="4.2287908758023169" table:style-name="ce15">
            <text:p><text:s/>4.23<text:s/></text:p>
          </table:table-cell>
          <table:table-cell office:value-type="float" office:value="4.224644371651932" table:style-name="ce15">
            <text:p><text:s/>4.22<text:s/></text:p>
          </table:table-cell>
          <table:table-cell office:value-type="float" office:value="4.245376149434767" table:style-name="ce15">
            <text:p><text:s/>4.25<text:s/></text:p>
          </table:table-cell>
          <table:table-cell office:value-type="float" office:value="4.2639303524543619" table:style-name="ce15">
            <text:p><text:s/>4.26<text:s/></text:p>
          </table:table-cell>
          <table:table-cell office:value-type="float" office:value="4.3049722545497477" table:style-name="ce15">
            <text:p><text:s/>4.30<text:s/></text:p>
          </table:table-cell>
          <table:table-cell office:value-type="float" office:value="4.3413758594905181" table:style-name="ce15">
            <text:p><text:s/>4.34<text:s/></text:p>
          </table:table-cell>
          <table:table-cell office:value-type="float" office:value="4.3810824942232118" table:style-name="ce15">
            <text:p><text:s/>4.38<text:s/></text:p>
          </table:table-cell>
          <table:table-cell office:value-type="float" office:value="4.4184135824030939" table:style-name="ce15">
            <text:p><text:s/>4.42<text:s/></text:p>
          </table:table-cell>
          <table:table-cell office:value-type="float" office:value="4.4668378265737356" table:style-name="ce15">
            <text:p><text:s/>4.47<text:s/></text:p>
          </table:table-cell>
          <table:table-cell office:value-type="float" office:value="4.5416177914468303" table:style-name="ce15">
            <text:p><text:s/>4.5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0UL</text:p>
          </table:table-cell>
          <table:table-cell office:value-type="string" table:style-name="ce12">
            <text:p>E07000124</text:p>
          </table:table-cell>
          <table:table-cell table:number-columns-repeated="2" table:style-name="ce14"/>
          <table:table-cell office:value-type="string" table:style-name="ce16">
            <text:p>Ribble Valley</text:p>
          </table:table-cell>
          <table:table-cell office:value-type="float" office:value="0.42897005505562119" table:style-name="ce15">
            <text:p><text:s/>0.43<text:s/></text:p>
          </table:table-cell>
          <table:table-cell office:value-type="float" office:value="0.43179430003881653" table:style-name="ce15">
            <text:p><text:s/>0.43<text:s/></text:p>
          </table:table-cell>
          <table:table-cell office:value-type="float" office:value="0.43503126841255391" table:style-name="ce15">
            <text:p><text:s/>0.44<text:s/></text:p>
          </table:table-cell>
          <table:table-cell office:value-type="float" office:value="0.43835267612678935" table:style-name="ce15">
            <text:p><text:s/>0.44<text:s/></text:p>
          </table:table-cell>
          <table:table-cell office:value-type="float" office:value="0.44455482057559753" table:style-name="ce15">
            <text:p><text:s/>0.44<text:s/></text:p>
          </table:table-cell>
          <table:table-cell office:value-type="float" office:value="0.45000246062274846" table:style-name="ce15">
            <text:p><text:s/>0.45<text:s/></text:p>
          </table:table-cell>
          <table:table-cell office:value-type="float" office:value="0.45699337277988816" table:style-name="ce15">
            <text:p><text:s/>0.46<text:s/></text:p>
          </table:table-cell>
          <table:table-cell office:value-type="float" office:value="0.46415575690556199" table:style-name="ce15">
            <text:p><text:s/>0.46<text:s/></text:p>
          </table:table-cell>
          <table:table-cell office:value-type="float" office:value="0.47136958262179607" table:style-name="ce15">
            <text:p><text:s/>0.47<text:s/></text:p>
          </table:table-cell>
          <table:table-cell office:value-type="float" office:value="0.48125845356949831" table:style-name="ce15">
            <text:p><text:s/>0.48<text:s/></text:p>
          </table:table-cell>
          <table:table-cell office:value-type="float" office:value="0.48932964051238581" table:style-name="ce15">
            <text:p><text:s/>0.49<text:s/></text:p>
          </table:table-cell>
          <table:table-cell office:value-type="float" office:value="0.4978937769450969" table:style-name="ce15">
            <text:p><text:s/>0.5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0UM</text:p>
          </table:table-cell>
          <table:table-cell office:value-type="string" table:style-name="ce12">
            <text:p>E07000125</text:p>
          </table:table-cell>
          <table:table-cell table:number-columns-repeated="2" table:style-name="ce14"/>
          <table:table-cell office:value-type="string" table:style-name="ce16">
            <text:p>Rossendale</text:p>
          </table:table-cell>
          <table:table-cell office:value-type="float" office:value="2.2344825653746243" table:style-name="ce15">
            <text:p><text:s/>2.23<text:s/></text:p>
          </table:table-cell>
          <table:table-cell office:value-type="float" office:value="2.2430380165716963" table:style-name="ce15">
            <text:p><text:s/>2.24<text:s/></text:p>
          </table:table-cell>
          <table:table-cell office:value-type="float" office:value="2.2540564242875534" table:style-name="ce15">
            <text:p><text:s/>2.25<text:s/></text:p>
          </table:table-cell>
          <table:table-cell office:value-type="float" office:value="2.2714499339373346" table:style-name="ce15">
            <text:p><text:s/>2.27<text:s/></text:p>
          </table:table-cell>
          <table:table-cell office:value-type="float" office:value="2.288336266364996" table:style-name="ce15">
            <text:p><text:s/>2.29<text:s/></text:p>
          </table:table-cell>
          <table:table-cell office:value-type="float" office:value="2.2971090452177578" table:style-name="ce15">
            <text:p><text:s/>2.30<text:s/></text:p>
          </table:table-cell>
          <table:table-cell office:value-type="float" office:value="2.3108753038947789" table:style-name="ce15">
            <text:p><text:s/>2.31<text:s/></text:p>
          </table:table-cell>
          <table:table-cell office:value-type="float" office:value="2.3216039848972625" table:style-name="ce15">
            <text:p><text:s/>2.32<text:s/></text:p>
          </table:table-cell>
          <table:table-cell office:value-type="float" office:value="2.3292900960003244" table:style-name="ce15">
            <text:p><text:s/>2.33<text:s/></text:p>
          </table:table-cell>
          <table:table-cell office:value-type="float" office:value="2.336034459277375" table:style-name="ce15">
            <text:p><text:s/>2.34<text:s/></text:p>
          </table:table-cell>
          <table:table-cell office:value-type="float" office:value="2.3415473061665648" table:style-name="ce15">
            <text:p><text:s/>2.34<text:s/></text:p>
          </table:table-cell>
          <table:table-cell office:value-type="float" office:value="2.3504576894434415" table:style-name="ce15">
            <text:p><text:s/>2.3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0UN</text:p>
          </table:table-cell>
          <table:table-cell office:value-type="string" table:style-name="ce12">
            <text:p>E07000126</text:p>
          </table:table-cell>
          <table:table-cell table:number-columns-repeated="2" table:style-name="ce14"/>
          <table:table-cell office:value-type="string" table:style-name="ce16">
            <text:p>South Ribble</text:p>
          </table:table-cell>
          <table:table-cell office:value-type="float" office:value="4.2230760465580897" table:style-name="ce15">
            <text:p><text:s/>4.22<text:s/></text:p>
          </table:table-cell>
          <table:table-cell office:value-type="float" office:value="4.2371346704353581" table:style-name="ce15">
            <text:p><text:s/>4.24<text:s/></text:p>
          </table:table-cell>
          <table:table-cell office:value-type="float" office:value="4.2472095025462977" table:style-name="ce15">
            <text:p><text:s/>4.25<text:s/></text:p>
          </table:table-cell>
          <table:table-cell office:value-type="float" office:value="4.262330604419752" table:style-name="ce15">
            <text:p><text:s/>4.26<text:s/></text:p>
          </table:table-cell>
          <table:table-cell office:value-type="float" office:value="4.3010006748316822" table:style-name="ce15">
            <text:p><text:s/>4.30<text:s/></text:p>
          </table:table-cell>
          <table:table-cell office:value-type="float" office:value="4.3355088193945237" table:style-name="ce15">
            <text:p><text:s/>4.34<text:s/></text:p>
          </table:table-cell>
          <table:table-cell office:value-type="float" office:value="4.3529354480304194" table:style-name="ce15">
            <text:p><text:s/>4.35<text:s/></text:p>
          </table:table-cell>
          <table:table-cell office:value-type="float" office:value="4.3770057713095349" table:style-name="ce15">
            <text:p><text:s/>4.38<text:s/></text:p>
          </table:table-cell>
          <table:table-cell office:value-type="float" office:value="4.4121347116956882" table:style-name="ce15">
            <text:p><text:s/>4.41<text:s/></text:p>
          </table:table-cell>
          <table:table-cell office:value-type="float" office:value="4.4377272040282225" table:style-name="ce15">
            <text:p><text:s/>4.44<text:s/></text:p>
          </table:table-cell>
          <table:table-cell office:value-type="float" office:value="4.4716492681301414" table:style-name="ce15">
            <text:p><text:s/>4.47<text:s/></text:p>
          </table:table-cell>
          <table:table-cell office:value-type="float" office:value="4.5169906409396354" table:style-name="ce15">
            <text:p><text:s/>4.5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0UP</text:p>
          </table:table-cell>
          <table:table-cell office:value-type="string" table:style-name="ce12">
            <text:p>E07000127</text:p>
          </table:table-cell>
          <table:table-cell table:number-columns-repeated="2" table:style-name="ce14"/>
          <table:table-cell office:value-type="string" table:style-name="ce16">
            <text:p>West Lancashire</text:p>
          </table:table-cell>
          <table:table-cell office:value-type="float" office:value="1.3833684730783486" table:style-name="ce15">
            <text:p><text:s/>1.38<text:s/></text:p>
          </table:table-cell>
          <table:table-cell office:value-type="float" office:value="1.3904160925135751" table:style-name="ce15">
            <text:p><text:s/>1.39<text:s/></text:p>
          </table:table-cell>
          <table:table-cell office:value-type="float" office:value="1.3946377812622592" table:style-name="ce15">
            <text:p><text:s/>1.39<text:s/></text:p>
          </table:table-cell>
          <table:table-cell office:value-type="float" office:value="1.4055782944167645" table:style-name="ce15">
            <text:p><text:s/>1.41<text:s/></text:p>
          </table:table-cell>
          <table:table-cell office:value-type="float" office:value="1.4165188318272617" table:style-name="ce15">
            <text:p><text:s/>1.42<text:s/></text:p>
          </table:table-cell>
          <table:table-cell office:value-type="float" office:value="1.4253541109163053" table:style-name="ce15">
            <text:p><text:s/>1.43<text:s/></text:p>
          </table:table-cell>
          <table:table-cell office:value-type="float" office:value="1.4350534323497344" table:style-name="ce15">
            <text:p><text:s/>1.44<text:s/></text:p>
          </table:table-cell>
          <table:table-cell office:value-type="float" office:value="1.4406880588308064" table:style-name="ce15">
            <text:p><text:s/>1.44<text:s/></text:p>
          </table:table-cell>
          <table:table-cell office:value-type="float" office:value="1.450299594936227" table:style-name="ce15">
            <text:p><text:s/>1.45<text:s/></text:p>
          </table:table-cell>
          <table:table-cell office:value-type="float" office:value="1.4690057008404565" table:style-name="ce15">
            <text:p><text:s/>1.47<text:s/></text:p>
          </table:table-cell>
          <table:table-cell office:value-type="float" office:value="1.4823166050789727" table:style-name="ce15">
            <text:p><text:s/>1.48<text:s/></text:p>
          </table:table-cell>
          <table:table-cell office:value-type="float" office:value="1.4943754650089678" table:style-name="ce15">
            <text:p><text:s/>1.4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0UQ</text:p>
          </table:table-cell>
          <table:table-cell office:value-type="string" table:style-name="ce12">
            <text:p>E07000128</text:p>
          </table:table-cell>
          <table:table-cell table:number-columns-repeated="2" table:style-name="ce14"/>
          <table:table-cell office:value-type="string" table:style-name="ce16">
            <text:p>Wyre</text:p>
          </table:table-cell>
          <table:table-cell office:value-type="float" office:value="1.7692383533998191" table:style-name="ce15">
            <text:p><text:s/>1.77<text:s/></text:p>
          </table:table-cell>
          <table:table-cell office:value-type="float" office:value="1.7792644809782527" table:style-name="ce15">
            <text:p><text:s/>1.78<text:s/></text:p>
          </table:table-cell>
          <table:table-cell office:value-type="float" office:value="1.7885827811742052" table:style-name="ce15">
            <text:p><text:s/>1.79<text:s/></text:p>
          </table:table-cell>
          <table:table-cell office:value-type="float" office:value="1.7980426812699097" table:style-name="ce15">
            <text:p><text:s/>1.80<text:s/></text:p>
          </table:table-cell>
          <table:table-cell office:value-type="float" office:value="1.8111123673141087" table:style-name="ce15">
            <text:p><text:s/>1.81<text:s/></text:p>
          </table:table-cell>
          <table:table-cell office:value-type="float" office:value="1.8253496662505933" table:style-name="ce15">
            <text:p><text:s/>1.83<text:s/></text:p>
          </table:table-cell>
          <table:table-cell office:value-type="float" office:value="1.847218865032958" table:style-name="ce15">
            <text:p><text:s/>1.85<text:s/></text:p>
          </table:table-cell>
          <table:table-cell office:value-type="float" office:value="1.8631418449067085" table:style-name="ce15">
            <text:p><text:s/>1.86<text:s/></text:p>
          </table:table-cell>
          <table:table-cell office:value-type="float" office:value="1.8799876376761668" table:style-name="ce15">
            <text:p><text:s/>1.88<text:s/></text:p>
          </table:table-cell>
          <table:table-cell office:value-type="float" office:value="1.8954767230084251" table:style-name="ce15">
            <text:p><text:s/>1.90<text:s/></text:p>
          </table:table-cell>
          <table:table-cell office:value-type="float" office:value="1.9187007313808342" table:style-name="ce15">
            <text:p><text:s/>1.92<text:s/></text:p>
          </table:table-cell>
          <table:table-cell office:value-type="float" office:value="1.9446110140046016" table:style-name="ce15">
            <text:p><text:s/>1.94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1000002</text:p>
          </table:table-cell>
          <table:table-cell table:style-name="ce14"/>
          <table:table-cell office:value-type="string" table:style-name="ce13">
            <text:p>Merseyside (Met County)</text:p>
          </table:table-cell>
          <table:table-cell table:style-name="ce14"/>
          <table:table-cell office:value-type="float" office:value="9.7078256907453486" table:style-name="ce15">
            <text:p><text:s/>9.71<text:s/></text:p>
          </table:table-cell>
          <table:table-cell office:value-type="float" office:value="9.7353805361172991" table:style-name="ce15">
            <text:p><text:s/>9.74<text:s/></text:p>
          </table:table-cell>
          <table:table-cell office:value-type="float" office:value="9.7624084320547606" table:style-name="ce15">
            <text:p><text:s/>9.76<text:s/></text:p>
          </table:table-cell>
          <table:table-cell office:value-type="float" office:value="9.7980331328143642" table:style-name="ce15">
            <text:p><text:s/>9.80<text:s/></text:p>
          </table:table-cell>
          <table:table-cell office:value-type="float" office:value="9.851155126685601" table:style-name="ce15">
            <text:p><text:s/>9.85<text:s/></text:p>
          </table:table-cell>
          <table:table-cell office:value-type="float" office:value="9.8970229893292085" table:style-name="ce15">
            <text:p><text:s/>9.90<text:s/></text:p>
          </table:table-cell>
          <table:table-cell office:value-type="float" office:value="9.9482165719339708" table:style-name="ce15">
            <text:p><text:s/>9.95<text:s/></text:p>
          </table:table-cell>
          <table:table-cell office:value-type="float" office:value="10.020363921995511" table:style-name="ce15">
            <text:p><text:s/>10.02<text:s/></text:p>
          </table:table-cell>
          <table:table-cell office:value-type="float" office:value="10.094784238293451" table:style-name="ce15">
            <text:p><text:s/>10.09<text:s/></text:p>
          </table:table-cell>
          <table:table-cell office:value-type="float" office:value="10.096293316046065" table:style-name="ce15">
            <text:p><text:s/>10.10<text:s/></text:p>
          </table:table-cell>
          <table:table-cell office:value-type="float" office:value="10.171163584867589" table:style-name="ce15">
            <text:p><text:s/>10.17<text:s/></text:p>
          </table:table-cell>
          <table:table-cell office:value-type="float" office:value="10.239193836075687" table:style-name="ce15">
            <text:p><text:s/>10.2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X</text:p>
          </table:table-cell>
          <table:table-cell office:value-type="string" table:style-name="ce12">
            <text:p>E08000011</text:p>
          </table:table-cell>
          <table:table-cell table:number-columns-repeated="2" table:style-name="ce14"/>
          <table:table-cell office:value-type="string" table:style-name="ce16">
            <text:p>Knowsley</text:p>
          </table:table-cell>
          <table:table-cell office:value-type="float" office:value="7.2811446083746887" table:style-name="ce15">
            <text:p><text:s/>7.28<text:s/></text:p>
          </table:table-cell>
          <table:table-cell office:value-type="float" office:value="7.3221371350374902" table:style-name="ce15">
            <text:p><text:s/>7.32<text:s/></text:p>
          </table:table-cell>
          <table:table-cell office:value-type="float" office:value="7.3590822929166375" table:style-name="ce15">
            <text:p><text:s/>7.36<text:s/></text:p>
          </table:table-cell>
          <table:table-cell office:value-type="float" office:value="7.4133782265906323" table:style-name="ce15">
            <text:p><text:s/>7.41<text:s/></text:p>
          </table:table-cell>
          <table:table-cell office:value-type="float" office:value="7.4893582742617042" table:style-name="ce15">
            <text:p><text:s/>7.49<text:s/></text:p>
          </table:table-cell>
          <table:table-cell office:value-type="float" office:value="7.5376213437903541" table:style-name="ce15">
            <text:p><text:s/>7.54<text:s/></text:p>
          </table:table-cell>
          <table:table-cell office:value-type="float" office:value="7.6069188279333453" table:style-name="ce15">
            <text:p><text:s/>7.61<text:s/></text:p>
          </table:table-cell>
          <table:table-cell office:value-type="float" office:value="7.69368163310605" table:style-name="ce15">
            <text:p><text:s/>7.69<text:s/></text:p>
          </table:table-cell>
          <table:table-cell office:value-type="float" office:value="7.8051842654699062" table:style-name="ce15">
            <text:p><text:s/>7.81<text:s/></text:p>
          </table:table-cell>
          <table:table-cell office:value-type="float" office:value="7.9463978117969667" table:style-name="ce15">
            <text:p><text:s/>7.95<text:s/></text:p>
          </table:table-cell>
          <table:table-cell office:value-type="float" office:value="8.0544322440872964" table:style-name="ce15">
            <text:p><text:s/>8.05<text:s/></text:p>
          </table:table-cell>
          <table:table-cell office:value-type="float" office:value="8.1121199719769432" table:style-name="ce15">
            <text:p><text:s/>8.1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Y</text:p>
          </table:table-cell>
          <table:table-cell office:value-type="string" table:style-name="ce12">
            <text:p>E08000012</text:p>
          </table:table-cell>
          <table:table-cell table:number-columns-repeated="2" table:style-name="ce14"/>
          <table:table-cell office:value-type="string" table:style-name="ce16">
            <text:p>Liverpool</text:p>
          </table:table-cell>
          <table:table-cell office:value-type="float" office:value="19.147845970377571" table:style-name="ce15">
            <text:p><text:s/>19.15<text:s/></text:p>
          </table:table-cell>
          <table:table-cell office:value-type="float" office:value="19.174882261000803" table:style-name="ce15">
            <text:p><text:s/>19.17<text:s/></text:p>
          </table:table-cell>
          <table:table-cell office:value-type="float" office:value="19.197807920668776" table:style-name="ce15">
            <text:p><text:s/>19.20<text:s/></text:p>
          </table:table-cell>
          <table:table-cell office:value-type="float" office:value="19.230900088891975" table:style-name="ce15">
            <text:p><text:s/>19.23<text:s/></text:p>
          </table:table-cell>
          <table:table-cell office:value-type="float" office:value="19.308667586982025" table:style-name="ce15">
            <text:p><text:s/>19.31<text:s/></text:p>
          </table:table-cell>
          <table:table-cell office:value-type="float" office:value="19.432094967970844" table:style-name="ce15">
            <text:p><text:s/>19.43<text:s/></text:p>
          </table:table-cell>
          <table:table-cell office:value-type="float" office:value="19.68650439886369" table:style-name="ce15">
            <text:p><text:s/>19.69<text:s/></text:p>
          </table:table-cell>
          <table:table-cell office:value-type="float" office:value="19.875030960596661" table:style-name="ce15">
            <text:p><text:s/>19.88<text:s/></text:p>
          </table:table-cell>
          <table:table-cell office:value-type="float" office:value="20.016077156042304" table:style-name="ce15">
            <text:p><text:s/>20.02<text:s/></text:p>
          </table:table-cell>
          <table:table-cell office:value-type="float" office:value="20.185647338014608" table:style-name="ce15">
            <text:p><text:s/>20.19<text:s/></text:p>
          </table:table-cell>
          <table:table-cell office:value-type="float" office:value="20.339748398767121" table:style-name="ce15">
            <text:p><text:s/>20.34<text:s/></text:p>
          </table:table-cell>
          <table:table-cell office:value-type="float" office:value="20.553633589274266" table:style-name="ce15">
            <text:p><text:s/>20.5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Z</text:p>
          </table:table-cell>
          <table:table-cell office:value-type="string" table:style-name="ce12">
            <text:p>E08000013</text:p>
          </table:table-cell>
          <table:table-cell table:number-columns-repeated="2" table:style-name="ce14"/>
          <table:table-cell office:value-type="string" table:style-name="ce16">
            <text:p>St Helens</text:p>
          </table:table-cell>
          <table:table-cell office:value-type="float" office:value="5.8092494040207381" table:style-name="ce15">
            <text:p><text:s/>5.81<text:s/></text:p>
          </table:table-cell>
          <table:table-cell office:value-type="float" office:value="5.8429395786751632" table:style-name="ce15">
            <text:p><text:s/>5.84<text:s/></text:p>
          </table:table-cell>
          <table:table-cell office:value-type="float" office:value="5.8652652322340684" table:style-name="ce15">
            <text:p><text:s/>5.87<text:s/></text:p>
          </table:table-cell>
          <table:table-cell office:value-type="float" office:value="5.9099716987983468" table:style-name="ce15">
            <text:p><text:s/>5.91<text:s/></text:p>
          </table:table-cell>
          <table:table-cell office:value-type="float" office:value="5.9592785031260433" table:style-name="ce15">
            <text:p><text:s/>5.96<text:s/></text:p>
          </table:table-cell>
          <table:table-cell office:value-type="float" office:value="6.0044162899644178" table:style-name="ce15">
            <text:p><text:s/>6.00<text:s/></text:p>
          </table:table-cell>
          <table:table-cell office:value-type="float" office:value="6.0431054270831268" table:style-name="ce15">
            <text:p><text:s/>6.04<text:s/></text:p>
          </table:table-cell>
          <table:table-cell office:value-type="float" office:value="6.0759966177442291" table:style-name="ce15">
            <text:p><text:s/>6.08<text:s/></text:p>
          </table:table-cell>
          <table:table-cell office:value-type="float" office:value="6.1358021160365999" table:style-name="ce15">
            <text:p><text:s/>6.14<text:s/></text:p>
          </table:table-cell>
          <table:table-cell office:value-type="float" office:value="6.1943609025313382" table:style-name="ce15">
            <text:p><text:s/>6.19<text:s/></text:p>
          </table:table-cell>
          <table:table-cell office:value-type="float" office:value="6.2447060583593119" table:style-name="ce15">
            <text:p><text:s/>6.24<text:s/></text:p>
          </table:table-cell>
          <table:table-cell office:value-type="float" office:value="6.2637000792762025" table:style-name="ce15">
            <text:p><text:s/>6.2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A</text:p>
          </table:table-cell>
          <table:table-cell office:value-type="string" table:style-name="ce12">
            <text:p>E08000014</text:p>
          </table:table-cell>
          <table:table-cell table:number-columns-repeated="2" table:style-name="ce14"/>
          <table:table-cell office:value-type="string" table:style-name="ce16">
            <text:p>Sefton</text:p>
          </table:table-cell>
          <table:table-cell office:value-type="float" office:value="8.097899853085492" table:style-name="ce15">
            <text:p><text:s/>8.10<text:s/></text:p>
          </table:table-cell>
          <table:table-cell office:value-type="float" office:value="8.1355658247281237" table:style-name="ce15">
            <text:p><text:s/>8.14<text:s/></text:p>
          </table:table-cell>
          <table:table-cell office:value-type="float" office:value="8.1714032505185159" table:style-name="ce15">
            <text:p><text:s/>8.17<text:s/></text:p>
          </table:table-cell>
          <table:table-cell office:value-type="float" office:value="8.2028522685108705" table:style-name="ce15">
            <text:p><text:s/>8.20<text:s/></text:p>
          </table:table-cell>
          <table:table-cell office:value-type="float" office:value="8.2438581176586645" table:style-name="ce15">
            <text:p><text:s/>8.24<text:s/></text:p>
          </table:table-cell>
          <table:table-cell office:value-type="float" office:value="8.24286653663391" table:style-name="ce15">
            <text:p><text:s/>8.24<text:s/></text:p>
          </table:table-cell>
          <table:table-cell office:value-type="float" office:value="8.1947802164124255" table:style-name="ce15">
            <text:p><text:s/>8.19<text:s/></text:p>
          </table:table-cell>
          <table:table-cell office:value-type="float" office:value="8.233027573841337" table:style-name="ce15">
            <text:p><text:s/>8.23<text:s/></text:p>
          </table:table-cell>
          <table:table-cell office:value-type="float" office:value="8.2814690649979248" table:style-name="ce15">
            <text:p><text:s/>8.28<text:s/></text:p>
          </table:table-cell>
          <table:table-cell office:value-type="float" office:value="8.2542269613522183" table:style-name="ce15">
            <text:p><text:s/>8.25<text:s/></text:p>
          </table:table-cell>
          <table:table-cell office:value-type="float" office:value="8.3118850516866338" table:style-name="ce15">
            <text:p><text:s/>8.31<text:s/></text:p>
          </table:table-cell>
          <table:table-cell office:value-type="float" office:value="8.3539034463907189" table:style-name="ce15">
            <text:p><text:s/>8.3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B</text:p>
          </table:table-cell>
          <table:table-cell office:value-type="string" table:style-name="ce12">
            <text:p>E08000015</text:p>
          </table:table-cell>
          <table:table-cell table:number-columns-repeated="2" table:style-name="ce14"/>
          <table:table-cell office:value-type="string" table:style-name="ce16">
            <text:p>Wirral</text:p>
          </table:table-cell>
          <table:table-cell office:value-type="float" office:value="9.2770673369857697" table:style-name="ce15">
            <text:p><text:s/>9.28<text:s/></text:p>
          </table:table-cell>
          <table:table-cell office:value-type="float" office:value="9.282403339695847" table:style-name="ce15">
            <text:p><text:s/>9.28<text:s/></text:p>
          </table:table-cell>
          <table:table-cell office:value-type="float" office:value="9.3023851697729896" table:style-name="ce15">
            <text:p><text:s/>9.30<text:s/></text:p>
          </table:table-cell>
          <table:table-cell office:value-type="float" office:value="9.3255507153294364" table:style-name="ce15">
            <text:p><text:s/>9.33<text:s/></text:p>
          </table:table-cell>
          <table:table-cell office:value-type="float" office:value="9.3636796380554621" table:style-name="ce15">
            <text:p><text:s/>9.36<text:s/></text:p>
          </table:table-cell>
          <table:table-cell office:value-type="float" office:value="9.399324021435703" table:style-name="ce15">
            <text:p><text:s/>9.40<text:s/></text:p>
          </table:table-cell>
          <table:table-cell office:value-type="float" office:value="9.4241507122421861" table:style-name="ce15">
            <text:p><text:s/>9.42<text:s/></text:p>
          </table:table-cell>
          <table:table-cell office:value-type="float" office:value="9.4729134019712671" table:style-name="ce15">
            <text:p><text:s/>9.47<text:s/></text:p>
          </table:table-cell>
          <table:table-cell office:value-type="float" office:value="9.517791886851203" table:style-name="ce15">
            <text:p><text:s/>9.52<text:s/></text:p>
          </table:table-cell>
          <table:table-cell office:value-type="float" office:value="9.338822535141249" table:style-name="ce15">
            <text:p><text:s/>9.34<text:s/></text:p>
          </table:table-cell>
          <table:table-cell office:value-type="float" office:value="9.3783323597767865" table:style-name="ce15">
            <text:p><text:s/>9.38<text:s/></text:p>
          </table:table-cell>
          <table:table-cell office:value-type="float" office:value="9.4174196194429598" table:style-name="ce15">
            <text:p><text:s/>9.42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6"/>
          <table:table-cell table:number-columns-repeated="2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2000003</text:p>
          </table:table-cell>
          <table:table-cell office:value-type="string" table:style-name="ce13">
            <text:p>YORKSHIRE AND THE HUMBER</text:p>
          </table:table-cell>
          <table:table-cell table:number-columns-repeated="2" table:style-name="ce14"/>
          <table:table-cell office:value-type="float" office:value="1.5056890330747701" table:style-name="ce15">
            <text:p><text:s/>1.51<text:s/></text:p>
          </table:table-cell>
          <table:table-cell office:value-type="float" office:value="1.5135150990197872" table:style-name="ce15">
            <text:p><text:s/>1.51<text:s/></text:p>
          </table:table-cell>
          <table:table-cell office:value-type="float" office:value="1.5204319236187493" table:style-name="ce15">
            <text:p><text:s/>1.52<text:s/></text:p>
          </table:table-cell>
          <table:table-cell office:value-type="float" office:value="1.5281679480188002" table:style-name="ce15">
            <text:p><text:s/>1.53<text:s/></text:p>
          </table:table-cell>
          <table:table-cell office:value-type="float" office:value="1.5372136221687376" table:style-name="ce15">
            <text:p><text:s/>1.54<text:s/></text:p>
          </table:table-cell>
          <table:table-cell office:value-type="float" office:value="1.547423419736639" table:style-name="ce15">
            <text:p><text:s/>1.55<text:s/></text:p>
          </table:table-cell>
          <table:table-cell office:value-type="float" office:value="1.5589565118317892" table:style-name="ce15">
            <text:p><text:s/>1.56<text:s/></text:p>
          </table:table-cell>
          <table:table-cell office:value-type="float" office:value="1.571693321685435" table:style-name="ce15">
            <text:p><text:s/>1.57<text:s/></text:p>
          </table:table-cell>
          <table:table-cell office:value-type="float" office:value="1.5848501349634643" table:style-name="ce15">
            <text:p><text:s/>1.58<text:s/></text:p>
          </table:table-cell>
          <table:table-cell office:value-type="float" office:value="1.5980976556204218" table:style-name="ce15">
            <text:p><text:s/>1.60<text:s/></text:p>
          </table:table-cell>
          <table:table-cell office:value-type="float" office:value="1.608589833591975" table:style-name="ce15">
            <text:p><text:s/>1.61<text:s/></text:p>
          </table:table-cell>
          <table:table-cell office:value-type="float" office:value="1.6207951918019881" table:style-name="ce15">
            <text:p><text:s/>1.62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office:value-type="string" table:style-name="ce12">
            <text:p>00FB</text:p>
          </table:table-cell>
          <table:table-cell office:value-type="string" table:style-name="ce12">
            <text:p>E06000011</text:p>
          </table:table-cell>
          <table:table-cell table:style-name="ce14"/>
          <table:table-cell office:value-type="string" table:style-name="ce13">
            <text:p>East Riding of Yorkshire UA</text:p>
          </table:table-cell>
          <table:table-cell table:style-name="ce14"/>
          <table:table-cell office:value-type="float" office:value="0.62240087054283644" table:style-name="ce15">
            <text:p><text:s/>0.62<text:s/></text:p>
          </table:table-cell>
          <table:table-cell office:value-type="float" office:value="0.63413998743766498" table:style-name="ce15">
            <text:p><text:s/>0.63<text:s/></text:p>
          </table:table-cell>
          <table:table-cell office:value-type="float" office:value="0.64726123464852259" table:style-name="ce15">
            <text:p><text:s/>0.65<text:s/></text:p>
          </table:table-cell>
          <table:table-cell office:value-type="float" office:value="0.65754844963437487" table:style-name="ce15">
            <text:p><text:s/>0.66<text:s/></text:p>
          </table:table-cell>
          <table:table-cell office:value-type="float" office:value="0.66477161720798061" table:style-name="ce15">
            <text:p><text:s/>0.66<text:s/></text:p>
          </table:table-cell>
          <table:table-cell office:value-type="float" office:value="0.67253109289618163" table:style-name="ce15">
            <text:p><text:s/>0.67<text:s/></text:p>
          </table:table-cell>
          <table:table-cell office:value-type="float" office:value="0.68160695511124347" table:style-name="ce15">
            <text:p><text:s/>0.68<text:s/></text:p>
          </table:table-cell>
          <table:table-cell office:value-type="float" office:value="0.69061775058049402" table:style-name="ce15">
            <text:p><text:s/>0.69<text:s/></text:p>
          </table:table-cell>
          <table:table-cell office:value-type="float" office:value="0.70083016338313497" table:style-name="ce15">
            <text:p><text:s/>0.70<text:s/></text:p>
          </table:table-cell>
          <table:table-cell office:value-type="float" office:value="0.71069043355803907" table:style-name="ce15">
            <text:p><text:s/>0.71<text:s/></text:p>
          </table:table-cell>
          <table:table-cell office:value-type="float" office:value="0.72103798449686585" table:style-name="ce15">
            <text:p><text:s/>0.72<text:s/></text:p>
          </table:table-cell>
          <table:table-cell office:value-type="float" office:value="0.72726764398708221" table:style-name="ce15">
            <text:p><text:s/>0.7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FA</text:p>
          </table:table-cell>
          <table:table-cell office:value-type="string" table:style-name="ce12">
            <text:p>E06000010</text:p>
          </table:table-cell>
          <table:table-cell table:style-name="ce14"/>
          <table:table-cell office:value-type="string" table:style-name="ce13">
            <text:p>Kingston upon Hull, City of UA</text:p>
          </table:table-cell>
          <table:table-cell table:style-name="ce14"/>
          <table:table-cell office:value-type="float" office:value="16.30445134964874" table:style-name="ce15">
            <text:p><text:s/>16.30<text:s/></text:p>
          </table:table-cell>
          <table:table-cell office:value-type="float" office:value="16.360196771963558" table:style-name="ce15">
            <text:p><text:s/>16.36<text:s/></text:p>
          </table:table-cell>
          <table:table-cell office:value-type="float" office:value="16.395508959366023" table:style-name="ce15">
            <text:p><text:s/>16.40<text:s/></text:p>
          </table:table-cell>
          <table:table-cell office:value-type="float" office:value="16.432779417250249" table:style-name="ce15">
            <text:p><text:s/>16.43<text:s/></text:p>
          </table:table-cell>
          <table:table-cell office:value-type="float" office:value="16.547447318685737" table:style-name="ce15">
            <text:p><text:s/>16.55<text:s/></text:p>
          </table:table-cell>
          <table:table-cell office:value-type="float" office:value="16.627128417434339" table:style-name="ce15">
            <text:p><text:s/>16.63<text:s/></text:p>
          </table:table-cell>
          <table:table-cell office:value-type="float" office:value="16.717303617364919" table:style-name="ce15">
            <text:p><text:s/>16.72<text:s/></text:p>
          </table:table-cell>
          <table:table-cell office:value-type="float" office:value="16.907828993223216" table:style-name="ce15">
            <text:p><text:s/>16.91<text:s/></text:p>
          </table:table-cell>
          <table:table-cell office:value-type="float" office:value="17.006354093771868" table:style-name="ce15">
            <text:p><text:s/>17.01<text:s/></text:p>
          </table:table-cell>
          <table:table-cell office:value-type="float" office:value="17.088345531175392" table:style-name="ce15">
            <text:p><text:s/>17.09<text:s/></text:p>
          </table:table-cell>
          <table:table-cell office:value-type="float" office:value="17.172345100909844" table:style-name="ce15">
            <text:p><text:s/>17.17<text:s/></text:p>
          </table:table-cell>
          <table:table-cell office:value-type="float" office:value="17.259934873441861" table:style-name="ce15">
            <text:p><text:s/>17.2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FC</text:p>
          </table:table-cell>
          <table:table-cell office:value-type="string" table:style-name="ce12">
            <text:p>E06000012</text:p>
          </table:table-cell>
          <table:table-cell table:style-name="ce14"/>
          <table:table-cell office:value-type="string" table:style-name="ce13">
            <text:p>North East Lincolnshire UA</text:p>
          </table:table-cell>
          <table:table-cell table:style-name="ce14"/>
          <table:table-cell office:value-type="float" office:value="3.7801383939315794" table:style-name="ce15">
            <text:p><text:s/>3.78<text:s/></text:p>
          </table:table-cell>
          <table:table-cell office:value-type="float" office:value="3.78666039666287" table:style-name="ce15">
            <text:p><text:s/>3.79<text:s/></text:p>
          </table:table-cell>
          <table:table-cell office:value-type="float" office:value="3.7997061498589022" table:style-name="ce15">
            <text:p><text:s/>3.80<text:s/></text:p>
          </table:table-cell>
          <table:table-cell office:value-type="float" office:value="3.8080088756301302" table:style-name="ce15">
            <text:p><text:s/>3.81<text:s/></text:p>
          </table:table-cell>
          <table:table-cell office:value-type="float" office:value="3.8190218971286223" table:style-name="ce15">
            <text:p><text:s/>3.82<text:s/></text:p>
          </table:table-cell>
          <table:table-cell office:value-type="float" office:value="3.8295655563999045" table:style-name="ce15">
            <text:p><text:s/>3.83<text:s/></text:p>
          </table:table-cell>
          <table:table-cell office:value-type="float" office:value="3.8358857502635986" table:style-name="ce15">
            <text:p><text:s/>3.84<text:s/></text:p>
          </table:table-cell>
          <table:table-cell office:value-type="float" office:value="3.8375171149966203" table:style-name="ce15">
            <text:p><text:s/>3.84<text:s/></text:p>
          </table:table-cell>
          <table:table-cell office:value-type="float" office:value="3.8455071537688954" table:style-name="ce15">
            <text:p><text:s/>3.85<text:s/></text:p>
          </table:table-cell>
          <table:table-cell office:value-type="float" office:value="3.8351982033288872" table:style-name="ce15">
            <text:p><text:s/>3.84<text:s/></text:p>
          </table:table-cell>
          <table:table-cell office:value-type="float" office:value="3.8398342045520026" table:style-name="ce15">
            <text:p><text:s/>3.84<text:s/></text:p>
          </table:table-cell>
          <table:table-cell office:value-type="float" office:value="3.8670376159843922" table:style-name="ce15">
            <text:p><text:s/>3.8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FD</text:p>
          </table:table-cell>
          <table:table-cell office:value-type="string" table:style-name="ce12">
            <text:p>E06000013</text:p>
          </table:table-cell>
          <table:table-cell table:style-name="ce14"/>
          <table:table-cell office:value-type="string" table:style-name="ce13">
            <text:p>North Lincolnshire UA</text:p>
          </table:table-cell>
          <table:table-cell table:style-name="ce14"/>
          <table:table-cell office:value-type="float" office:value="0.86998557893859008" table:style-name="ce15">
            <text:p><text:s/>0.87<text:s/></text:p>
          </table:table-cell>
          <table:table-cell office:value-type="float" office:value="0.87382369885556344" table:style-name="ce15">
            <text:p><text:s/>0.87<text:s/></text:p>
          </table:table-cell>
          <table:table-cell office:value-type="float" office:value="0.8765225256817244" table:style-name="ce15">
            <text:p><text:s/>0.88<text:s/></text:p>
          </table:table-cell>
          <table:table-cell office:value-type="float" office:value="0.87959944878614149" table:style-name="ce15">
            <text:p><text:s/>0.88<text:s/></text:p>
          </table:table-cell>
          <table:table-cell office:value-type="float" office:value="0.88245187673417202" table:style-name="ce15">
            <text:p><text:s/>0.88<text:s/></text:p>
          </table:table-cell>
          <table:table-cell office:value-type="float" office:value="0.88577692501659577" table:style-name="ce15">
            <text:p><text:s/>0.89<text:s/></text:p>
          </table:table-cell>
          <table:table-cell office:value-type="float" office:value="0.88783766825956756" table:style-name="ce15">
            <text:p><text:s/>0.89<text:s/></text:p>
          </table:table-cell>
          <table:table-cell office:value-type="float" office:value="0.89089097132140194" table:style-name="ce15">
            <text:p><text:s/>0.89<text:s/></text:p>
          </table:table-cell>
          <table:table-cell office:value-type="float" office:value="0.89356615635700287" table:style-name="ce15">
            <text:p><text:s/>0.89<text:s/></text:p>
          </table:table-cell>
          <table:table-cell office:value-type="float" office:value="0.89713729203760628" table:style-name="ce15">
            <text:p><text:s/>0.90<text:s/></text:p>
          </table:table-cell>
          <table:table-cell office:value-type="float" office:value="0.90116483049676166" table:style-name="ce15">
            <text:p><text:s/>0.90<text:s/></text:p>
          </table:table-cell>
          <table:table-cell office:value-type="float" office:value="0.90599370307443206" table:style-name="ce15">
            <text:p><text:s/>0.9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FF</text:p>
          </table:table-cell>
          <table:table-cell office:value-type="string" table:style-name="ce12">
            <text:p>E06000014</text:p>
          </table:table-cell>
          <table:table-cell table:style-name="ce14"/>
          <table:table-cell office:value-type="string" table:style-name="ce13">
            <text:p>York UA</text:p>
          </table:table-cell>
          <table:table-cell table:style-name="ce14"/>
          <table:table-cell office:value-type="float" office:value="3.1802589552229881" table:style-name="ce15">
            <text:p><text:s/>3.18<text:s/></text:p>
          </table:table-cell>
          <table:table-cell office:value-type="float" office:value="3.1888087304052717" table:style-name="ce15">
            <text:p><text:s/>3.19<text:s/></text:p>
          </table:table-cell>
          <table:table-cell office:value-type="float" office:value="3.1899670518512564" table:style-name="ce15">
            <text:p><text:s/>3.19<text:s/></text:p>
          </table:table-cell>
          <table:table-cell office:value-type="float" office:value="3.1904267406430233" table:style-name="ce15">
            <text:p><text:s/>3.19<text:s/></text:p>
          </table:table-cell>
          <table:table-cell office:value-type="float" office:value="3.1987926378985967" table:style-name="ce15">
            <text:p><text:s/>3.20<text:s/></text:p>
          </table:table-cell>
          <table:table-cell office:value-type="float" office:value="3.2221249774764007" table:style-name="ce15">
            <text:p><text:s/>3.22<text:s/></text:p>
          </table:table-cell>
          <table:table-cell office:value-type="float" office:value="3.2339475687383472" table:style-name="ce15">
            <text:p><text:s/>3.23<text:s/></text:p>
          </table:table-cell>
          <table:table-cell office:value-type="float" office:value="3.279527978906879" table:style-name="ce15">
            <text:p><text:s/>3.28<text:s/></text:p>
          </table:table-cell>
          <table:table-cell office:value-type="float" office:value="3.2939614690167205" table:style-name="ce15">
            <text:p><text:s/>3.29<text:s/></text:p>
          </table:table-cell>
          <table:table-cell office:value-type="float" office:value="3.3124767869028489" table:style-name="ce15">
            <text:p><text:s/>3.31<text:s/></text:p>
          </table:table-cell>
          <table:table-cell office:value-type="float" office:value="3.3332720446279835" table:style-name="ce15">
            <text:p><text:s/>3.33<text:s/></text:p>
          </table:table-cell>
          <table:table-cell office:value-type="float" office:value="3.3481238282890464" table:style-name="ce15">
            <text:p><text:s/>3.35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23</text:p>
          </table:table-cell>
          <table:table-cell table:style-name="ce14"/>
          <table:table-cell office:value-type="string" table:style-name="ce13">
            <text:p>North Yorkshire</text:p>
          </table:table-cell>
          <table:table-cell table:style-name="ce14"/>
          <table:table-cell office:value-type="float" office:value="0.34534888349344711" table:style-name="ce15">
            <text:p><text:s/>0.35<text:s/></text:p>
          </table:table-cell>
          <table:table-cell office:value-type="float" office:value="0.34719349131837246" table:style-name="ce15">
            <text:p><text:s/>0.35<text:s/></text:p>
          </table:table-cell>
          <table:table-cell office:value-type="float" office:value="0.34828226251608574" table:style-name="ce15">
            <text:p><text:s/>0.35<text:s/></text:p>
          </table:table-cell>
          <table:table-cell office:value-type="float" office:value="0.3496214614057126" table:style-name="ce15">
            <text:p><text:s/>0.35<text:s/></text:p>
          </table:table-cell>
          <table:table-cell office:value-type="float" office:value="0.35216422024294625" table:style-name="ce15">
            <text:p><text:s/>0.35<text:s/></text:p>
          </table:table-cell>
          <table:table-cell office:value-type="float" office:value="0.35445889908950634" table:style-name="ce15">
            <text:p><text:s/>0.35<text:s/></text:p>
          </table:table-cell>
          <table:table-cell office:value-type="float" office:value="0.35763684408816504" table:style-name="ce15">
            <text:p><text:s/>0.36<text:s/></text:p>
          </table:table-cell>
          <table:table-cell office:value-type="float" office:value="0.3610711806892794" table:style-name="ce15">
            <text:p><text:s/>0.36<text:s/></text:p>
          </table:table-cell>
          <table:table-cell office:value-type="float" office:value="0.36460253330875242" table:style-name="ce15">
            <text:p><text:s/>0.36<text:s/></text:p>
          </table:table-cell>
          <table:table-cell office:value-type="float" office:value="0.36871367737872374" table:style-name="ce15">
            <text:p><text:s/>0.37<text:s/></text:p>
          </table:table-cell>
          <table:table-cell office:value-type="float" office:value="0.37218172988285381" table:style-name="ce15">
            <text:p><text:s/>0.37<text:s/></text:p>
          </table:table-cell>
          <table:table-cell office:value-type="float" office:value="0.37640037681966804" table:style-name="ce15">
            <text:p><text:s/>0.3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6UB</text:p>
          </table:table-cell>
          <table:table-cell office:value-type="string" table:style-name="ce12">
            <text:p>E07000163</text:p>
          </table:table-cell>
          <table:table-cell table:number-columns-repeated="2" table:style-name="ce14"/>
          <table:table-cell office:value-type="string" table:style-name="ce16">
            <text:p>Craven</text:p>
          </table:table-cell>
          <table:table-cell office:value-type="float" office:value="0.22943999434653875" table:style-name="ce15">
            <text:p><text:s/>0.23<text:s/></text:p>
          </table:table-cell>
          <table:table-cell office:value-type="float" office:value="0.23149029473282937" table:style-name="ce15">
            <text:p><text:s/>0.23<text:s/></text:p>
          </table:table-cell>
          <table:table-cell office:value-type="float" office:value="0.23221567913151445" table:style-name="ce15">
            <text:p><text:s/>0.23<text:s/></text:p>
          </table:table-cell>
          <table:table-cell office:value-type="float" office:value="0.23221058350070295" table:style-name="ce15">
            <text:p><text:s/>0.23<text:s/></text:p>
          </table:table-cell>
          <table:table-cell office:value-type="float" office:value="0.2334285339368708" table:style-name="ce15">
            <text:p><text:s/>0.23<text:s/></text:p>
          </table:table-cell>
          <table:table-cell office:value-type="float" office:value="0.23473990991246557" table:style-name="ce15">
            <text:p><text:s/>0.23<text:s/></text:p>
          </table:table-cell>
          <table:table-cell office:value-type="float" office:value="0.23641650222076288" table:style-name="ce15">
            <text:p><text:s/>0.24<text:s/></text:p>
          </table:table-cell>
          <table:table-cell office:value-type="float" office:value="0.23816955513649238" table:style-name="ce15">
            <text:p><text:s/>0.24<text:s/></text:p>
          </table:table-cell>
          <table:table-cell office:value-type="float" office:value="0.24001601511005591" table:style-name="ce15">
            <text:p><text:s/>0.24<text:s/></text:p>
          </table:table-cell>
          <table:table-cell office:value-type="float" office:value="0.24221070350549662" table:style-name="ce15">
            <text:p><text:s/>0.24<text:s/></text:p>
          </table:table-cell>
          <table:table-cell office:value-type="float" office:value="0.24353057415817267" table:style-name="ce15">
            <text:p><text:s/>0.24<text:s/></text:p>
          </table:table-cell>
          <table:table-cell office:value-type="float" office:value="0.24612105388189331" table:style-name="ce15">
            <text:p><text:s/>0.2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6UC</text:p>
          </table:table-cell>
          <table:table-cell office:value-type="string" table:style-name="ce12">
            <text:p>E07000164</text:p>
          </table:table-cell>
          <table:table-cell table:number-columns-repeated="2" table:style-name="ce14"/>
          <table:table-cell office:value-type="string" table:style-name="ce16">
            <text:p>Hambleton</text:p>
          </table:table-cell>
          <table:table-cell office:value-type="float" office:value="0.30428165024642245" table:style-name="ce15">
            <text:p><text:s/>0.30<text:s/></text:p>
          </table:table-cell>
          <table:table-cell office:value-type="float" office:value="0.30527695669489202" table:style-name="ce15">
            <text:p><text:s/>0.31<text:s/></text:p>
          </table:table-cell>
          <table:table-cell office:value-type="float" office:value="0.30607396122485647" table:style-name="ce15">
            <text:p><text:s/>0.31<text:s/></text:p>
          </table:table-cell>
          <table:table-cell office:value-type="float" office:value="0.30728282543872953" table:style-name="ce15">
            <text:p><text:s/>0.31<text:s/></text:p>
          </table:table-cell>
          <table:table-cell office:value-type="float" office:value="0.30951136312238509" table:style-name="ce15">
            <text:p><text:s/>0.31<text:s/></text:p>
          </table:table-cell>
          <table:table-cell office:value-type="float" office:value="0.31218443228908838" table:style-name="ce15">
            <text:p><text:s/>0.31<text:s/></text:p>
          </table:table-cell>
          <table:table-cell office:value-type="float" office:value="0.31626836579628165" table:style-name="ce15">
            <text:p><text:s/>0.32<text:s/></text:p>
          </table:table-cell>
          <table:table-cell office:value-type="float" office:value="0.31937613910378071" table:style-name="ce15">
            <text:p><text:s/>0.32<text:s/></text:p>
          </table:table-cell>
          <table:table-cell office:value-type="float" office:value="0.32290336647732254" table:style-name="ce15">
            <text:p><text:s/>0.32<text:s/></text:p>
          </table:table-cell>
          <table:table-cell office:value-type="float" office:value="0.32784148480028114" table:style-name="ce15">
            <text:p><text:s/>0.33<text:s/></text:p>
          </table:table-cell>
          <table:table-cell office:value-type="float" office:value="0.33231439043181038" table:style-name="ce15">
            <text:p><text:s/>0.33<text:s/></text:p>
          </table:table-cell>
          <table:table-cell office:value-type="float" office:value="0.33591447103709082" table:style-name="ce15">
            <text:p><text:s/>0.3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6UD</text:p>
          </table:table-cell>
          <table:table-cell office:value-type="string" table:style-name="ce12">
            <text:p>E07000165</text:p>
          </table:table-cell>
          <table:table-cell table:number-columns-repeated="2" table:style-name="ce14"/>
          <table:table-cell office:value-type="string" table:style-name="ce16">
            <text:p>Harrogate</text:p>
          </table:table-cell>
          <table:table-cell office:value-type="float" office:value="0.53823628405889845" table:style-name="ce15">
            <text:p><text:s/>0.54<text:s/></text:p>
          </table:table-cell>
          <table:table-cell office:value-type="float" office:value="0.54014157230554594" table:style-name="ce15">
            <text:p><text:s/>0.54<text:s/></text:p>
          </table:table-cell>
          <table:table-cell office:value-type="float" office:value="0.54131702416535377" table:style-name="ce15">
            <text:p><text:s/>0.54<text:s/></text:p>
          </table:table-cell>
          <table:table-cell office:value-type="float" office:value="0.54290883131948708" table:style-name="ce15">
            <text:p><text:s/>0.54<text:s/></text:p>
          </table:table-cell>
          <table:table-cell office:value-type="float" office:value="0.54578509497923933" table:style-name="ce15">
            <text:p><text:s/>0.55<text:s/></text:p>
          </table:table-cell>
          <table:table-cell office:value-type="float" office:value="0.5480955613571834" table:style-name="ce15">
            <text:p><text:s/>0.55<text:s/></text:p>
          </table:table-cell>
          <table:table-cell office:value-type="float" office:value="0.55092607742149757" table:style-name="ce15">
            <text:p><text:s/>0.55<text:s/></text:p>
          </table:table-cell>
          <table:table-cell office:value-type="float" office:value="0.55594305854465498" table:style-name="ce15">
            <text:p><text:s/>0.56<text:s/></text:p>
          </table:table-cell>
          <table:table-cell office:value-type="float" office:value="0.56150270263161961" table:style-name="ce15">
            <text:p><text:s/>0.56<text:s/></text:p>
          </table:table-cell>
          <table:table-cell office:value-type="float" office:value="0.56930271049126291" table:style-name="ce15">
            <text:p><text:s/>0.57<text:s/></text:p>
          </table:table-cell>
          <table:table-cell office:value-type="float" office:value="0.57636874388067894" table:style-name="ce15">
            <text:p><text:s/>0.58<text:s/></text:p>
          </table:table-cell>
          <table:table-cell office:value-type="float" office:value="0.58581536414157953" table:style-name="ce15">
            <text:p><text:s/>0.5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6UE</text:p>
          </table:table-cell>
          <table:table-cell office:value-type="string" table:style-name="ce12">
            <text:p>E07000166</text:p>
          </table:table-cell>
          <table:table-cell table:number-columns-repeated="2" table:style-name="ce14"/>
          <table:table-cell office:value-type="string" table:style-name="ce16">
            <text:p>Richmondshire</text:p>
          </table:table-cell>
          <table:table-cell office:value-type="float" office:value="0.172876773678388" table:style-name="ce15">
            <text:p><text:s/>0.17<text:s/></text:p>
          </table:table-cell>
          <table:table-cell office:value-type="float" office:value="0.17377093434794677" table:style-name="ce15">
            <text:p><text:s/>0.17<text:s/></text:p>
          </table:table-cell>
          <table:table-cell office:value-type="float" office:value="0.17387178990290392" table:style-name="ce15">
            <text:p><text:s/>0.17<text:s/></text:p>
          </table:table-cell>
          <table:table-cell office:value-type="float" office:value="0.17416980982183114" table:style-name="ce15">
            <text:p><text:s/>0.17<text:s/></text:p>
          </table:table-cell>
          <table:table-cell office:value-type="float" office:value="0.1745284954797558" table:style-name="ce15">
            <text:p><text:s/>0.17<text:s/></text:p>
          </table:table-cell>
          <table:table-cell office:value-type="float" office:value="0.17505400933171447" table:style-name="ce15">
            <text:p><text:s/>0.18<text:s/></text:p>
          </table:table-cell>
          <table:table-cell office:value-type="float" office:value="0.17640613115726236" table:style-name="ce15">
            <text:p><text:s/>0.18<text:s/></text:p>
          </table:table-cell>
          <table:table-cell office:value-type="float" office:value="0.17800088859776192" table:style-name="ce15">
            <text:p><text:s/>0.18<text:s/></text:p>
          </table:table-cell>
          <table:table-cell office:value-type="float" office:value="0.17896622820431138" table:style-name="ce15">
            <text:p><text:s/>0.18<text:s/></text:p>
          </table:table-cell>
          <table:table-cell office:value-type="float" office:value="0.17884710436902077" table:style-name="ce15">
            <text:p><text:s/>0.18<text:s/></text:p>
          </table:table-cell>
          <table:table-cell office:value-type="float" office:value="0.17903895890779109" table:style-name="ce15">
            <text:p><text:s/>0.18<text:s/></text:p>
          </table:table-cell>
          <table:table-cell office:value-type="float" office:value="0.17948699282355357" table:style-name="ce15">
            <text:p><text:s/>0.1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6UF</text:p>
          </table:table-cell>
          <table:table-cell office:value-type="string" table:style-name="ce12">
            <text:p>E07000167</text:p>
          </table:table-cell>
          <table:table-cell table:number-columns-repeated="2" table:style-name="ce14"/>
          <table:table-cell office:value-type="string" table:style-name="ce16">
            <text:p>Ryedale</text:p>
          </table:table-cell>
          <table:table-cell office:value-type="float" office:value="0.16423139184256047" table:style-name="ce15">
            <text:p><text:s/>0.16<text:s/></text:p>
          </table:table-cell>
          <table:table-cell office:value-type="float" office:value="0.16572549063024827" table:style-name="ce15">
            <text:p><text:s/>0.17<text:s/></text:p>
          </table:table-cell>
          <table:table-cell office:value-type="float" office:value="0.16705365385463006" table:style-name="ce15">
            <text:p><text:s/>0.17<text:s/></text:p>
          </table:table-cell>
          <table:table-cell office:value-type="float" office:value="0.16848801335387395" table:style-name="ce15">
            <text:p><text:s/>0.17<text:s/></text:p>
          </table:table-cell>
          <table:table-cell office:value-type="float" office:value="0.17016796228484193" table:style-name="ce15">
            <text:p><text:s/>0.17<text:s/></text:p>
          </table:table-cell>
          <table:table-cell office:value-type="float" office:value="0.17174835048438403" table:style-name="ce15">
            <text:p><text:s/>0.17<text:s/></text:p>
          </table:table-cell>
          <table:table-cell office:value-type="float" office:value="0.17382655987476917" table:style-name="ce15">
            <text:p><text:s/>0.17<text:s/></text:p>
          </table:table-cell>
          <table:table-cell office:value-type="float" office:value="0.17562598330259846" table:style-name="ce15">
            <text:p><text:s/>0.18<text:s/></text:p>
          </table:table-cell>
          <table:table-cell office:value-type="float" office:value="0.17737894430329823" table:style-name="ce15">
            <text:p><text:s/>0.18<text:s/></text:p>
          </table:table-cell>
          <table:table-cell office:value-type="float" office:value="0.18032665343018495" table:style-name="ce15">
            <text:p><text:s/>0.18<text:s/></text:p>
          </table:table-cell>
          <table:table-cell office:value-type="float" office:value="0.18165481509712939" table:style-name="ce15">
            <text:p><text:s/>0.18<text:s/></text:p>
          </table:table-cell>
          <table:table-cell office:value-type="float" office:value="0.18423123964425284" table:style-name="ce15">
            <text:p><text:s/>0.1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6UG</text:p>
          </table:table-cell>
          <table:table-cell office:value-type="string" table:style-name="ce12">
            <text:p>E07000168</text:p>
          </table:table-cell>
          <table:table-cell table:number-columns-repeated="2" table:style-name="ce14"/>
          <table:table-cell office:value-type="string" table:style-name="ce16">
            <text:p>Scarborough</text:p>
          </table:table-cell>
          <table:table-cell office:value-type="float" office:value="0.69124534748576538" table:style-name="ce15">
            <text:p><text:s/>0.69<text:s/></text:p>
          </table:table-cell>
          <table:table-cell office:value-type="float" office:value="0.69342160222383109" table:style-name="ce15">
            <text:p><text:s/>0.69<text:s/></text:p>
          </table:table-cell>
          <table:table-cell office:value-type="float" office:value="0.69425071729549492" table:style-name="ce15">
            <text:p><text:s/>0.69<text:s/></text:p>
          </table:table-cell>
          <table:table-cell office:value-type="float" office:value="0.69616978017403508" table:style-name="ce15">
            <text:p><text:s/>0.70<text:s/></text:p>
          </table:table-cell>
          <table:table-cell office:value-type="float" office:value="0.70014631419101669" table:style-name="ce15">
            <text:p><text:s/>0.70<text:s/></text:p>
          </table:table-cell>
          <table:table-cell office:value-type="float" office:value="0.70333901257597908" table:style-name="ce15">
            <text:p><text:s/>0.70<text:s/></text:p>
          </table:table-cell>
          <table:table-cell office:value-type="float" office:value="0.70786421487859386" table:style-name="ce15">
            <text:p><text:s/>0.71<text:s/></text:p>
          </table:table-cell>
          <table:table-cell office:value-type="float" office:value="0.71235540647243534" table:style-name="ce15">
            <text:p><text:s/>0.71<text:s/></text:p>
          </table:table-cell>
          <table:table-cell office:value-type="float" office:value="0.71706705470300747" table:style-name="ce15">
            <text:p><text:s/>0.72<text:s/></text:p>
          </table:table-cell>
          <table:table-cell office:value-type="float" office:value="0.72243500672577643" table:style-name="ce15">
            <text:p><text:s/>0.72<text:s/></text:p>
          </table:table-cell>
          <table:table-cell office:value-type="float" office:value="0.72711162362900816" table:style-name="ce15">
            <text:p><text:s/>0.73<text:s/></text:p>
          </table:table-cell>
          <table:table-cell office:value-type="float" office:value="0.73289601984119157" table:style-name="ce15">
            <text:p><text:s/>0.7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6UH</text:p>
          </table:table-cell>
          <table:table-cell office:value-type="string" table:style-name="ce12">
            <text:p>E07000169</text:p>
          </table:table-cell>
          <table:table-cell table:number-columns-repeated="2" table:style-name="ce14"/>
          <table:table-cell office:value-type="string" table:style-name="ce16">
            <text:p>Selby</text:p>
          </table:table-cell>
          <table:table-cell office:value-type="float" office:value="0.60547880546278332" table:style-name="ce15">
            <text:p><text:s/>0.61<text:s/></text:p>
          </table:table-cell>
          <table:table-cell office:value-type="float" office:value="0.61117201152621936" table:style-name="ce15">
            <text:p><text:s/>0.61<text:s/></text:p>
          </table:table-cell>
          <table:table-cell office:value-type="float" office:value="0.61534681093533472" table:style-name="ce15">
            <text:p><text:s/>0.62<text:s/></text:p>
          </table:table-cell>
          <table:table-cell office:value-type="float" office:value="0.62032252623266093" table:style-name="ce15">
            <text:p><text:s/>0.62<text:s/></text:p>
          </table:table-cell>
          <table:table-cell office:value-type="float" office:value="0.63045415856014697" table:style-name="ce15">
            <text:p><text:s/>0.63<text:s/></text:p>
          </table:table-cell>
          <table:table-cell office:value-type="float" office:value="0.6382831746065647" table:style-name="ce15">
            <text:p><text:s/>0.64<text:s/></text:p>
          </table:table-cell>
          <table:table-cell office:value-type="float" office:value="0.64816452498436528" table:style-name="ce15">
            <text:p><text:s/>0.65<text:s/></text:p>
          </table:table-cell>
          <table:table-cell office:value-type="float" office:value="0.65888016701851526" table:style-name="ce15">
            <text:p><text:s/>0.66<text:s/></text:p>
          </table:table-cell>
          <table:table-cell office:value-type="float" office:value="0.66981272488331589" table:style-name="ce15">
            <text:p><text:s/>0.67<text:s/></text:p>
          </table:table-cell>
          <table:table-cell office:value-type="float" office:value="0.67852606694222761" table:style-name="ce15">
            <text:p><text:s/>0.68<text:s/></text:p>
          </table:table-cell>
          <table:table-cell office:value-type="float" office:value="0.68710592233612344" table:style-name="ce15">
            <text:p><text:s/>0.69<text:s/></text:p>
          </table:table-cell>
          <table:table-cell office:value-type="float" office:value="0.69470921409508013" table:style-name="ce15">
            <text:p><text:s/>0.69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1000003</text:p>
          </table:table-cell>
          <table:table-cell table:style-name="ce14"/>
          <table:table-cell office:value-type="string" table:style-name="ce13">
            <text:p>South Yorkshire (Met County)</text:p>
          </table:table-cell>
          <table:table-cell table:style-name="ce14"/>
          <table:table-cell office:value-type="float" office:value="3.7680441609467352" table:style-name="ce15">
            <text:p><text:s/>3.77<text:s/></text:p>
          </table:table-cell>
          <table:table-cell office:value-type="float" office:value="3.77962810445606" table:style-name="ce15">
            <text:p><text:s/>3.78<text:s/></text:p>
          </table:table-cell>
          <table:table-cell office:value-type="float" office:value="3.7908566605482243" table:style-name="ce15">
            <text:p><text:s/>3.79<text:s/></text:p>
          </table:table-cell>
          <table:table-cell office:value-type="float" office:value="3.806145545179743" table:style-name="ce15">
            <text:p><text:s/>3.81<text:s/></text:p>
          </table:table-cell>
          <table:table-cell office:value-type="float" office:value="3.82751726891544" table:style-name="ce15">
            <text:p><text:s/>3.83<text:s/></text:p>
          </table:table-cell>
          <table:table-cell office:value-type="float" office:value="3.8503406884923859" table:style-name="ce15">
            <text:p><text:s/>3.85<text:s/></text:p>
          </table:table-cell>
          <table:table-cell office:value-type="float" office:value="3.8777398884132479" table:style-name="ce15">
            <text:p><text:s/>3.88<text:s/></text:p>
          </table:table-cell>
          <table:table-cell office:value-type="float" office:value="3.9066918524297161" table:style-name="ce15">
            <text:p><text:s/>3.91<text:s/></text:p>
          </table:table-cell>
          <table:table-cell office:value-type="float" office:value="3.9338401895429018" table:style-name="ce15">
            <text:p><text:s/>3.93<text:s/></text:p>
          </table:table-cell>
          <table:table-cell office:value-type="float" office:value="3.9686643988908483" table:style-name="ce15">
            <text:p><text:s/>3.97<text:s/></text:p>
          </table:table-cell>
          <table:table-cell office:value-type="float" office:value="3.9897154117299554" table:style-name="ce15">
            <text:p><text:s/>3.99<text:s/></text:p>
          </table:table-cell>
          <table:table-cell office:value-type="float" office:value="4.0203249823869536" table:style-name="ce15">
            <text:p><text:s/>4.0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C</text:p>
          </table:table-cell>
          <table:table-cell office:value-type="string" table:style-name="ce12">
            <text:p>E08000016</text:p>
          </table:table-cell>
          <table:table-cell table:style-name="ce14"/>
          <table:table-cell table:style-name="ce20"/>
          <table:table-cell office:value-type="string" table:style-name="ce16">
            <text:p>Barnsley</text:p>
          </table:table-cell>
          <table:table-cell office:value-type="float" office:value="3.1902249429050777" table:style-name="ce15">
            <text:p><text:s/>3.19<text:s/></text:p>
          </table:table-cell>
          <table:table-cell office:value-type="float" office:value="3.2168407818347688" table:style-name="ce15">
            <text:p><text:s/>3.22<text:s/></text:p>
          </table:table-cell>
          <table:table-cell office:value-type="float" office:value="3.238637593804695" table:style-name="ce15">
            <text:p><text:s/>3.24<text:s/></text:p>
          </table:table-cell>
          <table:table-cell office:value-type="float" office:value="3.2632299990385452" table:style-name="ce15">
            <text:p><text:s/>3.26<text:s/></text:p>
          </table:table-cell>
          <table:table-cell office:value-type="float" office:value="3.2839729922073246" table:style-name="ce15">
            <text:p><text:s/>3.28<text:s/></text:p>
          </table:table-cell>
          <table:table-cell office:value-type="float" office:value="3.3072594427575743" table:style-name="ce15">
            <text:p><text:s/>3.31<text:s/></text:p>
          </table:table-cell>
          <table:table-cell office:value-type="float" office:value="3.3349205977797953" table:style-name="ce15">
            <text:p><text:s/>3.33<text:s/></text:p>
          </table:table-cell>
          <table:table-cell office:value-type="float" office:value="3.3674144434581867" table:style-name="ce15">
            <text:p><text:s/>3.37<text:s/></text:p>
          </table:table-cell>
          <table:table-cell office:value-type="float" office:value="3.3992711749447544" table:style-name="ce15">
            <text:p><text:s/>3.40<text:s/></text:p>
          </table:table-cell>
          <table:table-cell office:value-type="float" office:value="3.4330717131764663" table:style-name="ce15">
            <text:p><text:s/>3.43<text:s/></text:p>
          </table:table-cell>
          <table:table-cell office:value-type="float" office:value="3.4528330096001669" table:style-name="ce15">
            <text:p><text:s/>3.45<text:s/></text:p>
          </table:table-cell>
          <table:table-cell office:value-type="float" office:value="3.4737703204350581" table:style-name="ce15">
            <text:p><text:s/>3.4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E</text:p>
          </table:table-cell>
          <table:table-cell office:value-type="string" table:style-name="ce12">
            <text:p>E08000017</text:p>
          </table:table-cell>
          <table:table-cell table:style-name="ce14"/>
          <table:table-cell table:style-name="ce20"/>
          <table:table-cell office:value-type="string" table:style-name="ce16">
            <text:p>Doncaster</text:p>
          </table:table-cell>
          <table:table-cell office:value-type="float" office:value="2.3031766298567566" table:style-name="ce15">
            <text:p><text:s/>2.30<text:s/></text:p>
          </table:table-cell>
          <table:table-cell office:value-type="float" office:value="2.3122754193359714" table:style-name="ce15">
            <text:p><text:s/>2.31<text:s/></text:p>
          </table:table-cell>
          <table:table-cell office:value-type="float" office:value="2.3189847497997382" table:style-name="ce15">
            <text:p><text:s/>2.32<text:s/></text:p>
          </table:table-cell>
          <table:table-cell office:value-type="float" office:value="2.331644589474303" table:style-name="ce15">
            <text:p><text:s/>2.33<text:s/></text:p>
          </table:table-cell>
          <table:table-cell office:value-type="float" office:value="2.3467119479179885" table:style-name="ce15">
            <text:p><text:s/>2.35<text:s/></text:p>
          </table:table-cell>
          <table:table-cell office:value-type="float" office:value="2.3683149596318454" table:style-name="ce15">
            <text:p><text:s/>2.37<text:s/></text:p>
          </table:table-cell>
          <table:table-cell office:value-type="float" office:value="2.3879290569606559" table:style-name="ce15">
            <text:p><text:s/>2.39<text:s/></text:p>
          </table:table-cell>
          <table:table-cell office:value-type="float" office:value="2.4103406521787356" table:style-name="ce15">
            <text:p><text:s/>2.41<text:s/></text:p>
          </table:table-cell>
          <table:table-cell office:value-type="float" office:value="2.4348484971185984" table:style-name="ce15">
            <text:p><text:s/>2.43<text:s/></text:p>
          </table:table-cell>
          <table:table-cell office:value-type="float" office:value="2.457349378246132" table:style-name="ce15">
            <text:p><text:s/>2.46<text:s/></text:p>
          </table:table-cell>
          <table:table-cell office:value-type="float" office:value="2.4718928239072344" table:style-name="ce15">
            <text:p><text:s/>2.47<text:s/></text:p>
          </table:table-cell>
          <table:table-cell office:value-type="float" office:value="2.4929120516951921" table:style-name="ce15">
            <text:p><text:s/>2.4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F</text:p>
          </table:table-cell>
          <table:table-cell office:value-type="string" table:style-name="ce12">
            <text:p>E08000018</text:p>
          </table:table-cell>
          <table:table-cell table:style-name="ce14"/>
          <table:table-cell table:style-name="ce20"/>
          <table:table-cell office:value-type="string" table:style-name="ce16">
            <text:p>Rotherham</text:p>
          </table:table-cell>
          <table:table-cell office:value-type="float" office:value="3.909460881372806" table:style-name="ce15">
            <text:p><text:s/>3.91<text:s/></text:p>
          </table:table-cell>
          <table:table-cell office:value-type="float" office:value="3.9368399024733223" table:style-name="ce15">
            <text:p><text:s/>3.94<text:s/></text:p>
          </table:table-cell>
          <table:table-cell office:value-type="float" office:value="3.9610497887559819" table:style-name="ce15">
            <text:p><text:s/>3.96<text:s/></text:p>
          </table:table-cell>
          <table:table-cell office:value-type="float" office:value="3.986795132962063" table:style-name="ce15">
            <text:p><text:s/>3.99<text:s/></text:p>
          </table:table-cell>
          <table:table-cell office:value-type="float" office:value="4.0153576686915837" table:style-name="ce15">
            <text:p><text:s/>4.02<text:s/></text:p>
          </table:table-cell>
          <table:table-cell office:value-type="float" office:value="4.0422197125371335" table:style-name="ce15">
            <text:p><text:s/>4.04<text:s/></text:p>
          </table:table-cell>
          <table:table-cell office:value-type="float" office:value="4.069781523538369" table:style-name="ce15">
            <text:p><text:s/>4.07<text:s/></text:p>
          </table:table-cell>
          <table:table-cell office:value-type="float" office:value="4.0927002456599437" table:style-name="ce15">
            <text:p><text:s/>4.09<text:s/></text:p>
          </table:table-cell>
          <table:table-cell office:value-type="float" office:value="4.1138739759951948" table:style-name="ce15">
            <text:p><text:s/>4.11<text:s/></text:p>
          </table:table-cell>
          <table:table-cell office:value-type="float" office:value="4.1397242843177935" table:style-name="ce15">
            <text:p><text:s/>4.14<text:s/></text:p>
          </table:table-cell>
          <table:table-cell office:value-type="float" office:value="4.1659235909976573" table:style-name="ce15">
            <text:p><text:s/>4.17<text:s/></text:p>
          </table:table-cell>
          <table:table-cell office:value-type="float" office:value="4.2039614775882139" table:style-name="ce15">
            <text:p><text:s/>4.2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G</text:p>
          </table:table-cell>
          <table:table-cell office:value-type="string" table:style-name="ce12">
            <text:p>E08000019</text:p>
          </table:table-cell>
          <table:table-cell table:style-name="ce14"/>
          <table:table-cell table:style-name="ce20"/>
          <table:table-cell office:value-type="string" table:style-name="ce16">
            <text:p>Sheffield</text:p>
          </table:table-cell>
          <table:table-cell office:value-type="float" office:value="6.4359089557731401" table:style-name="ce15">
            <text:p><text:s/>6.44<text:s/></text:p>
          </table:table-cell>
          <table:table-cell office:value-type="float" office:value="6.4257861637561877" table:style-name="ce15">
            <text:p><text:s/>6.43<text:s/></text:p>
          </table:table-cell>
          <table:table-cell office:value-type="float" office:value="6.424429980000312" table:style-name="ce15">
            <text:p><text:s/>6.42<text:s/></text:p>
          </table:table-cell>
          <table:table-cell office:value-type="float" office:value="6.427313569108497" table:style-name="ce15">
            <text:p><text:s/>6.43<text:s/></text:p>
          </table:table-cell>
          <table:table-cell office:value-type="float" office:value="6.4534936080167311" table:style-name="ce15">
            <text:p><text:s/>6.45<text:s/></text:p>
          </table:table-cell>
          <table:table-cell office:value-type="float" office:value="6.4746419155817687" table:style-name="ce15">
            <text:p><text:s/>6.47<text:s/></text:p>
          </table:table-cell>
          <table:table-cell office:value-type="float" office:value="6.5136974350026184" table:style-name="ce15">
            <text:p><text:s/>6.51<text:s/></text:p>
          </table:table-cell>
          <table:table-cell office:value-type="float" office:value="6.5542785017375591" table:style-name="ce15">
            <text:p><text:s/>6.55<text:s/></text:p>
          </table:table-cell>
          <table:table-cell office:value-type="float" office:value="6.585944834101686" table:style-name="ce15">
            <text:p><text:s/>6.59<text:s/></text:p>
          </table:table-cell>
          <table:table-cell office:value-type="float" office:value="6.647698394967307" table:style-name="ce15">
            <text:p><text:s/>6.65<text:s/></text:p>
          </table:table-cell>
          <table:table-cell office:value-type="float" office:value="6.675940164737769" table:style-name="ce15">
            <text:p><text:s/>6.68<text:s/></text:p>
          </table:table-cell>
          <table:table-cell office:value-type="float" office:value="6.7241558317311281" table:style-name="ce15">
            <text:p><text:s/>6.72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1000006</text:p>
          </table:table-cell>
          <table:table-cell table:style-name="ce14"/>
          <table:table-cell office:value-type="string" table:style-name="ce13">
            <text:p>West Yorkshire (Met County)</text:p>
          </table:table-cell>
          <table:table-cell table:style-name="ce14"/>
          <table:table-cell office:value-type="float" office:value="4.724503905074652" table:style-name="ce15">
            <text:p><text:s/>4.72<text:s/></text:p>
          </table:table-cell>
          <table:table-cell office:value-type="float" office:value="4.7484805537455861" table:style-name="ce15">
            <text:p><text:s/>4.75<text:s/></text:p>
          </table:table-cell>
          <table:table-cell office:value-type="float" office:value="4.7677641380402269" table:style-name="ce15">
            <text:p><text:s/>4.77<text:s/></text:p>
          </table:table-cell>
          <table:table-cell office:value-type="float" office:value="4.7938630812916498" table:style-name="ce15">
            <text:p><text:s/>4.79<text:s/></text:p>
          </table:table-cell>
          <table:table-cell office:value-type="float" office:value="4.8202056426763518" table:style-name="ce15">
            <text:p><text:s/>4.82<text:s/></text:p>
          </table:table-cell>
          <table:table-cell office:value-type="float" office:value="4.8536620642466204" table:style-name="ce15">
            <text:p><text:s/>4.85<text:s/></text:p>
          </table:table-cell>
          <table:table-cell office:value-type="float" office:value="4.8906760770005393" table:style-name="ce15">
            <text:p><text:s/>4.89<text:s/></text:p>
          </table:table-cell>
          <table:table-cell office:value-type="float" office:value="4.9267040225083178" table:style-name="ce15">
            <text:p><text:s/>4.93<text:s/></text:p>
          </table:table-cell>
          <table:table-cell office:value-type="float" office:value="4.9724601402472723" table:style-name="ce15">
            <text:p><text:s/>4.97<text:s/></text:p>
          </table:table-cell>
          <table:table-cell office:value-type="float" office:value="5.0099272699963162" table:style-name="ce15">
            <text:p><text:s/>5.01<text:s/></text:p>
          </table:table-cell>
          <table:table-cell office:value-type="float" office:value="5.0395299524895467" table:style-name="ce15">
            <text:p><text:s/>5.04<text:s/></text:p>
          </table:table-cell>
          <table:table-cell office:value-type="float" office:value="5.0750456348934527" table:style-name="ce15">
            <text:p><text:s/>5.0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X</text:p>
          </table:table-cell>
          <table:table-cell office:value-type="string" table:style-name="ce12">
            <text:p>E08000032</text:p>
          </table:table-cell>
          <table:table-cell table:style-name="ce14"/>
          <table:table-cell table:style-name="ce20"/>
          <table:table-cell office:value-type="string" table:style-name="ce16">
            <text:p>Bradford</text:p>
          </table:table-cell>
          <table:table-cell office:value-type="float" office:value="5.6566276735850733" table:style-name="ce15">
            <text:p><text:s/>5.66<text:s/></text:p>
          </table:table-cell>
          <table:table-cell office:value-type="float" office:value="5.681733004832207" table:style-name="ce15">
            <text:p><text:s/>5.68<text:s/></text:p>
          </table:table-cell>
          <table:table-cell office:value-type="float" office:value="5.7065108084918483" table:style-name="ce15">
            <text:p><text:s/>5.71<text:s/></text:p>
          </table:table-cell>
          <table:table-cell office:value-type="float" office:value="5.7354641914427802" table:style-name="ce15">
            <text:p><text:s/>5.74<text:s/></text:p>
          </table:table-cell>
          <table:table-cell office:value-type="float" office:value="5.7714580122960903" table:style-name="ce15">
            <text:p><text:s/>5.77<text:s/></text:p>
          </table:table-cell>
          <table:table-cell office:value-type="float" office:value="5.8013119927776806" table:style-name="ce15">
            <text:p><text:s/>5.80<text:s/></text:p>
          </table:table-cell>
          <table:table-cell office:value-type="float" office:value="5.8470202756510421" table:style-name="ce15">
            <text:p><text:s/>5.85<text:s/></text:p>
          </table:table-cell>
          <table:table-cell office:value-type="float" office:value="5.896359858282767" table:style-name="ce15">
            <text:p><text:s/>5.90<text:s/></text:p>
          </table:table-cell>
          <table:table-cell office:value-type="float" office:value="5.9455084032031023" table:style-name="ce15">
            <text:p><text:s/>5.95<text:s/></text:p>
          </table:table-cell>
          <table:table-cell office:value-type="float" office:value="5.9781731227406372" table:style-name="ce15">
            <text:p><text:s/>5.98<text:s/></text:p>
          </table:table-cell>
          <table:table-cell office:value-type="float" office:value="5.9975197846841244" table:style-name="ce15">
            <text:p><text:s/>6.00<text:s/></text:p>
          </table:table-cell>
          <table:table-cell office:value-type="float" office:value="6.0336821409984234" table:style-name="ce15">
            <text:p><text:s/>6.0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Y</text:p>
          </table:table-cell>
          <table:table-cell office:value-type="string" table:style-name="ce12">
            <text:p>E08000033</text:p>
          </table:table-cell>
          <table:table-cell table:style-name="ce14"/>
          <table:table-cell table:style-name="ce20"/>
          <table:table-cell office:value-type="string" table:style-name="ce16">
            <text:p>Calderdale</text:p>
          </table:table-cell>
          <table:table-cell office:value-type="float" office:value="2.5327698132769707" table:style-name="ce15">
            <text:p><text:s/>2.53<text:s/></text:p>
          </table:table-cell>
          <table:table-cell office:value-type="float" office:value="2.5434122042645093" table:style-name="ce15">
            <text:p><text:s/>2.54<text:s/></text:p>
          </table:table-cell>
          <table:table-cell office:value-type="float" office:value="2.5574345200137709" table:style-name="ce15">
            <text:p><text:s/>2.56<text:s/></text:p>
          </table:table-cell>
          <table:table-cell office:value-type="float" office:value="2.5668404309557489" table:style-name="ce15">
            <text:p><text:s/>2.57<text:s/></text:p>
          </table:table-cell>
          <table:table-cell office:value-type="float" office:value="2.5824799484151333" table:style-name="ce15">
            <text:p><text:s/>2.58<text:s/></text:p>
          </table:table-cell>
          <table:table-cell office:value-type="float" office:value="2.5919397957473467" table:style-name="ce15">
            <text:p><text:s/>2.59<text:s/></text:p>
          </table:table-cell>
          <table:table-cell office:value-type="float" office:value="2.6026923778604729" table:style-name="ce15">
            <text:p><text:s/>2.60<text:s/></text:p>
          </table:table-cell>
          <table:table-cell office:value-type="float" office:value="2.6111905457950417" table:style-name="ce15">
            <text:p><text:s/>2.61<text:s/></text:p>
          </table:table-cell>
          <table:table-cell office:value-type="float" office:value="2.6268872911588277" table:style-name="ce15">
            <text:p><text:s/>2.63<text:s/></text:p>
          </table:table-cell>
          <table:table-cell office:value-type="float" office:value="2.6368416598710627" table:style-name="ce15">
            <text:p><text:s/>2.64<text:s/></text:p>
          </table:table-cell>
          <table:table-cell office:value-type="float" office:value="2.6444880877281287" table:style-name="ce15">
            <text:p><text:s/>2.64<text:s/></text:p>
          </table:table-cell>
          <table:table-cell office:value-type="float" office:value="2.6566597281905082" table:style-name="ce15">
            <text:p><text:s/>2.6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Z</text:p>
          </table:table-cell>
          <table:table-cell office:value-type="string" table:style-name="ce12">
            <text:p>E08000034</text:p>
          </table:table-cell>
          <table:table-cell table:style-name="ce14"/>
          <table:table-cell table:style-name="ce20"/>
          <table:table-cell office:value-type="string" table:style-name="ce16">
            <text:p>Kirklees</text:p>
          </table:table-cell>
          <table:table-cell office:value-type="float" office:value="4.4323917309079395" table:style-name="ce15">
            <text:p><text:s/>4.43<text:s/></text:p>
          </table:table-cell>
          <table:table-cell office:value-type="float" office:value="4.4478092377576477" table:style-name="ce15">
            <text:p><text:s/>4.45<text:s/></text:p>
          </table:table-cell>
          <table:table-cell office:value-type="float" office:value="4.4541337373193484" table:style-name="ce15">
            <text:p><text:s/>4.45<text:s/></text:p>
          </table:table-cell>
          <table:table-cell office:value-type="float" office:value="4.4715946456212752" table:style-name="ce15">
            <text:p><text:s/>4.47<text:s/></text:p>
          </table:table-cell>
          <table:table-cell office:value-type="float" office:value="4.4766580573429691" table:style-name="ce15">
            <text:p><text:s/>4.48<text:s/></text:p>
          </table:table-cell>
          <table:table-cell office:value-type="float" office:value="4.4965189219672617" table:style-name="ce15">
            <text:p><text:s/>4.50<text:s/></text:p>
          </table:table-cell>
          <table:table-cell office:value-type="float" office:value="4.512683342813979" table:style-name="ce15">
            <text:p><text:s/>4.51<text:s/></text:p>
          </table:table-cell>
          <table:table-cell office:value-type="float" office:value="4.5373411828518107" table:style-name="ce15">
            <text:p><text:s/>4.54<text:s/></text:p>
          </table:table-cell>
          <table:table-cell office:value-type="float" office:value="4.5673838996102329" table:style-name="ce15">
            <text:p><text:s/>4.57<text:s/></text:p>
          </table:table-cell>
          <table:table-cell office:value-type="float" office:value="4.5871708738871657" table:style-name="ce15">
            <text:p><text:s/>4.59<text:s/></text:p>
          </table:table-cell>
          <table:table-cell office:value-type="float" office:value="4.6042654098038041" table:style-name="ce15">
            <text:p><text:s/>4.60<text:s/></text:p>
          </table:table-cell>
          <table:table-cell office:value-type="float" office:value="4.6214970153096937" table:style-name="ce15">
            <text:p><text:s/>4.6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DA</text:p>
          </table:table-cell>
          <table:table-cell office:value-type="string" table:style-name="ce12">
            <text:p>E08000035</text:p>
          </table:table-cell>
          <table:table-cell table:style-name="ce14"/>
          <table:table-cell table:style-name="ce20"/>
          <table:table-cell office:value-type="string" table:style-name="ce16">
            <text:p>Leeds</text:p>
          </table:table-cell>
          <table:table-cell office:value-type="float" office:value="6.0142105337346274" table:style-name="ce15">
            <text:p><text:s/>6.01<text:s/></text:p>
          </table:table-cell>
          <table:table-cell office:value-type="float" office:value="6.0503934070772036" table:style-name="ce15">
            <text:p><text:s/>6.05<text:s/></text:p>
          </table:table-cell>
          <table:table-cell office:value-type="float" office:value="6.0798156762713012" table:style-name="ce15">
            <text:p><text:s/>6.08<text:s/></text:p>
          </table:table-cell>
          <table:table-cell office:value-type="float" office:value="6.1213998358497284" table:style-name="ce15">
            <text:p><text:s/>6.12<text:s/></text:p>
          </table:table-cell>
          <table:table-cell office:value-type="float" office:value="6.1586581099607658" table:style-name="ce15">
            <text:p><text:s/>6.16<text:s/></text:p>
          </table:table-cell>
          <table:table-cell office:value-type="float" office:value="6.2046849185209885" table:style-name="ce15">
            <text:p><text:s/>6.20<text:s/></text:p>
          </table:table-cell>
          <table:table-cell office:value-type="float" office:value="6.2570551552319937" table:style-name="ce15">
            <text:p><text:s/>6.26<text:s/></text:p>
          </table:table-cell>
          <table:table-cell office:value-type="float" office:value="6.2996171697751722" table:style-name="ce15">
            <text:p><text:s/>6.30<text:s/></text:p>
          </table:table-cell>
          <table:table-cell office:value-type="float" office:value="6.362917107948844" table:style-name="ce15">
            <text:p><text:s/>6.36<text:s/></text:p>
          </table:table-cell>
          <table:table-cell office:value-type="float" office:value="6.4245120777920448" table:style-name="ce15">
            <text:p><text:s/>6.42<text:s/></text:p>
          </table:table-cell>
          <table:table-cell office:value-type="float" office:value="6.4791672821809128" table:style-name="ce15">
            <text:p><text:s/>6.48<text:s/></text:p>
          </table:table-cell>
          <table:table-cell office:value-type="float" office:value="6.5378578871708468" table:style-name="ce15">
            <text:p><text:s/>6.5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DB</text:p>
          </table:table-cell>
          <table:table-cell office:value-type="string" table:style-name="ce12">
            <text:p>E08000036</text:p>
          </table:table-cell>
          <table:table-cell table:style-name="ce14"/>
          <table:table-cell table:style-name="ce20"/>
          <table:table-cell office:value-type="string" table:style-name="ce16">
            <text:p>Wakefield</text:p>
          </table:table-cell>
          <table:table-cell office:value-type="float" office:value="4.3224684560612667" table:style-name="ce15">
            <text:p><text:s/>4.32<text:s/></text:p>
          </table:table-cell>
          <table:table-cell office:value-type="float" office:value="4.3499693794384156" table:style-name="ce15">
            <text:p><text:s/>4.35<text:s/></text:p>
          </table:table-cell>
          <table:table-cell office:value-type="float" office:value="4.3680788327150823" table:style-name="ce15">
            <text:p><text:s/>4.37<text:s/></text:p>
          </table:table-cell>
          <table:table-cell office:value-type="float" office:value="4.3942211866854919" table:style-name="ce15">
            <text:p><text:s/>4.39<text:s/></text:p>
          </table:table-cell>
          <table:table-cell office:value-type="float" office:value="4.4298303328983994" table:style-name="ce15">
            <text:p><text:s/>4.43<text:s/></text:p>
          </table:table-cell>
          <table:table-cell office:value-type="float" office:value="4.4889000846672538" table:style-name="ce15">
            <text:p><text:s/>4.49<text:s/></text:p>
          </table:table-cell>
          <table:table-cell office:value-type="float" office:value="4.5448671341723079" table:style-name="ce15">
            <text:p><text:s/>4.54<text:s/></text:p>
          </table:table-cell>
          <table:table-cell office:value-type="float" office:value="4.5991522055119036" table:style-name="ce15">
            <text:p><text:s/>4.60<text:s/></text:p>
          </table:table-cell>
          <table:table-cell office:value-type="float" office:value="4.6639210111163019" table:style-name="ce15">
            <text:p><text:s/>4.66<text:s/></text:p>
          </table:table-cell>
          <table:table-cell office:value-type="float" office:value="4.7181765508100817" table:style-name="ce15">
            <text:p><text:s/>4.72<text:s/></text:p>
          </table:table-cell>
          <table:table-cell office:value-type="float" office:value="4.7567507865753855" table:style-name="ce15">
            <text:p><text:s/>4.76<text:s/></text:p>
          </table:table-cell>
          <table:table-cell office:value-type="float" office:value="4.8009596603624471" table:style-name="ce15">
            <text:p><text:s/>4.80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6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2000004</text:p>
          </table:table-cell>
          <table:table-cell office:value-type="string" table:style-name="ce13">
            <text:p>EAST MIDLANDS</text:p>
          </table:table-cell>
          <table:table-cell table:style-name="ce20"/>
          <table:table-cell table:style-name="ce14"/>
          <table:table-cell office:value-type="float" office:value="1.2632672222525883" table:style-name="ce15">
            <text:p><text:s/>1.26<text:s/></text:p>
          </table:table-cell>
          <table:table-cell office:value-type="float" office:value="1.2712308983826937" table:style-name="ce15">
            <text:p><text:s/>1.27<text:s/></text:p>
          </table:table-cell>
          <table:table-cell office:value-type="float" office:value="1.2783678498332305" table:style-name="ce15">
            <text:p><text:s/>1.28<text:s/></text:p>
          </table:table-cell>
          <table:table-cell office:value-type="float" office:value="1.2867420035518833" table:style-name="ce15">
            <text:p><text:s/>1.29<text:s/></text:p>
          </table:table-cell>
          <table:table-cell office:value-type="float" office:value="1.2975314074296873" table:style-name="ce15">
            <text:p><text:s/>1.30<text:s/></text:p>
          </table:table-cell>
          <table:table-cell office:value-type="float" office:value="1.3096258987863933" table:style-name="ce15">
            <text:p><text:s/>1.31<text:s/></text:p>
          </table:table-cell>
          <table:table-cell office:value-type="float" office:value="1.3228858867013709" table:style-name="ce15">
            <text:p><text:s/>1.32<text:s/></text:p>
          </table:table-cell>
          <table:table-cell office:value-type="float" office:value="1.337412011489252" table:style-name="ce15">
            <text:p><text:s/>1.34<text:s/></text:p>
          </table:table-cell>
          <table:table-cell office:value-type="float" office:value="1.3524540280790345" table:style-name="ce15">
            <text:p><text:s/>1.35<text:s/></text:p>
          </table:table-cell>
          <table:table-cell office:value-type="float" office:value="1.3665229479026817" table:style-name="ce15">
            <text:p><text:s/>1.37<text:s/></text:p>
          </table:table-cell>
          <table:table-cell office:value-type="float" office:value="1.3803821461146395" table:style-name="ce15">
            <text:p><text:s/>1.38<text:s/></text:p>
          </table:table-cell>
          <table:table-cell office:value-type="float" office:value="1.6431534782781403" table:style-name="ce15">
            <text:p><text:s/>1.64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office:value-type="string" table:style-name="ce12">
            <text:p>00FK</text:p>
          </table:table-cell>
          <table:table-cell office:value-type="string" table:style-name="ce12">
            <text:p>E06000015</text:p>
          </table:table-cell>
          <table:table-cell table:style-name="ce14"/>
          <table:table-cell office:value-type="string" table:style-name="ce13">
            <text:p>Derby UA</text:p>
          </table:table-cell>
          <table:table-cell table:style-name="ce14"/>
          <table:table-cell office:value-type="float" office:value="13.64955137908027" table:style-name="ce15">
            <text:p><text:s/>13.65<text:s/></text:p>
          </table:table-cell>
          <table:table-cell office:value-type="float" office:value="13.685049853880766" table:style-name="ce15">
            <text:p><text:s/>13.69<text:s/></text:p>
          </table:table-cell>
          <table:table-cell office:value-type="float" office:value="13.734902100296246" table:style-name="ce15">
            <text:p><text:s/>13.73<text:s/></text:p>
          </table:table-cell>
          <table:table-cell office:value-type="float" office:value="13.794238450657302" table:style-name="ce15">
            <text:p><text:s/>13.79<text:s/></text:p>
          </table:table-cell>
          <table:table-cell office:value-type="float" office:value="13.851138819226875" table:style-name="ce15">
            <text:p><text:s/>13.85<text:s/></text:p>
          </table:table-cell>
          <table:table-cell office:value-type="float" office:value="13.91522098240317" table:style-name="ce15">
            <text:p><text:s/>13.92<text:s/></text:p>
          </table:table-cell>
          <table:table-cell office:value-type="float" office:value="14.018384977271884" table:style-name="ce15">
            <text:p><text:s/>14.02<text:s/></text:p>
          </table:table-cell>
          <table:table-cell office:value-type="float" office:value="14.12129266407881" table:style-name="ce15">
            <text:p><text:s/>14.12<text:s/></text:p>
          </table:table-cell>
          <table:table-cell office:value-type="float" office:value="14.201388933386816" table:style-name="ce15">
            <text:p><text:s/>14.20<text:s/></text:p>
          </table:table-cell>
          <table:table-cell office:value-type="float" office:value="14.272642574563219" table:style-name="ce15">
            <text:p><text:s/>14.27<text:s/></text:p>
          </table:table-cell>
          <table:table-cell office:value-type="float" office:value="14.34376806170873" table:style-name="ce15">
            <text:p><text:s/>14.34<text:s/></text:p>
          </table:table-cell>
          <table:table-cell office:value-type="float" office:value="14.431040956746733" table:style-name="ce15">
            <text:p><text:s/>14.4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FN</text:p>
          </table:table-cell>
          <table:table-cell office:value-type="string" table:style-name="ce12">
            <text:p>E06000016</text:p>
          </table:table-cell>
          <table:table-cell table:style-name="ce14"/>
          <table:table-cell office:value-type="string" table:style-name="ce13">
            <text:p>Leicester UA</text:p>
          </table:table-cell>
          <table:table-cell table:style-name="ce14"/>
          <table:table-cell office:value-type="float" office:value="17.275675955151829" table:style-name="ce15">
            <text:p><text:s/>17.28<text:s/></text:p>
          </table:table-cell>
          <table:table-cell office:value-type="float" office:value="17.330419598917114" table:style-name="ce15">
            <text:p><text:s/>17.33<text:s/></text:p>
          </table:table-cell>
          <table:table-cell office:value-type="float" office:value="17.419237606071871" table:style-name="ce15">
            <text:p><text:s/>17.42<text:s/></text:p>
          </table:table-cell>
          <table:table-cell office:value-type="float" office:value="17.505205789809338" table:style-name="ce15">
            <text:p><text:s/>17.51<text:s/></text:p>
          </table:table-cell>
          <table:table-cell office:value-type="float" office:value="17.595944953592557" table:style-name="ce15">
            <text:p><text:s/>17.60<text:s/></text:p>
          </table:table-cell>
          <table:table-cell office:value-type="float" office:value="17.682545223002887" table:style-name="ce15">
            <text:p><text:s/>17.68<text:s/></text:p>
          </table:table-cell>
          <table:table-cell office:value-type="float" office:value="17.827686962876712" table:style-name="ce15">
            <text:p><text:s/>17.83<text:s/></text:p>
          </table:table-cell>
          <table:table-cell office:value-type="float" office:value="18.0265495533943" table:style-name="ce15">
            <text:p><text:s/>18.03<text:s/></text:p>
          </table:table-cell>
          <table:table-cell office:value-type="float" office:value="18.15492057085903" table:style-name="ce15">
            <text:p><text:s/>18.15<text:s/></text:p>
          </table:table-cell>
          <table:table-cell office:value-type="float" office:value="18.284791409027012" table:style-name="ce15">
            <text:p><text:s/>18.28<text:s/></text:p>
          </table:table-cell>
          <table:table-cell office:value-type="float" office:value="18.360396007204592" table:style-name="ce15">
            <text:p><text:s/>18.36<text:s/></text:p>
          </table:table-cell>
          <table:table-cell office:value-type="float" office:value="18.475200464671723" table:style-name="ce15">
            <text:p><text:s/>18.4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FY</text:p>
          </table:table-cell>
          <table:table-cell office:value-type="string" table:style-name="ce12">
            <text:p>E06000018</text:p>
          </table:table-cell>
          <table:table-cell table:style-name="ce14"/>
          <table:table-cell office:value-type="string" table:style-name="ce13">
            <text:p>Nottingham UA</text:p>
          </table:table-cell>
          <table:table-cell table:style-name="ce14"/>
          <table:table-cell office:value-type="float" office:value="17.583132415861066" table:style-name="ce15">
            <text:p><text:s/>17.58<text:s/></text:p>
          </table:table-cell>
          <table:table-cell office:value-type="float" office:value="17.539507634229565" table:style-name="ce15">
            <text:p><text:s/>17.54<text:s/></text:p>
          </table:table-cell>
          <table:table-cell office:value-type="float" office:value="17.546408454441792" table:style-name="ce15">
            <text:p><text:s/>17.55<text:s/></text:p>
          </table:table-cell>
          <table:table-cell office:value-type="float" office:value="17.508279594662397" table:style-name="ce15">
            <text:p><text:s/>17.51<text:s/></text:p>
          </table:table-cell>
          <table:table-cell office:value-type="float" office:value="17.545203179969068" table:style-name="ce15">
            <text:p><text:s/>17.55<text:s/></text:p>
          </table:table-cell>
          <table:table-cell office:value-type="float" office:value="17.571930586381036" table:style-name="ce15">
            <text:p><text:s/>17.57<text:s/></text:p>
          </table:table-cell>
          <table:table-cell office:value-type="float" office:value="17.602310573823772" table:style-name="ce15">
            <text:p><text:s/>17.60<text:s/></text:p>
          </table:table-cell>
          <table:table-cell office:value-type="float" office:value="17.688846775512172" table:style-name="ce15">
            <text:p><text:s/>17.69<text:s/></text:p>
          </table:table-cell>
          <table:table-cell office:value-type="float" office:value="17.783802909396972" table:style-name="ce15">
            <text:p><text:s/>17.78<text:s/></text:p>
          </table:table-cell>
          <table:table-cell office:value-type="float" office:value="17.925715557032806" table:style-name="ce15">
            <text:p><text:s/>17.93<text:s/></text:p>
          </table:table-cell>
          <table:table-cell office:value-type="float" office:value="18.014104742860514" table:style-name="ce15">
            <text:p><text:s/>18.01<text:s/></text:p>
          </table:table-cell>
          <table:table-cell office:value-type="float" office:value="18.244895005173348" table:style-name="ce15">
            <text:p><text:s/>18.2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FP</text:p>
          </table:table-cell>
          <table:table-cell office:value-type="string" table:style-name="ce12">
            <text:p>E06000017</text:p>
          </table:table-cell>
          <table:table-cell table:style-name="ce14"/>
          <table:table-cell office:value-type="string" table:style-name="ce13">
            <text:p>Rutland UA</text:p>
          </table:table-cell>
          <table:table-cell table:style-name="ce14"/>
          <table:table-cell office:value-type="float" office:value="0.42118639765619797" table:style-name="ce15">
            <text:p><text:s/>0.42<text:s/></text:p>
          </table:table-cell>
          <table:table-cell office:value-type="float" office:value="0.42207495000990097" table:style-name="ce15">
            <text:p><text:s/>0.42<text:s/></text:p>
          </table:table-cell>
          <table:table-cell office:value-type="float" office:value="0.42400421040596492" table:style-name="ce15">
            <text:p><text:s/>0.42<text:s/></text:p>
          </table:table-cell>
          <table:table-cell office:value-type="float" office:value="0.42779908299405667" table:style-name="ce15">
            <text:p><text:s/>0.43<text:s/></text:p>
          </table:table-cell>
          <table:table-cell office:value-type="float" office:value="0.43311294837771402" table:style-name="ce15">
            <text:p><text:s/>0.43<text:s/></text:p>
          </table:table-cell>
          <table:table-cell office:value-type="float" office:value="0.43829588527492913" table:style-name="ce15">
            <text:p><text:s/>0.44<text:s/></text:p>
          </table:table-cell>
          <table:table-cell office:value-type="float" office:value="0.44444758719361149" table:style-name="ce15">
            <text:p><text:s/>0.44<text:s/></text:p>
          </table:table-cell>
          <table:table-cell office:value-type="float" office:value="0.45044238122961633" table:style-name="ce15">
            <text:p><text:s/>0.45<text:s/></text:p>
          </table:table-cell>
          <table:table-cell office:value-type="float" office:value="0.45544197136274583" table:style-name="ce15">
            <text:p><text:s/>0.46<text:s/></text:p>
          </table:table-cell>
          <table:table-cell office:value-type="float" office:value="0.45978682208608879" table:style-name="ce15">
            <text:p><text:s/>0.46<text:s/></text:p>
          </table:table-cell>
          <table:table-cell office:value-type="float" office:value="0.46219364415646391" table:style-name="ce15">
            <text:p><text:s/>0.46<text:s/></text:p>
          </table:table-cell>
          <table:table-cell office:value-type="float" office:value="0.46470784349004396" table:style-name="ce15">
            <text:p><text:s/>0.4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A0017</text:p>
          </table:table-cell>
          <table:table-cell office:value-type="string" table:style-name="ce12">
            <text:p>E06000061</text:p>
          </table:table-cell>
          <table:table-cell table:style-name="ce14"/>
          <table:table-cell office:value-type="string" table:style-name="ce13">
            <text:p>North Northamptonshire</text:p>
          </table:table-cell>
          <table:table-cell table:style-name="ce14"/>
          <table:table-cell table:number-columns-repeated="11" table:style-name="ce21"/>
          <table:table-cell office:value-type="float" office:value="1.5870346759413971" table:style-name="ce15">
            <text:p><text:s/>1.5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A0018</text:p>
          </table:table-cell>
          <table:table-cell office:value-type="string" table:style-name="ce12">
            <text:p>E06000062</text:p>
          </table:table-cell>
          <table:table-cell table:style-name="ce14"/>
          <table:table-cell office:value-type="string" table:style-name="ce13">
            <text:p>West Northamptonshire</text:p>
          </table:table-cell>
          <table:table-cell table:style-name="ce14"/>
          <table:table-cell table:number-columns-repeated="11" table:style-name="ce21"/>
          <table:table-cell office:value-type="float" office:value="1.3208768219328615" table:style-name="ce15">
            <text:p><text:s/>1.32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07</text:p>
          </table:table-cell>
          <table:table-cell table:style-name="ce14"/>
          <table:table-cell office:value-type="string" table:style-name="ce13">
            <text:p>Derbyshire</text:p>
          </table:table-cell>
          <table:table-cell table:style-name="ce14"/>
          <table:table-cell office:value-type="float" office:value="1.3625196468831446" table:style-name="ce15">
            <text:p><text:s/>1.36<text:s/></text:p>
          </table:table-cell>
          <table:table-cell office:value-type="float" office:value="1.3672795296371072" table:style-name="ce15">
            <text:p><text:s/>1.37<text:s/></text:p>
          </table:table-cell>
          <table:table-cell office:value-type="float" office:value="1.3727979571818496" table:style-name="ce15">
            <text:p><text:s/>1.37<text:s/></text:p>
          </table:table-cell>
          <table:table-cell office:value-type="float" office:value="1.3778286632851471" table:style-name="ce15">
            <text:p><text:s/>1.38<text:s/></text:p>
          </table:table-cell>
          <table:table-cell office:value-type="float" office:value="1.3847637524990153" table:style-name="ce15">
            <text:p><text:s/>1.38<text:s/></text:p>
          </table:table-cell>
          <table:table-cell office:value-type="float" office:value="1.3948597155622842" table:style-name="ce15">
            <text:p><text:s/>1.39<text:s/></text:p>
          </table:table-cell>
          <table:table-cell office:value-type="float" office:value="1.4055487100323676" table:style-name="ce15">
            <text:p><text:s/>1.41<text:s/></text:p>
          </table:table-cell>
          <table:table-cell office:value-type="float" office:value="1.4181577390796829" table:style-name="ce15">
            <text:p><text:s/>1.42<text:s/></text:p>
          </table:table-cell>
          <table:table-cell office:value-type="float" office:value="1.4319957266447345" table:style-name="ce15">
            <text:p><text:s/>1.43<text:s/></text:p>
          </table:table-cell>
          <table:table-cell office:value-type="float" office:value="1.446981406460832" table:style-name="ce15">
            <text:p><text:s/>1.45<text:s/></text:p>
          </table:table-cell>
          <table:table-cell office:value-type="float" office:value="1.4607369470395979" table:style-name="ce15">
            <text:p><text:s/>1.46<text:s/></text:p>
          </table:table-cell>
          <table:table-cell office:value-type="float" office:value="1.4755322418845371" table:style-name="ce15">
            <text:p><text:s/>1.4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7UB</text:p>
          </table:table-cell>
          <table:table-cell office:value-type="string" table:style-name="ce12">
            <text:p>E07000032</text:p>
          </table:table-cell>
          <table:table-cell table:style-name="ce14"/>
          <table:table-cell table:style-name="ce20"/>
          <table:table-cell office:value-type="string" table:style-name="ce16">
            <text:p>Amber Valley</text:p>
          </table:table-cell>
          <table:table-cell office:value-type="float" office:value="2.0695238321889642" table:style-name="ce15">
            <text:p><text:s/>2.07<text:s/></text:p>
          </table:table-cell>
          <table:table-cell office:value-type="float" office:value="2.0760602173158649" table:style-name="ce15">
            <text:p><text:s/>2.08<text:s/></text:p>
          </table:table-cell>
          <table:table-cell office:value-type="float" office:value="2.0827096390336024" table:style-name="ce15">
            <text:p><text:s/>2.08<text:s/></text:p>
          </table:table-cell>
          <table:table-cell office:value-type="float" office:value="2.0918078055977136" table:style-name="ce15">
            <text:p><text:s/>2.09<text:s/></text:p>
          </table:table-cell>
          <table:table-cell office:value-type="float" office:value="2.1009813272082289" table:style-name="ce15">
            <text:p><text:s/>2.10<text:s/></text:p>
          </table:table-cell>
          <table:table-cell office:value-type="float" office:value="2.1161823537633473" table:style-name="ce15">
            <text:p><text:s/>2.12<text:s/></text:p>
          </table:table-cell>
          <table:table-cell office:value-type="float" office:value="2.1363565640023521" table:style-name="ce15">
            <text:p><text:s/>2.14<text:s/></text:p>
          </table:table-cell>
          <table:table-cell office:value-type="float" office:value="2.1599590714061554" table:style-name="ce15">
            <text:p><text:s/>2.16<text:s/></text:p>
          </table:table-cell>
          <table:table-cell office:value-type="float" office:value="2.1813011630969052" table:style-name="ce15">
            <text:p><text:s/>2.18<text:s/></text:p>
          </table:table-cell>
          <table:table-cell office:value-type="float" office:value="2.1975196458380659" table:style-name="ce15">
            <text:p><text:s/>2.20<text:s/></text:p>
          </table:table-cell>
          <table:table-cell office:value-type="float" office:value="2.2156594819353228" table:style-name="ce15">
            <text:p><text:s/>2.22<text:s/></text:p>
          </table:table-cell>
          <table:table-cell office:value-type="float" office:value="2.2337804812349704" table:style-name="ce15">
            <text:p><text:s/>2.2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7UC</text:p>
          </table:table-cell>
          <table:table-cell office:value-type="string" table:style-name="ce12">
            <text:p>E07000033</text:p>
          </table:table-cell>
          <table:table-cell table:style-name="ce14"/>
          <table:table-cell table:style-name="ce20"/>
          <table:table-cell office:value-type="string" table:style-name="ce16">
            <text:p>Bolsover</text:p>
          </table:table-cell>
          <table:table-cell office:value-type="float" office:value="2.143259632761696" table:style-name="ce15">
            <text:p><text:s/>2.14<text:s/></text:p>
          </table:table-cell>
          <table:table-cell office:value-type="float" office:value="2.152217400757674" table:style-name="ce15">
            <text:p><text:s/>2.15<text:s/></text:p>
          </table:table-cell>
          <table:table-cell office:value-type="float" office:value="2.160980269248487" table:style-name="ce15">
            <text:p><text:s/>2.16<text:s/></text:p>
          </table:table-cell>
          <table:table-cell office:value-type="float" office:value="2.1707411448954512" table:style-name="ce15">
            <text:p><text:s/>2.17<text:s/></text:p>
          </table:table-cell>
          <table:table-cell office:value-type="float" office:value="2.1877992179356873" table:style-name="ce15">
            <text:p><text:s/>2.19<text:s/></text:p>
          </table:table-cell>
          <table:table-cell office:value-type="float" office:value="2.2094108196234625" table:style-name="ce15">
            <text:p><text:s/>2.21<text:s/></text:p>
          </table:table-cell>
          <table:table-cell office:value-type="float" office:value="2.2289636797048176" table:style-name="ce15">
            <text:p><text:s/>2.23<text:s/></text:p>
          </table:table-cell>
          <table:table-cell office:value-type="float" office:value="2.245709909152485" table:style-name="ce15">
            <text:p><text:s/>2.25<text:s/></text:p>
          </table:table-cell>
          <table:table-cell office:value-type="float" office:value="2.2651380300945649" table:style-name="ce15">
            <text:p><text:s/>2.27<text:s/></text:p>
          </table:table-cell>
          <table:table-cell office:value-type="float" office:value="2.2937954167126642" table:style-name="ce15">
            <text:p><text:s/>2.29<text:s/></text:p>
          </table:table-cell>
          <table:table-cell office:value-type="float" office:value="2.3228908028018891" table:style-name="ce15">
            <text:p><text:s/>2.32<text:s/></text:p>
          </table:table-cell>
          <table:table-cell office:value-type="float" office:value="2.3563832408081344" table:style-name="ce15">
            <text:p><text:s/>2.3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7UD</text:p>
          </table:table-cell>
          <table:table-cell office:value-type="string" table:style-name="ce12">
            <text:p>E07000034</text:p>
          </table:table-cell>
          <table:table-cell table:style-name="ce14"/>
          <table:table-cell table:style-name="ce20"/>
          <table:table-cell office:value-type="string" table:style-name="ce16">
            <text:p>Chesterfield</text:p>
          </table:table-cell>
          <table:table-cell office:value-type="float" office:value="7.3435114859861201" table:style-name="ce15">
            <text:p><text:s/>7.34<text:s/></text:p>
          </table:table-cell>
          <table:table-cell office:value-type="float" office:value="7.3468428216916166" table:style-name="ce15">
            <text:p><text:s/>7.35<text:s/></text:p>
          </table:table-cell>
          <table:table-cell office:value-type="float" office:value="7.3656213639636414" table:style-name="ce15">
            <text:p><text:s/>7.37<text:s/></text:p>
          </table:table-cell>
          <table:table-cell office:value-type="float" office:value="7.3847018839841141" table:style-name="ce15">
            <text:p><text:s/>7.38<text:s/></text:p>
          </table:table-cell>
          <table:table-cell office:value-type="float" office:value="7.4081599791844637" table:style-name="ce15">
            <text:p><text:s/>7.41<text:s/></text:p>
          </table:table-cell>
          <table:table-cell office:value-type="float" office:value="7.4349628153427032" table:style-name="ce15">
            <text:p><text:s/>7.43<text:s/></text:p>
          </table:table-cell>
          <table:table-cell office:value-type="float" office:value="7.4502689474704393" table:style-name="ce15">
            <text:p><text:s/>7.45<text:s/></text:p>
          </table:table-cell>
          <table:table-cell office:value-type="float" office:value="7.4625351327776697" table:style-name="ce15">
            <text:p><text:s/>7.46<text:s/></text:p>
          </table:table-cell>
          <table:table-cell office:value-type="float" office:value="7.4902476255088191" table:style-name="ce15">
            <text:p><text:s/>7.49<text:s/></text:p>
          </table:table-cell>
          <table:table-cell office:value-type="float" office:value="7.531892081798798" table:style-name="ce15">
            <text:p><text:s/>7.53<text:s/></text:p>
          </table:table-cell>
          <table:table-cell office:value-type="float" office:value="7.5692963752665241" table:style-name="ce15">
            <text:p><text:s/>7.57<text:s/></text:p>
          </table:table-cell>
          <table:table-cell office:value-type="float" office:value="7.6266900077534405" table:style-name="ce15">
            <text:p><text:s/>7.6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7UF</text:p>
          </table:table-cell>
          <table:table-cell office:value-type="string" table:style-name="ce12">
            <text:p>E07000035</text:p>
          </table:table-cell>
          <table:table-cell table:style-name="ce14"/>
          <table:table-cell table:style-name="ce20"/>
          <table:table-cell office:value-type="string" table:style-name="ce16">
            <text:p>Derbyshire Dales</text:p>
          </table:table-cell>
          <table:table-cell office:value-type="float" office:value="0.42251701912838435" table:style-name="ce15">
            <text:p><text:s/>0.42<text:s/></text:p>
          </table:table-cell>
          <table:table-cell office:value-type="float" office:value="0.42347943129101656" table:style-name="ce15">
            <text:p><text:s/>0.42<text:s/></text:p>
          </table:table-cell>
          <table:table-cell office:value-type="float" office:value="0.42558259373778989" table:style-name="ce15">
            <text:p><text:s/>0.43<text:s/></text:p>
          </table:table-cell>
          <table:table-cell office:value-type="float" office:value="0.42624007138155451" table:style-name="ce15">
            <text:p><text:s/>0.43<text:s/></text:p>
          </table:table-cell>
          <table:table-cell office:value-type="float" office:value="0.42699850504335862" table:style-name="ce15">
            <text:p><text:s/>0.43<text:s/></text:p>
          </table:table-cell>
          <table:table-cell office:value-type="float" office:value="0.42809762041653437" table:style-name="ce15">
            <text:p><text:s/>0.43<text:s/></text:p>
          </table:table-cell>
          <table:table-cell office:value-type="float" office:value="0.43021912130133344" table:style-name="ce15">
            <text:p><text:s/>0.43<text:s/></text:p>
          </table:table-cell>
          <table:table-cell office:value-type="float" office:value="0.43342573755644226" table:style-name="ce15">
            <text:p><text:s/>0.43<text:s/></text:p>
          </table:table-cell>
          <table:table-cell office:value-type="float" office:value="0.43791954333544375" table:style-name="ce15">
            <text:p><text:s/>0.44<text:s/></text:p>
          </table:table-cell>
          <table:table-cell office:value-type="float" office:value="0.44271621723771398" table:style-name="ce15">
            <text:p><text:s/>0.44<text:s/></text:p>
          </table:table-cell>
          <table:table-cell office:value-type="float" office:value="0.44736145707834984" table:style-name="ce15">
            <text:p><text:s/>0.45<text:s/></text:p>
          </table:table-cell>
          <table:table-cell office:value-type="float" office:value="0.45061728940348983" table:style-name="ce15">
            <text:p><text:s/>0.4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7UG</text:p>
          </table:table-cell>
          <table:table-cell office:value-type="string" table:style-name="ce12">
            <text:p>E07000036</text:p>
          </table:table-cell>
          <table:table-cell table:style-name="ce14"/>
          <table:table-cell table:style-name="ce20"/>
          <table:table-cell office:value-type="string" table:style-name="ce16">
            <text:p>Erewash</text:p>
          </table:table-cell>
          <table:table-cell office:value-type="float" office:value="4.609138488621439" table:style-name="ce15">
            <text:p><text:s/>4.61<text:s/></text:p>
          </table:table-cell>
          <table:table-cell office:value-type="float" office:value="4.6253019428107072" table:style-name="ce15">
            <text:p><text:s/>4.63<text:s/></text:p>
          </table:table-cell>
          <table:table-cell office:value-type="float" office:value="4.6374520674207984" table:style-name="ce15">
            <text:p><text:s/>4.64<text:s/></text:p>
          </table:table-cell>
          <table:table-cell office:value-type="float" office:value="4.6548923747463657" table:style-name="ce15">
            <text:p><text:s/>4.65<text:s/></text:p>
          </table:table-cell>
          <table:table-cell office:value-type="float" office:value="4.6722416353942142" table:style-name="ce15">
            <text:p><text:s/>4.67<text:s/></text:p>
          </table:table-cell>
          <table:table-cell office:value-type="float" office:value="4.7030010033749887" table:style-name="ce15">
            <text:p><text:s/>4.70<text:s/></text:p>
          </table:table-cell>
          <table:table-cell office:value-type="float" office:value="4.7164236829119011" table:style-name="ce15">
            <text:p><text:s/>4.72<text:s/></text:p>
          </table:table-cell>
          <table:table-cell office:value-type="float" office:value="4.7293033573808652" table:style-name="ce15">
            <text:p><text:s/>4.73<text:s/></text:p>
          </table:table-cell>
          <table:table-cell office:value-type="float" office:value="4.7556829739277804" table:style-name="ce15">
            <text:p><text:s/>4.76<text:s/></text:p>
          </table:table-cell>
          <table:table-cell office:value-type="float" office:value="4.7752214036108702" table:style-name="ce15">
            <text:p><text:s/>4.78<text:s/></text:p>
          </table:table-cell>
          <table:table-cell office:value-type="float" office:value="4.7912936319496193" table:style-name="ce15">
            <text:p><text:s/>4.79<text:s/></text:p>
          </table:table-cell>
          <table:table-cell office:value-type="float" office:value="4.8134590773884183" table:style-name="ce15">
            <text:p><text:s/>4.8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7UH</text:p>
          </table:table-cell>
          <table:table-cell office:value-type="string" table:style-name="ce12">
            <text:p>E07000037</text:p>
          </table:table-cell>
          <table:table-cell table:style-name="ce14"/>
          <table:table-cell table:style-name="ce20"/>
          <table:table-cell office:value-type="string" table:style-name="ce16">
            <text:p>High Peak</text:p>
          </table:table-cell>
          <table:table-cell office:value-type="float" office:value="0.75617853980883465" table:style-name="ce15">
            <text:p><text:s/>0.76<text:s/></text:p>
          </table:table-cell>
          <table:table-cell office:value-type="float" office:value="0.75805267236000262" table:style-name="ce15">
            <text:p><text:s/>0.76<text:s/></text:p>
          </table:table-cell>
          <table:table-cell office:value-type="float" office:value="0.76186806028671183" table:style-name="ce15">
            <text:p><text:s/>0.76<text:s/></text:p>
          </table:table-cell>
          <table:table-cell office:value-type="float" office:value="0.76249497383094267" table:style-name="ce15">
            <text:p><text:s/>0.76<text:s/></text:p>
          </table:table-cell>
          <table:table-cell office:value-type="float" office:value="0.76499522999668335" table:style-name="ce15">
            <text:p><text:s/>0.76<text:s/></text:p>
          </table:table-cell>
          <table:table-cell office:value-type="float" office:value="0.76792214016610061" table:style-name="ce15">
            <text:p><text:s/>0.77<text:s/></text:p>
          </table:table-cell>
          <table:table-cell office:value-type="float" office:value="0.77400201393581269" table:style-name="ce15">
            <text:p><text:s/>0.77<text:s/></text:p>
          </table:table-cell>
          <table:table-cell office:value-type="float" office:value="0.78319808481344377" table:style-name="ce15">
            <text:p><text:s/>0.78<text:s/></text:p>
          </table:table-cell>
          <table:table-cell office:value-type="float" office:value="0.79031678590831045" table:style-name="ce15">
            <text:p><text:s/>0.79<text:s/></text:p>
          </table:table-cell>
          <table:table-cell office:value-type="float" office:value="0.79604439116650427" table:style-name="ce15">
            <text:p><text:s/>0.80<text:s/></text:p>
          </table:table-cell>
          <table:table-cell office:value-type="float" office:value="0.80054783208842617" table:style-name="ce15">
            <text:p><text:s/>0.80<text:s/></text:p>
          </table:table-cell>
          <table:table-cell office:value-type="float" office:value="0.80770733866116851" table:style-name="ce15">
            <text:p><text:s/>0.8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7UJ</text:p>
          </table:table-cell>
          <table:table-cell office:value-type="string" table:style-name="ce12">
            <text:p>E07000038</text:p>
          </table:table-cell>
          <table:table-cell table:style-name="ce14"/>
          <table:table-cell table:style-name="ce20"/>
          <table:table-cell office:value-type="string" table:style-name="ce16">
            <text:p>North East Derbyshire</text:p>
          </table:table-cell>
          <table:table-cell office:value-type="float" office:value="1.5983347594192512" table:style-name="ce15">
            <text:p><text:s/>1.60<text:s/></text:p>
          </table:table-cell>
          <table:table-cell office:value-type="float" office:value="1.6037919997481205" table:style-name="ce15">
            <text:p><text:s/>1.60<text:s/></text:p>
          </table:table-cell>
          <table:table-cell office:value-type="float" office:value="1.6109140126400618" table:style-name="ce15">
            <text:p><text:s/>1.61<text:s/></text:p>
          </table:table-cell>
          <table:table-cell office:value-type="float" office:value="1.6147707267310725" table:style-name="ce15">
            <text:p><text:s/>1.61<text:s/></text:p>
          </table:table-cell>
          <table:table-cell office:value-type="float" office:value="1.6256667495998389" table:style-name="ce15">
            <text:p><text:s/>1.63<text:s/></text:p>
          </table:table-cell>
          <table:table-cell office:value-type="float" office:value="1.6439635952667317" table:style-name="ce15">
            <text:p><text:s/>1.64<text:s/></text:p>
          </table:table-cell>
          <table:table-cell office:value-type="float" office:value="1.6555845201878652" table:style-name="ce15">
            <text:p><text:s/>1.66<text:s/></text:p>
          </table:table-cell>
          <table:table-cell office:value-type="float" office:value="1.6713415220400292" table:style-name="ce15">
            <text:p><text:s/>1.67<text:s/></text:p>
          </table:table-cell>
          <table:table-cell office:value-type="float" office:value="1.6795882789384797" table:style-name="ce15">
            <text:p><text:s/>1.68<text:s/></text:p>
          </table:table-cell>
          <table:table-cell office:value-type="float" office:value="1.6967971514755278" table:style-name="ce15">
            <text:p><text:s/>1.70<text:s/></text:p>
          </table:table-cell>
          <table:table-cell office:value-type="float" office:value="1.7150575749373964" table:style-name="ce15">
            <text:p><text:s/>1.72<text:s/></text:p>
          </table:table-cell>
          <table:table-cell office:value-type="float" office:value="1.7351937462494114" table:style-name="ce15">
            <text:p><text:s/>1.7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7UK</text:p>
          </table:table-cell>
          <table:table-cell office:value-type="string" table:style-name="ce12">
            <text:p>E07000039</text:p>
          </table:table-cell>
          <table:table-cell table:style-name="ce14"/>
          <table:table-cell table:style-name="ce20"/>
          <table:table-cell office:value-type="string" table:style-name="ce16">
            <text:p>South Derbyshire</text:p>
          </table:table-cell>
          <table:table-cell office:value-type="float" office:value="1.1941823098077242" table:style-name="ce15">
            <text:p><text:s/>1.19<text:s/></text:p>
          </table:table-cell>
          <table:table-cell office:value-type="float" office:value="1.2050076525089735" table:style-name="ce15">
            <text:p><text:s/>1.21<text:s/></text:p>
          </table:table-cell>
          <table:table-cell office:value-type="float" office:value="1.2127798311658438" table:style-name="ce15">
            <text:p><text:s/>1.21<text:s/></text:p>
          </table:table-cell>
          <table:table-cell office:value-type="float" office:value="1.2238347771768607" table:style-name="ce15">
            <text:p><text:s/>1.22<text:s/></text:p>
          </table:table-cell>
          <table:table-cell office:value-type="float" office:value="1.2359248383374277" table:style-name="ce15">
            <text:p><text:s/>1.24<text:s/></text:p>
          </table:table-cell>
          <table:table-cell office:value-type="float" office:value="1.2524214131293085" table:style-name="ce15">
            <text:p><text:s/>1.25<text:s/></text:p>
          </table:table-cell>
          <table:table-cell office:value-type="float" office:value="1.2763412780329402" table:style-name="ce15">
            <text:p><text:s/>1.28<text:s/></text:p>
          </table:table-cell>
          <table:table-cell office:value-type="float" office:value="1.3032485540277687" table:style-name="ce15">
            <text:p><text:s/>1.30<text:s/></text:p>
          </table:table-cell>
          <table:table-cell office:value-type="float" office:value="1.338939085064897" table:style-name="ce15">
            <text:p><text:s/>1.34<text:s/></text:p>
          </table:table-cell>
          <table:table-cell office:value-type="float" office:value="1.376619251529529" table:style-name="ce15">
            <text:p><text:s/>1.38<text:s/></text:p>
          </table:table-cell>
          <table:table-cell office:value-type="float" office:value="1.4067203762847615" table:style-name="ce15">
            <text:p><text:s/>1.41<text:s/></text:p>
          </table:table-cell>
          <table:table-cell office:value-type="float" office:value="1.4341952681079204" table:style-name="ce15">
            <text:p><text:s/>1.43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18</text:p>
          </table:table-cell>
          <table:table-cell table:style-name="ce14"/>
          <table:table-cell office:value-type="string" table:style-name="ce13">
            <text:p>Leicestershire<text:s/></text:p>
          </table:table-cell>
          <table:table-cell table:style-name="ce14"/>
          <table:table-cell office:value-type="float" office:value="1.3300402458402241" table:style-name="ce15">
            <text:p><text:s/>1.33<text:s/></text:p>
          </table:table-cell>
          <table:table-cell office:value-type="float" office:value="1.3390100860814744" table:style-name="ce15">
            <text:p><text:s/>1.34<text:s/></text:p>
          </table:table-cell>
          <table:table-cell office:value-type="float" office:value="1.3464973405241063" table:style-name="ce15">
            <text:p><text:s/>1.35<text:s/></text:p>
          </table:table-cell>
          <table:table-cell office:value-type="float" office:value="1.3565117832553015" table:style-name="ce15">
            <text:p><text:s/>1.36<text:s/></text:p>
          </table:table-cell>
          <table:table-cell office:value-type="float" office:value="1.3713704484946148" table:style-name="ce15">
            <text:p><text:s/>1.37<text:s/></text:p>
          </table:table-cell>
          <table:table-cell office:value-type="float" office:value="1.3892106237890933" table:style-name="ce15">
            <text:p><text:s/>1.39<text:s/></text:p>
          </table:table-cell>
          <table:table-cell office:value-type="float" office:value="1.406872887012182" table:style-name="ce15">
            <text:p><text:s/>1.41<text:s/></text:p>
          </table:table-cell>
          <table:table-cell office:value-type="float" office:value="1.424636034897633" table:style-name="ce15">
            <text:p><text:s/>1.42<text:s/></text:p>
          </table:table-cell>
          <table:table-cell office:value-type="float" office:value="1.4417223744678074" table:style-name="ce15">
            <text:p><text:s/>1.44<text:s/></text:p>
          </table:table-cell>
          <table:table-cell office:value-type="float" office:value="1.4585433276270099" table:style-name="ce15">
            <text:p><text:s/>1.46<text:s/></text:p>
          </table:table-cell>
          <table:table-cell office:value-type="float" office:value="1.4760377376879354" table:style-name="ce15">
            <text:p><text:s/>1.48<text:s/></text:p>
          </table:table-cell>
          <table:table-cell office:value-type="float" office:value="1.4953570126639675" table:style-name="ce15">
            <text:p><text:s/>1.5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1UB</text:p>
          </table:table-cell>
          <table:table-cell office:value-type="string" table:style-name="ce12">
            <text:p>E07000129</text:p>
          </table:table-cell>
          <table:table-cell table:style-name="ce14"/>
          <table:table-cell table:style-name="ce20"/>
          <table:table-cell office:value-type="string" table:style-name="ce16">
            <text:p>Blaby</text:p>
          </table:table-cell>
          <table:table-cell office:value-type="float" office:value="3.0404917482829079" table:style-name="ce15">
            <text:p><text:s/>3.04<text:s/></text:p>
          </table:table-cell>
          <table:table-cell office:value-type="float" office:value="3.0563882414789525" table:style-name="ce15">
            <text:p><text:s/>3.06<text:s/></text:p>
          </table:table-cell>
          <table:table-cell office:value-type="float" office:value="3.0742051159982653" table:style-name="ce15">
            <text:p><text:s/>3.07<text:s/></text:p>
          </table:table-cell>
          <table:table-cell office:value-type="float" office:value="3.0928607207224994" table:style-name="ce15">
            <text:p><text:s/>3.09<text:s/></text:p>
          </table:table-cell>
          <table:table-cell office:value-type="float" office:value="3.1194877888673123" table:style-name="ce15">
            <text:p><text:s/>3.12<text:s/></text:p>
          </table:table-cell>
          <table:table-cell office:value-type="float" office:value="3.1709521134187737" table:style-name="ce15">
            <text:p><text:s/>3.17<text:s/></text:p>
          </table:table-cell>
          <table:table-cell office:value-type="float" office:value="3.223181669765752" table:style-name="ce15">
            <text:p><text:s/>3.22<text:s/></text:p>
          </table:table-cell>
          <table:table-cell office:value-type="float" office:value="3.2635285424998814" table:style-name="ce15">
            <text:p><text:s/>3.26<text:s/></text:p>
          </table:table-cell>
          <table:table-cell office:value-type="float" office:value="3.2988167267833024" table:style-name="ce15">
            <text:p><text:s/>3.30<text:s/></text:p>
          </table:table-cell>
          <table:table-cell office:value-type="float" office:value="3.3268234655694933" table:style-name="ce15">
            <text:p><text:s/>3.33<text:s/></text:p>
          </table:table-cell>
          <table:table-cell office:value-type="float" office:value="3.3444828870701455" table:style-name="ce15">
            <text:p><text:s/>3.34<text:s/></text:p>
          </table:table-cell>
          <table:table-cell office:value-type="float" office:value="3.3723823203437453" table:style-name="ce15">
            <text:p><text:s/>3.3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1UC</text:p>
          </table:table-cell>
          <table:table-cell office:value-type="string" table:style-name="ce12">
            <text:p>E07000130</text:p>
          </table:table-cell>
          <table:table-cell table:style-name="ce14"/>
          <table:table-cell table:style-name="ce20"/>
          <table:table-cell office:value-type="string" table:style-name="ce16">
            <text:p>Charnwood</text:p>
          </table:table-cell>
          <table:table-cell office:value-type="float" office:value="2.480630582744777" table:style-name="ce15">
            <text:p><text:s/>2.48<text:s/></text:p>
          </table:table-cell>
          <table:table-cell office:value-type="float" office:value="2.5040213667086353" table:style-name="ce15">
            <text:p><text:s/>2.50<text:s/></text:p>
          </table:table-cell>
          <table:table-cell office:value-type="float" office:value="2.5204567927191075" table:style-name="ce15">
            <text:p><text:s/>2.52<text:s/></text:p>
          </table:table-cell>
          <table:table-cell office:value-type="float" office:value="2.5404429842690615" table:style-name="ce15">
            <text:p><text:s/>2.54<text:s/></text:p>
          </table:table-cell>
          <table:table-cell office:value-type="float" office:value="2.564765500137927" table:style-name="ce15">
            <text:p><text:s/>2.56<text:s/></text:p>
          </table:table-cell>
          <table:table-cell office:value-type="float" office:value="2.5929581285704715" table:style-name="ce15">
            <text:p><text:s/>2.59<text:s/></text:p>
          </table:table-cell>
          <table:table-cell office:value-type="float" office:value="2.6237274797011354" table:style-name="ce15">
            <text:p><text:s/>2.62<text:s/></text:p>
          </table:table-cell>
          <table:table-cell office:value-type="float" office:value="2.6604852949028945" table:style-name="ce15">
            <text:p><text:s/>2.66<text:s/></text:p>
          </table:table-cell>
          <table:table-cell office:value-type="float" office:value="2.6958822774730455" table:style-name="ce15">
            <text:p><text:s/>2.70<text:s/></text:p>
          </table:table-cell>
          <table:table-cell office:value-type="float" office:value="2.7231433480049287" table:style-name="ce15">
            <text:p><text:s/>2.72<text:s/></text:p>
          </table:table-cell>
          <table:table-cell office:value-type="float" office:value="2.7602595446000002" table:style-name="ce15">
            <text:p><text:s/>2.76<text:s/></text:p>
          </table:table-cell>
          <table:table-cell office:value-type="float" office:value="2.7828009056681671" table:style-name="ce15">
            <text:p><text:s/>2.7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1UD</text:p>
          </table:table-cell>
          <table:table-cell office:value-type="string" table:style-name="ce12">
            <text:p>E07000131</text:p>
          </table:table-cell>
          <table:table-cell table:style-name="ce14"/>
          <table:table-cell table:style-name="ce20"/>
          <table:table-cell office:value-type="string" table:style-name="ce16">
            <text:p>Harborough</text:p>
          </table:table-cell>
          <table:table-cell office:value-type="float" office:value="0.61006239802227635" table:style-name="ce15">
            <text:p><text:s/>0.61<text:s/></text:p>
          </table:table-cell>
          <table:table-cell office:value-type="float" office:value="0.61433302935728129" table:style-name="ce15">
            <text:p><text:s/>0.61<text:s/></text:p>
          </table:table-cell>
          <table:table-cell office:value-type="float" office:value="0.61950346450916749" table:style-name="ce15">
            <text:p><text:s/>0.62<text:s/></text:p>
          </table:table-cell>
          <table:table-cell office:value-type="float" office:value="0.62556974608242122" table:style-name="ce15">
            <text:p><text:s/>0.63<text:s/></text:p>
          </table:table-cell>
          <table:table-cell office:value-type="float" office:value="0.63417067530518545" table:style-name="ce15">
            <text:p><text:s/>0.63<text:s/></text:p>
          </table:table-cell>
          <table:table-cell office:value-type="float" office:value="0.6451373064896464" table:style-name="ce15">
            <text:p><text:s/>0.65<text:s/></text:p>
          </table:table-cell>
          <table:table-cell office:value-type="float" office:value="0.65326476925863741" table:style-name="ce15">
            <text:p><text:s/>0.65<text:s/></text:p>
          </table:table-cell>
          <table:table-cell office:value-type="float" office:value="0.66328498848169026" table:style-name="ce15">
            <text:p><text:s/>0.66<text:s/></text:p>
          </table:table-cell>
          <table:table-cell office:value-type="float" office:value="0.67582307376060935" table:style-name="ce15">
            <text:p><text:s/>0.68<text:s/></text:p>
          </table:table-cell>
          <table:table-cell office:value-type="float" office:value="0.69135240047002633" table:style-name="ce15">
            <text:p><text:s/>0.69<text:s/></text:p>
          </table:table-cell>
          <table:table-cell office:value-type="float" office:value="0.70803042802206029" table:style-name="ce15">
            <text:p><text:s/>0.71<text:s/></text:p>
          </table:table-cell>
          <table:table-cell office:value-type="float" office:value="0.72536746578131739" table:style-name="ce15">
            <text:p><text:s/>0.7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1UE</text:p>
          </table:table-cell>
          <table:table-cell office:value-type="string" table:style-name="ce12">
            <text:p>E07000132</text:p>
          </table:table-cell>
          <table:table-cell table:style-name="ce14"/>
          <table:table-cell table:style-name="ce20"/>
          <table:table-cell office:value-type="string" table:style-name="ce16">
            <text:p>Hinckley and Bosworth</text:p>
          </table:table-cell>
          <table:table-cell office:value-type="float" office:value="1.5775714134064918" table:style-name="ce15">
            <text:p><text:s/>1.58<text:s/></text:p>
          </table:table-cell>
          <table:table-cell office:value-type="float" office:value="1.5892176322353264" table:style-name="ce15">
            <text:p><text:s/>1.59<text:s/></text:p>
          </table:table-cell>
          <table:table-cell office:value-type="float" office:value="1.5959548821204725" table:style-name="ce15">
            <text:p><text:s/>1.60<text:s/></text:p>
          </table:table-cell>
          <table:table-cell office:value-type="float" office:value="1.6111995975910549" table:style-name="ce15">
            <text:p><text:s/>1.61<text:s/></text:p>
          </table:table-cell>
          <table:table-cell office:value-type="float" office:value="1.6355917231839014" table:style-name="ce15">
            <text:p><text:s/>1.64<text:s/></text:p>
          </table:table-cell>
          <table:table-cell office:value-type="float" office:value="1.6546364830857176" table:style-name="ce15">
            <text:p><text:s/>1.65<text:s/></text:p>
          </table:table-cell>
          <table:table-cell office:value-type="float" office:value="1.6728754181532752" table:style-name="ce15">
            <text:p><text:s/>1.67<text:s/></text:p>
          </table:table-cell>
          <table:table-cell office:value-type="float" office:value="1.6862026196808333" table:style-name="ce15">
            <text:p><text:s/>1.69<text:s/></text:p>
          </table:table-cell>
          <table:table-cell office:value-type="float" office:value="1.6995976447893588" table:style-name="ce15">
            <text:p><text:s/>1.70<text:s/></text:p>
          </table:table-cell>
          <table:table-cell office:value-type="float" office:value="1.7082717619624457" table:style-name="ce15">
            <text:p><text:s/>1.71<text:s/></text:p>
          </table:table-cell>
          <table:table-cell office:value-type="float" office:value="1.7157141348586218" table:style-name="ce15">
            <text:p><text:s/>1.72<text:s/></text:p>
          </table:table-cell>
          <table:table-cell office:value-type="float" office:value="1.7325292566303707" table:style-name="ce15">
            <text:p><text:s/>1.7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1UG</text:p>
          </table:table-cell>
          <table:table-cell office:value-type="string" table:style-name="ce12">
            <text:p>E07000133</text:p>
          </table:table-cell>
          <table:table-cell table:style-name="ce14"/>
          <table:table-cell table:style-name="ce20"/>
          <table:table-cell office:value-type="string" table:style-name="ce16">
            <text:p>Melton</text:p>
          </table:table-cell>
          <table:table-cell office:value-type="float" office:value="0.46086202816261068" table:style-name="ce15">
            <text:p><text:s/>0.46<text:s/></text:p>
          </table:table-cell>
          <table:table-cell office:value-type="float" office:value="0.46368516056586856" table:style-name="ce15">
            <text:p><text:s/>0.46<text:s/></text:p>
          </table:table-cell>
          <table:table-cell office:value-type="float" office:value="0.46455557386585683" table:style-name="ce15">
            <text:p><text:s/>0.46<text:s/></text:p>
          </table:table-cell>
          <table:table-cell office:value-type="float" office:value="0.46517670605318029" table:style-name="ce15">
            <text:p><text:s/>0.47<text:s/></text:p>
          </table:table-cell>
          <table:table-cell office:value-type="float" office:value="0.46633794860880856" table:style-name="ce15">
            <text:p><text:s/>0.47<text:s/></text:p>
          </table:table-cell>
          <table:table-cell office:value-type="float" office:value="0.46880793883424854" table:style-name="ce15">
            <text:p><text:s/>0.47<text:s/></text:p>
          </table:table-cell>
          <table:table-cell office:value-type="float" office:value="0.4714025599292036" table:style-name="ce15">
            <text:p><text:s/>0.47<text:s/></text:p>
          </table:table-cell>
          <table:table-cell office:value-type="float" office:value="0.4738102187354909" table:style-name="ce15">
            <text:p><text:s/>0.47<text:s/></text:p>
          </table:table-cell>
          <table:table-cell office:value-type="float" office:value="0.4779627596126641" table:style-name="ce15">
            <text:p><text:s/>0.48<text:s/></text:p>
          </table:table-cell>
          <table:table-cell office:value-type="float" office:value="0.48444204024840221" table:style-name="ce15">
            <text:p><text:s/>0.48<text:s/></text:p>
          </table:table-cell>
          <table:table-cell office:value-type="float" office:value="0.49042275488459652" table:style-name="ce15">
            <text:p><text:s/>0.49<text:s/></text:p>
          </table:table-cell>
          <table:table-cell office:value-type="float" office:value="0.49800511279432536" table:style-name="ce15">
            <text:p><text:s/>0.5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1UH</text:p>
          </table:table-cell>
          <table:table-cell office:value-type="string" table:style-name="ce12">
            <text:p>E07000134</text:p>
          </table:table-cell>
          <table:table-cell table:style-name="ce14"/>
          <table:table-cell table:style-name="ce20"/>
          <table:table-cell office:value-type="string" table:style-name="ce16">
            <text:p>North West Leicestershire</text:p>
          </table:table-cell>
          <table:table-cell office:value-type="float" office:value="1.4485833030359263" table:style-name="ce15">
            <text:p><text:s/>1.45<text:s/></text:p>
          </table:table-cell>
          <table:table-cell office:value-type="float" office:value="1.4558113624700504" table:style-name="ce15">
            <text:p><text:s/>1.46<text:s/></text:p>
          </table:table-cell>
          <table:table-cell office:value-type="float" office:value="1.4660466383106447" table:style-name="ce15">
            <text:p><text:s/>1.47<text:s/></text:p>
          </table:table-cell>
          <table:table-cell office:value-type="float" office:value="1.4804705317029951" table:style-name="ce15">
            <text:p><text:s/>1.48<text:s/></text:p>
          </table:table-cell>
          <table:table-cell office:value-type="float" office:value="1.5044530824587399" table:style-name="ce15">
            <text:p><text:s/>1.50<text:s/></text:p>
          </table:table-cell>
          <table:table-cell office:value-type="float" office:value="1.5335907844574175" table:style-name="ce15">
            <text:p><text:s/>1.53<text:s/></text:p>
          </table:table-cell>
          <table:table-cell office:value-type="float" office:value="1.5630513231756216" table:style-name="ce15">
            <text:p><text:s/>1.56<text:s/></text:p>
          </table:table-cell>
          <table:table-cell office:value-type="float" office:value="1.5968073376102647" table:style-name="ce15">
            <text:p><text:s/>1.60<text:s/></text:p>
          </table:table-cell>
          <table:table-cell office:value-type="float" office:value="1.6213268988429372" table:style-name="ce15">
            <text:p><text:s/>1.62<text:s/></text:p>
          </table:table-cell>
          <table:table-cell office:value-type="float" office:value="1.6473142685301867" table:style-name="ce15">
            <text:p><text:s/>1.65<text:s/></text:p>
          </table:table-cell>
          <table:table-cell office:value-type="float" office:value="1.6714400274945584" table:style-name="ce15">
            <text:p><text:s/>1.67<text:s/></text:p>
          </table:table-cell>
          <table:table-cell office:value-type="float" office:value="1.7067748310230266" table:style-name="ce15">
            <text:p><text:s/>1.7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1UJ</text:p>
          </table:table-cell>
          <table:table-cell office:value-type="string" table:style-name="ce12">
            <text:p>E07000135</text:p>
          </table:table-cell>
          <table:table-cell table:style-name="ce14"/>
          <table:table-cell table:style-name="ce20"/>
          <table:table-cell office:value-type="string" table:style-name="ce16">
            <text:p>Oadby and Wigston</text:p>
          </table:table-cell>
          <table:table-cell office:value-type="float" office:value="9.5557728178665275" table:style-name="ce15">
            <text:p><text:s/>9.56<text:s/></text:p>
          </table:table-cell>
          <table:table-cell office:value-type="float" office:value="9.5862496165427888" table:style-name="ce15">
            <text:p><text:s/>9.59<text:s/></text:p>
          </table:table-cell>
          <table:table-cell office:value-type="float" office:value="9.6018497249776988" table:style-name="ce15">
            <text:p><text:s/>9.60<text:s/></text:p>
          </table:table-cell>
          <table:table-cell office:value-type="float" office:value="9.6187241970011748" table:style-name="ce15">
            <text:p><text:s/>9.62<text:s/></text:p>
          </table:table-cell>
          <table:table-cell office:value-type="float" office:value="9.6649282139622574" table:style-name="ce15">
            <text:p><text:s/>9.66<text:s/></text:p>
          </table:table-cell>
          <table:table-cell office:value-type="float" office:value="9.7115544012819797" table:style-name="ce15">
            <text:p><text:s/>9.71<text:s/></text:p>
          </table:table-cell>
          <table:table-cell office:value-type="float" office:value="9.7828369342985031" table:style-name="ce15">
            <text:p><text:s/>9.78<text:s/></text:p>
          </table:table-cell>
          <table:table-cell office:value-type="float" office:value="9.8252153990674191" table:style-name="ce15">
            <text:p><text:s/>9.83<text:s/></text:p>
          </table:table-cell>
          <table:table-cell office:value-type="float" office:value="9.861643026255944" table:style-name="ce15">
            <text:p><text:s/>9.86<text:s/></text:p>
          </table:table-cell>
          <table:table-cell office:value-type="float" office:value="9.9308002601366141" table:style-name="ce15">
            <text:p><text:s/>9.93<text:s/></text:p>
          </table:table-cell>
          <table:table-cell office:value-type="float" office:value="10.019085186239963" table:style-name="ce15">
            <text:p><text:s/>10.02<text:s/></text:p>
          </table:table-cell>
          <table:table-cell office:value-type="float" office:value="10.084119339797075" table:style-name="ce15">
            <text:p><text:s/>10.08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19</text:p>
          </table:table-cell>
          <table:table-cell table:style-name="ce14"/>
          <table:table-cell office:value-type="string" table:style-name="ce13">
            <text:p>Lincolnshire</text:p>
          </table:table-cell>
          <table:table-cell table:style-name="ce14"/>
          <table:table-cell office:value-type="float" office:value="0.54377490251671701" table:style-name="ce15">
            <text:p><text:s/>0.54<text:s/></text:p>
          </table:table-cell>
          <table:table-cell office:value-type="float" office:value="0.55120982233173765" table:style-name="ce15">
            <text:p><text:s/>0.55<text:s/></text:p>
          </table:table-cell>
          <table:table-cell office:value-type="float" office:value="0.55692018801832899" table:style-name="ce15">
            <text:p><text:s/>0.56<text:s/></text:p>
          </table:table-cell>
          <table:table-cell office:value-type="float" office:value="0.56350343579454787" table:style-name="ce15">
            <text:p><text:s/>0.56<text:s/></text:p>
          </table:table-cell>
          <table:table-cell office:value-type="float" office:value="0.57138026739497638" table:style-name="ce15">
            <text:p><text:s/>0.57<text:s/></text:p>
          </table:table-cell>
          <table:table-cell office:value-type="float" office:value="0.57879896639643102" table:style-name="ce15">
            <text:p><text:s/>0.58<text:s/></text:p>
          </table:table-cell>
          <table:table-cell office:value-type="float" office:value="0.58645854642874018" table:style-name="ce15">
            <text:p><text:s/>0.59<text:s/></text:p>
          </table:table-cell>
          <table:table-cell office:value-type="float" office:value="0.59466380084543335" table:style-name="ce15">
            <text:p><text:s/>0.59<text:s/></text:p>
          </table:table-cell>
          <table:table-cell office:value-type="float" office:value="0.60487414258058769" table:style-name="ce15">
            <text:p><text:s/>0.60<text:s/></text:p>
          </table:table-cell>
          <table:table-cell office:value-type="float" office:value="0.61451786464676172" table:style-name="ce15">
            <text:p><text:s/>0.61<text:s/></text:p>
          </table:table-cell>
          <table:table-cell office:value-type="float" office:value="0.62323220427957482" table:style-name="ce15">
            <text:p><text:s/>0.62<text:s/></text:p>
          </table:table-cell>
          <table:table-cell office:value-type="float" office:value="0.62870266969491517" table:style-name="ce15">
            <text:p><text:s/>0.6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2UB</text:p>
          </table:table-cell>
          <table:table-cell office:value-type="string" table:style-name="ce12">
            <text:p>E07000136</text:p>
          </table:table-cell>
          <table:table-cell table:style-name="ce14"/>
          <table:table-cell table:style-name="ce20"/>
          <table:table-cell office:value-type="string" table:style-name="ce16">
            <text:p>Boston</text:p>
          </table:table-cell>
          <table:table-cell office:value-type="float" office:value="0.78401189505225921" table:style-name="ce15">
            <text:p><text:s/>0.78<text:s/></text:p>
          </table:table-cell>
          <table:table-cell office:value-type="float" office:value="0.78690785496467597" table:style-name="ce15">
            <text:p><text:s/>0.79<text:s/></text:p>
          </table:table-cell>
          <table:table-cell office:value-type="float" office:value="0.78443080856193992" table:style-name="ce15">
            <text:p><text:s/>0.78<text:s/></text:p>
          </table:table-cell>
          <table:table-cell office:value-type="float" office:value="0.78695240902764529" table:style-name="ce15">
            <text:p><text:s/>0.79<text:s/></text:p>
          </table:table-cell>
          <table:table-cell office:value-type="float" office:value="0.79031506702248744" table:style-name="ce15">
            <text:p><text:s/>0.79<text:s/></text:p>
          </table:table-cell>
          <table:table-cell office:value-type="float" office:value="0.79562355658515083" table:style-name="ce15">
            <text:p><text:s/>0.80<text:s/></text:p>
          </table:table-cell>
          <table:table-cell office:value-type="float" office:value="0.80561813149168249" table:style-name="ce15">
            <text:p><text:s/>0.81<text:s/></text:p>
          </table:table-cell>
          <table:table-cell office:value-type="float" office:value="0.81679136178026257" table:style-name="ce15">
            <text:p><text:s/>0.82<text:s/></text:p>
          </table:table-cell>
          <table:table-cell office:value-type="float" office:value="0.82892378525034938" table:style-name="ce15">
            <text:p><text:s/>0.83<text:s/></text:p>
          </table:table-cell>
          <table:table-cell office:value-type="float" office:value="0.83817862917591601" table:style-name="ce15">
            <text:p><text:s/>0.84<text:s/></text:p>
          </table:table-cell>
          <table:table-cell office:value-type="float" office:value="0.84866103474999355" table:style-name="ce15">
            <text:p><text:s/>0.85<text:s/></text:p>
          </table:table-cell>
          <table:table-cell office:value-type="float" office:value="0.85739732522803036" table:style-name="ce15">
            <text:p><text:s/>0.8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2UC</text:p>
          </table:table-cell>
          <table:table-cell office:value-type="string" table:style-name="ce12">
            <text:p>E07000137</text:p>
          </table:table-cell>
          <table:table-cell table:style-name="ce14"/>
          <table:table-cell table:style-name="ce20"/>
          <table:table-cell office:value-type="string" table:style-name="ce16">
            <text:p>East Lindsey</text:p>
          </table:table-cell>
          <table:table-cell office:value-type="float" office:value="0.36987928943827475" table:style-name="ce15">
            <text:p><text:s/>0.37<text:s/></text:p>
          </table:table-cell>
          <table:table-cell office:value-type="float" office:value="0.38237731428157617" table:style-name="ce15">
            <text:p><text:s/>0.38<text:s/></text:p>
          </table:table-cell>
          <table:table-cell office:value-type="float" office:value="0.39356886268550728" table:style-name="ce15">
            <text:p><text:s/>0.39<text:s/></text:p>
          </table:table-cell>
          <table:table-cell office:value-type="float" office:value="0.40649811719883538" table:style-name="ce15">
            <text:p><text:s/>0.41<text:s/></text:p>
          </table:table-cell>
          <table:table-cell office:value-type="float" office:value="0.42025842217619069" table:style-name="ce15">
            <text:p><text:s/>0.42<text:s/></text:p>
          </table:table-cell>
          <table:table-cell office:value-type="float" office:value="0.43306688453202241" table:style-name="ce15">
            <text:p><text:s/>0.43<text:s/></text:p>
          </table:table-cell>
          <table:table-cell office:value-type="float" office:value="0.44601704369785389" table:style-name="ce15">
            <text:p><text:s/>0.45<text:s/></text:p>
          </table:table-cell>
          <table:table-cell office:value-type="float" office:value="0.45966403594597471" table:style-name="ce15">
            <text:p><text:s/>0.46<text:s/></text:p>
          </table:table-cell>
          <table:table-cell office:value-type="float" office:value="0.47336768527986028" table:style-name="ce15">
            <text:p><text:s/>0.47<text:s/></text:p>
          </table:table-cell>
          <table:table-cell office:value-type="float" office:value="0.48687236634970277" table:style-name="ce15">
            <text:p><text:s/>0.49<text:s/></text:p>
          </table:table-cell>
          <table:table-cell office:value-type="float" office:value="0.5003132263948763" table:style-name="ce15">
            <text:p><text:s/>0.50<text:s/></text:p>
          </table:table-cell>
          <table:table-cell office:value-type="float" office:value="0.50353944694202968" table:style-name="ce15">
            <text:p><text:s/>0.5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2UD</text:p>
          </table:table-cell>
          <table:table-cell office:value-type="string" table:style-name="ce12">
            <text:p>E07000138</text:p>
          </table:table-cell>
          <table:table-cell table:style-name="ce14"/>
          <table:table-cell table:style-name="ce20"/>
          <table:table-cell office:value-type="string" table:style-name="ce16">
            <text:p>Lincoln</text:p>
          </table:table-cell>
          <table:table-cell office:value-type="float" office:value="11.923692626055168" table:style-name="ce15">
            <text:p><text:s/>11.92<text:s/></text:p>
          </table:table-cell>
          <table:table-cell office:value-type="float" office:value="12.051599253174897" table:style-name="ce15">
            <text:p><text:s/>12.05<text:s/></text:p>
          </table:table-cell>
          <table:table-cell office:value-type="float" office:value="12.117023221221775" table:style-name="ce15">
            <text:p><text:s/>12.12<text:s/></text:p>
          </table:table-cell>
          <table:table-cell office:value-type="float" office:value="12.191973591468198" table:style-name="ce15">
            <text:p><text:s/>12.19<text:s/></text:p>
          </table:table-cell>
          <table:table-cell office:value-type="float" office:value="12.244508897715692" table:style-name="ce15">
            <text:p><text:s/>12.24<text:s/></text:p>
          </table:table-cell>
          <table:table-cell office:value-type="float" office:value="12.287792481430529" table:style-name="ce15">
            <text:p><text:s/>12.29<text:s/></text:p>
          </table:table-cell>
          <table:table-cell office:value-type="float" office:value="12.330310085990233" table:style-name="ce15">
            <text:p><text:s/>12.33<text:s/></text:p>
          </table:table-cell>
          <table:table-cell office:value-type="float" office:value="12.410549674700619" table:style-name="ce15">
            <text:p><text:s/>12.41<text:s/></text:p>
          </table:table-cell>
          <table:table-cell office:value-type="float" office:value="12.519122896481386" table:style-name="ce15">
            <text:p><text:s/>12.52<text:s/></text:p>
          </table:table-cell>
          <table:table-cell office:value-type="float" office:value="12.586788530184757" table:style-name="ce15">
            <text:p><text:s/>12.59<text:s/></text:p>
          </table:table-cell>
          <table:table-cell office:value-type="float" office:value="12.640724904875848" table:style-name="ce15">
            <text:p><text:s/>12.64<text:s/></text:p>
          </table:table-cell>
          <table:table-cell office:value-type="float" office:value="12.682753248790984" table:style-name="ce15">
            <text:p><text:s/>12.6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2UE</text:p>
          </table:table-cell>
          <table:table-cell office:value-type="string" table:style-name="ce12">
            <text:p>E07000139</text:p>
          </table:table-cell>
          <table:table-cell table:style-name="ce14"/>
          <table:table-cell table:style-name="ce20"/>
          <table:table-cell office:value-type="string" table:style-name="ce16">
            <text:p>North Kesteven</text:p>
          </table:table-cell>
          <table:table-cell office:value-type="float" office:value="0.51547398852246462" table:style-name="ce15">
            <text:p><text:s/>0.52<text:s/></text:p>
          </table:table-cell>
          <table:table-cell office:value-type="float" office:value="0.52182865836893855" table:style-name="ce15">
            <text:p><text:s/>0.52<text:s/></text:p>
          </table:table-cell>
          <table:table-cell office:value-type="float" office:value="0.52545153387453014" table:style-name="ce15">
            <text:p><text:s/>0.53<text:s/></text:p>
          </table:table-cell>
          <table:table-cell office:value-type="float" office:value="0.52818549747708099" table:style-name="ce15">
            <text:p><text:s/>0.53<text:s/></text:p>
          </table:table-cell>
          <table:table-cell office:value-type="float" office:value="0.53315258929591214" table:style-name="ce15">
            <text:p><text:s/>0.53<text:s/></text:p>
          </table:table-cell>
          <table:table-cell office:value-type="float" office:value="0.53843403708776227" table:style-name="ce15">
            <text:p><text:s/>0.54<text:s/></text:p>
          </table:table-cell>
          <table:table-cell office:value-type="float" office:value="0.54389978919671655" table:style-name="ce15">
            <text:p><text:s/>0.54<text:s/></text:p>
          </table:table-cell>
          <table:table-cell office:value-type="float" office:value="0.55033034086476829" table:style-name="ce15">
            <text:p><text:s/>0.55<text:s/></text:p>
          </table:table-cell>
          <table:table-cell office:value-type="float" office:value="0.55800760413901218" table:style-name="ce15">
            <text:p><text:s/>0.56<text:s/></text:p>
          </table:table-cell>
          <table:table-cell office:value-type="float" office:value="0.56641111761417406" table:style-name="ce15">
            <text:p><text:s/>0.57<text:s/></text:p>
          </table:table-cell>
          <table:table-cell office:value-type="float" office:value="0.57185518942432134" table:style-name="ce15">
            <text:p><text:s/>0.57<text:s/></text:p>
          </table:table-cell>
          <table:table-cell office:value-type="float" office:value="0.57693935843857691" table:style-name="ce15">
            <text:p><text:s/>0.5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2UF</text:p>
          </table:table-cell>
          <table:table-cell office:value-type="string" table:style-name="ce12">
            <text:p>E07000140</text:p>
          </table:table-cell>
          <table:table-cell table:style-name="ce14"/>
          <table:table-cell table:style-name="ce20"/>
          <table:table-cell office:value-type="string" table:style-name="ce16">
            <text:p>South Holland</text:p>
          </table:table-cell>
          <table:table-cell office:value-type="float" office:value="0.52076861077240544" table:style-name="ce15">
            <text:p><text:s/>0.52<text:s/></text:p>
          </table:table-cell>
          <table:table-cell office:value-type="float" office:value="0.52318380750540716" table:style-name="ce15">
            <text:p><text:s/>0.52<text:s/></text:p>
          </table:table-cell>
          <table:table-cell office:value-type="float" office:value="0.52404093477949476" table:style-name="ce15">
            <text:p><text:s/>0.52<text:s/></text:p>
          </table:table-cell>
          <table:table-cell office:value-type="float" office:value="0.52360190949757557" table:style-name="ce15">
            <text:p><text:s/>0.52<text:s/></text:p>
          </table:table-cell>
          <table:table-cell office:value-type="float" office:value="0.52716158054838702" table:style-name="ce15">
            <text:p><text:s/>0.53<text:s/></text:p>
          </table:table-cell>
          <table:table-cell office:value-type="float" office:value="0.5312272901182441" table:style-name="ce15">
            <text:p><text:s/>0.53<text:s/></text:p>
          </table:table-cell>
          <table:table-cell office:value-type="float" office:value="0.53493359207651392" table:style-name="ce15">
            <text:p><text:s/>0.53<text:s/></text:p>
          </table:table-cell>
          <table:table-cell office:value-type="float" office:value="0.53903926679015202" table:style-name="ce15">
            <text:p><text:s/>0.54<text:s/></text:p>
          </table:table-cell>
          <table:table-cell office:value-type="float" office:value="0.55023530298538748" table:style-name="ce15">
            <text:p><text:s/>0.55<text:s/></text:p>
          </table:table-cell>
          <table:table-cell office:value-type="float" office:value="0.55728102122708978" table:style-name="ce15">
            <text:p><text:s/>0.56<text:s/></text:p>
          </table:table-cell>
          <table:table-cell office:value-type="float" office:value="0.56567593608168554" table:style-name="ce15">
            <text:p><text:s/>0.57<text:s/></text:p>
          </table:table-cell>
          <table:table-cell office:value-type="float" office:value="0.57456829052834901" table:style-name="ce15">
            <text:p><text:s/>0.5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2UG</text:p>
          </table:table-cell>
          <table:table-cell office:value-type="string" table:style-name="ce12">
            <text:p>E07000141</text:p>
          </table:table-cell>
          <table:table-cell table:style-name="ce14"/>
          <table:table-cell table:style-name="ce20"/>
          <table:table-cell office:value-type="string" table:style-name="ce16">
            <text:p>South Kesteven</text:p>
          </table:table-cell>
          <table:table-cell office:value-type="float" office:value="0.63156054602800304" table:style-name="ce15">
            <text:p><text:s/>0.63<text:s/></text:p>
          </table:table-cell>
          <table:table-cell office:value-type="float" office:value="0.63742526212194717" table:style-name="ce15">
            <text:p><text:s/>0.64<text:s/></text:p>
          </table:table-cell>
          <table:table-cell office:value-type="float" office:value="0.64349155202264707" table:style-name="ce15">
            <text:p><text:s/>0.64<text:s/></text:p>
          </table:table-cell>
          <table:table-cell office:value-type="float" office:value="0.6499715987128476" table:style-name="ce15">
            <text:p><text:s/>0.65<text:s/></text:p>
          </table:table-cell>
          <table:table-cell office:value-type="float" office:value="0.65765047665438037" table:style-name="ce15">
            <text:p><text:s/>0.66<text:s/></text:p>
          </table:table-cell>
          <table:table-cell office:value-type="float" office:value="0.66373798544387153" table:style-name="ce15">
            <text:p><text:s/>0.66<text:s/></text:p>
          </table:table-cell>
          <table:table-cell office:value-type="float" office:value="0.66964492686662791" table:style-name="ce15">
            <text:p><text:s/>0.67<text:s/></text:p>
          </table:table-cell>
          <table:table-cell office:value-type="float" office:value="0.67502162401928056" table:style-name="ce15">
            <text:p><text:s/>0.68<text:s/></text:p>
          </table:table-cell>
          <table:table-cell office:value-type="float" office:value="0.68302945301542772" table:style-name="ce15">
            <text:p><text:s/>0.68<text:s/></text:p>
          </table:table-cell>
          <table:table-cell office:value-type="float" office:value="0.6915994933088333" table:style-name="ce15">
            <text:p><text:s/>0.69<text:s/></text:p>
          </table:table-cell>
          <table:table-cell office:value-type="float" office:value="0.69716715503943405" table:style-name="ce15">
            <text:p><text:s/>0.70<text:s/></text:p>
          </table:table-cell>
          <table:table-cell office:value-type="float" office:value="0.70231257413116677" table:style-name="ce15">
            <text:p><text:s/>0.7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2UH</text:p>
          </table:table-cell>
          <table:table-cell office:value-type="string" table:style-name="ce12">
            <text:p>E07000142</text:p>
          </table:table-cell>
          <table:table-cell table:style-name="ce14"/>
          <table:table-cell table:style-name="ce20"/>
          <table:table-cell office:value-type="string" table:style-name="ce16">
            <text:p>West Lindsey</text:p>
          </table:table-cell>
          <table:table-cell office:value-type="float" office:value="0.34782044239934312" table:style-name="ce15">
            <text:p><text:s/>0.35<text:s/></text:p>
          </table:table-cell>
          <table:table-cell office:value-type="float" office:value="0.35061330492554676" table:style-name="ce15">
            <text:p><text:s/>0.35<text:s/></text:p>
          </table:table-cell>
          <table:table-cell office:value-type="float" office:value="0.35354218627731299" table:style-name="ce15">
            <text:p><text:s/>0.35<text:s/></text:p>
          </table:table-cell>
          <table:table-cell office:value-type="float" office:value="0.35722383489143161" table:style-name="ce15">
            <text:p><text:s/>0.36<text:s/></text:p>
          </table:table-cell>
          <table:table-cell office:value-type="float" office:value="0.36145059351962955" table:style-name="ce15">
            <text:p><text:s/>0.36<text:s/></text:p>
          </table:table-cell>
          <table:table-cell office:value-type="float" office:value="0.36516683798666127" table:style-name="ce15">
            <text:p><text:s/>0.37<text:s/></text:p>
          </table:table-cell>
          <table:table-cell office:value-type="float" office:value="0.36868408939096609" table:style-name="ce15">
            <text:p><text:s/>0.37<text:s/></text:p>
          </table:table-cell>
          <table:table-cell office:value-type="float" office:value="0.37180332464619825" table:style-name="ce15">
            <text:p><text:s/>0.37<text:s/></text:p>
          </table:table-cell>
          <table:table-cell office:value-type="float" office:value="0.37621175357161057" table:style-name="ce15">
            <text:p><text:s/>0.38<text:s/></text:p>
          </table:table-cell>
          <table:table-cell office:value-type="float" office:value="0.38203922864130879" table:style-name="ce15">
            <text:p><text:s/>0.38<text:s/></text:p>
          </table:table-cell>
          <table:table-cell office:value-type="float" office:value="0.38708797653020105" table:style-name="ce15">
            <text:p><text:s/>0.39<text:s/></text:p>
          </table:table-cell>
          <table:table-cell office:value-type="float" office:value="0.39218431330236475" table:style-name="ce15">
            <text:p><text:s/>0.39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21</text:p>
          </table:table-cell>
          <table:table-cell table:style-name="ce14"/>
          <table:table-cell office:value-type="string" table:style-name="ce13">
            <text:p>Northamptonshire</text:p>
          </table:table-cell>
          <table:table-cell table:style-name="ce14"/>
          <table:table-cell office:value-type="float" office:value="1.261400780651464" table:style-name="ce15">
            <text:p><text:s/>1.26<text:s/></text:p>
          </table:table-cell>
          <table:table-cell office:value-type="float" office:value="1.2716628788347262" table:style-name="ce15">
            <text:p><text:s/>1.27<text:s/></text:p>
          </table:table-cell>
          <table:table-cell office:value-type="float" office:value="1.2821064557159756" table:style-name="ce15">
            <text:p><text:s/>1.28<text:s/></text:p>
          </table:table-cell>
          <table:table-cell office:value-type="float" office:value="1.295851330577618" table:style-name="ce15">
            <text:p><text:s/>1.30<text:s/></text:p>
          </table:table-cell>
          <table:table-cell office:value-type="float" office:value="1.3106198858460112" table:style-name="ce15">
            <text:p><text:s/>1.31<text:s/></text:p>
          </table:table-cell>
          <table:table-cell office:value-type="float" office:value="1.3277700430182242" table:style-name="ce15">
            <text:p><text:s/>1.33<text:s/></text:p>
          </table:table-cell>
          <table:table-cell office:value-type="float" office:value="1.3465403390540251" table:style-name="ce15">
            <text:p><text:s/>1.35<text:s/></text:p>
          </table:table-cell>
          <table:table-cell office:value-type="float" office:value="1.3667741967475378" table:style-name="ce15">
            <text:p><text:s/>1.37<text:s/></text:p>
          </table:table-cell>
          <table:table-cell office:value-type="float" office:value="1.3865385123068146" table:style-name="ce15">
            <text:p><text:s/>1.39<text:s/></text:p>
          </table:table-cell>
          <table:table-cell office:value-type="float" office:value="1.400460987657667" table:style-name="ce15">
            <text:p><text:s/>1.40<text:s/></text:p>
          </table:table-cell>
          <table:table-cell office:value-type="float" office:value="1.4161559373896468" table:style-name="ce15">
            <text:p><text:s/>1.42<text:s/></text:p>
          </table:table-cell>
          <table:table-cell table:style-name="ce21"/>
          <table:table-cell table:number-columns-repeated="16367"/>
        </table:table-row>
        <table:table-row table:style-name="ro2">
          <table:table-cell office:value-type="string" table:style-name="ce12">
            <text:p>34UB</text:p>
          </table:table-cell>
          <table:table-cell office:value-type="string" table:style-name="ce12">
            <text:p>E07000150</text:p>
          </table:table-cell>
          <table:table-cell table:style-name="ce14"/>
          <table:table-cell table:style-name="ce20"/>
          <table:table-cell office:value-type="string" table:style-name="ce16">
            <text:p>Corby</text:p>
          </table:table-cell>
          <table:table-cell office:value-type="float" office:value="3.261174080216811" table:style-name="ce15">
            <text:p><text:s/>3.26<text:s/></text:p>
          </table:table-cell>
          <table:table-cell office:value-type="float" office:value="3.3242525520141131" table:style-name="ce15">
            <text:p><text:s/>3.32<text:s/></text:p>
          </table:table-cell>
          <table:table-cell office:value-type="float" office:value="3.3874557114467896" table:style-name="ce15">
            <text:p><text:s/>3.39<text:s/></text:p>
          </table:table-cell>
          <table:table-cell office:value-type="float" office:value="3.43197435135975" table:style-name="ce15">
            <text:p><text:s/>3.43<text:s/></text:p>
          </table:table-cell>
          <table:table-cell office:value-type="float" office:value="3.4835930596895119" table:style-name="ce15">
            <text:p><text:s/>3.48<text:s/></text:p>
          </table:table-cell>
          <table:table-cell office:value-type="float" office:value="3.5325961716921457" table:style-name="ce15">
            <text:p><text:s/>3.53<text:s/></text:p>
          </table:table-cell>
          <table:table-cell office:value-type="float" office:value="3.5823464859013789" table:style-name="ce15">
            <text:p><text:s/>3.58<text:s/></text:p>
          </table:table-cell>
          <table:table-cell office:value-type="float" office:value="3.6597497038523481" table:style-name="ce15">
            <text:p><text:s/>3.66<text:s/></text:p>
          </table:table-cell>
          <table:table-cell office:value-type="float" office:value="3.741512613834673" table:style-name="ce15">
            <text:p><text:s/>3.74<text:s/></text:p>
          </table:table-cell>
          <table:table-cell office:value-type="float" office:value="3.790759955655759" table:style-name="ce15">
            <text:p><text:s/>3.79<text:s/></text:p>
          </table:table-cell>
          <table:table-cell office:value-type="float" office:value="3.8458663942900562" table:style-name="ce15">
            <text:p><text:s/>3.85<text:s/></text:p>
          </table:table-cell>
          <table:table-cell table:style-name="ce21"/>
          <table:table-cell table:number-columns-repeated="16367"/>
        </table:table-row>
        <table:table-row table:style-name="ro2">
          <table:table-cell office:value-type="string" table:style-name="ce12">
            <text:p>34UC</text:p>
          </table:table-cell>
          <table:table-cell office:value-type="string" table:style-name="ce12">
            <text:p>E07000151</text:p>
          </table:table-cell>
          <table:table-cell table:style-name="ce14"/>
          <table:table-cell table:style-name="ce20"/>
          <table:table-cell office:value-type="string" table:style-name="ce16">
            <text:p>Daventry</text:p>
          </table:table-cell>
          <table:table-cell office:value-type="float" office:value="0.49228095152151707" table:style-name="ce15">
            <text:p><text:s/>0.49<text:s/></text:p>
          </table:table-cell>
          <table:table-cell office:value-type="float" office:value="0.49557408448086404" table:style-name="ce15">
            <text:p><text:s/>0.50<text:s/></text:p>
          </table:table-cell>
          <table:table-cell office:value-type="float" office:value="0.49846619181660112" table:style-name="ce15">
            <text:p><text:s/>0.50<text:s/></text:p>
          </table:table-cell>
          <table:table-cell office:value-type="float" office:value="0.50301562094964536" table:style-name="ce15">
            <text:p><text:s/>0.50<text:s/></text:p>
          </table:table-cell>
          <table:table-cell office:value-type="float" office:value="0.50991555053979021" table:style-name="ce15">
            <text:p><text:s/>0.51<text:s/></text:p>
          </table:table-cell>
          <table:table-cell office:value-type="float" office:value="0.51971308855390663" table:style-name="ce15">
            <text:p><text:s/>0.52<text:s/></text:p>
          </table:table-cell>
          <table:table-cell office:value-type="float" office:value="0.52931435219539757" table:style-name="ce15">
            <text:p><text:s/>0.53<text:s/></text:p>
          </table:table-cell>
          <table:table-cell office:value-type="float" office:value="0.54330746212434489" table:style-name="ce15">
            <text:p><text:s/>0.54<text:s/></text:p>
          </table:table-cell>
          <table:table-cell office:value-type="float" office:value="0.55642508923347267" table:style-name="ce15">
            <text:p><text:s/>0.56<text:s/></text:p>
          </table:table-cell>
          <table:table-cell office:value-type="float" office:value="0.5658151474527392" table:style-name="ce15">
            <text:p><text:s/>0.57<text:s/></text:p>
          </table:table-cell>
          <table:table-cell office:value-type="float" office:value="0.57577869042342333" table:style-name="ce15">
            <text:p><text:s/>0.58<text:s/></text:p>
          </table:table-cell>
          <table:table-cell table:style-name="ce21"/>
          <table:table-cell table:number-columns-repeated="16367"/>
        </table:table-row>
        <table:table-row table:style-name="ro2">
          <table:table-cell office:value-type="string" table:style-name="ce12">
            <text:p>34UD</text:p>
          </table:table-cell>
          <table:table-cell office:value-type="string" table:style-name="ce12">
            <text:p>E07000152</text:p>
          </table:table-cell>
          <table:table-cell table:style-name="ce14"/>
          <table:table-cell table:style-name="ce20"/>
          <table:table-cell office:value-type="string" table:style-name="ce16">
            <text:p>East Northamptonshire</text:p>
          </table:table-cell>
          <table:table-cell office:value-type="float" office:value="0.73218474811346013" table:style-name="ce15">
            <text:p><text:s/>0.73<text:s/></text:p>
          </table:table-cell>
          <table:table-cell office:value-type="float" office:value="0.73698869583717441" table:style-name="ce15">
            <text:p><text:s/>0.74<text:s/></text:p>
          </table:table-cell>
          <table:table-cell office:value-type="float" office:value="0.74305115847338365" table:style-name="ce15">
            <text:p><text:s/>0.74<text:s/></text:p>
          </table:table-cell>
          <table:table-cell office:value-type="float" office:value="0.75038559812038919" table:style-name="ce15">
            <text:p><text:s/>0.75<text:s/></text:p>
          </table:table-cell>
          <table:table-cell office:value-type="float" office:value="0.76058396738444833" table:style-name="ce15">
            <text:p><text:s/>0.76<text:s/></text:p>
          </table:table-cell>
          <table:table-cell office:value-type="float" office:value="0.77286169601747556" table:style-name="ce15">
            <text:p><text:s/>0.77<text:s/></text:p>
          </table:table-cell>
          <table:table-cell office:value-type="float" office:value="0.78309930104168957" table:style-name="ce15">
            <text:p><text:s/>0.78<text:s/></text:p>
          </table:table-cell>
          <table:table-cell office:value-type="float" office:value="0.79316036181371363" table:style-name="ce15">
            <text:p><text:s/>0.79<text:s/></text:p>
          </table:table-cell>
          <table:table-cell office:value-type="float" office:value="0.80363351681515671" table:style-name="ce15">
            <text:p><text:s/>0.80<text:s/></text:p>
          </table:table-cell>
          <table:table-cell office:value-type="float" office:value="0.80920250826276297" table:style-name="ce15">
            <text:p><text:s/>0.81<text:s/></text:p>
          </table:table-cell>
          <table:table-cell office:value-type="float" office:value="0.81938126719958193" table:style-name="ce15">
            <text:p><text:s/>0.82<text:s/></text:p>
          </table:table-cell>
          <table:table-cell table:style-name="ce21"/>
          <table:table-cell table:number-columns-repeated="16367"/>
        </table:table-row>
        <table:table-row table:style-name="ro2">
          <table:table-cell office:value-type="string" table:style-name="ce12">
            <text:p>34UE</text:p>
          </table:table-cell>
          <table:table-cell office:value-type="string" table:style-name="ce12">
            <text:p>E07000153</text:p>
          </table:table-cell>
          <table:table-cell table:style-name="ce14"/>
          <table:table-cell table:style-name="ce20"/>
          <table:table-cell office:value-type="string" table:style-name="ce16">
            <text:p>Kettering</text:p>
          </table:table-cell>
          <table:table-cell office:value-type="float" office:value="1.7757161695822732" table:style-name="ce15">
            <text:p><text:s/>1.78<text:s/></text:p>
          </table:table-cell>
          <table:table-cell office:value-type="float" office:value="1.7891435710164212" table:style-name="ce15">
            <text:p><text:s/>1.79<text:s/></text:p>
          </table:table-cell>
          <table:table-cell office:value-type="float" office:value="1.8041634291609334" table:style-name="ce15">
            <text:p><text:s/>1.80<text:s/></text:p>
          </table:table-cell>
          <table:table-cell office:value-type="float" office:value="1.8272779394499885" table:style-name="ce15">
            <text:p><text:s/>1.83<text:s/></text:p>
          </table:table-cell>
          <table:table-cell office:value-type="float" office:value="1.8393426995359385" table:style-name="ce15">
            <text:p><text:s/>1.84<text:s/></text:p>
          </table:table-cell>
          <table:table-cell office:value-type="float" office:value="1.8627572327539648" table:style-name="ce15">
            <text:p><text:s/>1.86<text:s/></text:p>
          </table:table-cell>
          <table:table-cell office:value-type="float" office:value="1.8929804274272988" table:style-name="ce15">
            <text:p><text:s/>1.89<text:s/></text:p>
          </table:table-cell>
          <table:table-cell office:value-type="float" office:value="1.9141676303053665" table:style-name="ce15">
            <text:p><text:s/>1.91<text:s/></text:p>
          </table:table-cell>
          <table:table-cell office:value-type="float" office:value="1.9417362627949803" table:style-name="ce15">
            <text:p><text:s/>1.94<text:s/></text:p>
          </table:table-cell>
          <table:table-cell office:value-type="float" office:value="1.9567133496081204" table:style-name="ce15">
            <text:p><text:s/>1.96<text:s/></text:p>
          </table:table-cell>
          <table:table-cell office:value-type="float" office:value="1.97563064799349" table:style-name="ce15">
            <text:p><text:s/>1.98<text:s/></text:p>
          </table:table-cell>
          <table:table-cell table:style-name="ce21"/>
          <table:table-cell table:number-columns-repeated="16367"/>
        </table:table-row>
        <table:table-row table:style-name="ro2">
          <table:table-cell office:value-type="string" table:style-name="ce12">
            <text:p>34UF</text:p>
          </table:table-cell>
          <table:table-cell office:value-type="string" table:style-name="ce12">
            <text:p>E07000154</text:p>
          </table:table-cell>
          <table:table-cell table:style-name="ce14"/>
          <table:table-cell table:style-name="ce20"/>
          <table:table-cell office:value-type="string" table:style-name="ce16">
            <text:p>Northampton</text:p>
          </table:table-cell>
          <table:table-cell office:value-type="float" office:value="11.327605688576872" table:style-name="ce15">
            <text:p><text:s/>11.33<text:s/></text:p>
          </table:table-cell>
          <table:table-cell office:value-type="float" office:value="11.397515234549264" table:style-name="ce15">
            <text:p><text:s/>11.40<text:s/></text:p>
          </table:table-cell>
          <table:table-cell office:value-type="float" office:value="11.478940388586787" table:style-name="ce15">
            <text:p><text:s/>11.48<text:s/></text:p>
          </table:table-cell>
          <table:table-cell office:value-type="float" office:value="11.598309432790177" table:style-name="ce15">
            <text:p><text:s/>11.60<text:s/></text:p>
          </table:table-cell>
          <table:table-cell office:value-type="float" office:value="11.719341847692606" table:style-name="ce15">
            <text:p><text:s/>11.72<text:s/></text:p>
          </table:table-cell>
          <table:table-cell office:value-type="float" office:value="11.828371005262969" table:style-name="ce15">
            <text:p><text:s/>11.83<text:s/></text:p>
          </table:table-cell>
          <table:table-cell office:value-type="float" office:value="11.968607855712019" table:style-name="ce15">
            <text:p><text:s/>11.97<text:s/></text:p>
          </table:table-cell>
          <table:table-cell office:value-type="float" office:value="12.093354363775475" table:style-name="ce15">
            <text:p><text:s/>12.09<text:s/></text:p>
          </table:table-cell>
          <table:table-cell office:value-type="float" office:value="12.183806724624189" table:style-name="ce15">
            <text:p><text:s/>12.18<text:s/></text:p>
          </table:table-cell>
          <table:table-cell office:value-type="float" office:value="12.272649612859933" table:style-name="ce15">
            <text:p><text:s/>12.27<text:s/></text:p>
          </table:table-cell>
          <table:table-cell office:value-type="float" office:value="12.371025531187865" table:style-name="ce15">
            <text:p><text:s/>12.37<text:s/></text:p>
          </table:table-cell>
          <table:table-cell table:style-name="ce21"/>
          <table:table-cell table:number-columns-repeated="16367"/>
        </table:table-row>
        <table:table-row table:style-name="ro2">
          <table:table-cell office:value-type="string" table:style-name="ce12">
            <text:p>34UG</text:p>
          </table:table-cell>
          <table:table-cell office:value-type="string" table:style-name="ce12">
            <text:p>E07000155</text:p>
          </table:table-cell>
          <table:table-cell table:style-name="ce14"/>
          <table:table-cell table:style-name="ce20"/>
          <table:table-cell office:value-type="string" table:style-name="ce16">
            <text:p>South Northamptonshire</text:p>
          </table:table-cell>
          <table:table-cell office:value-type="float" office:value="0.568496561475897" table:style-name="ce15">
            <text:p><text:s/>0.57<text:s/></text:p>
          </table:table-cell>
          <table:table-cell office:value-type="float" office:value="0.57484098669708261" table:style-name="ce15">
            <text:p><text:s/>0.57<text:s/></text:p>
          </table:table-cell>
          <table:table-cell office:value-type="float" office:value="0.57965459777462425" table:style-name="ce15">
            <text:p><text:s/>0.58<text:s/></text:p>
          </table:table-cell>
          <table:table-cell office:value-type="float" office:value="0.58615585624625244" table:style-name="ce15">
            <text:p><text:s/>0.59<text:s/></text:p>
          </table:table-cell>
          <table:table-cell office:value-type="float" office:value="0.59281482851518419" table:style-name="ce15">
            <text:p><text:s/>0.59<text:s/></text:p>
          </table:table-cell>
          <table:table-cell office:value-type="float" office:value="0.60139800262719967" table:style-name="ce15">
            <text:p><text:s/>0.60<text:s/></text:p>
          </table:table-cell>
          <table:table-cell office:value-type="float" office:value="0.61338800990160036" table:style-name="ce15">
            <text:p><text:s/>0.61<text:s/></text:p>
          </table:table-cell>
          <table:table-cell office:value-type="float" office:value="0.62775963349540409" table:style-name="ce15">
            <text:p><text:s/>0.63<text:s/></text:p>
          </table:table-cell>
          <table:table-cell office:value-type="float" office:value="0.64140573158793279" table:style-name="ce15">
            <text:p><text:s/>0.64<text:s/></text:p>
          </table:table-cell>
          <table:table-cell office:value-type="float" office:value="0.64983120052998233" table:style-name="ce15">
            <text:p><text:s/>0.65<text:s/></text:p>
          </table:table-cell>
          <table:table-cell office:value-type="float" office:value="0.65726301498115525" table:style-name="ce15">
            <text:p><text:s/>0.66<text:s/></text:p>
          </table:table-cell>
          <table:table-cell table:style-name="ce21"/>
          <table:table-cell table:number-columns-repeated="16367"/>
        </table:table-row>
        <table:table-row table:style-name="ro2">
          <table:table-cell office:value-type="string" table:style-name="ce12">
            <text:p>34UH</text:p>
          </table:table-cell>
          <table:table-cell office:value-type="string" table:style-name="ce12">
            <text:p>E07000156</text:p>
          </table:table-cell>
          <table:table-cell table:style-name="ce14"/>
          <table:table-cell table:style-name="ce20"/>
          <table:table-cell office:value-type="string" table:style-name="ce16">
            <text:p>Wellingborough</text:p>
          </table:table-cell>
          <table:table-cell office:value-type="float" office:value="2.0288158958967499" table:style-name="ce15">
            <text:p><text:s/>2.03<text:s/></text:p>
          </table:table-cell>
          <table:table-cell office:value-type="float" office:value="2.0396294469637555" table:style-name="ce15">
            <text:p><text:s/>2.04<text:s/></text:p>
          </table:table-cell>
          <table:table-cell office:value-type="float" office:value="2.0487804620744661" table:style-name="ce15">
            <text:p><text:s/>2.05<text:s/></text:p>
          </table:table-cell>
          <table:table-cell office:value-type="float" office:value="2.066586443317076" table:style-name="ce15">
            <text:p><text:s/>2.07<text:s/></text:p>
          </table:table-cell>
          <table:table-cell office:value-type="float" office:value="2.092243263503506" table:style-name="ce15">
            <text:p><text:s/>2.09<text:s/></text:p>
          </table:table-cell>
          <table:table-cell office:value-type="float" office:value="2.1176546356184045" table:style-name="ce15">
            <text:p><text:s/>2.12<text:s/></text:p>
          </table:table-cell>
          <table:table-cell office:value-type="float" office:value="2.1349110596842547" table:style-name="ce15">
            <text:p><text:s/>2.13<text:s/></text:p>
          </table:table-cell>
          <table:table-cell office:value-type="float" office:value="2.1538196378232102" table:style-name="ce15">
            <text:p><text:s/>2.15<text:s/></text:p>
          </table:table-cell>
          <table:table-cell office:value-type="float" office:value="2.1767163651798005" table:style-name="ce15">
            <text:p><text:s/>2.18<text:s/></text:p>
          </table:table-cell>
          <table:table-cell office:value-type="float" office:value="2.2005331324783914" table:style-name="ce15">
            <text:p><text:s/>2.20<text:s/></text:p>
          </table:table-cell>
          <table:table-cell office:value-type="float" office:value="2.2239205478040489" table:style-name="ce15">
            <text:p><text:s/>2.22<text:s/></text:p>
          </table:table-cell>
          <table:table-cell table:style-name="ce21"/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24</text:p>
          </table:table-cell>
          <table:table-cell table:style-name="ce14"/>
          <table:table-cell office:value-type="string" table:style-name="ce13">
            <text:p>Nottinghamshire<text:s/></text:p>
          </table:table-cell>
          <table:table-cell table:style-name="ce14"/>
          <table:table-cell office:value-type="float" office:value="1.6638413479357956" table:style-name="ce15">
            <text:p><text:s/>1.66<text:s/></text:p>
          </table:table-cell>
          <table:table-cell office:value-type="float" office:value="1.6740871217226512" table:style-name="ce15">
            <text:p><text:s/>1.67<text:s/></text:p>
          </table:table-cell>
          <table:table-cell office:value-type="float" office:value="1.6831857477912888" table:style-name="ce15">
            <text:p><text:s/>1.68<text:s/></text:p>
          </table:table-cell>
          <table:table-cell office:value-type="float" office:value="1.6932245358893991" table:style-name="ce15">
            <text:p><text:s/>1.69<text:s/></text:p>
          </table:table-cell>
          <table:table-cell office:value-type="float" office:value="1.7039684689434167" table:style-name="ce15">
            <text:p><text:s/>1.70<text:s/></text:p>
          </table:table-cell>
          <table:table-cell office:value-type="float" office:value="1.7165208990598697" table:style-name="ce15">
            <text:p><text:s/>1.72<text:s/></text:p>
          </table:table-cell>
          <table:table-cell office:value-type="float" office:value="1.7309097593250062" table:style-name="ce15">
            <text:p><text:s/>1.73<text:s/></text:p>
          </table:table-cell>
          <table:table-cell office:value-type="float" office:value="1.745266119102439" table:style-name="ce15">
            <text:p><text:s/>1.75<text:s/></text:p>
          </table:table-cell>
          <table:table-cell office:value-type="float" office:value="1.7606965530430998" table:style-name="ce15">
            <text:p><text:s/>1.76<text:s/></text:p>
          </table:table-cell>
          <table:table-cell office:value-type="float" office:value="1.7752970507092729" table:style-name="ce15">
            <text:p><text:s/>1.78<text:s/></text:p>
          </table:table-cell>
          <table:table-cell office:value-type="float" office:value="1.792718167128553" table:style-name="ce15">
            <text:p><text:s/>1.79<text:s/></text:p>
          </table:table-cell>
          <table:table-cell office:value-type="float" office:value="1.8118240161119672" table:style-name="ce15">
            <text:p><text:s/>1.8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7UB</text:p>
          </table:table-cell>
          <table:table-cell office:value-type="string" table:style-name="ce12">
            <text:p>E07000170</text:p>
          </table:table-cell>
          <table:table-cell table:style-name="ce14"/>
          <table:table-cell table:style-name="ce20"/>
          <table:table-cell office:value-type="string" table:style-name="ce16">
            <text:p>Ashfield</text:p>
          </table:table-cell>
          <table:table-cell office:value-type="float" office:value="4.8190021370516503" table:style-name="ce15">
            <text:p><text:s/>4.82<text:s/></text:p>
          </table:table-cell>
          <table:table-cell office:value-type="float" office:value="4.8560147782983698" table:style-name="ce15">
            <text:p><text:s/>4.86<text:s/></text:p>
          </table:table-cell>
          <table:table-cell office:value-type="float" office:value="4.8949438601656166" table:style-name="ce15">
            <text:p><text:s/>4.89<text:s/></text:p>
          </table:table-cell>
          <table:table-cell office:value-type="float" office:value="4.9356984585390506" table:style-name="ce15">
            <text:p><text:s/>4.94<text:s/></text:p>
          </table:table-cell>
          <table:table-cell office:value-type="float" office:value="4.9738061452756837" table:style-name="ce15">
            <text:p><text:s/>4.97<text:s/></text:p>
          </table:table-cell>
          <table:table-cell office:value-type="float" office:value="5.0241470491858635" table:style-name="ce15">
            <text:p><text:s/>5.02<text:s/></text:p>
          </table:table-cell>
          <table:table-cell office:value-type="float" office:value="5.0731026979267639" table:style-name="ce15">
            <text:p><text:s/>5.07<text:s/></text:p>
          </table:table-cell>
          <table:table-cell office:value-type="float" office:value="5.1086592410784784" table:style-name="ce15">
            <text:p><text:s/>5.11<text:s/></text:p>
          </table:table-cell>
          <table:table-cell office:value-type="float" office:value="5.1353574039710441" table:style-name="ce15">
            <text:p><text:s/>5.14<text:s/></text:p>
          </table:table-cell>
          <table:table-cell office:value-type="float" office:value="5.1504635440008544" table:style-name="ce15">
            <text:p><text:s/>5.15<text:s/></text:p>
          </table:table-cell>
          <table:table-cell office:value-type="float" office:value="5.1739670549233701" table:style-name="ce15">
            <text:p><text:s/>5.17<text:s/></text:p>
          </table:table-cell>
          <table:table-cell office:value-type="float" office:value="5.2115726723993934" table:style-name="ce15">
            <text:p><text:s/>5.2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7UC</text:p>
          </table:table-cell>
          <table:table-cell office:value-type="string" table:style-name="ce12">
            <text:p>E07000171</text:p>
          </table:table-cell>
          <table:table-cell table:style-name="ce14"/>
          <table:table-cell table:style-name="ce20"/>
          <table:table-cell office:value-type="string" table:style-name="ce16">
            <text:p>Bassetlaw</text:p>
          </table:table-cell>
          <table:table-cell office:value-type="float" office:value="0.77448897014733753" table:style-name="ce15">
            <text:p><text:s/>0.77<text:s/></text:p>
          </table:table-cell>
          <table:table-cell office:value-type="float" office:value="0.78018965986551136" table:style-name="ce15">
            <text:p><text:s/>0.78<text:s/></text:p>
          </table:table-cell>
          <table:table-cell office:value-type="float" office:value="0.78485881036971472" table:style-name="ce15">
            <text:p><text:s/>0.78<text:s/></text:p>
          </table:table-cell>
          <table:table-cell office:value-type="float" office:value="0.78982584698648117" table:style-name="ce15">
            <text:p><text:s/>0.79<text:s/></text:p>
          </table:table-cell>
          <table:table-cell office:value-type="float" office:value="0.79465177929024722" table:style-name="ce15">
            <text:p><text:s/>0.79<text:s/></text:p>
          </table:table-cell>
          <table:table-cell office:value-type="float" office:value="0.80107694543730446" table:style-name="ce15">
            <text:p><text:s/>0.80<text:s/></text:p>
          </table:table-cell>
          <table:table-cell office:value-type="float" office:value="0.80944654287831819" table:style-name="ce15">
            <text:p><text:s/>0.81<text:s/></text:p>
          </table:table-cell>
          <table:table-cell office:value-type="float" office:value="0.81921181655849062" table:style-name="ce15">
            <text:p><text:s/>0.82<text:s/></text:p>
          </table:table-cell>
          <table:table-cell office:value-type="float" office:value="0.82714216122745055" table:style-name="ce15">
            <text:p><text:s/>0.83<text:s/></text:p>
          </table:table-cell>
          <table:table-cell office:value-type="float" office:value="0.83914899781797925" table:style-name="ce15">
            <text:p><text:s/>0.84<text:s/></text:p>
          </table:table-cell>
          <table:table-cell office:value-type="float" office:value="0.8524414972453106" table:style-name="ce15">
            <text:p><text:s/>0.85<text:s/></text:p>
          </table:table-cell>
          <table:table-cell office:value-type="float" office:value="0.86445146959885588" table:style-name="ce15">
            <text:p><text:s/>0.8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7UD</text:p>
          </table:table-cell>
          <table:table-cell office:value-type="string" table:style-name="ce12">
            <text:p>E07000172</text:p>
          </table:table-cell>
          <table:table-cell table:style-name="ce14"/>
          <table:table-cell table:style-name="ce20"/>
          <table:table-cell office:value-type="string" table:style-name="ce16">
            <text:p>Broxtowe</text:p>
          </table:table-cell>
          <table:table-cell office:value-type="float" office:value="6.0757422812098874" table:style-name="ce15">
            <text:p><text:s/>6.08<text:s/></text:p>
          </table:table-cell>
          <table:table-cell office:value-type="float" office:value="6.0952683816242468" table:style-name="ce15">
            <text:p><text:s/>6.10<text:s/></text:p>
          </table:table-cell>
          <table:table-cell office:value-type="float" office:value="6.1059305122590528" table:style-name="ce15">
            <text:p><text:s/>6.11<text:s/></text:p>
          </table:table-cell>
          <table:table-cell office:value-type="float" office:value="6.1265795388283575" table:style-name="ce15">
            <text:p><text:s/>6.13<text:s/></text:p>
          </table:table-cell>
          <table:table-cell office:value-type="float" office:value="6.1377407472022005" table:style-name="ce15">
            <text:p><text:s/>6.14<text:s/></text:p>
          </table:table-cell>
          <table:table-cell office:value-type="float" office:value="6.1524017837970106" table:style-name="ce15">
            <text:p><text:s/>6.15<text:s/></text:p>
          </table:table-cell>
          <table:table-cell office:value-type="float" office:value="6.1900225845798129" table:style-name="ce15">
            <text:p><text:s/>6.19<text:s/></text:p>
          </table:table-cell>
          <table:table-cell office:value-type="float" office:value="6.2312715904962488" table:style-name="ce15">
            <text:p><text:s/>6.23<text:s/></text:p>
          </table:table-cell>
          <table:table-cell office:value-type="float" office:value="6.2601608761168999" table:style-name="ce15">
            <text:p><text:s/>6.26<text:s/></text:p>
          </table:table-cell>
          <table:table-cell office:value-type="float" office:value="6.2861787115678238" table:style-name="ce15">
            <text:p><text:s/>6.29<text:s/></text:p>
          </table:table-cell>
          <table:table-cell office:value-type="float" office:value="6.3200618235706107" table:style-name="ce15">
            <text:p><text:s/>6.32<text:s/></text:p>
          </table:table-cell>
          <table:table-cell office:value-type="float" office:value="6.3578900584152835" table:style-name="ce15">
            <text:p><text:s/>6.3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7UE</text:p>
          </table:table-cell>
          <table:table-cell office:value-type="string" table:style-name="ce12">
            <text:p>E07000173</text:p>
          </table:table-cell>
          <table:table-cell table:style-name="ce14"/>
          <table:table-cell table:style-name="ce20"/>
          <table:table-cell office:value-type="string" table:style-name="ce16">
            <text:p>Gedling</text:p>
          </table:table-cell>
          <table:table-cell office:value-type="float" office:value="4.2393201932021158" table:style-name="ce15">
            <text:p><text:s/>4.24<text:s/></text:p>
          </table:table-cell>
          <table:table-cell office:value-type="float" office:value="4.2615403207994564" table:style-name="ce15">
            <text:p><text:s/>4.26<text:s/></text:p>
          </table:table-cell>
          <table:table-cell office:value-type="float" office:value="4.2797600459930933" table:style-name="ce15">
            <text:p><text:s/>4.28<text:s/></text:p>
          </table:table-cell>
          <table:table-cell office:value-type="float" office:value="4.3058139206247779" table:style-name="ce15">
            <text:p><text:s/>4.31<text:s/></text:p>
          </table:table-cell>
          <table:table-cell office:value-type="float" office:value="4.3310344760909256" table:style-name="ce15">
            <text:p><text:s/>4.33<text:s/></text:p>
          </table:table-cell>
          <table:table-cell office:value-type="float" office:value="4.3448364956264092" table:style-name="ce15">
            <text:p><text:s/>4.34<text:s/></text:p>
          </table:table-cell>
          <table:table-cell office:value-type="float" office:value="4.3606352974122702" table:style-name="ce15">
            <text:p><text:s/>4.36<text:s/></text:p>
          </table:table-cell>
          <table:table-cell office:value-type="float" office:value="4.3796882188602249" table:style-name="ce15">
            <text:p><text:s/>4.38<text:s/></text:p>
          </table:table-cell>
          <table:table-cell office:value-type="float" office:value="4.402825099848644" table:style-name="ce15">
            <text:p><text:s/>4.40<text:s/></text:p>
          </table:table-cell>
          <table:table-cell office:value-type="float" office:value="4.4321258991996277" table:style-name="ce15">
            <text:p><text:s/>4.43<text:s/></text:p>
          </table:table-cell>
          <table:table-cell office:value-type="float" office:value="4.4572630659508912" table:style-name="ce15">
            <text:p><text:s/>4.46<text:s/></text:p>
          </table:table-cell>
          <table:table-cell office:value-type="float" office:value="4.4870176035178702" table:style-name="ce15">
            <text:p><text:s/>4.4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7UF</text:p>
          </table:table-cell>
          <table:table-cell office:value-type="string" table:style-name="ce12">
            <text:p>E07000174</text:p>
          </table:table-cell>
          <table:table-cell table:style-name="ce14"/>
          <table:table-cell table:style-name="ce20"/>
          <table:table-cell office:value-type="string" table:style-name="ce16">
            <text:p>Mansfield</text:p>
          </table:table-cell>
          <table:table-cell office:value-type="float" office:value="6.1096346352695843" table:style-name="ce15">
            <text:p><text:s/>6.11<text:s/></text:p>
          </table:table-cell>
          <table:table-cell office:value-type="float" office:value="6.14963585424751" table:style-name="ce15">
            <text:p><text:s/>6.15<text:s/></text:p>
          </table:table-cell>
          <table:table-cell office:value-type="float" office:value="6.1819446916114638" table:style-name="ce15">
            <text:p><text:s/>6.18<text:s/></text:p>
          </table:table-cell>
          <table:table-cell office:value-type="float" office:value="6.2253368434972085" table:style-name="ce15">
            <text:p><text:s/>6.23<text:s/></text:p>
          </table:table-cell>
          <table:table-cell office:value-type="float" office:value="6.2655992301331001" table:style-name="ce15">
            <text:p><text:s/>6.27<text:s/></text:p>
          </table:table-cell>
          <table:table-cell office:value-type="float" office:value="6.3234628778998898" table:style-name="ce15">
            <text:p><text:s/>6.32<text:s/></text:p>
          </table:table-cell>
          <table:table-cell office:value-type="float" office:value="6.3617612162144548" table:style-name="ce15">
            <text:p><text:s/>6.36<text:s/></text:p>
          </table:table-cell>
          <table:table-cell office:value-type="float" office:value="6.3999290716337383" table:style-name="ce15">
            <text:p><text:s/>6.40<text:s/></text:p>
          </table:table-cell>
          <table:table-cell office:value-type="float" office:value="6.4581842077470988" table:style-name="ce15">
            <text:p><text:s/>6.46<text:s/></text:p>
          </table:table-cell>
          <table:table-cell office:value-type="float" office:value="6.5178735571488353" table:style-name="ce15">
            <text:p><text:s/>6.52<text:s/></text:p>
          </table:table-cell>
          <table:table-cell office:value-type="float" office:value="6.5869504844381339" table:style-name="ce15">
            <text:p><text:s/>6.59<text:s/></text:p>
          </table:table-cell>
          <table:table-cell office:value-type="float" office:value="6.6341491399283674" table:style-name="ce15">
            <text:p><text:s/>6.6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7UG</text:p>
          </table:table-cell>
          <table:table-cell office:value-type="string" table:style-name="ce12">
            <text:p>E07000175</text:p>
          </table:table-cell>
          <table:table-cell table:style-name="ce14"/>
          <table:table-cell table:style-name="ce20"/>
          <table:table-cell office:value-type="string" table:style-name="ce16">
            <text:p>Newark and Sherwood</text:p>
          </table:table-cell>
          <table:table-cell office:value-type="float" office:value="0.78201791022752198" table:style-name="ce15">
            <text:p><text:s/>0.78<text:s/></text:p>
          </table:table-cell>
          <table:table-cell office:value-type="float" office:value="0.78698919937397172" table:style-name="ce15">
            <text:p><text:s/>0.79<text:s/></text:p>
          </table:table-cell>
          <table:table-cell office:value-type="float" office:value="0.79308123816782627" table:style-name="ce15">
            <text:p><text:s/>0.79<text:s/></text:p>
          </table:table-cell>
          <table:table-cell office:value-type="float" office:value="0.79776081144692301" table:style-name="ce15">
            <text:p><text:s/>0.80<text:s/></text:p>
          </table:table-cell>
          <table:table-cell office:value-type="float" office:value="0.80524998078846899" table:style-name="ce15">
            <text:p><text:s/>0.81<text:s/></text:p>
          </table:table-cell>
          <table:table-cell office:value-type="float" office:value="0.8118027360497313" table:style-name="ce15">
            <text:p><text:s/>0.81<text:s/></text:p>
          </table:table-cell>
          <table:table-cell office:value-type="float" office:value="0.82104189097963631" table:style-name="ce15">
            <text:p><text:s/>0.82<text:s/></text:p>
          </table:table-cell>
          <table:table-cell office:value-type="float" office:value="0.82903783366183526" table:style-name="ce15">
            <text:p><text:s/>0.83<text:s/></text:p>
          </table:table-cell>
          <table:table-cell office:value-type="float" office:value="0.83955153417428618" table:style-name="ce15">
            <text:p><text:s/>0.84<text:s/></text:p>
          </table:table-cell>
          <table:table-cell office:value-type="float" office:value="0.84854529258578382" table:style-name="ce15">
            <text:p><text:s/>0.85<text:s/></text:p>
          </table:table-cell>
          <table:table-cell office:value-type="float" office:value="0.86079387650639316" table:style-name="ce15">
            <text:p><text:s/>0.86<text:s/></text:p>
          </table:table-cell>
          <table:table-cell office:value-type="float" office:value="0.87318384163122054" table:style-name="ce15">
            <text:p><text:s/>0.8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7UJ</text:p>
          </table:table-cell>
          <table:table-cell office:value-type="string" table:style-name="ce12">
            <text:p>E07000176</text:p>
          </table:table-cell>
          <table:table-cell table:style-name="ce14"/>
          <table:table-cell table:style-name="ce20"/>
          <table:table-cell office:value-type="string" table:style-name="ce16">
            <text:p>Rushcliffe</text:p>
          </table:table-cell>
          <table:table-cell office:value-type="float" office:value="1.157022565062946" table:style-name="ce15">
            <text:p><text:s/>1.16<text:s/></text:p>
          </table:table-cell>
          <table:table-cell office:value-type="float" office:value="1.1645708554357308" table:style-name="ce15">
            <text:p><text:s/>1.16<text:s/></text:p>
          </table:table-cell>
          <table:table-cell office:value-type="float" office:value="1.1700420985994213" table:style-name="ce15">
            <text:p><text:s/>1.17<text:s/></text:p>
          </table:table-cell>
          <table:table-cell office:value-type="float" office:value="1.1752689698718131" table:style-name="ce15">
            <text:p><text:s/>1.18<text:s/></text:p>
          </table:table-cell>
          <table:table-cell office:value-type="float" office:value="1.183232678837089" table:style-name="ce15">
            <text:p><text:s/>1.18<text:s/></text:p>
          </table:table-cell>
          <table:table-cell office:value-type="float" office:value="1.1954969253344379" table:style-name="ce15">
            <text:p><text:s/>1.20<text:s/></text:p>
          </table:table-cell>
          <table:table-cell office:value-type="float" office:value="1.2087626642804066" table:style-name="ce15">
            <text:p><text:s/>1.21<text:s/></text:p>
          </table:table-cell>
          <table:table-cell office:value-type="float" office:value="1.2236173297425397" table:style-name="ce15">
            <text:p><text:s/>1.22<text:s/></text:p>
          </table:table-cell>
          <table:table-cell office:value-type="float" office:value="1.2426261210947245" table:style-name="ce15">
            <text:p><text:s/>1.24<text:s/></text:p>
          </table:table-cell>
          <table:table-cell office:value-type="float" office:value="1.2550616191267685" table:style-name="ce15">
            <text:p><text:s/>1.26<text:s/></text:p>
          </table:table-cell>
          <table:table-cell office:value-type="float" office:value="1.2703561332125541" table:style-name="ce15">
            <text:p><text:s/>1.27<text:s/></text:p>
          </table:table-cell>
          <table:table-cell office:value-type="float" office:value="1.2942057030283822" table:style-name="ce15">
            <text:p><text:s/>1.29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2000005</text:p>
          </table:table-cell>
          <table:table-cell office:value-type="string" table:style-name="ce13">
            <text:p>WEST MIDLANDS</text:p>
          </table:table-cell>
          <table:table-cell table:number-columns-repeated="2" table:style-name="ce14"/>
          <table:table-cell office:value-type="float" office:value="1.8284902916111914" table:style-name="ce15">
            <text:p><text:s/>1.83<text:s/></text:p>
          </table:table-cell>
          <table:table-cell office:value-type="float" office:value="1.8363426314455056" table:style-name="ce15">
            <text:p><text:s/>1.84<text:s/></text:p>
          </table:table-cell>
          <table:table-cell office:value-type="float" office:value="1.8444134883207948" table:style-name="ce15">
            <text:p><text:s/>1.84<text:s/></text:p>
          </table:table-cell>
          <table:table-cell office:value-type="float" office:value="1.8536813426217142" table:style-name="ce15">
            <text:p><text:s/>1.85<text:s/></text:p>
          </table:table-cell>
          <table:table-cell office:value-type="float" office:value="1.866601224280044" table:style-name="ce15">
            <text:p><text:s/>1.87<text:s/></text:p>
          </table:table-cell>
          <table:table-cell office:value-type="float" office:value="1.8803488819148952" table:style-name="ce15">
            <text:p><text:s/>1.88<text:s/></text:p>
          </table:table-cell>
          <table:table-cell office:value-type="float" office:value="1.8945100027064901" table:style-name="ce15">
            <text:p><text:s/>1.89<text:s/></text:p>
          </table:table-cell>
          <table:table-cell office:value-type="float" office:value="1.9112196505471444" table:style-name="ce15">
            <text:p><text:s/>1.91<text:s/></text:p>
          </table:table-cell>
          <table:table-cell office:value-type="float" office:value="1.9300425983207914" table:style-name="ce15">
            <text:p><text:s/>1.93<text:s/></text:p>
          </table:table-cell>
          <table:table-cell office:value-type="float" office:value="1.9482770504679479" table:style-name="ce15">
            <text:p><text:s/>1.95<text:s/></text:p>
          </table:table-cell>
          <table:table-cell office:value-type="float" office:value="1.9626425102553871" table:style-name="ce15">
            <text:p><text:s/>1.96<text:s/></text:p>
          </table:table-cell>
          <table:table-cell office:value-type="float" office:value="1.9815627257921313" table:style-name="ce15">
            <text:p><text:s/>1.98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office:value-type="string" table:style-name="ce12">
            <text:p>00GA</text:p>
          </table:table-cell>
          <table:table-cell office:value-type="string" table:style-name="ce12">
            <text:p>E06000019</text:p>
          </table:table-cell>
          <table:table-cell table:style-name="ce14"/>
          <table:table-cell office:value-type="string" table:style-name="ce13">
            <text:p>Herefordshire, County of UA</text:p>
          </table:table-cell>
          <table:table-cell table:style-name="ce14"/>
          <table:table-cell office:value-type="float" office:value="0.37871154246025529" table:style-name="ce15">
            <text:p><text:s/>0.38<text:s/></text:p>
          </table:table-cell>
          <table:table-cell office:value-type="float" office:value="0.38042837731593765" table:style-name="ce15">
            <text:p><text:s/>0.38<text:s/></text:p>
          </table:table-cell>
          <table:table-cell office:value-type="float" office:value="0.38162525827617849" table:style-name="ce15">
            <text:p><text:s/>0.38<text:s/></text:p>
          </table:table-cell>
          <table:table-cell office:value-type="float" office:value="0.38353875189921605" table:style-name="ce15">
            <text:p><text:s/>0.38<text:s/></text:p>
          </table:table-cell>
          <table:table-cell office:value-type="float" office:value="0.38608994326359569" table:style-name="ce15">
            <text:p><text:s/>0.39<text:s/></text:p>
          </table:table-cell>
          <table:table-cell office:value-type="float" office:value="0.38808142014326408" table:style-name="ce15">
            <text:p><text:s/>0.39<text:s/></text:p>
          </table:table-cell>
          <table:table-cell office:value-type="float" office:value="0.38955034635540775" table:style-name="ce15">
            <text:p><text:s/>0.39<text:s/></text:p>
          </table:table-cell>
          <table:table-cell office:value-type="float" office:value="0.39339070327131842" table:style-name="ce15">
            <text:p><text:s/>0.39<text:s/></text:p>
          </table:table-cell>
          <table:table-cell office:value-type="float" office:value="0.39673099352696695" table:style-name="ce15">
            <text:p><text:s/>0.40<text:s/></text:p>
          </table:table-cell>
          <table:table-cell office:value-type="float" office:value="0.4011677602211719" table:style-name="ce15">
            <text:p><text:s/>0.40<text:s/></text:p>
          </table:table-cell>
          <table:table-cell office:value-type="float" office:value="0.40440253182373759" table:style-name="ce15">
            <text:p><text:s/>0.40<text:s/></text:p>
          </table:table-cell>
          <table:table-cell office:value-type="float" office:value="0.40918298558514266" table:style-name="ce15">
            <text:p><text:s/>0.4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GL</text:p>
          </table:table-cell>
          <table:table-cell office:value-type="string" table:style-name="ce12">
            <text:p>E06000021</text:p>
          </table:table-cell>
          <table:table-cell table:style-name="ce14"/>
          <table:table-cell office:value-type="string" table:style-name="ce13">
            <text:p>Stoke-on-Trent UA</text:p>
          </table:table-cell>
          <table:table-cell table:style-name="ce14"/>
          <table:table-cell office:value-type="float" office:value="11.970766182969168" table:style-name="ce15">
            <text:p><text:s/>11.97<text:s/></text:p>
          </table:table-cell>
          <table:table-cell office:value-type="float" office:value="12.000380050872986" table:style-name="ce15">
            <text:p><text:s/>12.00<text:s/></text:p>
          </table:table-cell>
          <table:table-cell office:value-type="float" office:value="12.028693257103988" table:style-name="ce15">
            <text:p><text:s/>12.03<text:s/></text:p>
          </table:table-cell>
          <table:table-cell office:value-type="float" office:value="12.079586133969645" table:style-name="ce15">
            <text:p><text:s/>12.08<text:s/></text:p>
          </table:table-cell>
          <table:table-cell office:value-type="float" office:value="12.133368174480152" table:style-name="ce15">
            <text:p><text:s/>12.13<text:s/></text:p>
          </table:table-cell>
          <table:table-cell office:value-type="float" office:value="12.179657762645755" table:style-name="ce15">
            <text:p><text:s/>12.18<text:s/></text:p>
          </table:table-cell>
          <table:table-cell office:value-type="float" office:value="12.258373315206574" table:style-name="ce15">
            <text:p><text:s/>12.26<text:s/></text:p>
          </table:table-cell>
          <table:table-cell office:value-type="float" office:value="12.329277078386076" table:style-name="ce15">
            <text:p><text:s/>12.33<text:s/></text:p>
          </table:table-cell>
          <table:table-cell office:value-type="float" office:value="12.435815442441994" table:style-name="ce15">
            <text:p><text:s/>12.44<text:s/></text:p>
          </table:table-cell>
          <table:table-cell office:value-type="float" office:value="12.531331692713316" table:style-name="ce15">
            <text:p><text:s/>12.53<text:s/></text:p>
          </table:table-cell>
          <table:table-cell office:value-type="float" office:value="12.580833293204277" table:style-name="ce15">
            <text:p><text:s/>12.58<text:s/></text:p>
          </table:table-cell>
          <table:table-cell office:value-type="float" office:value="12.629523213320706" table:style-name="ce15">
            <text:p><text:s/>12.6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GF</text:p>
          </table:table-cell>
          <table:table-cell office:value-type="string" table:style-name="ce12">
            <text:p>E06000020</text:p>
          </table:table-cell>
          <table:table-cell table:style-name="ce14"/>
          <table:table-cell office:value-type="string" table:style-name="ce13">
            <text:p>Telford and Wrekin UA</text:p>
          </table:table-cell>
          <table:table-cell table:style-name="ce14"/>
          <table:table-cell office:value-type="float" office:value="2.366889121888303" table:style-name="ce15">
            <text:p><text:s/>2.37<text:s/></text:p>
          </table:table-cell>
          <table:table-cell office:value-type="float" office:value="2.3942595281556214" table:style-name="ce15">
            <text:p><text:s/>2.39<text:s/></text:p>
          </table:table-cell>
          <table:table-cell office:value-type="float" office:value="2.4177376078771102" table:style-name="ce15">
            <text:p><text:s/>2.42<text:s/></text:p>
          </table:table-cell>
          <table:table-cell office:value-type="float" office:value="2.4493103840729065" table:style-name="ce15">
            <text:p><text:s/>2.45<text:s/></text:p>
          </table:table-cell>
          <table:table-cell office:value-type="float" office:value="2.4888745032168718" table:style-name="ce15">
            <text:p><text:s/>2.49<text:s/></text:p>
          </table:table-cell>
          <table:table-cell office:value-type="float" office:value="2.5346728503246143" table:style-name="ce15">
            <text:p><text:s/>2.53<text:s/></text:p>
          </table:table-cell>
          <table:table-cell office:value-type="float" office:value="2.5767850432135999" table:style-name="ce15">
            <text:p><text:s/>2.58<text:s/></text:p>
          </table:table-cell>
          <table:table-cell office:value-type="float" office:value="2.6154191138757832" table:style-name="ce15">
            <text:p><text:s/>2.62<text:s/></text:p>
          </table:table-cell>
          <table:table-cell office:value-type="float" office:value="2.6646968434490002" table:style-name="ce15">
            <text:p><text:s/>2.66<text:s/></text:p>
          </table:table-cell>
          <table:table-cell office:value-type="float" office:value="2.7014019662179223" table:style-name="ce15">
            <text:p><text:s/>2.70<text:s/></text:p>
          </table:table-cell>
          <table:table-cell office:value-type="float" office:value="2.7327680367822809" table:style-name="ce15">
            <text:p><text:s/>2.73<text:s/></text:p>
          </table:table-cell>
          <table:table-cell office:value-type="float" office:value="2.7889830896716208" table:style-name="ce15">
            <text:p><text:s/>2.7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GG</text:p>
          </table:table-cell>
          <table:table-cell office:value-type="string" table:style-name="ce12">
            <text:p>E06000051</text:p>
          </table:table-cell>
          <table:table-cell table:style-name="ce14"/>
          <table:table-cell office:value-type="string" table:style-name="ce13">
            <text:p>Shropshire UA</text:p>
          </table:table-cell>
          <table:table-cell table:style-name="ce14"/>
          <table:table-cell office:value-type="float" office:value="0.42401979431690284" table:style-name="ce15">
            <text:p><text:s/>0.42<text:s/></text:p>
          </table:table-cell>
          <table:table-cell office:value-type="float" office:value="0.4258360123605705" table:style-name="ce15">
            <text:p><text:s/>0.43<text:s/></text:p>
          </table:table-cell>
          <table:table-cell office:value-type="float" office:value="0.42803444645165134" table:style-name="ce15">
            <text:p><text:s/>0.43<text:s/></text:p>
          </table:table-cell>
          <table:table-cell office:value-type="float" office:value="0.43011340392869329" table:style-name="ce15">
            <text:p><text:s/>0.43<text:s/></text:p>
          </table:table-cell>
          <table:table-cell office:value-type="float" office:value="0.43325889463021094" table:style-name="ce15">
            <text:p><text:s/>0.43<text:s/></text:p>
          </table:table-cell>
          <table:table-cell office:value-type="float" office:value="0.43717691632068983" table:style-name="ce15">
            <text:p><text:s/>0.44<text:s/></text:p>
          </table:table-cell>
          <table:table-cell office:value-type="float" office:value="0.4426837510446785" table:style-name="ce15">
            <text:p><text:s/>0.44<text:s/></text:p>
          </table:table-cell>
          <table:table-cell office:value-type="float" office:value="0.4480842862565777" table:style-name="ce15">
            <text:p><text:s/>0.45<text:s/></text:p>
          </table:table-cell>
          <table:table-cell office:value-type="float" office:value="0.45329714752790484" table:style-name="ce15">
            <text:p><text:s/>0.45<text:s/></text:p>
          </table:table-cell>
          <table:table-cell office:value-type="float" office:value="0.45765304325638717" table:style-name="ce15">
            <text:p><text:s/>0.46<text:s/></text:p>
          </table:table-cell>
          <table:table-cell office:value-type="float" office:value="0.46213404548960085" table:style-name="ce15">
            <text:p><text:s/>0.46<text:s/></text:p>
          </table:table-cell>
          <table:table-cell office:value-type="float" office:value="0.46684430539273464" table:style-name="ce15">
            <text:p><text:s/>0.47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26</text:p>
          </table:table-cell>
          <table:table-cell table:style-name="ce14"/>
          <table:table-cell office:value-type="string" table:style-name="ce13">
            <text:p>Shropshire<text:s/></text:p>
          </table:table-cell>
          <table:table-cell table:style-name="ce14"/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39UB</text:p>
          </table:table-cell>
          <table:table-cell office:value-type="string" table:style-name="ce12">
            <text:p>E07000182</text:p>
          </table:table-cell>
          <table:table-cell table:style-name="ce14"/>
          <table:table-cell table:style-name="ce20"/>
          <table:table-cell office:value-type="string" table:style-name="ce16">
            <text:p>Bridgnorth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39UC</text:p>
          </table:table-cell>
          <table:table-cell office:value-type="string" table:style-name="ce12">
            <text:p>E07000183</text:p>
          </table:table-cell>
          <table:table-cell table:style-name="ce14"/>
          <table:table-cell table:style-name="ce20"/>
          <table:table-cell office:value-type="string" table:style-name="ce16">
            <text:p>North Shropshire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39UD</text:p>
          </table:table-cell>
          <table:table-cell office:value-type="string" table:style-name="ce12">
            <text:p>E07000184</text:p>
          </table:table-cell>
          <table:table-cell table:style-name="ce14"/>
          <table:table-cell table:style-name="ce20"/>
          <table:table-cell office:value-type="string" table:style-name="ce16">
            <text:p>Oswestry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39UE</text:p>
          </table:table-cell>
          <table:table-cell office:value-type="string" table:style-name="ce12">
            <text:p>E07000185</text:p>
          </table:table-cell>
          <table:table-cell table:style-name="ce14"/>
          <table:table-cell table:style-name="ce20"/>
          <table:table-cell office:value-type="string" table:style-name="ce16">
            <text:p>Shrewsbury and Atcham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39UF</text:p>
          </table:table-cell>
          <table:table-cell office:value-type="string" table:style-name="ce12">
            <text:p>E07000186</text:p>
          </table:table-cell>
          <table:table-cell table:style-name="ce14"/>
          <table:table-cell table:style-name="ce20"/>
          <table:table-cell office:value-type="string" table:style-name="ce16">
            <text:p>South Shropshire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28</text:p>
          </table:table-cell>
          <table:table-cell table:style-name="ce14"/>
          <table:table-cell office:value-type="string" table:style-name="ce13">
            <text:p>Staffordshire<text:s/></text:p>
          </table:table-cell>
          <table:table-cell table:style-name="ce14"/>
          <table:table-cell office:value-type="float" office:value="1.4016944738779558" table:style-name="ce15">
            <text:p><text:s/>1.40<text:s/></text:p>
          </table:table-cell>
          <table:table-cell office:value-type="float" office:value="1.4062385676413849" table:style-name="ce15">
            <text:p><text:s/>1.41<text:s/></text:p>
          </table:table-cell>
          <table:table-cell office:value-type="float" office:value="1.4111941773162262" table:style-name="ce15">
            <text:p><text:s/>1.41<text:s/></text:p>
          </table:table-cell>
          <table:table-cell office:value-type="float" office:value="1.4161369068794638" table:style-name="ce15">
            <text:p><text:s/>1.42<text:s/></text:p>
          </table:table-cell>
          <table:table-cell office:value-type="float" office:value="1.4239670828540898" table:style-name="ce15">
            <text:p><text:s/>1.42<text:s/></text:p>
          </table:table-cell>
          <table:table-cell office:value-type="float" office:value="1.4296845248595416" table:style-name="ce15">
            <text:p><text:s/>1.43<text:s/></text:p>
          </table:table-cell>
          <table:table-cell office:value-type="float" office:value="1.4404166392072513" table:style-name="ce15">
            <text:p><text:s/>1.44<text:s/></text:p>
          </table:table-cell>
          <table:table-cell office:value-type="float" office:value="1.4525457127035895" table:style-name="ce15">
            <text:p><text:s/>1.45<text:s/></text:p>
          </table:table-cell>
          <table:table-cell office:value-type="float" office:value="1.464292926833819" table:style-name="ce15">
            <text:p><text:s/>1.46<text:s/></text:p>
          </table:table-cell>
          <table:table-cell office:value-type="float" office:value="1.4793899010224958" table:style-name="ce15">
            <text:p><text:s/>1.48<text:s/></text:p>
          </table:table-cell>
          <table:table-cell office:value-type="float" office:value="1.4922325162109045" table:style-name="ce15">
            <text:p><text:s/>1.49<text:s/></text:p>
          </table:table-cell>
          <table:table-cell office:value-type="float" office:value="1.5084902667404549" table:style-name="ce15">
            <text:p><text:s/>1.5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1UB</text:p>
          </table:table-cell>
          <table:table-cell office:value-type="string" table:style-name="ce12">
            <text:p>E07000192</text:p>
          </table:table-cell>
          <table:table-cell table:style-name="ce14"/>
          <table:table-cell table:style-name="ce20"/>
          <table:table-cell office:value-type="string" table:style-name="ce16">
            <text:p>Cannock Chase</text:p>
          </table:table-cell>
          <table:table-cell office:value-type="float" office:value="5.301063611457594" table:style-name="ce15">
            <text:p><text:s/>5.30<text:s/></text:p>
          </table:table-cell>
          <table:table-cell office:value-type="float" office:value="5.3041061197480808" table:style-name="ce15">
            <text:p><text:s/>5.30<text:s/></text:p>
          </table:table-cell>
          <table:table-cell office:value-type="float" office:value="5.3229952278255652" table:style-name="ce15">
            <text:p><text:s/>5.32<text:s/></text:p>
          </table:table-cell>
          <table:table-cell office:value-type="float" office:value="5.3537804678972387" table:style-name="ce15">
            <text:p><text:s/>5.35<text:s/></text:p>
          </table:table-cell>
          <table:table-cell office:value-type="float" office:value="5.3839520324989394" table:style-name="ce15">
            <text:p><text:s/>5.38<text:s/></text:p>
          </table:table-cell>
          <table:table-cell office:value-type="float" office:value="5.3810346007864851" table:style-name="ce15">
            <text:p><text:s/>5.38<text:s/></text:p>
          </table:table-cell>
          <table:table-cell office:value-type="float" office:value="5.4260450670300759" table:style-name="ce15">
            <text:p><text:s/>5.43<text:s/></text:p>
          </table:table-cell>
          <table:table-cell office:value-type="float" office:value="5.503114755345285" table:style-name="ce15">
            <text:p><text:s/>5.50<text:s/></text:p>
          </table:table-cell>
          <table:table-cell office:value-type="float" office:value="5.5306310018064844" table:style-name="ce15">
            <text:p><text:s/>5.53<text:s/></text:p>
          </table:table-cell>
          <table:table-cell office:value-type="float" office:value="5.6463727696257093" table:style-name="ce15">
            <text:p><text:s/>5.65<text:s/></text:p>
          </table:table-cell>
          <table:table-cell office:value-type="float" office:value="5.6846575602953759" table:style-name="ce15">
            <text:p><text:s/>5.68<text:s/></text:p>
          </table:table-cell>
          <table:table-cell office:value-type="float" office:value="5.7632554749152218" table:style-name="ce15">
            <text:p><text:s/>5.7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1UC</text:p>
          </table:table-cell>
          <table:table-cell office:value-type="string" table:style-name="ce12">
            <text:p>E07000193</text:p>
          </table:table-cell>
          <table:table-cell table:style-name="ce14"/>
          <table:table-cell table:style-name="ce20"/>
          <table:table-cell office:value-type="string" table:style-name="ce16">
            <text:p>East Staffordshire</text:p>
          </table:table-cell>
          <table:table-cell office:value-type="float" office:value="1.2689681444571648" table:style-name="ce15">
            <text:p><text:s/>1.27<text:s/></text:p>
          </table:table-cell>
          <table:table-cell office:value-type="float" office:value="1.2743433368059434" table:style-name="ce15">
            <text:p><text:s/>1.27<text:s/></text:p>
          </table:table-cell>
          <table:table-cell office:value-type="float" office:value="1.2800561697209867" table:style-name="ce15">
            <text:p><text:s/>1.28<text:s/></text:p>
          </table:table-cell>
          <table:table-cell office:value-type="float" office:value="1.2848767439482582" table:style-name="ce15">
            <text:p><text:s/>1.28<text:s/></text:p>
          </table:table-cell>
          <table:table-cell office:value-type="float" office:value="1.2927467531901482" table:style-name="ce15">
            <text:p><text:s/>1.29<text:s/></text:p>
          </table:table-cell>
          <table:table-cell office:value-type="float" office:value="1.3033817431939898" table:style-name="ce15">
            <text:p><text:s/>1.30<text:s/></text:p>
          </table:table-cell>
          <table:table-cell office:value-type="float" office:value="1.315980614002962" table:style-name="ce15">
            <text:p><text:s/>1.32<text:s/></text:p>
          </table:table-cell>
          <table:table-cell office:value-type="float" office:value="1.3323528458093936" table:style-name="ce15">
            <text:p><text:s/>1.33<text:s/></text:p>
          </table:table-cell>
          <table:table-cell office:value-type="float" office:value="1.3508441733821559" table:style-name="ce15">
            <text:p><text:s/>1.35<text:s/></text:p>
          </table:table-cell>
          <table:table-cell office:value-type="float" office:value="1.3688115735904218" table:style-name="ce15">
            <text:p><text:s/>1.37<text:s/></text:p>
          </table:table-cell>
          <table:table-cell office:value-type="float" office:value="1.3853904607588134" table:style-name="ce15">
            <text:p><text:s/>1.39<text:s/></text:p>
          </table:table-cell>
          <table:table-cell office:value-type="float" office:value="1.4036094216578221" table:style-name="ce15">
            <text:p><text:s/>1.4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1UD</text:p>
          </table:table-cell>
          <table:table-cell office:value-type="string" table:style-name="ce12">
            <text:p>E07000194</text:p>
          </table:table-cell>
          <table:table-cell table:style-name="ce14"/>
          <table:table-cell table:style-name="ce20"/>
          <table:table-cell office:value-type="string" table:style-name="ce16">
            <text:p>Lichfield</text:p>
          </table:table-cell>
          <table:table-cell office:value-type="float" office:value="1.3030036573599391" table:style-name="ce15">
            <text:p><text:s/>1.30<text:s/></text:p>
          </table:table-cell>
          <table:table-cell office:value-type="float" office:value="1.3089530263828209" table:style-name="ce15">
            <text:p><text:s/>1.31<text:s/></text:p>
          </table:table-cell>
          <table:table-cell office:value-type="float" office:value="1.3160494017807165" table:style-name="ce15">
            <text:p><text:s/>1.32<text:s/></text:p>
          </table:table-cell>
          <table:table-cell office:value-type="float" office:value="1.3256581116492316" table:style-name="ce15">
            <text:p><text:s/>1.33<text:s/></text:p>
          </table:table-cell>
          <table:table-cell office:value-type="float" office:value="1.3310038195765483" table:style-name="ce15">
            <text:p><text:s/>1.33<text:s/></text:p>
          </table:table-cell>
          <table:table-cell office:value-type="float" office:value="1.3369230922475877" table:style-name="ce15">
            <text:p><text:s/>1.34<text:s/></text:p>
          </table:table-cell>
          <table:table-cell office:value-type="float" office:value="1.3465244205757778" table:style-name="ce15">
            <text:p><text:s/>1.35<text:s/></text:p>
          </table:table-cell>
          <table:table-cell office:value-type="float" office:value="1.3630690295607257" table:style-name="ce15">
            <text:p><text:s/>1.36<text:s/></text:p>
          </table:table-cell>
          <table:table-cell office:value-type="float" office:value="1.3852875267435851" table:style-name="ce15">
            <text:p><text:s/>1.39<text:s/></text:p>
          </table:table-cell>
          <table:table-cell office:value-type="float" office:value="1.4027070786587397" table:style-name="ce15">
            <text:p><text:s/>1.40<text:s/></text:p>
          </table:table-cell>
          <table:table-cell office:value-type="float" office:value="1.4191305376728371" table:style-name="ce15">
            <text:p><text:s/>1.42<text:s/></text:p>
          </table:table-cell>
          <table:table-cell office:value-type="float" office:value="1.4415577202633065" table:style-name="ce15">
            <text:p><text:s/>1.4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1UE</text:p>
          </table:table-cell>
          <table:table-cell office:value-type="string" table:style-name="ce12">
            <text:p>E07000195</text:p>
          </table:table-cell>
          <table:table-cell table:style-name="ce14"/>
          <table:table-cell table:style-name="ce20"/>
          <table:table-cell office:value-type="string" table:style-name="ce16">
            <text:p>Newcastle-under-Lyme</text:p>
          </table:table-cell>
          <table:table-cell office:value-type="float" office:value="2.5701881431286107" table:style-name="ce15">
            <text:p><text:s/>2.57<text:s/></text:p>
          </table:table-cell>
          <table:table-cell office:value-type="float" office:value="2.5782987705044356" table:style-name="ce15">
            <text:p><text:s/>2.58<text:s/></text:p>
          </table:table-cell>
          <table:table-cell office:value-type="float" office:value="2.5842762782439603" table:style-name="ce15">
            <text:p><text:s/>2.58<text:s/></text:p>
          </table:table-cell>
          <table:table-cell office:value-type="float" office:value="2.592481712477086" table:style-name="ce15">
            <text:p><text:s/>2.59<text:s/></text:p>
          </table:table-cell>
          <table:table-cell office:value-type="float" office:value="2.613059342153806" table:style-name="ce15">
            <text:p><text:s/>2.61<text:s/></text:p>
          </table:table-cell>
          <table:table-cell office:value-type="float" office:value="2.6127324921347093" table:style-name="ce15">
            <text:p><text:s/>2.61<text:s/></text:p>
          </table:table-cell>
          <table:table-cell office:value-type="float" office:value="2.6256782473534099" table:style-name="ce15">
            <text:p><text:s/>2.63<text:s/></text:p>
          </table:table-cell>
          <table:table-cell office:value-type="float" office:value="2.6317044182317817" table:style-name="ce15">
            <text:p><text:s/>2.63<text:s/></text:p>
          </table:table-cell>
          <table:table-cell office:value-type="float" office:value="2.6365417703536531" table:style-name="ce15">
            <text:p><text:s/>2.64<text:s/></text:p>
          </table:table-cell>
          <table:table-cell office:value-type="float" office:value="2.6452686581869225" table:style-name="ce15">
            <text:p><text:s/>2.65<text:s/></text:p>
          </table:table-cell>
          <table:table-cell office:value-type="float" office:value="2.6686904559877962" table:style-name="ce15">
            <text:p><text:s/>2.67<text:s/></text:p>
          </table:table-cell>
          <table:table-cell office:value-type="float" office:value="2.6959945467663138" table:style-name="ce15">
            <text:p><text:s/>2.7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1UF</text:p>
          </table:table-cell>
          <table:table-cell office:value-type="string" table:style-name="ce12">
            <text:p>E07000196</text:p>
          </table:table-cell>
          <table:table-cell table:style-name="ce14"/>
          <table:table-cell table:style-name="ce20"/>
          <table:table-cell office:value-type="string" table:style-name="ce16">
            <text:p>South Staffordshire</text:p>
          </table:table-cell>
          <table:table-cell office:value-type="float" office:value="1.1200222726842055" table:style-name="ce15">
            <text:p><text:s/>1.12<text:s/></text:p>
          </table:table-cell>
          <table:table-cell office:value-type="float" office:value="1.1247998221948368" table:style-name="ce15">
            <text:p><text:s/>1.12<text:s/></text:p>
          </table:table-cell>
          <table:table-cell office:value-type="float" office:value="1.1295282594881624" table:style-name="ce15">
            <text:p><text:s/>1.13<text:s/></text:p>
          </table:table-cell>
          <table:table-cell office:value-type="float" office:value="1.1335692859032744" table:style-name="ce15">
            <text:p><text:s/>1.13<text:s/></text:p>
          </table:table-cell>
          <table:table-cell office:value-type="float" office:value="1.1408264334505718" table:style-name="ce15">
            <text:p><text:s/>1.14<text:s/></text:p>
          </table:table-cell>
          <table:table-cell office:value-type="float" office:value="1.1462667278467198" table:style-name="ce15">
            <text:p><text:s/>1.15<text:s/></text:p>
          </table:table-cell>
          <table:table-cell office:value-type="float" office:value="1.15202629465659" table:style-name="ce15">
            <text:p><text:s/>1.15<text:s/></text:p>
          </table:table-cell>
          <table:table-cell office:value-type="float" office:value="1.1583996260455172" table:style-name="ce15">
            <text:p><text:s/>1.16<text:s/></text:p>
          </table:table-cell>
          <table:table-cell office:value-type="float" office:value="1.1652148679313654" table:style-name="ce15">
            <text:p><text:s/>1.17<text:s/></text:p>
          </table:table-cell>
          <table:table-cell office:value-type="float" office:value="1.1708762324085864" table:style-name="ce15">
            <text:p><text:s/>1.17<text:s/></text:p>
          </table:table-cell>
          <table:table-cell office:value-type="float" office:value="1.1771022602985399" table:style-name="ce15">
            <text:p><text:s/>1.18<text:s/></text:p>
          </table:table-cell>
          <table:table-cell office:value-type="float" office:value="1.1901140693745469" table:style-name="ce15">
            <text:p><text:s/>1.1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1UG</text:p>
          </table:table-cell>
          <table:table-cell office:value-type="string" table:style-name="ce12">
            <text:p>E07000197</text:p>
          </table:table-cell>
          <table:table-cell table:style-name="ce14"/>
          <table:table-cell table:style-name="ce20"/>
          <table:table-cell office:value-type="string" table:style-name="ce16">
            <text:p>Stafford</text:p>
          </table:table-cell>
          <table:table-cell office:value-type="float" office:value="0.96142878769691031" table:style-name="ce15">
            <text:p><text:s/>0.96<text:s/></text:p>
          </table:table-cell>
          <table:table-cell office:value-type="float" office:value="0.96679847864819279" table:style-name="ce15">
            <text:p><text:s/>0.97<text:s/></text:p>
          </table:table-cell>
          <table:table-cell office:value-type="float" office:value="0.97027908156244258" table:style-name="ce15">
            <text:p><text:s/>0.97<text:s/></text:p>
          </table:table-cell>
          <table:table-cell office:value-type="float" office:value="0.9728903745071078" table:style-name="ce15">
            <text:p><text:s/>0.97<text:s/></text:p>
          </table:table-cell>
          <table:table-cell office:value-type="float" office:value="0.97837708863864414" table:style-name="ce15">
            <text:p><text:s/>0.98<text:s/></text:p>
          </table:table-cell>
          <table:table-cell office:value-type="float" office:value="0.98837759427803562" table:style-name="ce15">
            <text:p><text:s/>0.99<text:s/></text:p>
          </table:table-cell>
          <table:table-cell office:value-type="float" office:value="1.0037612921097456" table:style-name="ce15">
            <text:p><text:s/>1.00<text:s/></text:p>
          </table:table-cell>
          <table:table-cell office:value-type="float" office:value="1.0166873379751413" table:style-name="ce15">
            <text:p><text:s/>1.02<text:s/></text:p>
          </table:table-cell>
          <table:table-cell office:value-type="float" office:value="1.0268716979611721" table:style-name="ce15">
            <text:p><text:s/>1.03<text:s/></text:p>
          </table:table-cell>
          <table:table-cell office:value-type="float" office:value="1.0379420905789489" table:style-name="ce15">
            <text:p><text:s/>1.04<text:s/></text:p>
          </table:table-cell>
          <table:table-cell office:value-type="float" office:value="1.0467054548348209" table:style-name="ce15">
            <text:p><text:s/>1.05<text:s/></text:p>
          </table:table-cell>
          <table:table-cell office:value-type="float" office:value="1.055164558828471" table:style-name="ce15">
            <text:p><text:s/>1.0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1UH</text:p>
          </table:table-cell>
          <table:table-cell office:value-type="string" table:style-name="ce12">
            <text:p>E07000198</text:p>
          </table:table-cell>
          <table:table-cell table:style-name="ce14"/>
          <table:table-cell table:style-name="ce20"/>
          <table:table-cell office:value-type="string" table:style-name="ce16">
            <text:p>Staffordshire Moorlands</text:p>
          </table:table-cell>
          <table:table-cell office:value-type="float" office:value="0.75688137802694733" table:style-name="ce15">
            <text:p><text:s/>0.76<text:s/></text:p>
          </table:table-cell>
          <table:table-cell office:value-type="float" office:value="0.75764026303191889" table:style-name="ce15">
            <text:p><text:s/>0.76<text:s/></text:p>
          </table:table-cell>
          <table:table-cell office:value-type="float" office:value="0.75885064544868053" table:style-name="ce15">
            <text:p><text:s/>0.76<text:s/></text:p>
          </table:table-cell>
          <table:table-cell office:value-type="float" office:value="0.75974844635357797" table:style-name="ce15">
            <text:p><text:s/>0.76<text:s/></text:p>
          </table:table-cell>
          <table:table-cell office:value-type="float" office:value="0.76410201207116135" table:style-name="ce15">
            <text:p><text:s/>0.76<text:s/></text:p>
          </table:table-cell>
          <table:table-cell office:value-type="float" office:value="0.76534714434215312" table:style-name="ce15">
            <text:p><text:s/>0.77<text:s/></text:p>
          </table:table-cell>
          <table:table-cell office:value-type="float" office:value="0.76709586423404152" table:style-name="ce15">
            <text:p><text:s/>0.77<text:s/></text:p>
          </table:table-cell>
          <table:table-cell office:value-type="float" office:value="0.76908770307812901" table:style-name="ce15">
            <text:p><text:s/>0.77<text:s/></text:p>
          </table:table-cell>
          <table:table-cell office:value-type="float" office:value="0.77153104854772891" table:style-name="ce15">
            <text:p><text:s/>0.77<text:s/></text:p>
          </table:table-cell>
          <table:table-cell office:value-type="float" office:value="0.77473848215281138" table:style-name="ce15">
            <text:p><text:s/>0.77<text:s/></text:p>
          </table:table-cell>
          <table:table-cell office:value-type="float" office:value="0.77789381883956543" table:style-name="ce15">
            <text:p><text:s/>0.78<text:s/></text:p>
          </table:table-cell>
          <table:table-cell office:value-type="float" office:value="0.78093280574205282" table:style-name="ce15">
            <text:p><text:s/>0.7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1UK</text:p>
          </table:table-cell>
          <table:table-cell office:value-type="string" table:style-name="ce12">
            <text:p>E07000199</text:p>
          </table:table-cell>
          <table:table-cell table:style-name="ce14"/>
          <table:table-cell table:style-name="ce20"/>
          <table:table-cell office:value-type="string" table:style-name="ce16">
            <text:p>Tamworth</text:p>
          </table:table-cell>
          <table:table-cell office:value-type="float" office:value="10.458266927714865" table:style-name="ce15">
            <text:p><text:s/>10.46<text:s/></text:p>
          </table:table-cell>
          <table:table-cell office:value-type="float" office:value="10.468284300562553" table:style-name="ce15">
            <text:p><text:s/>10.47<text:s/></text:p>
          </table:table-cell>
          <table:table-cell office:value-type="float" office:value="10.499699365310196" table:style-name="ce15">
            <text:p><text:s/>10.50<text:s/></text:p>
          </table:table-cell>
          <table:table-cell office:value-type="float" office:value="10.499818010113374" table:style-name="ce15">
            <text:p><text:s/>10.50<text:s/></text:p>
          </table:table-cell>
          <table:table-cell office:value-type="float" office:value="10.506589908252746" table:style-name="ce15">
            <text:p><text:s/>10.51<text:s/></text:p>
          </table:table-cell>
          <table:table-cell office:value-type="float" office:value="10.515968843494637" table:style-name="ce15">
            <text:p><text:s/>10.52<text:s/></text:p>
          </table:table-cell>
          <table:table-cell office:value-type="float" office:value="10.555771649357554" table:style-name="ce15">
            <text:p><text:s/>10.56<text:s/></text:p>
          </table:table-cell>
          <table:table-cell office:value-type="float" office:value="10.592725610764099" table:style-name="ce15">
            <text:p><text:s/>10.59<text:s/></text:p>
          </table:table-cell>
          <table:table-cell office:value-type="float" office:value="10.683452887616811" table:style-name="ce15">
            <text:p><text:s/>10.68<text:s/></text:p>
          </table:table-cell>
          <table:table-cell office:value-type="float" office:value="10.848408626060348" table:style-name="ce15">
            <text:p><text:s/>10.85<text:s/></text:p>
          </table:table-cell>
          <table:table-cell office:value-type="float" office:value="10.985812315441789" table:style-name="ce15">
            <text:p><text:s/>10.99<text:s/></text:p>
          </table:table-cell>
          <table:table-cell office:value-type="float" office:value="11.117089725678833" table:style-name="ce15">
            <text:p><text:s/>11.12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31</text:p>
          </table:table-cell>
          <table:table-cell table:style-name="ce14"/>
          <table:table-cell office:value-type="string" table:style-name="ce13">
            <text:p>Warwickshire</text:p>
          </table:table-cell>
          <table:table-cell table:style-name="ce14"/>
          <table:table-cell office:value-type="float" office:value="1.2131171815113451" table:style-name="ce15">
            <text:p><text:s/>1.21<text:s/></text:p>
          </table:table-cell>
          <table:table-cell office:value-type="float" office:value="1.2178926869011153" table:style-name="ce15">
            <text:p><text:s/>1.22<text:s/></text:p>
          </table:table-cell>
          <table:table-cell office:value-type="float" office:value="1.2239008889869623" table:style-name="ce15">
            <text:p><text:s/>1.22<text:s/></text:p>
          </table:table-cell>
          <table:table-cell office:value-type="float" office:value="1.229775073859205" table:style-name="ce15">
            <text:p><text:s/>1.23<text:s/></text:p>
          </table:table-cell>
          <table:table-cell office:value-type="float" office:value="1.2417723357805341" table:style-name="ce15">
            <text:p><text:s/>1.24<text:s/></text:p>
          </table:table-cell>
          <table:table-cell office:value-type="float" office:value="1.2561524763544865" table:style-name="ce15">
            <text:p><text:s/>1.26<text:s/></text:p>
          </table:table-cell>
          <table:table-cell office:value-type="float" office:value="1.2733122988972541" table:style-name="ce15">
            <text:p><text:s/>1.27<text:s/></text:p>
          </table:table-cell>
          <table:table-cell office:value-type="float" office:value="1.2912366479371178" table:style-name="ce15">
            <text:p><text:s/>1.29<text:s/></text:p>
          </table:table-cell>
          <table:table-cell office:value-type="float" office:value="1.3129886925518461" table:style-name="ce15">
            <text:p><text:s/>1.31<text:s/></text:p>
          </table:table-cell>
          <table:table-cell office:value-type="float" office:value="1.3336789064282371" table:style-name="ce15">
            <text:p><text:s/>1.33<text:s/></text:p>
          </table:table-cell>
          <table:table-cell office:value-type="float" office:value="1.3497198032724402" table:style-name="ce15">
            <text:p><text:s/>1.35<text:s/></text:p>
          </table:table-cell>
          <table:table-cell office:value-type="float" office:value="1.3745289676359893" table:style-name="ce15">
            <text:p><text:s/>1.3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4UB</text:p>
          </table:table-cell>
          <table:table-cell office:value-type="string" table:style-name="ce12">
            <text:p>E07000218</text:p>
          </table:table-cell>
          <table:table-cell table:style-name="ce14"/>
          <table:table-cell table:style-name="ce20"/>
          <table:table-cell office:value-type="string" table:style-name="ce16">
            <text:p>North Warwickshire</text:p>
          </table:table-cell>
          <table:table-cell office:value-type="float" office:value="0.95097384551755804" table:style-name="ce15">
            <text:p><text:s/>0.95<text:s/></text:p>
          </table:table-cell>
          <table:table-cell office:value-type="float" office:value="0.95445295171960121" table:style-name="ce15">
            <text:p><text:s/>0.95<text:s/></text:p>
          </table:table-cell>
          <table:table-cell office:value-type="float" office:value="0.95638398906513711" table:style-name="ce15">
            <text:p><text:s/>0.96<text:s/></text:p>
          </table:table-cell>
          <table:table-cell office:value-type="float" office:value="0.95891332869967794" table:style-name="ce15">
            <text:p><text:s/>0.96<text:s/></text:p>
          </table:table-cell>
          <table:table-cell office:value-type="float" office:value="0.96655323572248852" table:style-name="ce15">
            <text:p><text:s/>0.97<text:s/></text:p>
          </table:table-cell>
          <table:table-cell office:value-type="float" office:value="0.97446490705637057" table:style-name="ce15">
            <text:p><text:s/>0.97<text:s/></text:p>
          </table:table-cell>
          <table:table-cell office:value-type="float" office:value="0.98652834430027081" table:style-name="ce15">
            <text:p><text:s/>0.99<text:s/></text:p>
          </table:table-cell>
          <table:table-cell office:value-type="float" office:value="0.99510841173770115" table:style-name="ce15">
            <text:p><text:s/>1.00<text:s/></text:p>
          </table:table-cell>
          <table:table-cell office:value-type="float" office:value="1.0075581282859039" table:style-name="ce15">
            <text:p><text:s/>1.01<text:s/></text:p>
          </table:table-cell>
          <table:table-cell office:value-type="float" office:value="1.0157239131742519" table:style-name="ce15">
            <text:p><text:s/>1.02<text:s/></text:p>
          </table:table-cell>
          <table:table-cell office:value-type="float" office:value="1.0211379459673195" table:style-name="ce15">
            <text:p><text:s/>1.02<text:s/></text:p>
          </table:table-cell>
          <table:table-cell office:value-type="float" office:value="1.0281737260752695" table:style-name="ce15">
            <text:p><text:s/>1.0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4UC</text:p>
          </table:table-cell>
          <table:table-cell office:value-type="string" table:style-name="ce12">
            <text:p>E07000219</text:p>
          </table:table-cell>
          <table:table-cell table:style-name="ce14"/>
          <table:table-cell table:style-name="ce20"/>
          <table:table-cell office:value-type="string" table:style-name="ce16">
            <text:p>Nuneaton and Bedworth</text:p>
          </table:table-cell>
          <table:table-cell office:value-type="float" office:value="6.8608924822011597" table:style-name="ce15">
            <text:p><text:s/>6.86<text:s/></text:p>
          </table:table-cell>
          <table:table-cell office:value-type="float" office:value="6.8935712397547979" table:style-name="ce15">
            <text:p><text:s/>6.89<text:s/></text:p>
          </table:table-cell>
          <table:table-cell office:value-type="float" office:value="6.9313230558543202" table:style-name="ce15">
            <text:p><text:s/>6.93<text:s/></text:p>
          </table:table-cell>
          <table:table-cell office:value-type="float" office:value="6.9531083865025414" table:style-name="ce15">
            <text:p><text:s/>6.95<text:s/></text:p>
          </table:table-cell>
          <table:table-cell office:value-type="float" office:value="7.0064330723704273" table:style-name="ce15">
            <text:p><text:s/>7.01<text:s/></text:p>
          </table:table-cell>
          <table:table-cell office:value-type="float" office:value="7.0610244672914479" table:style-name="ce15">
            <text:p><text:s/>7.06<text:s/></text:p>
          </table:table-cell>
          <table:table-cell office:value-type="float" office:value="7.1140868190661477" table:style-name="ce15">
            <text:p><text:s/>7.11<text:s/></text:p>
          </table:table-cell>
          <table:table-cell office:value-type="float" office:value="7.1794443093385212" table:style-name="ce15">
            <text:p><text:s/>7.18<text:s/></text:p>
          </table:table-cell>
          <table:table-cell office:value-type="float" office:value="7.2639277318417639" table:style-name="ce15">
            <text:p><text:s/>7.26<text:s/></text:p>
          </table:table-cell>
          <table:table-cell office:value-type="float" office:value="7.3447379620622568" table:style-name="ce15">
            <text:p><text:s/>7.34<text:s/></text:p>
          </table:table-cell>
          <table:table-cell office:value-type="float" office:value="7.4232682798313876" table:style-name="ce15">
            <text:p><text:s/>7.42<text:s/></text:p>
          </table:table-cell>
          <table:table-cell office:value-type="float" office:value="7.5257376783398184" table:style-name="ce15">
            <text:p><text:s/>7.5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4UD</text:p>
          </table:table-cell>
          <table:table-cell office:value-type="string" table:style-name="ce12">
            <text:p>E07000220</text:p>
          </table:table-cell>
          <table:table-cell table:style-name="ce14"/>
          <table:table-cell table:style-name="ce20"/>
          <table:table-cell office:value-type="string" table:style-name="ce16">
            <text:p>Rugby</text:p>
          </table:table-cell>
          <table:table-cell office:value-type="float" office:value="1.2301597542385063" table:style-name="ce15">
            <text:p><text:s/>1.23<text:s/></text:p>
          </table:table-cell>
          <table:table-cell office:value-type="float" office:value="1.2403047521983708" table:style-name="ce15">
            <text:p><text:s/>1.24<text:s/></text:p>
          </table:table-cell>
          <table:table-cell office:value-type="float" office:value="1.2506051075016309" table:style-name="ce15">
            <text:p><text:s/>1.25<text:s/></text:p>
          </table:table-cell>
          <table:table-cell office:value-type="float" office:value="1.2626581741130478" table:style-name="ce15">
            <text:p><text:s/>1.26<text:s/></text:p>
          </table:table-cell>
          <table:table-cell office:value-type="float" office:value="1.2757650785430954" table:style-name="ce15">
            <text:p><text:s/>1.28<text:s/></text:p>
          </table:table-cell>
          <table:table-cell office:value-type="float" office:value="1.291776756961357" table:style-name="ce15">
            <text:p><text:s/>1.29<text:s/></text:p>
          </table:table-cell>
          <table:table-cell office:value-type="float" office:value="1.3034311146857722" table:style-name="ce15">
            <text:p><text:s/>1.30<text:s/></text:p>
          </table:table-cell>
          <table:table-cell office:value-type="float" office:value="1.3206961969256077" table:style-name="ce15">
            <text:p><text:s/>1.32<text:s/></text:p>
          </table:table-cell>
          <table:table-cell office:value-type="float" office:value="1.3482428606378625" table:style-name="ce15">
            <text:p><text:s/>1.35<text:s/></text:p>
          </table:table-cell>
          <table:table-cell office:value-type="float" office:value="1.3738528275630686" table:style-name="ce15">
            <text:p><text:s/>1.37<text:s/></text:p>
          </table:table-cell>
          <table:table-cell office:value-type="float" office:value="1.3983520419192323" table:style-name="ce15">
            <text:p><text:s/>1.40<text:s/></text:p>
          </table:table-cell>
          <table:table-cell office:value-type="float" office:value="1.4370290159899952" table:style-name="ce15">
            <text:p><text:s/>1.4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4UE</text:p>
          </table:table-cell>
          <table:table-cell office:value-type="string" table:style-name="ce12">
            <text:p>E07000221</text:p>
          </table:table-cell>
          <table:table-cell table:style-name="ce14"/>
          <table:table-cell table:style-name="ce20"/>
          <table:table-cell office:value-type="string" table:style-name="ce16">
            <text:p>Stratford-on-Avon</text:p>
          </table:table-cell>
          <table:table-cell office:value-type="float" office:value="0.56020887330727176" table:style-name="ce15">
            <text:p><text:s/>0.56<text:s/></text:p>
          </table:table-cell>
          <table:table-cell office:value-type="float" office:value="0.56170908014027632" table:style-name="ce15">
            <text:p><text:s/>0.56<text:s/></text:p>
          </table:table-cell>
          <table:table-cell office:value-type="float" office:value="0.5653865250865413" table:style-name="ce15">
            <text:p><text:s/>0.57<text:s/></text:p>
          </table:table-cell>
          <table:table-cell office:value-type="float" office:value="0.56867633269957296" table:style-name="ce15">
            <text:p><text:s/>0.57<text:s/></text:p>
          </table:table-cell>
          <table:table-cell office:value-type="float" office:value="0.57583168554202746" table:style-name="ce15">
            <text:p><text:s/>0.58<text:s/></text:p>
          </table:table-cell>
          <table:table-cell office:value-type="float" office:value="0.58656623877367631" table:style-name="ce15">
            <text:p><text:s/>0.59<text:s/></text:p>
          </table:table-cell>
          <table:table-cell office:value-type="float" office:value="0.59894705775638335" table:style-name="ce15">
            <text:p><text:s/>0.60<text:s/></text:p>
          </table:table-cell>
          <table:table-cell office:value-type="float" office:value="0.61252453548500441" table:style-name="ce15">
            <text:p><text:s/>0.61<text:s/></text:p>
          </table:table-cell>
          <table:table-cell office:value-type="float" office:value="0.62683830785583428" table:style-name="ce15">
            <text:p><text:s/>0.63<text:s/></text:p>
          </table:table-cell>
          <table:table-cell office:value-type="float" office:value="0.64047714347130613" table:style-name="ce15">
            <text:p><text:s/>0.64<text:s/></text:p>
          </table:table-cell>
          <table:table-cell office:value-type="float" office:value="0.64901304816369132" table:style-name="ce15">
            <text:p><text:s/>0.65<text:s/></text:p>
          </table:table-cell>
          <table:table-cell office:value-type="float" office:value="0.6650683618896347" table:style-name="ce15">
            <text:p><text:s/>0.6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4UF</text:p>
          </table:table-cell>
          <table:table-cell office:value-type="string" table:style-name="ce12">
            <text:p>E07000222</text:p>
          </table:table-cell>
          <table:table-cell table:style-name="ce14"/>
          <table:table-cell table:style-name="ce20"/>
          <table:table-cell office:value-type="string" table:style-name="ce16">
            <text:p>Warwick</text:p>
          </table:table-cell>
          <table:table-cell office:value-type="float" office:value="2.136105356857827" table:style-name="ce15">
            <text:p><text:s/>2.14<text:s/></text:p>
          </table:table-cell>
          <table:table-cell office:value-type="float" office:value="2.1390535241032658" table:style-name="ce15">
            <text:p><text:s/>2.14<text:s/></text:p>
          </table:table-cell>
          <table:table-cell office:value-type="float" office:value="2.1430395584391402" table:style-name="ce15">
            <text:p><text:s/>2.14<text:s/></text:p>
          </table:table-cell>
          <table:table-cell office:value-type="float" office:value="2.1490986075057643" table:style-name="ce15">
            <text:p><text:s/>2.15<text:s/></text:p>
          </table:table-cell>
          <table:table-cell office:value-type="float" office:value="2.1692978656841726" table:style-name="ce15">
            <text:p><text:s/>2.17<text:s/></text:p>
          </table:table-cell>
          <table:table-cell office:value-type="float" office:value="2.1895325370304186" table:style-name="ce15">
            <text:p><text:s/>2.19<text:s/></text:p>
          </table:table-cell>
          <table:table-cell office:value-type="float" office:value="2.2251460944329811" table:style-name="ce15">
            <text:p><text:s/>2.23<text:s/></text:p>
          </table:table-cell>
          <table:table-cell office:value-type="float" office:value="2.2550666867928371" table:style-name="ce15">
            <text:p><text:s/>2.26<text:s/></text:p>
          </table:table-cell>
          <table:table-cell office:value-type="float" office:value="2.2871790049635519" table:style-name="ce15">
            <text:p><text:s/>2.29<text:s/></text:p>
          </table:table-cell>
          <table:table-cell office:value-type="float" office:value="2.3219417835409937" table:style-name="ce15">
            <text:p><text:s/>2.32<text:s/></text:p>
          </table:table-cell>
          <table:table-cell office:value-type="float" office:value="2.3466658559640727" table:style-name="ce15">
            <text:p><text:s/>2.35<text:s/></text:p>
          </table:table-cell>
          <table:table-cell office:value-type="float" office:value="2.3807082948308516" table:style-name="ce15">
            <text:p><text:s/>2.38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1000005</text:p>
          </table:table-cell>
          <table:table-cell table:style-name="ce14"/>
          <table:table-cell office:value-type="string" table:style-name="ce13">
            <text:p>West Midlands (Met County)</text:p>
          </table:table-cell>
          <table:table-cell table:style-name="ce14"/>
          <table:table-cell office:value-type="float" office:value="12.449552282501489" table:style-name="ce15">
            <text:p><text:s/>12.45<text:s/></text:p>
          </table:table-cell>
          <table:table-cell office:value-type="float" office:value="12.500491729150895" table:style-name="ce15">
            <text:p><text:s/>12.50<text:s/></text:p>
          </table:table-cell>
          <table:table-cell office:value-type="float" office:value="12.552085636891285" table:style-name="ce15">
            <text:p><text:s/>12.55<text:s/></text:p>
          </table:table-cell>
          <table:table-cell office:value-type="float" office:value="12.606928985233498" table:style-name="ce15">
            <text:p><text:s/>12.61<text:s/></text:p>
          </table:table-cell>
          <table:table-cell office:value-type="float" office:value="12.678297767811241" table:style-name="ce15">
            <text:p><text:s/>12.68<text:s/></text:p>
          </table:table-cell>
          <table:table-cell office:value-type="float" office:value="12.758540108486805" table:style-name="ce15">
            <text:p><text:s/>12.76<text:s/></text:p>
          </table:table-cell>
          <table:table-cell office:value-type="float" office:value="12.822389344922295" table:style-name="ce15">
            <text:p><text:s/>12.82<text:s/></text:p>
          </table:table-cell>
          <table:table-cell office:value-type="float" office:value="12.907577484396207" table:style-name="ce15">
            <text:p><text:s/>12.91<text:s/></text:p>
          </table:table-cell>
          <table:table-cell office:value-type="float" office:value="13.010301789129693" table:style-name="ce15">
            <text:p><text:s/>13.01<text:s/></text:p>
          </table:table-cell>
          <table:table-cell office:value-type="float" office:value="13.110839753582228" table:style-name="ce15">
            <text:p><text:s/>13.11<text:s/></text:p>
          </table:table-cell>
          <table:table-cell office:value-type="float" office:value="13.183007177480581" table:style-name="ce15">
            <text:p><text:s/>13.18<text:s/></text:p>
          </table:table-cell>
          <table:table-cell office:value-type="float" office:value="13.277313161191366" table:style-name="ce15">
            <text:p><text:s/>13.2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N</text:p>
          </table:table-cell>
          <table:table-cell office:value-type="string" table:style-name="ce12">
            <text:p>E08000025</text:p>
          </table:table-cell>
          <table:table-cell table:style-name="ce14"/>
          <table:table-cell table:style-name="ce20"/>
          <table:table-cell office:value-type="string" table:style-name="ce16">
            <text:p>Birmingham</text:p>
          </table:table-cell>
          <table:table-cell office:value-type="float" office:value="15.819811594223198" table:style-name="ce15">
            <text:p><text:s/>15.82<text:s/></text:p>
          </table:table-cell>
          <table:table-cell office:value-type="float" office:value="15.854723751348439" table:style-name="ce15">
            <text:p><text:s/>15.85<text:s/></text:p>
          </table:table-cell>
          <table:table-cell office:value-type="float" office:value="15.89654493462897" table:style-name="ce15">
            <text:p><text:s/>15.90<text:s/></text:p>
          </table:table-cell>
          <table:table-cell office:value-type="float" office:value="15.946524908791583" table:style-name="ce15">
            <text:p><text:s/>15.95<text:s/></text:p>
          </table:table-cell>
          <table:table-cell office:value-type="float" office:value="16.004663456425224" table:style-name="ce15">
            <text:p><text:s/>16.00<text:s/></text:p>
          </table:table-cell>
          <table:table-cell office:value-type="float" office:value="16.101263260802916" table:style-name="ce15">
            <text:p><text:s/>16.10<text:s/></text:p>
          </table:table-cell>
          <table:table-cell office:value-type="float" office:value="16.157223927737757" table:style-name="ce15">
            <text:p><text:s/>16.16<text:s/></text:p>
          </table:table-cell>
          <table:table-cell office:value-type="float" office:value="16.265812220187883" table:style-name="ce15">
            <text:p><text:s/>16.27<text:s/></text:p>
          </table:table-cell>
          <table:table-cell office:value-type="float" office:value="16.412757402035616" table:style-name="ce15">
            <text:p><text:s/>16.41<text:s/></text:p>
          </table:table-cell>
          <table:table-cell office:value-type="float" office:value="16.54505823940443" table:style-name="ce15">
            <text:p><text:s/>16.55<text:s/></text:p>
          </table:table-cell>
          <table:table-cell office:value-type="float" office:value="16.665633523431691" table:style-name="ce15">
            <text:p><text:s/>16.67<text:s/></text:p>
          </table:table-cell>
          <table:table-cell office:value-type="float" office:value="16.784270730330199" table:style-name="ce15">
            <text:p><text:s/>16.7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Q</text:p>
          </table:table-cell>
          <table:table-cell office:value-type="string" table:style-name="ce12">
            <text:p>E08000026</text:p>
          </table:table-cell>
          <table:table-cell table:style-name="ce14"/>
          <table:table-cell table:style-name="ce20"/>
          <table:table-cell office:value-type="string" table:style-name="ce16">
            <text:p>Coventry</text:p>
          </table:table-cell>
          <table:table-cell office:value-type="float" office:value="13.470601401517897" table:style-name="ce15">
            <text:p><text:s/>13.47<text:s/></text:p>
          </table:table-cell>
          <table:table-cell office:value-type="float" office:value="13.547527763380455" table:style-name="ce15">
            <text:p><text:s/>13.55<text:s/></text:p>
          </table:table-cell>
          <table:table-cell office:value-type="float" office:value="13.63124632244897" table:style-name="ce15">
            <text:p><text:s/>13.63<text:s/></text:p>
          </table:table-cell>
          <table:table-cell office:value-type="float" office:value="13.727999562688463" table:style-name="ce15">
            <text:p><text:s/>13.73<text:s/></text:p>
          </table:table-cell>
          <table:table-cell office:value-type="float" office:value="13.824908011851088" table:style-name="ce15">
            <text:p><text:s/>13.82<text:s/></text:p>
          </table:table-cell>
          <table:table-cell office:value-type="float" office:value="13.951921702448624" table:style-name="ce15">
            <text:p><text:s/>13.95<text:s/></text:p>
          </table:table-cell>
          <table:table-cell office:value-type="float" office:value="14.050872372996482" table:style-name="ce15">
            <text:p><text:s/>14.05<text:s/></text:p>
          </table:table-cell>
          <table:table-cell office:value-type="float" office:value="14.146361986638144" table:style-name="ce15">
            <text:p><text:s/>14.15<text:s/></text:p>
          </table:table-cell>
          <table:table-cell office:value-type="float" office:value="14.282809030910697" table:style-name="ce15">
            <text:p><text:s/>14.28<text:s/></text:p>
          </table:table-cell>
          <table:table-cell office:value-type="float" office:value="14.494479871044922" table:style-name="ce15">
            <text:p><text:s/>14.49<text:s/></text:p>
          </table:table-cell>
          <table:table-cell office:value-type="float" office:value="14.538671316619189" table:style-name="ce15">
            <text:p><text:s/>14.54<text:s/></text:p>
          </table:table-cell>
          <table:table-cell office:value-type="float" office:value="14.726325287158224" table:style-name="ce15">
            <text:p><text:s/>14.7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R</text:p>
          </table:table-cell>
          <table:table-cell office:value-type="string" table:style-name="ce12">
            <text:p>E08000027</text:p>
          </table:table-cell>
          <table:table-cell table:style-name="ce14"/>
          <table:table-cell table:style-name="ce20"/>
          <table:table-cell office:value-type="string" table:style-name="ce16">
            <text:p>Dudley</text:p>
          </table:table-cell>
          <table:table-cell office:value-type="float" office:value="13.668510090447773" table:style-name="ce15">
            <text:p><text:s/>13.67<text:s/></text:p>
          </table:table-cell>
          <table:table-cell office:value-type="float" office:value="13.727069739430886" table:style-name="ce15">
            <text:p><text:s/>13.73<text:s/></text:p>
          </table:table-cell>
          <table:table-cell office:value-type="float" office:value="13.798287112353863" table:style-name="ce15">
            <text:p><text:s/>13.80<text:s/></text:p>
          </table:table-cell>
          <table:table-cell office:value-type="float" office:value="13.867347539093775" table:style-name="ce15">
            <text:p><text:s/>13.87<text:s/></text:p>
          </table:table-cell>
          <table:table-cell office:value-type="float" office:value="13.938265227189399" table:style-name="ce15">
            <text:p><text:s/>13.94<text:s/></text:p>
          </table:table-cell>
          <table:table-cell office:value-type="float" office:value="13.987139412524934" table:style-name="ce15">
            <text:p><text:s/>13.99<text:s/></text:p>
          </table:table-cell>
          <table:table-cell office:value-type="float" office:value="14.047105710179016" table:style-name="ce15">
            <text:p><text:s/>14.05<text:s/></text:p>
          </table:table-cell>
          <table:table-cell office:value-type="float" office:value="14.117411064288513" table:style-name="ce15">
            <text:p><text:s/>14.12<text:s/></text:p>
          </table:table-cell>
          <table:table-cell office:value-type="float" office:value="14.191901868548282" table:style-name="ce15">
            <text:p><text:s/>14.19<text:s/></text:p>
          </table:table-cell>
          <table:table-cell office:value-type="float" office:value="14.263023895857833" table:style-name="ce15">
            <text:p><text:s/>14.26<text:s/></text:p>
          </table:table-cell>
          <table:table-cell office:value-type="float" office:value="14.320977067816543" table:style-name="ce15">
            <text:p><text:s/>14.32<text:s/></text:p>
          </table:table-cell>
          <table:table-cell office:value-type="float" office:value="14.343333496667974" table:style-name="ce15">
            <text:p><text:s/>14.3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S</text:p>
          </table:table-cell>
          <table:table-cell office:value-type="string" table:style-name="ce12">
            <text:p>E08000028</text:p>
          </table:table-cell>
          <table:table-cell table:style-name="ce14"/>
          <table:table-cell table:style-name="ce20"/>
          <table:table-cell office:value-type="string" table:style-name="ce16">
            <text:p>Sandwell</text:p>
          </table:table-cell>
          <table:table-cell office:value-type="float" office:value="14.852421361249103" table:style-name="ce15">
            <text:p><text:s/>14.85<text:s/></text:p>
          </table:table-cell>
          <table:table-cell office:value-type="float" office:value="14.934343561024559" table:style-name="ce15">
            <text:p><text:s/>14.93<text:s/></text:p>
          </table:table-cell>
          <table:table-cell office:value-type="float" office:value="15.014980582228892" table:style-name="ce15">
            <text:p><text:s/>15.01<text:s/></text:p>
          </table:table-cell>
          <table:table-cell office:value-type="float" office:value="15.088428381832655" table:style-name="ce15">
            <text:p><text:s/>15.09<text:s/></text:p>
          </table:table-cell>
          <table:table-cell office:value-type="float" office:value="15.207834478803129" table:style-name="ce15">
            <text:p><text:s/>15.21<text:s/></text:p>
          </table:table-cell>
          <table:table-cell office:value-type="float" office:value="15.284967431792602" table:style-name="ce15">
            <text:p><text:s/>15.28<text:s/></text:p>
          </table:table-cell>
          <table:table-cell office:value-type="float" office:value="15.39984735661632" table:style-name="ce15">
            <text:p><text:s/>15.40<text:s/></text:p>
          </table:table-cell>
          <table:table-cell office:value-type="float" office:value="15.49076717910118" table:style-name="ce15">
            <text:p><text:s/>15.49<text:s/></text:p>
          </table:table-cell>
          <table:table-cell office:value-type="float" office:value="15.595478670249387" table:style-name="ce15">
            <text:p><text:s/>15.60<text:s/></text:p>
          </table:table-cell>
          <table:table-cell office:value-type="float" office:value="15.661970876203412" table:style-name="ce15">
            <text:p><text:s/>15.66<text:s/></text:p>
          </table:table-cell>
          <table:table-cell office:value-type="float" office:value="15.750319370632395" table:style-name="ce15">
            <text:p><text:s/>15.75<text:s/></text:p>
          </table:table-cell>
          <table:table-cell office:value-type="float" office:value="15.827576090856709" table:style-name="ce15">
            <text:p><text:s/>15.8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T</text:p>
          </table:table-cell>
          <table:table-cell office:value-type="string" table:style-name="ce12">
            <text:p>E08000029</text:p>
          </table:table-cell>
          <table:table-cell table:style-name="ce14"/>
          <table:table-cell table:style-name="ce20"/>
          <table:table-cell office:value-type="string" table:style-name="ce16">
            <text:p>Solihull</text:p>
          </table:table-cell>
          <table:table-cell office:value-type="float" office:value="4.9486608061436828" table:style-name="ce15">
            <text:p><text:s/>4.95<text:s/></text:p>
          </table:table-cell>
          <table:table-cell office:value-type="float" office:value="4.9667608366260785" table:style-name="ce15">
            <text:p><text:s/>4.97<text:s/></text:p>
          </table:table-cell>
          <table:table-cell office:value-type="float" office:value="4.9886746007897598" table:style-name="ce15">
            <text:p><text:s/>4.99<text:s/></text:p>
          </table:table-cell>
          <table:table-cell office:value-type="float" office:value="4.9993858609404516" table:style-name="ce15">
            <text:p><text:s/>5.00<text:s/></text:p>
          </table:table-cell>
          <table:table-cell office:value-type="float" office:value="5.0403153770380245" table:style-name="ce15">
            <text:p><text:s/>5.04<text:s/></text:p>
          </table:table-cell>
          <table:table-cell office:value-type="float" office:value="5.0819179267015588" table:style-name="ce15">
            <text:p><text:s/>5.08<text:s/></text:p>
          </table:table-cell>
          <table:table-cell office:value-type="float" office:value="5.1174627177938783" table:style-name="ce15">
            <text:p><text:s/>5.12<text:s/></text:p>
          </table:table-cell>
          <table:table-cell office:value-type="float" office:value="5.1606358686598375" table:style-name="ce15">
            <text:p><text:s/>5.16<text:s/></text:p>
          </table:table-cell>
          <table:table-cell office:value-type="float" office:value="5.2084645626229449" table:style-name="ce15">
            <text:p><text:s/>5.21<text:s/></text:p>
          </table:table-cell>
          <table:table-cell office:value-type="float" office:value="5.2474308974372645" table:style-name="ce15">
            <text:p><text:s/>5.25<text:s/></text:p>
          </table:table-cell>
          <table:table-cell office:value-type="float" office:value="5.2877434133881085" table:style-name="ce15">
            <text:p><text:s/>5.29<text:s/></text:p>
          </table:table-cell>
          <table:table-cell office:value-type="float" office:value="5.3301481191886344" table:style-name="ce15">
            <text:p><text:s/>5.3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U</text:p>
          </table:table-cell>
          <table:table-cell office:value-type="string" table:style-name="ce12">
            <text:p>E08000030</text:p>
          </table:table-cell>
          <table:table-cell table:style-name="ce14"/>
          <table:table-cell table:style-name="ce20"/>
          <table:table-cell office:value-type="string" table:style-name="ce16">
            <text:p>Walsall</text:p>
          </table:table-cell>
          <table:table-cell office:value-type="float" office:value="10.672308285809384" table:style-name="ce15">
            <text:p><text:s/>10.67<text:s/></text:p>
          </table:table-cell>
          <table:table-cell office:value-type="float" office:value="10.725389414966786" table:style-name="ce15">
            <text:p><text:s/>10.73<text:s/></text:p>
          </table:table-cell>
          <table:table-cell office:value-type="float" office:value="10.766446107742958" table:style-name="ce15">
            <text:p><text:s/>10.77<text:s/></text:p>
          </table:table-cell>
          <table:table-cell office:value-type="float" office:value="10.834767639099606" table:style-name="ce15">
            <text:p><text:s/>10.83<text:s/></text:p>
          </table:table-cell>
          <table:table-cell office:value-type="float" office:value="10.909717257217357" table:style-name="ce15">
            <text:p><text:s/>10.91<text:s/></text:p>
          </table:table-cell>
          <table:table-cell office:value-type="float" office:value="10.999341178281004" table:style-name="ce15">
            <text:p><text:s/>11.00<text:s/></text:p>
          </table:table-cell>
          <table:table-cell office:value-type="float" office:value="11.045594353940528" table:style-name="ce15">
            <text:p><text:s/>11.05<text:s/></text:p>
          </table:table-cell>
          <table:table-cell office:value-type="float" office:value="11.120498127405664" table:style-name="ce15">
            <text:p><text:s/>11.12<text:s/></text:p>
          </table:table-cell>
          <table:table-cell office:value-type="float" office:value="11.196556042218489" table:style-name="ce15">
            <text:p><text:s/>11.20<text:s/></text:p>
          </table:table-cell>
          <table:table-cell office:value-type="float" office:value="11.257706297956977" table:style-name="ce15">
            <text:p><text:s/>11.26<text:s/></text:p>
          </table:table-cell>
          <table:table-cell office:value-type="float" office:value="11.273652684244238" table:style-name="ce15">
            <text:p><text:s/>11.27<text:s/></text:p>
          </table:table-cell>
          <table:table-cell office:value-type="float" office:value="11.324050189760072" table:style-name="ce15">
            <text:p><text:s/>11.3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CW</text:p>
          </table:table-cell>
          <table:table-cell office:value-type="string" table:style-name="ce12">
            <text:p>E08000031</text:p>
          </table:table-cell>
          <table:table-cell table:style-name="ce14"/>
          <table:table-cell table:style-name="ce20"/>
          <table:table-cell office:value-type="string" table:style-name="ce16">
            <text:p>Wolverhampton</text:p>
          </table:table-cell>
          <table:table-cell office:value-type="float" office:value="15.24125074434769" table:style-name="ce15">
            <text:p><text:s/>15.24<text:s/></text:p>
          </table:table-cell>
          <table:table-cell office:value-type="float" office:value="15.349268113194944" table:style-name="ce15">
            <text:p><text:s/>15.35<text:s/></text:p>
          </table:table-cell>
          <table:table-cell office:value-type="float" office:value="15.421422827168101" table:style-name="ce15">
            <text:p><text:s/>15.42<text:s/></text:p>
          </table:table-cell>
          <table:table-cell office:value-type="float" office:value="15.485327146672107" table:style-name="ce15">
            <text:p><text:s/>15.49<text:s/></text:p>
          </table:table-cell>
          <table:table-cell office:value-type="float" office:value="15.585706566864687" table:style-name="ce15">
            <text:p><text:s/>15.59<text:s/></text:p>
          </table:table-cell>
          <table:table-cell office:value-type="float" office:value="15.669667481317516" table:style-name="ce15">
            <text:p><text:s/>15.67<text:s/></text:p>
          </table:table-cell>
          <table:table-cell office:value-type="float" office:value="15.755690450987593" table:style-name="ce15">
            <text:p><text:s/>15.76<text:s/></text:p>
          </table:table-cell>
          <table:table-cell office:value-type="float" office:value="15.873207894983187" table:style-name="ce15">
            <text:p><text:s/>15.87<text:s/></text:p>
          </table:table-cell>
          <table:table-cell office:value-type="float" office:value="15.975747625528362" table:style-name="ce15">
            <text:p><text:s/>15.98<text:s/></text:p>
          </table:table-cell>
          <table:table-cell office:value-type="float" office:value="16.096433431984622" table:style-name="ce15">
            <text:p><text:s/>16.10<text:s/></text:p>
          </table:table-cell>
          <table:table-cell office:value-type="float" office:value="16.187739877441981" table:style-name="ce15">
            <text:p><text:s/>16.19<text:s/></text:p>
          </table:table-cell>
          <table:table-cell office:value-type="float" office:value="16.377121542704487" table:style-name="ce15">
            <text:p><text:s/>16.38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34</text:p>
          </table:table-cell>
          <table:table-cell table:style-name="ce14"/>
          <table:table-cell office:value-type="string" table:style-name="ce13">
            <text:p>Worcestershire<text:s/></text:p>
          </table:table-cell>
          <table:table-cell table:style-name="ce14"/>
          <table:table-cell office:value-type="float" office:value="1.4285663701318585" table:style-name="ce15">
            <text:p><text:s/>1.43<text:s/></text:p>
          </table:table-cell>
          <table:table-cell office:value-type="float" office:value="1.436916773706971" table:style-name="ce15">
            <text:p><text:s/>1.44<text:s/></text:p>
          </table:table-cell>
          <table:table-cell office:value-type="float" office:value="1.4451752445824377" table:style-name="ce15">
            <text:p><text:s/>1.45<text:s/></text:p>
          </table:table-cell>
          <table:table-cell office:value-type="float" office:value="1.45765661125361" table:style-name="ce15">
            <text:p><text:s/>1.46<text:s/></text:p>
          </table:table-cell>
          <table:table-cell office:value-type="float" office:value="1.4733094595605292" table:style-name="ce15">
            <text:p><text:s/>1.47<text:s/></text:p>
          </table:table-cell>
          <table:table-cell office:value-type="float" office:value="1.4896689725369665" table:style-name="ce15">
            <text:p><text:s/>1.49<text:s/></text:p>
          </table:table-cell>
          <table:table-cell office:value-type="float" office:value="1.5035120945012741" table:style-name="ce15">
            <text:p><text:s/>1.50<text:s/></text:p>
          </table:table-cell>
          <table:table-cell office:value-type="float" office:value="1.5205898073448532" table:style-name="ce15">
            <text:p><text:s/>1.52<text:s/></text:p>
          </table:table-cell>
          <table:table-cell office:value-type="float" office:value="1.5378801010574976" table:style-name="ce15">
            <text:p><text:s/>1.54<text:s/></text:p>
          </table:table-cell>
          <table:table-cell office:value-type="float" office:value="1.5509589953910743" table:style-name="ce15">
            <text:p><text:s/>1.55<text:s/></text:p>
          </table:table-cell>
          <table:table-cell office:value-type="float" office:value="1.5631473482461302" table:style-name="ce15">
            <text:p><text:s/>1.56<text:s/></text:p>
          </table:table-cell>
          <table:table-cell office:value-type="float" office:value="1.5763331075571292" table:style-name="ce15">
            <text:p><text:s/>1.5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7UB</text:p>
          </table:table-cell>
          <table:table-cell office:value-type="string" table:style-name="ce12">
            <text:p>E07000234</text:p>
          </table:table-cell>
          <table:table-cell table:number-columns-repeated="2" table:style-name="ce14"/>
          <table:table-cell office:value-type="string" table:style-name="ce16">
            <text:p>Bromsgrove</text:p>
          </table:table-cell>
          <table:table-cell office:value-type="float" office:value="1.8147336758728028" table:style-name="ce15">
            <text:p><text:s/>1.81<text:s/></text:p>
          </table:table-cell>
          <table:table-cell office:value-type="float" office:value="1.829639050148105" table:style-name="ce15">
            <text:p><text:s/>1.83<text:s/></text:p>
          </table:table-cell>
          <table:table-cell office:value-type="float" office:value="1.8387371544300422" table:style-name="ce15">
            <text:p><text:s/>1.84<text:s/></text:p>
          </table:table-cell>
          <table:table-cell office:value-type="float" office:value="1.8501858136277287" table:style-name="ce15">
            <text:p><text:s/>1.85<text:s/></text:p>
          </table:table-cell>
          <table:table-cell office:value-type="float" office:value="1.8631554481529591" table:style-name="ce15">
            <text:p><text:s/>1.86<text:s/></text:p>
          </table:table-cell>
          <table:table-cell office:value-type="float" office:value="1.8882464505216197" table:style-name="ce15">
            <text:p><text:s/>1.89<text:s/></text:p>
          </table:table-cell>
          <table:table-cell office:value-type="float" office:value="1.9050423932701721" table:style-name="ce15">
            <text:p><text:s/>1.91<text:s/></text:p>
          </table:table-cell>
          <table:table-cell office:value-type="float" office:value="1.9317928325046414" table:style-name="ce15">
            <text:p><text:s/>1.93<text:s/></text:p>
          </table:table-cell>
          <table:table-cell office:value-type="float" office:value="1.9442093871734316" table:style-name="ce15">
            <text:p><text:s/>1.94<text:s/></text:p>
          </table:table-cell>
          <table:table-cell office:value-type="float" office:value="1.9594835008231613" table:style-name="ce15">
            <text:p><text:s/>1.96<text:s/></text:p>
          </table:table-cell>
          <table:table-cell office:value-type="float" office:value="1.9695494827818245" table:style-name="ce15">
            <text:p><text:s/>1.97<text:s/></text:p>
          </table:table-cell>
          <table:table-cell office:value-type="float" office:value="1.9771081871830183" table:style-name="ce15">
            <text:p><text:s/>1.9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7UC</text:p>
          </table:table-cell>
          <table:table-cell office:value-type="string" table:style-name="ce12">
            <text:p>E07000235</text:p>
          </table:table-cell>
          <table:table-cell table:number-columns-repeated="2" table:style-name="ce14"/>
          <table:table-cell office:value-type="string" table:style-name="ce16">
            <text:p>Malvern Hills</text:p>
          </table:table-cell>
          <table:table-cell office:value-type="float" office:value="0.58379300541395973" table:style-name="ce15">
            <text:p><text:s/>0.58<text:s/></text:p>
          </table:table-cell>
          <table:table-cell office:value-type="float" office:value="0.58751178438226703" table:style-name="ce15">
            <text:p><text:s/>0.59<text:s/></text:p>
          </table:table-cell>
          <table:table-cell office:value-type="float" office:value="0.59031212496273378" table:style-name="ce15">
            <text:p><text:s/>0.59<text:s/></text:p>
          </table:table-cell>
          <table:table-cell office:value-type="float" office:value="0.59325110481295285" table:style-name="ce15">
            <text:p><text:s/>0.59<text:s/></text:p>
          </table:table-cell>
          <table:table-cell office:value-type="float" office:value="0.59747242256951738" table:style-name="ce15">
            <text:p><text:s/>0.60<text:s/></text:p>
          </table:table-cell>
          <table:table-cell office:value-type="float" office:value="0.60282010359210569" table:style-name="ce15">
            <text:p><text:s/>0.60<text:s/></text:p>
          </table:table-cell>
          <table:table-cell office:value-type="float" office:value="0.60886095471787705" table:style-name="ce15">
            <text:p><text:s/>0.61<text:s/></text:p>
          </table:table-cell>
          <table:table-cell office:value-type="float" office:value="0.61649606374258969" table:style-name="ce15">
            <text:p><text:s/>0.62<text:s/></text:p>
          </table:table-cell>
          <table:table-cell office:value-type="float" office:value="0.62624529737242041" table:style-name="ce15">
            <text:p><text:s/>0.63<text:s/></text:p>
          </table:table-cell>
          <table:table-cell office:value-type="float" office:value="0.63278868631416241" table:style-name="ce15">
            <text:p><text:s/>0.63<text:s/></text:p>
          </table:table-cell>
          <table:table-cell office:value-type="float" office:value="0.64056242646052219" table:style-name="ce15">
            <text:p><text:s/>0.64<text:s/></text:p>
          </table:table-cell>
          <table:table-cell office:value-type="float" office:value="0.64761528477431718" table:style-name="ce15">
            <text:p><text:s/>0.6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7UD</text:p>
          </table:table-cell>
          <table:table-cell office:value-type="string" table:style-name="ce12">
            <text:p>E07000236</text:p>
          </table:table-cell>
          <table:table-cell table:number-columns-repeated="2" table:style-name="ce14"/>
          <table:table-cell office:value-type="string" table:style-name="ce16">
            <text:p>Redditch</text:p>
          </table:table-cell>
          <table:table-cell office:value-type="float" office:value="6.5198900331911451" table:style-name="ce15">
            <text:p><text:s/>6.52<text:s/></text:p>
          </table:table-cell>
          <table:table-cell office:value-type="float" office:value="6.5318346525922131" table:style-name="ce15">
            <text:p><text:s/>6.53<text:s/></text:p>
          </table:table-cell>
          <table:table-cell office:value-type="float" office:value="6.5563138654021866" table:style-name="ce15">
            <text:p><text:s/>6.56<text:s/></text:p>
          </table:table-cell>
          <table:table-cell office:value-type="float" office:value="6.5883501937875302" table:style-name="ce15">
            <text:p><text:s/>6.59<text:s/></text:p>
          </table:table-cell>
          <table:table-cell office:value-type="float" office:value="6.6511694153854855" table:style-name="ce15">
            <text:p><text:s/>6.65<text:s/></text:p>
          </table:table-cell>
          <table:table-cell office:value-type="float" office:value="6.6856033724786128" table:style-name="ce15">
            <text:p><text:s/>6.69<text:s/></text:p>
          </table:table-cell>
          <table:table-cell office:value-type="float" office:value="6.7204046384483949" table:style-name="ce15">
            <text:p><text:s/>6.72<text:s/></text:p>
          </table:table-cell>
          <table:table-cell office:value-type="float" office:value="6.7922559810067664" table:style-name="ce15">
            <text:p><text:s/>6.79<text:s/></text:p>
          </table:table-cell>
          <table:table-cell office:value-type="float" office:value="6.8652132960006194" table:style-name="ce15">
            <text:p><text:s/>6.87<text:s/></text:p>
          </table:table-cell>
          <table:table-cell office:value-type="float" office:value="6.9177101209380849" table:style-name="ce15">
            <text:p><text:s/>6.92<text:s/></text:p>
          </table:table-cell>
          <table:table-cell office:value-type="float" office:value="6.9554606467358147" table:style-name="ce15">
            <text:p><text:s/>6.96<text:s/></text:p>
          </table:table-cell>
          <table:table-cell office:value-type="float" office:value="6.978870396620148" table:style-name="ce15">
            <text:p><text:s/>6.9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7UE</text:p>
          </table:table-cell>
          <table:table-cell office:value-type="string" table:style-name="ce12">
            <text:p>E07000237</text:p>
          </table:table-cell>
          <table:table-cell table:number-columns-repeated="2" table:style-name="ce14"/>
          <table:table-cell office:value-type="string" table:style-name="ce16">
            <text:p>Worcester</text:p>
          </table:table-cell>
          <table:table-cell office:value-type="float" office:value="13.00313722621916" table:style-name="ce15">
            <text:p><text:s/>13.00<text:s/></text:p>
          </table:table-cell>
          <table:table-cell office:value-type="float" office:value="13.098965948289813" table:style-name="ce15">
            <text:p><text:s/>13.10<text:s/></text:p>
          </table:table-cell>
          <table:table-cell office:value-type="float" office:value="13.143109062972092" table:style-name="ce15">
            <text:p><text:s/>13.14<text:s/></text:p>
          </table:table-cell>
          <table:table-cell office:value-type="float" office:value="13.229622355804141" table:style-name="ce15">
            <text:p><text:s/>13.23<text:s/></text:p>
          </table:table-cell>
          <table:table-cell office:value-type="float" office:value="13.37022523776356" table:style-name="ce15">
            <text:p><text:s/>13.37<text:s/></text:p>
          </table:table-cell>
          <table:table-cell office:value-type="float" office:value="13.555611648501568" table:style-name="ce15">
            <text:p><text:s/>13.56<text:s/></text:p>
          </table:table-cell>
          <table:table-cell office:value-type="float" office:value="13.699178441141648" table:style-name="ce15">
            <text:p><text:s/>13.70<text:s/></text:p>
          </table:table-cell>
          <table:table-cell office:value-type="float" office:value="13.776075629090515" table:style-name="ce15">
            <text:p><text:s/>13.78<text:s/></text:p>
          </table:table-cell>
          <table:table-cell office:value-type="float" office:value="13.84816486468619" table:style-name="ce15">
            <text:p><text:s/>13.85<text:s/></text:p>
          </table:table-cell>
          <table:table-cell office:value-type="float" office:value="13.914845153884524" table:style-name="ce15">
            <text:p><text:s/>13.91<text:s/></text:p>
          </table:table-cell>
          <table:table-cell office:value-type="float" office:value="14.020590055952544" table:style-name="ce15">
            <text:p><text:s/>14.02<text:s/></text:p>
          </table:table-cell>
          <table:table-cell office:value-type="float" office:value="14.144995823091392" table:style-name="ce15">
            <text:p><text:s/>14.1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7UF</text:p>
          </table:table-cell>
          <table:table-cell office:value-type="string" table:style-name="ce12">
            <text:p>E07000238</text:p>
          </table:table-cell>
          <table:table-cell table:number-columns-repeated="2" table:style-name="ce14"/>
          <table:table-cell office:value-type="string" table:style-name="ce16">
            <text:p>Wychavon</text:p>
          </table:table-cell>
          <table:table-cell office:value-type="float" office:value="0.78261818661524774" table:style-name="ce15">
            <text:p><text:s/>0.78<text:s/></text:p>
          </table:table-cell>
          <table:table-cell office:value-type="float" office:value="0.78675959888667302" table:style-name="ce15">
            <text:p><text:s/>0.79<text:s/></text:p>
          </table:table-cell>
          <table:table-cell office:value-type="float" office:value="0.79451795691044746" table:style-name="ce15">
            <text:p><text:s/>0.79<text:s/></text:p>
          </table:table-cell>
          <table:table-cell office:value-type="float" office:value="0.80735512189764158" table:style-name="ce15">
            <text:p><text:s/>0.81<text:s/></text:p>
          </table:table-cell>
          <table:table-cell office:value-type="float" office:value="0.82047863257961862" table:style-name="ce15">
            <text:p><text:s/>0.82<text:s/></text:p>
          </table:table-cell>
          <table:table-cell office:value-type="float" office:value="0.83408435336421816" table:style-name="ce15">
            <text:p><text:s/>0.83<text:s/></text:p>
          </table:table-cell>
          <table:table-cell office:value-type="float" office:value="0.84482695739740898" table:style-name="ce15">
            <text:p><text:s/>0.84<text:s/></text:p>
          </table:table-cell>
          <table:table-cell office:value-type="float" office:value="0.86144685986625114" table:style-name="ce15">
            <text:p><text:s/>0.86<text:s/></text:p>
          </table:table-cell>
          <table:table-cell office:value-type="float" office:value="0.88099046661416069" table:style-name="ce15">
            <text:p><text:s/>0.88<text:s/></text:p>
          </table:table-cell>
          <table:table-cell office:value-type="float" office:value="0.89308917689887812" table:style-name="ce15">
            <text:p><text:s/>0.89<text:s/></text:p>
          </table:table-cell>
          <table:table-cell office:value-type="float" office:value="0.9021285471390047" table:style-name="ce15">
            <text:p><text:s/>0.90<text:s/></text:p>
          </table:table-cell>
          <table:table-cell office:value-type="float" office:value="0.91510436870744249" table:style-name="ce15">
            <text:p><text:s/>0.9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7UG</text:p>
          </table:table-cell>
          <table:table-cell office:value-type="string" table:style-name="ce12">
            <text:p>E07000239</text:p>
          </table:table-cell>
          <table:table-cell table:number-columns-repeated="2" table:style-name="ce14"/>
          <table:table-cell office:value-type="string" table:style-name="ce16">
            <text:p>Wyre Forest</text:p>
          </table:table-cell>
          <table:table-cell office:value-type="float" office:value="2.3033338480113574" table:style-name="ce15">
            <text:p><text:s/>2.30<text:s/></text:p>
          </table:table-cell>
          <table:table-cell office:value-type="float" office:value="2.3164809640446919" table:style-name="ce15">
            <text:p><text:s/>2.32<text:s/></text:p>
          </table:table-cell>
          <table:table-cell office:value-type="float" office:value="2.331009846373346" table:style-name="ce15">
            <text:p><text:s/>2.33<text:s/></text:p>
          </table:table-cell>
          <table:table-cell office:value-type="float" office:value="2.3535733999661139" table:style-name="ce15">
            <text:p><text:s/>2.35<text:s/></text:p>
          </table:table-cell>
          <table:table-cell office:value-type="float" office:value="2.3801798777432688" table:style-name="ce15">
            <text:p><text:s/>2.38<text:s/></text:p>
          </table:table-cell>
          <table:table-cell office:value-type="float" office:value="2.3949137094128718" table:style-name="ce15">
            <text:p><text:s/>2.39<text:s/></text:p>
          </table:table-cell>
          <table:table-cell office:value-type="float" office:value="2.4111301827293019" table:style-name="ce15">
            <text:p><text:s/>2.41<text:s/></text:p>
          </table:table-cell>
          <table:table-cell office:value-type="float" office:value="2.4215138088409747" table:style-name="ce15">
            <text:p><text:s/>2.42<text:s/></text:p>
          </table:table-cell>
          <table:table-cell office:value-type="float" office:value="2.4340468302049394" table:style-name="ce15">
            <text:p><text:s/>2.43<text:s/></text:p>
          </table:table-cell>
          <table:table-cell office:value-type="float" office:value="2.4472451405755669" table:style-name="ce15">
            <text:p><text:s/>2.45<text:s/></text:p>
          </table:table-cell>
          <table:table-cell office:value-type="float" office:value="2.4624904940436161" table:style-name="ce15">
            <text:p><text:s/>2.46<text:s/></text:p>
          </table:table-cell>
          <table:table-cell office:value-type="float" office:value="2.4789691909778622" table:style-name="ce15">
            <text:p><text:s/>2.48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2000006</text:p>
          </table:table-cell>
          <table:table-cell office:value-type="string" table:style-name="ce13">
            <text:p>EAST OF ENGLAND</text:p>
          </table:table-cell>
          <table:table-cell table:number-columns-repeated="2" table:style-name="ce14"/>
          <table:table-cell office:value-type="float" office:value="1.3250118476450146" table:style-name="ce15">
            <text:p><text:s/>1.33<text:s/></text:p>
          </table:table-cell>
          <table:table-cell office:value-type="float" office:value="1.3346656280247233" table:style-name="ce15">
            <text:p><text:s/>1.33<text:s/></text:p>
          </table:table-cell>
          <table:table-cell office:value-type="float" office:value="1.3423273471764081" table:style-name="ce15">
            <text:p><text:s/>1.34<text:s/></text:p>
          </table:table-cell>
          <table:table-cell office:value-type="float" office:value="1.351446810406091" table:style-name="ce15">
            <text:p><text:s/>1.35<text:s/></text:p>
          </table:table-cell>
          <table:table-cell office:value-type="float" office:value="1.3621687342226667" table:style-name="ce15">
            <text:p><text:s/>1.36<text:s/></text:p>
          </table:table-cell>
          <table:table-cell office:value-type="float" office:value="1.3739346814079041" table:style-name="ce15">
            <text:p><text:s/>1.37<text:s/></text:p>
          </table:table-cell>
          <table:table-cell office:value-type="float" office:value="1.3872845336525068" table:style-name="ce15">
            <text:p><text:s/>1.39<text:s/></text:p>
          </table:table-cell>
          <table:table-cell office:value-type="float" office:value="1.4007597441253197" table:style-name="ce15">
            <text:p><text:s/>1.40<text:s/></text:p>
          </table:table-cell>
          <table:table-cell office:value-type="float" office:value="1.416549917088358" table:style-name="ce15">
            <text:p><text:s/>1.42<text:s/></text:p>
          </table:table-cell>
          <table:table-cell office:value-type="float" office:value="1.4316165901427176" table:style-name="ce15">
            <text:p><text:s/>1.43<text:s/></text:p>
          </table:table-cell>
          <table:table-cell office:value-type="float" office:value="1.4450501297294316" table:style-name="ce15">
            <text:p><text:s/>1.45<text:s/></text:p>
          </table:table-cell>
          <table:table-cell office:value-type="float" office:value="1.4594080340588964" table:style-name="ce15">
            <text:p><text:s/>1.46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office:value-type="string" table:style-name="ce12">
            <text:p>00KA</text:p>
          </table:table-cell>
          <table:table-cell office:value-type="string" table:style-name="ce12">
            <text:p>E06000032</text:p>
          </table:table-cell>
          <table:table-cell table:style-name="ce14"/>
          <table:table-cell office:value-type="string" table:style-name="ce13">
            <text:p>Luton UA</text:p>
          </table:table-cell>
          <table:table-cell table:style-name="ce14"/>
          <table:table-cell office:value-type="float" office:value="17.533937721420344" table:style-name="ce15">
            <text:p><text:s/>17.53<text:s/></text:p>
          </table:table-cell>
          <table:table-cell office:value-type="float" office:value="17.632365862612925" table:style-name="ce15">
            <text:p><text:s/>17.63<text:s/></text:p>
          </table:table-cell>
          <table:table-cell office:value-type="float" office:value="17.728716389762155" table:style-name="ce15">
            <text:p><text:s/>17.73<text:s/></text:p>
          </table:table-cell>
          <table:table-cell office:value-type="float" office:value="17.787234211381971" table:style-name="ce15">
            <text:p><text:s/>17.79<text:s/></text:p>
          </table:table-cell>
          <table:table-cell office:value-type="float" office:value="17.846446488340604" table:style-name="ce15">
            <text:p><text:s/>17.85<text:s/></text:p>
          </table:table-cell>
          <table:table-cell office:value-type="float" office:value="18.005766680122253" table:style-name="ce15">
            <text:p><text:s/>18.01<text:s/></text:p>
          </table:table-cell>
          <table:table-cell office:value-type="float" office:value="18.205224612190761" table:style-name="ce15">
            <text:p><text:s/>18.21<text:s/></text:p>
          </table:table-cell>
          <table:table-cell office:value-type="float" office:value="18.421982584626029" table:style-name="ce15">
            <text:p><text:s/>18.42<text:s/></text:p>
          </table:table-cell>
          <table:table-cell office:value-type="float" office:value="18.581996424658325" table:style-name="ce15">
            <text:p><text:s/>18.58<text:s/></text:p>
          </table:table-cell>
          <table:table-cell office:value-type="float" office:value="18.7798396862926" table:style-name="ce15">
            <text:p><text:s/>18.78<text:s/></text:p>
          </table:table-cell>
          <table:table-cell office:value-type="float" office:value="18.904561443976704" table:style-name="ce15">
            <text:p><text:s/>18.90<text:s/></text:p>
          </table:table-cell>
          <table:table-cell office:value-type="float" office:value="18.999596332391441" table:style-name="ce15">
            <text:p><text:s/>19.0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JA</text:p>
          </table:table-cell>
          <table:table-cell office:value-type="string" table:style-name="ce12">
            <text:p>E06000031</text:p>
          </table:table-cell>
          <table:table-cell table:style-name="ce14"/>
          <table:table-cell office:value-type="string" table:style-name="ce13">
            <text:p>Peterborough UA</text:p>
          </table:table-cell>
          <table:table-cell table:style-name="ce14"/>
          <table:table-cell office:value-type="float" office:value="2.2354359578162049" table:style-name="ce15">
            <text:p><text:s/>2.24<text:s/></text:p>
          </table:table-cell>
          <table:table-cell office:value-type="float" office:value="2.2602599040865168" table:style-name="ce15">
            <text:p><text:s/>2.26<text:s/></text:p>
          </table:table-cell>
          <table:table-cell office:value-type="float" office:value="2.2859867915838228" table:style-name="ce15">
            <text:p><text:s/>2.29<text:s/></text:p>
          </table:table-cell>
          <table:table-cell office:value-type="float" office:value="2.3143636129836374" table:style-name="ce15">
            <text:p><text:s/>2.31<text:s/></text:p>
          </table:table-cell>
          <table:table-cell office:value-type="float" office:value="2.3566901074968372" table:style-name="ce15">
            <text:p><text:s/>2.36<text:s/></text:p>
          </table:table-cell>
          <table:table-cell office:value-type="float" office:value="2.3867269384020302" table:style-name="ce15">
            <text:p><text:s/>2.39<text:s/></text:p>
          </table:table-cell>
          <table:table-cell office:value-type="float" office:value="2.4249471865132963" table:style-name="ce15">
            <text:p><text:s/>2.42<text:s/></text:p>
          </table:table-cell>
          <table:table-cell office:value-type="float" office:value="2.4487511295850668" table:style-name="ce15">
            <text:p><text:s/>2.45<text:s/></text:p>
          </table:table-cell>
          <table:table-cell office:value-type="float" office:value="2.4841472172665591" table:style-name="ce15">
            <text:p><text:s/>2.48<text:s/></text:p>
          </table:table-cell>
          <table:table-cell office:value-type="float" office:value="2.5203871416414905" table:style-name="ce15">
            <text:p><text:s/>2.52<text:s/></text:p>
          </table:table-cell>
          <table:table-cell office:value-type="float" office:value="2.5599470205155717" table:style-name="ce15">
            <text:p><text:s/>2.56<text:s/></text:p>
          </table:table-cell>
          <table:table-cell office:value-type="float" office:value="2.5889820611791898" table:style-name="ce15">
            <text:p><text:s/>2.5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KF</text:p>
          </table:table-cell>
          <table:table-cell office:value-type="string" table:style-name="ce12">
            <text:p>E06000033</text:p>
          </table:table-cell>
          <table:table-cell table:style-name="ce14"/>
          <table:table-cell office:value-type="string" table:style-name="ce13">
            <text:p>Southend-on-Sea UA</text:p>
          </table:table-cell>
          <table:table-cell table:style-name="ce14"/>
          <table:table-cell office:value-type="float" office:value="18.824536842463491" table:style-name="ce15">
            <text:p><text:s/>18.82<text:s/></text:p>
          </table:table-cell>
          <table:table-cell office:value-type="float" office:value="18.925169576016252" table:style-name="ce15">
            <text:p><text:s/>18.93<text:s/></text:p>
          </table:table-cell>
          <table:table-cell office:value-type="float" office:value="19.008080135625363" table:style-name="ce15">
            <text:p><text:s/>19.01<text:s/></text:p>
          </table:table-cell>
          <table:table-cell office:value-type="float" office:value="19.056985112035729" table:style-name="ce15">
            <text:p><text:s/>19.06<text:s/></text:p>
          </table:table-cell>
          <table:table-cell office:value-type="float" office:value="19.123371404387168" table:style-name="ce15">
            <text:p><text:s/>19.12<text:s/></text:p>
          </table:table-cell>
          <table:table-cell office:value-type="float" office:value="19.198622460220903" table:style-name="ce15">
            <text:p><text:s/>19.20<text:s/></text:p>
          </table:table-cell>
          <table:table-cell office:value-type="float" office:value="19.335611664994239" table:style-name="ce15">
            <text:p><text:s/>19.34<text:s/></text:p>
          </table:table-cell>
          <table:table-cell office:value-type="float" office:value="19.482465866935531" table:style-name="ce15">
            <text:p><text:s/>19.48<text:s/></text:p>
          </table:table-cell>
          <table:table-cell office:value-type="float" office:value="19.622374909293825" table:style-name="ce15">
            <text:p><text:s/>19.62<text:s/></text:p>
          </table:table-cell>
          <table:table-cell office:value-type="float" office:value="19.735183878754722" table:style-name="ce15">
            <text:p><text:s/>19.74<text:s/></text:p>
          </table:table-cell>
          <table:table-cell office:value-type="float" office:value="19.814177596690516" table:style-name="ce15">
            <text:p><text:s/>19.81<text:s/></text:p>
          </table:table-cell>
          <table:table-cell office:value-type="float" office:value="19.931516381838165" table:style-name="ce15">
            <text:p><text:s/>19.9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KG</text:p>
          </table:table-cell>
          <table:table-cell office:value-type="string" table:style-name="ce12">
            <text:p>E06000034</text:p>
          </table:table-cell>
          <table:table-cell table:style-name="ce14"/>
          <table:table-cell office:value-type="string" table:style-name="ce13">
            <text:p>Thurrock UA</text:p>
          </table:table-cell>
          <table:table-cell table:style-name="ce14"/>
          <table:table-cell office:value-type="float" office:value="3.9093853337018061" table:style-name="ce15">
            <text:p><text:s/>3.91<text:s/></text:p>
          </table:table-cell>
          <table:table-cell office:value-type="float" office:value="3.9349830948726017" table:style-name="ce15">
            <text:p><text:s/>3.93<text:s/></text:p>
          </table:table-cell>
          <table:table-cell office:value-type="float" office:value="3.9586221054082373" table:style-name="ce15">
            <text:p><text:s/>3.96<text:s/></text:p>
          </table:table-cell>
          <table:table-cell office:value-type="float" office:value="3.9800731621849352" table:style-name="ce15">
            <text:p><text:s/>3.98<text:s/></text:p>
          </table:table-cell>
          <table:table-cell office:value-type="float" office:value="4.0035725706659235" table:style-name="ce15">
            <text:p><text:s/>4.00<text:s/></text:p>
          </table:table-cell>
          <table:table-cell office:value-type="float" office:value="4.051659546098163" table:style-name="ce15">
            <text:p><text:s/>4.05<text:s/></text:p>
          </table:table-cell>
          <table:table-cell office:value-type="float" office:value="4.0931413175447338" table:style-name="ce15">
            <text:p><text:s/>4.09<text:s/></text:p>
          </table:table-cell>
          <table:table-cell office:value-type="float" office:value="4.1501563363948186" table:style-name="ce15">
            <text:p><text:s/>4.15<text:s/></text:p>
          </table:table-cell>
          <table:table-cell office:value-type="float" office:value="4.1797110100945849" table:style-name="ce15">
            <text:p><text:s/>4.18<text:s/></text:p>
          </table:table-cell>
          <table:table-cell office:value-type="float" office:value="4.2095959950462998" table:style-name="ce15">
            <text:p><text:s/>4.21<text:s/></text:p>
          </table:table-cell>
          <table:table-cell office:value-type="float" office:value="4.244276784684299" table:style-name="ce15">
            <text:p><text:s/>4.24<text:s/></text:p>
          </table:table-cell>
          <table:table-cell office:value-type="float" office:value="4.2637473441607554" table:style-name="ce15">
            <text:p><text:s/>4.2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KB</text:p>
          </table:table-cell>
          <table:table-cell office:value-type="string" table:style-name="ce12">
            <text:p>E06000055</text:p>
          </table:table-cell>
          <table:table-cell table:style-name="ce14"/>
          <table:table-cell office:value-type="string" table:style-name="ce13">
            <text:p>Bedford UA</text:p>
          </table:table-cell>
          <table:table-cell table:style-name="ce14"/>
          <table:table-cell office:value-type="float" office:value="1.41333685723336" table:style-name="ce15">
            <text:p><text:s/>1.41<text:s/></text:p>
          </table:table-cell>
          <table:table-cell office:value-type="float" office:value="1.4333300512970766" table:style-name="ce15">
            <text:p><text:s/>1.43<text:s/></text:p>
          </table:table-cell>
          <table:table-cell office:value-type="float" office:value="1.4477707766168386" table:style-name="ce15">
            <text:p><text:s/>1.45<text:s/></text:p>
          </table:table-cell>
          <table:table-cell office:value-type="float" office:value="1.4694013764143299" table:style-name="ce15">
            <text:p><text:s/>1.47<text:s/></text:p>
          </table:table-cell>
          <table:table-cell office:value-type="float" office:value="1.4874846080292081" table:style-name="ce15">
            <text:p><text:s/>1.49<text:s/></text:p>
          </table:table-cell>
          <table:table-cell office:value-type="float" office:value="1.5084225022947753" table:style-name="ce15">
            <text:p><text:s/>1.51<text:s/></text:p>
          </table:table-cell>
          <table:table-cell office:value-type="float" office:value="1.5354686305843117" table:style-name="ce15">
            <text:p><text:s/>1.54<text:s/></text:p>
          </table:table-cell>
          <table:table-cell office:value-type="float" office:value="1.5645088467182455" table:style-name="ce15">
            <text:p><text:s/>1.56<text:s/></text:p>
          </table:table-cell>
          <table:table-cell office:value-type="float" office:value="1.5937383109694585" table:style-name="ce15">
            <text:p><text:s/>1.59<text:s/></text:p>
          </table:table-cell>
          <table:table-cell office:value-type="float" office:value="1.6159776427022037" table:style-name="ce15">
            <text:p><text:s/>1.62<text:s/></text:p>
          </table:table-cell>
          <table:table-cell office:value-type="float" office:value="1.6418483141138209" table:style-name="ce15">
            <text:p><text:s/>1.64<text:s/></text:p>
          </table:table-cell>
          <table:table-cell office:value-type="float" office:value="1.6632375345344601" table:style-name="ce15">
            <text:p><text:s/>1.6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KC</text:p>
          </table:table-cell>
          <table:table-cell office:value-type="string" table:style-name="ce12">
            <text:p>E06000056</text:p>
          </table:table-cell>
          <table:table-cell table:style-name="ce14"/>
          <table:table-cell office:value-type="string" table:style-name="ce13">
            <text:p>Central Bedfordshire UA</text:p>
          </table:table-cell>
          <table:table-cell table:style-name="ce14"/>
          <table:table-cell office:value-type="float" office:value="1.5187546532663578" table:style-name="ce15">
            <text:p><text:s/>1.52<text:s/></text:p>
          </table:table-cell>
          <table:table-cell office:value-type="float" office:value="1.5357206397418297" table:style-name="ce15">
            <text:p><text:s/>1.54<text:s/></text:p>
          </table:table-cell>
          <table:table-cell office:value-type="float" office:value="1.5480336556590915" table:style-name="ce15">
            <text:p><text:s/>1.55<text:s/></text:p>
          </table:table-cell>
          <table:table-cell office:value-type="float" office:value="1.5645106706102549" table:style-name="ce15">
            <text:p><text:s/>1.56<text:s/></text:p>
          </table:table-cell>
          <table:table-cell office:value-type="float" office:value="1.584592672709497" table:style-name="ce15">
            <text:p><text:s/>1.58<text:s/></text:p>
          </table:table-cell>
          <table:table-cell office:value-type="float" office:value="1.6061278924659335" table:style-name="ce15">
            <text:p><text:s/>1.61<text:s/></text:p>
          </table:table-cell>
          <table:table-cell office:value-type="float" office:value="1.6297169040168773" table:style-name="ce15">
            <text:p><text:s/>1.63<text:s/></text:p>
          </table:table-cell>
          <table:table-cell office:value-type="float" office:value="1.6579172333886758" table:style-name="ce15">
            <text:p><text:s/>1.66<text:s/></text:p>
          </table:table-cell>
          <table:table-cell office:value-type="float" office:value="1.6861035897501824" table:style-name="ce15">
            <text:p><text:s/>1.69<text:s/></text:p>
          </table:table-cell>
          <table:table-cell office:value-type="float" office:value="1.7215551898044015" table:style-name="ce15">
            <text:p><text:s/>1.72<text:s/></text:p>
          </table:table-cell>
          <table:table-cell office:value-type="float" office:value="1.7502026434968168" table:style-name="ce15">
            <text:p><text:s/>1.75<text:s/></text:p>
          </table:table-cell>
          <table:table-cell office:value-type="float" office:value="1.7840732062469948" table:style-name="ce15">
            <text:p><text:s/>1.78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01</text:p>
          </table:table-cell>
          <table:table-cell table:style-name="ce14"/>
          <table:table-cell office:value-type="string" table:style-name="ce13">
            <text:p>Bedfordshire<text:s/></text:p>
          </table:table-cell>
          <table:table-cell table:style-name="ce14"/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09UD</text:p>
          </table:table-cell>
          <table:table-cell office:value-type="string" table:style-name="ce12">
            <text:p>E07000002</text:p>
          </table:table-cell>
          <table:table-cell table:style-name="ce14"/>
          <table:table-cell table:style-name="ce20"/>
          <table:table-cell office:value-type="string" table:style-name="ce16">
            <text:p>Bedford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09UC</text:p>
          </table:table-cell>
          <table:table-cell office:value-type="string" table:style-name="ce12">
            <text:p>E07000001</text:p>
          </table:table-cell>
          <table:table-cell table:style-name="ce14"/>
          <table:table-cell table:style-name="ce20"/>
          <table:table-cell office:value-type="string" table:style-name="ce16">
            <text:p>Mid Bedfordshire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office:value-type="string" table:style-name="ce12">
            <text:p>09UE</text:p>
          </table:table-cell>
          <table:table-cell office:value-type="string" table:style-name="ce12">
            <text:p>E07000003</text:p>
          </table:table-cell>
          <table:table-cell table:style-name="ce14"/>
          <table:table-cell table:style-name="ce20"/>
          <table:table-cell office:value-type="string" table:style-name="ce16">
            <text:p>South Bedfordshire</text:p>
          </table:table-cell>
          <table:table-cell table:number-columns-repeated="12" table:style-name="ce21"/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03</text:p>
          </table:table-cell>
          <table:table-cell table:style-name="ce14"/>
          <table:table-cell office:value-type="string" table:style-name="ce13">
            <text:p>Cambridgeshire<text:s/></text:p>
          </table:table-cell>
          <table:table-cell table:style-name="ce14"/>
          <table:table-cell office:value-type="float" office:value="0.85103304693763249" table:style-name="ce15">
            <text:p><text:s/>0.85<text:s/></text:p>
          </table:table-cell>
          <table:table-cell office:value-type="float" office:value="0.859558964198053" table:style-name="ce15">
            <text:p><text:s/>0.86<text:s/></text:p>
          </table:table-cell>
          <table:table-cell office:value-type="float" office:value="0.86681914373563884" table:style-name="ce15">
            <text:p><text:s/>0.87<text:s/></text:p>
          </table:table-cell>
          <table:table-cell office:value-type="float" office:value="0.87752807685594236" table:style-name="ce15">
            <text:p><text:s/>0.88<text:s/></text:p>
          </table:table-cell>
          <table:table-cell office:value-type="float" office:value="0.88732111478604747" table:style-name="ce15">
            <text:p><text:s/>0.89<text:s/></text:p>
          </table:table-cell>
          <table:table-cell office:value-type="float" office:value="0.8960406869360763" table:style-name="ce15">
            <text:p><text:s/>0.90<text:s/></text:p>
          </table:table-cell>
          <table:table-cell office:value-type="float" office:value="0.90643791645684468" table:style-name="ce15">
            <text:p><text:s/>0.91<text:s/></text:p>
          </table:table-cell>
          <table:table-cell office:value-type="float" office:value="0.91785923208788289" table:style-name="ce15">
            <text:p><text:s/>0.92<text:s/></text:p>
          </table:table-cell>
          <table:table-cell office:value-type="float" office:value="0.93083963622369614" table:style-name="ce15">
            <text:p><text:s/>0.93<text:s/></text:p>
          </table:table-cell>
          <table:table-cell office:value-type="float" office:value="0.94294995341628018" table:style-name="ce15">
            <text:p><text:s/>0.94<text:s/></text:p>
          </table:table-cell>
          <table:table-cell office:value-type="float" office:value="0.95491291399986467" table:style-name="ce15">
            <text:p><text:s/>0.95<text:s/></text:p>
          </table:table-cell>
          <table:table-cell office:value-type="float" office:value="0.9676958076986939" table:style-name="ce15">
            <text:p><text:s/>0.9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2UB</text:p>
          </table:table-cell>
          <table:table-cell office:value-type="string" table:style-name="ce12">
            <text:p>E07000008</text:p>
          </table:table-cell>
          <table:table-cell table:style-name="ce14"/>
          <table:table-cell table:style-name="ce20"/>
          <table:table-cell office:value-type="string" table:style-name="ce16">
            <text:p>Cambridge</text:p>
          </table:table-cell>
          <table:table-cell office:value-type="float" office:value="11.864724450325264" table:style-name="ce15">
            <text:p><text:s/>11.86<text:s/></text:p>
          </table:table-cell>
          <table:table-cell office:value-type="float" office:value="11.954407693043303" table:style-name="ce15">
            <text:p><text:s/>11.95<text:s/></text:p>
          </table:table-cell>
          <table:table-cell office:value-type="float" office:value="12.08168477916078" table:style-name="ce15">
            <text:p><text:s/>12.08<text:s/></text:p>
          </table:table-cell>
          <table:table-cell office:value-type="float" office:value="12.408966594490902" table:style-name="ce15">
            <text:p><text:s/>12.41<text:s/></text:p>
          </table:table-cell>
          <table:table-cell office:value-type="float" office:value="12.593001522698607" table:style-name="ce15">
            <text:p><text:s/>12.59<text:s/></text:p>
          </table:table-cell>
          <table:table-cell office:value-type="float" office:value="12.818559760975754" table:style-name="ce15">
            <text:p><text:s/>12.82<text:s/></text:p>
          </table:table-cell>
          <table:table-cell office:value-type="float" office:value="13.116389466985432" table:style-name="ce15">
            <text:p><text:s/>13.12<text:s/></text:p>
          </table:table-cell>
          <table:table-cell office:value-type="float" office:value="13.407799266315632" table:style-name="ce15">
            <text:p><text:s/>13.41<text:s/></text:p>
          </table:table-cell>
          <table:table-cell office:value-type="float" office:value="13.631639339831494" table:style-name="ce15">
            <text:p><text:s/>13.63<text:s/></text:p>
          </table:table-cell>
          <table:table-cell office:value-type="float" office:value="13.754001970578914" table:style-name="ce15">
            <text:p><text:s/>13.75<text:s/></text:p>
          </table:table-cell>
          <table:table-cell office:value-type="float" office:value="13.860639283318632" table:style-name="ce15">
            <text:p><text:s/>13.86<text:s/></text:p>
          </table:table-cell>
          <table:table-cell office:value-type="float" office:value="14.011155065235018" table:style-name="ce15">
            <text:p><text:s/>14.0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2UC</text:p>
          </table:table-cell>
          <table:table-cell office:value-type="string" table:style-name="ce12">
            <text:p>E07000009</text:p>
          </table:table-cell>
          <table:table-cell table:style-name="ce14"/>
          <table:table-cell table:style-name="ce20"/>
          <table:table-cell office:value-type="string" table:style-name="ce16">
            <text:p>East Cambridgeshire</text:p>
          </table:table-cell>
          <table:table-cell office:value-type="float" office:value="0.54887169915597034" table:style-name="ce15">
            <text:p><text:s/>0.55<text:s/></text:p>
          </table:table-cell>
          <table:table-cell office:value-type="float" office:value="0.55478311013644066" table:style-name="ce15">
            <text:p><text:s/>0.55<text:s/></text:p>
          </table:table-cell>
          <table:table-cell office:value-type="float" office:value="0.55943547854895437" table:style-name="ce15">
            <text:p><text:s/>0.56<text:s/></text:p>
          </table:table-cell>
          <table:table-cell office:value-type="float" office:value="0.5626138698297507" table:style-name="ce15">
            <text:p><text:s/>0.56<text:s/></text:p>
          </table:table-cell>
          <table:table-cell office:value-type="float" office:value="0.56534694217903558" table:style-name="ce15">
            <text:p><text:s/>0.57<text:s/></text:p>
          </table:table-cell>
          <table:table-cell office:value-type="float" office:value="0.56835638660087839" table:style-name="ce15">
            <text:p><text:s/>0.57<text:s/></text:p>
          </table:table-cell>
          <table:table-cell office:value-type="float" office:value="0.57215101789693545" table:style-name="ce15">
            <text:p><text:s/>0.57<text:s/></text:p>
          </table:table-cell>
          <table:table-cell office:value-type="float" office:value="0.57681875558420337" table:style-name="ce15">
            <text:p><text:s/>0.58<text:s/></text:p>
          </table:table-cell>
          <table:table-cell office:value-type="float" office:value="0.58277617341379861" table:style-name="ce15">
            <text:p><text:s/>0.58<text:s/></text:p>
          </table:table-cell>
          <table:table-cell office:value-type="float" office:value="0.5902168939605642" table:style-name="ce15">
            <text:p><text:s/>0.59<text:s/></text:p>
          </table:table-cell>
          <table:table-cell office:value-type="float" office:value="0.5966656737593008" table:style-name="ce15">
            <text:p><text:s/>0.60<text:s/></text:p>
          </table:table-cell>
          <table:table-cell office:value-type="float" office:value="0.60616994684362935" table:style-name="ce15">
            <text:p><text:s/>0.6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2UD</text:p>
          </table:table-cell>
          <table:table-cell office:value-type="string" table:style-name="ce12">
            <text:p>E07000010</text:p>
          </table:table-cell>
          <table:table-cell table:style-name="ce14"/>
          <table:table-cell table:style-name="ce20"/>
          <table:table-cell office:value-type="string" table:style-name="ce16">
            <text:p>Fenland</text:p>
          </table:table-cell>
          <table:table-cell office:value-type="float" office:value="0.77018942688815251" table:style-name="ce15">
            <text:p><text:s/>0.77<text:s/></text:p>
          </table:table-cell>
          <table:table-cell office:value-type="float" office:value="0.77455760046583866" table:style-name="ce15">
            <text:p><text:s/>0.77<text:s/></text:p>
          </table:table-cell>
          <table:table-cell office:value-type="float" office:value="0.78093876956489117" table:style-name="ce15">
            <text:p><text:s/>0.78<text:s/></text:p>
          </table:table-cell>
          <table:table-cell office:value-type="float" office:value="0.78766764289318236" table:style-name="ce15">
            <text:p><text:s/>0.79<text:s/></text:p>
          </table:table-cell>
          <table:table-cell office:value-type="float" office:value="0.79928261179442806" table:style-name="ce15">
            <text:p><text:s/>0.80<text:s/></text:p>
          </table:table-cell>
          <table:table-cell office:value-type="float" office:value="0.80474883337908321" table:style-name="ce15">
            <text:p><text:s/>0.80<text:s/></text:p>
          </table:table-cell>
          <table:table-cell office:value-type="float" office:value="0.81285006627320588" table:style-name="ce15">
            <text:p><text:s/>0.81<text:s/></text:p>
          </table:table-cell>
          <table:table-cell office:value-type="float" office:value="0.82157364414426859" table:style-name="ce15">
            <text:p><text:s/>0.82<text:s/></text:p>
          </table:table-cell>
          <table:table-cell office:value-type="float" office:value="0.82932717382114607" table:style-name="ce15">
            <text:p><text:s/>0.83<text:s/></text:p>
          </table:table-cell>
          <table:table-cell office:value-type="float" office:value="0.8401369420305822" table:style-name="ce15">
            <text:p><text:s/>0.84<text:s/></text:p>
          </table:table-cell>
          <table:table-cell office:value-type="float" office:value="0.84719522474326114" table:style-name="ce15">
            <text:p><text:s/>0.85<text:s/></text:p>
          </table:table-cell>
          <table:table-cell office:value-type="float" office:value="0.85440539686873573" table:style-name="ce15">
            <text:p><text:s/>0.8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2UE</text:p>
          </table:table-cell>
          <table:table-cell office:value-type="string" table:style-name="ce12">
            <text:p>E07000011</text:p>
          </table:table-cell>
          <table:table-cell table:style-name="ce14"/>
          <table:table-cell table:style-name="ce20"/>
          <table:table-cell office:value-type="string" table:style-name="ce16">
            <text:p>Huntingdonshire</text:p>
          </table:table-cell>
          <table:table-cell office:value-type="float" office:value="0.78791073746796314" table:style-name="ce15">
            <text:p><text:s/>0.79<text:s/></text:p>
          </table:table-cell>
          <table:table-cell office:value-type="float" office:value="0.79856753528099844" table:style-name="ce15">
            <text:p><text:s/>0.80<text:s/></text:p>
          </table:table-cell>
          <table:table-cell office:value-type="float" office:value="0.80417531384238972" table:style-name="ce15">
            <text:p><text:s/>0.80<text:s/></text:p>
          </table:table-cell>
          <table:table-cell office:value-type="float" office:value="0.81270224763632648" table:style-name="ce15">
            <text:p><text:s/>0.81<text:s/></text:p>
          </table:table-cell>
          <table:table-cell office:value-type="float" office:value="0.8193862913452713" table:style-name="ce15">
            <text:p><text:s/>0.82<text:s/></text:p>
          </table:table-cell>
          <table:table-cell office:value-type="float" office:value="0.82629101246099046" table:style-name="ce15">
            <text:p><text:s/>0.83<text:s/></text:p>
          </table:table-cell>
          <table:table-cell office:value-type="float" office:value="0.83482641615539888" table:style-name="ce15">
            <text:p><text:s/>0.83<text:s/></text:p>
          </table:table-cell>
          <table:table-cell office:value-type="float" office:value="0.84405969329673114" table:style-name="ce15">
            <text:p><text:s/>0.84<text:s/></text:p>
          </table:table-cell>
          <table:table-cell office:value-type="float" office:value="0.85653698517909049" table:style-name="ce15">
            <text:p><text:s/>0.86<text:s/></text:p>
          </table:table-cell>
          <table:table-cell office:value-type="float" office:value="0.86868665689667346" table:style-name="ce15">
            <text:p><text:s/>0.87<text:s/></text:p>
          </table:table-cell>
          <table:table-cell office:value-type="float" office:value="0.88117540080514156" table:style-name="ce15">
            <text:p><text:s/>0.88<text:s/></text:p>
          </table:table-cell>
          <table:table-cell office:value-type="float" office:value="0.89281773077194715" table:style-name="ce15">
            <text:p><text:s/>0.8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12UG</text:p>
          </table:table-cell>
          <table:table-cell office:value-type="string" table:style-name="ce12">
            <text:p>E07000012</text:p>
          </table:table-cell>
          <table:table-cell table:style-name="ce14"/>
          <table:table-cell table:style-name="ce20"/>
          <table:table-cell office:value-type="string" table:style-name="ce16">
            <text:p>South Cambridgeshire</text:p>
          </table:table-cell>
          <table:table-cell office:value-type="float" office:value="0.68458442360460403" table:style-name="ce15">
            <text:p><text:s/>0.68<text:s/></text:p>
          </table:table-cell>
          <table:table-cell office:value-type="float" office:value="0.69171376830852871" table:style-name="ce15">
            <text:p><text:s/>0.69<text:s/></text:p>
          </table:table-cell>
          <table:table-cell office:value-type="float" office:value="0.69763417483127943" table:style-name="ce15">
            <text:p><text:s/>0.70<text:s/></text:p>
          </table:table-cell>
          <table:table-cell office:value-type="float" office:value="0.70409804473605364" table:style-name="ce15">
            <text:p><text:s/>0.70<text:s/></text:p>
          </table:table-cell>
          <table:table-cell office:value-type="float" office:value="0.71314612871837324" table:style-name="ce15">
            <text:p><text:s/>0.71<text:s/></text:p>
          </table:table-cell>
          <table:table-cell office:value-type="float" office:value="0.71999816332091993" table:style-name="ce15">
            <text:p><text:s/>0.72<text:s/></text:p>
          </table:table-cell>
          <table:table-cell office:value-type="float" office:value="0.72545274527512649" table:style-name="ce15">
            <text:p><text:s/>0.73<text:s/></text:p>
          </table:table-cell>
          <table:table-cell office:value-type="float" office:value="0.73294808176283044" table:style-name="ce15">
            <text:p><text:s/>0.73<text:s/></text:p>
          </table:table-cell>
          <table:table-cell office:value-type="float" office:value="0.74515703493482999" table:style-name="ce15">
            <text:p><text:s/>0.75<text:s/></text:p>
          </table:table-cell>
          <table:table-cell office:value-type="float" office:value="0.75641425204491886" table:style-name="ce15">
            <text:p><text:s/>0.76<text:s/></text:p>
          </table:table-cell>
          <table:table-cell office:value-type="float" office:value="0.77053098572022738" table:style-name="ce15">
            <text:p><text:s/>0.77<text:s/></text:p>
          </table:table-cell>
          <table:table-cell office:value-type="float" office:value="0.78398447248024405" table:style-name="ce15">
            <text:p><text:s/>0.78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12</text:p>
          </table:table-cell>
          <table:table-cell table:style-name="ce14"/>
          <table:table-cell office:value-type="string" table:style-name="ce13">
            <text:p>Essex</text:p>
          </table:table-cell>
          <table:table-cell table:style-name="ce14"/>
          <table:table-cell office:value-type="float" office:value="1.742956500474919" table:style-name="ce15">
            <text:p><text:s/>1.74<text:s/></text:p>
          </table:table-cell>
          <table:table-cell office:value-type="float" office:value="1.7548205343907632" table:style-name="ce15">
            <text:p><text:s/>1.75<text:s/></text:p>
          </table:table-cell>
          <table:table-cell office:value-type="float" office:value="1.7643564565808671" table:style-name="ce15">
            <text:p><text:s/>1.76<text:s/></text:p>
          </table:table-cell>
          <table:table-cell office:value-type="float" office:value="1.7735105365047665" table:style-name="ce15">
            <text:p><text:s/>1.77<text:s/></text:p>
          </table:table-cell>
          <table:table-cell office:value-type="float" office:value="1.7869102321992831" table:style-name="ce15">
            <text:p><text:s/>1.79<text:s/></text:p>
          </table:table-cell>
          <table:table-cell office:value-type="float" office:value="1.8015338864123713" table:style-name="ce15">
            <text:p><text:s/>1.80<text:s/></text:p>
          </table:table-cell>
          <table:table-cell office:value-type="float" office:value="1.8165988124097878" table:style-name="ce15">
            <text:p><text:s/>1.82<text:s/></text:p>
          </table:table-cell>
          <table:table-cell office:value-type="float" office:value="1.8344732435416209" table:style-name="ce15">
            <text:p><text:s/>1.83<text:s/></text:p>
          </table:table-cell>
          <table:table-cell office:value-type="float" office:value="1.8557565193706991" table:style-name="ce15">
            <text:p><text:s/>1.86<text:s/></text:p>
          </table:table-cell>
          <table:table-cell office:value-type="float" office:value="1.8777847061217581" table:style-name="ce15">
            <text:p><text:s/>1.88<text:s/></text:p>
          </table:table-cell>
          <table:table-cell office:value-type="float" office:value="1.8941765507624091" table:style-name="ce15">
            <text:p><text:s/>1.89<text:s/></text:p>
          </table:table-cell>
          <table:table-cell office:value-type="float" office:value="1.9130811028125714" table:style-name="ce15">
            <text:p><text:s/>1.9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2UB</text:p>
          </table:table-cell>
          <table:table-cell office:value-type="string" table:style-name="ce12">
            <text:p>E07000066</text:p>
          </table:table-cell>
          <table:table-cell table:style-name="ce14"/>
          <table:table-cell table:style-name="ce20"/>
          <table:table-cell office:value-type="string" table:style-name="ce16">
            <text:p>Basildon</text:p>
          </table:table-cell>
          <table:table-cell office:value-type="float" office:value="6.7286352107939136" table:style-name="ce15">
            <text:p><text:s/>6.73<text:s/></text:p>
          </table:table-cell>
          <table:table-cell office:value-type="float" office:value="6.79248417118378" table:style-name="ce15">
            <text:p><text:s/>6.79<text:s/></text:p>
          </table:table-cell>
          <table:table-cell office:value-type="float" office:value="6.8559694541489309" table:style-name="ce15">
            <text:p><text:s/>6.86<text:s/></text:p>
          </table:table-cell>
          <table:table-cell office:value-type="float" office:value="6.8716477307920627" table:style-name="ce15">
            <text:p><text:s/>6.87<text:s/></text:p>
          </table:table-cell>
          <table:table-cell office:value-type="float" office:value="6.9381324483731168" table:style-name="ce15">
            <text:p><text:s/>6.94<text:s/></text:p>
          </table:table-cell>
          <table:table-cell office:value-type="float" office:value="7.0171587807531539" table:style-name="ce15">
            <text:p><text:s/>7.02<text:s/></text:p>
          </table:table-cell>
          <table:table-cell office:value-type="float" office:value="7.0594672316276341" table:style-name="ce15">
            <text:p><text:s/>7.06<text:s/></text:p>
          </table:table-cell>
          <table:table-cell office:value-type="float" office:value="7.0953226212516576" table:style-name="ce15">
            <text:p><text:s/>7.10<text:s/></text:p>
          </table:table-cell>
          <table:table-cell office:value-type="float" office:value="7.1310871226890535" table:style-name="ce15">
            <text:p><text:s/>7.13<text:s/></text:p>
          </table:table-cell>
          <table:table-cell office:value-type="float" office:value="7.1793438241470531" table:style-name="ce15">
            <text:p><text:s/>7.18<text:s/></text:p>
          </table:table-cell>
          <table:table-cell office:value-type="float" office:value="7.2130253361333079" table:style-name="ce15">
            <text:p><text:s/>7.21<text:s/></text:p>
          </table:table-cell>
          <table:table-cell office:value-type="float" office:value="7.2528431559713091" table:style-name="ce15">
            <text:p><text:s/>7.2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2UC</text:p>
          </table:table-cell>
          <table:table-cell office:value-type="string" table:style-name="ce12">
            <text:p>E07000067</text:p>
          </table:table-cell>
          <table:table-cell table:style-name="ce14"/>
          <table:table-cell table:style-name="ce20"/>
          <table:table-cell office:value-type="string" table:style-name="ce16">
            <text:p>Braintree</text:p>
          </table:table-cell>
          <table:table-cell office:value-type="float" office:value="1.0250634754994234" table:style-name="ce15">
            <text:p><text:s/>1.03<text:s/></text:p>
          </table:table-cell>
          <table:table-cell office:value-type="float" office:value="1.0290988830502115" table:style-name="ce15">
            <text:p><text:s/>1.03<text:s/></text:p>
          </table:table-cell>
          <table:table-cell office:value-type="float" office:value="1.031106373512866" table:style-name="ce15">
            <text:p><text:s/>1.03<text:s/></text:p>
          </table:table-cell>
          <table:table-cell office:value-type="float" office:value="1.0331956107553149" table:style-name="ce15">
            <text:p><text:s/>1.03<text:s/></text:p>
          </table:table-cell>
          <table:table-cell office:value-type="float" office:value="1.0389957673561681" table:style-name="ce15">
            <text:p><text:s/>1.04<text:s/></text:p>
          </table:table-cell>
          <table:table-cell office:value-type="float" office:value="1.0466595172860254" table:style-name="ce15">
            <text:p><text:s/>1.05<text:s/></text:p>
          </table:table-cell>
          <table:table-cell office:value-type="float" office:value="1.0505304736033414" table:style-name="ce15">
            <text:p><text:s/>1.05<text:s/></text:p>
          </table:table-cell>
          <table:table-cell office:value-type="float" office:value="1.0576711343204381" table:style-name="ce15">
            <text:p><text:s/>1.06<text:s/></text:p>
          </table:table-cell>
          <table:table-cell office:value-type="float" office:value="1.0655147446960405" table:style-name="ce15">
            <text:p><text:s/>1.07<text:s/></text:p>
          </table:table-cell>
          <table:table-cell office:value-type="float" office:value="1.079080391147474" table:style-name="ce15">
            <text:p><text:s/>1.08<text:s/></text:p>
          </table:table-cell>
          <table:table-cell office:value-type="float" office:value="1.0920244776959722" table:style-name="ce15">
            <text:p><text:s/>1.09<text:s/></text:p>
          </table:table-cell>
          <table:table-cell office:value-type="float" office:value="1.1096963109353337" table:style-name="ce15">
            <text:p><text:s/>1.1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2UD</text:p>
          </table:table-cell>
          <table:table-cell office:value-type="string" table:style-name="ce12">
            <text:p>E07000068</text:p>
          </table:table-cell>
          <table:table-cell table:style-name="ce14"/>
          <table:table-cell table:style-name="ce20"/>
          <table:table-cell office:value-type="string" table:style-name="ce16">
            <text:p>Brentwood</text:p>
          </table:table-cell>
          <table:table-cell office:value-type="float" office:value="2.0941843390041859" table:style-name="ce15">
            <text:p><text:s/>2.09<text:s/></text:p>
          </table:table-cell>
          <table:table-cell office:value-type="float" office:value="2.1048554251985072" table:style-name="ce15">
            <text:p><text:s/>2.10<text:s/></text:p>
          </table:table-cell>
          <table:table-cell office:value-type="float" office:value="2.1208815771938023" table:style-name="ce15">
            <text:p><text:s/>2.12<text:s/></text:p>
          </table:table-cell>
          <table:table-cell office:value-type="float" office:value="2.1297893591028862" table:style-name="ce15">
            <text:p><text:s/>2.13<text:s/></text:p>
          </table:table-cell>
          <table:table-cell office:value-type="float" office:value="2.1422237209053159" table:style-name="ce15">
            <text:p><text:s/>2.14<text:s/></text:p>
          </table:table-cell>
          <table:table-cell office:value-type="float" office:value="2.1515228497669536" table:style-name="ce15">
            <text:p><text:s/>2.15<text:s/></text:p>
          </table:table-cell>
          <table:table-cell office:value-type="float" office:value="2.1633694500081959" table:style-name="ce15">
            <text:p><text:s/>2.16<text:s/></text:p>
          </table:table-cell>
          <table:table-cell office:value-type="float" office:value="2.1793303601457903" table:style-name="ce15">
            <text:p><text:s/>2.18<text:s/></text:p>
          </table:table-cell>
          <table:table-cell office:value-type="float" office:value="2.1951606572708018" table:style-name="ce15">
            <text:p><text:s/>2.20<text:s/></text:p>
          </table:table-cell>
          <table:table-cell office:value-type="float" office:value="2.223007351553413" table:style-name="ce15">
            <text:p><text:s/>2.22<text:s/></text:p>
          </table:table-cell>
          <table:table-cell office:value-type="float" office:value="2.236029468907899" table:style-name="ce15">
            <text:p><text:s/>2.24<text:s/></text:p>
          </table:table-cell>
          <table:table-cell office:value-type="float" office:value="2.2626092169684591" table:style-name="ce15">
            <text:p><text:s/>2.2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2UE</text:p>
          </table:table-cell>
          <table:table-cell office:value-type="string" table:style-name="ce12">
            <text:p>E07000069</text:p>
          </table:table-cell>
          <table:table-cell table:style-name="ce14"/>
          <table:table-cell table:style-name="ce20"/>
          <table:table-cell office:value-type="string" table:style-name="ce16">
            <text:p>Castle Point</text:p>
          </table:table-cell>
          <table:table-cell office:value-type="float" office:value="8.3610826814379582" table:style-name="ce15">
            <text:p><text:s/>8.36<text:s/></text:p>
          </table:table-cell>
          <table:table-cell office:value-type="float" office:value="8.3668293256148605" table:style-name="ce15">
            <text:p><text:s/>8.37<text:s/></text:p>
          </table:table-cell>
          <table:table-cell office:value-type="float" office:value="8.3856675750503822" table:style-name="ce15">
            <text:p><text:s/>8.39<text:s/></text:p>
          </table:table-cell>
          <table:table-cell office:value-type="float" office:value="8.4167091447614641" table:style-name="ce15">
            <text:p><text:s/>8.42<text:s/></text:p>
          </table:table-cell>
          <table:table-cell office:value-type="float" office:value="8.4559606572482711" table:style-name="ce15">
            <text:p><text:s/>8.46<text:s/></text:p>
          </table:table-cell>
          <table:table-cell office:value-type="float" office:value="8.4754694541396063" table:style-name="ce15">
            <text:p><text:s/>8.48<text:s/></text:p>
          </table:table-cell>
          <table:table-cell office:value-type="float" office:value="8.4936898718449356" table:style-name="ce15">
            <text:p><text:s/>8.49<text:s/></text:p>
          </table:table-cell>
          <table:table-cell office:value-type="float" office:value="8.5231770740885384" table:style-name="ce15">
            <text:p><text:s/>8.52<text:s/></text:p>
          </table:table-cell>
          <table:table-cell office:value-type="float" office:value="8.5615392807696402" table:style-name="ce15">
            <text:p><text:s/>8.56<text:s/></text:p>
          </table:table-cell>
          <table:table-cell office:value-type="float" office:value="8.6474501604981935" table:style-name="ce15">
            <text:p><text:s/>8.65<text:s/></text:p>
          </table:table-cell>
          <table:table-cell office:value-type="float" office:value="8.678970754474129" table:style-name="ce15">
            <text:p><text:s/>8.68<text:s/></text:p>
          </table:table-cell>
          <table:table-cell office:value-type="float" office:value="8.7248592566062655" table:style-name="ce15">
            <text:p><text:s/>8.7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2UF</text:p>
          </table:table-cell>
          <table:table-cell office:value-type="string" table:style-name="ce12">
            <text:p>E07000070</text:p>
          </table:table-cell>
          <table:table-cell table:style-name="ce14"/>
          <table:table-cell table:style-name="ce20"/>
          <table:table-cell office:value-type="string" table:style-name="ce16">
            <text:p>Chelmsford</text:p>
          </table:table-cell>
          <table:table-cell office:value-type="float" office:value="2.1030736258544911" table:style-name="ce15">
            <text:p><text:s/>2.10<text:s/></text:p>
          </table:table-cell>
          <table:table-cell office:value-type="float" office:value="2.1087351721791263" table:style-name="ce15">
            <text:p><text:s/>2.11<text:s/></text:p>
          </table:table-cell>
          <table:table-cell office:value-type="float" office:value="2.1157183864522238" table:style-name="ce15">
            <text:p><text:s/>2.12<text:s/></text:p>
          </table:table-cell>
          <table:table-cell office:value-type="float" office:value="2.1291431477548843" table:style-name="ce15">
            <text:p><text:s/>2.13<text:s/></text:p>
          </table:table-cell>
          <table:table-cell office:value-type="float" office:value="2.1530468017073359" table:style-name="ce15">
            <text:p><text:s/>2.15<text:s/></text:p>
          </table:table-cell>
          <table:table-cell office:value-type="float" office:value="2.1759465748382341" table:style-name="ce15">
            <text:p><text:s/>2.18<text:s/></text:p>
          </table:table-cell>
          <table:table-cell office:value-type="float" office:value="2.2050095902323084" table:style-name="ce15">
            <text:p><text:s/>2.21<text:s/></text:p>
          </table:table-cell>
          <table:table-cell office:value-type="float" office:value="2.2342856957318586" table:style-name="ce15">
            <text:p><text:s/>2.23<text:s/></text:p>
          </table:table-cell>
          <table:table-cell office:value-type="float" office:value="2.2708814899016212" table:style-name="ce15">
            <text:p><text:s/>2.27<text:s/></text:p>
          </table:table-cell>
          <table:table-cell office:value-type="float" office:value="2.2951237785535521" table:style-name="ce15">
            <text:p><text:s/>2.30<text:s/></text:p>
          </table:table-cell>
          <table:table-cell office:value-type="float" office:value="2.319117293692079" table:style-name="ce15">
            <text:p><text:s/>2.32<text:s/></text:p>
          </table:table-cell>
          <table:table-cell office:value-type="float" office:value="2.3446812505202828" table:style-name="ce15">
            <text:p><text:s/>2.3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2UG</text:p>
          </table:table-cell>
          <table:table-cell office:value-type="string" table:style-name="ce12">
            <text:p>E07000071</text:p>
          </table:table-cell>
          <table:table-cell table:style-name="ce14"/>
          <table:table-cell table:style-name="ce20"/>
          <table:table-cell office:value-type="string" table:style-name="ce16">
            <text:p>Colchester</text:p>
          </table:table-cell>
          <table:table-cell office:value-type="float" office:value="2.2650335723356307" table:style-name="ce15">
            <text:p><text:s/>2.27<text:s/></text:p>
          </table:table-cell>
          <table:table-cell office:value-type="float" office:value="2.2972961179285298" table:style-name="ce15">
            <text:p><text:s/>2.30<text:s/></text:p>
          </table:table-cell>
          <table:table-cell office:value-type="float" office:value="2.3157380314484302" table:style-name="ce15">
            <text:p><text:s/>2.32<text:s/></text:p>
          </table:table-cell>
          <table:table-cell office:value-type="float" office:value="2.3371826743517112" table:style-name="ce15">
            <text:p><text:s/>2.34<text:s/></text:p>
          </table:table-cell>
          <table:table-cell office:value-type="float" office:value="2.3590830977363968" table:style-name="ce15">
            <text:p><text:s/>2.36<text:s/></text:p>
          </table:table-cell>
          <table:table-cell office:value-type="float" office:value="2.3871218097461897" table:style-name="ce15">
            <text:p><text:s/>2.39<text:s/></text:p>
          </table:table-cell>
          <table:table-cell office:value-type="float" office:value="2.4144974623484963" table:style-name="ce15">
            <text:p><text:s/>2.41<text:s/></text:p>
          </table:table-cell>
          <table:table-cell office:value-type="float" office:value="2.4460304639730062" table:style-name="ce15">
            <text:p><text:s/>2.45<text:s/></text:p>
          </table:table-cell>
          <table:table-cell office:value-type="float" office:value="2.4814226649868516" table:style-name="ce15">
            <text:p><text:s/>2.48<text:s/></text:p>
          </table:table-cell>
          <table:table-cell office:value-type="float" office:value="2.5115264305859508" table:style-name="ce15">
            <text:p><text:s/>2.51<text:s/></text:p>
          </table:table-cell>
          <table:table-cell office:value-type="float" office:value="2.5337886729150436" table:style-name="ce15">
            <text:p><text:s/>2.53<text:s/></text:p>
          </table:table-cell>
          <table:table-cell office:value-type="float" office:value="2.5652915585976523" table:style-name="ce15">
            <text:p><text:s/>2.5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2UH</text:p>
          </table:table-cell>
          <table:table-cell office:value-type="string" table:style-name="ce12">
            <text:p>E07000072</text:p>
          </table:table-cell>
          <table:table-cell table:style-name="ce14"/>
          <table:table-cell table:style-name="ce20"/>
          <table:table-cell office:value-type="string" table:style-name="ce16">
            <text:p>Epping Forest</text:p>
          </table:table-cell>
          <table:table-cell office:value-type="float" office:value="1.6050594338383755" table:style-name="ce15">
            <text:p><text:s/>1.61<text:s/></text:p>
          </table:table-cell>
          <table:table-cell office:value-type="float" office:value="1.6145152197356556" table:style-name="ce15">
            <text:p><text:s/>1.61<text:s/></text:p>
          </table:table-cell>
          <table:table-cell office:value-type="float" office:value="1.6189843984992112" table:style-name="ce15">
            <text:p><text:s/>1.62<text:s/></text:p>
          </table:table-cell>
          <table:table-cell office:value-type="float" office:value="1.6289111124143516" table:style-name="ce15">
            <text:p><text:s/>1.63<text:s/></text:p>
          </table:table-cell>
          <table:table-cell office:value-type="float" office:value="1.6365663382697693" table:style-name="ce15">
            <text:p><text:s/>1.64<text:s/></text:p>
          </table:table-cell>
          <table:table-cell office:value-type="float" office:value="1.6453131577557765" table:style-name="ce15">
            <text:p><text:s/>1.65<text:s/></text:p>
          </table:table-cell>
          <table:table-cell office:value-type="float" office:value="1.6505784045392087" table:style-name="ce15">
            <text:p><text:s/>1.65<text:s/></text:p>
          </table:table-cell>
          <table:table-cell office:value-type="float" office:value="1.6680865951864423" table:style-name="ce15">
            <text:p><text:s/>1.67<text:s/></text:p>
          </table:table-cell>
          <table:table-cell office:value-type="float" office:value="1.6815237996343193" table:style-name="ce15">
            <text:p><text:s/>1.68<text:s/></text:p>
          </table:table-cell>
          <table:table-cell office:value-type="float" office:value="1.6889725243831424" table:style-name="ce15">
            <text:p><text:s/>1.69<text:s/></text:p>
          </table:table-cell>
          <table:table-cell office:value-type="float" office:value="1.695683751632082" table:style-name="ce15">
            <text:p><text:s/>1.70<text:s/></text:p>
          </table:table-cell>
          <table:table-cell office:value-type="float" office:value="1.7053597188305532" table:style-name="ce15">
            <text:p><text:s/>1.7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2UJ</text:p>
          </table:table-cell>
          <table:table-cell office:value-type="string" table:style-name="ce12">
            <text:p>E07000073</text:p>
          </table:table-cell>
          <table:table-cell table:style-name="ce14"/>
          <table:table-cell table:style-name="ce20"/>
          <table:table-cell office:value-type="string" table:style-name="ce16">
            <text:p>Harlow</text:p>
          </table:table-cell>
          <table:table-cell office:value-type="float" office:value="11.69660540076076" table:style-name="ce15">
            <text:p><text:s/>11.70<text:s/></text:p>
          </table:table-cell>
          <table:table-cell office:value-type="float" office:value="11.82019061745436" table:style-name="ce15">
            <text:p><text:s/>11.82<text:s/></text:p>
          </table:table-cell>
          <table:table-cell office:value-type="float" office:value="11.867803557131943" table:style-name="ce15">
            <text:p><text:s/>11.87<text:s/></text:p>
          </table:table-cell>
          <table:table-cell office:value-type="float" office:value="11.903955335264024" table:style-name="ce15">
            <text:p><text:s/>11.90<text:s/></text:p>
          </table:table-cell>
          <table:table-cell office:value-type="float" office:value="11.968596286380631" table:style-name="ce15">
            <text:p><text:s/>11.97<text:s/></text:p>
          </table:table-cell>
          <table:table-cell office:value-type="float" office:value="12.040120636978967" table:style-name="ce15">
            <text:p><text:s/>12.04<text:s/></text:p>
          </table:table-cell>
          <table:table-cell office:value-type="float" office:value="12.14929644802033" table:style-name="ce15">
            <text:p><text:s/>12.15<text:s/></text:p>
          </table:table-cell>
          <table:table-cell office:value-type="float" office:value="12.239152004558271" table:style-name="ce15">
            <text:p><text:s/>12.24<text:s/></text:p>
          </table:table-cell>
          <table:table-cell office:value-type="float" office:value="12.458355027686906" table:style-name="ce15">
            <text:p><text:s/>12.46<text:s/></text:p>
          </table:table-cell>
          <table:table-cell office:value-type="float" office:value="12.693603685911604" table:style-name="ce15">
            <text:p><text:s/>12.69<text:s/></text:p>
          </table:table-cell>
          <table:table-cell office:value-type="float" office:value="12.866634575396475" table:style-name="ce15">
            <text:p><text:s/>12.87<text:s/></text:p>
          </table:table-cell>
          <table:table-cell office:value-type="float" office:value="13.002858742742625" table:style-name="ce15">
            <text:p><text:s/>13.0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2UK</text:p>
          </table:table-cell>
          <table:table-cell office:value-type="string" table:style-name="ce12">
            <text:p>E07000074</text:p>
          </table:table-cell>
          <table:table-cell table:style-name="ce14"/>
          <table:table-cell table:style-name="ce20"/>
          <table:table-cell office:value-type="string" table:style-name="ce16">
            <text:p>Maldon</text:p>
          </table:table-cell>
          <table:table-cell office:value-type="float" office:value="0.75836755756097562" table:style-name="ce15">
            <text:p><text:s/>0.76<text:s/></text:p>
          </table:table-cell>
          <table:table-cell office:value-type="float" office:value="0.76006666858548355" table:style-name="ce15">
            <text:p><text:s/>0.76<text:s/></text:p>
          </table:table-cell>
          <table:table-cell office:value-type="float" office:value="0.76254911909564893" table:style-name="ce15">
            <text:p><text:s/>0.76<text:s/></text:p>
          </table:table-cell>
          <table:table-cell office:value-type="float" office:value="0.76377544503583394" table:style-name="ce15">
            <text:p><text:s/>0.76<text:s/></text:p>
          </table:table-cell>
          <table:table-cell office:value-type="float" office:value="0.76483453890881525" table:style-name="ce15">
            <text:p><text:s/>0.76<text:s/></text:p>
          </table:table-cell>
          <table:table-cell office:value-type="float" office:value="0.77091031520365572" table:style-name="ce15">
            <text:p><text:s/>0.77<text:s/></text:p>
          </table:table-cell>
          <table:table-cell office:value-type="float" office:value="0.77749011792690859" table:style-name="ce15">
            <text:p><text:s/>0.78<text:s/></text:p>
          </table:table-cell>
          <table:table-cell office:value-type="float" office:value="0.78153272082788039" table:style-name="ce15">
            <text:p><text:s/>0.78<text:s/></text:p>
          </table:table-cell>
          <table:table-cell office:value-type="float" office:value="0.78953428656980396" table:style-name="ce15">
            <text:p><text:s/>0.79<text:s/></text:p>
          </table:table-cell>
          <table:table-cell office:value-type="float" office:value="0.80365394810792257" table:style-name="ce15">
            <text:p><text:s/>0.80<text:s/></text:p>
          </table:table-cell>
          <table:table-cell office:value-type="float" office:value="0.81469315069182269" table:style-name="ce15">
            <text:p><text:s/>0.81<text:s/></text:p>
          </table:table-cell>
          <table:table-cell office:value-type="float" office:value="0.82369219684882466" table:style-name="ce15">
            <text:p><text:s/>0.8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2UL</text:p>
          </table:table-cell>
          <table:table-cell office:value-type="string" table:style-name="ce12">
            <text:p>E07000075</text:p>
          </table:table-cell>
          <table:table-cell table:style-name="ce14"/>
          <table:table-cell table:style-name="ce20"/>
          <table:table-cell office:value-type="string" table:style-name="ce16">
            <text:p>Rochford</text:p>
          </table:table-cell>
          <table:table-cell office:value-type="float" office:value="2.0321058805748291" table:style-name="ce15">
            <text:p><text:s/>2.03<text:s/></text:p>
          </table:table-cell>
          <table:table-cell office:value-type="float" office:value="2.0375218764514647" table:style-name="ce15">
            <text:p><text:s/>2.04<text:s/></text:p>
          </table:table-cell>
          <table:table-cell office:value-type="float" office:value="2.0393978489000508" table:style-name="ce15">
            <text:p><text:s/>2.04<text:s/></text:p>
          </table:table-cell>
          <table:table-cell office:value-type="float" office:value="2.0536635003085917" table:style-name="ce15">
            <text:p><text:s/>2.05<text:s/></text:p>
          </table:table-cell>
          <table:table-cell office:value-type="float" office:value="2.0731208371889105" table:style-name="ce15">
            <text:p><text:s/>2.07<text:s/></text:p>
          </table:table-cell>
          <table:table-cell office:value-type="float" office:value="2.0824311647856328" table:style-name="ce15">
            <text:p><text:s/>2.08<text:s/></text:p>
          </table:table-cell>
          <table:table-cell office:value-type="float" office:value="2.0892484397806665" table:style-name="ce15">
            <text:p><text:s/>2.09<text:s/></text:p>
          </table:table-cell>
          <table:table-cell office:value-type="float" office:value="2.1068182381350762" table:style-name="ce15">
            <text:p><text:s/>2.11<text:s/></text:p>
          </table:table-cell>
          <table:table-cell office:value-type="float" office:value="2.122205086391725" table:style-name="ce15">
            <text:p><text:s/>2.12<text:s/></text:p>
          </table:table-cell>
          <table:table-cell office:value-type="float" office:value="2.1710593570672327" table:style-name="ce15">
            <text:p><text:s/>2.17<text:s/></text:p>
          </table:table-cell>
          <table:table-cell office:value-type="float" office:value="2.1942311064457036" table:style-name="ce15">
            <text:p><text:s/>2.19<text:s/></text:p>
          </table:table-cell>
          <table:table-cell office:value-type="float" office:value="2.2215213471324597" table:style-name="ce15">
            <text:p><text:s/>2.2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2UN</text:p>
          </table:table-cell>
          <table:table-cell office:value-type="string" table:style-name="ce12">
            <text:p>E07000076</text:p>
          </table:table-cell>
          <table:table-cell table:style-name="ce14"/>
          <table:table-cell table:style-name="ce20"/>
          <table:table-cell office:value-type="string" table:style-name="ce16">
            <text:p>Tendring</text:p>
          </table:table-cell>
          <table:table-cell office:value-type="float" office:value="1.9819614148525084" table:style-name="ce15">
            <text:p><text:s/>1.98<text:s/></text:p>
          </table:table-cell>
          <table:table-cell office:value-type="float" office:value="1.9923520691472159" table:style-name="ce15">
            <text:p><text:s/>1.99<text:s/></text:p>
          </table:table-cell>
          <table:table-cell office:value-type="float" office:value="2.0025722499218461" table:style-name="ce15">
            <text:p><text:s/>2.00<text:s/></text:p>
          </table:table-cell>
          <table:table-cell office:value-type="float" office:value="2.0118708613326195" table:style-name="ce15">
            <text:p><text:s/>2.01<text:s/></text:p>
          </table:table-cell>
          <table:table-cell office:value-type="float" office:value="2.0227294566500698" table:style-name="ce15">
            <text:p><text:s/>2.02<text:s/></text:p>
          </table:table-cell>
          <table:table-cell office:value-type="float" office:value="2.0332406871980453" table:style-name="ce15">
            <text:p><text:s/>2.03<text:s/></text:p>
          </table:table-cell>
          <table:table-cell office:value-type="float" office:value="2.0559815122144038" table:style-name="ce15">
            <text:p><text:s/>2.06<text:s/></text:p>
          </table:table-cell>
          <table:table-cell office:value-type="float" office:value="2.0759675072134636" table:style-name="ce15">
            <text:p><text:s/>2.08<text:s/></text:p>
          </table:table-cell>
          <table:table-cell office:value-type="float" office:value="2.1063166107305547" table:style-name="ce15">
            <text:p><text:s/>2.11<text:s/></text:p>
          </table:table-cell>
          <table:table-cell office:value-type="float" office:value="2.1419270504226495" table:style-name="ce15">
            <text:p><text:s/>2.14<text:s/></text:p>
          </table:table-cell>
          <table:table-cell office:value-type="float" office:value="2.1642206644004016" table:style-name="ce15">
            <text:p><text:s/>2.16<text:s/></text:p>
          </table:table-cell>
          <table:table-cell office:value-type="float" office:value="2.1873233661677136" table:style-name="ce15">
            <text:p><text:s/>2.1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2UQ</text:p>
          </table:table-cell>
          <table:table-cell office:value-type="string" table:style-name="ce12">
            <text:p>E07000077</text:p>
          </table:table-cell>
          <table:table-cell table:style-name="ce14"/>
          <table:table-cell table:style-name="ce20"/>
          <table:table-cell office:value-type="string" table:style-name="ce16">
            <text:p>Uttlesford</text:p>
          </table:table-cell>
          <table:table-cell office:value-type="float" office:value="0.5125215397228805" table:style-name="ce15">
            <text:p><text:s/>0.51<text:s/></text:p>
          </table:table-cell>
          <table:table-cell office:value-type="float" office:value="0.52059411967172686" table:style-name="ce15">
            <text:p><text:s/>0.52<text:s/></text:p>
          </table:table-cell>
          <table:table-cell office:value-type="float" office:value="0.52908779965007358" table:style-name="ce15">
            <text:p><text:s/>0.53<text:s/></text:p>
          </table:table-cell>
          <table:table-cell office:value-type="float" office:value="0.53513287586463176" table:style-name="ce15">
            <text:p><text:s/>0.54<text:s/></text:p>
          </table:table-cell>
          <table:table-cell office:value-type="float" office:value="0.54239445631298722" table:style-name="ce15">
            <text:p><text:s/>0.54<text:s/></text:p>
          </table:table-cell>
          <table:table-cell office:value-type="float" office:value="0.55102850544337745" table:style-name="ce15">
            <text:p><text:s/>0.55<text:s/></text:p>
          </table:table-cell>
          <table:table-cell office:value-type="float" office:value="0.56229830244978496" table:style-name="ce15">
            <text:p><text:s/>0.56<text:s/></text:p>
          </table:table-cell>
          <table:table-cell office:value-type="float" office:value="0.57740484888316546" table:style-name="ce15">
            <text:p><text:s/>0.58<text:s/></text:p>
          </table:table-cell>
          <table:table-cell office:value-type="float" office:value="0.59272965412198431" table:style-name="ce15">
            <text:p><text:s/>0.59<text:s/></text:p>
          </table:table-cell>
          <table:table-cell office:value-type="float" office:value="0.60028737509999097" table:style-name="ce15">
            <text:p><text:s/>0.60<text:s/></text:p>
          </table:table-cell>
          <table:table-cell office:value-type="float" office:value="0.60558383575107821" table:style-name="ce15">
            <text:p><text:s/>0.61<text:s/></text:p>
          </table:table-cell>
          <table:table-cell office:value-type="float" office:value="0.60882783991899969" table:style-name="ce15">
            <text:p><text:s/>0.61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15</text:p>
          </table:table-cell>
          <table:table-cell table:style-name="ce14"/>
          <table:table-cell office:value-type="string" table:style-name="ce13">
            <text:p>Hertfordshire</text:p>
          </table:table-cell>
          <table:table-cell table:style-name="ce14"/>
          <table:table-cell office:value-type="float" office:value="2.8482456957373858" table:style-name="ce15">
            <text:p><text:s/>2.85<text:s/></text:p>
          </table:table-cell>
          <table:table-cell office:value-type="float" office:value="2.8664180596528994" table:style-name="ce15">
            <text:p><text:s/>2.87<text:s/></text:p>
          </table:table-cell>
          <table:table-cell office:value-type="float" office:value="2.8843181416929218" table:style-name="ce15">
            <text:p><text:s/>2.88<text:s/></text:p>
          </table:table-cell>
          <table:table-cell office:value-type="float" office:value="2.9003010978404289" table:style-name="ce15">
            <text:p><text:s/>2.90<text:s/></text:p>
          </table:table-cell>
          <table:table-cell office:value-type="float" office:value="2.9180125152936749" table:style-name="ce15">
            <text:p><text:s/>2.92<text:s/></text:p>
          </table:table-cell>
          <table:table-cell office:value-type="float" office:value="2.9392720312343097" table:style-name="ce15">
            <text:p><text:s/>2.94<text:s/></text:p>
          </table:table-cell>
          <table:table-cell office:value-type="float" office:value="2.9657905153832025" table:style-name="ce15">
            <text:p><text:s/>2.97<text:s/></text:p>
          </table:table-cell>
          <table:table-cell office:value-type="float" office:value="2.9863255562013675" table:style-name="ce15">
            <text:p><text:s/>2.99<text:s/></text:p>
          </table:table-cell>
          <table:table-cell office:value-type="float" office:value="3.0137385321784915" table:style-name="ce15">
            <text:p><text:s/>3.01<text:s/></text:p>
          </table:table-cell>
          <table:table-cell office:value-type="float" office:value="3.0415952478085022" table:style-name="ce15">
            <text:p><text:s/>3.04<text:s/></text:p>
          </table:table-cell>
          <table:table-cell office:value-type="float" office:value="3.0673465098857013" table:style-name="ce15">
            <text:p><text:s/>3.07<text:s/></text:p>
          </table:table-cell>
          <table:table-cell office:value-type="float" office:value="3.0924946309187633" table:style-name="ce15">
            <text:p><text:s/>3.0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6UB</text:p>
          </table:table-cell>
          <table:table-cell office:value-type="string" table:style-name="ce12">
            <text:p>E07000095</text:p>
          </table:table-cell>
          <table:table-cell table:style-name="ce14"/>
          <table:table-cell table:style-name="ce20"/>
          <table:table-cell office:value-type="string" table:style-name="ce16">
            <text:p>Broxbourne</text:p>
          </table:table-cell>
          <table:table-cell office:value-type="float" office:value="7.619780126415014" table:style-name="ce15">
            <text:p><text:s/>7.62<text:s/></text:p>
          </table:table-cell>
          <table:table-cell office:value-type="float" office:value="7.6538991575135" table:style-name="ce15">
            <text:p><text:s/>7.65<text:s/></text:p>
          </table:table-cell>
          <table:table-cell office:value-type="float" office:value="7.690490777871589" table:style-name="ce15">
            <text:p><text:s/>7.69<text:s/></text:p>
          </table:table-cell>
          <table:table-cell office:value-type="float" office:value="7.710166216630248" table:style-name="ce15">
            <text:p><text:s/>7.71<text:s/></text:p>
          </table:table-cell>
          <table:table-cell office:value-type="float" office:value="7.7455892448687216" table:style-name="ce15">
            <text:p><text:s/>7.75<text:s/></text:p>
          </table:table-cell>
          <table:table-cell office:value-type="float" office:value="7.7806184444595656" table:style-name="ce15">
            <text:p><text:s/>7.78<text:s/></text:p>
          </table:table-cell>
          <table:table-cell office:value-type="float" office:value="7.8296029330005315" table:style-name="ce15">
            <text:p><text:s/>7.83<text:s/></text:p>
          </table:table-cell>
          <table:table-cell office:value-type="float" office:value="7.8883484765426051" table:style-name="ce15">
            <text:p><text:s/>7.89<text:s/></text:p>
          </table:table-cell>
          <table:table-cell office:value-type="float" office:value="7.9781968889355426" table:style-name="ce15">
            <text:p><text:s/>7.98<text:s/></text:p>
          </table:table-cell>
          <table:table-cell office:value-type="float" office:value="8.0079778858602477" table:style-name="ce15">
            <text:p><text:s/>8.01<text:s/></text:p>
          </table:table-cell>
          <table:table-cell office:value-type="float" office:value="8.047867315161481" table:style-name="ce15">
            <text:p><text:s/>8.05<text:s/></text:p>
          </table:table-cell>
          <table:table-cell office:value-type="float" office:value="8.1087123023509875" table:style-name="ce15">
            <text:p><text:s/>8.1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6UC</text:p>
          </table:table-cell>
          <table:table-cell office:value-type="string" table:style-name="ce12">
            <text:p>E07000096</text:p>
          </table:table-cell>
          <table:table-cell table:style-name="ce14"/>
          <table:table-cell table:style-name="ce20"/>
          <table:table-cell office:value-type="string" table:style-name="ce16">
            <text:p>Dacorum</text:p>
          </table:table-cell>
          <table:table-cell office:value-type="float" office:value="2.9152415201026192" table:style-name="ce15">
            <text:p><text:s/>2.92<text:s/></text:p>
          </table:table-cell>
          <table:table-cell office:value-type="float" office:value="2.9317563650025735" table:style-name="ce15">
            <text:p><text:s/>2.93<text:s/></text:p>
          </table:table-cell>
          <table:table-cell office:value-type="float" office:value="2.938811128277933" table:style-name="ce15">
            <text:p><text:s/>2.94<text:s/></text:p>
          </table:table-cell>
          <table:table-cell office:value-type="float" office:value="2.9441718206902894" table:style-name="ce15">
            <text:p><text:s/>2.94<text:s/></text:p>
          </table:table-cell>
          <table:table-cell office:value-type="float" office:value="2.9571568484791531" table:style-name="ce15">
            <text:p><text:s/>2.96<text:s/></text:p>
          </table:table-cell>
          <table:table-cell office:value-type="float" office:value="2.9834136873553958" table:style-name="ce15">
            <text:p><text:s/>2.98<text:s/></text:p>
          </table:table-cell>
          <table:table-cell office:value-type="float" office:value="3.0135756189508016" table:style-name="ce15">
            <text:p><text:s/>3.01<text:s/></text:p>
          </table:table-cell>
          <table:table-cell office:value-type="float" office:value="3.0366337155561749" table:style-name="ce15">
            <text:p><text:s/>3.04<text:s/></text:p>
          </table:table-cell>
          <table:table-cell office:value-type="float" office:value="3.0583255363889825" table:style-name="ce15">
            <text:p><text:s/>3.06<text:s/></text:p>
          </table:table-cell>
          <table:table-cell office:value-type="float" office:value="3.0767670416412911" table:style-name="ce15">
            <text:p><text:s/>3.08<text:s/></text:p>
          </table:table-cell>
          <table:table-cell office:value-type="float" office:value="3.1057066989965012" table:style-name="ce15">
            <text:p><text:s/>3.11<text:s/></text:p>
          </table:table-cell>
          <table:table-cell office:value-type="float" office:value="3.1430284558393726" table:style-name="ce15">
            <text:p><text:s/>3.1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6UD</text:p>
          </table:table-cell>
          <table:table-cell office:value-type="string" table:style-name="ce12">
            <text:p>E07000242</text:p>
          </table:table-cell>
          <table:table-cell table:style-name="ce14"/>
          <table:table-cell table:style-name="ce20"/>
          <table:table-cell office:value-type="string" table:style-name="ce16">
            <text:p>East Hertfordshire</text:p>
          </table:table-cell>
          <table:table-cell office:value-type="float" office:value="1.2265629841353685" table:style-name="ce15">
            <text:p><text:s/>1.23<text:s/></text:p>
          </table:table-cell>
          <table:table-cell office:value-type="float" office:value="1.2344505219311808" table:style-name="ce15">
            <text:p><text:s/>1.23<text:s/></text:p>
          </table:table-cell>
          <table:table-cell office:value-type="float" office:value="1.2489836572181587" table:style-name="ce15">
            <text:p><text:s/>1.25<text:s/></text:p>
          </table:table-cell>
          <table:table-cell office:value-type="float" office:value="1.2565533238845479" table:style-name="ce15">
            <text:p><text:s/>1.26<text:s/></text:p>
          </table:table-cell>
          <table:table-cell office:value-type="float" office:value="1.2678258206014439" table:style-name="ce15">
            <text:p><text:s/>1.27<text:s/></text:p>
          </table:table-cell>
          <table:table-cell office:value-type="float" office:value="1.2818313498195182" table:style-name="ce15">
            <text:p><text:s/>1.28<text:s/></text:p>
          </table:table-cell>
          <table:table-cell office:value-type="float" office:value="1.2946843775595498" table:style-name="ce15">
            <text:p><text:s/>1.29<text:s/></text:p>
          </table:table-cell>
          <table:table-cell office:value-type="float" office:value="1.3042537710516351" table:style-name="ce15">
            <text:p><text:s/>1.30<text:s/></text:p>
          </table:table-cell>
          <table:table-cell office:value-type="float" office:value="1.3233681530204999" table:style-name="ce15">
            <text:p><text:s/>1.32<text:s/></text:p>
          </table:table-cell>
          <table:table-cell office:value-type="float" office:value="1.3432814170343066" table:style-name="ce15">
            <text:p><text:s/>1.34<text:s/></text:p>
          </table:table-cell>
          <table:table-cell office:value-type="float" office:value="1.3600409528044157" table:style-name="ce15">
            <text:p><text:s/>1.36<text:s/></text:p>
          </table:table-cell>
          <table:table-cell office:value-type="float" office:value="1.3784571009913396" table:style-name="ce15">
            <text:p><text:s/>1.3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6UE</text:p>
          </table:table-cell>
          <table:table-cell office:value-type="string" table:style-name="ce12">
            <text:p>E07000098</text:p>
          </table:table-cell>
          <table:table-cell table:number-columns-repeated="2" table:style-name="ce14"/>
          <table:table-cell office:value-type="string" table:style-name="ce16">
            <text:p>Hertsmere</text:p>
          </table:table-cell>
          <table:table-cell office:value-type="float" office:value="4.0524774325951496" table:style-name="ce15">
            <text:p><text:s/>4.05<text:s/></text:p>
          </table:table-cell>
          <table:table-cell office:value-type="float" office:value="4.067760847106876" table:style-name="ce15">
            <text:p><text:s/>4.07<text:s/></text:p>
          </table:table-cell>
          <table:table-cell office:value-type="float" office:value="4.0935232279481264" table:style-name="ce15">
            <text:p><text:s/>4.09<text:s/></text:p>
          </table:table-cell>
          <table:table-cell office:value-type="float" office:value="4.135003916646828" table:style-name="ce15">
            <text:p><text:s/>4.14<text:s/></text:p>
          </table:table-cell>
          <table:table-cell office:value-type="float" office:value="4.1706519536750815" table:style-name="ce15">
            <text:p><text:s/>4.17<text:s/></text:p>
          </table:table-cell>
          <table:table-cell office:value-type="float" office:value="4.2055095427431457" table:style-name="ce15">
            <text:p><text:s/>4.21<text:s/></text:p>
          </table:table-cell>
          <table:table-cell office:value-type="float" office:value="4.2435880828375101" table:style-name="ce15">
            <text:p><text:s/>4.24<text:s/></text:p>
          </table:table-cell>
          <table:table-cell office:value-type="float" office:value="4.2934851935317679" table:style-name="ce15">
            <text:p><text:s/>4.29<text:s/></text:p>
          </table:table-cell>
          <table:table-cell office:value-type="float" office:value="4.3526817498615618" table:style-name="ce15">
            <text:p><text:s/>4.35<text:s/></text:p>
          </table:table-cell>
          <table:table-cell office:value-type="float" office:value="4.4004936308566753" table:style-name="ce15">
            <text:p><text:s/>4.40<text:s/></text:p>
          </table:table-cell>
          <table:table-cell office:value-type="float" office:value="4.4424799413022287" table:style-name="ce15">
            <text:p><text:s/>4.44<text:s/></text:p>
          </table:table-cell>
          <table:table-cell office:value-type="float" office:value="4.4715519508900581" table:style-name="ce15">
            <text:p><text:s/>4.4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6UF</text:p>
          </table:table-cell>
          <table:table-cell office:value-type="string" table:style-name="ce12">
            <text:p>E07000099</text:p>
          </table:table-cell>
          <table:table-cell table:number-columns-repeated="2" table:style-name="ce14"/>
          <table:table-cell office:value-type="string" table:style-name="ce16">
            <text:p>North Hertfordshire</text:p>
          </table:table-cell>
          <table:table-cell office:value-type="float" office:value="1.4641899945212624" table:style-name="ce15">
            <text:p><text:s/>1.46<text:s/></text:p>
          </table:table-cell>
          <table:table-cell office:value-type="float" office:value="1.4754108038415452" table:style-name="ce15">
            <text:p><text:s/>1.48<text:s/></text:p>
          </table:table-cell>
          <table:table-cell office:value-type="float" office:value="1.4838304916550007" table:style-name="ce15">
            <text:p><text:s/>1.48<text:s/></text:p>
          </table:table-cell>
          <table:table-cell office:value-type="float" office:value="1.4914015718771996" table:style-name="ce15">
            <text:p><text:s/>1.49<text:s/></text:p>
          </table:table-cell>
          <table:table-cell office:value-type="float" office:value="1.4968680942614194" table:style-name="ce15">
            <text:p><text:s/>1.50<text:s/></text:p>
          </table:table-cell>
          <table:table-cell office:value-type="float" office:value="1.5066234957075015" table:style-name="ce15">
            <text:p><text:s/>1.51<text:s/></text:p>
          </table:table-cell>
          <table:table-cell office:value-type="float" office:value="1.5216282289432554" table:style-name="ce15">
            <text:p><text:s/>1.52<text:s/></text:p>
          </table:table-cell>
          <table:table-cell office:value-type="float" office:value="1.5297852508151029" table:style-name="ce15">
            <text:p><text:s/>1.53<text:s/></text:p>
          </table:table-cell>
          <table:table-cell office:value-type="float" office:value="1.536370540843583" table:style-name="ce15">
            <text:p><text:s/>1.54<text:s/></text:p>
          </table:table-cell>
          <table:table-cell office:value-type="float" office:value="1.5485767701763085" table:style-name="ce15">
            <text:p><text:s/>1.55<text:s/></text:p>
          </table:table-cell>
          <table:table-cell office:value-type="float" office:value="1.5650453231520629" table:style-name="ce15">
            <text:p><text:s/>1.57<text:s/></text:p>
          </table:table-cell>
          <table:table-cell office:value-type="float" office:value="1.5739695632796555" table:style-name="ce15">
            <text:p><text:s/>1.5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6UG</text:p>
          </table:table-cell>
          <table:table-cell office:value-type="string" table:style-name="ce12">
            <text:p>E07000240</text:p>
          </table:table-cell>
          <table:table-cell table:number-columns-repeated="2" table:style-name="ce14"/>
          <table:table-cell office:value-type="string" table:style-name="ce16">
            <text:p>St. Albans</text:p>
          </table:table-cell>
          <table:table-cell office:value-type="float" office:value="3.5917929179095669" table:style-name="ce15">
            <text:p><text:s/>3.59<text:s/></text:p>
          </table:table-cell>
          <table:table-cell office:value-type="float" office:value="3.6155123187712301" table:style-name="ce15">
            <text:p><text:s/>3.62<text:s/></text:p>
          </table:table-cell>
          <table:table-cell office:value-type="float" office:value="3.6366598911837231" table:style-name="ce15">
            <text:p><text:s/>3.64<text:s/></text:p>
          </table:table-cell>
          <table:table-cell office:value-type="float" office:value="3.660067338255875" table:style-name="ce15">
            <text:p><text:s/>3.66<text:s/></text:p>
          </table:table-cell>
          <table:table-cell office:value-type="float" office:value="3.6796283455759098" table:style-name="ce15">
            <text:p><text:s/>3.68<text:s/></text:p>
          </table:table-cell>
          <table:table-cell office:value-type="float" office:value="3.7043390326823338" table:style-name="ce15">
            <text:p><text:s/>3.70<text:s/></text:p>
          </table:table-cell>
          <table:table-cell office:value-type="float" office:value="3.7251614239925464" table:style-name="ce15">
            <text:p><text:s/>3.73<text:s/></text:p>
          </table:table-cell>
          <table:table-cell office:value-type="float" office:value="3.7491889249642383" table:style-name="ce15">
            <text:p><text:s/>3.75<text:s/></text:p>
          </table:table-cell>
          <table:table-cell office:value-type="float" office:value="3.7880398844210319" table:style-name="ce15">
            <text:p><text:s/>3.79<text:s/></text:p>
          </table:table-cell>
          <table:table-cell office:value-type="float" office:value="3.8152907649724761" table:style-name="ce15">
            <text:p><text:s/>3.82<text:s/></text:p>
          </table:table-cell>
          <table:table-cell office:value-type="float" office:value="3.8474422136176241" table:style-name="ce15">
            <text:p><text:s/>3.85<text:s/></text:p>
          </table:table-cell>
          <table:table-cell office:value-type="float" office:value="3.8669204209774088" table:style-name="ce15">
            <text:p><text:s/>3.8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6UH</text:p>
          </table:table-cell>
          <table:table-cell office:value-type="string" table:style-name="ce12">
            <text:p>E07000243</text:p>
          </table:table-cell>
          <table:table-cell table:number-columns-repeated="2" table:style-name="ce14"/>
          <table:table-cell office:value-type="string" table:style-name="ce16">
            <text:p>Stevenage</text:p>
          </table:table-cell>
          <table:table-cell office:value-type="float" office:value="13.699556617965435" table:style-name="ce15">
            <text:p><text:s/>13.70<text:s/></text:p>
          </table:table-cell>
          <table:table-cell office:value-type="float" office:value="13.770694104037515" table:style-name="ce15">
            <text:p><text:s/>13.77<text:s/></text:p>
          </table:table-cell>
          <table:table-cell office:value-type="float" office:value="13.801391971140534" table:style-name="ce15">
            <text:p><text:s/>13.80<text:s/></text:p>
          </table:table-cell>
          <table:table-cell office:value-type="float" office:value="13.858002846423799" table:style-name="ce15">
            <text:p><text:s/>13.86<text:s/></text:p>
          </table:table-cell>
          <table:table-cell office:value-type="float" office:value="13.91216288599181" table:style-name="ce15">
            <text:p><text:s/>13.91<text:s/></text:p>
          </table:table-cell>
          <table:table-cell office:value-type="float" office:value="13.968997559529766" table:style-name="ce15">
            <text:p><text:s/>13.97<text:s/></text:p>
          </table:table-cell>
          <table:table-cell office:value-type="float" office:value="14.237767192548066" table:style-name="ce15">
            <text:p><text:s/>14.24<text:s/></text:p>
          </table:table-cell>
          <table:table-cell office:value-type="float" office:value="14.264551853734424" table:style-name="ce15">
            <text:p><text:s/>14.26<text:s/></text:p>
          </table:table-cell>
          <table:table-cell office:value-type="float" office:value="14.372201021975949" table:style-name="ce15">
            <text:p><text:s/>14.37<text:s/></text:p>
          </table:table-cell>
          <table:table-cell office:value-type="float" office:value="14.493823452397455" table:style-name="ce15">
            <text:p><text:s/>14.49<text:s/></text:p>
          </table:table-cell>
          <table:table-cell office:value-type="float" office:value="14.546077661229456" table:style-name="ce15">
            <text:p><text:s/>14.55<text:s/></text:p>
          </table:table-cell>
          <table:table-cell office:value-type="float" office:value="14.572647597923694" table:style-name="ce15">
            <text:p><text:s/>14.5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6UJ</text:p>
          </table:table-cell>
          <table:table-cell office:value-type="string" table:style-name="ce12">
            <text:p>E07000102</text:p>
          </table:table-cell>
          <table:table-cell table:number-columns-repeated="2" table:style-name="ce14"/>
          <table:table-cell office:value-type="string" table:style-name="ce16">
            <text:p>Three Rivers</text:p>
          </table:table-cell>
          <table:table-cell office:value-type="float" office:value="4.0706917534619285" table:style-name="ce15">
            <text:p><text:s/>4.07<text:s/></text:p>
          </table:table-cell>
          <table:table-cell office:value-type="float" office:value="4.0936938921766926" table:style-name="ce15">
            <text:p><text:s/>4.09<text:s/></text:p>
          </table:table-cell>
          <table:table-cell office:value-type="float" office:value="4.1156826744774406" table:style-name="ce15">
            <text:p><text:s/>4.12<text:s/></text:p>
          </table:table-cell>
          <table:table-cell office:value-type="float" office:value="4.1344064857610174" table:style-name="ce15">
            <text:p><text:s/>4.13<text:s/></text:p>
          </table:table-cell>
          <table:table-cell office:value-type="float" office:value="4.168667719570931" table:style-name="ce15">
            <text:p><text:s/>4.17<text:s/></text:p>
          </table:table-cell>
          <table:table-cell office:value-type="float" office:value="4.1951613302738862" table:style-name="ce15">
            <text:p><text:s/>4.20<text:s/></text:p>
          </table:table-cell>
          <table:table-cell office:value-type="float" office:value="4.2132484314504737" table:style-name="ce15">
            <text:p><text:s/>4.21<text:s/></text:p>
          </table:table-cell>
          <table:table-cell office:value-type="float" office:value="4.2451381492881444" table:style-name="ce15">
            <text:p><text:s/>4.25<text:s/></text:p>
          </table:table-cell>
          <table:table-cell office:value-type="float" office:value="4.2641982702912049" table:style-name="ce15">
            <text:p><text:s/>4.26<text:s/></text:p>
          </table:table-cell>
          <table:table-cell office:value-type="float" office:value="4.3121919476899313" table:style-name="ce15">
            <text:p><text:s/>4.31<text:s/></text:p>
          </table:table-cell>
          <table:table-cell office:value-type="float" office:value="4.3256229721179587" table:style-name="ce15">
            <text:p><text:s/>4.33<text:s/></text:p>
          </table:table-cell>
          <table:table-cell office:value-type="float" office:value="4.3398082954870407" table:style-name="ce15">
            <text:p><text:s/>4.3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6UK</text:p>
          </table:table-cell>
          <table:table-cell office:value-type="string" table:style-name="ce12">
            <text:p>E07000103</text:p>
          </table:table-cell>
          <table:table-cell table:number-columns-repeated="2" table:style-name="ce14"/>
          <table:table-cell office:value-type="string" table:style-name="ce16">
            <text:p>Watford</text:p>
          </table:table-cell>
          <table:table-cell office:value-type="float" office:value="17.458140649210954" table:style-name="ce15">
            <text:p><text:s/>17.46<text:s/></text:p>
          </table:table-cell>
          <table:table-cell office:value-type="float" office:value="17.678491098373943" table:style-name="ce15">
            <text:p><text:s/>17.68<text:s/></text:p>
          </table:table-cell>
          <table:table-cell office:value-type="float" office:value="17.956717124785701" table:style-name="ce15">
            <text:p><text:s/>17.96<text:s/></text:p>
          </table:table-cell>
          <table:table-cell office:value-type="float" office:value="18.168198555666187" table:style-name="ce15">
            <text:p><text:s/>18.17<text:s/></text:p>
          </table:table-cell>
          <table:table-cell office:value-type="float" office:value="18.308734693382227" table:style-name="ce15">
            <text:p><text:s/>18.31<text:s/></text:p>
          </table:table-cell>
          <table:table-cell office:value-type="float" office:value="18.448774795799299" table:style-name="ce15">
            <text:p><text:s/>18.45<text:s/></text:p>
          </table:table-cell>
          <table:table-cell office:value-type="float" office:value="18.631290129908916" table:style-name="ce15">
            <text:p><text:s/>18.63<text:s/></text:p>
          </table:table-cell>
          <table:table-cell office:value-type="float" office:value="18.802501108233589" table:style-name="ce15">
            <text:p><text:s/>18.80<text:s/></text:p>
          </table:table-cell>
          <table:table-cell office:value-type="float" office:value="18.953267539254799" table:style-name="ce15">
            <text:p><text:s/>18.95<text:s/></text:p>
          </table:table-cell>
          <table:table-cell office:value-type="float" office:value="19.102167471594221" table:style-name="ce15">
            <text:p><text:s/>19.10<text:s/></text:p>
          </table:table-cell>
          <table:table-cell office:value-type="float" office:value="19.323394227852823" table:style-name="ce15">
            <text:p><text:s/>19.32<text:s/></text:p>
          </table:table-cell>
          <table:table-cell office:value-type="float" office:value="19.675229229369354" table:style-name="ce15">
            <text:p><text:s/>19.6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6UL</text:p>
          </table:table-cell>
          <table:table-cell office:value-type="string" table:style-name="ce12">
            <text:p>E07000241</text:p>
          </table:table-cell>
          <table:table-cell table:number-columns-repeated="2" table:style-name="ce14"/>
          <table:table-cell office:value-type="string" table:style-name="ce16">
            <text:p>Welwyn Hatfield</text:p>
          </table:table-cell>
          <table:table-cell office:value-type="float" office:value="3.5144485276744661" table:style-name="ce15">
            <text:p><text:s/>3.51<text:s/></text:p>
          </table:table-cell>
          <table:table-cell office:value-type="float" office:value="3.5348724550670103" table:style-name="ce15">
            <text:p><text:s/>3.53<text:s/></text:p>
          </table:table-cell>
          <table:table-cell office:value-type="float" office:value="3.5443619030786051" table:style-name="ce15">
            <text:p><text:s/>3.54<text:s/></text:p>
          </table:table-cell>
          <table:table-cell office:value-type="float" office:value="3.558612271211171" table:style-name="ce15">
            <text:p><text:s/>3.56<text:s/></text:p>
          </table:table-cell>
          <table:table-cell office:value-type="float" office:value="3.5808908446549816" table:style-name="ce15">
            <text:p><text:s/>3.58<text:s/></text:p>
          </table:table-cell>
          <table:table-cell office:value-type="float" office:value="3.6031696406170997" table:style-name="ce15">
            <text:p><text:s/>3.60<text:s/></text:p>
          </table:table-cell>
          <table:table-cell office:value-type="float" office:value="3.627895702225159" table:style-name="ce15">
            <text:p><text:s/>3.63<text:s/></text:p>
          </table:table-cell>
          <table:table-cell office:value-type="float" office:value="3.6439992341944527" table:style-name="ce15">
            <text:p><text:s/>3.64<text:s/></text:p>
          </table:table-cell>
          <table:table-cell office:value-type="float" office:value="3.6770091587873099" table:style-name="ce15">
            <text:p><text:s/>3.68<text:s/></text:p>
          </table:table-cell>
          <table:table-cell office:value-type="float" office:value="3.7266166834443957" table:style-name="ce15">
            <text:p><text:s/>3.73<text:s/></text:p>
          </table:table-cell>
          <table:table-cell office:value-type="float" office:value="3.751598001494556" table:style-name="ce15">
            <text:p><text:s/>3.75<text:s/></text:p>
          </table:table-cell>
          <table:table-cell office:value-type="float" office:value="3.7715151215716305" table:style-name="ce15">
            <text:p><text:s/>3.77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20</text:p>
          </table:table-cell>
          <table:table-cell table:style-name="ce14"/>
          <table:table-cell office:value-type="string" table:style-name="ce13">
            <text:p>Norfolk</text:p>
          </table:table-cell>
          <table:table-cell table:style-name="ce14"/>
          <table:table-cell office:value-type="float" office:value="0.74805596847447309" table:style-name="ce15">
            <text:p><text:s/>0.75<text:s/></text:p>
          </table:table-cell>
          <table:table-cell office:value-type="float" office:value="0.7528642499443462" table:style-name="ce15">
            <text:p><text:s/>0.75<text:s/></text:p>
          </table:table-cell>
          <table:table-cell office:value-type="float" office:value="0.75562529426229319" table:style-name="ce15">
            <text:p><text:s/>0.76<text:s/></text:p>
          </table:table-cell>
          <table:table-cell office:value-type="float" office:value="0.76023423948327495" table:style-name="ce15">
            <text:p><text:s/>0.76<text:s/></text:p>
          </table:table-cell>
          <table:table-cell office:value-type="float" office:value="0.76597140358507687" table:style-name="ce15">
            <text:p><text:s/>0.77<text:s/></text:p>
          </table:table-cell>
          <table:table-cell office:value-type="float" office:value="0.77270109586562197" table:style-name="ce15">
            <text:p><text:s/>0.77<text:s/></text:p>
          </table:table-cell>
          <table:table-cell office:value-type="float" office:value="0.7802522195412942" table:style-name="ce15">
            <text:p><text:s/>0.78<text:s/></text:p>
          </table:table-cell>
          <table:table-cell office:value-type="float" office:value="0.78694867854746686" table:style-name="ce15">
            <text:p><text:s/>0.79<text:s/></text:p>
          </table:table-cell>
          <table:table-cell office:value-type="float" office:value="0.79569344287841937" table:style-name="ce15">
            <text:p><text:s/>0.80<text:s/></text:p>
          </table:table-cell>
          <table:table-cell office:value-type="float" office:value="0.80265242606260279" table:style-name="ce15">
            <text:p><text:s/>0.80<text:s/></text:p>
          </table:table-cell>
          <table:table-cell office:value-type="float" office:value="0.80852330960952912" table:style-name="ce15">
            <text:p><text:s/>0.81<text:s/></text:p>
          </table:table-cell>
          <table:table-cell office:value-type="float" office:value="0.81547966223219492" table:style-name="ce15">
            <text:p><text:s/>0.8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3UB</text:p>
          </table:table-cell>
          <table:table-cell office:value-type="string" table:style-name="ce12">
            <text:p>E07000143</text:p>
          </table:table-cell>
          <table:table-cell table:style-name="ce14"/>
          <table:table-cell table:style-name="ce20"/>
          <table:table-cell office:value-type="string" table:style-name="ce16">
            <text:p>Breckland</text:p>
          </table:table-cell>
          <table:table-cell office:value-type="float" office:value="0.43999898467313081" table:style-name="ce15">
            <text:p><text:s/>0.44<text:s/></text:p>
          </table:table-cell>
          <table:table-cell office:value-type="float" office:value="0.44287918665575154" table:style-name="ce15">
            <text:p><text:s/>0.44<text:s/></text:p>
          </table:table-cell>
          <table:table-cell office:value-type="float" office:value="0.44562913276085958" table:style-name="ce15">
            <text:p><text:s/>0.45<text:s/></text:p>
          </table:table-cell>
          <table:table-cell office:value-type="float" office:value="0.44912230401485098" table:style-name="ce15">
            <text:p><text:s/>0.45<text:s/></text:p>
          </table:table-cell>
          <table:table-cell office:value-type="float" office:value="0.45312118060962053" table:style-name="ce15">
            <text:p><text:s/>0.45<text:s/></text:p>
          </table:table-cell>
          <table:table-cell office:value-type="float" office:value="0.45808547235660996" table:style-name="ce15">
            <text:p><text:s/>0.46<text:s/></text:p>
          </table:table-cell>
          <table:table-cell office:value-type="float" office:value="0.46439831779027885" table:style-name="ce15">
            <text:p><text:s/>0.46<text:s/></text:p>
          </table:table-cell>
          <table:table-cell office:value-type="float" office:value="0.46869601775841196" table:style-name="ce15">
            <text:p><text:s/>0.47<text:s/></text:p>
          </table:table-cell>
          <table:table-cell office:value-type="float" office:value="0.47470234081731227" table:style-name="ce15">
            <text:p><text:s/>0.47<text:s/></text:p>
          </table:table-cell>
          <table:table-cell office:value-type="float" office:value="0.47943678297605241" table:style-name="ce15">
            <text:p><text:s/>0.48<text:s/></text:p>
          </table:table-cell>
          <table:table-cell office:value-type="float" office:value="0.48389538775380109" table:style-name="ce15">
            <text:p><text:s/>0.48<text:s/></text:p>
          </table:table-cell>
          <table:table-cell office:value-type="float" office:value="0.48923590593577526" table:style-name="ce15">
            <text:p><text:s/>0.4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3UC</text:p>
          </table:table-cell>
          <table:table-cell office:value-type="string" table:style-name="ce12">
            <text:p>E07000144</text:p>
          </table:table-cell>
          <table:table-cell table:style-name="ce14"/>
          <table:table-cell table:style-name="ce20"/>
          <table:table-cell office:value-type="string" table:style-name="ce16">
            <text:p>Broadland</text:p>
          </table:table-cell>
          <table:table-cell office:value-type="float" office:value="0.99311957849441723" table:style-name="ce15">
            <text:p><text:s/>0.99<text:s/></text:p>
          </table:table-cell>
          <table:table-cell office:value-type="float" office:value="0.99695013266537047" table:style-name="ce15">
            <text:p><text:s/>1.00<text:s/></text:p>
          </table:table-cell>
          <table:table-cell office:value-type="float" office:value="0.99996604638969755" table:style-name="ce15">
            <text:p><text:s/>1.00<text:s/></text:p>
          </table:table-cell>
          <table:table-cell office:value-type="float" office:value="1.0063490988760475" table:style-name="ce15">
            <text:p><text:s/>1.01<text:s/></text:p>
          </table:table-cell>
          <table:table-cell office:value-type="float" office:value="1.0139269325252476" table:style-name="ce15">
            <text:p><text:s/>1.01<text:s/></text:p>
          </table:table-cell>
          <table:table-cell office:value-type="float" office:value="1.0276234212550017" table:style-name="ce15">
            <text:p><text:s/>1.03<text:s/></text:p>
          </table:table-cell>
          <table:table-cell office:value-type="float" office:value="1.0400162201009773" table:style-name="ce15">
            <text:p><text:s/>1.04<text:s/></text:p>
          </table:table-cell>
          <table:table-cell office:value-type="float" office:value="1.0520294228340323" table:style-name="ce15">
            <text:p><text:s/>1.05<text:s/></text:p>
          </table:table-cell>
          <table:table-cell office:value-type="float" office:value="1.0633362358142002" table:style-name="ce15">
            <text:p><text:s/>1.06<text:s/></text:p>
          </table:table-cell>
          <table:table-cell office:value-type="float" office:value="1.0757217046666945" table:style-name="ce15">
            <text:p><text:s/>1.08<text:s/></text:p>
          </table:table-cell>
          <table:table-cell office:value-type="float" office:value="1.084481606199315" table:style-name="ce15">
            <text:p><text:s/>1.08<text:s/></text:p>
          </table:table-cell>
          <table:table-cell office:value-type="float" office:value="1.096328123160303" table:style-name="ce15">
            <text:p><text:s/>1.1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3UD</text:p>
          </table:table-cell>
          <table:table-cell office:value-type="string" table:style-name="ce12">
            <text:p>E07000145</text:p>
          </table:table-cell>
          <table:table-cell table:style-name="ce14"/>
          <table:table-cell table:style-name="ce20"/>
          <table:table-cell office:value-type="string" table:style-name="ce16">
            <text:p>Great Yarmouth</text:p>
          </table:table-cell>
          <table:table-cell office:value-type="float" office:value="2.5526603529236671" table:style-name="ce15">
            <text:p><text:s/>2.55<text:s/></text:p>
          </table:table-cell>
          <table:table-cell office:value-type="float" office:value="2.5706475968056486" table:style-name="ce15">
            <text:p><text:s/>2.57<text:s/></text:p>
          </table:table-cell>
          <table:table-cell office:value-type="float" office:value="2.595240916562092" table:style-name="ce15">
            <text:p><text:s/>2.60<text:s/></text:p>
          </table:table-cell>
          <table:table-cell office:value-type="float" office:value="2.6181697508372488" table:style-name="ce15">
            <text:p><text:s/>2.62<text:s/></text:p>
          </table:table-cell>
          <table:table-cell office:value-type="float" office:value="2.6432222521869804" table:style-name="ce15">
            <text:p><text:s/>2.64<text:s/></text:p>
          </table:table-cell>
          <table:table-cell office:value-type="float" office:value="2.6697096955077155" table:style-name="ce15">
            <text:p><text:s/>2.67<text:s/></text:p>
          </table:table-cell>
          <table:table-cell office:value-type="float" office:value="2.6922572099498656" table:style-name="ce15">
            <text:p><text:s/>2.69<text:s/></text:p>
          </table:table-cell>
          <table:table-cell office:value-type="float" office:value="2.7183647454844855" table:style-name="ce15">
            <text:p><text:s/>2.72<text:s/></text:p>
          </table:table-cell>
          <table:table-cell office:value-type="float" office:value="2.7513502267142851" table:style-name="ce15">
            <text:p><text:s/>2.75<text:s/></text:p>
          </table:table-cell>
          <table:table-cell office:value-type="float" office:value="2.7896660890295411" table:style-name="ce15">
            <text:p><text:s/>2.79<text:s/></text:p>
          </table:table-cell>
          <table:table-cell office:value-type="float" office:value="2.8291441546357099" table:style-name="ce15">
            <text:p><text:s/>2.83<text:s/></text:p>
          </table:table-cell>
          <table:table-cell office:value-type="float" office:value="2.8499112522100898" table:style-name="ce15">
            <text:p><text:s/>2.8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3UE</text:p>
          </table:table-cell>
          <table:table-cell office:value-type="string" table:style-name="ce12">
            <text:p>E07000146</text:p>
          </table:table-cell>
          <table:table-cell table:style-name="ce14"/>
          <table:table-cell table:style-name="ce20"/>
          <table:table-cell office:value-type="string" table:style-name="ce16">
            <text:p>King's Lynn and West Norfolk</text:p>
          </table:table-cell>
          <table:table-cell office:value-type="float" office:value="0.51766140621859424" table:style-name="ce15">
            <text:p><text:s/>0.52<text:s/></text:p>
          </table:table-cell>
          <table:table-cell office:value-type="float" office:value="0.51961863068668268" table:style-name="ce15">
            <text:p><text:s/>0.52<text:s/></text:p>
          </table:table-cell>
          <table:table-cell office:value-type="float" office:value="0.51602397934125921" table:style-name="ce15">
            <text:p><text:s/>0.52<text:s/></text:p>
          </table:table-cell>
          <table:table-cell office:value-type="float" office:value="0.51623811527910723" table:style-name="ce15">
            <text:p><text:s/>0.52<text:s/></text:p>
          </table:table-cell>
          <table:table-cell office:value-type="float" office:value="0.51583348110823546" table:style-name="ce15">
            <text:p><text:s/>0.52<text:s/></text:p>
          </table:table-cell>
          <table:table-cell office:value-type="float" office:value="0.51695841347801719" table:style-name="ce15">
            <text:p><text:s/>0.52<text:s/></text:p>
          </table:table-cell>
          <table:table-cell office:value-type="float" office:value="0.51713655366286126" table:style-name="ce15">
            <text:p><text:s/>0.52<text:s/></text:p>
          </table:table-cell>
          <table:table-cell office:value-type="float" office:value="0.51742011494796103" table:style-name="ce15">
            <text:p><text:s/>0.52<text:s/></text:p>
          </table:table-cell>
          <table:table-cell office:value-type="float" office:value="0.5180373137486991" table:style-name="ce15">
            <text:p><text:s/>0.52<text:s/></text:p>
          </table:table-cell>
          <table:table-cell office:value-type="float" office:value="0.5195292383687693" table:style-name="ce15">
            <text:p><text:s/>0.52<text:s/></text:p>
          </table:table-cell>
          <table:table-cell office:value-type="float" office:value="0.51949170645127118" table:style-name="ce15">
            <text:p><text:s/>0.52<text:s/></text:p>
          </table:table-cell>
          <table:table-cell office:value-type="float" office:value="0.52185363701183118" table:style-name="ce15">
            <text:p><text:s/>0.5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3UF</text:p>
          </table:table-cell>
          <table:table-cell office:value-type="string" table:style-name="ce12">
            <text:p>E07000147</text:p>
          </table:table-cell>
          <table:table-cell table:style-name="ce14"/>
          <table:table-cell table:style-name="ce20"/>
          <table:table-cell office:value-type="string" table:style-name="ce16">
            <text:p>North Norfolk</text:p>
          </table:table-cell>
          <table:table-cell office:value-type="float" office:value="0.5521792289535199" table:style-name="ce15">
            <text:p><text:s/>0.55<text:s/></text:p>
          </table:table-cell>
          <table:table-cell office:value-type="float" office:value="0.55514199115776575" table:style-name="ce15">
            <text:p><text:s/>0.56<text:s/></text:p>
          </table:table-cell>
          <table:table-cell office:value-type="float" office:value="0.55679211418375074" table:style-name="ce15">
            <text:p><text:s/>0.56<text:s/></text:p>
          </table:table-cell>
          <table:table-cell office:value-type="float" office:value="0.55928648149395976" table:style-name="ce15">
            <text:p><text:s/>0.56<text:s/></text:p>
          </table:table-cell>
          <table:table-cell office:value-type="float" office:value="0.56365967749337098" table:style-name="ce15">
            <text:p><text:s/>0.56<text:s/></text:p>
          </table:table-cell>
          <table:table-cell office:value-type="float" office:value="0.567783712277938" table:style-name="ce15">
            <text:p><text:s/>0.57<text:s/></text:p>
          </table:table-cell>
          <table:table-cell office:value-type="float" office:value="0.57206343288970962" table:style-name="ce15">
            <text:p><text:s/>0.57<text:s/></text:p>
          </table:table-cell>
          <table:table-cell office:value-type="float" office:value="0.57685636084295266" table:style-name="ce15">
            <text:p><text:s/>0.58<text:s/></text:p>
          </table:table-cell>
          <table:table-cell office:value-type="float" office:value="0.58152460825112995" table:style-name="ce15">
            <text:p><text:s/>0.58<text:s/></text:p>
          </table:table-cell>
          <table:table-cell office:value-type="float" office:value="0.58279113054586751" table:style-name="ce15">
            <text:p><text:s/>0.58<text:s/></text:p>
          </table:table-cell>
          <table:table-cell office:value-type="float" office:value="0.58676952732339716" table:style-name="ce15">
            <text:p><text:s/>0.59<text:s/></text:p>
          </table:table-cell>
          <table:table-cell office:value-type="float" office:value="0.59149018548252685" table:style-name="ce15">
            <text:p><text:s/>0.5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3UG</text:p>
          </table:table-cell>
          <table:table-cell office:value-type="string" table:style-name="ce12">
            <text:p>E07000148</text:p>
          </table:table-cell>
          <table:table-cell table:style-name="ce14"/>
          <table:table-cell table:style-name="ce20"/>
          <table:table-cell office:value-type="string" table:style-name="ce16">
            <text:p>Norwich</text:p>
          </table:table-cell>
          <table:table-cell office:value-type="float" office:value="16.224313063205042" table:style-name="ce15">
            <text:p><text:s/>16.22<text:s/></text:p>
          </table:table-cell>
          <table:table-cell office:value-type="float" office:value="16.309389934258128" table:style-name="ce15">
            <text:p><text:s/>16.31<text:s/></text:p>
          </table:table-cell>
          <table:table-cell office:value-type="float" office:value="16.419324864237677" table:style-name="ce15">
            <text:p><text:s/>16.42<text:s/></text:p>
          </table:table-cell>
          <table:table-cell office:value-type="float" office:value="16.499275360313362" table:style-name="ce15">
            <text:p><text:s/>16.50<text:s/></text:p>
          </table:table-cell>
          <table:table-cell office:value-type="float" office:value="16.576408306659683" table:style-name="ce15">
            <text:p><text:s/>16.58<text:s/></text:p>
          </table:table-cell>
          <table:table-cell office:value-type="float" office:value="16.683280587338398" table:style-name="ce15">
            <text:p><text:s/>16.68<text:s/></text:p>
          </table:table-cell>
          <table:table-cell office:value-type="float" office:value="16.810639742719133" table:style-name="ce15">
            <text:p><text:s/>16.81<text:s/></text:p>
          </table:table-cell>
          <table:table-cell office:value-type="float" office:value="16.884697682165875" table:style-name="ce15">
            <text:p><text:s/>16.88<text:s/></text:p>
          </table:table-cell>
          <table:table-cell office:value-type="float" office:value="17.129934526631388" table:style-name="ce15">
            <text:p><text:s/>17.13<text:s/></text:p>
          </table:table-cell>
          <table:table-cell office:value-type="float" office:value="17.274358054430834" table:style-name="ce15">
            <text:p><text:s/>17.27<text:s/></text:p>
          </table:table-cell>
          <table:table-cell office:value-type="float" office:value="17.329711444825996" table:style-name="ce15">
            <text:p><text:s/>17.33<text:s/></text:p>
          </table:table-cell>
          <table:table-cell office:value-type="float" office:value="17.411716467633642" table:style-name="ce15">
            <text:p><text:s/>17.4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3UH</text:p>
          </table:table-cell>
          <table:table-cell office:value-type="string" table:style-name="ce12">
            <text:p>E07000149</text:p>
          </table:table-cell>
          <table:table-cell table:style-name="ce14"/>
          <table:table-cell table:style-name="ce20"/>
          <table:table-cell office:value-type="string" table:style-name="ce16">
            <text:p>South Norfolk</text:p>
          </table:table-cell>
          <table:table-cell office:value-type="float" office:value="0.60170420539868252" table:style-name="ce15">
            <text:p><text:s/>0.60<text:s/></text:p>
          </table:table-cell>
          <table:table-cell office:value-type="float" office:value="0.60929036933733793" table:style-name="ce15">
            <text:p><text:s/>0.61<text:s/></text:p>
          </table:table-cell>
          <table:table-cell office:value-type="float" office:value="0.61682144930896832" table:style-name="ce15">
            <text:p><text:s/>0.62<text:s/></text:p>
          </table:table-cell>
          <table:table-cell office:value-type="float" office:value="0.6244076098081387" table:style-name="ce15">
            <text:p><text:s/>0.62<text:s/></text:p>
          </table:table-cell>
          <table:table-cell office:value-type="float" office:value="0.635926771731262" table:style-name="ce15">
            <text:p><text:s/>0.64<text:s/></text:p>
          </table:table-cell>
          <table:table-cell office:value-type="float" office:value="0.64450447617844164" table:style-name="ce15">
            <text:p><text:s/>0.64<text:s/></text:p>
          </table:table-cell>
          <table:table-cell office:value-type="float" office:value="0.6574556742149682" table:style-name="ce15">
            <text:p><text:s/>0.66<text:s/></text:p>
          </table:table-cell>
          <table:table-cell office:value-type="float" office:value="0.66992227543454907" table:style-name="ce15">
            <text:p><text:s/>0.67<text:s/></text:p>
          </table:table-cell>
          <table:table-cell office:value-type="float" office:value="0.68342453034311135" table:style-name="ce15">
            <text:p><text:s/>0.68<text:s/></text:p>
          </table:table-cell>
          <table:table-cell office:value-type="float" office:value="0.69451327854860956" table:style-name="ce15">
            <text:p><text:s/>0.69<text:s/></text:p>
          </table:table-cell>
          <table:table-cell office:value-type="float" office:value="0.70351086619024772" table:style-name="ce15">
            <text:p><text:s/>0.70<text:s/></text:p>
          </table:table-cell>
          <table:table-cell office:value-type="float" office:value="0.71360367819090975" table:style-name="ce15">
            <text:p><text:s/>0.71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29</text:p>
          </table:table-cell>
          <table:table-cell table:style-name="ce14"/>
          <table:table-cell office:value-type="string" table:style-name="ce13">
            <text:p>Suffolk</text:p>
          </table:table-cell>
          <table:table-cell table:style-name="ce14"/>
          <table:table-cell office:value-type="float" office:value="0.86261081175278798" table:style-name="ce15">
            <text:p><text:s/>0.86<text:s/></text:p>
          </table:table-cell>
          <table:table-cell office:value-type="float" office:value="0.86759722634658487" table:style-name="ce15">
            <text:p><text:s/>0.87<text:s/></text:p>
          </table:table-cell>
          <table:table-cell office:value-type="float" office:value="0.87194240044626048" table:style-name="ce15">
            <text:p><text:s/>0.87<text:s/></text:p>
          </table:table-cell>
          <table:table-cell office:value-type="float" office:value="0.87686658033574094" table:style-name="ce15">
            <text:p><text:s/>0.88<text:s/></text:p>
          </table:table-cell>
          <table:table-cell office:value-type="float" office:value="0.88270503243794018" table:style-name="ce15">
            <text:p><text:s/>0.88<text:s/></text:p>
          </table:table-cell>
          <table:table-cell office:value-type="float" office:value="0.88874965102252801" table:style-name="ce15">
            <text:p><text:s/>0.89<text:s/></text:p>
          </table:table-cell>
          <table:table-cell office:value-type="float" office:value="0.89487275987614789" table:style-name="ce15">
            <text:p><text:s/>0.89<text:s/></text:p>
          </table:table-cell>
          <table:table-cell office:value-type="float" office:value="0.90121406848140595" table:style-name="ce15">
            <text:p><text:s/>0.90<text:s/></text:p>
          </table:table-cell>
          <table:table-cell office:value-type="float" office:value="0.90980737338114803" table:style-name="ce15">
            <text:p><text:s/>0.91<text:s/></text:p>
          </table:table-cell>
          <table:table-cell office:value-type="float" office:value="0.91767764897767834" table:style-name="ce15">
            <text:p><text:s/>0.92<text:s/></text:p>
          </table:table-cell>
          <table:table-cell office:value-type="float" office:value="0.92531792885922048" table:style-name="ce15">
            <text:p><text:s/>0.93<text:s/></text:p>
          </table:table-cell>
          <table:table-cell office:value-type="float" office:value="0.9344680266512666" table:style-name="ce15">
            <text:p><text:s/>0.9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2UB</text:p>
          </table:table-cell>
          <table:table-cell office:value-type="string" table:style-name="ce12">
            <text:p>E07000200</text:p>
          </table:table-cell>
          <table:table-cell table:style-name="ce14"/>
          <table:table-cell table:style-name="ce20"/>
          <table:table-cell office:value-type="string" table:style-name="ce16">
            <text:p>Babergh</text:p>
          </table:table-cell>
          <table:table-cell office:value-type="float" office:value="0.65706626636827814" table:style-name="ce15">
            <text:p><text:s/>0.66<text:s/></text:p>
          </table:table-cell>
          <table:table-cell office:value-type="float" office:value="0.66118485356923629" table:style-name="ce15">
            <text:p><text:s/>0.66<text:s/></text:p>
          </table:table-cell>
          <table:table-cell office:value-type="float" office:value="0.66466558763598993" table:style-name="ce15">
            <text:p><text:s/>0.66<text:s/></text:p>
          </table:table-cell>
          <table:table-cell office:value-type="float" office:value="0.66940414508862167" table:style-name="ce15">
            <text:p><text:s/>0.67<text:s/></text:p>
          </table:table-cell>
          <table:table-cell office:value-type="float" office:value="0.67213871174206408" table:style-name="ce15">
            <text:p><text:s/>0.67<text:s/></text:p>
          </table:table-cell>
          <table:table-cell office:value-type="float" office:value="0.67462071369743193" table:style-name="ce15">
            <text:p><text:s/>0.67<text:s/></text:p>
          </table:table-cell>
          <table:table-cell office:value-type="float" office:value="0.67825814306775001" table:style-name="ce15">
            <text:p><text:s/>0.68<text:s/></text:p>
          </table:table-cell>
          <table:table-cell office:value-type="float" office:value="0.68367036947762772" table:style-name="ce15">
            <text:p><text:s/>0.68<text:s/></text:p>
          </table:table-cell>
          <table:table-cell office:value-type="float" office:value="0.69325881733801697" table:style-name="ce15">
            <text:p><text:s/>0.69<text:s/></text:p>
          </table:table-cell>
          <table:table-cell office:value-type="float" office:value="0.69814634161543432" table:style-name="ce15">
            <text:p><text:s/>0.70<text:s/></text:p>
          </table:table-cell>
          <table:table-cell office:value-type="float" office:value="0.70477203292641577" table:style-name="ce15">
            <text:p><text:s/>0.70<text:s/></text:p>
          </table:table-cell>
          <table:table-cell office:value-type="float" office:value="0.71753903077491588" table:style-name="ce15">
            <text:p><text:s/>0.7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2UC</text:p>
          </table:table-cell>
          <table:table-cell office:value-type="string" table:style-name="ce12">
            <text:p>E07000201</text:p>
          </table:table-cell>
          <table:table-cell table:style-name="ce14"/>
          <table:table-cell table:style-name="ce20"/>
          <table:table-cell office:value-type="string" table:style-name="ce16">
            <text:p>Forest Heath</text:p>
          </table:table-cell>
          <table:table-cell office:value-type="float" office:value="0.72931462433799799" table:style-name="ce15">
            <text:p><text:s/>0.73<text:s/></text:p>
          </table:table-cell>
          <table:table-cell office:value-type="float" office:value="0.73882672664095406" table:style-name="ce15">
            <text:p><text:s/>0.74<text:s/></text:p>
          </table:table-cell>
          <table:table-cell office:value-type="float" office:value="0.74754456851707418" table:style-name="ce15">
            <text:p><text:s/>0.75<text:s/></text:p>
          </table:table-cell>
          <table:table-cell office:value-type="float" office:value="0.75435616603675104" table:style-name="ce15">
            <text:p><text:s/>0.75<text:s/></text:p>
          </table:table-cell>
          <table:table-cell office:value-type="float" office:value="0.7591291925744712" table:style-name="ce15">
            <text:p><text:s/>0.76<text:s/></text:p>
          </table:table-cell>
          <table:table-cell office:value-type="float" office:value="0.76451114051458413" table:style-name="ce15">
            <text:p><text:s/>0.76<text:s/></text:p>
          </table:table-cell>
          <table:table-cell office:value-type="float" office:value="0.77373180755760884" table:style-name="ce15">
            <text:p><text:s/>0.77<text:s/></text:p>
          </table:table-cell>
          <table:table-cell office:value-type="float" office:value="0.78424996548880754" table:style-name="ce15">
            <text:p><text:s/>0.78<text:s/></text:p>
          </table:table-cell>
          <table:table-cell office:value-type="float" office:value="0.7956418074995496" table:style-name="ce15">
            <text:p><text:s/>0.80<text:s/></text:p>
          </table:table-cell>
          <table:table-cell table:number-columns-repeated="3" table:style-name="ce21"/>
          <table:table-cell table:number-columns-repeated="16367"/>
        </table:table-row>
        <table:table-row table:style-name="ro2">
          <table:table-cell office:value-type="string" table:style-name="ce12">
            <text:p>42UD</text:p>
          </table:table-cell>
          <table:table-cell office:value-type="string" table:style-name="ce12">
            <text:p>E07000202</text:p>
          </table:table-cell>
          <table:table-cell table:style-name="ce14"/>
          <table:table-cell table:style-name="ce20"/>
          <table:table-cell office:value-type="string" table:style-name="ce16">
            <text:p>Ipswich</text:p>
          </table:table-cell>
          <table:table-cell office:value-type="float" office:value="15.045441541504067" table:style-name="ce15">
            <text:p><text:s/>15.05<text:s/></text:p>
          </table:table-cell>
          <table:table-cell office:value-type="float" office:value="15.101005480355829" table:style-name="ce15">
            <text:p><text:s/>15.10<text:s/></text:p>
          </table:table-cell>
          <table:table-cell office:value-type="float" office:value="15.109128133890744" table:style-name="ce15">
            <text:p><text:s/>15.11<text:s/></text:p>
          </table:table-cell>
          <table:table-cell office:value-type="float" office:value="15.135264048895618" table:style-name="ce15">
            <text:p><text:s/>15.14<text:s/></text:p>
          </table:table-cell>
          <table:table-cell office:value-type="float" office:value="15.238271629213305" table:style-name="ce15">
            <text:p><text:s/>15.24<text:s/></text:p>
          </table:table-cell>
          <table:table-cell office:value-type="float" office:value="15.347866019190858" table:style-name="ce15">
            <text:p><text:s/>15.35<text:s/></text:p>
          </table:table-cell>
          <table:table-cell office:value-type="float" office:value="15.35454487949902" table:style-name="ce15">
            <text:p><text:s/>15.35<text:s/></text:p>
          </table:table-cell>
          <table:table-cell office:value-type="float" office:value="15.374027452716806" table:style-name="ce15">
            <text:p><text:s/>15.37<text:s/></text:p>
          </table:table-cell>
          <table:table-cell office:value-type="float" office:value="15.414257701309381" table:style-name="ce15">
            <text:p><text:s/>15.41<text:s/></text:p>
          </table:table-cell>
          <table:table-cell office:value-type="float" office:value="15.509569777624792" table:style-name="ce15">
            <text:p><text:s/>15.51<text:s/></text:p>
          </table:table-cell>
          <table:table-cell office:value-type="float" office:value="15.554874993039702" table:style-name="ce15">
            <text:p><text:s/>15.55<text:s/></text:p>
          </table:table-cell>
          <table:table-cell office:value-type="float" office:value="15.598155394357855" table:style-name="ce15">
            <text:p><text:s/>15.6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2UE</text:p>
          </table:table-cell>
          <table:table-cell office:value-type="string" table:style-name="ce12">
            <text:p>E07000203</text:p>
          </table:table-cell>
          <table:table-cell table:style-name="ce14"/>
          <table:table-cell table:style-name="ce20"/>
          <table:table-cell office:value-type="string" table:style-name="ce16">
            <text:p>Mid Suffolk</text:p>
          </table:table-cell>
          <table:table-cell office:value-type="float" office:value="0.48122388567143581" table:style-name="ce15">
            <text:p><text:s/>0.48<text:s/></text:p>
          </table:table-cell>
          <table:table-cell office:value-type="float" office:value="0.48542790805544345" table:style-name="ce15">
            <text:p><text:s/>0.49<text:s/></text:p>
          </table:table-cell>
          <table:table-cell office:value-type="float" office:value="0.48856427768675903" table:style-name="ce15">
            <text:p><text:s/>0.49<text:s/></text:p>
          </table:table-cell>
          <table:table-cell office:value-type="float" office:value="0.49457067972844082" table:style-name="ce15">
            <text:p><text:s/>0.49<text:s/></text:p>
          </table:table-cell>
          <table:table-cell office:value-type="float" office:value="0.49905022456370401" table:style-name="ce15">
            <text:p><text:s/>0.50<text:s/></text:p>
          </table:table-cell>
          <table:table-cell office:value-type="float" office:value="0.5022440201747137" table:style-name="ce15">
            <text:p><text:s/>0.50<text:s/></text:p>
          </table:table-cell>
          <table:table-cell office:value-type="float" office:value="0.50544921324985437" table:style-name="ce15">
            <text:p><text:s/>0.51<text:s/></text:p>
          </table:table-cell>
          <table:table-cell office:value-type="float" office:value="0.51004355903602316" table:style-name="ce15">
            <text:p><text:s/>0.51<text:s/></text:p>
          </table:table-cell>
          <table:table-cell office:value-type="float" office:value="0.51766865766464187" table:style-name="ce15">
            <text:p><text:s/>0.52<text:s/></text:p>
          </table:table-cell>
          <table:table-cell office:value-type="float" office:value="0.52255006655028891" table:style-name="ce15">
            <text:p><text:s/>0.52<text:s/></text:p>
          </table:table-cell>
          <table:table-cell office:value-type="float" office:value="0.53000296416846127" table:style-name="ce15">
            <text:p><text:s/>0.53<text:s/></text:p>
          </table:table-cell>
          <table:table-cell office:value-type="float" office:value="0.53989883254009496" table:style-name="ce15">
            <text:p><text:s/>0.5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2UF</text:p>
          </table:table-cell>
          <table:table-cell office:value-type="string" table:style-name="ce12">
            <text:p>E07000204</text:p>
          </table:table-cell>
          <table:table-cell table:style-name="ce14"/>
          <table:table-cell table:style-name="ce20"/>
          <table:table-cell office:value-type="string" table:style-name="ce16">
            <text:p>St. Edmundsbury</text:p>
          </table:table-cell>
          <table:table-cell office:value-type="float" office:value="0.7175268110706865" table:style-name="ce15">
            <text:p><text:s/>0.72<text:s/></text:p>
          </table:table-cell>
          <table:table-cell office:value-type="float" office:value="0.72003862778300942" table:style-name="ce15">
            <text:p><text:s/>0.72<text:s/></text:p>
          </table:table-cell>
          <table:table-cell office:value-type="float" office:value="0.72332674374271022" table:style-name="ce15">
            <text:p><text:s/>0.72<text:s/></text:p>
          </table:table-cell>
          <table:table-cell office:value-type="float" office:value="0.72681273823960424" table:style-name="ce15">
            <text:p><text:s/>0.73<text:s/></text:p>
          </table:table-cell>
          <table:table-cell office:value-type="float" office:value="0.73364746961124883" table:style-name="ce15">
            <text:p><text:s/>0.73<text:s/></text:p>
          </table:table-cell>
          <table:table-cell office:value-type="float" office:value="0.74037564483240959" table:style-name="ce15">
            <text:p><text:s/>0.74<text:s/></text:p>
          </table:table-cell>
          <table:table-cell office:value-type="float" office:value="0.74675384120032706" table:style-name="ce15">
            <text:p><text:s/>0.75<text:s/></text:p>
          </table:table-cell>
          <table:table-cell office:value-type="float" office:value="0.75060515365471359" table:style-name="ce15">
            <text:p><text:s/>0.75<text:s/></text:p>
          </table:table-cell>
          <table:table-cell office:value-type="float" office:value="0.75765298391393254" table:style-name="ce15">
            <text:p><text:s/>0.76<text:s/></text:p>
          </table:table-cell>
          <table:table-cell table:number-columns-repeated="3" table:style-name="ce21"/>
          <table:table-cell table:number-columns-repeated="16367"/>
        </table:table-row>
        <table:table-row table:style-name="ro2">
          <table:table-cell office:value-type="string" table:style-name="ce12">
            <text:p>42UG</text:p>
          </table:table-cell>
          <table:table-cell office:value-type="string" table:style-name="ce12">
            <text:p>E07000205</text:p>
          </table:table-cell>
          <table:table-cell table:style-name="ce14"/>
          <table:table-cell table:style-name="ce20"/>
          <table:table-cell office:value-type="string" table:style-name="ce16">
            <text:p>Suffolk Coastal</text:p>
          </table:table-cell>
          <table:table-cell office:value-type="float" office:value="0.65435083343576383" table:style-name="ce15">
            <text:p><text:s/>0.65<text:s/></text:p>
          </table:table-cell>
          <table:table-cell office:value-type="float" office:value="0.6577922536528904" table:style-name="ce15">
            <text:p><text:s/>0.66<text:s/></text:p>
          </table:table-cell>
          <table:table-cell office:value-type="float" office:value="0.6621203332470843" table:style-name="ce15">
            <text:p><text:s/>0.66<text:s/></text:p>
          </table:table-cell>
          <table:table-cell office:value-type="float" office:value="0.66508533639161738" table:style-name="ce15">
            <text:p><text:s/>0.67<text:s/></text:p>
          </table:table-cell>
          <table:table-cell office:value-type="float" office:value="0.67019387158452437" table:style-name="ce15">
            <text:p><text:s/>0.67<text:s/></text:p>
          </table:table-cell>
          <table:table-cell office:value-type="float" office:value="0.67707141699181872" table:style-name="ce15">
            <text:p><text:s/>0.68<text:s/></text:p>
          </table:table-cell>
          <table:table-cell office:value-type="float" office:value="0.68379214757751905" table:style-name="ce15">
            <text:p><text:s/>0.68<text:s/></text:p>
          </table:table-cell>
          <table:table-cell office:value-type="float" office:value="0.69087165700016739" table:style-name="ce15">
            <text:p><text:s/>0.69<text:s/></text:p>
          </table:table-cell>
          <table:table-cell office:value-type="float" office:value="0.69801829645010405" table:style-name="ce15">
            <text:p><text:s/>0.70<text:s/></text:p>
          </table:table-cell>
          <table:table-cell table:number-columns-repeated="3" table:style-name="ce21"/>
          <table:table-cell table:number-columns-repeated="16367"/>
        </table:table-row>
        <table:table-row table:style-name="ro2">
          <table:table-cell office:value-type="string" table:style-name="ce12">
            <text:p>42UH</text:p>
          </table:table-cell>
          <table:table-cell office:value-type="string" table:style-name="ce12">
            <text:p>E07000206</text:p>
          </table:table-cell>
          <table:table-cell table:style-name="ce14"/>
          <table:table-cell table:style-name="ce20"/>
          <table:table-cell office:value-type="string" table:style-name="ce16">
            <text:p>Waveney</text:p>
          </table:table-cell>
          <table:table-cell office:value-type="float" office:value="1.4752197596274359" table:style-name="ce15">
            <text:p><text:s/>1.48<text:s/></text:p>
          </table:table-cell>
          <table:table-cell office:value-type="float" office:value="1.4816575730757235" table:style-name="ce15">
            <text:p><text:s/>1.48<text:s/></text:p>
          </table:table-cell>
          <table:table-cell office:value-type="float" office:value="1.4872035267765475" table:style-name="ce15">
            <text:p><text:s/>1.49<text:s/></text:p>
          </table:table-cell>
          <table:table-cell office:value-type="float" office:value="1.492965824419364" table:style-name="ce15">
            <text:p><text:s/>1.49<text:s/></text:p>
          </table:table-cell>
          <table:table-cell office:value-type="float" office:value="1.4978898784329793" table:style-name="ce15">
            <text:p><text:s/>1.50<text:s/></text:p>
          </table:table-cell>
          <table:table-cell office:value-type="float" office:value="1.5027867101226309" table:style-name="ce15">
            <text:p><text:s/>1.50<text:s/></text:p>
          </table:table-cell>
          <table:table-cell office:value-type="float" office:value="1.5099392193015966" table:style-name="ce15">
            <text:p><text:s/>1.51<text:s/></text:p>
          </table:table-cell>
          <table:table-cell office:value-type="float" office:value="1.5188578331070666" table:style-name="ce15">
            <text:p><text:s/>1.52<text:s/></text:p>
          </table:table-cell>
          <table:table-cell office:value-type="float" office:value="1.5281276732462985" table:style-name="ce15">
            <text:p><text:s/>1.53<text:s/></text:p>
          </table:table-cell>
          <table:table-cell table:number-columns-repeated="3" table:style-name="ce21"/>
          <table:table-cell table:number-columns-repeated="16367"/>
        </table:table-row>
        <table:table-row table:style-name="ro2">
          <table:table-cell office:value-type="string" table:style-name="ce12">
            <text:p>A0012</text:p>
          </table:table-cell>
          <table:table-cell office:value-type="string" table:style-name="ce12">
            <text:p>E07000245</text:p>
          </table:table-cell>
          <table:table-cell table:style-name="ce14"/>
          <table:table-cell table:style-name="ce5"/>
          <table:table-cell office:value-type="string" table:style-name="ce16">
            <text:p>West Suffolk</text:p>
          </table:table-cell>
          <table:table-cell table:number-columns-repeated="9" table:style-name="ce21"/>
          <table:table-cell office:value-type="float" office:value="0.78042528498787445" table:style-name="ce15">
            <text:p><text:s/>0.78<text:s/></text:p>
          </table:table-cell>
          <table:table-cell office:value-type="float" office:value="0.78887527646346356" table:style-name="ce15">
            <text:p><text:s/>0.79<text:s/></text:p>
          </table:table-cell>
          <table:table-cell office:value-type="float" office:value="0.79722571982948087" table:style-name="ce15">
            <text:p><text:s/>0.8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A0011</text:p>
          </table:table-cell>
          <table:table-cell office:value-type="string" table:style-name="ce12">
            <text:p>E07000244</text:p>
          </table:table-cell>
          <table:table-cell table:style-name="ce14"/>
          <table:table-cell table:style-name="ce5"/>
          <table:table-cell office:value-type="string" table:style-name="ce16">
            <text:p>East Suffolk</text:p>
          </table:table-cell>
          <table:table-cell table:number-columns-repeated="9" table:style-name="ce21"/>
          <table:table-cell office:value-type="float" office:value="0.94940981674949454" table:style-name="ce15">
            <text:p><text:s/>0.95<text:s/></text:p>
          </table:table-cell>
          <table:table-cell office:value-type="float" office:value="0.95581272392629379" table:style-name="ce15">
            <text:p><text:s/>0.96<text:s/></text:p>
          </table:table-cell>
          <table:table-cell office:value-type="float" office:value="0.96233141317490534" table:style-name="ce15">
            <text:p><text:s/>0.96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6"/>
          <table:table-cell table:number-columns-repeated="2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2000007</text:p>
          </table:table-cell>
          <table:table-cell office:value-type="string" table:style-name="ce13">
            <text:p>LONDON</text:p>
          </table:table-cell>
          <table:table-cell table:number-columns-repeated="2" table:style-name="ce14"/>
          <table:table-cell office:value-type="float" office:value="21.360360628737229" table:style-name="ce15">
            <text:p><text:s/>21.36<text:s/></text:p>
          </table:table-cell>
          <table:table-cell office:value-type="float" office:value="21.549210941912737" table:style-name="ce15">
            <text:p><text:s/>21.55<text:s/></text:p>
          </table:table-cell>
          <table:table-cell office:value-type="float" office:value="21.713606241931149" table:style-name="ce15">
            <text:p><text:s/>21.71<text:s/></text:p>
          </table:table-cell>
          <table:table-cell office:value-type="float" office:value="21.894157603497071" table:style-name="ce15">
            <text:p><text:s/>21.89<text:s/></text:p>
          </table:table-cell>
          <table:table-cell office:value-type="float" office:value="22.095353005090146" table:style-name="ce15">
            <text:p><text:s/>22.10<text:s/></text:p>
          </table:table-cell>
          <table:table-cell office:value-type="float" office:value="22.31922600256965" table:style-name="ce15">
            <text:p><text:s/>22.32<text:s/></text:p>
          </table:table-cell>
          <table:table-cell office:value-type="float" office:value="22.601503648228849" table:style-name="ce15">
            <text:p><text:s/>22.60<text:s/></text:p>
          </table:table-cell>
          <table:table-cell office:value-type="float" office:value="22.833853948200385" table:style-name="ce15">
            <text:p><text:s/>22.83<text:s/></text:p>
          </table:table-cell>
          <table:table-cell office:value-type="float" office:value="23.097348921689271" table:style-name="ce15">
            <text:p><text:s/>23.10<text:s/></text:p>
          </table:table-cell>
          <table:table-cell office:value-type="float" office:value="23.38951314090653" table:style-name="ce15">
            <text:p><text:s/>23.39<text:s/></text:p>
          </table:table-cell>
          <table:table-cell office:value-type="float" office:value="23.636507399441072" table:style-name="ce15">
            <text:p><text:s/>23.64<text:s/></text:p>
          </table:table-cell>
          <table:table-cell office:value-type="float" office:value="23.87317093278325" table:style-name="ce15">
            <text:p><text:s/>23.87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table:style-name="ce23"/>
          <table:table-cell table:style-name="ce14"/>
          <table:table-cell office:value-type="string" table:style-name="ce13">
            <text:p>Inner London</text:p>
          </table:table-cell>
          <table:table-cell table:style-name="ce14"/>
          <table:table-cell office:value-type="float" office:value="44.183131592925015" table:style-name="ce21">
            <text:p><text:s/>44.18<text:s/></text:p>
          </table:table-cell>
          <table:table-cell office:value-type="float" office:value="44.685812344884965" table:style-name="ce21">
            <text:p><text:s/>44.69<text:s/></text:p>
          </table:table-cell>
          <table:table-cell office:value-type="float" office:value="45.08592323378577" table:style-name="ce21">
            <text:p><text:s/>45.09<text:s/></text:p>
          </table:table-cell>
          <table:table-cell office:value-type="float" office:value="45.573674846092331" table:style-name="ce21">
            <text:p><text:s/>45.57<text:s/></text:p>
          </table:table-cell>
          <table:table-cell office:value-type="float" office:value="46.084833621787119" table:style-name="ce15">
            <text:p><text:s/>46.08<text:s/></text:p>
          </table:table-cell>
          <table:table-cell office:value-type="float" office:value="46.657262112138639" table:style-name="ce15">
            <text:p><text:s/>46.66<text:s/></text:p>
          </table:table-cell>
          <table:table-cell office:value-type="float" office:value="47.403717020951561" table:style-name="ce15">
            <text:p><text:s/>47.40<text:s/></text:p>
          </table:table-cell>
          <table:table-cell office:value-type="float" office:value="47.9847430701574" table:style-name="ce15">
            <text:p><text:s/>47.98<text:s/></text:p>
          </table:table-cell>
          <table:table-cell office:value-type="float" office:value="48.635787218395656" table:style-name="ce15">
            <text:p><text:s/>48.64<text:s/></text:p>
          </table:table-cell>
          <table:table-cell office:value-type="float" office:value="49.342929588649199" table:style-name="ce15">
            <text:p><text:s/>49.34<text:s/></text:p>
          </table:table-cell>
          <table:table-cell office:value-type="float" office:value="49.896960240968021" table:style-name="ce15">
            <text:p><text:s/>49.90<text:s/></text:p>
          </table:table-cell>
          <table:table-cell office:value-type="float" office:value="50.508792911292815" table:style-name="ce15">
            <text:p><text:s/>50.5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G</text:p>
          </table:table-cell>
          <table:table-cell office:value-type="string" table:style-name="ce12">
            <text:p>E09000007</text:p>
          </table:table-cell>
          <table:table-cell table:number-columns-repeated="2" table:style-name="ce14"/>
          <table:table-cell office:value-type="string" table:style-name="ce16">
            <text:p>Camden</text:p>
          </table:table-cell>
          <table:table-cell office:value-type="float" office:value="45.815158315126759" table:style-name="ce15">
            <text:p><text:s/>45.82<text:s/></text:p>
          </table:table-cell>
          <table:table-cell office:value-type="float" office:value="46.036551435005116" table:style-name="ce15">
            <text:p><text:s/>46.04<text:s/></text:p>
          </table:table-cell>
          <table:table-cell office:value-type="float" office:value="46.347901237548193" table:style-name="ce15">
            <text:p><text:s/>46.35<text:s/></text:p>
          </table:table-cell>
          <table:table-cell office:value-type="float" office:value="46.608752608734804" table:style-name="ce15">
            <text:p><text:s/>46.61<text:s/></text:p>
          </table:table-cell>
          <table:table-cell office:value-type="float" office:value="46.862734803364006" table:style-name="ce15">
            <text:p><text:s/>46.86<text:s/></text:p>
          </table:table-cell>
          <table:table-cell office:value-type="float" office:value="47.358106960755968" table:style-name="ce15">
            <text:p><text:s/>47.36<text:s/></text:p>
          </table:table-cell>
          <table:table-cell office:value-type="float" office:value="47.964570091098928" table:style-name="ce15">
            <text:p><text:s/>47.96<text:s/></text:p>
          </table:table-cell>
          <table:table-cell office:value-type="float" office:value="48.450767571536758" table:style-name="ce15">
            <text:p><text:s/>48.45<text:s/></text:p>
          </table:table-cell>
          <table:table-cell office:value-type="float" office:value="48.882810528006608" table:style-name="ce15">
            <text:p><text:s/>48.88<text:s/></text:p>
          </table:table-cell>
          <table:table-cell office:value-type="float" office:value="49.387365474196294" table:style-name="ce15">
            <text:p><text:s/>49.39<text:s/></text:p>
          </table:table-cell>
          <table:table-cell office:value-type="float" office:value="49.698555915237506" table:style-name="ce15">
            <text:p><text:s/>49.70<text:s/></text:p>
          </table:table-cell>
          <table:table-cell office:value-type="float" office:value="49.944670202263701" table:style-name="ce15">
            <text:p><text:s/>49.9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A</text:p>
          </table:table-cell>
          <table:table-cell office:value-type="string" table:style-name="ce12">
            <text:p>E09000001</text:p>
          </table:table-cell>
          <table:table-cell table:number-columns-repeated="2" table:style-name="ce14"/>
          <table:table-cell office:value-type="string" table:style-name="ce16">
            <text:p>City of London</text:p>
          </table:table-cell>
          <table:table-cell office:value-type="float" office:value="18.984591247597223" table:style-name="ce15">
            <text:p><text:s/>18.98<text:s/></text:p>
          </table:table-cell>
          <table:table-cell office:value-type="float" office:value="19.052768054381382" table:style-name="ce15">
            <text:p><text:s/>19.05<text:s/></text:p>
          </table:table-cell>
          <table:table-cell office:value-type="float" office:value="19.179499258591967" table:style-name="ce15">
            <text:p><text:s/>19.18<text:s/></text:p>
          </table:table-cell>
          <table:table-cell office:value-type="float" office:value="20.690595634602509" table:style-name="ce15">
            <text:p><text:s/>20.69<text:s/></text:p>
          </table:table-cell>
          <table:table-cell office:value-type="float" office:value="21.475079926334161" table:style-name="ce15">
            <text:p><text:s/>21.48<text:s/></text:p>
          </table:table-cell>
          <table:table-cell office:value-type="float" office:value="21.746616619029581" table:style-name="ce15">
            <text:p><text:s/>21.75<text:s/></text:p>
          </table:table-cell>
          <table:table-cell office:value-type="float" office:value="21.776170798898075" table:style-name="ce15">
            <text:p><text:s/>21.78<text:s/></text:p>
          </table:table-cell>
          <table:table-cell office:value-type="float" office:value="22.257575757575761" table:style-name="ce15">
            <text:p><text:s/>22.26<text:s/></text:p>
          </table:table-cell>
          <table:table-cell office:value-type="float" office:value="23.47245179063361" table:style-name="ce15">
            <text:p><text:s/>23.47<text:s/></text:p>
          </table:table-cell>
          <table:table-cell office:value-type="float" office:value="24.599640437007327" table:style-name="ce15">
            <text:p><text:s/>24.60<text:s/></text:p>
          </table:table-cell>
          <table:table-cell office:value-type="float" office:value="25.340854038341753" table:style-name="ce15">
            <text:p><text:s/>25.34<text:s/></text:p>
          </table:table-cell>
          <table:table-cell office:value-type="float" office:value="26.835767181119799" table:style-name="ce15">
            <text:p><text:s/>26.8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M</text:p>
          </table:table-cell>
          <table:table-cell office:value-type="string" table:style-name="ce12">
            <text:p>E09000012</text:p>
          </table:table-cell>
          <table:table-cell table:number-columns-repeated="2" table:style-name="ce14"/>
          <table:table-cell office:value-type="string" table:style-name="ce16">
            <text:p>Hackney</text:p>
          </table:table-cell>
          <table:table-cell office:value-type="float" office:value="53.760231822888585" table:style-name="ce15">
            <text:p><text:s/>53.76<text:s/></text:p>
          </table:table-cell>
          <table:table-cell office:value-type="float" office:value="54.533679113635998" table:style-name="ce15">
            <text:p><text:s/>54.53<text:s/></text:p>
          </table:table-cell>
          <table:table-cell office:value-type="float" office:value="55.119927137130425" table:style-name="ce15">
            <text:p><text:s/>55.12<text:s/></text:p>
          </table:table-cell>
          <table:table-cell office:value-type="float" office:value="55.876778846817032" table:style-name="ce15">
            <text:p><text:s/>55.88<text:s/></text:p>
          </table:table-cell>
          <table:table-cell office:value-type="float" office:value="56.703441302871866" table:style-name="ce15">
            <text:p><text:s/>56.70<text:s/></text:p>
          </table:table-cell>
          <table:table-cell office:value-type="float" office:value="57.303428490781954" table:style-name="ce15">
            <text:p><text:s/>57.30<text:s/></text:p>
          </table:table-cell>
          <table:table-cell office:value-type="float" office:value="58.096949344682415" table:style-name="ce15">
            <text:p><text:s/>58.10<text:s/></text:p>
          </table:table-cell>
          <table:table-cell office:value-type="float" office:value="58.92834374107801" table:style-name="ce15">
            <text:p><text:s/>58.93<text:s/></text:p>
          </table:table-cell>
          <table:table-cell office:value-type="float" office:value="59.893602026770793" table:style-name="ce15">
            <text:p><text:s/>59.89<text:s/></text:p>
          </table:table-cell>
          <table:table-cell office:value-type="float" office:value="60.39899848099558" table:style-name="ce15">
            <text:p><text:s/>60.40<text:s/></text:p>
          </table:table-cell>
          <table:table-cell office:value-type="float" office:value="61.090632220121819" table:style-name="ce15">
            <text:p><text:s/>61.09<text:s/></text:p>
          </table:table-cell>
          <table:table-cell office:value-type="float" office:value="61.894559966393615" table:style-name="ce15">
            <text:p><text:s/>61.8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N</text:p>
          </table:table-cell>
          <table:table-cell office:value-type="string" table:style-name="ce12">
            <text:p>E09000013</text:p>
          </table:table-cell>
          <table:table-cell table:number-columns-repeated="2" table:style-name="ce14"/>
          <table:table-cell office:value-type="string" table:style-name="ce16">
            <text:p>Hammersmith and Fulham</text:p>
          </table:table-cell>
          <table:table-cell office:value-type="float" office:value="50.245608266113038" table:style-name="ce15">
            <text:p><text:s/>50.25<text:s/></text:p>
          </table:table-cell>
          <table:table-cell office:value-type="float" office:value="50.602184948956101" table:style-name="ce15">
            <text:p><text:s/>50.60<text:s/></text:p>
          </table:table-cell>
          <table:table-cell office:value-type="float" office:value="50.927152955996412" table:style-name="ce15">
            <text:p><text:s/>50.93<text:s/></text:p>
          </table:table-cell>
          <table:table-cell office:value-type="float" office:value="51.378251927917098" table:style-name="ce15">
            <text:p><text:s/>51.38<text:s/></text:p>
          </table:table-cell>
          <table:table-cell office:value-type="float" office:value="52.276986345028064" table:style-name="ce15">
            <text:p><text:s/>52.28<text:s/></text:p>
          </table:table-cell>
          <table:table-cell office:value-type="float" office:value="52.570803044347954" table:style-name="ce15">
            <text:p><text:s/>52.57<text:s/></text:p>
          </table:table-cell>
          <table:table-cell office:value-type="float" office:value="53.234131824169388" table:style-name="ce15">
            <text:p><text:s/>53.23<text:s/></text:p>
          </table:table-cell>
          <table:table-cell office:value-type="float" office:value="54.237144460164899" table:style-name="ce15">
            <text:p><text:s/>54.24<text:s/></text:p>
          </table:table-cell>
          <table:table-cell office:value-type="float" office:value="54.944382104698249" table:style-name="ce15">
            <text:p><text:s/>54.94<text:s/></text:p>
          </table:table-cell>
          <table:table-cell office:value-type="float" office:value="55.693375925090528" table:style-name="ce15">
            <text:p><text:s/>55.69<text:s/></text:p>
          </table:table-cell>
          <table:table-cell office:value-type="float" office:value="56.630332735896218" table:style-name="ce15">
            <text:p><text:s/>56.63<text:s/></text:p>
          </table:table-cell>
          <table:table-cell office:value-type="float" office:value="58.032127289907642" table:style-name="ce15">
            <text:p><text:s/>58.0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P</text:p>
          </table:table-cell>
          <table:table-cell office:value-type="string" table:style-name="ce12">
            <text:p>E09000014</text:p>
          </table:table-cell>
          <table:table-cell table:number-columns-repeated="2" table:style-name="ce14"/>
          <table:table-cell office:value-type="string" table:style-name="ce16">
            <text:p>Haringey</text:p>
          </table:table-cell>
          <table:table-cell office:value-type="float" office:value="35.195498997969047" table:style-name="ce15">
            <text:p><text:s/>35.20<text:s/></text:p>
          </table:table-cell>
          <table:table-cell office:value-type="float" office:value="35.68451213236721" table:style-name="ce15">
            <text:p><text:s/>35.68<text:s/></text:p>
          </table:table-cell>
          <table:table-cell office:value-type="float" office:value="35.935001183341591" table:style-name="ce15">
            <text:p><text:s/>35.94<text:s/></text:p>
          </table:table-cell>
          <table:table-cell office:value-type="float" office:value="36.150688627099079" table:style-name="ce15">
            <text:p><text:s/>36.15<text:s/></text:p>
          </table:table-cell>
          <table:table-cell office:value-type="float" office:value="36.251170756563653" table:style-name="ce15">
            <text:p><text:s/>36.25<text:s/></text:p>
          </table:table-cell>
          <table:table-cell office:value-type="float" office:value="36.387439861614141" table:style-name="ce15">
            <text:p><text:s/>36.39<text:s/></text:p>
          </table:table-cell>
          <table:table-cell office:value-type="float" office:value="36.693458745941491" table:style-name="ce15">
            <text:p><text:s/>36.69<text:s/></text:p>
          </table:table-cell>
          <table:table-cell office:value-type="float" office:value="37.154431166654845" table:style-name="ce15">
            <text:p><text:s/>37.15<text:s/></text:p>
          </table:table-cell>
          <table:table-cell office:value-type="float" office:value="37.401877810549934" table:style-name="ce15">
            <text:p><text:s/>37.40<text:s/></text:p>
          </table:table-cell>
          <table:table-cell office:value-type="float" office:value="37.749668055259932" table:style-name="ce15">
            <text:p><text:s/>37.75<text:s/></text:p>
          </table:table-cell>
          <table:table-cell office:value-type="float" office:value="38.279065054380872" table:style-name="ce15">
            <text:p><text:s/>38.28<text:s/></text:p>
          </table:table-cell>
          <table:table-cell office:value-type="float" office:value="38.789434574072821" table:style-name="ce15">
            <text:p><text:s/>38.7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U</text:p>
          </table:table-cell>
          <table:table-cell office:value-type="string" table:style-name="ce12">
            <text:p>E09000019</text:p>
          </table:table-cell>
          <table:table-cell table:number-columns-repeated="2" table:style-name="ce14"/>
          <table:table-cell office:value-type="string" table:style-name="ce16">
            <text:p>Islington</text:p>
          </table:table-cell>
          <table:table-cell office:value-type="float" office:value="65.20444439179316" table:style-name="ce15">
            <text:p><text:s/>65.20<text:s/></text:p>
          </table:table-cell>
          <table:table-cell office:value-type="float" office:value="66.146109864830947" table:style-name="ce15">
            <text:p><text:s/>66.15<text:s/></text:p>
          </table:table-cell>
          <table:table-cell office:value-type="float" office:value="66.882480148964873" table:style-name="ce15">
            <text:p><text:s/>66.88<text:s/></text:p>
          </table:table-cell>
          <table:table-cell office:value-type="float" office:value="67.836957333116331" table:style-name="ce15">
            <text:p><text:s/>67.84<text:s/></text:p>
          </table:table-cell>
          <table:table-cell office:value-type="float" office:value="68.289939309349194" table:style-name="ce15">
            <text:p><text:s/>68.29<text:s/></text:p>
          </table:table-cell>
          <table:table-cell office:value-type="float" office:value="69.098790444715178" table:style-name="ce15">
            <text:p><text:s/>69.10<text:s/></text:p>
          </table:table-cell>
          <table:table-cell office:value-type="float" office:value="69.671187695621441" table:style-name="ce15">
            <text:p><text:s/>69.67<text:s/></text:p>
          </table:table-cell>
          <table:table-cell office:value-type="float" office:value="70.036011173560397" table:style-name="ce15">
            <text:p><text:s/>70.04<text:s/></text:p>
          </table:table-cell>
          <table:table-cell office:value-type="float" office:value="70.770369871773298" table:style-name="ce15">
            <text:p><text:s/>70.77<text:s/></text:p>
          </table:table-cell>
          <table:table-cell office:value-type="float" office:value="71.397704708376807" table:style-name="ce15">
            <text:p><text:s/>71.40<text:s/></text:p>
          </table:table-cell>
          <table:table-cell office:value-type="float" office:value="71.946910397835495" table:style-name="ce15">
            <text:p><text:s/>71.95<text:s/></text:p>
          </table:table-cell>
          <table:table-cell office:value-type="float" office:value="72.254004576659042" table:style-name="ce15">
            <text:p><text:s/>72.2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W</text:p>
          </table:table-cell>
          <table:table-cell office:value-type="string" table:style-name="ce12">
            <text:p>E09000020</text:p>
          </table:table-cell>
          <table:table-cell table:number-columns-repeated="2" table:style-name="ce14"/>
          <table:table-cell office:value-type="string" table:style-name="ce16">
            <text:p>Kensington and Chelsea</text:p>
          </table:table-cell>
          <table:table-cell office:value-type="float" office:value="69.942188283697845" table:style-name="ce15">
            <text:p><text:s/>69.94<text:s/></text:p>
          </table:table-cell>
          <table:table-cell office:value-type="float" office:value="70.08611752560806" table:style-name="ce15">
            <text:p><text:s/>70.09<text:s/></text:p>
          </table:table-cell>
          <table:table-cell office:value-type="float" office:value="70.193879847893186" table:style-name="ce15">
            <text:p><text:s/>70.19<text:s/></text:p>
          </table:table-cell>
          <table:table-cell office:value-type="float" office:value="70.745307407890394" table:style-name="ce15">
            <text:p><text:s/>70.75<text:s/></text:p>
          </table:table-cell>
          <table:table-cell office:value-type="float" office:value="71.616659882520864" table:style-name="ce15">
            <text:p><text:s/>71.62<text:s/></text:p>
          </table:table-cell>
          <table:table-cell office:value-type="float" office:value="71.99292306930937" table:style-name="ce15">
            <text:p><text:s/>71.99<text:s/></text:p>
          </table:table-cell>
          <table:table-cell office:value-type="float" office:value="72.34612910143683" table:style-name="ce15">
            <text:p><text:s/>72.35<text:s/></text:p>
          </table:table-cell>
          <table:table-cell office:value-type="float" office:value="72.682244840726497" table:style-name="ce15">
            <text:p><text:s/>72.68<text:s/></text:p>
          </table:table-cell>
          <table:table-cell office:value-type="float" office:value="72.83689932199475" table:style-name="ce15">
            <text:p><text:s/>72.84<text:s/></text:p>
          </table:table-cell>
          <table:table-cell office:value-type="float" office:value="73.308509409998848" table:style-name="ce15">
            <text:p><text:s/>73.31<text:s/></text:p>
          </table:table-cell>
          <table:table-cell office:value-type="float" office:value="73.598818842432593" table:style-name="ce15">
            <text:p><text:s/>73.60<text:s/></text:p>
          </table:table-cell>
          <table:table-cell office:value-type="float" office:value="73.753062183986742" table:style-name="ce15">
            <text:p><text:s/>73.7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Y</text:p>
          </table:table-cell>
          <table:table-cell office:value-type="string" table:style-name="ce12">
            <text:p>E09000022</text:p>
          </table:table-cell>
          <table:table-cell table:number-columns-repeated="2" table:style-name="ce14"/>
          <table:table-cell office:value-type="string" table:style-name="ce16">
            <text:p>Lambeth</text:p>
          </table:table-cell>
          <table:table-cell office:value-type="float" office:value="49.314743527936464" table:style-name="ce15">
            <text:p><text:s/>49.31<text:s/></text:p>
          </table:table-cell>
          <table:table-cell office:value-type="float" office:value="49.713437524419497" table:style-name="ce15">
            <text:p><text:s/>49.71<text:s/></text:p>
          </table:table-cell>
          <table:table-cell office:value-type="float" office:value="49.994628877838302" table:style-name="ce15">
            <text:p><text:s/>49.99<text:s/></text:p>
          </table:table-cell>
          <table:table-cell office:value-type="float" office:value="50.544005075112899" table:style-name="ce15">
            <text:p><text:s/>50.54<text:s/></text:p>
          </table:table-cell>
          <table:table-cell office:value-type="float" office:value="51.151952689965952" table:style-name="ce15">
            <text:p><text:s/>51.15<text:s/></text:p>
          </table:table-cell>
          <table:table-cell office:value-type="float" office:value="51.736105930622905" table:style-name="ce15">
            <text:p><text:s/>51.74<text:s/></text:p>
          </table:table-cell>
          <table:table-cell office:value-type="float" office:value="52.240909209588921" table:style-name="ce15">
            <text:p><text:s/>52.24<text:s/></text:p>
          </table:table-cell>
          <table:table-cell office:value-type="float" office:value="52.898086915005905" table:style-name="ce15">
            <text:p><text:s/>52.90<text:s/></text:p>
          </table:table-cell>
          <table:table-cell office:value-type="float" office:value="53.434215335954228" table:style-name="ce15">
            <text:p><text:s/>53.43<text:s/></text:p>
          </table:table-cell>
          <table:table-cell office:value-type="float" office:value="54.062132968430163" table:style-name="ce15">
            <text:p><text:s/>54.06<text:s/></text:p>
          </table:table-cell>
          <table:table-cell office:value-type="float" office:value="54.616500852386118" table:style-name="ce15">
            <text:p><text:s/>54.62<text:s/></text:p>
          </table:table-cell>
          <table:table-cell office:value-type="float" office:value="54.757508272062253" table:style-name="ce15">
            <text:p><text:s/>54.7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Z</text:p>
          </table:table-cell>
          <table:table-cell office:value-type="string" table:style-name="ce12">
            <text:p>E09000023</text:p>
          </table:table-cell>
          <table:table-cell table:number-columns-repeated="2" table:style-name="ce14"/>
          <table:table-cell office:value-type="string" table:style-name="ce16">
            <text:p>Lewisham</text:p>
          </table:table-cell>
          <table:table-cell office:value-type="float" office:value="33.471796048023045" table:style-name="ce15">
            <text:p><text:s/>33.47<text:s/></text:p>
          </table:table-cell>
          <table:table-cell office:value-type="float" office:value="33.863979348661189" table:style-name="ce15">
            <text:p><text:s/>33.86<text:s/></text:p>
          </table:table-cell>
          <table:table-cell office:value-type="float" office:value="34.429915726964609" table:style-name="ce15">
            <text:p><text:s/>34.43<text:s/></text:p>
          </table:table-cell>
          <table:table-cell office:value-type="float" office:value="34.686962690493935" table:style-name="ce15">
            <text:p><text:s/>34.69<text:s/></text:p>
          </table:table-cell>
          <table:table-cell office:value-type="float" office:value="35.158809966176932" table:style-name="ce15">
            <text:p><text:s/>35.16<text:s/></text:p>
          </table:table-cell>
          <table:table-cell office:value-type="float" office:value="35.650841700071979" table:style-name="ce15">
            <text:p><text:s/>35.65<text:s/></text:p>
          </table:table-cell>
          <table:table-cell office:value-type="float" office:value="36.161689730517118" table:style-name="ce15">
            <text:p><text:s/>36.16<text:s/></text:p>
          </table:table-cell>
          <table:table-cell office:value-type="float" office:value="36.36553737254188" table:style-name="ce15">
            <text:p><text:s/>36.37<text:s/></text:p>
          </table:table-cell>
          <table:table-cell office:value-type="float" office:value="36.882909231609609" table:style-name="ce15">
            <text:p><text:s/>36.88<text:s/></text:p>
          </table:table-cell>
          <table:table-cell office:value-type="float" office:value="37.293977734089374" table:style-name="ce15">
            <text:p><text:s/>37.29<text:s/></text:p>
          </table:table-cell>
          <table:table-cell office:value-type="float" office:value="37.401589365534157" table:style-name="ce15">
            <text:p><text:s/>37.40<text:s/></text:p>
          </table:table-cell>
          <table:table-cell office:value-type="float" office:value="37.525358432372293" table:style-name="ce15">
            <text:p><text:s/>37.5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B</text:p>
          </table:table-cell>
          <table:table-cell office:value-type="string" table:style-name="ce12">
            <text:p>E09000025</text:p>
          </table:table-cell>
          <table:table-cell table:number-columns-repeated="2" table:style-name="ce14"/>
          <table:table-cell office:value-type="string" table:style-name="ce16">
            <text:p>Newham</text:p>
          </table:table-cell>
          <table:table-cell office:value-type="float" office:value="28.512870323790647" table:style-name="ce15">
            <text:p><text:s/>28.51<text:s/></text:p>
          </table:table-cell>
          <table:table-cell office:value-type="float" office:value="28.842802921422827" table:style-name="ce15">
            <text:p><text:s/>28.84<text:s/></text:p>
          </table:table-cell>
          <table:table-cell office:value-type="float" office:value="29.104023481750737" table:style-name="ce15">
            <text:p><text:s/>29.10<text:s/></text:p>
          </table:table-cell>
          <table:table-cell office:value-type="float" office:value="29.726732634978028" table:style-name="ce15">
            <text:p><text:s/>29.73<text:s/></text:p>
          </table:table-cell>
          <table:table-cell office:value-type="float" office:value="30.371813231878129" table:style-name="ce15">
            <text:p><text:s/>30.37<text:s/></text:p>
          </table:table-cell>
          <table:table-cell office:value-type="float" office:value="30.848689426187168" table:style-name="ce15">
            <text:p><text:s/>30.85<text:s/></text:p>
          </table:table-cell>
          <table:table-cell office:value-type="float" office:value="31.584096879428316" table:style-name="ce15">
            <text:p><text:s/>31.58<text:s/></text:p>
          </table:table-cell>
          <table:table-cell office:value-type="float" office:value="32.172826137999046" table:style-name="ce15">
            <text:p><text:s/>32.17<text:s/></text:p>
          </table:table-cell>
          <table:table-cell office:value-type="float" office:value="32.94359104682929" table:style-name="ce15">
            <text:p><text:s/>32.94<text:s/></text:p>
          </table:table-cell>
          <table:table-cell office:value-type="float" office:value="33.957620211898941" table:style-name="ce15">
            <text:p><text:s/>33.96<text:s/></text:p>
          </table:table-cell>
          <table:table-cell office:value-type="float" office:value="34.537794231406785" table:style-name="ce15">
            <text:p><text:s/>34.54<text:s/></text:p>
          </table:table-cell>
          <table:table-cell office:value-type="float" office:value="35.433847479963198" table:style-name="ce15">
            <text:p><text:s/>35.4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E</text:p>
          </table:table-cell>
          <table:table-cell office:value-type="string" table:style-name="ce12">
            <text:p>E09000028</text:p>
          </table:table-cell>
          <table:table-cell table:number-columns-repeated="2" table:style-name="ce14"/>
          <table:table-cell office:value-type="string" table:style-name="ce16">
            <text:p>Southwark</text:p>
          </table:table-cell>
          <table:table-cell office:value-type="float" office:value="42.708356684368013" table:style-name="ce15">
            <text:p><text:s/>42.71<text:s/></text:p>
          </table:table-cell>
          <table:table-cell office:value-type="float" office:value="43.185455549352866" table:style-name="ce15">
            <text:p><text:s/>43.19<text:s/></text:p>
          </table:table-cell>
          <table:table-cell office:value-type="float" office:value="43.729415217643854" table:style-name="ce15">
            <text:p><text:s/>43.73<text:s/></text:p>
          </table:table-cell>
          <table:table-cell office:value-type="float" office:value="44.413360166275176" table:style-name="ce15">
            <text:p><text:s/>44.41<text:s/></text:p>
          </table:table-cell>
          <table:table-cell office:value-type="float" office:value="44.920597776220795" table:style-name="ce15">
            <text:p><text:s/>44.92<text:s/></text:p>
          </table:table-cell>
          <table:table-cell office:value-type="float" office:value="45.511399071443421" table:style-name="ce15">
            <text:p><text:s/>45.51<text:s/></text:p>
          </table:table-cell>
          <table:table-cell office:value-type="float" office:value="46.458850880566558" table:style-name="ce15">
            <text:p><text:s/>46.46<text:s/></text:p>
          </table:table-cell>
          <table:table-cell office:value-type="float" office:value="46.854179009843357" table:style-name="ce15">
            <text:p><text:s/>46.85<text:s/></text:p>
          </table:table-cell>
          <table:table-cell office:value-type="float" office:value="48.078082448080167" table:style-name="ce15">
            <text:p><text:s/>48.08<text:s/></text:p>
          </table:table-cell>
          <table:table-cell office:value-type="float" office:value="48.686051989801577" table:style-name="ce15">
            <text:p><text:s/>48.69<text:s/></text:p>
          </table:table-cell>
          <table:table-cell office:value-type="float" office:value="49.159732250144579" table:style-name="ce15">
            <text:p><text:s/>49.16<text:s/></text:p>
          </table:table-cell>
          <table:table-cell office:value-type="float" office:value="49.661849801057564" table:style-name="ce15">
            <text:p><text:s/>49.6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G</text:p>
          </table:table-cell>
          <table:table-cell office:value-type="string" table:style-name="ce12">
            <text:p>E09000030</text:p>
          </table:table-cell>
          <table:table-cell table:number-columns-repeated="2" table:style-name="ce14"/>
          <table:table-cell office:value-type="string" table:style-name="ce16">
            <text:p>Tower Hamlets</text:p>
          </table:table-cell>
          <table:table-cell office:value-type="float" office:value="53.272094277436914" table:style-name="ce15">
            <text:p><text:s/>53.27<text:s/></text:p>
          </table:table-cell>
          <table:table-cell office:value-type="float" office:value="54.984471092707032" table:style-name="ce15">
            <text:p><text:s/>54.98<text:s/></text:p>
          </table:table-cell>
          <table:table-cell office:value-type="float" office:value="55.73860630260198" table:style-name="ce15">
            <text:p><text:s/>55.74<text:s/></text:p>
          </table:table-cell>
          <table:table-cell office:value-type="float" office:value="56.331297268175554" table:style-name="ce15">
            <text:p><text:s/>56.33<text:s/></text:p>
          </table:table-cell>
          <table:table-cell office:value-type="float" office:value="57.029259345497152" table:style-name="ce15">
            <text:p><text:s/>57.03<text:s/></text:p>
          </table:table-cell>
          <table:table-cell office:value-type="float" office:value="58.498084346584157" table:style-name="ce15">
            <text:p><text:s/>58.50<text:s/></text:p>
          </table:table-cell>
          <table:table-cell office:value-type="float" office:value="61.1962012819641" table:style-name="ce15">
            <text:p><text:s/>61.20<text:s/></text:p>
          </table:table-cell>
          <table:table-cell office:value-type="float" office:value="62.467370910528992" table:style-name="ce15">
            <text:p><text:s/>62.47<text:s/></text:p>
          </table:table-cell>
          <table:table-cell office:value-type="float" office:value="63.496455066243847" table:style-name="ce15">
            <text:p><text:s/>63.50<text:s/></text:p>
          </table:table-cell>
          <table:table-cell office:value-type="float" office:value="66.121765903400046" table:style-name="ce15">
            <text:p><text:s/>66.12<text:s/></text:p>
          </table:table-cell>
          <table:table-cell office:value-type="float" office:value="68.015274897577257" table:style-name="ce15">
            <text:p><text:s/>68.02<text:s/></text:p>
          </table:table-cell>
          <table:table-cell office:value-type="float" office:value="70.141115775630979" table:style-name="ce15">
            <text:p><text:s/>70.1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J</text:p>
          </table:table-cell>
          <table:table-cell office:value-type="string" table:style-name="ce12">
            <text:p>E09000032</text:p>
          </table:table-cell>
          <table:table-cell table:number-columns-repeated="2" table:style-name="ce14"/>
          <table:table-cell office:value-type="string" table:style-name="ce16">
            <text:p>Wandsworth</text:p>
          </table:table-cell>
          <table:table-cell office:value-type="float" office:value="39.288562950744172" table:style-name="ce15">
            <text:p><text:s/>39.29<text:s/></text:p>
          </table:table-cell>
          <table:table-cell office:value-type="float" office:value="39.565295175689364" table:style-name="ce15">
            <text:p><text:s/>39.57<text:s/></text:p>
          </table:table-cell>
          <table:table-cell office:value-type="float" office:value="39.834739287225545" table:style-name="ce15">
            <text:p><text:s/>39.83<text:s/></text:p>
          </table:table-cell>
          <table:table-cell office:value-type="float" office:value="40.174803044218535" table:style-name="ce15">
            <text:p><text:s/>40.17<text:s/></text:p>
          </table:table-cell>
          <table:table-cell office:value-type="float" office:value="40.481304037690926" table:style-name="ce15">
            <text:p><text:s/>40.48<text:s/></text:p>
          </table:table-cell>
          <table:table-cell office:value-type="float" office:value="41.27048055988466" table:style-name="ce15">
            <text:p><text:s/>41.27<text:s/></text:p>
          </table:table-cell>
          <table:table-cell office:value-type="float" office:value="41.943356467834484" table:style-name="ce15">
            <text:p><text:s/>41.94<text:s/></text:p>
          </table:table-cell>
          <table:table-cell office:value-type="float" office:value="42.58941783190761" table:style-name="ce15">
            <text:p><text:s/>42.59<text:s/></text:p>
          </table:table-cell>
          <table:table-cell office:value-type="float" office:value="43.137624585929636" table:style-name="ce15">
            <text:p><text:s/>43.14<text:s/></text:p>
          </table:table-cell>
          <table:table-cell office:value-type="float" office:value="43.519806171001548" table:style-name="ce15">
            <text:p><text:s/>43.52<text:s/></text:p>
          </table:table-cell>
          <table:table-cell office:value-type="float" office:value="43.916712149647275" table:style-name="ce15">
            <text:p><text:s/>43.92<text:s/></text:p>
          </table:table-cell>
          <table:table-cell office:value-type="float" office:value="44.472723345757238" table:style-name="ce15">
            <text:p><text:s/>44.4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K</text:p>
          </table:table-cell>
          <table:table-cell office:value-type="string" table:style-name="ce12">
            <text:p>E09000033</text:p>
          </table:table-cell>
          <table:table-cell table:number-columns-repeated="2" table:style-name="ce14"/>
          <table:table-cell office:value-type="string" table:style-name="ce16">
            <text:p>Westminster</text:p>
          </table:table-cell>
          <table:table-cell office:value-type="float" office:value="55.064974230906337" table:style-name="ce15">
            <text:p><text:s/>55.06<text:s/></text:p>
          </table:table-cell>
          <table:table-cell office:value-type="float" office:value="55.583332065123528" table:style-name="ce15">
            <text:p><text:s/>55.58<text:s/></text:p>
          </table:table-cell>
          <table:table-cell office:value-type="float" office:value="55.945791911733707" table:style-name="ce15">
            <text:p><text:s/>55.95<text:s/></text:p>
          </table:table-cell>
          <table:table-cell office:value-type="float" office:value="56.279378835054644" table:style-name="ce15">
            <text:p><text:s/>56.28<text:s/></text:p>
          </table:table-cell>
          <table:table-cell office:value-type="float" office:value="56.714903630012223" table:style-name="ce15">
            <text:p><text:s/>56.71<text:s/></text:p>
          </table:table-cell>
          <table:table-cell office:value-type="float" office:value="57.224368222646255" table:style-name="ce15">
            <text:p><text:s/>57.22<text:s/></text:p>
          </table:table-cell>
          <table:table-cell office:value-type="float" office:value="57.935868199376372" table:style-name="ce15">
            <text:p><text:s/>57.94<text:s/></text:p>
          </table:table-cell>
          <table:table-cell office:value-type="float" office:value="58.554754037324905" table:style-name="ce15">
            <text:p><text:s/>58.55<text:s/></text:p>
          </table:table-cell>
          <table:table-cell office:value-type="float" office:value="59.015404663284777" table:style-name="ce15">
            <text:p><text:s/>59.02<text:s/></text:p>
          </table:table-cell>
          <table:table-cell office:value-type="float" office:value="59.64613636786919" table:style-name="ce15">
            <text:p><text:s/>59.65<text:s/></text:p>
          </table:table-cell>
          <table:table-cell office:value-type="float" office:value="60.007634085259696" table:style-name="ce15">
            <text:p><text:s/>60.01<text:s/></text:p>
          </table:table-cell>
          <table:table-cell office:value-type="float" office:value="60.45683483377244" table:style-name="ce15">
            <text:p><text:s/>60.46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office:value-type="string" table:style-name="ce13">
            <text:p>Outer London</text:p>
          </table:table-cell>
          <table:table-cell table:style-name="ce14"/>
          <table:table-cell office:value-type="float" office:value="15.544424838046949" table:style-name="ce21">
            <text:p><text:s/>15.54<text:s/></text:p>
          </table:table-cell>
          <table:table-cell office:value-type="float" office:value="15.653262826645255" table:style-name="ce21">
            <text:p><text:s/>15.65<text:s/></text:p>
          </table:table-cell>
          <table:table-cell office:value-type="float" office:value="15.757594598398409" table:style-name="ce21">
            <text:p><text:s/>15.76<text:s/></text:p>
          </table:table-cell>
          <table:table-cell office:value-type="float" office:value="15.859856945965978" table:style-name="ce21">
            <text:p><text:s/>15.86<text:s/></text:p>
          </table:table-cell>
          <table:table-cell office:value-type="float" office:value="15.981902717659484" table:style-name="ce15">
            <text:p><text:s/>15.98<text:s/></text:p>
          </table:table-cell>
          <table:table-cell office:value-type="float" office:value="16.116950034682969" table:style-name="ce15">
            <text:p><text:s/>16.12<text:s/></text:p>
          </table:table-cell>
          <table:table-cell office:value-type="float" office:value="16.280927449105349" table:style-name="ce15">
            <text:p><text:s/>16.28<text:s/></text:p>
          </table:table-cell>
          <table:table-cell office:value-type="float" office:value="16.424424530934033" table:style-name="ce15">
            <text:p><text:s/>16.42<text:s/></text:p>
          </table:table-cell>
          <table:table-cell office:value-type="float" office:value="16.589154232372504" table:style-name="ce15">
            <text:p><text:s/>16.59<text:s/></text:p>
          </table:table-cell>
          <table:table-cell office:value-type="float" office:value="16.775741021582643" table:style-name="ce15">
            <text:p><text:s/>16.78<text:s/></text:p>
          </table:table-cell>
          <table:table-cell office:value-type="float" office:value="16.944588745141626" table:style-name="ce15">
            <text:p><text:s/>16.94<text:s/></text:p>
          </table:table-cell>
          <table:table-cell office:value-type="float" office:value="17.085645182533312" table:style-name="ce15">
            <text:p><text:s/>17.0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B</text:p>
          </table:table-cell>
          <table:table-cell office:value-type="string" table:style-name="ce12">
            <text:p>E09000002</text:p>
          </table:table-cell>
          <table:table-cell table:number-columns-repeated="2" table:style-name="ce14"/>
          <table:table-cell office:value-type="string" table:style-name="ce16">
            <text:p>Barking and Dagenham</text:p>
          </table:table-cell>
          <table:table-cell office:value-type="float" office:value="19.685211099856851" table:style-name="ce15">
            <text:p><text:s/>19.69<text:s/></text:p>
          </table:table-cell>
          <table:table-cell office:value-type="float" office:value="19.76436238822296" table:style-name="ce15">
            <text:p><text:s/>19.76<text:s/></text:p>
          </table:table-cell>
          <table:table-cell office:value-type="float" office:value="19.886168670988354" table:style-name="ce15">
            <text:p><text:s/>19.89<text:s/></text:p>
          </table:table-cell>
          <table:table-cell office:value-type="float" office:value="20.070283407653815" table:style-name="ce15">
            <text:p><text:s/>20.07<text:s/></text:p>
          </table:table-cell>
          <table:table-cell office:value-type="float" office:value="20.19430089517196" table:style-name="ce15">
            <text:p><text:s/>20.19<text:s/></text:p>
          </table:table-cell>
          <table:table-cell office:value-type="float" office:value="20.378699339200946" table:style-name="ce15">
            <text:p><text:s/>20.38<text:s/></text:p>
          </table:table-cell>
          <table:table-cell office:value-type="float" office:value="20.525483484132195" table:style-name="ce15">
            <text:p><text:s/>20.53<text:s/></text:p>
          </table:table-cell>
          <table:table-cell office:value-type="float" office:value="20.621529479861639" table:style-name="ce15">
            <text:p><text:s/>20.62<text:s/></text:p>
          </table:table-cell>
          <table:table-cell office:value-type="float" office:value="20.854111449912345" table:style-name="ce15">
            <text:p><text:s/>20.85<text:s/></text:p>
          </table:table-cell>
          <table:table-cell office:value-type="float" office:value="21.045776257288882" table:style-name="ce15">
            <text:p><text:s/>21.05<text:s/></text:p>
          </table:table-cell>
          <table:table-cell office:value-type="float" office:value="21.316801981103069" table:style-name="ce15">
            <text:p><text:s/>21.32<text:s/></text:p>
          </table:table-cell>
          <table:table-cell office:value-type="float" office:value="21.650863824094003" table:style-name="ce15">
            <text:p><text:s/>21.6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C</text:p>
          </table:table-cell>
          <table:table-cell office:value-type="string" table:style-name="ce12">
            <text:p>E09000003</text:p>
          </table:table-cell>
          <table:table-cell table:number-columns-repeated="2" table:style-name="ce14"/>
          <table:table-cell office:value-type="string" table:style-name="ce16">
            <text:p>Barnet</text:p>
          </table:table-cell>
          <table:table-cell office:value-type="float" office:value="16.063251673110326" table:style-name="ce15">
            <text:p><text:s/>16.06<text:s/></text:p>
          </table:table-cell>
          <table:table-cell office:value-type="float" office:value="16.295046487412513" table:style-name="ce15">
            <text:p><text:s/>16.30<text:s/></text:p>
          </table:table-cell>
          <table:table-cell office:value-type="float" office:value="16.441462831133428" table:style-name="ce15">
            <text:p><text:s/>16.44<text:s/></text:p>
          </table:table-cell>
          <table:table-cell office:value-type="float" office:value="16.557791946586907" table:style-name="ce15">
            <text:p><text:s/>16.56<text:s/></text:p>
          </table:table-cell>
          <table:table-cell office:value-type="float" office:value="16.698444686603427" table:style-name="ce15">
            <text:p><text:s/>16.70<text:s/></text:p>
          </table:table-cell>
          <table:table-cell office:value-type="float" office:value="16.854546168721956" table:style-name="ce15">
            <text:p><text:s/>16.85<text:s/></text:p>
          </table:table-cell>
          <table:table-cell office:value-type="float" office:value="17.049954661088627" table:style-name="ce15">
            <text:p><text:s/>17.05<text:s/></text:p>
          </table:table-cell>
          <table:table-cell office:value-type="float" office:value="17.292530985598386" table:style-name="ce15">
            <text:p><text:s/>17.29<text:s/></text:p>
          </table:table-cell>
          <table:table-cell office:value-type="float" office:value="17.535182717854497" table:style-name="ce15">
            <text:p><text:s/>17.54<text:s/></text:p>
          </table:table-cell>
          <table:table-cell office:value-type="float" office:value="17.752608932758665" table:style-name="ce15">
            <text:p><text:s/>17.75<text:s/></text:p>
          </table:table-cell>
          <table:table-cell office:value-type="float" office:value="17.996189782485676" table:style-name="ce15">
            <text:p><text:s/>18.00<text:s/></text:p>
          </table:table-cell>
          <table:table-cell office:value-type="float" office:value="18.01993160970741" table:style-name="ce15">
            <text:p><text:s/>18.0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D</text:p>
          </table:table-cell>
          <table:table-cell office:value-type="string" table:style-name="ce12">
            <text:p>E09000004</text:p>
          </table:table-cell>
          <table:table-cell table:number-columns-repeated="2" table:style-name="ce14"/>
          <table:table-cell office:value-type="string" table:style-name="ce16">
            <text:p>Bexley</text:p>
          </table:table-cell>
          <table:table-cell office:value-type="float" office:value="15.687677791865879" table:style-name="ce15">
            <text:p><text:s/>15.69<text:s/></text:p>
          </table:table-cell>
          <table:table-cell office:value-type="float" office:value="15.722373624960213" table:style-name="ce15">
            <text:p><text:s/>15.72<text:s/></text:p>
          </table:table-cell>
          <table:table-cell office:value-type="float" office:value="15.792708139894769" table:style-name="ce15">
            <text:p><text:s/>15.79<text:s/></text:p>
          </table:table-cell>
          <table:table-cell office:value-type="float" office:value="15.881201128751902" table:style-name="ce15">
            <text:p><text:s/>15.88<text:s/></text:p>
          </table:table-cell>
          <table:table-cell office:value-type="float" office:value="16.016242913710808" table:style-name="ce15">
            <text:p><text:s/>16.02<text:s/></text:p>
          </table:table-cell>
          <table:table-cell office:value-type="float" office:value="15.9958039787921" table:style-name="ce15">
            <text:p><text:s/>16.00<text:s/></text:p>
          </table:table-cell>
          <table:table-cell office:value-type="float" office:value="16.124556963697025" table:style-name="ce15">
            <text:p><text:s/>16.12<text:s/></text:p>
          </table:table-cell>
          <table:table-cell office:value-type="float" office:value="16.171594878533554" table:style-name="ce15">
            <text:p><text:s/>16.17<text:s/></text:p>
          </table:table-cell>
          <table:table-cell office:value-type="float" office:value="16.253161297138821" table:style-name="ce15">
            <text:p><text:s/>16.25<text:s/></text:p>
          </table:table-cell>
          <table:table-cell office:value-type="float" office:value="16.290798443430727" table:style-name="ce15">
            <text:p><text:s/>16.29<text:s/></text:p>
          </table:table-cell>
          <table:table-cell office:value-type="float" office:value="16.393908079750936" table:style-name="ce15">
            <text:p><text:s/>16.39<text:s/></text:p>
          </table:table-cell>
          <table:table-cell office:value-type="float" office:value="16.511165696023664" table:style-name="ce15">
            <text:p><text:s/>16.5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E</text:p>
          </table:table-cell>
          <table:table-cell office:value-type="string" table:style-name="ce12">
            <text:p>E09000005</text:p>
          </table:table-cell>
          <table:table-cell table:number-columns-repeated="2" table:style-name="ce14"/>
          <table:table-cell office:value-type="string" table:style-name="ce16">
            <text:p>Brent</text:p>
          </table:table-cell>
          <table:table-cell office:value-type="float" office:value="25.925552494056745" table:style-name="ce15">
            <text:p><text:s/>25.93<text:s/></text:p>
          </table:table-cell>
          <table:table-cell office:value-type="float" office:value="26.114668878514163" table:style-name="ce15">
            <text:p><text:s/>26.11<text:s/></text:p>
          </table:table-cell>
          <table:table-cell office:value-type="float" office:value="26.327376113802529" table:style-name="ce15">
            <text:p><text:s/>26.33<text:s/></text:p>
          </table:table-cell>
          <table:table-cell office:value-type="float" office:value="26.55674107703673" table:style-name="ce15">
            <text:p><text:s/>26.56<text:s/></text:p>
          </table:table-cell>
          <table:table-cell office:value-type="float" office:value="26.976930995797112" table:style-name="ce15">
            <text:p><text:s/>26.98<text:s/></text:p>
          </table:table-cell>
          <table:table-cell office:value-type="float" office:value="27.279645452737054" table:style-name="ce15">
            <text:p><text:s/>27.28<text:s/></text:p>
          </table:table-cell>
          <table:table-cell office:value-type="float" office:value="27.654796738564738" table:style-name="ce15">
            <text:p><text:s/>27.65<text:s/></text:p>
          </table:table-cell>
          <table:table-cell office:value-type="float" office:value="27.874908922685478" table:style-name="ce15">
            <text:p><text:s/>27.87<text:s/></text:p>
          </table:table-cell>
          <table:table-cell office:value-type="float" office:value="28.337200023130748" table:style-name="ce15">
            <text:p><text:s/>28.34<text:s/></text:p>
          </table:table-cell>
          <table:table-cell office:value-type="float" office:value="28.959555889666337" table:style-name="ce15">
            <text:p><text:s/>28.96<text:s/></text:p>
          </table:table-cell>
          <table:table-cell office:value-type="float" office:value="29.572536103838431" table:style-name="ce15">
            <text:p><text:s/>29.57<text:s/></text:p>
          </table:table-cell>
          <table:table-cell office:value-type="float" office:value="30.399154416186359" table:style-name="ce15">
            <text:p><text:s/>30.4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F</text:p>
          </table:table-cell>
          <table:table-cell office:value-type="string" table:style-name="ce12">
            <text:p>E09000006</text:p>
          </table:table-cell>
          <table:table-cell table:number-columns-repeated="2" table:style-name="ce14"/>
          <table:table-cell office:value-type="string" table:style-name="ce16">
            <text:p>Bromley</text:p>
          </table:table-cell>
          <table:table-cell office:value-type="float" office:value="8.9943115954684263" table:style-name="ce15">
            <text:p><text:s/>8.99<text:s/></text:p>
          </table:table-cell>
          <table:table-cell office:value-type="float" office:value="9.0436139255357109" table:style-name="ce15">
            <text:p><text:s/>9.04<text:s/></text:p>
          </table:table-cell>
          <table:table-cell office:value-type="float" office:value="9.1006445198627119" table:style-name="ce15">
            <text:p><text:s/>9.10<text:s/></text:p>
          </table:table-cell>
          <table:table-cell office:value-type="float" office:value="9.1215058248297556" table:style-name="ce15">
            <text:p><text:s/>9.12<text:s/></text:p>
          </table:table-cell>
          <table:table-cell office:value-type="float" office:value="9.1598180462552126" table:style-name="ce15">
            <text:p><text:s/>9.16<text:s/></text:p>
          </table:table-cell>
          <table:table-cell office:value-type="float" office:value="9.217377172129865" table:style-name="ce15">
            <text:p><text:s/>9.22<text:s/></text:p>
          </table:table-cell>
          <table:table-cell office:value-type="float" office:value="9.2854749768041636" table:style-name="ce15">
            <text:p><text:s/>9.29<text:s/></text:p>
          </table:table-cell>
          <table:table-cell office:value-type="float" office:value="9.3333120191401449" table:style-name="ce15">
            <text:p><text:s/>9.33<text:s/></text:p>
          </table:table-cell>
          <table:table-cell office:value-type="float" office:value="9.3914065169477823" table:style-name="ce15">
            <text:p><text:s/>9.39<text:s/></text:p>
          </table:table-cell>
          <table:table-cell office:value-type="float" office:value="9.4346414022598353" table:style-name="ce15">
            <text:p><text:s/>9.43<text:s/></text:p>
          </table:table-cell>
          <table:table-cell office:value-type="float" office:value="9.4638339707698389" table:style-name="ce15">
            <text:p><text:s/>9.46<text:s/></text:p>
          </table:table-cell>
          <table:table-cell office:value-type="float" office:value="9.4718269050159662" table:style-name="ce15">
            <text:p><text:s/>9.4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H</text:p>
          </table:table-cell>
          <table:table-cell office:value-type="string" table:style-name="ce12">
            <text:p>E09000008</text:p>
          </table:table-cell>
          <table:table-cell table:number-columns-repeated="2" table:style-name="ce14"/>
          <table:table-cell office:value-type="string" table:style-name="ce16">
            <text:p>Croydon</text:p>
          </table:table-cell>
          <table:table-cell office:value-type="float" office:value="17.120552217256535" table:style-name="ce15">
            <text:p><text:s/>17.12<text:s/></text:p>
          </table:table-cell>
          <table:table-cell office:value-type="float" office:value="17.175303741129746" table:style-name="ce15">
            <text:p><text:s/>17.18<text:s/></text:p>
          </table:table-cell>
          <table:table-cell office:value-type="float" office:value="17.249717589553526" table:style-name="ce15">
            <text:p><text:s/>17.25<text:s/></text:p>
          </table:table-cell>
          <table:table-cell office:value-type="float" office:value="17.371070927948811" table:style-name="ce15">
            <text:p><text:s/>17.37<text:s/></text:p>
          </table:table-cell>
          <table:table-cell office:value-type="float" office:value="17.518560182084311" table:style-name="ce15">
            <text:p><text:s/>17.52<text:s/></text:p>
          </table:table-cell>
          <table:table-cell office:value-type="float" office:value="17.726292106772231" table:style-name="ce15">
            <text:p><text:s/>17.73<text:s/></text:p>
          </table:table-cell>
          <table:table-cell office:value-type="float" office:value="18.025405024816553" table:style-name="ce15">
            <text:p><text:s/>18.03<text:s/></text:p>
          </table:table-cell>
          <table:table-cell office:value-type="float" office:value="18.236828383704434" table:style-name="ce15">
            <text:p><text:s/>18.24<text:s/></text:p>
          </table:table-cell>
          <table:table-cell office:value-type="float" office:value="18.392148384344402" table:style-name="ce15">
            <text:p><text:s/>18.39<text:s/></text:p>
          </table:table-cell>
          <table:table-cell office:value-type="float" office:value="18.555130222453965" table:style-name="ce15">
            <text:p><text:s/>18.56<text:s/></text:p>
          </table:table-cell>
          <table:table-cell office:value-type="float" office:value="18.762335426477676" table:style-name="ce15">
            <text:p><text:s/>18.76<text:s/></text:p>
          </table:table-cell>
          <table:table-cell office:value-type="float" office:value="19.008610373378254" table:style-name="ce15">
            <text:p><text:s/>19.0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J</text:p>
          </table:table-cell>
          <table:table-cell office:value-type="string" table:style-name="ce12">
            <text:p>E09000009</text:p>
          </table:table-cell>
          <table:table-cell table:number-columns-repeated="2" table:style-name="ce14"/>
          <table:table-cell office:value-type="string" table:style-name="ce16">
            <text:p>Ealing</text:p>
          </table:table-cell>
          <table:table-cell office:value-type="float" office:value="22.898297134152635" table:style-name="ce15">
            <text:p><text:s/>22.90<text:s/></text:p>
          </table:table-cell>
          <table:table-cell office:value-type="float" office:value="23.081610256893121" table:style-name="ce15">
            <text:p><text:s/>23.08<text:s/></text:p>
          </table:table-cell>
          <table:table-cell office:value-type="float" office:value="23.319815606807889" table:style-name="ce15">
            <text:p><text:s/>23.32<text:s/></text:p>
          </table:table-cell>
          <table:table-cell office:value-type="float" office:value="23.518252478181939" table:style-name="ce15">
            <text:p><text:s/>23.52<text:s/></text:p>
          </table:table-cell>
          <table:table-cell office:value-type="float" office:value="23.739732304005713" table:style-name="ce15">
            <text:p><text:s/>23.74<text:s/></text:p>
          </table:table-cell>
          <table:table-cell office:value-type="float" office:value="23.929505044612959" table:style-name="ce15">
            <text:p><text:s/>23.93<text:s/></text:p>
          </table:table-cell>
          <table:table-cell office:value-type="float" office:value="24.141493247780616" table:style-name="ce15">
            <text:p><text:s/>24.14<text:s/></text:p>
          </table:table-cell>
          <table:table-cell office:value-type="float" office:value="24.463792225000763" table:style-name="ce15">
            <text:p><text:s/>24.46<text:s/></text:p>
          </table:table-cell>
          <table:table-cell office:value-type="float" office:value="24.839561650346479" table:style-name="ce15">
            <text:p><text:s/>24.84<text:s/></text:p>
          </table:table-cell>
          <table:table-cell office:value-type="float" office:value="25.225052975351382" table:style-name="ce15">
            <text:p><text:s/>25.23<text:s/></text:p>
          </table:table-cell>
          <table:table-cell office:value-type="float" office:value="25.588739413493116" table:style-name="ce15">
            <text:p><text:s/>25.59<text:s/></text:p>
          </table:table-cell>
          <table:table-cell office:value-type="float" office:value="25.780664861439188" table:style-name="ce15">
            <text:p><text:s/>25.7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K</text:p>
          </table:table-cell>
          <table:table-cell office:value-type="string" table:style-name="ce12">
            <text:p>E09000010</text:p>
          </table:table-cell>
          <table:table-cell table:number-columns-repeated="2" table:style-name="ce14"/>
          <table:table-cell office:value-type="string" table:style-name="ce16">
            <text:p>Enfield</text:p>
          </table:table-cell>
          <table:table-cell office:value-type="float" office:value="15.098233841161685" table:style-name="ce15">
            <text:p><text:s/>15.10<text:s/></text:p>
          </table:table-cell>
          <table:table-cell office:value-type="float" office:value="15.142449665037725" table:style-name="ce15">
            <text:p><text:s/>15.14<text:s/></text:p>
          </table:table-cell>
          <table:table-cell office:value-type="float" office:value="15.217691071246223" table:style-name="ce15">
            <text:p><text:s/>15.22<text:s/></text:p>
          </table:table-cell>
          <table:table-cell office:value-type="float" office:value="15.288309089657321" table:style-name="ce15">
            <text:p><text:s/>15.29<text:s/></text:p>
          </table:table-cell>
          <table:table-cell office:value-type="float" office:value="15.344992508993681" table:style-name="ce15">
            <text:p><text:s/>15.34<text:s/></text:p>
          </table:table-cell>
          <table:table-cell office:value-type="float" office:value="15.435433726458569" table:style-name="ce15">
            <text:p><text:s/>15.44<text:s/></text:p>
          </table:table-cell>
          <table:table-cell office:value-type="float" office:value="15.553809800695277" table:style-name="ce15">
            <text:p><text:s/>15.55<text:s/></text:p>
          </table:table-cell>
          <table:table-cell office:value-type="float" office:value="15.608843625782651" table:style-name="ce15">
            <text:p><text:s/>15.61<text:s/></text:p>
          </table:table-cell>
          <table:table-cell office:value-type="float" office:value="15.678019571698977" table:style-name="ce15">
            <text:p><text:s/>15.68<text:s/></text:p>
          </table:table-cell>
          <table:table-cell office:value-type="float" office:value="15.737279014239586" table:style-name="ce15">
            <text:p><text:s/>15.74<text:s/></text:p>
          </table:table-cell>
          <table:table-cell office:value-type="float" office:value="15.844377272766643" table:style-name="ce15">
            <text:p><text:s/>15.84<text:s/></text:p>
          </table:table-cell>
          <table:table-cell office:value-type="float" office:value="15.960312344177449" table:style-name="ce15">
            <text:p><text:s/>15.9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L</text:p>
          </table:table-cell>
          <table:table-cell office:value-type="string" table:style-name="ce12">
            <text:p>E09000011</text:p>
          </table:table-cell>
          <table:table-cell table:number-columns-repeated="2" table:style-name="ce14"/>
          <table:table-cell office:value-type="string" table:style-name="ce16">
            <text:p>Greenwich</text:p>
          </table:table-cell>
          <table:table-cell office:value-type="float" office:value="21.799613371964732" table:style-name="ce15">
            <text:p><text:s/>21.80<text:s/></text:p>
          </table:table-cell>
          <table:table-cell office:value-type="float" office:value="22.133540119743024" table:style-name="ce15">
            <text:p><text:s/>22.13<text:s/></text:p>
          </table:table-cell>
          <table:table-cell office:value-type="float" office:value="22.211951489399802" table:style-name="ce15">
            <text:p><text:s/>22.21<text:s/></text:p>
          </table:table-cell>
          <table:table-cell office:value-type="float" office:value="22.501296740326929" table:style-name="ce15">
            <text:p><text:s/>22.50<text:s/></text:p>
          </table:table-cell>
          <table:table-cell office:value-type="float" office:value="22.79824985266427" table:style-name="ce15">
            <text:p><text:s/>22.80<text:s/></text:p>
          </table:table-cell>
          <table:table-cell office:value-type="float" office:value="23.216032416376354" table:style-name="ce15">
            <text:p><text:s/>23.22<text:s/></text:p>
          </table:table-cell>
          <table:table-cell office:value-type="float" office:value="23.773313051928849" table:style-name="ce15">
            <text:p><text:s/>23.77<text:s/></text:p>
          </table:table-cell>
          <table:table-cell office:value-type="float" office:value="24.229348882410108" table:style-name="ce15">
            <text:p><text:s/>24.23<text:s/></text:p>
          </table:table-cell>
          <table:table-cell office:value-type="float" office:value="24.603625301052102" table:style-name="ce15">
            <text:p><text:s/>24.60<text:s/></text:p>
          </table:table-cell>
          <table:table-cell office:value-type="float" office:value="25.314645998152685" table:style-name="ce15">
            <text:p><text:s/>25.31<text:s/></text:p>
          </table:table-cell>
          <table:table-cell office:value-type="float" office:value="25.578986749409761" table:style-name="ce15">
            <text:p><text:s/>25.58<text:s/></text:p>
          </table:table-cell>
          <table:table-cell office:value-type="float" office:value="25.844729555494492" table:style-name="ce15">
            <text:p><text:s/>25.8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Q</text:p>
          </table:table-cell>
          <table:table-cell office:value-type="string" table:style-name="ce12">
            <text:p>E09000015</text:p>
          </table:table-cell>
          <table:table-cell table:number-columns-repeated="2" table:style-name="ce14"/>
          <table:table-cell office:value-type="string" table:style-name="ce16">
            <text:p>Harrow</text:p>
          </table:table-cell>
          <table:table-cell office:value-type="float" office:value="17.146114765380176" table:style-name="ce15">
            <text:p><text:s/>17.15<text:s/></text:p>
          </table:table-cell>
          <table:table-cell office:value-type="float" office:value="17.257266073362953" table:style-name="ce15">
            <text:p><text:s/>17.26<text:s/></text:p>
          </table:table-cell>
          <table:table-cell office:value-type="float" office:value="17.416967015291497" table:style-name="ce15">
            <text:p><text:s/>17.42<text:s/></text:p>
          </table:table-cell>
          <table:table-cell office:value-type="float" office:value="17.493246874728886" table:style-name="ce15">
            <text:p><text:s/>17.49<text:s/></text:p>
          </table:table-cell>
          <table:table-cell office:value-type="float" office:value="17.592504684938518" table:style-name="ce15">
            <text:p><text:s/>17.59<text:s/></text:p>
          </table:table-cell>
          <table:table-cell office:value-type="float" office:value="17.790849984047814" table:style-name="ce15">
            <text:p><text:s/>17.79<text:s/></text:p>
          </table:table-cell>
          <table:table-cell office:value-type="float" office:value="17.938822988542189" table:style-name="ce15">
            <text:p><text:s/>17.94<text:s/></text:p>
          </table:table-cell>
          <table:table-cell office:value-type="float" office:value="18.095550438535653" table:style-name="ce15">
            <text:p><text:s/>18.10<text:s/></text:p>
          </table:table-cell>
          <table:table-cell office:value-type="float" office:value="18.357106338455196" table:style-name="ce15">
            <text:p><text:s/>18.36<text:s/></text:p>
          </table:table-cell>
          <table:table-cell office:value-type="float" office:value="18.612915499153843" table:style-name="ce15">
            <text:p><text:s/>18.61<text:s/></text:p>
          </table:table-cell>
          <table:table-cell office:value-type="float" office:value="18.784132972947269" table:style-name="ce15">
            <text:p><text:s/>18.78<text:s/></text:p>
          </table:table-cell>
          <table:table-cell office:value-type="float" office:value="18.869700482517413" table:style-name="ce15">
            <text:p><text:s/>18.8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R</text:p>
          </table:table-cell>
          <table:table-cell office:value-type="string" table:style-name="ce12">
            <text:p>E09000016</text:p>
          </table:table-cell>
          <table:table-cell table:number-columns-repeated="2" table:style-name="ce14"/>
          <table:table-cell office:value-type="string" table:style-name="ce16">
            <text:p>Havering</text:p>
          </table:table-cell>
          <table:table-cell office:value-type="float" office:value="8.8281526355405457" table:style-name="ce15">
            <text:p><text:s/>8.83<text:s/></text:p>
          </table:table-cell>
          <table:table-cell office:value-type="float" office:value="8.8595189160640757" table:style-name="ce15">
            <text:p><text:s/>8.86<text:s/></text:p>
          </table:table-cell>
          <table:table-cell office:value-type="float" office:value="8.9082417226190653" table:style-name="ce15">
            <text:p><text:s/>8.91<text:s/></text:p>
          </table:table-cell>
          <table:table-cell office:value-type="float" office:value="8.9497548942489544" table:style-name="ce15">
            <text:p><text:s/>8.95<text:s/></text:p>
          </table:table-cell>
          <table:table-cell office:value-type="float" office:value="9.0345259495157038" table:style-name="ce15">
            <text:p><text:s/>9.03<text:s/></text:p>
          </table:table-cell>
          <table:table-cell office:value-type="float" office:value="9.152227375774034" table:style-name="ce15">
            <text:p><text:s/>9.15<text:s/></text:p>
          </table:table-cell>
          <table:table-cell office:value-type="float" office:value="9.2192858547908898" table:style-name="ce15">
            <text:p><text:s/>9.22<text:s/></text:p>
          </table:table-cell>
          <table:table-cell office:value-type="float" office:value="9.2715690384576028" table:style-name="ce15">
            <text:p><text:s/>9.27<text:s/></text:p>
          </table:table-cell>
          <table:table-cell office:value-type="float" office:value="9.340674696950682" table:style-name="ce15">
            <text:p><text:s/>9.34<text:s/></text:p>
          </table:table-cell>
          <table:table-cell office:value-type="float" office:value="9.4142393122374628" table:style-name="ce15">
            <text:p><text:s/>9.41<text:s/></text:p>
          </table:table-cell>
          <table:table-cell office:value-type="float" office:value="9.4849194791692621" table:style-name="ce15">
            <text:p><text:s/>9.48<text:s/></text:p>
          </table:table-cell>
          <table:table-cell office:value-type="float" office:value="9.5404633641791783" table:style-name="ce15">
            <text:p><text:s/>9.5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S</text:p>
          </table:table-cell>
          <table:table-cell office:value-type="string" table:style-name="ce12">
            <text:p>E09000017</text:p>
          </table:table-cell>
          <table:table-cell table:number-columns-repeated="2" table:style-name="ce14"/>
          <table:table-cell office:value-type="string" table:style-name="ce16">
            <text:p>Hillingdon</text:p>
          </table:table-cell>
          <table:table-cell office:value-type="float" office:value="8.9806377615805086" table:style-name="ce15">
            <text:p><text:s/>8.98<text:s/></text:p>
          </table:table-cell>
          <table:table-cell office:value-type="float" office:value="9.086652277237345" table:style-name="ce15">
            <text:p><text:s/>9.09<text:s/></text:p>
          </table:table-cell>
          <table:table-cell office:value-type="float" office:value="9.2339835611234591" table:style-name="ce15">
            <text:p><text:s/>9.23<text:s/></text:p>
          </table:table-cell>
          <table:table-cell office:value-type="float" office:value="9.3024456990222717" table:style-name="ce15">
            <text:p><text:s/>9.30<text:s/></text:p>
          </table:table-cell>
          <table:table-cell office:value-type="float" office:value="9.3700862371112965" table:style-name="ce15">
            <text:p><text:s/>9.37<text:s/></text:p>
          </table:table-cell>
          <table:table-cell office:value-type="float" office:value="9.4519038379263716" table:style-name="ce15">
            <text:p><text:s/>9.45<text:s/></text:p>
          </table:table-cell>
          <table:table-cell office:value-type="float" office:value="9.5384969083890958" table:style-name="ce15">
            <text:p><text:s/>9.54<text:s/></text:p>
          </table:table-cell>
          <table:table-cell office:value-type="float" office:value="9.6318070323128211" table:style-name="ce15">
            <text:p><text:s/>9.63<text:s/></text:p>
          </table:table-cell>
          <table:table-cell office:value-type="float" office:value="9.7350566377586212" table:style-name="ce15">
            <text:p><text:s/>9.74<text:s/></text:p>
          </table:table-cell>
          <table:table-cell office:value-type="float" office:value="9.8978567020627448" table:style-name="ce15">
            <text:p><text:s/>9.90<text:s/></text:p>
          </table:table-cell>
          <table:table-cell office:value-type="float" office:value="9.9801044387325604" table:style-name="ce15">
            <text:p><text:s/>9.98<text:s/></text:p>
          </table:table-cell>
          <table:table-cell office:value-type="float" office:value="10.054933088110737" table:style-name="ce15">
            <text:p><text:s/>10.0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T</text:p>
          </table:table-cell>
          <table:table-cell office:value-type="string" table:style-name="ce12">
            <text:p>E09000018</text:p>
          </table:table-cell>
          <table:table-cell table:number-columns-repeated="2" table:style-name="ce14"/>
          <table:table-cell office:value-type="string" table:style-name="ce16">
            <text:p>Hounslow</text:p>
          </table:table-cell>
          <table:table-cell office:value-type="float" office:value="17.308970009456587" table:style-name="ce15">
            <text:p><text:s/>17.31<text:s/></text:p>
          </table:table-cell>
          <table:table-cell office:value-type="float" office:value="17.469550580252061" table:style-name="ce15">
            <text:p><text:s/>17.47<text:s/></text:p>
          </table:table-cell>
          <table:table-cell office:value-type="float" office:value="17.56796564930702" table:style-name="ce15">
            <text:p><text:s/>17.57<text:s/></text:p>
          </table:table-cell>
          <table:table-cell office:value-type="float" office:value="17.7474835251078" table:style-name="ce15">
            <text:p><text:s/>17.75<text:s/></text:p>
          </table:table-cell>
          <table:table-cell office:value-type="float" office:value="17.875372624665694" table:style-name="ce15">
            <text:p><text:s/>17.88<text:s/></text:p>
          </table:table-cell>
          <table:table-cell office:value-type="float" office:value="18.018092854501507" table:style-name="ce15">
            <text:p><text:s/>18.02<text:s/></text:p>
          </table:table-cell>
          <table:table-cell office:value-type="float" office:value="18.174565319527883" table:style-name="ce15">
            <text:p><text:s/>18.17<text:s/></text:p>
          </table:table-cell>
          <table:table-cell office:value-type="float" office:value="18.394244167351459" table:style-name="ce15">
            <text:p><text:s/>18.39<text:s/></text:p>
          </table:table-cell>
          <table:table-cell office:value-type="float" office:value="18.677015970559861" table:style-name="ce15">
            <text:p><text:s/>18.68<text:s/></text:p>
          </table:table-cell>
          <table:table-cell office:value-type="float" office:value="19.01249941933801" table:style-name="ce15">
            <text:p><text:s/>19.01<text:s/></text:p>
          </table:table-cell>
          <table:table-cell office:value-type="float" office:value="19.322299813447504" table:style-name="ce15">
            <text:p><text:s/>19.32<text:s/></text:p>
          </table:table-cell>
          <table:table-cell office:value-type="float" office:value="19.632684569035145" table:style-name="ce15">
            <text:p><text:s/>19.6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AX</text:p>
          </table:table-cell>
          <table:table-cell office:value-type="string" table:style-name="ce12">
            <text:p>E09000021</text:p>
          </table:table-cell>
          <table:table-cell table:number-columns-repeated="2" table:style-name="ce14"/>
          <table:table-cell office:value-type="string" table:style-name="ce16">
            <text:p>Kingston upon Thames</text:p>
          </table:table-cell>
          <table:table-cell office:value-type="float" office:value="17.497569051497464" table:style-name="ce15">
            <text:p><text:s/>17.50<text:s/></text:p>
          </table:table-cell>
          <table:table-cell office:value-type="float" office:value="17.561737718637758" table:style-name="ce15">
            <text:p><text:s/>17.56<text:s/></text:p>
          </table:table-cell>
          <table:table-cell office:value-type="float" office:value="17.620270492804629" table:style-name="ce15">
            <text:p><text:s/>17.62<text:s/></text:p>
          </table:table-cell>
          <table:table-cell office:value-type="float" office:value="17.694367641990073" table:style-name="ce15">
            <text:p><text:s/>17.69<text:s/></text:p>
          </table:table-cell>
          <table:table-cell office:value-type="float" office:value="17.83958580591344" table:style-name="ce15">
            <text:p><text:s/>17.84<text:s/></text:p>
          </table:table-cell>
          <table:table-cell office:value-type="float" office:value="17.907770012774684" table:style-name="ce15">
            <text:p><text:s/>17.91<text:s/></text:p>
          </table:table-cell>
          <table:table-cell office:value-type="float" office:value="17.985089047051627" table:style-name="ce15">
            <text:p><text:s/>17.99<text:s/></text:p>
          </table:table-cell>
          <table:table-cell office:value-type="float" office:value="18.047379043079665" table:style-name="ce15">
            <text:p><text:s/>18.05<text:s/></text:p>
          </table:table-cell>
          <table:table-cell office:value-type="float" office:value="18.185887733084282" table:style-name="ce15">
            <text:p><text:s/>18.19<text:s/></text:p>
          </table:table-cell>
          <table:table-cell office:value-type="float" office:value="18.354454499586701" table:style-name="ce15">
            <text:p><text:s/>18.35<text:s/></text:p>
          </table:table-cell>
          <table:table-cell office:value-type="float" office:value="18.488001653278513" table:style-name="ce15">
            <text:p><text:s/>18.49<text:s/></text:p>
          </table:table-cell>
          <table:table-cell office:value-type="float" office:value="18.570397189426533" table:style-name="ce15">
            <text:p><text:s/>18.5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A</text:p>
          </table:table-cell>
          <table:table-cell office:value-type="string" table:style-name="ce12">
            <text:p>E09000024</text:p>
          </table:table-cell>
          <table:table-cell table:number-columns-repeated="2" table:style-name="ce14"/>
          <table:table-cell office:value-type="string" table:style-name="ce16">
            <text:p>Merton</text:p>
          </table:table-cell>
          <table:table-cell office:value-type="float" office:value="21.506860725515217" table:style-name="ce15">
            <text:p><text:s/>21.51<text:s/></text:p>
          </table:table-cell>
          <table:table-cell office:value-type="float" office:value="21.671725660920217" table:style-name="ce15">
            <text:p><text:s/>21.67<text:s/></text:p>
          </table:table-cell>
          <table:table-cell office:value-type="float" office:value="21.810806207744566" table:style-name="ce15">
            <text:p><text:s/>21.81<text:s/></text:p>
          </table:table-cell>
          <table:table-cell office:value-type="float" office:value="21.957070424173327" table:style-name="ce15">
            <text:p><text:s/>21.96<text:s/></text:p>
          </table:table-cell>
          <table:table-cell office:value-type="float" office:value="22.09934384391843" table:style-name="ce15">
            <text:p><text:s/>22.10<text:s/></text:p>
          </table:table-cell>
          <table:table-cell office:value-type="float" office:value="22.263699112551066" table:style-name="ce15">
            <text:p><text:s/>22.26<text:s/></text:p>
          </table:table-cell>
          <table:table-cell office:value-type="float" office:value="22.408305160426103" table:style-name="ce15">
            <text:p><text:s/>22.41<text:s/></text:p>
          </table:table-cell>
          <table:table-cell office:value-type="float" office:value="22.609847759988096" table:style-name="ce15">
            <text:p><text:s/>22.61<text:s/></text:p>
          </table:table-cell>
          <table:table-cell office:value-type="float" office:value="22.711722055665412" table:style-name="ce15">
            <text:p><text:s/>22.71<text:s/></text:p>
          </table:table-cell>
          <table:table-cell office:value-type="float" office:value="22.832998447832281" table:style-name="ce15">
            <text:p><text:s/>22.83<text:s/></text:p>
          </table:table-cell>
          <table:table-cell office:value-type="float" office:value="23.023274975348247" table:style-name="ce15">
            <text:p><text:s/>23.02<text:s/></text:p>
          </table:table-cell>
          <table:table-cell office:value-type="float" office:value="23.160686900151767" table:style-name="ce15">
            <text:p><text:s/>23.1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C</text:p>
          </table:table-cell>
          <table:table-cell office:value-type="string" table:style-name="ce12">
            <text:p>E09000026</text:p>
          </table:table-cell>
          <table:table-cell table:number-columns-repeated="2" table:style-name="ce14"/>
          <table:table-cell office:value-type="string" table:style-name="ce16">
            <text:p>Redbridge</text:p>
          </table:table-cell>
          <table:table-cell office:value-type="float" office:value="17.963452983752969" table:style-name="ce15">
            <text:p><text:s/>17.96<text:s/></text:p>
          </table:table-cell>
          <table:table-cell office:value-type="float" office:value="18.086778364764463" table:style-name="ce15">
            <text:p><text:s/>18.09<text:s/></text:p>
          </table:table-cell>
          <table:table-cell office:value-type="float" office:value="18.163737626668922" table:style-name="ce15">
            <text:p><text:s/>18.16<text:s/></text:p>
          </table:table-cell>
          <table:table-cell office:value-type="float" office:value="18.239634065154814" table:style-name="ce15">
            <text:p><text:s/>18.24<text:s/></text:p>
          </table:table-cell>
          <table:table-cell office:value-type="float" office:value="18.315352937147807" table:style-name="ce15">
            <text:p><text:s/>18.32<text:s/></text:p>
          </table:table-cell>
          <table:table-cell office:value-type="float" office:value="18.355098973399127" table:style-name="ce15">
            <text:p><text:s/>18.36<text:s/></text:p>
          </table:table-cell>
          <table:table-cell office:value-type="float" office:value="18.519085701321536" table:style-name="ce15">
            <text:p><text:s/>18.52<text:s/></text:p>
          </table:table-cell>
          <table:table-cell office:value-type="float" office:value="18.631139753842664" table:style-name="ce15">
            <text:p><text:s/>18.63<text:s/></text:p>
          </table:table-cell>
          <table:table-cell office:value-type="float" office:value="18.796754999636651" table:style-name="ce15">
            <text:p><text:s/>18.80<text:s/></text:p>
          </table:table-cell>
          <table:table-cell office:value-type="float" office:value="18.942055398754732" table:style-name="ce15">
            <text:p><text:s/>18.94<text:s/></text:p>
          </table:table-cell>
          <table:table-cell office:value-type="float" office:value="19.059211949487032" table:style-name="ce15">
            <text:p><text:s/>19.06<text:s/></text:p>
          </table:table-cell>
          <table:table-cell office:value-type="float" office:value="19.11010082025058" table:style-name="ce15">
            <text:p><text:s/>19.1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D</text:p>
          </table:table-cell>
          <table:table-cell office:value-type="string" table:style-name="ce12">
            <text:p>E09000027</text:p>
          </table:table-cell>
          <table:table-cell table:number-columns-repeated="2" table:style-name="ce14"/>
          <table:table-cell office:value-type="string" table:style-name="ce16">
            <text:p>Richmond upon Thames</text:p>
          </table:table-cell>
          <table:table-cell office:value-type="float" office:value="14.367988034863826" table:style-name="ce15">
            <text:p><text:s/>14.37<text:s/></text:p>
          </table:table-cell>
          <table:table-cell office:value-type="float" office:value="14.395301377866696" table:style-name="ce15">
            <text:p><text:s/>14.40<text:s/></text:p>
          </table:table-cell>
          <table:table-cell office:value-type="float" office:value="14.470691143792299" table:style-name="ce15">
            <text:p><text:s/>14.47<text:s/></text:p>
          </table:table-cell>
          <table:table-cell office:value-type="float" office:value="14.525006283664244" table:style-name="ce15">
            <text:p><text:s/>14.53<text:s/></text:p>
          </table:table-cell>
          <table:table-cell office:value-type="float" office:value="14.557894378732996" table:style-name="ce15">
            <text:p><text:s/>14.56<text:s/></text:p>
          </table:table-cell>
          <table:table-cell office:value-type="float" office:value="14.638161332803779" table:style-name="ce15">
            <text:p><text:s/>14.64<text:s/></text:p>
          </table:table-cell>
          <table:table-cell office:value-type="float" office:value="14.710017942062816" table:style-name="ce15">
            <text:p><text:s/>14.71<text:s/></text:p>
          </table:table-cell>
          <table:table-cell office:value-type="float" office:value="14.767467382026584" table:style-name="ce15">
            <text:p><text:s/>14.77<text:s/></text:p>
          </table:table-cell>
          <table:table-cell office:value-type="float" office:value="14.832058808159283" table:style-name="ce15">
            <text:p><text:s/>14.83<text:s/></text:p>
          </table:table-cell>
          <table:table-cell office:value-type="float" office:value="14.881014193269609" table:style-name="ce15">
            <text:p><text:s/>14.88<text:s/></text:p>
          </table:table-cell>
          <table:table-cell office:value-type="float" office:value="14.912549701529464" table:style-name="ce15">
            <text:p><text:s/>14.91<text:s/></text:p>
          </table:table-cell>
          <table:table-cell office:value-type="float" office:value="14.942692960416499" table:style-name="ce15">
            <text:p><text:s/>14.9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F</text:p>
          </table:table-cell>
          <table:table-cell office:value-type="string" table:style-name="ce12">
            <text:p>E09000029</text:p>
          </table:table-cell>
          <table:table-cell table:number-columns-repeated="2" table:style-name="ce14"/>
          <table:table-cell office:value-type="string" table:style-name="ce16">
            <text:p>Sutton</text:p>
          </table:table-cell>
          <table:table-cell office:value-type="float" office:value="18.175937814281902" table:style-name="ce15">
            <text:p><text:s/>18.18<text:s/></text:p>
          </table:table-cell>
          <table:table-cell office:value-type="float" office:value="18.328285817443167" table:style-name="ce15">
            <text:p><text:s/>18.33<text:s/></text:p>
          </table:table-cell>
          <table:table-cell office:value-type="float" office:value="18.398533043580155" table:style-name="ce15">
            <text:p><text:s/>18.40<text:s/></text:p>
          </table:table-cell>
          <table:table-cell office:value-type="float" office:value="18.485421939169179" table:style-name="ce15">
            <text:p><text:s/>18.49<text:s/></text:p>
          </table:table-cell>
          <table:table-cell office:value-type="float" office:value="18.601279394724159" table:style-name="ce15">
            <text:p><text:s/>18.60<text:s/></text:p>
          </table:table-cell>
          <table:table-cell office:value-type="float" office:value="18.70891965242776" table:style-name="ce15">
            <text:p><text:s/>18.71<text:s/></text:p>
          </table:table-cell>
          <table:table-cell office:value-type="float" office:value="18.876276880341003" table:style-name="ce15">
            <text:p><text:s/>18.88<text:s/></text:p>
          </table:table-cell>
          <table:table-cell office:value-type="float" office:value="19.053711647976719" table:style-name="ce15">
            <text:p><text:s/>19.05<text:s/></text:p>
          </table:table-cell>
          <table:table-cell office:value-type="float" office:value="19.203322454620714" table:style-name="ce15">
            <text:p><text:s/>19.20<text:s/></text:p>
          </table:table-cell>
          <table:table-cell office:value-type="float" office:value="19.35247713075665" table:style-name="ce15">
            <text:p><text:s/>19.35<text:s/></text:p>
          </table:table-cell>
          <table:table-cell office:value-type="float" office:value="19.441980117633911" table:style-name="ce15">
            <text:p><text:s/>19.44<text:s/></text:p>
          </table:table-cell>
          <table:table-cell office:value-type="float" office:value="19.565450411310056" table:style-name="ce15">
            <text:p><text:s/>19.5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BH</text:p>
          </table:table-cell>
          <table:table-cell office:value-type="string" table:style-name="ce12">
            <text:p>E09000031</text:p>
          </table:table-cell>
          <table:table-cell table:number-columns-repeated="2" table:style-name="ce14"/>
          <table:table-cell office:value-type="string" table:style-name="ce16">
            <text:p>Waltham Forest</text:p>
          </table:table-cell>
          <table:table-cell office:value-type="float" office:value="25.324441790464498" table:style-name="ce15">
            <text:p><text:s/>25.32<text:s/></text:p>
          </table:table-cell>
          <table:table-cell office:value-type="float" office:value="25.511001440606403" table:style-name="ce15">
            <text:p><text:s/>25.51<text:s/></text:p>
          </table:table-cell>
          <table:table-cell office:value-type="float" office:value="25.688283982122844" table:style-name="ce15">
            <text:p><text:s/>25.69<text:s/></text:p>
          </table:table-cell>
          <table:table-cell office:value-type="float" office:value="25.845211866575212" table:style-name="ce15">
            <text:p><text:s/>25.85<text:s/></text:p>
          </table:table-cell>
          <table:table-cell office:value-type="float" office:value="26.074805271908136" table:style-name="ce15">
            <text:p><text:s/>26.07<text:s/></text:p>
          </table:table-cell>
          <table:table-cell office:value-type="float" office:value="26.382189239332096" table:style-name="ce15">
            <text:p><text:s/>26.38<text:s/></text:p>
          </table:table-cell>
          <table:table-cell office:value-type="float" office:value="26.705198439488967" table:style-name="ce15">
            <text:p><text:s/>26.71<text:s/></text:p>
          </table:table-cell>
          <table:table-cell office:value-type="float" office:value="26.945356345889227" table:style-name="ce15">
            <text:p><text:s/>26.95<text:s/></text:p>
          </table:table-cell>
          <table:table-cell office:value-type="float" office:value="27.160003916738386" table:style-name="ce15">
            <text:p><text:s/>27.16<text:s/></text:p>
          </table:table-cell>
          <table:table-cell office:value-type="float" office:value="27.452470895026256" table:style-name="ce15">
            <text:p><text:s/>27.45<text:s/></text:p>
          </table:table-cell>
          <table:table-cell office:value-type="float" office:value="27.872054253778646" table:style-name="ce15">
            <text:p><text:s/>27.87<text:s/></text:p>
          </table:table-cell>
          <table:table-cell office:value-type="float" office:value="28.124822855847174" table:style-name="ce15">
            <text:p><text:s/>28.12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6"/>
          <table:table-cell table:number-columns-repeated="2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2000008</text:p>
          </table:table-cell>
          <table:table-cell office:value-type="string" table:style-name="ce13">
            <text:p>SOUTH EAST</text:p>
          </table:table-cell>
          <table:table-cell table:number-columns-repeated="2" table:style-name="ce14"/>
          <table:table-cell office:value-type="float" office:value="1.9373047942932335" table:style-name="ce15">
            <text:p><text:s/>1.94<text:s/></text:p>
          </table:table-cell>
          <table:table-cell office:value-type="float" office:value="1.9503134911957174" table:style-name="ce15">
            <text:p><text:s/>1.95<text:s/></text:p>
          </table:table-cell>
          <table:table-cell office:value-type="float" office:value="1.9621135412512634" table:style-name="ce15">
            <text:p><text:s/>1.96<text:s/></text:p>
          </table:table-cell>
          <table:table-cell office:value-type="float" office:value="1.9734422369457689" table:style-name="ce15">
            <text:p><text:s/>1.97<text:s/></text:p>
          </table:table-cell>
          <table:table-cell office:value-type="float" office:value="1.9884548950186658" table:style-name="ce15">
            <text:p><text:s/>1.99<text:s/></text:p>
          </table:table-cell>
          <table:table-cell office:value-type="float" office:value="2.0068665844609033" table:style-name="ce15">
            <text:p><text:s/>2.01<text:s/></text:p>
          </table:table-cell>
          <table:table-cell office:value-type="float" office:value="2.0261068866132401" table:style-name="ce15">
            <text:p><text:s/>2.03<text:s/></text:p>
          </table:table-cell>
          <table:table-cell office:value-type="float" office:value="2.0468478743147798" table:style-name="ce15">
            <text:p><text:s/>2.05<text:s/></text:p>
          </table:table-cell>
          <table:table-cell office:value-type="float" office:value="2.0688469151234359" table:style-name="ce15">
            <text:p><text:s/>2.07<text:s/></text:p>
          </table:table-cell>
          <table:table-cell office:value-type="float" office:value="2.0906192279980025" table:style-name="ce15">
            <text:p><text:s/>2.09<text:s/></text:p>
          </table:table-cell>
          <table:table-cell office:value-type="float" office:value="2.1111386053773171" table:style-name="ce15">
            <text:p><text:s/>2.11<text:s/></text:p>
          </table:table-cell>
          <table:table-cell office:value-type="float" office:value="2.1326451106783235" table:style-name="ce15">
            <text:p><text:s/>2.13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office:value-type="string" table:style-name="ce12">
            <text:p>00MA</text:p>
          </table:table-cell>
          <table:table-cell office:value-type="string" table:style-name="ce12">
            <text:p>E06000036</text:p>
          </table:table-cell>
          <table:table-cell table:style-name="ce14"/>
          <table:table-cell office:value-type="string" table:style-name="ce13">
            <text:p>Bracknell Forest UA</text:p>
          </table:table-cell>
          <table:table-cell table:style-name="ce14"/>
          <table:table-cell office:value-type="float" office:value="4.291021999356798" table:style-name="ce15">
            <text:p><text:s/>4.29<text:s/></text:p>
          </table:table-cell>
          <table:table-cell office:value-type="float" office:value="4.3114180378359404" table:style-name="ce15">
            <text:p><text:s/>4.31<text:s/></text:p>
          </table:table-cell>
          <table:table-cell office:value-type="float" office:value="4.3436986328921359" table:style-name="ce15">
            <text:p><text:s/>4.34<text:s/></text:p>
          </table:table-cell>
          <table:table-cell office:value-type="float" office:value="4.3685740950311249" table:style-name="ce15">
            <text:p><text:s/>4.37<text:s/></text:p>
          </table:table-cell>
          <table:table-cell office:value-type="float" office:value="4.3991174887286295" table:style-name="ce15">
            <text:p><text:s/>4.40<text:s/></text:p>
          </table:table-cell>
          <table:table-cell office:value-type="float" office:value="4.4260048526203963" table:style-name="ce15">
            <text:p><text:s/>4.43<text:s/></text:p>
          </table:table-cell>
          <table:table-cell office:value-type="float" office:value="4.4621211636404858" table:style-name="ce15">
            <text:p><text:s/>4.46<text:s/></text:p>
          </table:table-cell>
          <table:table-cell office:value-type="float" office:value="4.4963216841905096" table:style-name="ce15">
            <text:p><text:s/>4.50<text:s/></text:p>
          </table:table-cell>
          <table:table-cell office:value-type="float" office:value="4.5615138552790482" table:style-name="ce15">
            <text:p><text:s/>4.56<text:s/></text:p>
          </table:table-cell>
          <table:table-cell office:value-type="float" office:value="4.7120016309470376" table:style-name="ce15">
            <text:p><text:s/>4.71<text:s/></text:p>
          </table:table-cell>
          <table:table-cell office:value-type="float" office:value="4.7992262143653157" table:style-name="ce15">
            <text:p><text:s/>4.80<text:s/></text:p>
          </table:table-cell>
          <table:table-cell office:value-type="float" office:value="4.862397985816977" table:style-name="ce15">
            <text:p><text:s/>4.8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ML</text:p>
          </table:table-cell>
          <table:table-cell office:value-type="string" table:style-name="ce12">
            <text:p>E06000043</text:p>
          </table:table-cell>
          <table:table-cell table:style-name="ce14"/>
          <table:table-cell office:value-type="string" table:style-name="ce13">
            <text:p>Brighton and Hove UA</text:p>
          </table:table-cell>
          <table:table-cell table:style-name="ce14"/>
          <table:table-cell office:value-type="float" office:value="15.050253599621907" table:style-name="ce15">
            <text:p><text:s/>15.05<text:s/></text:p>
          </table:table-cell>
          <table:table-cell office:value-type="float" office:value="15.105982369513264" table:style-name="ce15">
            <text:p><text:s/>15.11<text:s/></text:p>
          </table:table-cell>
          <table:table-cell office:value-type="float" office:value="15.169574490819032" table:style-name="ce15">
            <text:p><text:s/>15.17<text:s/></text:p>
          </table:table-cell>
          <table:table-cell office:value-type="float" office:value="15.24066651900724" table:style-name="ce15">
            <text:p><text:s/>15.24<text:s/></text:p>
          </table:table-cell>
          <table:table-cell office:value-type="float" office:value="15.329298464902438" table:style-name="ce15">
            <text:p><text:s/>15.33<text:s/></text:p>
          </table:table-cell>
          <table:table-cell office:value-type="float" office:value="15.430754696211459" table:style-name="ce15">
            <text:p><text:s/>15.43<text:s/></text:p>
          </table:table-cell>
          <table:table-cell office:value-type="float" office:value="15.469799590023831" table:style-name="ce15">
            <text:p><text:s/>15.47<text:s/></text:p>
          </table:table-cell>
          <table:table-cell office:value-type="float" office:value="15.541775583075234" table:style-name="ce15">
            <text:p><text:s/>15.54<text:s/></text:p>
          </table:table-cell>
          <table:table-cell office:value-type="float" office:value="15.605983187836488" table:style-name="ce15">
            <text:p><text:s/>15.61<text:s/></text:p>
          </table:table-cell>
          <table:table-cell office:value-type="float" office:value="15.682655846515464" table:style-name="ce15">
            <text:p><text:s/>15.68<text:s/></text:p>
          </table:table-cell>
          <table:table-cell office:value-type="float" office:value="15.795376485969982" table:style-name="ce15">
            <text:p><text:s/>15.80<text:s/></text:p>
          </table:table-cell>
          <table:table-cell office:value-type="float" office:value="15.947489590513937" table:style-name="ce15">
            <text:p><text:s/>15.95<text:s/>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A0016</text:p>
          </table:table-cell>
          <table:table-cell office:value-type="string" table:style-name="ce2">
            <text:p>E06000060</text:p>
          </table:table-cell>
          <table:table-cell table:style-name="ce24"/>
          <table:table-cell office:value-type="string" table:style-name="ce13">
            <text:p>Buckinghamshire UA</text:p>
          </table:table-cell>
          <table:table-cell table:style-name="ce14"/>
          <table:table-cell table:number-columns-repeated="10" table:style-name="ce21"/>
          <table:table-cell office:value-type="float" office:value="1.4730766642825635" table:style-name="ce15">
            <text:p><text:s/>1.47<text:s/></text:p>
          </table:table-cell>
          <table:table-cell office:value-type="float" office:value="1.4898098199417487" table:style-name="ce15">
            <text:p><text:s/>1.4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MW</text:p>
          </table:table-cell>
          <table:table-cell office:value-type="string" table:style-name="ce12">
            <text:p>E06000046</text:p>
          </table:table-cell>
          <table:table-cell table:style-name="ce14"/>
          <table:table-cell office:value-type="string" table:style-name="ce13">
            <text:p>Isle of Wight UA</text:p>
          </table:table-cell>
          <table:table-cell table:style-name="ce14"/>
          <table:table-cell office:value-type="float" office:value="1.7757193632979431" table:style-name="ce15">
            <text:p><text:s/>1.78<text:s/></text:p>
          </table:table-cell>
          <table:table-cell office:value-type="float" office:value="1.7948375766137383" table:style-name="ce15">
            <text:p><text:s/>1.79<text:s/></text:p>
          </table:table-cell>
          <table:table-cell office:value-type="float" office:value="1.8114305329111544" table:style-name="ce15">
            <text:p><text:s/>1.81<text:s/></text:p>
          </table:table-cell>
          <table:table-cell office:value-type="float" office:value="1.8248406211888637" table:style-name="ce15">
            <text:p><text:s/>1.82<text:s/></text:p>
          </table:table-cell>
          <table:table-cell office:value-type="float" office:value="1.8435905512021458" table:style-name="ce15">
            <text:p><text:s/>1.84<text:s/></text:p>
          </table:table-cell>
          <table:table-cell office:value-type="float" office:value="1.859946854151947" table:style-name="ce15">
            <text:p><text:s/>1.86<text:s/></text:p>
          </table:table-cell>
          <table:table-cell office:value-type="float" office:value="1.873763035150056" table:style-name="ce15">
            <text:p><text:s/>1.87<text:s/></text:p>
          </table:table-cell>
          <table:table-cell office:value-type="float" office:value="1.8889617228756823" table:style-name="ce15">
            <text:p><text:s/>1.89<text:s/></text:p>
          </table:table-cell>
          <table:table-cell office:value-type="float" office:value="1.9063118472493292" table:style-name="ce15">
            <text:p><text:s/>1.91<text:s/></text:p>
          </table:table-cell>
          <table:table-cell office:value-type="float" office:value="1.9183714434662302" table:style-name="ce15">
            <text:p><text:s/>1.92<text:s/></text:p>
          </table:table-cell>
          <table:table-cell office:value-type="float" office:value="1.9354617775670406" table:style-name="ce15">
            <text:p><text:s/>1.94<text:s/></text:p>
          </table:table-cell>
          <table:table-cell office:value-type="float" office:value="1.9483678823287376" table:style-name="ce15">
            <text:p><text:s/>1.9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LC</text:p>
          </table:table-cell>
          <table:table-cell office:value-type="string" table:style-name="ce12">
            <text:p>E06000035</text:p>
          </table:table-cell>
          <table:table-cell table:style-name="ce14"/>
          <table:table-cell office:value-type="string" table:style-name="ce13">
            <text:p>Medway UA</text:p>
          </table:table-cell>
          <table:table-cell table:style-name="ce14"/>
          <table:table-cell office:value-type="float" office:value="5.7337973890227936" table:style-name="ce15">
            <text:p><text:s/>5.73<text:s/></text:p>
          </table:table-cell>
          <table:table-cell office:value-type="float" office:value="5.7763268587896102" table:style-name="ce15">
            <text:p><text:s/>5.78<text:s/></text:p>
          </table:table-cell>
          <table:table-cell office:value-type="float" office:value="5.8103161560220107" table:style-name="ce15">
            <text:p><text:s/>5.81<text:s/></text:p>
          </table:table-cell>
          <table:table-cell office:value-type="float" office:value="5.7951776476642607" table:style-name="ce15">
            <text:p><text:s/>5.80<text:s/></text:p>
          </table:table-cell>
          <table:table-cell office:value-type="float" office:value="5.8205315272676916" table:style-name="ce15">
            <text:p><text:s/>5.82<text:s/></text:p>
          </table:table-cell>
          <table:table-cell office:value-type="float" office:value="5.8495022227917266" table:style-name="ce15">
            <text:p><text:s/>5.85<text:s/></text:p>
          </table:table-cell>
          <table:table-cell office:value-type="float" office:value="5.8832720369782869" table:style-name="ce15">
            <text:p><text:s/>5.88<text:s/></text:p>
          </table:table-cell>
          <table:table-cell office:value-type="float" office:value="5.9190629769671057" table:style-name="ce15">
            <text:p><text:s/>5.92<text:s/></text:p>
          </table:table-cell>
          <table:table-cell office:value-type="float" office:value="5.9529938421189144" table:style-name="ce15">
            <text:p><text:s/>5.95<text:s/></text:p>
          </table:table-cell>
          <table:table-cell office:value-type="float" office:value="6.0065963156030904" table:style-name="ce15">
            <text:p><text:s/>6.01<text:s/></text:p>
          </table:table-cell>
          <table:table-cell office:value-type="float" office:value="6.0626944230211315" table:style-name="ce15">
            <text:p><text:s/>6.06<text:s/></text:p>
          </table:table-cell>
          <table:table-cell office:value-type="float" office:value="6.1197888435643852" table:style-name="ce15">
            <text:p><text:s/>6.1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MG</text:p>
          </table:table-cell>
          <table:table-cell office:value-type="string" table:style-name="ce12">
            <text:p>E06000042</text:p>
          </table:table-cell>
          <table:table-cell table:style-name="ce14"/>
          <table:table-cell office:value-type="string" table:style-name="ce13">
            <text:p>Milton Keynes UA</text:p>
          </table:table-cell>
          <table:table-cell table:style-name="ce14"/>
          <table:table-cell office:value-type="float" office:value="3.3053513924826352" table:style-name="ce15">
            <text:p><text:s/>3.31<text:s/></text:p>
          </table:table-cell>
          <table:table-cell office:value-type="float" office:value="3.3572264203924282" table:style-name="ce15">
            <text:p><text:s/>3.36<text:s/></text:p>
          </table:table-cell>
          <table:table-cell office:value-type="float" office:value="3.4000937851210002" table:style-name="ce15">
            <text:p><text:s/>3.40<text:s/></text:p>
          </table:table-cell>
          <table:table-cell office:value-type="float" office:value="3.4407252962088135" table:style-name="ce15">
            <text:p><text:s/>3.44<text:s/></text:p>
          </table:table-cell>
          <table:table-cell office:value-type="float" office:value="3.4874483612556877" table:style-name="ce15">
            <text:p><text:s/>3.49<text:s/></text:p>
          </table:table-cell>
          <table:table-cell office:value-type="float" office:value="3.526816206499241" table:style-name="ce15">
            <text:p><text:s/>3.53<text:s/></text:p>
          </table:table-cell>
          <table:table-cell office:value-type="float" office:value="3.5673193537694567" table:style-name="ce15">
            <text:p><text:s/>3.57<text:s/></text:p>
          </table:table-cell>
          <table:table-cell office:value-type="float" office:value="3.6161161688214274" table:style-name="ce15">
            <text:p><text:s/>3.62<text:s/></text:p>
          </table:table-cell>
          <table:table-cell office:value-type="float" office:value="3.6745038585449672" table:style-name="ce15">
            <text:p><text:s/>3.67<text:s/></text:p>
          </table:table-cell>
          <table:table-cell office:value-type="float" office:value="3.742450021336456" table:style-name="ce15">
            <text:p><text:s/>3.74<text:s/></text:p>
          </table:table-cell>
          <table:table-cell office:value-type="float" office:value="3.8077068510274712" table:style-name="ce15">
            <text:p><text:s/>3.81<text:s/></text:p>
          </table:table-cell>
          <table:table-cell office:value-type="float" office:value="3.8726072630786645" table:style-name="ce15">
            <text:p><text:s/>3.8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MR</text:p>
          </table:table-cell>
          <table:table-cell office:value-type="string" table:style-name="ce12">
            <text:p>E06000044</text:p>
          </table:table-cell>
          <table:table-cell table:style-name="ce14"/>
          <table:table-cell office:value-type="string" table:style-name="ce13">
            <text:p>Portsmouth UA</text:p>
          </table:table-cell>
          <table:table-cell table:style-name="ce14"/>
          <table:table-cell office:value-type="float" office:value="21.827335864522293" table:style-name="ce15">
            <text:p><text:s/>21.83<text:s/></text:p>
          </table:table-cell>
          <table:table-cell office:value-type="float" office:value="21.865912948815016" table:style-name="ce15">
            <text:p><text:s/>21.87<text:s/></text:p>
          </table:table-cell>
          <table:table-cell office:value-type="float" office:value="21.981959630396517" table:style-name="ce15">
            <text:p><text:s/>21.98<text:s/></text:p>
          </table:table-cell>
          <table:table-cell office:value-type="float" office:value="22.008294996264222" table:style-name="ce15">
            <text:p><text:s/>22.01<text:s/></text:p>
          </table:table-cell>
          <table:table-cell office:value-type="float" office:value="22.122068881951904" table:style-name="ce15">
            <text:p><text:s/>22.12<text:s/></text:p>
          </table:table-cell>
          <table:table-cell office:value-type="float" office:value="22.218550668676532" table:style-name="ce15">
            <text:p><text:s/>22.22<text:s/></text:p>
          </table:table-cell>
          <table:table-cell office:value-type="float" office:value="22.319276884721937" table:style-name="ce15">
            <text:p><text:s/>22.32<text:s/></text:p>
          </table:table-cell>
          <table:table-cell office:value-type="float" office:value="22.419098077565824" table:style-name="ce15">
            <text:p><text:s/>22.42<text:s/></text:p>
          </table:table-cell>
          <table:table-cell office:value-type="float" office:value="22.464828836145209" table:style-name="ce15">
            <text:p><text:s/>22.46<text:s/></text:p>
          </table:table-cell>
          <table:table-cell office:value-type="float" office:value="22.503342312186813" table:style-name="ce15">
            <text:p><text:s/>22.50<text:s/></text:p>
          </table:table-cell>
          <table:table-cell office:value-type="float" office:value="22.570702869704711" table:style-name="ce15">
            <text:p><text:s/>22.57<text:s/></text:p>
          </table:table-cell>
          <table:table-cell office:value-type="float" office:value="22.613517047368109" table:style-name="ce15">
            <text:p><text:s/>22.6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MC</text:p>
          </table:table-cell>
          <table:table-cell office:value-type="string" table:style-name="ce12">
            <text:p>E06000038</text:p>
          </table:table-cell>
          <table:table-cell table:style-name="ce14"/>
          <table:table-cell office:value-type="string" table:style-name="ce13">
            <text:p>Reading UA</text:p>
          </table:table-cell>
          <table:table-cell table:style-name="ce14"/>
          <table:table-cell office:value-type="float" office:value="16.226298733261515" table:style-name="ce15">
            <text:p><text:s/>16.23<text:s/></text:p>
          </table:table-cell>
          <table:table-cell office:value-type="float" office:value="16.321872773946058" table:style-name="ce15">
            <text:p><text:s/>16.32<text:s/></text:p>
          </table:table-cell>
          <table:table-cell office:value-type="float" office:value="16.451358978167235" table:style-name="ce15">
            <text:p><text:s/>16.45<text:s/></text:p>
          </table:table-cell>
          <table:table-cell office:value-type="float" office:value="16.560302474424844" table:style-name="ce15">
            <text:p><text:s/>16.56<text:s/></text:p>
          </table:table-cell>
          <table:table-cell office:value-type="float" office:value="16.737067848613083" table:style-name="ce15">
            <text:p><text:s/>16.74<text:s/></text:p>
          </table:table-cell>
          <table:table-cell office:value-type="float" office:value="16.942546660725778" table:style-name="ce15">
            <text:p><text:s/>16.94<text:s/></text:p>
          </table:table-cell>
          <table:table-cell office:value-type="float" office:value="17.139653298810089" table:style-name="ce15">
            <text:p><text:s/>17.14<text:s/></text:p>
          </table:table-cell>
          <table:table-cell office:value-type="float" office:value="17.332509858185698" table:style-name="ce15">
            <text:p><text:s/>17.33<text:s/></text:p>
          </table:table-cell>
          <table:table-cell office:value-type="float" office:value="17.577349317662552" table:style-name="ce15">
            <text:p><text:s/>17.58<text:s/></text:p>
          </table:table-cell>
          <table:table-cell office:value-type="float" office:value="17.725896643142342" table:style-name="ce15">
            <text:p><text:s/>17.73<text:s/></text:p>
          </table:table-cell>
          <table:table-cell office:value-type="float" office:value="17.846472217615272" table:style-name="ce15">
            <text:p><text:s/>17.85<text:s/></text:p>
          </table:table-cell>
          <table:table-cell office:value-type="float" office:value="18.060947589430732" table:style-name="ce15">
            <text:p><text:s/>18.0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MD</text:p>
          </table:table-cell>
          <table:table-cell office:value-type="string" table:style-name="ce12">
            <text:p>E06000039</text:p>
          </table:table-cell>
          <table:table-cell table:style-name="ce14"/>
          <table:table-cell office:value-type="string" table:style-name="ce13">
            <text:p>Slough UA</text:p>
          </table:table-cell>
          <table:table-cell table:style-name="ce14"/>
          <table:table-cell office:value-type="float" office:value="15.910882587697447" table:style-name="ce15">
            <text:p><text:s/>15.91<text:s/></text:p>
          </table:table-cell>
          <table:table-cell office:value-type="float" office:value="15.965761474357857" table:style-name="ce15">
            <text:p><text:s/>15.97<text:s/></text:p>
          </table:table-cell>
          <table:table-cell office:value-type="float" office:value="16.000973931178436" table:style-name="ce15">
            <text:p><text:s/>16.00<text:s/></text:p>
          </table:table-cell>
          <table:table-cell office:value-type="float" office:value="16.101946175729402" table:style-name="ce15">
            <text:p><text:s/>16.10<text:s/></text:p>
          </table:table-cell>
          <table:table-cell office:value-type="float" office:value="16.227150608180121" table:style-name="ce15">
            <text:p><text:s/>16.23<text:s/></text:p>
          </table:table-cell>
          <table:table-cell office:value-type="float" office:value="16.448896810275951" table:style-name="ce15">
            <text:p><text:s/>16.45<text:s/></text:p>
          </table:table-cell>
          <table:table-cell office:value-type="float" office:value="16.589258770999848" table:style-name="ce15">
            <text:p><text:s/>16.59<text:s/></text:p>
          </table:table-cell>
          <table:table-cell office:value-type="float" office:value="16.828519539424555" table:style-name="ce15">
            <text:p><text:s/>16.83<text:s/></text:p>
          </table:table-cell>
          <table:table-cell office:value-type="float" office:value="16.971903914645427" table:style-name="ce15">
            <text:p><text:s/>16.97<text:s/></text:p>
          </table:table-cell>
          <table:table-cell office:value-type="float" office:value="17.105762109772325" table:style-name="ce15">
            <text:p><text:s/>17.11<text:s/></text:p>
          </table:table-cell>
          <table:table-cell office:value-type="float" office:value="17.25068296565351" table:style-name="ce15">
            <text:p><text:s/>17.25<text:s/></text:p>
          </table:table-cell>
          <table:table-cell office:value-type="float" office:value="17.414164507911337" table:style-name="ce15">
            <text:p><text:s/>17.4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MS</text:p>
          </table:table-cell>
          <table:table-cell office:value-type="string" table:style-name="ce12">
            <text:p>E06000045</text:p>
          </table:table-cell>
          <table:table-cell table:style-name="ce14"/>
          <table:table-cell office:value-type="string" table:style-name="ce13">
            <text:p>Southampton UA</text:p>
          </table:table-cell>
          <table:table-cell table:style-name="ce14"/>
          <table:table-cell office:value-type="float" office:value="20.182260684444188" table:style-name="ce15">
            <text:p><text:s/>20.18<text:s/></text:p>
          </table:table-cell>
          <table:table-cell office:value-type="float" office:value="20.273988396160036" table:style-name="ce15">
            <text:p><text:s/>20.27<text:s/></text:p>
          </table:table-cell>
          <table:table-cell office:value-type="float" office:value="20.362383080430128" table:style-name="ce15">
            <text:p><text:s/>20.36<text:s/></text:p>
          </table:table-cell>
          <table:table-cell office:value-type="float" office:value="20.41946633528644" table:style-name="ce15">
            <text:p><text:s/>20.42<text:s/></text:p>
          </table:table-cell>
          <table:table-cell office:value-type="float" office:value="20.677905554317846" table:style-name="ce15">
            <text:p><text:s/>20.68<text:s/></text:p>
          </table:table-cell>
          <table:table-cell office:value-type="float" office:value="20.865575978402688" table:style-name="ce15">
            <text:p><text:s/>20.87<text:s/></text:p>
          </table:table-cell>
          <table:table-cell office:value-type="float" office:value="21.035376706428231" table:style-name="ce15">
            <text:p><text:s/>21.04<text:s/></text:p>
          </table:table-cell>
          <table:table-cell office:value-type="float" office:value="21.178902997543787" table:style-name="ce15">
            <text:p><text:s/>21.18<text:s/></text:p>
          </table:table-cell>
          <table:table-cell office:value-type="float" office:value="21.48095909732017" table:style-name="ce15">
            <text:p><text:s/>21.48<text:s/></text:p>
          </table:table-cell>
          <table:table-cell office:value-type="float" office:value="21.565331750894131" table:style-name="ce15">
            <text:p><text:s/>21.57<text:s/></text:p>
          </table:table-cell>
          <table:table-cell office:value-type="float" office:value="21.672667639652932" table:style-name="ce15">
            <text:p><text:s/>21.67<text:s/></text:p>
          </table:table-cell>
          <table:table-cell office:value-type="float" office:value="21.755465028628251" table:style-name="ce15">
            <text:p><text:s/>21.7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MB</text:p>
          </table:table-cell>
          <table:table-cell office:value-type="string" table:style-name="ce12">
            <text:p>E06000037</text:p>
          </table:table-cell>
          <table:table-cell table:style-name="ce14"/>
          <table:table-cell office:value-type="string" table:style-name="ce13">
            <text:p>West Berkshire UA</text:p>
          </table:table-cell>
          <table:table-cell table:style-name="ce14"/>
          <table:table-cell office:value-type="float" office:value="0.91743548426754551" table:style-name="ce15">
            <text:p><text:s/>0.92<text:s/></text:p>
          </table:table-cell>
          <table:table-cell office:value-type="float" office:value="0.91978151064404512" table:style-name="ce15">
            <text:p><text:s/>0.92<text:s/></text:p>
          </table:table-cell>
          <table:table-cell office:value-type="float" office:value="0.92766597042653998" table:style-name="ce15">
            <text:p><text:s/>0.93<text:s/></text:p>
          </table:table-cell>
          <table:table-cell office:value-type="float" office:value="0.93405932094388955" table:style-name="ce15">
            <text:p><text:s/>0.93<text:s/></text:p>
          </table:table-cell>
          <table:table-cell office:value-type="float" office:value="0.9411485241046591" table:style-name="ce15">
            <text:p><text:s/>0.94<text:s/></text:p>
          </table:table-cell>
          <table:table-cell office:value-type="float" office:value="0.95006968493660759" table:style-name="ce15">
            <text:p><text:s/>0.95<text:s/></text:p>
          </table:table-cell>
          <table:table-cell office:value-type="float" office:value="0.95700281168179302" table:style-name="ce15">
            <text:p><text:s/>0.96<text:s/></text:p>
          </table:table-cell>
          <table:table-cell office:value-type="float" office:value="0.96451804984965972" table:style-name="ce15">
            <text:p><text:s/>0.96<text:s/></text:p>
          </table:table-cell>
          <table:table-cell office:value-type="float" office:value="0.97204762718960169" table:style-name="ce15">
            <text:p><text:s/>0.97<text:s/></text:p>
          </table:table-cell>
          <table:table-cell office:value-type="float" office:value="0.97774484378332827" table:style-name="ce15">
            <text:p><text:s/>0.98<text:s/></text:p>
          </table:table-cell>
          <table:table-cell office:value-type="float" office:value="0.98655238355997854" table:style-name="ce15">
            <text:p><text:s/>0.99<text:s/></text:p>
          </table:table-cell>
          <table:table-cell office:value-type="float" office:value="0.99680054758493175" table:style-name="ce15">
            <text:p><text:s/>1.0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ME</text:p>
          </table:table-cell>
          <table:table-cell office:value-type="string" table:style-name="ce12">
            <text:p>E06000040</text:p>
          </table:table-cell>
          <table:table-cell table:style-name="ce14"/>
          <table:table-cell office:value-type="string" table:style-name="ce13">
            <text:p>Windsor and Maidenhead UA</text:p>
          </table:table-cell>
          <table:table-cell table:style-name="ce14"/>
          <table:table-cell office:value-type="float" office:value="3.0991155427226791" table:style-name="ce15">
            <text:p><text:s/>3.10<text:s/></text:p>
          </table:table-cell>
          <table:table-cell office:value-type="float" office:value="3.1078733106039418" table:style-name="ce15">
            <text:p><text:s/>3.11<text:s/></text:p>
          </table:table-cell>
          <table:table-cell office:value-type="float" office:value="3.1174697767454465" table:style-name="ce15">
            <text:p><text:s/>3.12<text:s/></text:p>
          </table:table-cell>
          <table:table-cell office:value-type="float" office:value="3.1355398114955171" table:style-name="ce15">
            <text:p><text:s/>3.14<text:s/></text:p>
          </table:table-cell>
          <table:table-cell office:value-type="float" office:value="3.1615710628660709" table:style-name="ce15">
            <text:p><text:s/>3.16<text:s/></text:p>
          </table:table-cell>
          <table:table-cell office:value-type="float" office:value="3.1919571179282413" table:style-name="ce15">
            <text:p><text:s/>3.19<text:s/></text:p>
          </table:table-cell>
          <table:table-cell office:value-type="float" office:value="3.2214276008808067" table:style-name="ce15">
            <text:p><text:s/>3.22<text:s/></text:p>
          </table:table-cell>
          <table:table-cell office:value-type="float" office:value="3.2473866638303894" table:style-name="ce15">
            <text:p><text:s/>3.25<text:s/></text:p>
          </table:table-cell>
          <table:table-cell office:value-type="float" office:value="3.2804194569309075" table:style-name="ce15">
            <text:p><text:s/>3.28<text:s/></text:p>
          </table:table-cell>
          <table:table-cell office:value-type="float" office:value="3.3007297137887361" table:style-name="ce15">
            <text:p><text:s/>3.30<text:s/></text:p>
          </table:table-cell>
          <table:table-cell office:value-type="float" office:value="3.3162562970193137" table:style-name="ce15">
            <text:p><text:s/>3.32<text:s/></text:p>
          </table:table-cell>
          <table:table-cell office:value-type="float" office:value="3.3309126587708913" table:style-name="ce15">
            <text:p><text:s/>3.3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MF</text:p>
          </table:table-cell>
          <table:table-cell office:value-type="string" table:style-name="ce12">
            <text:p>E06000041</text:p>
          </table:table-cell>
          <table:table-cell table:style-name="ce14"/>
          <table:table-cell office:value-type="string" table:style-name="ce13">
            <text:p>Wokingham UA</text:p>
          </table:table-cell>
          <table:table-cell table:style-name="ce14"/>
          <table:table-cell office:value-type="float" office:value="3.4908405694210587" table:style-name="ce15">
            <text:p><text:s/>3.49<text:s/></text:p>
          </table:table-cell>
          <table:table-cell office:value-type="float" office:value="3.5084081823527851" table:style-name="ce15">
            <text:p><text:s/>3.51<text:s/></text:p>
          </table:table-cell>
          <table:table-cell office:value-type="float" office:value="3.5331280710424782" table:style-name="ce15">
            <text:p><text:s/>3.53<text:s/></text:p>
          </table:table-cell>
          <table:table-cell office:value-type="float" office:value="3.5629884967490519" table:style-name="ce15">
            <text:p><text:s/>3.56<text:s/></text:p>
          </table:table-cell>
          <table:table-cell office:value-type="float" office:value="3.5906698906550649" table:style-name="ce15">
            <text:p><text:s/>3.59<text:s/></text:p>
          </table:table-cell>
          <table:table-cell office:value-type="float" office:value="3.6286323341649651" table:style-name="ce15">
            <text:p><text:s/>3.63<text:s/></text:p>
          </table:table-cell>
          <table:table-cell office:value-type="float" office:value="3.6830785821848342" table:style-name="ce15">
            <text:p><text:s/>3.68<text:s/></text:p>
          </table:table-cell>
          <table:table-cell office:value-type="float" office:value="3.7697098044036426" table:style-name="ce15">
            <text:p><text:s/>3.77<text:s/></text:p>
          </table:table-cell>
          <table:table-cell office:value-type="float" office:value="3.8418689635711911" table:style-name="ce15">
            <text:p><text:s/>3.84<text:s/></text:p>
          </table:table-cell>
          <table:table-cell office:value-type="float" office:value="3.9310705135906088" table:style-name="ce15">
            <text:p><text:s/>3.93<text:s/></text:p>
          </table:table-cell>
          <table:table-cell office:value-type="float" office:value="3.996468593108728" table:style-name="ce15">
            <text:p><text:s/>4.00<text:s/></text:p>
          </table:table-cell>
          <table:table-cell office:value-type="float" office:value="4.0791421978107936" table:style-name="ce15">
            <text:p><text:s/>4.08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02</text:p>
          </table:table-cell>
          <table:table-cell table:style-name="ce14"/>
          <table:table-cell office:value-type="string" table:style-name="ce13">
            <text:p>Buckinghamshire<text:s/></text:p>
          </table:table-cell>
          <table:table-cell table:style-name="ce14"/>
          <table:table-cell office:value-type="float" office:value="1.3289079835679121" table:style-name="ce15">
            <text:p><text:s/>1.33<text:s/></text:p>
          </table:table-cell>
          <table:table-cell office:value-type="float" office:value="1.341501447830509" table:style-name="ce15">
            <text:p><text:s/>1.34<text:s/></text:p>
          </table:table-cell>
          <table:table-cell office:value-type="float" office:value="1.3526188258189875" table:style-name="ce15">
            <text:p><text:s/>1.35<text:s/></text:p>
          </table:table-cell>
          <table:table-cell office:value-type="float" office:value="1.3628990836890433" table:style-name="ce15">
            <text:p><text:s/>1.36<text:s/></text:p>
          </table:table-cell>
          <table:table-cell office:value-type="float" office:value="1.376627475242084" table:style-name="ce15">
            <text:p><text:s/>1.38<text:s/></text:p>
          </table:table-cell>
          <table:table-cell office:value-type="float" office:value="1.3885946833670182" table:style-name="ce15">
            <text:p><text:s/>1.39<text:s/></text:p>
          </table:table-cell>
          <table:table-cell office:value-type="float" office:value="1.4075269285116045" table:style-name="ce15">
            <text:p><text:s/>1.41<text:s/></text:p>
          </table:table-cell>
          <table:table-cell office:value-type="float" office:value="1.4241332194126954" table:style-name="ce15">
            <text:p><text:s/>1.42<text:s/></text:p>
          </table:table-cell>
          <table:table-cell office:value-type="float" office:value="1.4452572291328836" table:style-name="ce15">
            <text:p><text:s/>1.45<text:s/></text:p>
          </table:table-cell>
          <table:table-cell office:value-type="float" office:value="1.4600998843987962" table:style-name="ce15">
            <text:p><text:s/>1.46<text:s/></text:p>
          </table:table-cell>
          <table:table-cell table:number-columns-repeated="2" table:style-name="ce21"/>
          <table:table-cell table:number-columns-repeated="16367"/>
        </table:table-row>
        <table:table-row table:style-name="ro2">
          <table:table-cell office:value-type="string" table:style-name="ce12">
            <text:p>11UB</text:p>
          </table:table-cell>
          <table:table-cell office:value-type="string" table:style-name="ce12">
            <text:p>E07000004</text:p>
          </table:table-cell>
          <table:table-cell table:style-name="ce14"/>
          <table:table-cell table:style-name="ce20"/>
          <table:table-cell office:value-type="string" table:style-name="ce16">
            <text:p>Aylesbury Vale</text:p>
          </table:table-cell>
          <table:table-cell office:value-type="float" office:value="0.79626412364669075" table:style-name="ce15">
            <text:p><text:s/>0.80<text:s/></text:p>
          </table:table-cell>
          <table:table-cell office:value-type="float" office:value="0.80866915302685927" table:style-name="ce15">
            <text:p><text:s/>0.81<text:s/></text:p>
          </table:table-cell>
          <table:table-cell office:value-type="float" office:value="0.819191053463175" table:style-name="ce15">
            <text:p><text:s/>0.82<text:s/></text:p>
          </table:table-cell>
          <table:table-cell office:value-type="float" office:value="0.8303443447567993" table:style-name="ce15">
            <text:p><text:s/>0.83<text:s/></text:p>
          </table:table-cell>
          <table:table-cell office:value-type="float" office:value="0.84629407961816827" table:style-name="ce15">
            <text:p><text:s/>0.85<text:s/></text:p>
          </table:table-cell>
          <table:table-cell office:value-type="float" office:value="0.85967391834770501" table:style-name="ce15">
            <text:p><text:s/>0.86<text:s/></text:p>
          </table:table-cell>
          <table:table-cell office:value-type="float" office:value="0.87451583604725158" table:style-name="ce15">
            <text:p><text:s/>0.87<text:s/></text:p>
          </table:table-cell>
          <table:table-cell office:value-type="float" office:value="0.89036587630629682" table:style-name="ce15">
            <text:p><text:s/>0.89<text:s/></text:p>
          </table:table-cell>
          <table:table-cell office:value-type="float" office:value="0.91002648142287279" table:style-name="ce15">
            <text:p><text:s/>0.91<text:s/></text:p>
          </table:table-cell>
          <table:table-cell office:value-type="float" office:value="0.92921076593225749" table:style-name="ce15">
            <text:p><text:s/>0.93<text:s/></text:p>
          </table:table-cell>
          <table:table-cell table:number-columns-repeated="2" table:style-name="ce21"/>
          <table:table-cell table:number-columns-repeated="16367"/>
        </table:table-row>
        <table:table-row table:style-name="ro2">
          <table:table-cell office:value-type="string" table:style-name="ce12">
            <text:p>11UC</text:p>
          </table:table-cell>
          <table:table-cell office:value-type="string" table:style-name="ce12">
            <text:p>E07000005</text:p>
          </table:table-cell>
          <table:table-cell table:style-name="ce14"/>
          <table:table-cell table:style-name="ce20"/>
          <table:table-cell office:value-type="string" table:style-name="ce16">
            <text:p>Chiltern</text:p>
          </table:table-cell>
          <table:table-cell office:value-type="float" office:value="1.9499538465425592" table:style-name="ce15">
            <text:p><text:s/>1.95<text:s/></text:p>
          </table:table-cell>
          <table:table-cell office:value-type="float" office:value="1.9594259963667171" table:style-name="ce15">
            <text:p><text:s/>1.96<text:s/></text:p>
          </table:table-cell>
          <table:table-cell office:value-type="float" office:value="1.9756718958182347" table:style-name="ce15">
            <text:p><text:s/>1.98<text:s/></text:p>
          </table:table-cell>
          <table:table-cell office:value-type="float" office:value="1.984227317279831" table:style-name="ce15">
            <text:p><text:s/>1.98<text:s/></text:p>
          </table:table-cell>
          <table:table-cell office:value-type="float" office:value="1.9905418120671206" table:style-name="ce15">
            <text:p><text:s/>1.99<text:s/></text:p>
          </table:table-cell>
          <table:table-cell office:value-type="float" office:value="1.9998615184147166" table:style-name="ce15">
            <text:p><text:s/>2.00<text:s/></text:p>
          </table:table-cell>
          <table:table-cell office:value-type="float" office:value="2.0122356611592549" table:style-name="ce15">
            <text:p><text:s/>2.01<text:s/></text:p>
          </table:table-cell>
          <table:table-cell office:value-type="float" office:value="2.0272591774209148" table:style-name="ce15">
            <text:p><text:s/>2.03<text:s/></text:p>
          </table:table-cell>
          <table:table-cell office:value-type="float" office:value="2.0458987168414202" table:style-name="ce15">
            <text:p><text:s/>2.05<text:s/></text:p>
          </table:table-cell>
          <table:table-cell office:value-type="float" office:value="2.0511946215067489" table:style-name="ce15">
            <text:p><text:s/>2.05<text:s/></text:p>
          </table:table-cell>
          <table:table-cell table:number-columns-repeated="2" table:style-name="ce21"/>
          <table:table-cell table:number-columns-repeated="16367"/>
        </table:table-row>
        <table:table-row table:style-name="ro2">
          <table:table-cell office:value-type="string" table:style-name="ce12">
            <text:p>11UE</text:p>
          </table:table-cell>
          <table:table-cell office:value-type="string" table:style-name="ce12">
            <text:p>E07000006</text:p>
          </table:table-cell>
          <table:table-cell table:style-name="ce14"/>
          <table:table-cell table:style-name="ce20"/>
          <table:table-cell office:value-type="string" table:style-name="ce16">
            <text:p>South Bucks</text:p>
          </table:table-cell>
          <table:table-cell office:value-type="float" office:value="1.9614836642899014" table:style-name="ce15">
            <text:p><text:s/>1.96<text:s/></text:p>
          </table:table-cell>
          <table:table-cell office:value-type="float" office:value="1.9710048854118845" table:style-name="ce15">
            <text:p><text:s/>1.97<text:s/></text:p>
          </table:table-cell>
          <table:table-cell office:value-type="float" office:value="1.9874633835652551" table:style-name="ce15">
            <text:p><text:s/>1.99<text:s/></text:p>
          </table:table-cell>
          <table:table-cell office:value-type="float" office:value="1.9979756037683729" table:style-name="ce15">
            <text:p><text:s/>2.00<text:s/></text:p>
          </table:table-cell>
          <table:table-cell office:value-type="float" office:value="2.0082027518528278" table:style-name="ce15">
            <text:p><text:s/>2.01<text:s/></text:p>
          </table:table-cell>
          <table:table-cell office:value-type="float" office:value="2.0145382573220663" table:style-name="ce15">
            <text:p><text:s/>2.01<text:s/></text:p>
          </table:table-cell>
          <table:table-cell office:value-type="float" office:value="2.0552758350269871" table:style-name="ce15">
            <text:p><text:s/>2.06<text:s/></text:p>
          </table:table-cell>
          <table:table-cell office:value-type="float" office:value="2.0769003927544478" table:style-name="ce15">
            <text:p><text:s/>2.08<text:s/></text:p>
          </table:table-cell>
          <table:table-cell office:value-type="float" office:value="2.1005776772462803" table:style-name="ce15">
            <text:p><text:s/>2.10<text:s/></text:p>
          </table:table-cell>
          <table:table-cell office:value-type="float" office:value="2.1079747149861987" table:style-name="ce15">
            <text:p><text:s/>2.11<text:s/></text:p>
          </table:table-cell>
          <table:table-cell table:number-columns-repeated="2" table:style-name="ce21"/>
          <table:table-cell table:number-columns-repeated="16367"/>
        </table:table-row>
        <table:table-row table:style-name="ro2">
          <table:table-cell office:value-type="string" table:style-name="ce12">
            <text:p>11UF</text:p>
          </table:table-cell>
          <table:table-cell office:value-type="string" table:style-name="ce12">
            <text:p>E07000007</text:p>
          </table:table-cell>
          <table:table-cell table:style-name="ce14"/>
          <table:table-cell table:style-name="ce20"/>
          <table:table-cell office:value-type="string" table:style-name="ce16">
            <text:p>Wycombe</text:p>
          </table:table-cell>
          <table:table-cell office:value-type="float" office:value="2.1593662513462881" table:style-name="ce15">
            <text:p><text:s/>2.16<text:s/></text:p>
          </table:table-cell>
          <table:table-cell office:value-type="float" office:value="2.1757091837371272" table:style-name="ce15">
            <text:p><text:s/>2.18<text:s/></text:p>
          </table:table-cell>
          <table:table-cell office:value-type="float" office:value="2.1830556956768721" table:style-name="ce15">
            <text:p><text:s/>2.18<text:s/></text:p>
          </table:table-cell>
          <table:table-cell office:value-type="float" office:value="2.1918501940646471" table:style-name="ce15">
            <text:p><text:s/>2.19<text:s/></text:p>
          </table:table-cell>
          <table:table-cell office:value-type="float" office:value="2.2053894415366782" table:style-name="ce15">
            <text:p><text:s/>2.21<text:s/></text:p>
          </table:table-cell>
          <table:table-cell office:value-type="float" office:value="2.2174805192403935" table:style-name="ce15">
            <text:p><text:s/>2.22<text:s/></text:p>
          </table:table-cell>
          <table:table-cell office:value-type="float" office:value="2.2422660322108308" table:style-name="ce15">
            <text:p><text:s/>2.24<text:s/></text:p>
          </table:table-cell>
          <table:table-cell office:value-type="float" office:value="2.2597489382156279" table:style-name="ce15">
            <text:p><text:s/>2.26<text:s/></text:p>
          </table:table-cell>
          <table:table-cell office:value-type="float" office:value="2.2853348229123638" table:style-name="ce15">
            <text:p><text:s/>2.29<text:s/></text:p>
          </table:table-cell>
          <table:table-cell office:value-type="float" office:value="2.2971179150083825" table:style-name="ce15">
            <text:p><text:s/>2.30<text:s/></text:p>
          </table:table-cell>
          <table:table-cell table:number-columns-repeated="2" table:style-name="ce21"/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11</text:p>
          </table:table-cell>
          <table:table-cell table:style-name="ce14"/>
          <table:table-cell office:value-type="string" table:style-name="ce13">
            <text:p>East Sussex<text:s/></text:p>
          </table:table-cell>
          <table:table-cell table:style-name="ce14"/>
          <table:table-cell office:value-type="float" office:value="1.4237942302531863" table:style-name="ce15">
            <text:p><text:s/>1.42<text:s/></text:p>
          </table:table-cell>
          <table:table-cell office:value-type="float" office:value="1.4332812296006361" table:style-name="ce15">
            <text:p><text:s/>1.43<text:s/></text:p>
          </table:table-cell>
          <table:table-cell office:value-type="float" office:value="1.4408994558399739" table:style-name="ce15">
            <text:p><text:s/>1.44<text:s/></text:p>
          </table:table-cell>
          <table:table-cell office:value-type="float" office:value="1.4480745146762244" table:style-name="ce15">
            <text:p><text:s/>1.45<text:s/></text:p>
          </table:table-cell>
          <table:table-cell office:value-type="float" office:value="1.4564025978951376" table:style-name="ce15">
            <text:p><text:s/>1.46<text:s/></text:p>
          </table:table-cell>
          <table:table-cell office:value-type="float" office:value="1.4652516007080596" table:style-name="ce15">
            <text:p><text:s/>1.47<text:s/></text:p>
          </table:table-cell>
          <table:table-cell office:value-type="float" office:value="1.4737260063524975" table:style-name="ce15">
            <text:p><text:s/>1.47<text:s/></text:p>
          </table:table-cell>
          <table:table-cell office:value-type="float" office:value="1.4812933867788487" table:style-name="ce15">
            <text:p><text:s/>1.48<text:s/></text:p>
          </table:table-cell>
          <table:table-cell office:value-type="float" office:value="1.4916346923051533" table:style-name="ce15">
            <text:p><text:s/>1.49<text:s/></text:p>
          </table:table-cell>
          <table:table-cell office:value-type="float" office:value="1.5026008535252249" table:style-name="ce15">
            <text:p><text:s/>1.50<text:s/></text:p>
          </table:table-cell>
          <table:table-cell office:value-type="float" office:value="1.5116835614749908" table:style-name="ce15">
            <text:p><text:s/>1.51<text:s/></text:p>
          </table:table-cell>
          <table:table-cell office:value-type="float" office:value="1.5208135867798294" table:style-name="ce15">
            <text:p><text:s/>1.5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1UC</text:p>
          </table:table-cell>
          <table:table-cell office:value-type="string" table:style-name="ce12">
            <text:p>E07000061</text:p>
          </table:table-cell>
          <table:table-cell table:style-name="ce14"/>
          <table:table-cell table:style-name="ce20"/>
          <table:table-cell office:value-type="string" table:style-name="ce16">
            <text:p>Eastbourne</text:p>
          </table:table-cell>
          <table:table-cell office:value-type="float" office:value="10.749454290090698" table:style-name="ce15">
            <text:p><text:s/>10.75<text:s/></text:p>
          </table:table-cell>
          <table:table-cell office:value-type="float" office:value="10.801424800289642" table:style-name="ce15">
            <text:p><text:s/>10.80<text:s/></text:p>
          </table:table-cell>
          <table:table-cell office:value-type="float" office:value="10.840713746143692" table:style-name="ce15">
            <text:p><text:s/>10.84<text:s/></text:p>
          </table:table-cell>
          <table:table-cell office:value-type="float" office:value="10.899025155519361" table:style-name="ce15">
            <text:p><text:s/>10.90<text:s/></text:p>
          </table:table-cell>
          <table:table-cell office:value-type="float" office:value="10.938088138499177" table:style-name="ce15">
            <text:p><text:s/>10.94<text:s/></text:p>
          </table:table-cell>
          <table:table-cell office:value-type="float" office:value="10.989141634302925" table:style-name="ce15">
            <text:p><text:s/>10.99<text:s/></text:p>
          </table:table-cell>
          <table:table-cell office:value-type="float" office:value="11.037967001363244" table:style-name="ce15">
            <text:p><text:s/>11.04<text:s/></text:p>
          </table:table-cell>
          <table:table-cell office:value-type="float" office:value="11.069557104489645" table:style-name="ce15">
            <text:p><text:s/>11.07<text:s/></text:p>
          </table:table-cell>
          <table:table-cell office:value-type="float" office:value="11.101826564672528" table:style-name="ce15">
            <text:p><text:s/>11.10<text:s/></text:p>
          </table:table-cell>
          <table:table-cell office:value-type="float" office:value="11.14941747902585" table:style-name="ce15">
            <text:p><text:s/>11.15<text:s/></text:p>
          </table:table-cell>
          <table:table-cell office:value-type="float" office:value="11.204329563080965" table:style-name="ce15">
            <text:p><text:s/>11.20<text:s/></text:p>
          </table:table-cell>
          <table:table-cell office:value-type="float" office:value="11.233087644214985" table:style-name="ce15">
            <text:p><text:s/>11.2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1UD</text:p>
          </table:table-cell>
          <table:table-cell office:value-type="string" table:style-name="ce12">
            <text:p>E07000062</text:p>
          </table:table-cell>
          <table:table-cell table:style-name="ce14"/>
          <table:table-cell table:style-name="ce20"/>
          <table:table-cell office:value-type="string" table:style-name="ce16">
            <text:p>Hastings</text:p>
          </table:table-cell>
          <table:table-cell office:value-type="float" office:value="14.389240477477463" table:style-name="ce15">
            <text:p><text:s/>14.39<text:s/></text:p>
          </table:table-cell>
          <table:table-cell office:value-type="float" office:value="14.494911132287953" table:style-name="ce15">
            <text:p><text:s/>14.49<text:s/></text:p>
          </table:table-cell>
          <table:table-cell office:value-type="float" office:value="14.529257695866939" table:style-name="ce15">
            <text:p><text:s/>14.53<text:s/></text:p>
          </table:table-cell>
          <table:table-cell office:value-type="float" office:value="14.563607677584436" table:style-name="ce15">
            <text:p><text:s/>14.56<text:s/></text:p>
          </table:table-cell>
          <table:table-cell office:value-type="float" office:value="14.604348758862152" table:style-name="ce15">
            <text:p><text:s/>14.60<text:s/></text:p>
          </table:table-cell>
          <table:table-cell office:value-type="float" office:value="14.670993093193113" table:style-name="ce15">
            <text:p><text:s/>14.67<text:s/></text:p>
          </table:table-cell>
          <table:table-cell office:value-type="float" office:value="14.719907415195078" table:style-name="ce15">
            <text:p><text:s/>14.72<text:s/></text:p>
          </table:table-cell>
          <table:table-cell office:value-type="float" office:value="14.773096578197489" table:style-name="ce15">
            <text:p><text:s/>14.77<text:s/></text:p>
          </table:table-cell>
          <table:table-cell office:value-type="float" office:value="14.81945748091629" table:style-name="ce15">
            <text:p><text:s/>14.82<text:s/></text:p>
          </table:table-cell>
          <table:table-cell office:value-type="float" office:value="14.808280278291454" table:style-name="ce15">
            <text:p><text:s/>14.81<text:s/></text:p>
          </table:table-cell>
          <table:table-cell office:value-type="float" office:value="14.830128775242397" table:style-name="ce15">
            <text:p><text:s/>14.83<text:s/></text:p>
          </table:table-cell>
          <table:table-cell office:value-type="float" office:value="14.884833921217878" table:style-name="ce15">
            <text:p><text:s/>14.8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1UF</text:p>
          </table:table-cell>
          <table:table-cell office:value-type="string" table:style-name="ce12">
            <text:p>E07000063</text:p>
          </table:table-cell>
          <table:table-cell table:style-name="ce14"/>
          <table:table-cell table:style-name="ce20"/>
          <table:table-cell office:value-type="string" table:style-name="ce16">
            <text:p>Lewes</text:p>
          </table:table-cell>
          <table:table-cell office:value-type="float" office:value="1.5012793898372159" table:style-name="ce15">
            <text:p><text:s/>1.50<text:s/></text:p>
          </table:table-cell>
          <table:table-cell office:value-type="float" office:value="1.5087674585657742" table:style-name="ce15">
            <text:p><text:s/>1.51<text:s/></text:p>
          </table:table-cell>
          <table:table-cell office:value-type="float" office:value="1.5152968287670723" table:style-name="ce15">
            <text:p><text:s/>1.52<text:s/></text:p>
          </table:table-cell>
          <table:table-cell office:value-type="float" office:value="1.5181968186177124" table:style-name="ce15">
            <text:p><text:s/>1.52<text:s/></text:p>
          </table:table-cell>
          <table:table-cell office:value-type="float" office:value="1.5267120685503985" table:style-name="ce15">
            <text:p><text:s/>1.53<text:s/></text:p>
          </table:table-cell>
          <table:table-cell office:value-type="float" office:value="1.5355356801689493" table:style-name="ce15">
            <text:p><text:s/>1.54<text:s/></text:p>
          </table:table-cell>
          <table:table-cell office:value-type="float" office:value="1.5415509529922007" table:style-name="ce15">
            <text:p><text:s/>1.54<text:s/></text:p>
          </table:table-cell>
          <table:table-cell office:value-type="float" office:value="1.5512303283900155" table:style-name="ce15">
            <text:p><text:s/>1.55<text:s/></text:p>
          </table:table-cell>
          <table:table-cell office:value-type="float" office:value="1.5623825172684636" table:style-name="ce15">
            <text:p><text:s/>1.56<text:s/></text:p>
          </table:table-cell>
          <table:table-cell office:value-type="float" office:value="1.5708387679857039" table:style-name="ce15">
            <text:p><text:s/>1.57<text:s/></text:p>
          </table:table-cell>
          <table:table-cell office:value-type="float" office:value="1.580448260397731" table:style-name="ce15">
            <text:p><text:s/>1.58<text:s/></text:p>
          </table:table-cell>
          <table:table-cell office:value-type="float" office:value="1.5923617030745583" table:style-name="ce15">
            <text:p><text:s/>1.5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1UG</text:p>
          </table:table-cell>
          <table:table-cell office:value-type="string" table:style-name="ce12">
            <text:p>E07000064</text:p>
          </table:table-cell>
          <table:table-cell table:style-name="ce14"/>
          <table:table-cell table:style-name="ce20"/>
          <table:table-cell office:value-type="string" table:style-name="ce16">
            <text:p>Rother</text:p>
          </table:table-cell>
          <table:table-cell office:value-type="float" office:value="0.86402552069448002" table:style-name="ce15">
            <text:p><text:s/>0.86<text:s/></text:p>
          </table:table-cell>
          <table:table-cell office:value-type="float" office:value="0.86825574208420531" table:style-name="ce15">
            <text:p><text:s/>0.87<text:s/></text:p>
          </table:table-cell>
          <table:table-cell office:value-type="float" office:value="0.87092975001489503" table:style-name="ce15">
            <text:p><text:s/>0.87<text:s/></text:p>
          </table:table-cell>
          <table:table-cell office:value-type="float" office:value="0.87476734777836507" table:style-name="ce15">
            <text:p><text:s/>0.87<text:s/></text:p>
          </table:table-cell>
          <table:table-cell office:value-type="float" office:value="0.87913495209312231" table:style-name="ce15">
            <text:p><text:s/>0.88<text:s/></text:p>
          </table:table-cell>
          <table:table-cell office:value-type="float" office:value="0.88471958802793549" table:style-name="ce15">
            <text:p><text:s/>0.88<text:s/></text:p>
          </table:table-cell>
          <table:table-cell office:value-type="float" office:value="0.89103035592336344" table:style-name="ce15">
            <text:p><text:s/>0.89<text:s/></text:p>
          </table:table-cell>
          <table:table-cell office:value-type="float" office:value="0.89543757023747017" table:style-name="ce15">
            <text:p><text:s/>0.90<text:s/></text:p>
          </table:table-cell>
          <table:table-cell office:value-type="float" office:value="0.90119870616839204" table:style-name="ce15">
            <text:p><text:s/>0.90<text:s/></text:p>
          </table:table-cell>
          <table:table-cell office:value-type="float" office:value="0.90678749445716322" table:style-name="ce15">
            <text:p><text:s/>0.91<text:s/></text:p>
          </table:table-cell>
          <table:table-cell office:value-type="float" office:value="0.91097836001910337" table:style-name="ce15">
            <text:p><text:s/>0.91<text:s/></text:p>
          </table:table-cell>
          <table:table-cell office:value-type="float" office:value="0.91563051523306027" table:style-name="ce15">
            <text:p><text:s/>0.9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1UH</text:p>
          </table:table-cell>
          <table:table-cell office:value-type="string" table:style-name="ce12">
            <text:p>E07000065</text:p>
          </table:table-cell>
          <table:table-cell table:style-name="ce14"/>
          <table:table-cell table:style-name="ce20"/>
          <table:table-cell office:value-type="string" table:style-name="ce16">
            <text:p>Wealden</text:p>
          </table:table-cell>
          <table:table-cell office:value-type="float" office:value="0.78206120516444266" table:style-name="ce15">
            <text:p><text:s/>0.78<text:s/></text:p>
          </table:table-cell>
          <table:table-cell office:value-type="float" office:value="0.78977991441020134" table:style-name="ce15">
            <text:p><text:s/>0.79<text:s/></text:p>
          </table:table-cell>
          <table:table-cell office:value-type="float" office:value="0.79817725390463345" table:style-name="ce15">
            <text:p><text:s/>0.80<text:s/></text:p>
          </table:table-cell>
          <table:table-cell office:value-type="float" office:value="0.80521179018169975" table:style-name="ce15">
            <text:p><text:s/>0.81<text:s/></text:p>
          </table:table-cell>
          <table:table-cell office:value-type="float" office:value="0.81311048308521006" table:style-name="ce15">
            <text:p><text:s/>0.81<text:s/></text:p>
          </table:table-cell>
          <table:table-cell office:value-type="float" office:value="0.81966494946204627" table:style-name="ce15">
            <text:p><text:s/>0.82<text:s/></text:p>
          </table:table-cell>
          <table:table-cell office:value-type="float" office:value="0.82674738911675205" table:style-name="ce15">
            <text:p><text:s/>0.83<text:s/></text:p>
          </table:table-cell>
          <table:table-cell office:value-type="float" office:value="0.83260569586806343" table:style-name="ce15">
            <text:p><text:s/>0.83<text:s/></text:p>
          </table:table-cell>
          <table:table-cell office:value-type="float" office:value="0.84301286198988723" table:style-name="ce15">
            <text:p><text:s/>0.84<text:s/></text:p>
          </table:table-cell>
          <table:table-cell office:value-type="float" office:value="0.85578823358545608" table:style-name="ce15">
            <text:p><text:s/>0.86<text:s/></text:p>
          </table:table-cell>
          <table:table-cell office:value-type="float" office:value="0.86479167904475374" table:style-name="ce15">
            <text:p><text:s/>0.86<text:s/></text:p>
          </table:table-cell>
          <table:table-cell office:value-type="float" office:value="0.87301362483639922" table:style-name="ce15">
            <text:p><text:s/>0.87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14</text:p>
          </table:table-cell>
          <table:table-cell table:style-name="ce14"/>
          <table:table-cell office:value-type="string" table:style-name="ce13">
            <text:p>Hampshire<text:s/></text:p>
          </table:table-cell>
          <table:table-cell table:style-name="ce14"/>
          <table:table-cell office:value-type="float" office:value="1.5318840194417302" table:style-name="ce15">
            <text:p><text:s/>1.53<text:s/></text:p>
          </table:table-cell>
          <table:table-cell office:value-type="float" office:value="1.5420689696413872" table:style-name="ce15">
            <text:p><text:s/>1.54<text:s/></text:p>
          </table:table-cell>
          <table:table-cell office:value-type="float" office:value="1.5501787093975186" table:style-name="ce15">
            <text:p><text:s/>1.55<text:s/></text:p>
          </table:table-cell>
          <table:table-cell office:value-type="float" office:value="1.5587652168682244" table:style-name="ce15">
            <text:p><text:s/>1.56<text:s/></text:p>
          </table:table-cell>
          <table:table-cell office:value-type="float" office:value="1.5691862772697083" table:style-name="ce15">
            <text:p><text:s/>1.57<text:s/></text:p>
          </table:table-cell>
          <table:table-cell office:value-type="float" office:value="1.5825198836854484" table:style-name="ce15">
            <text:p><text:s/>1.58<text:s/></text:p>
          </table:table-cell>
          <table:table-cell office:value-type="float" office:value="1.5974473669339091" table:style-name="ce15">
            <text:p><text:s/>1.60<text:s/></text:p>
          </table:table-cell>
          <table:table-cell office:value-type="float" office:value="1.6137709555200126" table:style-name="ce15">
            <text:p><text:s/>1.61<text:s/></text:p>
          </table:table-cell>
          <table:table-cell office:value-type="float" office:value="1.6327148032875154" table:style-name="ce15">
            <text:p><text:s/>1.63<text:s/></text:p>
          </table:table-cell>
          <table:table-cell office:value-type="float" office:value="1.6536822771953172" table:style-name="ce15">
            <text:p><text:s/>1.65<text:s/></text:p>
          </table:table-cell>
          <table:table-cell office:value-type="float" office:value="1.6701702760980159" table:style-name="ce15">
            <text:p><text:s/>1.67<text:s/></text:p>
          </table:table-cell>
          <table:table-cell office:value-type="float" office:value="1.685086666959551" table:style-name="ce15">
            <text:p><text:s/>1.6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4UB</text:p>
          </table:table-cell>
          <table:table-cell office:value-type="string" table:style-name="ce12">
            <text:p>E07000084</text:p>
          </table:table-cell>
          <table:table-cell table:style-name="ce14"/>
          <table:table-cell table:style-name="ce20"/>
          <table:table-cell office:value-type="string" table:style-name="ce16">
            <text:p>Basingstoke and Deane</text:p>
          </table:table-cell>
          <table:table-cell office:value-type="float" office:value="1.1191871152254902" table:style-name="ce15">
            <text:p><text:s/>1.12<text:s/></text:p>
          </table:table-cell>
          <table:table-cell office:value-type="float" office:value="1.1306415226582986" table:style-name="ce15">
            <text:p><text:s/>1.13<text:s/></text:p>
          </table:table-cell>
          <table:table-cell office:value-type="float" office:value="1.1358953983770625" table:style-name="ce15">
            <text:p><text:s/>1.14<text:s/></text:p>
          </table:table-cell>
          <table:table-cell office:value-type="float" office:value="1.1447780771618701" table:style-name="ce15">
            <text:p><text:s/>1.14<text:s/></text:p>
          </table:table-cell>
          <table:table-cell office:value-type="float" office:value="1.1519410278896074" table:style-name="ce15">
            <text:p><text:s/>1.15<text:s/></text:p>
          </table:table-cell>
          <table:table-cell office:value-type="float" office:value="1.1598454570182064" table:style-name="ce15">
            <text:p><text:s/>1.16<text:s/></text:p>
          </table:table-cell>
          <table:table-cell office:value-type="float" office:value="1.1690752475634931" table:style-name="ce15">
            <text:p><text:s/>1.17<text:s/></text:p>
          </table:table-cell>
          <table:table-cell office:value-type="float" office:value="1.1826120871109072" table:style-name="ce15">
            <text:p><text:s/>1.18<text:s/></text:p>
          </table:table-cell>
          <table:table-cell office:value-type="float" office:value="1.2020183103238109" table:style-name="ce15">
            <text:p><text:s/>1.20<text:s/></text:p>
          </table:table-cell>
          <table:table-cell office:value-type="float" office:value="1.2273252875868172" table:style-name="ce15">
            <text:p><text:s/>1.23<text:s/></text:p>
          </table:table-cell>
          <table:table-cell office:value-type="float" office:value="1.2473783849068176" table:style-name="ce15">
            <text:p><text:s/>1.25<text:s/></text:p>
          </table:table-cell>
          <table:table-cell office:value-type="float" office:value="1.2590865351012064" table:style-name="ce15">
            <text:p><text:s/>1.2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4UC</text:p>
          </table:table-cell>
          <table:table-cell office:value-type="string" table:style-name="ce12">
            <text:p>E07000085</text:p>
          </table:table-cell>
          <table:table-cell table:style-name="ce14"/>
          <table:table-cell table:style-name="ce20"/>
          <table:table-cell office:value-type="string" table:style-name="ce16">
            <text:p>East Hampshire</text:p>
          </table:table-cell>
          <table:table-cell office:value-type="float" office:value="0.95443114110750338" table:style-name="ce15">
            <text:p><text:s/>0.95<text:s/></text:p>
          </table:table-cell>
          <table:table-cell office:value-type="float" office:value="0.96081487981378488" table:style-name="ce15">
            <text:p><text:s/>0.96<text:s/></text:p>
          </table:table-cell>
          <table:table-cell office:value-type="float" office:value="0.96727637792869292" table:style-name="ce15">
            <text:p><text:s/>0.97<text:s/></text:p>
          </table:table-cell>
          <table:table-cell office:value-type="float" office:value="0.97416553784255078" table:style-name="ce15">
            <text:p><text:s/>0.97<text:s/></text:p>
          </table:table-cell>
          <table:table-cell office:value-type="float" office:value="0.98461201695838285" table:style-name="ce15">
            <text:p><text:s/>0.98<text:s/></text:p>
          </table:table-cell>
          <table:table-cell office:value-type="float" office:value="0.99233698674713344" table:style-name="ce15">
            <text:p><text:s/>0.99<text:s/></text:p>
          </table:table-cell>
          <table:table-cell office:value-type="float" office:value="1.0015782452144804" table:style-name="ce15">
            <text:p><text:s/>1.00<text:s/></text:p>
          </table:table-cell>
          <table:table-cell office:value-type="float" office:value="1.0187700184339197" table:style-name="ce15">
            <text:p><text:s/>1.02<text:s/></text:p>
          </table:table-cell>
          <table:table-cell office:value-type="float" office:value="1.0402189132443329" table:style-name="ce15">
            <text:p><text:s/>1.04<text:s/></text:p>
          </table:table-cell>
          <table:table-cell office:value-type="float" office:value="1.0556804181386779" table:style-name="ce15">
            <text:p><text:s/>1.06<text:s/></text:p>
          </table:table-cell>
          <table:table-cell office:value-type="float" office:value="1.0636581458159111" table:style-name="ce15">
            <text:p><text:s/>1.06<text:s/></text:p>
          </table:table-cell>
          <table:table-cell office:value-type="float" office:value="1.0748647768636008" table:style-name="ce15">
            <text:p><text:s/>1.0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4UD</text:p>
          </table:table-cell>
          <table:table-cell office:value-type="string" table:style-name="ce12">
            <text:p>E07000086</text:p>
          </table:table-cell>
          <table:table-cell table:style-name="ce14"/>
          <table:table-cell table:style-name="ce20"/>
          <table:table-cell office:value-type="string" table:style-name="ce16">
            <text:p>Eastleigh</text:p>
          </table:table-cell>
          <table:table-cell office:value-type="float" office:value="6.6946506179924388" table:style-name="ce15">
            <text:p><text:s/>6.69<text:s/></text:p>
          </table:table-cell>
          <table:table-cell office:value-type="float" office:value="6.7328871386285245" table:style-name="ce15">
            <text:p><text:s/>6.73<text:s/></text:p>
          </table:table-cell>
          <table:table-cell office:value-type="float" office:value="6.7562054020332729" table:style-name="ce15">
            <text:p><text:s/>6.76<text:s/></text:p>
          </table:table-cell>
          <table:table-cell office:value-type="float" office:value="6.7938153513900161" table:style-name="ce15">
            <text:p><text:s/>6.79<text:s/></text:p>
          </table:table-cell>
          <table:table-cell office:value-type="float" office:value="6.8023402156484769" table:style-name="ce15">
            <text:p><text:s/>6.80<text:s/></text:p>
          </table:table-cell>
          <table:table-cell office:value-type="float" office:value="6.8473435656733947" table:style-name="ce15">
            <text:p><text:s/>6.85<text:s/></text:p>
          </table:table-cell>
          <table:table-cell office:value-type="float" office:value="6.9002220297101076" table:style-name="ce15">
            <text:p><text:s/>6.90<text:s/></text:p>
          </table:table-cell>
          <table:table-cell office:value-type="float" office:value="7.0000162980589016" table:style-name="ce15">
            <text:p><text:s/>7.00<text:s/></text:p>
          </table:table-cell>
          <table:table-cell office:value-type="float" office:value="7.1335260680856827" table:style-name="ce15">
            <text:p><text:s/>7.13<text:s/></text:p>
          </table:table-cell>
          <table:table-cell office:value-type="float" office:value="7.282489194114369" table:style-name="ce15">
            <text:p><text:s/>7.28<text:s/></text:p>
          </table:table-cell>
          <table:table-cell office:value-type="float" office:value="7.3764916138295256" table:style-name="ce15">
            <text:p><text:s/>7.38<text:s/></text:p>
          </table:table-cell>
          <table:table-cell office:value-type="float" office:value="7.4640238117944682" table:style-name="ce15">
            <text:p><text:s/>7.4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4UE</text:p>
          </table:table-cell>
          <table:table-cell office:value-type="string" table:style-name="ce12">
            <text:p>E07000087</text:p>
          </table:table-cell>
          <table:table-cell table:style-name="ce14"/>
          <table:table-cell table:style-name="ce20"/>
          <table:table-cell office:value-type="string" table:style-name="ce16">
            <text:p>Fareham</text:p>
          </table:table-cell>
          <table:table-cell office:value-type="float" office:value="6.4573475499052719" table:style-name="ce15">
            <text:p><text:s/>6.46<text:s/></text:p>
          </table:table-cell>
          <table:table-cell office:value-type="float" office:value="6.4944018563369257" table:style-name="ce15">
            <text:p><text:s/>6.49<text:s/></text:p>
          </table:table-cell>
          <table:table-cell office:value-type="float" office:value="6.5272561121646682" table:style-name="ce15">
            <text:p><text:s/>6.53<text:s/></text:p>
          </table:table-cell>
          <table:table-cell office:value-type="float" office:value="6.5477459154029338" table:style-name="ce15">
            <text:p><text:s/>6.55<text:s/></text:p>
          </table:table-cell>
          <table:table-cell office:value-type="float" office:value="6.5856790972234061" table:style-name="ce15">
            <text:p><text:s/>6.59<text:s/></text:p>
          </table:table-cell>
          <table:table-cell office:value-type="float" office:value="6.6354116715248628" table:style-name="ce15">
            <text:p><text:s/>6.64<text:s/></text:p>
          </table:table-cell>
          <table:table-cell office:value-type="float" office:value="6.682130195368484" table:style-name="ce15">
            <text:p><text:s/>6.68<text:s/></text:p>
          </table:table-cell>
          <table:table-cell office:value-type="float" office:value="6.7210628332971885" table:style-name="ce15">
            <text:p><text:s/>6.72<text:s/></text:p>
          </table:table-cell>
          <table:table-cell office:value-type="float" office:value="6.7598697724789973" table:style-name="ce15">
            <text:p><text:s/>6.76<text:s/></text:p>
          </table:table-cell>
          <table:table-cell office:value-type="float" office:value="6.796099116483818" table:style-name="ce15">
            <text:p><text:s/>6.80<text:s/></text:p>
          </table:table-cell>
          <table:table-cell office:value-type="float" office:value="6.8119014016224773" table:style-name="ce15">
            <text:p><text:s/>6.81<text:s/></text:p>
          </table:table-cell>
          <table:table-cell office:value-type="float" office:value="6.8243983047081116" table:style-name="ce15">
            <text:p><text:s/>6.8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4UF</text:p>
          </table:table-cell>
          <table:table-cell office:value-type="string" table:style-name="ce12">
            <text:p>E07000088</text:p>
          </table:table-cell>
          <table:table-cell table:style-name="ce14"/>
          <table:table-cell table:style-name="ce20"/>
          <table:table-cell office:value-type="string" table:style-name="ce16">
            <text:p>Gosport</text:p>
          </table:table-cell>
          <table:table-cell office:value-type="float" office:value="14.50462916641785" table:style-name="ce15">
            <text:p><text:s/>14.50<text:s/></text:p>
          </table:table-cell>
          <table:table-cell office:value-type="float" office:value="14.600750287318156" table:style-name="ce15">
            <text:p><text:s/>14.60<text:s/></text:p>
          </table:table-cell>
          <table:table-cell office:value-type="float" office:value="14.63267982561703" table:style-name="ce15">
            <text:p><text:s/>14.63<text:s/></text:p>
          </table:table-cell>
          <table:table-cell office:value-type="float" office:value="14.581702786125836" table:style-name="ce15">
            <text:p><text:s/>14.58<text:s/></text:p>
          </table:table-cell>
          <table:table-cell office:value-type="float" office:value="14.57415388933339" table:style-name="ce15">
            <text:p><text:s/>14.57<text:s/></text:p>
          </table:table-cell>
          <table:table-cell office:value-type="float" office:value="14.627409636175539" table:style-name="ce15">
            <text:p><text:s/>14.63<text:s/></text:p>
          </table:table-cell>
          <table:table-cell office:value-type="float" office:value="14.65419469836187" table:style-name="ce15">
            <text:p><text:s/>14.65<text:s/></text:p>
          </table:table-cell>
          <table:table-cell office:value-type="float" office:value="14.722772121049601" table:style-name="ce15">
            <text:p><text:s/>14.72<text:s/></text:p>
          </table:table-cell>
          <table:table-cell office:value-type="float" office:value="14.726676183640793" table:style-name="ce15">
            <text:p><text:s/>14.73<text:s/></text:p>
          </table:table-cell>
          <table:table-cell office:value-type="float" office:value="14.753110504183466" table:style-name="ce15">
            <text:p><text:s/>14.75<text:s/></text:p>
          </table:table-cell>
          <table:table-cell office:value-type="float" office:value="14.844956963142794" table:style-name="ce15">
            <text:p><text:s/>14.84<text:s/></text:p>
          </table:table-cell>
          <table:table-cell office:value-type="float" office:value="14.852445061008291" table:style-name="ce15">
            <text:p><text:s/>14.8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4UG</text:p>
          </table:table-cell>
          <table:table-cell office:value-type="string" table:style-name="ce12">
            <text:p>E07000089</text:p>
          </table:table-cell>
          <table:table-cell table:style-name="ce14"/>
          <table:table-cell table:style-name="ce20"/>
          <table:table-cell office:value-type="string" table:style-name="ce16">
            <text:p>Hart</text:p>
          </table:table-cell>
          <table:table-cell office:value-type="float" office:value="1.6956302339274301" table:style-name="ce15">
            <text:p><text:s/>1.70<text:s/></text:p>
          </table:table-cell>
          <table:table-cell office:value-type="float" office:value="1.7109601535725056" table:style-name="ce15">
            <text:p><text:s/>1.71<text:s/></text:p>
          </table:table-cell>
          <table:table-cell office:value-type="float" office:value="1.7202975178186115" table:style-name="ce15">
            <text:p><text:s/>1.72<text:s/></text:p>
          </table:table-cell>
          <table:table-cell office:value-type="float" office:value="1.7328401442284911" table:style-name="ce15">
            <text:p><text:s/>1.73<text:s/></text:p>
          </table:table-cell>
          <table:table-cell office:value-type="float" office:value="1.7487275561207687" table:style-name="ce15">
            <text:p><text:s/>1.75<text:s/></text:p>
          </table:table-cell>
          <table:table-cell office:value-type="float" office:value="1.7816636324234632" table:style-name="ce15">
            <text:p><text:s/>1.78<text:s/></text:p>
          </table:table-cell>
          <table:table-cell office:value-type="float" office:value="1.811023622047244" table:style-name="ce15">
            <text:p><text:s/>1.81<text:s/></text:p>
          </table:table-cell>
          <table:table-cell office:value-type="float" office:value="1.8368057975054004" table:style-name="ce15">
            <text:p><text:s/>1.84<text:s/></text:p>
          </table:table-cell>
          <table:table-cell office:value-type="float" office:value="1.8652358720646645" table:style-name="ce15">
            <text:p><text:s/>1.87<text:s/></text:p>
          </table:table-cell>
          <table:table-cell office:value-type="float" office:value="1.8936194922537337" table:style-name="ce15">
            <text:p><text:s/>1.89<text:s/></text:p>
          </table:table-cell>
          <table:table-cell office:value-type="float" office:value="1.9207952988177364" table:style-name="ce15">
            <text:p><text:s/>1.92<text:s/></text:p>
          </table:table-cell>
          <table:table-cell office:value-type="float" office:value="1.9478317422711542" table:style-name="ce15">
            <text:p><text:s/>1.9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4UH</text:p>
          </table:table-cell>
          <table:table-cell office:value-type="string" table:style-name="ce12">
            <text:p>E07000090</text:p>
          </table:table-cell>
          <table:table-cell table:style-name="ce14"/>
          <table:table-cell table:style-name="ce20"/>
          <table:table-cell office:value-type="string" table:style-name="ce16">
            <text:p>Havant</text:p>
          </table:table-cell>
          <table:table-cell office:value-type="float" office:value="9.5319040672304727" table:style-name="ce15">
            <text:p><text:s/>9.53<text:s/></text:p>
          </table:table-cell>
          <table:table-cell office:value-type="float" office:value="9.5560674738388229" table:style-name="ce15">
            <text:p><text:s/>9.56<text:s/></text:p>
          </table:table-cell>
          <table:table-cell office:value-type="float" office:value="9.5953405123563922" table:style-name="ce15">
            <text:p><text:s/>9.60<text:s/></text:p>
          </table:table-cell>
          <table:table-cell office:value-type="float" office:value="9.6252849343794207" table:style-name="ce15">
            <text:p><text:s/>9.63<text:s/></text:p>
          </table:table-cell>
          <table:table-cell office:value-type="float" office:value="9.7079633773487544" table:style-name="ce15">
            <text:p><text:s/>9.71<text:s/></text:p>
          </table:table-cell>
          <table:table-cell office:value-type="float" office:value="9.8072609454182924" table:style-name="ce15">
            <text:p><text:s/>9.81<text:s/></text:p>
          </table:table-cell>
          <table:table-cell office:value-type="float" office:value="9.9177580490201045" table:style-name="ce15">
            <text:p><text:s/>9.92<text:s/></text:p>
          </table:table-cell>
          <table:table-cell office:value-type="float" office:value="9.9639536815643677" table:style-name="ce15">
            <text:p><text:s/>9.96<text:s/></text:p>
          </table:table-cell>
          <table:table-cell office:value-type="float" office:value="10.005995680220757" table:style-name="ce15">
            <text:p><text:s/>10.01<text:s/></text:p>
          </table:table-cell>
          <table:table-cell office:value-type="float" office:value="9.9997129519660994" table:style-name="ce15">
            <text:p><text:s/>10.00<text:s/></text:p>
          </table:table-cell>
          <table:table-cell office:value-type="float" office:value="10.046322376470673" table:style-name="ce15">
            <text:p><text:s/>10.05<text:s/></text:p>
          </table:table-cell>
          <table:table-cell office:value-type="float" office:value="10.092570998008647" table:style-name="ce15">
            <text:p><text:s/>10.0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4UJ</text:p>
          </table:table-cell>
          <table:table-cell office:value-type="string" table:style-name="ce12">
            <text:p>E07000091</text:p>
          </table:table-cell>
          <table:table-cell table:style-name="ce14"/>
          <table:table-cell table:style-name="ce20"/>
          <table:table-cell office:value-type="string" table:style-name="ce16">
            <text:p>New Forest</text:p>
          </table:table-cell>
          <table:table-cell office:value-type="float" office:value="1.0660801677467304" table:style-name="ce15">
            <text:p><text:s/>1.07<text:s/></text:p>
          </table:table-cell>
          <table:table-cell office:value-type="float" office:value="1.0700318572548322" table:style-name="ce15">
            <text:p><text:s/>1.07<text:s/></text:p>
          </table:table-cell>
          <table:table-cell office:value-type="float" office:value="1.073478958286316" table:style-name="ce15">
            <text:p><text:s/>1.07<text:s/></text:p>
          </table:table-cell>
          <table:table-cell office:value-type="float" office:value="1.0758770596031042" table:style-name="ce15">
            <text:p><text:s/>1.08<text:s/></text:p>
          </table:table-cell>
          <table:table-cell office:value-type="float" office:value="1.0786867968138005" table:style-name="ce15">
            <text:p><text:s/>1.08<text:s/></text:p>
          </table:table-cell>
          <table:table-cell office:value-type="float" office:value="1.0819613400853783" table:style-name="ce15">
            <text:p><text:s/>1.08<text:s/></text:p>
          </table:table-cell>
          <table:table-cell office:value-type="float" office:value="1.0876260108857418" table:style-name="ce15">
            <text:p><text:s/>1.09<text:s/></text:p>
          </table:table-cell>
          <table:table-cell office:value-type="float" office:value="1.0923216439602619" table:style-name="ce15">
            <text:p><text:s/>1.09<text:s/></text:p>
          </table:table-cell>
          <table:table-cell office:value-type="float" office:value="1.0982788300384005" table:style-name="ce15">
            <text:p><text:s/>1.10<text:s/></text:p>
          </table:table-cell>
          <table:table-cell office:value-type="float" office:value="1.1051066014655624" table:style-name="ce15">
            <text:p><text:s/>1.11<text:s/></text:p>
          </table:table-cell>
          <table:table-cell office:value-type="float" office:value="1.111535952917365" table:style-name="ce15">
            <text:p><text:s/>1.11<text:s/></text:p>
          </table:table-cell>
          <table:table-cell office:value-type="float" office:value="1.1127856614295017" table:style-name="ce15">
            <text:p><text:s/>1.1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4UL</text:p>
          </table:table-cell>
          <table:table-cell office:value-type="string" table:style-name="ce12">
            <text:p>E07000092</text:p>
          </table:table-cell>
          <table:table-cell table:style-name="ce14"/>
          <table:table-cell table:style-name="ce20"/>
          <table:table-cell office:value-type="string" table:style-name="ce16">
            <text:p>Rushmoor</text:p>
          </table:table-cell>
          <table:table-cell office:value-type="float" office:value="9.644760951918288" table:style-name="ce15">
            <text:p><text:s/>9.64<text:s/></text:p>
          </table:table-cell>
          <table:table-cell office:value-type="float" office:value="9.6937300499587238" table:style-name="ce15">
            <text:p><text:s/>9.69<text:s/></text:p>
          </table:table-cell>
          <table:table-cell office:value-type="float" office:value="9.764212018250209" table:style-name="ce15">
            <text:p><text:s/>9.76<text:s/></text:p>
          </table:table-cell>
          <table:table-cell office:value-type="float" office:value="9.8190727521768384" table:style-name="ce15">
            <text:p><text:s/>9.82<text:s/></text:p>
          </table:table-cell>
          <table:table-cell office:value-type="float" office:value="9.9008245120870839" table:style-name="ce15">
            <text:p><text:s/>9.90<text:s/></text:p>
          </table:table-cell>
          <table:table-cell office:value-type="float" office:value="9.9503137405557691" table:style-name="ce15">
            <text:p><text:s/>9.95<text:s/></text:p>
          </table:table-cell>
          <table:table-cell office:value-type="float" office:value="10.048713023434498" table:style-name="ce15">
            <text:p><text:s/>10.05<text:s/></text:p>
          </table:table-cell>
          <table:table-cell office:value-type="float" office:value="10.169138173901908" table:style-name="ce15">
            <text:p><text:s/>10.17<text:s/></text:p>
          </table:table-cell>
          <table:table-cell office:value-type="float" office:value="10.251914457677039" table:style-name="ce15">
            <text:p><text:s/>10.25<text:s/></text:p>
          </table:table-cell>
          <table:table-cell office:value-type="float" office:value="10.444051735177361" table:style-name="ce15">
            <text:p><text:s/>10.44<text:s/></text:p>
          </table:table-cell>
          <table:table-cell office:value-type="float" office:value="10.506851069279037" table:style-name="ce15">
            <text:p><text:s/>10.51<text:s/></text:p>
          </table:table-cell>
          <table:table-cell office:value-type="float" office:value="10.615955948264823" table:style-name="ce15">
            <text:p><text:s/>10.6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4UN</text:p>
          </table:table-cell>
          <table:table-cell office:value-type="string" table:style-name="ce12">
            <text:p>E07000093</text:p>
          </table:table-cell>
          <table:table-cell table:style-name="ce14"/>
          <table:table-cell table:style-name="ce20"/>
          <table:table-cell office:value-type="string" table:style-name="ce16">
            <text:p>Test Valley</text:p>
          </table:table-cell>
          <table:table-cell office:value-type="float" office:value="0.78304268023818679" table:style-name="ce15">
            <text:p><text:s/>0.78<text:s/></text:p>
          </table:table-cell>
          <table:table-cell office:value-type="float" office:value="0.79143031642045114" table:style-name="ce15">
            <text:p><text:s/>0.79<text:s/></text:p>
          </table:table-cell>
          <table:table-cell office:value-type="float" office:value="0.80212837957256433" table:style-name="ce15">
            <text:p><text:s/>0.80<text:s/></text:p>
          </table:table-cell>
          <table:table-cell office:value-type="float" office:value="0.81077095781946684" table:style-name="ce15">
            <text:p><text:s/>0.81<text:s/></text:p>
          </table:table-cell>
          <table:table-cell office:value-type="float" office:value="0.82484701954785111" table:style-name="ce15">
            <text:p><text:s/>0.82<text:s/></text:p>
          </table:table-cell>
          <table:table-cell office:value-type="float" office:value="0.84086704335615137" table:style-name="ce15">
            <text:p><text:s/>0.84<text:s/></text:p>
          </table:table-cell>
          <table:table-cell office:value-type="float" office:value="0.85508623855842303" table:style-name="ce15">
            <text:p><text:s/>0.86<text:s/></text:p>
          </table:table-cell>
          <table:table-cell office:value-type="float" office:value="0.86774417394782111" table:style-name="ce15">
            <text:p><text:s/>0.87<text:s/></text:p>
          </table:table-cell>
          <table:table-cell office:value-type="float" office:value="0.88078438395986169" table:style-name="ce15">
            <text:p><text:s/>0.88<text:s/></text:p>
          </table:table-cell>
          <table:table-cell office:value-type="float" office:value="0.89590537086558808" table:style-name="ce15">
            <text:p><text:s/>0.90<text:s/></text:p>
          </table:table-cell>
          <table:table-cell office:value-type="float" office:value="0.90993351925994348" table:style-name="ce15">
            <text:p><text:s/>0.91<text:s/></text:p>
          </table:table-cell>
          <table:table-cell office:value-type="float" office:value="0.92351007121511841" table:style-name="ce15">
            <text:p><text:s/>0.9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4UP</text:p>
          </table:table-cell>
          <table:table-cell office:value-type="string" table:style-name="ce12">
            <text:p>E07000094</text:p>
          </table:table-cell>
          <table:table-cell table:style-name="ce14"/>
          <table:table-cell table:style-name="ce20"/>
          <table:table-cell office:value-type="string" table:style-name="ce16">
            <text:p>Winchester</text:p>
          </table:table-cell>
          <table:table-cell office:value-type="float" office:value="0.74344770894575918" table:style-name="ce15">
            <text:p><text:s/>0.74<text:s/></text:p>
          </table:table-cell>
          <table:table-cell office:value-type="float" office:value="0.74866575948496605" table:style-name="ce15">
            <text:p><text:s/>0.75<text:s/></text:p>
          </table:table-cell>
          <table:table-cell office:value-type="float" office:value="0.75221960633221319" table:style-name="ce15">
            <text:p><text:s/>0.75<text:s/></text:p>
          </table:table-cell>
          <table:table-cell office:value-type="float" office:value="0.75978268027967732" table:style-name="ce15">
            <text:p><text:s/>0.76<text:s/></text:p>
          </table:table-cell>
          <table:table-cell office:value-type="float" office:value="0.76416862262326035" table:style-name="ce15">
            <text:p><text:s/>0.76<text:s/></text:p>
          </table:table-cell>
          <table:table-cell office:value-type="float" office:value="0.77082398791481366" table:style-name="ce15">
            <text:p><text:s/>0.77<text:s/></text:p>
          </table:table-cell>
          <table:table-cell office:value-type="float" office:value="0.77991487420017747" table:style-name="ce15">
            <text:p><text:s/>0.78<text:s/></text:p>
          </table:table-cell>
          <table:table-cell office:value-type="float" office:value="0.78861275455970614" table:style-name="ce15">
            <text:p><text:s/>0.79<text:s/></text:p>
          </table:table-cell>
          <table:table-cell office:value-type="float" office:value="0.80128936856433375" table:style-name="ce15">
            <text:p><text:s/>0.80<text:s/></text:p>
          </table:table-cell>
          <table:table-cell office:value-type="float" office:value="0.81133902688214588" table:style-name="ce15">
            <text:p><text:s/>0.81<text:s/></text:p>
          </table:table-cell>
          <table:table-cell office:value-type="float" office:value="0.82392506894787865" table:style-name="ce15">
            <text:p><text:s/>0.82<text:s/></text:p>
          </table:table-cell>
          <table:table-cell office:value-type="float" office:value="0.84118693291746016" table:style-name="ce15">
            <text:p><text:s/>0.84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16</text:p>
          </table:table-cell>
          <table:table-cell table:style-name="ce14"/>
          <table:table-cell office:value-type="string" table:style-name="ce13">
            <text:p>Kent<text:s/></text:p>
          </table:table-cell>
          <table:table-cell table:style-name="ce14"/>
          <table:table-cell office:value-type="float" office:value="1.7871717207871305" table:style-name="ce15">
            <text:p><text:s/>1.79<text:s/></text:p>
          </table:table-cell>
          <table:table-cell office:value-type="float" office:value="1.8003365995214564" table:style-name="ce15">
            <text:p><text:s/>1.80<text:s/></text:p>
          </table:table-cell>
          <table:table-cell office:value-type="float" office:value="1.8108625416720379" table:style-name="ce15">
            <text:p><text:s/>1.81<text:s/></text:p>
          </table:table-cell>
          <table:table-cell office:value-type="float" office:value="1.8205745587377418" table:style-name="ce15">
            <text:p><text:s/>1.82<text:s/></text:p>
          </table:table-cell>
          <table:table-cell office:value-type="float" office:value="1.8340341913053502" table:style-name="ce15">
            <text:p><text:s/>1.83<text:s/></text:p>
          </table:table-cell>
          <table:table-cell office:value-type="float" office:value="1.8531951630041164" table:style-name="ce15">
            <text:p><text:s/>1.85<text:s/></text:p>
          </table:table-cell>
          <table:table-cell office:value-type="float" office:value="1.8735982305818328" table:style-name="ce15">
            <text:p><text:s/>1.87<text:s/></text:p>
          </table:table-cell>
          <table:table-cell office:value-type="float" office:value="1.8963551252808444" table:style-name="ce15">
            <text:p><text:s/>1.90<text:s/></text:p>
          </table:table-cell>
          <table:table-cell office:value-type="float" office:value="1.9157778502943013" table:style-name="ce15">
            <text:p><text:s/>1.92<text:s/></text:p>
          </table:table-cell>
          <table:table-cell office:value-type="float" office:value="1.9351819312207468" table:style-name="ce15">
            <text:p><text:s/>1.94<text:s/></text:p>
          </table:table-cell>
          <table:table-cell office:value-type="float" office:value="1.9556740073847312" table:style-name="ce15">
            <text:p><text:s/>1.96<text:s/></text:p>
          </table:table-cell>
          <table:table-cell office:value-type="float" office:value="1.9776269261223605" table:style-name="ce15">
            <text:p><text:s/>1.9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9UB</text:p>
          </table:table-cell>
          <table:table-cell office:value-type="string" table:style-name="ce12">
            <text:p>E07000105</text:p>
          </table:table-cell>
          <table:table-cell table:style-name="ce14"/>
          <table:table-cell table:style-name="ce20"/>
          <table:table-cell office:value-type="string" table:style-name="ce16">
            <text:p>Ashford</text:p>
          </table:table-cell>
          <table:table-cell office:value-type="float" office:value="0.85679499043937379" table:style-name="ce15">
            <text:p><text:s/>0.86<text:s/></text:p>
          </table:table-cell>
          <table:table-cell office:value-type="float" office:value="0.86847738419206311" table:style-name="ce15">
            <text:p><text:s/>0.87<text:s/></text:p>
          </table:table-cell>
          <table:table-cell office:value-type="float" office:value="0.8741489370524359" table:style-name="ce15">
            <text:p><text:s/>0.87<text:s/></text:p>
          </table:table-cell>
          <table:table-cell office:value-type="float" office:value="0.87728870181466156" table:style-name="ce15">
            <text:p><text:s/>0.88<text:s/></text:p>
          </table:table-cell>
          <table:table-cell office:value-type="float" office:value="0.88504424057785946" table:style-name="ce15">
            <text:p><text:s/>0.89<text:s/></text:p>
          </table:table-cell>
          <table:table-cell office:value-type="float" office:value="0.90342640496588711" table:style-name="ce15">
            <text:p><text:s/>0.90<text:s/></text:p>
          </table:table-cell>
          <table:table-cell office:value-type="float" office:value="0.91619369312735033" table:style-name="ce15">
            <text:p><text:s/>0.92<text:s/></text:p>
          </table:table-cell>
          <table:table-cell office:value-type="float" office:value="0.92715271709046265" table:style-name="ce15">
            <text:p><text:s/>0.93<text:s/></text:p>
          </table:table-cell>
          <table:table-cell office:value-type="float" office:value="0.9430547551623496" table:style-name="ce15">
            <text:p><text:s/>0.94<text:s/></text:p>
          </table:table-cell>
          <table:table-cell office:value-type="float" office:value="0.95602920478415032" table:style-name="ce15">
            <text:p><text:s/>0.96<text:s/></text:p>
          </table:table-cell>
          <table:table-cell office:value-type="float" office:value="0.97573754273900259" table:style-name="ce15">
            <text:p><text:s/>0.98<text:s/></text:p>
          </table:table-cell>
          <table:table-cell office:value-type="float" office:value="0.98653639609711874" table:style-name="ce15">
            <text:p><text:s/>0.9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9UC</text:p>
          </table:table-cell>
          <table:table-cell office:value-type="string" table:style-name="ce12">
            <text:p>E07000106</text:p>
          </table:table-cell>
          <table:table-cell table:style-name="ce14"/>
          <table:table-cell table:style-name="ce20"/>
          <table:table-cell office:value-type="string" table:style-name="ce16">
            <text:p>Canterbury</text:p>
          </table:table-cell>
          <table:table-cell office:value-type="float" office:value="2.0676593011383444" table:style-name="ce15">
            <text:p><text:s/>2.07<text:s/></text:p>
          </table:table-cell>
          <table:table-cell office:value-type="float" office:value="2.0840460652954107" table:style-name="ce15">
            <text:p><text:s/>2.08<text:s/></text:p>
          </table:table-cell>
          <table:table-cell office:value-type="float" office:value="2.0971949308710234" table:style-name="ce15">
            <text:p><text:s/>2.10<text:s/></text:p>
          </table:table-cell>
          <table:table-cell office:value-type="float" office:value="2.1107324404723755" table:style-name="ce15">
            <text:p><text:s/>2.11<text:s/></text:p>
          </table:table-cell>
          <table:table-cell office:value-type="float" office:value="2.1176646795899168" table:style-name="ce15">
            <text:p><text:s/>2.12<text:s/></text:p>
          </table:table-cell>
          <table:table-cell office:value-type="float" office:value="2.1231460653786733" table:style-name="ce15">
            <text:p><text:s/>2.12<text:s/></text:p>
          </table:table-cell>
          <table:table-cell office:value-type="float" office:value="2.1327962595630656" table:style-name="ce15">
            <text:p><text:s/>2.13<text:s/></text:p>
          </table:table-cell>
          <table:table-cell office:value-type="float" office:value="2.1658216344857304" table:style-name="ce15">
            <text:p><text:s/>2.17<text:s/></text:p>
          </table:table-cell>
          <table:table-cell office:value-type="float" office:value="2.1758940908484621" table:style-name="ce15">
            <text:p><text:s/>2.18<text:s/></text:p>
          </table:table-cell>
          <table:table-cell office:value-type="float" office:value="2.1903264944165652" table:style-name="ce15">
            <text:p><text:s/>2.19<text:s/></text:p>
          </table:table-cell>
          <table:table-cell office:value-type="float" office:value="2.200661630055909" table:style-name="ce15">
            <text:p><text:s/>2.20<text:s/></text:p>
          </table:table-cell>
          <table:table-cell office:value-type="float" office:value="2.2232687271297475" table:style-name="ce15">
            <text:p><text:s/>2.2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9UD</text:p>
          </table:table-cell>
          <table:table-cell office:value-type="string" table:style-name="ce12">
            <text:p>E07000107</text:p>
          </table:table-cell>
          <table:table-cell table:style-name="ce14"/>
          <table:table-cell table:style-name="ce20"/>
          <table:table-cell office:value-type="string" table:style-name="ce16">
            <text:p>Dartford</text:p>
          </table:table-cell>
          <table:table-cell office:value-type="float" office:value="5.6648440766098016" table:style-name="ce15">
            <text:p><text:s/>5.66<text:s/></text:p>
          </table:table-cell>
          <table:table-cell office:value-type="float" office:value="5.7019407551237187" table:style-name="ce15">
            <text:p><text:s/>5.70<text:s/></text:p>
          </table:table-cell>
          <table:table-cell office:value-type="float" office:value="5.7525967267691369" table:style-name="ce15">
            <text:p><text:s/>5.75<text:s/></text:p>
          </table:table-cell>
          <table:table-cell office:value-type="float" office:value="5.8279909029754986" table:style-name="ce15">
            <text:p><text:s/>5.83<text:s/></text:p>
          </table:table-cell>
          <table:table-cell office:value-type="float" office:value="5.8983003850859683" table:style-name="ce15">
            <text:p><text:s/>5.90<text:s/></text:p>
          </table:table-cell>
          <table:table-cell office:value-type="float" office:value="6.0244076741245678" table:style-name="ce15">
            <text:p><text:s/>6.02<text:s/></text:p>
          </table:table-cell>
          <table:table-cell office:value-type="float" office:value="6.1767632345665442" table:style-name="ce15">
            <text:p><text:s/>6.18<text:s/></text:p>
          </table:table-cell>
          <table:table-cell office:value-type="float" office:value="6.3111153867297016" table:style-name="ce15">
            <text:p><text:s/>6.31<text:s/></text:p>
          </table:table-cell>
          <table:table-cell office:value-type="float" office:value="6.4429937881369916" table:style-name="ce15">
            <text:p><text:s/>6.44<text:s/></text:p>
          </table:table-cell>
          <table:table-cell office:value-type="float" office:value="6.5133137620229498" table:style-name="ce15">
            <text:p><text:s/>6.51<text:s/></text:p>
          </table:table-cell>
          <table:table-cell office:value-type="float" office:value="6.5892981141415321" table:style-name="ce15">
            <text:p><text:s/>6.59<text:s/></text:p>
          </table:table-cell>
          <table:table-cell office:value-type="float" office:value="6.6635499240293976" table:style-name="ce15">
            <text:p><text:s/>6.6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9UE</text:p>
          </table:table-cell>
          <table:table-cell office:value-type="string" table:style-name="ce12">
            <text:p>E07000108</text:p>
          </table:table-cell>
          <table:table-cell table:style-name="ce14"/>
          <table:table-cell table:style-name="ce20"/>
          <table:table-cell office:value-type="string" table:style-name="ce16">
            <text:p>Dover</text:p>
          </table:table-cell>
          <table:table-cell office:value-type="float" office:value="1.6331425070762846" table:style-name="ce15">
            <text:p><text:s/>1.63<text:s/></text:p>
          </table:table-cell>
          <table:table-cell office:value-type="float" office:value="1.6385415665684588" table:style-name="ce15">
            <text:p><text:s/>1.64<text:s/></text:p>
          </table:table-cell>
          <table:table-cell office:value-type="float" office:value="1.6432740553148437" table:style-name="ce15">
            <text:p><text:s/>1.64<text:s/></text:p>
          </table:table-cell>
          <table:table-cell office:value-type="float" office:value="1.6470543455089635" table:style-name="ce15">
            <text:p><text:s/>1.65<text:s/></text:p>
          </table:table-cell>
          <table:table-cell office:value-type="float" office:value="1.6561352944975245" table:style-name="ce15">
            <text:p><text:s/>1.66<text:s/></text:p>
          </table:table-cell>
          <table:table-cell office:value-type="float" office:value="1.6774996889433977" table:style-name="ce15">
            <text:p><text:s/>1.68<text:s/></text:p>
          </table:table-cell>
          <table:table-cell office:value-type="float" office:value="1.6882372862312296" table:style-name="ce15">
            <text:p><text:s/>1.69<text:s/></text:p>
          </table:table-cell>
          <table:table-cell office:value-type="float" office:value="1.7001109926526481" table:style-name="ce15">
            <text:p><text:s/>1.70<text:s/></text:p>
          </table:table-cell>
          <table:table-cell office:value-type="float" office:value="1.7119846990740668" table:style-name="ce15">
            <text:p><text:s/>1.71<text:s/></text:p>
          </table:table-cell>
          <table:table-cell office:value-type="float" office:value="1.7222446144278882" table:style-name="ce15">
            <text:p><text:s/>1.72<text:s/></text:p>
          </table:table-cell>
          <table:table-cell office:value-type="float" office:value="1.7352814235142684" table:style-name="ce15">
            <text:p><text:s/>1.74<text:s/></text:p>
          </table:table-cell>
          <table:table-cell office:value-type="float" office:value="1.7551014324633987" table:style-name="ce15">
            <text:p><text:s/>1.7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9UG</text:p>
          </table:table-cell>
          <table:table-cell office:value-type="string" table:style-name="ce12">
            <text:p>E07000109</text:p>
          </table:table-cell>
          <table:table-cell table:style-name="ce14"/>
          <table:table-cell table:style-name="ce20"/>
          <table:table-cell office:value-type="string" table:style-name="ce16">
            <text:p>Gravesham</text:p>
          </table:table-cell>
          <table:table-cell office:value-type="float" office:value="4.2111623584718867" table:style-name="ce15">
            <text:p><text:s/>4.21<text:s/></text:p>
          </table:table-cell>
          <table:table-cell office:value-type="float" office:value="4.2300273305950089" table:style-name="ce15">
            <text:p><text:s/>4.23<text:s/></text:p>
          </table:table-cell>
          <table:table-cell office:value-type="float" office:value="4.2715138302538049" table:style-name="ce15">
            <text:p><text:s/>4.27<text:s/></text:p>
          </table:table-cell>
          <table:table-cell office:value-type="float" office:value="4.2861370711713116" table:style-name="ce15">
            <text:p><text:s/>4.29<text:s/></text:p>
          </table:table-cell>
          <table:table-cell office:value-type="float" office:value="4.3119701931419723" table:style-name="ce15">
            <text:p><text:s/>4.31<text:s/></text:p>
          </table:table-cell>
          <table:table-cell office:value-type="float" office:value="4.3311364751838513" table:style-name="ce15">
            <text:p><text:s/>4.33<text:s/></text:p>
          </table:table-cell>
          <table:table-cell office:value-type="float" office:value="4.3487982225812969" table:style-name="ce15">
            <text:p><text:s/>4.35<text:s/></text:p>
          </table:table-cell>
          <table:table-cell office:value-type="float" office:value="4.377459099171884" table:style-name="ce15">
            <text:p><text:s/>4.38<text:s/></text:p>
          </table:table-cell>
          <table:table-cell office:value-type="float" office:value="4.4079377903453851" table:style-name="ce15">
            <text:p><text:s/>4.41<text:s/></text:p>
          </table:table-cell>
          <table:table-cell office:value-type="float" office:value="4.4267728578167977" table:style-name="ce15">
            <text:p><text:s/>4.43<text:s/></text:p>
          </table:table-cell>
          <table:table-cell office:value-type="float" office:value="4.4520073986299806" table:style-name="ce15">
            <text:p><text:s/>4.45<text:s/></text:p>
          </table:table-cell>
          <table:table-cell office:value-type="float" office:value="4.4945409288906486" table:style-name="ce15">
            <text:p><text:s/>4.4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9UH</text:p>
          </table:table-cell>
          <table:table-cell office:value-type="string" table:style-name="ce12">
            <text:p>E07000110</text:p>
          </table:table-cell>
          <table:table-cell table:style-name="ce14"/>
          <table:table-cell table:style-name="ce20"/>
          <table:table-cell office:value-type="string" table:style-name="ce16">
            <text:p>Maidstone</text:p>
          </table:table-cell>
          <table:table-cell office:value-type="float" office:value="1.6659181738294775" table:style-name="ce15">
            <text:p><text:s/>1.67<text:s/></text:p>
          </table:table-cell>
          <table:table-cell office:value-type="float" office:value="1.6898724530985025" table:style-name="ce15">
            <text:p><text:s/>1.69<text:s/></text:p>
          </table:table-cell>
          <table:table-cell office:value-type="float" office:value="1.7076487207067668" table:style-name="ce15">
            <text:p><text:s/>1.71<text:s/></text:p>
          </table:table-cell>
          <table:table-cell office:value-type="float" office:value="1.7202131798645905" table:style-name="ce15">
            <text:p><text:s/>1.72<text:s/></text:p>
          </table:table-cell>
          <table:table-cell office:value-type="float" office:value="1.7367691410409123" table:style-name="ce15">
            <text:p><text:s/>1.74<text:s/></text:p>
          </table:table-cell>
          <table:table-cell office:value-type="float" office:value="1.7517744524608434" table:style-name="ce15">
            <text:p><text:s/>1.75<text:s/></text:p>
          </table:table-cell>
          <table:table-cell office:value-type="float" office:value="1.7826440015396636" table:style-name="ce15">
            <text:p><text:s/>1.78<text:s/></text:p>
          </table:table-cell>
          <table:table-cell office:value-type="float" office:value="1.8170983030646326" table:style-name="ce15">
            <text:p><text:s/>1.82<text:s/></text:p>
          </table:table-cell>
          <table:table-cell office:value-type="float" office:value="1.8479932759196671" table:style-name="ce15">
            <text:p><text:s/>1.85<text:s/></text:p>
          </table:table-cell>
          <table:table-cell office:value-type="float" office:value="1.8842171472562184" table:style-name="ce15">
            <text:p><text:s/>1.88<text:s/></text:p>
          </table:table-cell>
          <table:table-cell office:value-type="float" office:value="1.9209853115480306" table:style-name="ce15">
            <text:p><text:s/>1.92<text:s/></text:p>
          </table:table-cell>
          <table:table-cell office:value-type="float" office:value="1.9623501319758958" table:style-name="ce15">
            <text:p><text:s/>1.9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9UK</text:p>
          </table:table-cell>
          <table:table-cell office:value-type="string" table:style-name="ce12">
            <text:p>E07000111</text:p>
          </table:table-cell>
          <table:table-cell table:style-name="ce14"/>
          <table:table-cell table:style-name="ce20"/>
          <table:table-cell office:value-type="string" table:style-name="ce16">
            <text:p>Sevenoaks</text:p>
          </table:table-cell>
          <table:table-cell office:value-type="float" office:value="1.3102630470073986" table:style-name="ce15">
            <text:p><text:s/>1.31<text:s/></text:p>
          </table:table-cell>
          <table:table-cell office:value-type="float" office:value="1.3162813191184166" table:style-name="ce15">
            <text:p><text:s/>1.32<text:s/></text:p>
          </table:table-cell>
          <table:table-cell office:value-type="float" office:value="1.3212442283247308" table:style-name="ce15">
            <text:p><text:s/>1.32<text:s/></text:p>
          </table:table-cell>
          <table:table-cell office:value-type="float" office:value="1.3287516602997316" table:style-name="ce15">
            <text:p><text:s/>1.33<text:s/></text:p>
          </table:table-cell>
          <table:table-cell office:value-type="float" office:value="1.3353654609006476" table:style-name="ce15">
            <text:p><text:s/>1.34<text:s/></text:p>
          </table:table-cell>
          <table:table-cell office:value-type="float" office:value="1.3478832210097316" table:style-name="ce15">
            <text:p><text:s/>1.35<text:s/></text:p>
          </table:table-cell>
          <table:table-cell office:value-type="float" office:value="1.357855303512058" table:style-name="ce15">
            <text:p><text:s/>1.36<text:s/></text:p>
          </table:table-cell>
          <table:table-cell office:value-type="float" office:value="1.3695607192032733" table:style-name="ce15">
            <text:p><text:s/>1.37<text:s/></text:p>
          </table:table-cell>
          <table:table-cell office:value-type="float" office:value="1.377664051861329" table:style-name="ce15">
            <text:p><text:s/>1.38<text:s/></text:p>
          </table:table-cell>
          <table:table-cell office:value-type="float" office:value="1.3905885940686948" table:style-name="ce15">
            <text:p><text:s/>1.39<text:s/></text:p>
          </table:table-cell>
          <table:table-cell office:value-type="float" office:value="1.3976356787233564" table:style-name="ce15">
            <text:p><text:s/>1.40<text:s/></text:p>
          </table:table-cell>
          <table:table-cell office:value-type="float" office:value="1.404866930079216" table:style-name="ce15">
            <text:p><text:s/>1.4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9UL</text:p>
          </table:table-cell>
          <table:table-cell office:value-type="string" table:style-name="ce12">
            <text:p>E07000112</text:p>
          </table:table-cell>
          <table:table-cell table:style-name="ce14"/>
          <table:table-cell table:style-name="ce20"/>
          <table:table-cell office:value-type="string" table:style-name="ce16">
            <text:p>Folkestone and Hythe</text:p>
          </table:table-cell>
          <table:table-cell office:value-type="float" office:value="1.3896364876018228" table:style-name="ce15">
            <text:p><text:s/>1.39<text:s/></text:p>
          </table:table-cell>
          <table:table-cell office:value-type="float" office:value="1.3951341259920547" table:style-name="ce15">
            <text:p><text:s/>1.40<text:s/></text:p>
          </table:table-cell>
          <table:table-cell office:value-type="float" office:value="1.4006037567939795" table:style-name="ce15">
            <text:p><text:s/>1.40<text:s/></text:p>
          </table:table-cell>
          <table:table-cell office:value-type="float" office:value="1.4030455814160974" table:style-name="ce15">
            <text:p><text:s/>1.40<text:s/></text:p>
          </table:table-cell>
          <table:table-cell office:value-type="float" office:value="1.411823324656684" table:style-name="ce15">
            <text:p><text:s/>1.41<text:s/></text:p>
          </table:table-cell>
          <table:table-cell office:value-type="float" office:value="1.42032074227581" table:style-name="ce15">
            <text:p><text:s/>1.42<text:s/></text:p>
          </table:table-cell>
          <table:table-cell office:value-type="float" office:value="1.4381912116890454" table:style-name="ce15">
            <text:p><text:s/>1.44<text:s/></text:p>
          </table:table-cell>
          <table:table-cell office:value-type="float" office:value="1.4503588919086186" table:style-name="ce15">
            <text:p><text:s/>1.45<text:s/></text:p>
          </table:table-cell>
          <table:table-cell office:value-type="float" office:value="1.4625546017992805" table:style-name="ce15">
            <text:p><text:s/>1.46<text:s/></text:p>
          </table:table-cell>
          <table:table-cell office:value-type="float" office:value="1.4745531924431459" table:style-name="ce15">
            <text:p><text:s/>1.47<text:s/></text:p>
          </table:table-cell>
          <table:table-cell office:value-type="float" office:value="1.4879483134923415" table:style-name="ce15">
            <text:p><text:s/>1.49<text:s/></text:p>
          </table:table-cell>
          <table:table-cell office:value-type="float" office:value="1.5006682150952173" table:style-name="ce15">
            <text:p><text:s/>1.5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9UM</text:p>
          </table:table-cell>
          <table:table-cell office:value-type="string" table:style-name="ce12">
            <text:p>E07000113</text:p>
          </table:table-cell>
          <table:table-cell table:style-name="ce14"/>
          <table:table-cell table:style-name="ce20"/>
          <table:table-cell office:value-type="string" table:style-name="ce16">
            <text:p>Swale</text:p>
          </table:table-cell>
          <table:table-cell office:value-type="float" office:value="1.552939896202107" table:style-name="ce15">
            <text:p><text:s/>1.55<text:s/></text:p>
          </table:table-cell>
          <table:table-cell office:value-type="float" office:value="1.5711261337212448" table:style-name="ce15">
            <text:p><text:s/>1.57<text:s/></text:p>
          </table:table-cell>
          <table:table-cell office:value-type="float" office:value="1.586473671679786" table:style-name="ce15">
            <text:p><text:s/>1.59<text:s/></text:p>
          </table:table-cell>
          <table:table-cell office:value-type="float" office:value="1.5993517768121732" table:style-name="ce15">
            <text:p><text:s/>1.60<text:s/></text:p>
          </table:table-cell>
          <table:table-cell office:value-type="float" office:value="1.6212789961438592" table:style-name="ce15">
            <text:p><text:s/>1.62<text:s/></text:p>
          </table:table-cell>
          <table:table-cell office:value-type="float" office:value="1.6445383142110328" table:style-name="ce15">
            <text:p><text:s/>1.64<text:s/></text:p>
          </table:table-cell>
          <table:table-cell office:value-type="float" office:value="1.6668918756525943" table:style-name="ce15">
            <text:p><text:s/>1.67<text:s/></text:p>
          </table:table-cell>
          <table:table-cell office:value-type="float" office:value="1.6900474541147819" table:style-name="ce15">
            <text:p><text:s/>1.69<text:s/></text:p>
          </table:table-cell>
          <table:table-cell office:value-type="float" office:value="1.7155797440094858" table:style-name="ce15">
            <text:p><text:s/>1.72<text:s/></text:p>
          </table:table-cell>
          <table:table-cell office:value-type="float" office:value="1.7488340731283045" table:style-name="ce15">
            <text:p><text:s/>1.75<text:s/></text:p>
          </table:table-cell>
          <table:table-cell office:value-type="float" office:value="1.772722988200413" table:style-name="ce15">
            <text:p><text:s/>1.77<text:s/></text:p>
          </table:table-cell>
          <table:table-cell office:value-type="float" office:value="1.7992062380552107" table:style-name="ce15">
            <text:p><text:s/>1.8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9UN</text:p>
          </table:table-cell>
          <table:table-cell office:value-type="string" table:style-name="ce12">
            <text:p>E07000114</text:p>
          </table:table-cell>
          <table:table-cell table:style-name="ce14"/>
          <table:table-cell table:style-name="ce20"/>
          <table:table-cell office:value-type="string" table:style-name="ce16">
            <text:p>Thanet</text:p>
          </table:table-cell>
          <table:table-cell office:value-type="float" office:value="6.2897855085211472" table:style-name="ce15">
            <text:p><text:s/>6.29<text:s/></text:p>
          </table:table-cell>
          <table:table-cell office:value-type="float" office:value="6.3262091419907573" table:style-name="ce15">
            <text:p><text:s/>6.33<text:s/></text:p>
          </table:table-cell>
          <table:table-cell office:value-type="float" office:value="6.3504401988570081" table:style-name="ce15">
            <text:p><text:s/>6.35<text:s/></text:p>
          </table:table-cell>
          <table:table-cell office:value-type="float" office:value="6.3869607227298033" table:style-name="ce15">
            <text:p><text:s/>6.39<text:s/></text:p>
          </table:table-cell>
          <table:table-cell office:value-type="float" office:value="6.4294809802601209" table:style-name="ce15">
            <text:p><text:s/>6.43<text:s/></text:p>
          </table:table-cell>
          <table:table-cell office:value-type="float" office:value="6.4688065493182636" table:style-name="ce15">
            <text:p><text:s/>6.47<text:s/></text:p>
          </table:table-cell>
          <table:table-cell office:value-type="float" office:value="6.5119011100348265" table:style-name="ce15">
            <text:p><text:s/>6.51<text:s/></text:p>
          </table:table-cell>
          <table:table-cell office:value-type="float" office:value="6.5403898427603879" table:style-name="ce15">
            <text:p><text:s/>6.54<text:s/></text:p>
          </table:table-cell>
          <table:table-cell office:value-type="float" office:value="6.5744975275549402" table:style-name="ce15">
            <text:p><text:s/>6.57<text:s/></text:p>
          </table:table-cell>
          <table:table-cell office:value-type="float" office:value="6.5986095815908072" table:style-name="ce15">
            <text:p><text:s/>6.60<text:s/></text:p>
          </table:table-cell>
          <table:table-cell office:value-type="float" office:value="6.6561720929918318" table:style-name="ce15">
            <text:p><text:s/>6.66<text:s/></text:p>
          </table:table-cell>
          <table:table-cell office:value-type="float" office:value="6.7090632000471002" table:style-name="ce15">
            <text:p><text:s/>6.7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9UP</text:p>
          </table:table-cell>
          <table:table-cell office:value-type="string" table:style-name="ce12">
            <text:p>E07000115</text:p>
          </table:table-cell>
          <table:table-cell table:style-name="ce14"/>
          <table:table-cell table:style-name="ce20"/>
          <table:table-cell office:value-type="string" table:style-name="ce16">
            <text:p>Tonbridge and Malling</text:p>
          </table:table-cell>
          <table:table-cell office:value-type="float" office:value="2.0810795887299984" table:style-name="ce15">
            <text:p><text:s/>2.08<text:s/></text:p>
          </table:table-cell>
          <table:table-cell office:value-type="float" office:value="2.0970337636049661" table:style-name="ce15">
            <text:p><text:s/>2.10<text:s/></text:p>
          </table:table-cell>
          <table:table-cell office:value-type="float" office:value="2.1107390957157808" table:style-name="ce15">
            <text:p><text:s/>2.11<text:s/></text:p>
          </table:table-cell>
          <table:table-cell office:value-type="float" office:value="2.1318988759733992" table:style-name="ce15">
            <text:p><text:s/>2.13<text:s/></text:p>
          </table:table-cell>
          <table:table-cell office:value-type="float" office:value="2.1493106140676925" table:style-name="ce15">
            <text:p><text:s/>2.15<text:s/></text:p>
          </table:table-cell>
          <table:table-cell office:value-type="float" office:value="2.184754299211995" table:style-name="ce15">
            <text:p><text:s/>2.18<text:s/></text:p>
          </table:table-cell>
          <table:table-cell office:value-type="float" office:value="2.2167843205193289" table:style-name="ce15">
            <text:p><text:s/>2.22<text:s/></text:p>
          </table:table-cell>
          <table:table-cell office:value-type="float" office:value="2.2628051842912078" table:style-name="ce15">
            <text:p><text:s/>2.26<text:s/></text:p>
          </table:table-cell>
          <table:table-cell office:value-type="float" office:value="2.2778431602820861" table:style-name="ce15">
            <text:p><text:s/>2.28<text:s/></text:p>
          </table:table-cell>
          <table:table-cell office:value-type="float" office:value="2.295028782137833" table:style-name="ce15">
            <text:p><text:s/>2.30<text:s/></text:p>
          </table:table-cell>
          <table:table-cell office:value-type="float" office:value="2.3108587497115956" table:style-name="ce15">
            <text:p><text:s/>2.31<text:s/></text:p>
          </table:table-cell>
          <table:table-cell office:value-type="float" office:value="2.3303078285249272" table:style-name="ce15">
            <text:p><text:s/>2.3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29UQ</text:p>
          </table:table-cell>
          <table:table-cell office:value-type="string" table:style-name="ce12">
            <text:p>E07000116</text:p>
          </table:table-cell>
          <table:table-cell table:style-name="ce14"/>
          <table:table-cell table:style-name="ce20"/>
          <table:table-cell office:value-type="string" table:style-name="ce16">
            <text:p>Tunbridge Wells</text:p>
          </table:table-cell>
          <table:table-cell office:value-type="float" office:value="1.4765390806456569" table:style-name="ce15">
            <text:p><text:s/>1.48<text:s/></text:p>
          </table:table-cell>
          <table:table-cell office:value-type="float" office:value="1.4782050946881915" table:style-name="ce15">
            <text:p><text:s/>1.48<text:s/></text:p>
          </table:table-cell>
          <table:table-cell office:value-type="float" office:value="1.4732915429294562" table:style-name="ce15">
            <text:p><text:s/>1.47<text:s/></text:p>
          </table:table-cell>
          <table:table-cell office:value-type="float" office:value="1.4680761806876133" table:style-name="ce15">
            <text:p><text:s/>1.47<text:s/></text:p>
          </table:table-cell>
          <table:table-cell office:value-type="float" office:value="1.4730923450660525" table:style-name="ce15">
            <text:p><text:s/>1.47<text:s/></text:p>
          </table:table-cell>
          <table:table-cell office:value-type="float" office:value="1.4818508134968003" table:style-name="ce15">
            <text:p><text:s/>1.48<text:s/></text:p>
          </table:table-cell>
          <table:table-cell office:value-type="float" office:value="1.4910027413864235" table:style-name="ce15">
            <text:p><text:s/>1.49<text:s/></text:p>
          </table:table-cell>
          <table:table-cell office:value-type="float" office:value="1.4996708706489958" table:style-name="ce15">
            <text:p><text:s/>1.50<text:s/></text:p>
          </table:table-cell>
          <table:table-cell office:value-type="float" office:value="1.5116287843461793" table:style-name="ce15">
            <text:p><text:s/>1.51<text:s/></text:p>
          </table:table-cell>
          <table:table-cell office:value-type="float" office:value="1.5212023588659842" table:style-name="ce15">
            <text:p><text:s/>1.52<text:s/></text:p>
          </table:table-cell>
          <table:table-cell office:value-type="float" office:value="1.5372951392378624" table:style-name="ce15">
            <text:p><text:s/>1.54<text:s/></text:p>
          </table:table-cell>
          <table:table-cell office:value-type="float" office:value="1.5529286919821037" table:style-name="ce15">
            <text:p><text:s/>1.55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25</text:p>
          </table:table-cell>
          <table:table-cell table:style-name="ce14"/>
          <table:table-cell office:value-type="string" table:style-name="ce13">
            <text:p>Oxfordshire</text:p>
          </table:table-cell>
          <table:table-cell table:style-name="ce14"/>
          <table:table-cell office:value-type="float" office:value="1.0344946301250939" table:style-name="ce15">
            <text:p><text:s/>1.03<text:s/></text:p>
          </table:table-cell>
          <table:table-cell office:value-type="float" office:value="1.0411370290795616" table:style-name="ce15">
            <text:p><text:s/>1.04<text:s/></text:p>
          </table:table-cell>
          <table:table-cell office:value-type="float" office:value="1.0470315600197906" table:style-name="ce15">
            <text:p><text:s/>1.05<text:s/></text:p>
          </table:table-cell>
          <table:table-cell office:value-type="float" office:value="1.0532747192884477" table:style-name="ce15">
            <text:p><text:s/>1.05<text:s/></text:p>
          </table:table-cell>
          <table:table-cell office:value-type="float" office:value="1.0645775104381632" table:style-name="ce15">
            <text:p><text:s/>1.06<text:s/></text:p>
          </table:table-cell>
          <table:table-cell office:value-type="float" office:value="1.0786327627746137" table:style-name="ce15">
            <text:p><text:s/>1.08<text:s/></text:p>
          </table:table-cell>
          <table:table-cell office:value-type="float" office:value="1.0946689659974975" table:style-name="ce15">
            <text:p><text:s/>1.09<text:s/></text:p>
          </table:table-cell>
          <table:table-cell office:value-type="float" office:value="1.1119027718152632" table:style-name="ce15">
            <text:p><text:s/>1.11<text:s/></text:p>
          </table:table-cell>
          <table:table-cell office:value-type="float" office:value="1.1313440578883509" table:style-name="ce15">
            <text:p><text:s/>1.13<text:s/></text:p>
          </table:table-cell>
          <table:table-cell office:value-type="float" office:value="1.1513112282871456" table:style-name="ce15">
            <text:p><text:s/>1.15<text:s/></text:p>
          </table:table-cell>
          <table:table-cell office:value-type="float" office:value="1.1675738433976537" table:style-name="ce15">
            <text:p><text:s/>1.17<text:s/></text:p>
          </table:table-cell>
          <table:table-cell office:value-type="float" office:value="1.1862750536433628" table:style-name="ce15">
            <text:p><text:s/>1.1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8UB</text:p>
          </table:table-cell>
          <table:table-cell office:value-type="string" table:style-name="ce12">
            <text:p>E07000177</text:p>
          </table:table-cell>
          <table:table-cell table:style-name="ce14"/>
          <table:table-cell table:style-name="ce20"/>
          <table:table-cell office:value-type="string" table:style-name="ce16">
            <text:p>Cherwell</text:p>
          </table:table-cell>
          <table:table-cell office:value-type="float" office:value="1.0024062352514478" table:style-name="ce15">
            <text:p><text:s/>1.00<text:s/></text:p>
          </table:table-cell>
          <table:table-cell office:value-type="float" office:value="1.0090897378222436" table:style-name="ce15">
            <text:p><text:s/>1.01<text:s/></text:p>
          </table:table-cell>
          <table:table-cell office:value-type="float" office:value="1.01553544695387" table:style-name="ce15">
            <text:p><text:s/>1.02<text:s/></text:p>
          </table:table-cell>
          <table:table-cell office:value-type="float" office:value="1.0231745741635525" table:style-name="ce15">
            <text:p><text:s/>1.02<text:s/></text:p>
          </table:table-cell>
          <table:table-cell office:value-type="float" office:value="1.039879706052494" table:style-name="ce15">
            <text:p><text:s/>1.04<text:s/></text:p>
          </table:table-cell>
          <table:table-cell office:value-type="float" office:value="1.0647207975252964" table:style-name="ce15">
            <text:p><text:s/>1.06<text:s/></text:p>
          </table:table-cell>
          <table:table-cell office:value-type="float" office:value="1.0840756515766179" table:style-name="ce15">
            <text:p><text:s/>1.08<text:s/></text:p>
          </table:table-cell>
          <table:table-cell office:value-type="float" office:value="1.108271154070557" table:style-name="ce15">
            <text:p><text:s/>1.11<text:s/></text:p>
          </table:table-cell>
          <table:table-cell office:value-type="float" office:value="1.1341995430250167" table:style-name="ce15">
            <text:p><text:s/>1.13<text:s/></text:p>
          </table:table-cell>
          <table:table-cell office:value-type="float" office:value="1.1545225644137016" table:style-name="ce15">
            <text:p><text:s/>1.15<text:s/></text:p>
          </table:table-cell>
          <table:table-cell office:value-type="float" office:value="1.175406103734544" table:style-name="ce15">
            <text:p><text:s/>1.18<text:s/></text:p>
          </table:table-cell>
          <table:table-cell office:value-type="float" office:value="1.1953554116940872" table:style-name="ce15">
            <text:p><text:s/>1.2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8UC</text:p>
          </table:table-cell>
          <table:table-cell office:value-type="string" table:style-name="ce12">
            <text:p>E07000178</text:p>
          </table:table-cell>
          <table:table-cell table:style-name="ce14"/>
          <table:table-cell table:style-name="ce20"/>
          <table:table-cell office:value-type="string" table:style-name="ce16">
            <text:p>Oxford</text:p>
          </table:table-cell>
          <table:table-cell office:value-type="float" office:value="12.546122079115889" table:style-name="ce15">
            <text:p><text:s/>12.55<text:s/></text:p>
          </table:table-cell>
          <table:table-cell office:value-type="float" office:value="12.583994049465376" table:style-name="ce15">
            <text:p><text:s/>12.58<text:s/></text:p>
          </table:table-cell>
          <table:table-cell office:value-type="float" office:value="12.611774793457203" table:style-name="ce15">
            <text:p><text:s/>12.61<text:s/></text:p>
          </table:table-cell>
          <table:table-cell office:value-type="float" office:value="12.608866684359983" table:style-name="ce15">
            <text:p><text:s/>12.61<text:s/></text:p>
          </table:table-cell>
          <table:table-cell office:value-type="float" office:value="12.649587770815236" table:style-name="ce15">
            <text:p><text:s/>12.65<text:s/></text:p>
          </table:table-cell>
          <table:table-cell office:value-type="float" office:value="12.71223979176763" table:style-name="ce15">
            <text:p><text:s/>12.71<text:s/></text:p>
          </table:table-cell>
          <table:table-cell office:value-type="float" office:value="12.763514521038182" table:style-name="ce15">
            <text:p><text:s/>12.76<text:s/></text:p>
          </table:table-cell>
          <table:table-cell office:value-type="float" office:value="12.784938644118345" table:style-name="ce15">
            <text:p><text:s/>12.78<text:s/></text:p>
          </table:table-cell>
          <table:table-cell office:value-type="float" office:value="12.820863676931408" table:style-name="ce15">
            <text:p><text:s/>12.82<text:s/></text:p>
          </table:table-cell>
          <table:table-cell office:value-type="float" office:value="12.850620686933009" table:style-name="ce15">
            <text:p><text:s/>12.85<text:s/></text:p>
          </table:table-cell>
          <table:table-cell office:value-type="float" office:value="12.933444730246235" table:style-name="ce15">
            <text:p><text:s/>12.93<text:s/></text:p>
          </table:table-cell>
          <table:table-cell office:value-type="float" office:value="13.051772909676995" table:style-name="ce15">
            <text:p><text:s/>13.0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8UD</text:p>
          </table:table-cell>
          <table:table-cell office:value-type="string" table:style-name="ce12">
            <text:p>E07000179</text:p>
          </table:table-cell>
          <table:table-cell table:style-name="ce14"/>
          <table:table-cell table:style-name="ce20"/>
          <table:table-cell office:value-type="string" table:style-name="ce16">
            <text:p>South Oxfordshire</text:p>
          </table:table-cell>
          <table:table-cell office:value-type="float" office:value="0.83479385906042225" table:style-name="ce15">
            <text:p><text:s/>0.83<text:s/></text:p>
          </table:table-cell>
          <table:table-cell office:value-type="float" office:value="0.8417617621770096" table:style-name="ce15">
            <text:p><text:s/>0.84<text:s/></text:p>
          </table:table-cell>
          <table:table-cell office:value-type="float" office:value="0.84867071615562428" table:style-name="ce15">
            <text:p><text:s/>0.85<text:s/></text:p>
          </table:table-cell>
          <table:table-cell office:value-type="float" office:value="0.85614175859075237" table:style-name="ce15">
            <text:p><text:s/>0.86<text:s/></text:p>
          </table:table-cell>
          <table:table-cell office:value-type="float" office:value="0.86504031830038652" table:style-name="ce15">
            <text:p><text:s/>0.87<text:s/></text:p>
          </table:table-cell>
          <table:table-cell office:value-type="float" office:value="0.87355564293306243" table:style-name="ce15">
            <text:p><text:s/>0.87<text:s/></text:p>
          </table:table-cell>
          <table:table-cell office:value-type="float" office:value="0.8840900690485356" table:style-name="ce15">
            <text:p><text:s/>0.88<text:s/></text:p>
          </table:table-cell>
          <table:table-cell office:value-type="float" office:value="0.89726265520337789" table:style-name="ce15">
            <text:p><text:s/>0.90<text:s/></text:p>
          </table:table-cell>
          <table:table-cell office:value-type="float" office:value="0.91721440139382204" table:style-name="ce15">
            <text:p><text:s/>0.92<text:s/></text:p>
          </table:table-cell>
          <table:table-cell office:value-type="float" office:value="0.9381901496681091" table:style-name="ce15">
            <text:p><text:s/>0.94<text:s/></text:p>
          </table:table-cell>
          <table:table-cell office:value-type="float" office:value="0.9496975260761894" table:style-name="ce15">
            <text:p><text:s/>0.95<text:s/></text:p>
          </table:table-cell>
          <table:table-cell office:value-type="float" office:value="0.96399239971867412" table:style-name="ce15">
            <text:p><text:s/>0.9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8UE</text:p>
          </table:table-cell>
          <table:table-cell office:value-type="string" table:style-name="ce12">
            <text:p>E07000180</text:p>
          </table:table-cell>
          <table:table-cell table:style-name="ce14"/>
          <table:table-cell table:style-name="ce20"/>
          <table:table-cell office:value-type="string" table:style-name="ce16">
            <text:p>Vale of White Horse</text:p>
          </table:table-cell>
          <table:table-cell office:value-type="float" office:value="0.88326897299840856" table:style-name="ce15">
            <text:p><text:s/>0.88<text:s/></text:p>
          </table:table-cell>
          <table:table-cell office:value-type="float" office:value="0.88867038417185051" table:style-name="ce15">
            <text:p><text:s/>0.89<text:s/></text:p>
          </table:table-cell>
          <table:table-cell office:value-type="float" office:value="0.89320896052673049" table:style-name="ce15">
            <text:p><text:s/>0.89<text:s/></text:p>
          </table:table-cell>
          <table:table-cell office:value-type="float" office:value="0.90154798260790059" table:style-name="ce15">
            <text:p><text:s/>0.90<text:s/></text:p>
          </table:table-cell>
          <table:table-cell office:value-type="float" office:value="0.9146186609321133" table:style-name="ce15">
            <text:p><text:s/>0.91<text:s/></text:p>
          </table:table-cell>
          <table:table-cell office:value-type="float" office:value="0.93312537967729103" table:style-name="ce15">
            <text:p><text:s/>0.93<text:s/></text:p>
          </table:table-cell>
          <table:table-cell office:value-type="float" office:value="0.95997653856188236" table:style-name="ce15">
            <text:p><text:s/>0.96<text:s/></text:p>
          </table:table-cell>
          <table:table-cell office:value-type="float" office:value="0.98610058676101098" table:style-name="ce15">
            <text:p><text:s/>0.99<text:s/></text:p>
          </table:table-cell>
          <table:table-cell office:value-type="float" office:value="1.0066501197049247" table:style-name="ce15">
            <text:p><text:s/>1.01<text:s/></text:p>
          </table:table-cell>
          <table:table-cell office:value-type="float" office:value="1.029837734079998" table:style-name="ce15">
            <text:p><text:s/>1.03<text:s/></text:p>
          </table:table-cell>
          <table:table-cell office:value-type="float" office:value="1.0464569551786531" table:style-name="ce15">
            <text:p><text:s/>1.05<text:s/></text:p>
          </table:table-cell>
          <table:table-cell office:value-type="float" office:value="1.066969911050353" table:style-name="ce15">
            <text:p><text:s/>1.0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38UF</text:p>
          </table:table-cell>
          <table:table-cell office:value-type="string" table:style-name="ce12">
            <text:p>E07000181</text:p>
          </table:table-cell>
          <table:table-cell table:style-name="ce14"/>
          <table:table-cell table:style-name="ce20"/>
          <table:table-cell office:value-type="string" table:style-name="ce16">
            <text:p>West Oxfordshire</text:p>
          </table:table-cell>
          <table:table-cell office:value-type="float" office:value="0.63801846637927895" table:style-name="ce15">
            <text:p><text:s/>0.64<text:s/></text:p>
          </table:table-cell>
          <table:table-cell office:value-type="float" office:value="0.6433278241553686" table:style-name="ce15">
            <text:p><text:s/>0.64<text:s/></text:p>
          </table:table-cell>
          <table:table-cell office:value-type="float" office:value="0.64750335786963664" table:style-name="ce15">
            <text:p><text:s/>0.65<text:s/></text:p>
          </table:table-cell>
          <table:table-cell office:value-type="float" office:value="0.65037048927923446" table:style-name="ce15">
            <text:p><text:s/>0.65<text:s/></text:p>
          </table:table-cell>
          <table:table-cell office:value-type="float" office:value="0.65619757729136741" table:style-name="ce15">
            <text:p><text:s/>0.66<text:s/></text:p>
          </table:table-cell>
          <table:table-cell office:value-type="float" office:value="0.65992508629353519" table:style-name="ce15">
            <text:p><text:s/>0.66<text:s/></text:p>
          </table:table-cell>
          <table:table-cell office:value-type="float" office:value="0.66745994208744164" table:style-name="ce15">
            <text:p><text:s/>0.67<text:s/></text:p>
          </table:table-cell>
          <table:table-cell office:value-type="float" office:value="0.67535854159026454" table:style-name="ce15">
            <text:p><text:s/>0.68<text:s/></text:p>
          </table:table-cell>
          <table:table-cell office:value-type="float" office:value="0.68702251610392739" table:style-name="ce15">
            <text:p><text:s/>0.69<text:s/></text:p>
          </table:table-cell>
          <table:table-cell office:value-type="float" office:value="0.7025077615191021" table:style-name="ce15">
            <text:p><text:s/>0.70<text:s/></text:p>
          </table:table-cell>
          <table:table-cell office:value-type="float" office:value="0.71494158914479122" table:style-name="ce15">
            <text:p><text:s/>0.71<text:s/></text:p>
          </table:table-cell>
          <table:table-cell office:value-type="float" office:value="0.72896691311297812" table:style-name="ce15">
            <text:p><text:s/>0.73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30</text:p>
          </table:table-cell>
          <table:table-cell table:style-name="ce14"/>
          <table:table-cell office:value-type="string" table:style-name="ce13">
            <text:p>Surrey</text:p>
          </table:table-cell>
          <table:table-cell table:style-name="ce14"/>
          <table:table-cell office:value-type="float" office:value="2.8460218589833866" table:style-name="ce15">
            <text:p><text:s/>2.85<text:s/></text:p>
          </table:table-cell>
          <table:table-cell office:value-type="float" office:value="2.8614885927490943" table:style-name="ce15">
            <text:p><text:s/>2.86<text:s/></text:p>
          </table:table-cell>
          <table:table-cell office:value-type="float" office:value="2.8793989995449047" table:style-name="ce15">
            <text:p><text:s/>2.88<text:s/></text:p>
          </table:table-cell>
          <table:table-cell office:value-type="float" office:value="2.8937437040375218" table:style-name="ce15">
            <text:p><text:s/>2.89<text:s/></text:p>
          </table:table-cell>
          <table:table-cell office:value-type="float" office:value="2.9072602438934454" table:style-name="ce15">
            <text:p><text:s/>2.91<text:s/></text:p>
          </table:table-cell>
          <table:table-cell office:value-type="float" office:value="2.9276335901735546" table:style-name="ce15">
            <text:p><text:s/>2.93<text:s/></text:p>
          </table:table-cell>
          <table:table-cell office:value-type="float" office:value="2.9492823626614397" table:style-name="ce15">
            <text:p><text:s/>2.95<text:s/></text:p>
          </table:table-cell>
          <table:table-cell office:value-type="float" office:value="2.9731984225053139" table:style-name="ce15">
            <text:p><text:s/>2.97<text:s/></text:p>
          </table:table-cell>
          <table:table-cell office:value-type="float" office:value="2.9958336479331931" table:style-name="ce15">
            <text:p><text:s/>3.00<text:s/></text:p>
          </table:table-cell>
          <table:table-cell office:value-type="float" office:value="3.0178856025214387" table:style-name="ce15">
            <text:p><text:s/>3.02<text:s/></text:p>
          </table:table-cell>
          <table:table-cell office:value-type="float" office:value="3.0449779244468842" table:style-name="ce15">
            <text:p><text:s/>3.04<text:s/></text:p>
          </table:table-cell>
          <table:table-cell office:value-type="float" office:value="3.0742467840043579" table:style-name="ce15">
            <text:p><text:s/>3.0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3UB</text:p>
          </table:table-cell>
          <table:table-cell office:value-type="string" table:style-name="ce12">
            <text:p>E07000207</text:p>
          </table:table-cell>
          <table:table-cell table:style-name="ce14"/>
          <table:table-cell table:style-name="ce20"/>
          <table:table-cell office:value-type="string" table:style-name="ce16">
            <text:p>Elmbridge</text:p>
          </table:table-cell>
          <table:table-cell office:value-type="float" office:value="5.8626663542492086" table:style-name="ce15">
            <text:p><text:s/>5.86<text:s/></text:p>
          </table:table-cell>
          <table:table-cell office:value-type="float" office:value="5.897664992279366" table:style-name="ce15">
            <text:p><text:s/>5.90<text:s/></text:p>
          </table:table-cell>
          <table:table-cell office:value-type="float" office:value="5.9283505407163286" table:style-name="ce15">
            <text:p><text:s/>5.93<text:s/></text:p>
          </table:table-cell>
          <table:table-cell office:value-type="float" office:value="5.9590460177736899" table:style-name="ce15">
            <text:p><text:s/>5.96<text:s/></text:p>
          </table:table-cell>
          <table:table-cell office:value-type="float" office:value="5.9891031563204242" table:style-name="ce15">
            <text:p><text:s/>5.99<text:s/></text:p>
          </table:table-cell>
          <table:table-cell office:value-type="float" office:value="6.0181079258471391" table:style-name="ce15">
            <text:p><text:s/>6.02<text:s/></text:p>
          </table:table-cell>
          <table:table-cell office:value-type="float" office:value="6.0499535518866985" table:style-name="ce15">
            <text:p><text:s/>6.05<text:s/></text:p>
          </table:table-cell>
          <table:table-cell office:value-type="float" office:value="6.0666496234178453" table:style-name="ce15">
            <text:p><text:s/>6.07<text:s/></text:p>
          </table:table-cell>
          <table:table-cell office:value-type="float" office:value="6.1153280878000853" table:style-name="ce15">
            <text:p><text:s/>6.12<text:s/></text:p>
          </table:table-cell>
          <table:table-cell office:value-type="float" office:value="6.1607451897534311" table:style-name="ce15">
            <text:p><text:s/>6.16<text:s/></text:p>
          </table:table-cell>
          <table:table-cell office:value-type="float" office:value="6.1971146410975857" table:style-name="ce15">
            <text:p><text:s/>6.20<text:s/></text:p>
          </table:table-cell>
          <table:table-cell office:value-type="float" office:value="6.2779122651424535" table:style-name="ce15">
            <text:p><text:s/>6.28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3UC</text:p>
          </table:table-cell>
          <table:table-cell office:value-type="string" table:style-name="ce12">
            <text:p>E07000208</text:p>
          </table:table-cell>
          <table:table-cell table:style-name="ce14"/>
          <table:table-cell table:style-name="ce20"/>
          <table:table-cell office:value-type="string" table:style-name="ce16">
            <text:p>Epsom and Ewell</text:p>
          </table:table-cell>
          <table:table-cell office:value-type="float" office:value="8.9615345687425094" table:style-name="ce15">
            <text:p><text:s/>8.96<text:s/></text:p>
          </table:table-cell>
          <table:table-cell office:value-type="float" office:value="9.0381850641696992" table:style-name="ce15">
            <text:p><text:s/>9.04<text:s/></text:p>
          </table:table-cell>
          <table:table-cell office:value-type="float" office:value="9.1817433427416049" table:style-name="ce15">
            <text:p><text:s/>9.18<text:s/></text:p>
          </table:table-cell>
          <table:table-cell office:value-type="float" office:value="9.2407231623815971" table:style-name="ce15">
            <text:p><text:s/>9.24<text:s/></text:p>
          </table:table-cell>
          <table:table-cell office:value-type="float" office:value="9.2912525901833636" table:style-name="ce15">
            <text:p><text:s/>9.29<text:s/></text:p>
          </table:table-cell>
          <table:table-cell office:value-type="float" office:value="9.329737787272002" table:style-name="ce15">
            <text:p><text:s/>9.33<text:s/></text:p>
          </table:table-cell>
          <table:table-cell office:value-type="float" office:value="9.4116093593197068" table:style-name="ce15">
            <text:p><text:s/>9.41<text:s/></text:p>
          </table:table-cell>
          <table:table-cell office:value-type="float" office:value="9.4504011220854824" table:style-name="ce15">
            <text:p><text:s/>9.45<text:s/></text:p>
          </table:table-cell>
          <table:table-cell office:value-type="float" office:value="9.4906600468318096" table:style-name="ce15">
            <text:p><text:s/>9.49<text:s/></text:p>
          </table:table-cell>
          <table:table-cell office:value-type="float" office:value="9.5367876195003429" table:style-name="ce15">
            <text:p><text:s/>9.54<text:s/></text:p>
          </table:table-cell>
          <table:table-cell office:value-type="float" office:value="9.566482977986702" table:style-name="ce15">
            <text:p><text:s/>9.57<text:s/></text:p>
          </table:table-cell>
          <table:table-cell office:value-type="float" office:value="9.600814568331602" table:style-name="ce15">
            <text:p><text:s/>9.6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3UD</text:p>
          </table:table-cell>
          <table:table-cell office:value-type="string" table:style-name="ce12">
            <text:p>E07000209</text:p>
          </table:table-cell>
          <table:table-cell table:style-name="ce14"/>
          <table:table-cell table:style-name="ce20"/>
          <table:table-cell office:value-type="string" table:style-name="ce16">
            <text:p>Guildford</text:p>
          </table:table-cell>
          <table:table-cell office:value-type="float" office:value="2.0698981805347696" table:style-name="ce15">
            <text:p><text:s/>2.07<text:s/></text:p>
          </table:table-cell>
          <table:table-cell office:value-type="float" office:value="2.0787712818650221" table:style-name="ce15">
            <text:p><text:s/>2.08<text:s/></text:p>
          </table:table-cell>
          <table:table-cell office:value-type="float" office:value="2.0847654235290531" table:style-name="ce15">
            <text:p><text:s/>2.08<text:s/></text:p>
          </table:table-cell>
          <table:table-cell office:value-type="float" office:value="2.0871424184442398" table:style-name="ce15">
            <text:p><text:s/>2.09<text:s/></text:p>
          </table:table-cell>
          <table:table-cell office:value-type="float" office:value="2.092029275668617" table:style-name="ce15">
            <text:p><text:s/>2.09<text:s/></text:p>
          </table:table-cell>
          <table:table-cell office:value-type="float" office:value="2.103855148465736" table:style-name="ce15">
            <text:p><text:s/>2.10<text:s/></text:p>
          </table:table-cell>
          <table:table-cell office:value-type="float" office:value="2.1198526119740406" table:style-name="ce15">
            <text:p><text:s/>2.12<text:s/></text:p>
          </table:table-cell>
          <table:table-cell office:value-type="float" office:value="2.1283935288344527" table:style-name="ce15">
            <text:p><text:s/>2.13<text:s/></text:p>
          </table:table-cell>
          <table:table-cell office:value-type="float" office:value="2.1388906626075781" table:style-name="ce15">
            <text:p><text:s/>2.14<text:s/></text:p>
          </table:table-cell>
          <table:table-cell office:value-type="float" office:value="2.1493877963807035" table:style-name="ce15">
            <text:p><text:s/>2.15<text:s/></text:p>
          </table:table-cell>
          <table:table-cell office:value-type="float" office:value="2.1787458139726299" table:style-name="ce15">
            <text:p><text:s/>2.18<text:s/></text:p>
          </table:table-cell>
          <table:table-cell office:value-type="float" office:value="2.2028109729743095" table:style-name="ce15">
            <text:p><text:s/>2.2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3UE</text:p>
          </table:table-cell>
          <table:table-cell office:value-type="string" table:style-name="ce12">
            <text:p>E07000210</text:p>
          </table:table-cell>
          <table:table-cell table:style-name="ce14"/>
          <table:table-cell table:style-name="ce20"/>
          <table:table-cell office:value-type="string" table:style-name="ce16">
            <text:p>Mole Valley</text:p>
          </table:table-cell>
          <table:table-cell office:value-type="float" office:value="1.4311995295882396" table:style-name="ce15">
            <text:p><text:s/>1.43<text:s/></text:p>
          </table:table-cell>
          <table:table-cell office:value-type="float" office:value="1.4391353685854424" table:style-name="ce15">
            <text:p><text:s/>1.44<text:s/></text:p>
          </table:table-cell>
          <table:table-cell office:value-type="float" office:value="1.4447098171810313" table:style-name="ce15">
            <text:p><text:s/>1.44<text:s/></text:p>
          </table:table-cell>
          <table:table-cell office:value-type="float" office:value="1.4484694274759" table:style-name="ce15">
            <text:p><text:s/>1.45<text:s/></text:p>
          </table:table-cell>
          <table:table-cell office:value-type="float" office:value="1.4546632671127659" table:style-name="ce15">
            <text:p><text:s/>1.45<text:s/></text:p>
          </table:table-cell>
          <table:table-cell office:value-type="float" office:value="1.4596180720886029" table:style-name="ce15">
            <text:p><text:s/>1.46<text:s/></text:p>
          </table:table-cell>
          <table:table-cell office:value-type="float" office:value="1.4664694444240134" table:style-name="ce15">
            <text:p><text:s/>1.47<text:s/></text:p>
          </table:table-cell>
          <table:table-cell office:value-type="float" office:value="1.4802507421964368" table:style-name="ce15">
            <text:p><text:s/>1.48<text:s/></text:p>
          </table:table-cell>
          <table:table-cell office:value-type="float" office:value="1.4917093493330587" table:style-name="ce15">
            <text:p><text:s/>1.49<text:s/></text:p>
          </table:table-cell>
          <table:table-cell office:value-type="float" office:value="1.4966644226894357" table:style-name="ce15">
            <text:p><text:s/>1.50<text:s/></text:p>
          </table:table-cell>
          <table:table-cell office:value-type="float" office:value="1.5061100312750293" table:style-name="ce15">
            <text:p><text:s/>1.51<text:s/></text:p>
          </table:table-cell>
          <table:table-cell office:value-type="float" office:value="1.51594275496659" table:style-name="ce15">
            <text:p><text:s/>1.5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3UF</text:p>
          </table:table-cell>
          <table:table-cell office:value-type="string" table:style-name="ce12">
            <text:p>E07000211</text:p>
          </table:table-cell>
          <table:table-cell table:style-name="ce14"/>
          <table:table-cell table:style-name="ce20"/>
          <table:table-cell office:value-type="string" table:style-name="ce16">
            <text:p>Reigate and Banstead</text:p>
          </table:table-cell>
          <table:table-cell office:value-type="float" office:value="4.4178610996686825" table:style-name="ce15">
            <text:p><text:s/>4.42<text:s/></text:p>
          </table:table-cell>
          <table:table-cell office:value-type="float" office:value="4.4550941394635357" table:style-name="ce15">
            <text:p><text:s/>4.46<text:s/></text:p>
          </table:table-cell>
          <table:table-cell office:value-type="float" office:value="4.4935696698077887" table:style-name="ce15">
            <text:p><text:s/>4.49<text:s/></text:p>
          </table:table-cell>
          <table:table-cell office:value-type="float" office:value="4.5295743416436247" table:style-name="ce15">
            <text:p><text:s/>4.53<text:s/></text:p>
          </table:table-cell>
          <table:table-cell office:value-type="float" office:value="4.5642566128663802" table:style-name="ce15">
            <text:p><text:s/>4.56<text:s/></text:p>
          </table:table-cell>
          <table:table-cell office:value-type="float" office:value="4.6078444278049524" table:style-name="ce15">
            <text:p><text:s/>4.61<text:s/></text:p>
          </table:table-cell>
          <table:table-cell office:value-type="float" office:value="4.6500376711559746" table:style-name="ce15">
            <text:p><text:s/>4.65<text:s/></text:p>
          </table:table-cell>
          <table:table-cell office:value-type="float" office:value="4.6950185026160742" table:style-name="ce15">
            <text:p><text:s/>4.70<text:s/></text:p>
          </table:table-cell>
          <table:table-cell office:value-type="float" office:value="4.7386055400216351" table:style-name="ce15">
            <text:p><text:s/>4.74<text:s/></text:p>
          </table:table-cell>
          <table:table-cell office:value-type="float" office:value="4.7763076691969193" table:style-name="ce15">
            <text:p><text:s/>4.78<text:s/></text:p>
          </table:table-cell>
          <table:table-cell office:value-type="float" office:value="4.840491885408448" table:style-name="ce15">
            <text:p><text:s/>4.84<text:s/></text:p>
          </table:table-cell>
          <table:table-cell office:value-type="float" office:value="4.8968631116142536" table:style-name="ce15">
            <text:p><text:s/>4.9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3UG</text:p>
          </table:table-cell>
          <table:table-cell office:value-type="string" table:style-name="ce12">
            <text:p>E07000212</text:p>
          </table:table-cell>
          <table:table-cell table:style-name="ce14"/>
          <table:table-cell table:style-name="ce20"/>
          <table:table-cell office:value-type="string" table:style-name="ce16">
            <text:p>Runnymede</text:p>
          </table:table-cell>
          <table:table-cell office:value-type="float" office:value="4.3880637183856894" table:style-name="ce15">
            <text:p><text:s/>4.39<text:s/></text:p>
          </table:table-cell>
          <table:table-cell office:value-type="float" office:value="4.4107150888444213" table:style-name="ce15">
            <text:p><text:s/>4.41<text:s/></text:p>
          </table:table-cell>
          <table:table-cell office:value-type="float" office:value="4.4313762168295296" table:style-name="ce15">
            <text:p><text:s/>4.43<text:s/></text:p>
          </table:table-cell>
          <table:table-cell office:value-type="float" office:value="4.4402826142201679" table:style-name="ce15">
            <text:p><text:s/>4.44<text:s/></text:p>
          </table:table-cell>
          <table:table-cell office:value-type="float" office:value="4.4559472159164031" table:style-name="ce15">
            <text:p><text:s/>4.46<text:s/></text:p>
          </table:table-cell>
          <table:table-cell office:value-type="float" office:value="4.5076179836685126" table:style-name="ce15">
            <text:p><text:s/>4.51<text:s/></text:p>
          </table:table-cell>
          <table:table-cell office:value-type="float" office:value="4.5278954471508248" table:style-name="ce15">
            <text:p><text:s/>4.53<text:s/></text:p>
          </table:table-cell>
          <table:table-cell office:value-type="float" office:value="4.6242811153505281" table:style-name="ce15">
            <text:p><text:s/>4.62<text:s/></text:p>
          </table:table-cell>
          <table:table-cell office:value-type="float" office:value="4.6788995642180975" table:style-name="ce15">
            <text:p><text:s/>4.68<text:s/></text:p>
          </table:table-cell>
          <table:table-cell office:value-type="float" office:value="4.7167379656463337" table:style-name="ce15">
            <text:p><text:s/>4.72<text:s/></text:p>
          </table:table-cell>
          <table:table-cell office:value-type="float" office:value="4.7509825001569697" table:style-name="ce15">
            <text:p><text:s/>4.75<text:s/></text:p>
          </table:table-cell>
          <table:table-cell office:value-type="float" office:value="4.7903209479156388" table:style-name="ce15">
            <text:p><text:s/>4.7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3UH</text:p>
          </table:table-cell>
          <table:table-cell office:value-type="string" table:style-name="ce12">
            <text:p>E07000213</text:p>
          </table:table-cell>
          <table:table-cell table:style-name="ce14"/>
          <table:table-cell table:style-name="ce20"/>
          <table:table-cell office:value-type="string" table:style-name="ce16">
            <text:p>Spelthorne</text:p>
          </table:table-cell>
          <table:table-cell office:value-type="float" office:value="9.1091743468165891" table:style-name="ce15">
            <text:p><text:s/>9.11<text:s/></text:p>
          </table:table-cell>
          <table:table-cell office:value-type="float" office:value="9.146736574294108" table:style-name="ce15">
            <text:p><text:s/>9.15<text:s/></text:p>
          </table:table-cell>
          <table:table-cell office:value-type="float" office:value="9.1871009139154882" table:style-name="ce15">
            <text:p><text:s/>9.19<text:s/></text:p>
          </table:table-cell>
          <table:table-cell office:value-type="float" office:value="9.2309354565448771" table:style-name="ce15">
            <text:p><text:s/>9.23<text:s/></text:p>
          </table:table-cell>
          <table:table-cell office:value-type="float" office:value="9.292109969318064" table:style-name="ce15">
            <text:p><text:s/>9.29<text:s/></text:p>
          </table:table-cell>
          <table:table-cell office:value-type="float" office:value="9.3628586704687216" table:style-name="ce15">
            <text:p><text:s/>9.36<text:s/></text:p>
          </table:table-cell>
          <table:table-cell office:value-type="float" office:value="9.4423008376403494" table:style-name="ce15">
            <text:p><text:s/>9.44<text:s/></text:p>
          </table:table-cell>
          <table:table-cell office:value-type="float" office:value="9.5001336660131876" table:style-name="ce15">
            <text:p><text:s/>9.50<text:s/></text:p>
          </table:table-cell>
          <table:table-cell office:value-type="float" office:value="9.5666760975674965" table:style-name="ce15">
            <text:p><text:s/>9.57<text:s/></text:p>
          </table:table-cell>
          <table:table-cell office:value-type="float" office:value="9.6196079567099382" table:style-name="ce15">
            <text:p><text:s/>9.62<text:s/></text:p>
          </table:table-cell>
          <table:table-cell office:value-type="float" office:value="9.7349174276364003" table:style-name="ce15">
            <text:p><text:s/>9.73<text:s/></text:p>
          </table:table-cell>
          <table:table-cell office:value-type="float" office:value="9.8097705617772277" table:style-name="ce15">
            <text:p><text:s/>9.8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3UJ</text:p>
          </table:table-cell>
          <table:table-cell office:value-type="string" table:style-name="ce12">
            <text:p>E07000214</text:p>
          </table:table-cell>
          <table:table-cell table:style-name="ce14"/>
          <table:table-cell table:style-name="ce20"/>
          <table:table-cell office:value-type="string" table:style-name="ce16">
            <text:p>Surrey Heath</text:p>
          </table:table-cell>
          <table:table-cell office:value-type="float" office:value="3.6525307427822402" table:style-name="ce15">
            <text:p><text:s/>3.65<text:s/></text:p>
          </table:table-cell>
          <table:table-cell office:value-type="float" office:value="3.6758553234797482" table:style-name="ce15">
            <text:p><text:s/>3.68<text:s/></text:p>
          </table:table-cell>
          <table:table-cell office:value-type="float" office:value="3.7031758771825949" table:style-name="ce15">
            <text:p><text:s/>3.70<text:s/></text:p>
          </table:table-cell>
          <table:table-cell office:value-type="float" office:value="3.7210321646279425" table:style-name="ce15">
            <text:p><text:s/>3.72<text:s/></text:p>
          </table:table-cell>
          <table:table-cell office:value-type="float" office:value="3.7364696885584703" table:style-name="ce15">
            <text:p><text:s/>3.74<text:s/></text:p>
          </table:table-cell>
          <table:table-cell office:value-type="float" office:value="3.7685213422649411" table:style-name="ce15">
            <text:p><text:s/>3.77<text:s/></text:p>
          </table:table-cell>
          <table:table-cell office:value-type="float" office:value="3.7962665982423505" table:style-name="ce15">
            <text:p><text:s/>3.80<text:s/></text:p>
          </table:table-cell>
          <table:table-cell office:value-type="float" office:value="3.8243193505305335" table:style-name="ce15">
            <text:p><text:s/>3.82<text:s/></text:p>
          </table:table-cell>
          <table:table-cell office:value-type="float" office:value="3.8675191654485612" table:style-name="ce15">
            <text:p><text:s/>3.87<text:s/></text:p>
          </table:table-cell>
          <table:table-cell office:value-type="float" office:value="3.9115602620592473" table:style-name="ce15">
            <text:p><text:s/>3.91<text:s/></text:p>
          </table:table-cell>
          <table:table-cell office:value-type="float" office:value="3.9530775135919578" table:style-name="ce15">
            <text:p><text:s/>3.95<text:s/></text:p>
          </table:table-cell>
          <table:table-cell office:value-type="float" office:value="3.9919867918774257" table:style-name="ce15">
            <text:p><text:s/>3.99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3UK</text:p>
          </table:table-cell>
          <table:table-cell office:value-type="string" table:style-name="ce12">
            <text:p>E07000215</text:p>
          </table:table-cell>
          <table:table-cell table:style-name="ce14"/>
          <table:table-cell table:style-name="ce20"/>
          <table:table-cell office:value-type="string" table:style-name="ce16">
            <text:p>Tandridge</text:p>
          </table:table-cell>
          <table:table-cell office:value-type="float" office:value="1.3988478261228687" table:style-name="ce15">
            <text:p><text:s/>1.40<text:s/></text:p>
          </table:table-cell>
          <table:table-cell office:value-type="float" office:value="1.4056133103728554" table:style-name="ce15">
            <text:p><text:s/>1.41<text:s/></text:p>
          </table:table-cell>
          <table:table-cell office:value-type="float" office:value="1.4163468794704672" table:style-name="ce15">
            <text:p><text:s/>1.42<text:s/></text:p>
          </table:table-cell>
          <table:table-cell office:value-type="float" office:value="1.4285244090091269" table:style-name="ce15">
            <text:p><text:s/>1.43<text:s/></text:p>
          </table:table-cell>
          <table:table-cell office:value-type="float" office:value="1.4360749368371553" table:style-name="ce15">
            <text:p><text:s/>1.44<text:s/></text:p>
          </table:table-cell>
          <table:table-cell office:value-type="float" office:value="1.4507164942347659" table:style-name="ce15">
            <text:p><text:s/>1.45<text:s/></text:p>
          </table:table-cell>
          <table:table-cell office:value-type="float" office:value="1.4611667931801957" table:style-name="ce15">
            <text:p><text:s/>1.46<text:s/></text:p>
          </table:table-cell>
          <table:table-cell office:value-type="float" office:value="1.4753653178874016" table:style-name="ce15">
            <text:p><text:s/>1.48<text:s/></text:p>
          </table:table-cell>
          <table:table-cell office:value-type="float" office:value="1.4870261129669569" table:style-name="ce15">
            <text:p><text:s/>1.49<text:s/></text:p>
          </table:table-cell>
          <table:table-cell office:value-type="float" office:value="1.4994115506898413" table:style-name="ce15">
            <text:p><text:s/>1.50<text:s/></text:p>
          </table:table-cell>
          <table:table-cell office:value-type="float" office:value="1.5059548008075918" table:style-name="ce15">
            <text:p><text:s/>1.51<text:s/></text:p>
          </table:table-cell>
          <table:table-cell office:value-type="float" office:value="1.515544046669812" table:style-name="ce15">
            <text:p><text:s/>1.5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3UL</text:p>
          </table:table-cell>
          <table:table-cell office:value-type="string" table:style-name="ce12">
            <text:p>E07000216</text:p>
          </table:table-cell>
          <table:table-cell table:style-name="ce14"/>
          <table:table-cell table:style-name="ce20"/>
          <table:table-cell office:value-type="string" table:style-name="ce16">
            <text:p>Waverley</text:p>
          </table:table-cell>
          <table:table-cell office:value-type="float" office:value="1.4933211057823619" table:style-name="ce15">
            <text:p><text:s/>1.49<text:s/></text:p>
          </table:table-cell>
          <table:table-cell office:value-type="float" office:value="1.4965687786111177" table:style-name="ce15">
            <text:p><text:s/>1.50<text:s/></text:p>
          </table:table-cell>
          <table:table-cell office:value-type="float" office:value="1.5030032803697286" table:style-name="ce15">
            <text:p><text:s/>1.50<text:s/></text:p>
          </table:table-cell>
          <table:table-cell office:value-type="float" office:value="1.5067434637861217" table:style-name="ce15">
            <text:p><text:s/>1.51<text:s/></text:p>
          </table:table-cell>
          <table:table-cell office:value-type="float" office:value="1.5131779830320538" table:style-name="ce15">
            <text:p><text:s/>1.51<text:s/></text:p>
          </table:table-cell>
          <table:table-cell office:value-type="float" office:value="1.5196705856994608" table:style-name="ce15">
            <text:p><text:s/>1.52<text:s/></text:p>
          </table:table-cell>
          <table:table-cell office:value-type="float" office:value="1.5311175562425596" table:style-name="ce15">
            <text:p><text:s/>1.53<text:s/></text:p>
          </table:table-cell>
          <table:table-cell office:value-type="float" office:value="1.5459247484066549" table:style-name="ce15">
            <text:p><text:s/>1.55<text:s/></text:p>
          </table:table-cell>
          <table:table-cell office:value-type="float" office:value="1.5556031327144892" table:style-name="ce15">
            <text:p><text:s/>1.56<text:s/></text:p>
          </table:table-cell>
          <table:table-cell office:value-type="float" office:value="1.5729018400482313" table:style-name="ce15">
            <text:p><text:s/>1.57<text:s/></text:p>
          </table:table-cell>
          <table:table-cell office:value-type="float" office:value="1.5924892726865552" table:style-name="ce15">
            <text:p><text:s/>1.59<text:s/></text:p>
          </table:table-cell>
          <table:table-cell office:value-type="float" office:value="1.6130588292214019" table:style-name="ce15">
            <text:p><text:s/>1.6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3UM</text:p>
          </table:table-cell>
          <table:table-cell office:value-type="string" table:style-name="ce12">
            <text:p>E07000217</text:p>
          </table:table-cell>
          <table:table-cell table:style-name="ce14"/>
          <table:table-cell table:style-name="ce20"/>
          <table:table-cell office:value-type="string" table:style-name="ce16">
            <text:p>Woking</text:p>
          </table:table-cell>
          <table:table-cell office:value-type="float" office:value="6.3922668352192273" table:style-name="ce15">
            <text:p><text:s/>6.39<text:s/></text:p>
          </table:table-cell>
          <table:table-cell office:value-type="float" office:value="6.42431308093943" table:style-name="ce15">
            <text:p><text:s/>6.42<text:s/></text:p>
          </table:table-cell>
          <table:table-cell office:value-type="float" office:value="6.4720832796018879" table:style-name="ce15">
            <text:p><text:s/>6.47<text:s/></text:p>
          </table:table-cell>
          <table:table-cell office:value-type="float" office:value="6.534127204564748" table:style-name="ce15">
            <text:p><text:s/>6.53<text:s/></text:p>
          </table:table-cell>
          <table:table-cell office:value-type="float" office:value="6.5491892455517995" table:style-name="ce15">
            <text:p><text:s/>6.55<text:s/></text:p>
          </table:table-cell>
          <table:table-cell office:value-type="float" office:value="6.6051292694124237" table:style-name="ce15">
            <text:p><text:s/>6.61<text:s/></text:p>
          </table:table-cell>
          <table:table-cell office:value-type="float" office:value="6.6725678187015163" table:style-name="ce15">
            <text:p><text:s/>6.67<text:s/></text:p>
          </table:table-cell>
          <table:table-cell office:value-type="float" office:value="6.731495486090366" table:style-name="ce15">
            <text:p><text:s/>6.73<text:s/></text:p>
          </table:table-cell>
          <table:table-cell office:value-type="float" office:value="6.7724995833556072" table:style-name="ce15">
            <text:p><text:s/>6.77<text:s/></text:p>
          </table:table-cell>
          <table:table-cell office:value-type="float" office:value="6.8230943628799716" table:style-name="ce15">
            <text:p><text:s/>6.82<text:s/></text:p>
          </table:table-cell>
          <table:table-cell office:value-type="float" office:value="6.8499482732055199" table:style-name="ce15">
            <text:p><text:s/>6.85<text:s/></text:p>
          </table:table-cell>
          <table:table-cell office:value-type="float" office:value="6.9106368527468653" table:style-name="ce15">
            <text:p><text:s/>6.91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0000032</text:p>
          </table:table-cell>
          <table:table-cell table:style-name="ce14"/>
          <table:table-cell office:value-type="string" table:style-name="ce13">
            <text:p>West Sussex</text:p>
          </table:table-cell>
          <table:table-cell table:style-name="ce14"/>
          <table:table-cell office:value-type="float" office:value="1.8018538526482795" table:style-name="ce15">
            <text:p><text:s/>1.80<text:s/></text:p>
          </table:table-cell>
          <table:table-cell office:value-type="float" office:value="1.8151886615715684" table:style-name="ce15">
            <text:p><text:s/>1.82<text:s/></text:p>
          </table:table-cell>
          <table:table-cell office:value-type="float" office:value="1.8263079683284844" table:style-name="ce15">
            <text:p><text:s/>1.83<text:s/></text:p>
          </table:table-cell>
          <table:table-cell office:value-type="float" office:value="1.8392007125807619" table:style-name="ce15">
            <text:p><text:s/>1.84<text:s/></text:p>
          </table:table-cell>
          <table:table-cell office:value-type="float" office:value="1.8553541203902972" table:style-name="ce15">
            <text:p><text:s/>1.86<text:s/></text:p>
          </table:table-cell>
          <table:table-cell office:value-type="float" office:value="1.8787165916821496" table:style-name="ce15">
            <text:p><text:s/>1.88<text:s/></text:p>
          </table:table-cell>
          <table:table-cell office:value-type="float" office:value="1.8983984805048724" table:style-name="ce15">
            <text:p><text:s/>1.90<text:s/></text:p>
          </table:table-cell>
          <table:table-cell office:value-type="float" office:value="1.9190793701533166" table:style-name="ce15">
            <text:p><text:s/>1.92<text:s/></text:p>
          </table:table-cell>
          <table:table-cell office:value-type="float" office:value="1.9402827414745005" table:style-name="ce15">
            <text:p><text:s/>1.94<text:s/></text:p>
          </table:table-cell>
          <table:table-cell office:value-type="float" office:value="1.9598021447461305" table:style-name="ce15">
            <text:p><text:s/>1.96<text:s/></text:p>
          </table:table-cell>
          <table:table-cell office:value-type="float" office:value="1.979777922380314" table:style-name="ce15">
            <text:p><text:s/>1.98<text:s/></text:p>
          </table:table-cell>
          <table:table-cell office:value-type="float" office:value="1.9991194602892259" table:style-name="ce15">
            <text:p><text:s/>2.0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5UB</text:p>
          </table:table-cell>
          <table:table-cell office:value-type="string" table:style-name="ce12">
            <text:p>E07000223</text:p>
          </table:table-cell>
          <table:table-cell table:style-name="ce14"/>
          <table:table-cell table:style-name="ce20"/>
          <table:table-cell office:value-type="string" table:style-name="ce16">
            <text:p>Adur</text:p>
          </table:table-cell>
          <table:table-cell office:value-type="float" office:value="6.614389714493635" table:style-name="ce15">
            <text:p><text:s/>6.61<text:s/></text:p>
          </table:table-cell>
          <table:table-cell office:value-type="float" office:value="6.6595733337020091" table:style-name="ce15">
            <text:p><text:s/>6.66<text:s/></text:p>
          </table:table-cell>
          <table:table-cell office:value-type="float" office:value="6.6947099095378899" table:style-name="ce15">
            <text:p><text:s/>6.69<text:s/></text:p>
          </table:table-cell>
          <table:table-cell office:value-type="float" office:value="6.715735408631045" table:style-name="ce15">
            <text:p><text:s/>6.72<text:s/></text:p>
          </table:table-cell>
          <table:table-cell office:value-type="float" office:value="6.7379563897100825" table:style-name="ce15">
            <text:p><text:s/>6.74<text:s/></text:p>
          </table:table-cell>
          <table:table-cell office:value-type="float" office:value="6.7443963135624649" table:style-name="ce15">
            <text:p><text:s/>6.74<text:s/></text:p>
          </table:table-cell>
          <table:table-cell office:value-type="float" office:value="6.7389780060959046" table:style-name="ce15">
            <text:p><text:s/>6.74<text:s/></text:p>
          </table:table-cell>
          <table:table-cell office:value-type="float" office:value="6.765188481700366" table:style-name="ce15">
            <text:p><text:s/>6.77<text:s/></text:p>
          </table:table-cell>
          <table:table-cell office:value-type="float" office:value="6.7911766599808727" table:style-name="ce15">
            <text:p><text:s/>6.79<text:s/></text:p>
          </table:table-cell>
          <table:table-cell office:value-type="float" office:value="6.7713684610904412" table:style-name="ce15">
            <text:p><text:s/>6.77<text:s/></text:p>
          </table:table-cell>
          <table:table-cell office:value-type="float" office:value="6.8200782113608538" table:style-name="ce15">
            <text:p><text:s/>6.82<text:s/></text:p>
          </table:table-cell>
          <table:table-cell office:value-type="float" office:value="6.8433752124662721" table:style-name="ce15">
            <text:p><text:s/>6.8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5UC</text:p>
          </table:table-cell>
          <table:table-cell office:value-type="string" table:style-name="ce12">
            <text:p>E07000224</text:p>
          </table:table-cell>
          <table:table-cell table:number-columns-repeated="2" table:style-name="ce14"/>
          <table:table-cell office:value-type="string" table:style-name="ce16">
            <text:p>Arun</text:p>
          </table:table-cell>
          <table:table-cell office:value-type="float" office:value="3.1802133765954714" table:style-name="ce15">
            <text:p><text:s/>3.18<text:s/></text:p>
          </table:table-cell>
          <table:table-cell office:value-type="float" office:value="3.2143941993488223" table:style-name="ce15">
            <text:p><text:s/>3.21<text:s/></text:p>
          </table:table-cell>
          <table:table-cell office:value-type="float" office:value="3.2376103899126041" table:style-name="ce15">
            <text:p><text:s/>3.24<text:s/></text:p>
          </table:table-cell>
          <table:table-cell office:value-type="float" office:value="3.2556161317482477" table:style-name="ce15">
            <text:p><text:s/>3.26<text:s/></text:p>
          </table:table-cell>
          <table:table-cell office:value-type="float" office:value="3.2847224025443196" table:style-name="ce15">
            <text:p><text:s/>3.28<text:s/></text:p>
          </table:table-cell>
          <table:table-cell office:value-type="float" office:value="3.3271033965615282" table:style-name="ce15">
            <text:p><text:s/>3.33<text:s/></text:p>
          </table:table-cell>
          <table:table-cell office:value-type="float" office:value="3.3530769112389933" table:style-name="ce15">
            <text:p><text:s/>3.35<text:s/></text:p>
          </table:table-cell>
          <table:table-cell office:value-type="float" office:value="3.3867251822501525" table:style-name="ce15">
            <text:p><text:s/>3.39<text:s/></text:p>
          </table:table-cell>
          <table:table-cell office:value-type="float" office:value="3.4156707733545524" table:style-name="ce15">
            <text:p><text:s/>3.42<text:s/></text:p>
          </table:table-cell>
          <table:table-cell office:value-type="float" office:value="3.4393043704907713" table:style-name="ce15">
            <text:p><text:s/>3.44<text:s/></text:p>
          </table:table-cell>
          <table:table-cell office:value-type="float" office:value="3.4719482042723873" table:style-name="ce15">
            <text:p><text:s/>3.47<text:s/></text:p>
          </table:table-cell>
          <table:table-cell office:value-type="float" office:value="3.5019041482194768" table:style-name="ce15">
            <text:p><text:s/>3.5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5UD</text:p>
          </table:table-cell>
          <table:table-cell office:value-type="string" table:style-name="ce12">
            <text:p>E07000225</text:p>
          </table:table-cell>
          <table:table-cell table:number-columns-repeated="2" table:style-name="ce14"/>
          <table:table-cell office:value-type="string" table:style-name="ce16">
            <text:p>Chichester</text:p>
          </table:table-cell>
          <table:table-cell office:value-type="float" office:value="0.68444413723407527" table:style-name="ce15">
            <text:p><text:s/>0.68<text:s/></text:p>
          </table:table-cell>
          <table:table-cell office:value-type="float" office:value="0.6902032383843264" table:style-name="ce15">
            <text:p><text:s/>0.69<text:s/></text:p>
          </table:table-cell>
          <table:table-cell office:value-type="float" office:value="0.69526282494378799" table:style-name="ce15">
            <text:p><text:s/>0.70<text:s/></text:p>
          </table:table-cell>
          <table:table-cell office:value-type="float" office:value="0.69944481018097915" table:style-name="ce15">
            <text:p><text:s/>0.70<text:s/></text:p>
          </table:table-cell>
          <table:table-cell office:value-type="float" office:value="0.70657776197836819" table:style-name="ce15">
            <text:p><text:s/>0.71<text:s/></text:p>
          </table:table-cell>
          <table:table-cell office:value-type="float" office:value="0.71522409943870047" table:style-name="ce15">
            <text:p><text:s/>0.72<text:s/></text:p>
          </table:table-cell>
          <table:table-cell office:value-type="float" office:value="0.7236788048885282" table:style-name="ce15">
            <text:p><text:s/>0.72<text:s/></text:p>
          </table:table-cell>
          <table:table-cell office:value-type="float" office:value="0.73372429444670628" table:style-name="ce15">
            <text:p><text:s/>0.73<text:s/></text:p>
          </table:table-cell>
          <table:table-cell office:value-type="float" office:value="0.74306994496555467" table:style-name="ce15">
            <text:p><text:s/>0.74<text:s/></text:p>
          </table:table-cell>
          <table:table-cell office:value-type="float" office:value="0.75125411046398549" table:style-name="ce15">
            <text:p><text:s/>0.75<text:s/></text:p>
          </table:table-cell>
          <table:table-cell office:value-type="float" office:value="0.75926475219627509" table:style-name="ce15">
            <text:p><text:s/>0.76<text:s/></text:p>
          </table:table-cell>
          <table:table-cell office:value-type="float" office:value="0.76818111745333351" table:style-name="ce15">
            <text:p><text:s/>0.7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5UE</text:p>
          </table:table-cell>
          <table:table-cell office:value-type="string" table:style-name="ce12">
            <text:p>E07000226</text:p>
          </table:table-cell>
          <table:table-cell table:number-columns-repeated="2" table:style-name="ce14"/>
          <table:table-cell office:value-type="string" table:style-name="ce16">
            <text:p>Crawley</text:p>
          </table:table-cell>
          <table:table-cell office:value-type="float" office:value="9.6648517422327291" table:style-name="ce15">
            <text:p><text:s/>9.66<text:s/></text:p>
          </table:table-cell>
          <table:table-cell office:value-type="float" office:value="9.6990958791806356" table:style-name="ce15">
            <text:p><text:s/>9.70<text:s/></text:p>
          </table:table-cell>
          <table:table-cell office:value-type="float" office:value="9.7062119756644254" table:style-name="ce15">
            <text:p><text:s/>9.71<text:s/></text:p>
          </table:table-cell>
          <table:table-cell office:value-type="float" office:value="9.7328961527776059" table:style-name="ce15">
            <text:p><text:s/>9.73<text:s/></text:p>
          </table:table-cell>
          <table:table-cell office:value-type="float" office:value="9.7702533964071847" table:style-name="ce15">
            <text:p><text:s/>9.77<text:s/></text:p>
          </table:table-cell>
          <table:table-cell office:value-type="float" office:value="9.8834365104778179" table:style-name="ce15">
            <text:p><text:s/>9.88<text:s/></text:p>
          </table:table-cell>
          <table:table-cell office:value-type="float" office:value="10.005536889246651" table:style-name="ce15">
            <text:p><text:s/>10.01<text:s/></text:p>
          </table:table-cell>
          <table:table-cell office:value-type="float" office:value="10.077160836983833" table:style-name="ce15">
            <text:p><text:s/>10.08<text:s/></text:p>
          </table:table-cell>
          <table:table-cell office:value-type="float" office:value="10.180560805852659" table:style-name="ce15">
            <text:p><text:s/>10.18<text:s/></text:p>
          </table:table-cell>
          <table:table-cell office:value-type="float" office:value="10.270596004989873" table:style-name="ce15">
            <text:p><text:s/>10.27<text:s/></text:p>
          </table:table-cell>
          <table:table-cell office:value-type="float" office:value="10.386448185612538" table:style-name="ce15">
            <text:p><text:s/>10.39<text:s/></text:p>
          </table:table-cell>
          <table:table-cell office:value-type="float" office:value="10.4660548663475" table:style-name="ce15">
            <text:p><text:s/>10.47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5UF</text:p>
          </table:table-cell>
          <table:table-cell office:value-type="string" table:style-name="ce12">
            <text:p>E07000227</text:p>
          </table:table-cell>
          <table:table-cell table:number-columns-repeated="2" table:style-name="ce14"/>
          <table:table-cell office:value-type="string" table:style-name="ce16">
            <text:p>Horsham</text:p>
          </table:table-cell>
          <table:table-cell office:value-type="float" office:value="1.065794943108499" table:style-name="ce15">
            <text:p><text:s/>1.07<text:s/></text:p>
          </table:table-cell>
          <table:table-cell office:value-type="float" office:value="1.0700720086340179" table:style-name="ce15">
            <text:p><text:s/>1.07<text:s/></text:p>
          </table:table-cell>
          <table:table-cell office:value-type="float" office:value="1.0785544539311307" table:style-name="ce15">
            <text:p><text:s/>1.08<text:s/></text:p>
          </table:table-cell>
          <table:table-cell office:value-type="float" office:value="1.0934864351127931" table:style-name="ce15">
            <text:p><text:s/>1.09<text:s/></text:p>
          </table:table-cell>
          <table:table-cell office:value-type="float" office:value="1.1089464605811474" table:style-name="ce15">
            <text:p><text:s/>1.11<text:s/></text:p>
          </table:table-cell>
          <table:table-cell office:value-type="float" office:value="1.1311576780849186" table:style-name="ce15">
            <text:p><text:s/>1.13<text:s/></text:p>
          </table:table-cell>
          <table:table-cell office:value-type="float" office:value="1.1455234878913825" table:style-name="ce15">
            <text:p><text:s/>1.15<text:s/></text:p>
          </table:table-cell>
          <table:table-cell office:value-type="float" office:value="1.166226325784363" table:style-name="ce15">
            <text:p><text:s/>1.17<text:s/></text:p>
          </table:table-cell>
          <table:table-cell office:value-type="float" office:value="1.1918323257037111" table:style-name="ce15">
            <text:p><text:s/>1.19<text:s/></text:p>
          </table:table-cell>
          <table:table-cell office:value-type="float" office:value="1.2091792485724959" table:style-name="ce15">
            <text:p><text:s/>1.21<text:s/></text:p>
          </table:table-cell>
          <table:table-cell office:value-type="float" office:value="1.2230738289129848" table:style-name="ce15">
            <text:p><text:s/>1.22<text:s/></text:p>
          </table:table-cell>
          <table:table-cell office:value-type="float" office:value="1.2355955462665198" table:style-name="ce15">
            <text:p><text:s/>1.24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5UG</text:p>
          </table:table-cell>
          <table:table-cell office:value-type="string" table:style-name="ce12">
            <text:p>E07000228</text:p>
          </table:table-cell>
          <table:table-cell table:number-columns-repeated="2" table:style-name="ce14"/>
          <table:table-cell office:value-type="string" table:style-name="ce16">
            <text:p>Mid Sussex</text:p>
          </table:table-cell>
          <table:table-cell office:value-type="float" office:value="1.7576905345056621" table:style-name="ce15">
            <text:p><text:s/>1.76<text:s/></text:p>
          </table:table-cell>
          <table:table-cell office:value-type="float" office:value="1.7792365536786374" table:style-name="ce15">
            <text:p><text:s/>1.78<text:s/></text:p>
          </table:table-cell>
          <table:table-cell office:value-type="float" office:value="1.7938370834558637" table:style-name="ce15">
            <text:p><text:s/>1.79<text:s/></text:p>
          </table:table-cell>
          <table:table-cell office:value-type="float" office:value="1.8112217847288929" table:style-name="ce15">
            <text:p><text:s/>1.81<text:s/></text:p>
          </table:table-cell>
          <table:table-cell office:value-type="float" office:value="1.8281574288620619" table:style-name="ce15">
            <text:p><text:s/>1.83<text:s/></text:p>
          </table:table-cell>
          <table:table-cell office:value-type="float" office:value="1.8529667466197568" table:style-name="ce15">
            <text:p><text:s/>1.85<text:s/></text:p>
          </table:table-cell>
          <table:table-cell office:value-type="float" office:value="1.8812176413213924" table:style-name="ce15">
            <text:p><text:s/>1.88<text:s/></text:p>
          </table:table-cell>
          <table:table-cell office:value-type="float" office:value="1.8979137764520129" table:style-name="ce15">
            <text:p><text:s/>1.90<text:s/></text:p>
          </table:table-cell>
          <table:table-cell office:value-type="float" office:value="1.9161367232944164" table:style-name="ce15">
            <text:p><text:s/>1.92<text:s/></text:p>
          </table:table-cell>
          <table:table-cell office:value-type="float" office:value="1.9458257267174686" table:style-name="ce15">
            <text:p><text:s/>1.95<text:s/></text:p>
          </table:table-cell>
          <table:table-cell office:value-type="float" office:value="1.977011604367759" table:style-name="ce15">
            <text:p><text:s/>1.98<text:s/></text:p>
          </table:table-cell>
          <table:table-cell office:value-type="float" office:value="2.0106014620269952" table:style-name="ce15">
            <text:p><text:s/>2.01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45UH</text:p>
          </table:table-cell>
          <table:table-cell office:value-type="string" table:style-name="ce12">
            <text:p>E07000229</text:p>
          </table:table-cell>
          <table:table-cell table:number-columns-repeated="2" table:style-name="ce14"/>
          <table:table-cell office:value-type="string" table:style-name="ce16">
            <text:p>Worthing</text:p>
          </table:table-cell>
          <table:table-cell office:value-type="float" office:value="14.872417860298953" table:style-name="ce15">
            <text:p><text:s/>14.87<text:s/></text:p>
          </table:table-cell>
          <table:table-cell office:value-type="float" office:value="14.920965402195604" table:style-name="ce15">
            <text:p><text:s/>14.92<text:s/></text:p>
          </table:table-cell>
          <table:table-cell office:value-type="float" office:value="14.978440519964185" table:style-name="ce15">
            <text:p><text:s/>14.98<text:s/></text:p>
          </table:table-cell>
          <table:table-cell office:value-type="float" office:value="15.058388501134509" table:style-name="ce15">
            <text:p><text:s/>15.06<text:s/></text:p>
          </table:table-cell>
          <table:table-cell office:value-type="float" office:value="15.170968311353951" table:style-name="ce15">
            <text:p><text:s/>15.17<text:s/></text:p>
          </table:table-cell>
          <table:table-cell office:value-type="float" office:value="15.322655124432021" table:style-name="ce15">
            <text:p><text:s/>15.32<text:s/></text:p>
          </table:table-cell>
          <table:table-cell office:value-type="float" office:value="15.415969693987995" table:style-name="ce15">
            <text:p><text:s/>15.42<text:s/></text:p>
          </table:table-cell>
          <table:table-cell office:value-type="float" office:value="15.56865108527537" table:style-name="ce15">
            <text:p><text:s/>15.57<text:s/></text:p>
          </table:table-cell>
          <table:table-cell office:value-type="float" office:value="15.662957348478093" table:style-name="ce15">
            <text:p><text:s/>15.66<text:s/></text:p>
          </table:table-cell>
          <table:table-cell office:value-type="float" office:value="15.789630668277939" table:style-name="ce15">
            <text:p><text:s/>15.79<text:s/></text:p>
          </table:table-cell>
          <table:table-cell office:value-type="float" office:value="15.827052756842521" table:style-name="ce15">
            <text:p><text:s/>15.83<text:s/></text:p>
          </table:table-cell>
          <table:table-cell office:value-type="float" office:value="15.902696419840778" table:style-name="ce15">
            <text:p><text:s/>15.90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table:style-name="ce12"/>
          <table:table-cell office:value-type="string" table:style-name="ce12">
            <text:p>E12000009</text:p>
          </table:table-cell>
          <table:table-cell office:value-type="string" table:style-name="ce13">
            <text:p>SOUTH WEST</text:p>
          </table:table-cell>
          <table:table-cell table:number-columns-repeated="2" table:style-name="ce14"/>
          <table:table-cell office:value-type="float" office:value="1.0073625027245499" table:style-name="ce15">
            <text:p><text:s/>1.01<text:s/></text:p>
          </table:table-cell>
          <table:table-cell office:value-type="float" office:value="1.0151498397328347" table:style-name="ce15">
            <text:p><text:s/>1.02<text:s/></text:p>
          </table:table-cell>
          <table:table-cell office:value-type="float" office:value="1.0222154119417262" table:style-name="ce15">
            <text:p><text:s/>1.02<text:s/></text:p>
          </table:table-cell>
          <table:table-cell office:value-type="float" office:value="1.0305557720655454" table:style-name="ce15">
            <text:p><text:s/>1.03<text:s/></text:p>
          </table:table-cell>
          <table:table-cell office:value-type="float" office:value="1.0401496364020517" table:style-name="ce15">
            <text:p><text:s/>1.04<text:s/></text:p>
          </table:table-cell>
          <table:table-cell office:value-type="float" office:value="1.0500895715934755" table:style-name="ce15">
            <text:p><text:s/>1.05<text:s/></text:p>
          </table:table-cell>
          <table:table-cell office:value-type="float" office:value="1.0609249287174374" table:style-name="ce15">
            <text:p><text:s/>1.06<text:s/></text:p>
          </table:table-cell>
          <table:table-cell office:value-type="float" office:value="1.0723745841640278" table:style-name="ce15">
            <text:p><text:s/>1.07<text:s/></text:p>
          </table:table-cell>
          <table:table-cell office:value-type="float" office:value="1.0837018701335339" table:style-name="ce15">
            <text:p><text:s/>1.08<text:s/></text:p>
          </table:table-cell>
          <table:table-cell office:value-type="float" office:value="1.0941422557149751" table:style-name="ce15">
            <text:p><text:s/>1.09<text:s/></text:p>
          </table:table-cell>
          <table:table-cell office:value-type="float" office:value="1.103723393878556" table:style-name="ce15">
            <text:p><text:s/>1.10<text:s/></text:p>
          </table:table-cell>
          <table:table-cell office:value-type="float" office:value="1.1139108075833113" table:style-name="ce15">
            <text:p><text:s/>1.11<text:s/></text:p>
          </table:table-cell>
          <table:table-cell table:number-columns-repeated="16367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/>
        </table:table-row>
        <table:table-row table:style-name="ro2">
          <table:table-cell office:value-type="string" table:style-name="ce12">
            <text:p>00HA</text:p>
          </table:table-cell>
          <table:table-cell office:value-type="string" table:style-name="ce12">
            <text:p>E06000022</text:p>
          </table:table-cell>
          <table:table-cell table:style-name="ce14"/>
          <table:table-cell office:value-type="string" table:style-name="ce13">
            <text:p>Bath and North East Somerset UA</text:p>
          </table:table-cell>
          <table:table-cell table:style-name="ce14"/>
          <table:table-cell office:value-type="float" office:value="2.1961836372798818" table:style-name="ce15">
            <text:p><text:s/>2.20<text:s/></text:p>
          </table:table-cell>
          <table:table-cell office:value-type="float" office:value="2.2098354752137332" table:style-name="ce15">
            <text:p><text:s/>2.21<text:s/></text:p>
          </table:table-cell>
          <table:table-cell office:value-type="float" office:value="2.2251174146107435" table:style-name="ce15">
            <text:p><text:s/>2.23<text:s/></text:p>
          </table:table-cell>
          <table:table-cell office:value-type="float" office:value="2.24122134770287" table:style-name="ce15">
            <text:p><text:s/>2.24<text:s/></text:p>
          </table:table-cell>
          <table:table-cell office:value-type="float" office:value="2.2597249618172142" table:style-name="ce15">
            <text:p><text:s/>2.26<text:s/></text:p>
          </table:table-cell>
          <table:table-cell office:value-type="float" office:value="2.2833747351670417" table:style-name="ce15">
            <text:p><text:s/>2.28<text:s/></text:p>
          </table:table-cell>
          <table:table-cell office:value-type="float" office:value="2.3088158677640074" table:style-name="ce15">
            <text:p><text:s/>2.31<text:s/></text:p>
          </table:table-cell>
          <table:table-cell office:value-type="float" office:value="2.3450713631892808" table:style-name="ce15">
            <text:p><text:s/>2.35<text:s/></text:p>
          </table:table-cell>
          <table:table-cell office:value-type="float" office:value="2.3753999235569938" table:style-name="ce15">
            <text:p><text:s/>2.38<text:s/></text:p>
          </table:table-cell>
          <table:table-cell office:value-type="float" office:value="2.409400292472561" table:style-name="ce15">
            <text:p><text:s/>2.41<text:s/></text:p>
          </table:table-cell>
          <table:table-cell office:value-type="float" office:value="2.4317491744213142" table:style-name="ce15">
            <text:p><text:s/>2.43<text:s/></text:p>
          </table:table-cell>
          <table:table-cell office:value-type="float" office:value="2.4477085312592335" table:style-name="ce15">
            <text:p><text:s/>2.45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HN</text:p>
          </table:table-cell>
          <table:table-cell office:value-type="string" table:style-name="ce12">
            <text:p>E06000028</text:p>
          </table:table-cell>
          <table:table-cell table:style-name="ce14"/>
          <table:table-cell office:value-type="string" table:style-name="ce13">
            <text:p>Bournemouth UA</text:p>
          </table:table-cell>
          <table:table-cell table:style-name="ce14"/>
          <table:table-cell office:value-type="float" office:value="18.489332269635316" table:style-name="ce15">
            <text:p><text:s/>18.49<text:s/></text:p>
          </table:table-cell>
          <table:table-cell office:value-type="float" office:value="18.609190118107083" table:style-name="ce15">
            <text:p><text:s/>18.61<text:s/></text:p>
          </table:table-cell>
          <table:table-cell office:value-type="float" office:value="18.747239453998098" table:style-name="ce15">
            <text:p><text:s/>18.75<text:s/></text:p>
          </table:table-cell>
          <table:table-cell office:value-type="float" office:value="18.832233012626528" table:style-name="ce15">
            <text:p><text:s/>18.83<text:s/></text:p>
          </table:table-cell>
          <table:table-cell office:value-type="float" office:value="19.040660586105016" table:style-name="ce15">
            <text:p><text:s/>19.04<text:s/></text:p>
          </table:table-cell>
          <table:table-cell office:value-type="float" office:value="19.196907290405751" table:style-name="ce15">
            <text:p><text:s/>19.20<text:s/></text:p>
          </table:table-cell>
          <table:table-cell office:value-type="float" office:value="19.322563292383236" table:style-name="ce15">
            <text:p><text:s/>19.32<text:s/></text:p>
          </table:table-cell>
          <table:table-cell office:value-type="float" office:value="19.459746863426663" table:style-name="ce15">
            <text:p><text:s/>19.46<text:s/></text:p>
          </table:table-cell>
          <table:table-cell office:value-type="float" office:value="19.602170152366998" table:style-name="ce15">
            <text:p><text:s/>19.60<text:s/></text:p>
          </table:table-cell>
          <table:table-cell table:number-columns-repeated="3" table:style-name="ce21"/>
          <table:table-cell table:number-columns-repeated="16367"/>
        </table:table-row>
        <table:table-row table:style-name="ro2">
          <table:table-cell office:value-type="string" table:style-name="ce12">
            <text:p>A0014</text:p>
          </table:table-cell>
          <table:table-cell office:value-type="string" table:style-name="ce12">
            <text:p>E06000058</text:p>
          </table:table-cell>
          <table:table-cell table:style-name="ce14"/>
          <table:table-cell office:value-type="string" table:style-name="ce13">
            <text:p>Bournemouth, Christchurch and Poole UA</text:p>
          </table:table-cell>
          <table:table-cell table:style-name="ce14"/>
          <table:table-cell table:number-columns-repeated="9" table:style-name="ce21"/>
          <table:table-cell office:value-type="float" office:value="11.441598419449361" table:style-name="ce15">
            <text:p><text:s/>11.44<text:s/></text:p>
          </table:table-cell>
          <table:table-cell office:value-type="float" office:value="11.49015148383323" table:style-name="ce15">
            <text:p><text:s/>11.49<text:s/></text:p>
          </table:table-cell>
          <table:table-cell office:value-type="float" office:value="11.533095864073632" table:style-name="ce15">
            <text:p><text:s/>11.53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HB</text:p>
          </table:table-cell>
          <table:table-cell office:value-type="string" table:style-name="ce12">
            <text:p>E06000023</text:p>
          </table:table-cell>
          <table:table-cell table:style-name="ce14"/>
          <table:table-cell office:value-type="string" table:style-name="ce13">
            <text:p>Bristol, City of UA</text:p>
          </table:table-cell>
          <table:table-cell table:style-name="ce14"/>
          <table:table-cell office:value-type="float" office:value="17.191722096128895" table:style-name="ce15">
            <text:p><text:s/>17.19<text:s/></text:p>
          </table:table-cell>
          <table:table-cell office:value-type="float" office:value="17.343971038483801" table:style-name="ce15">
            <text:p><text:s/>17.34<text:s/></text:p>
          </table:table-cell>
          <table:table-cell office:value-type="float" office:value="17.417029927442666" table:style-name="ce15">
            <text:p><text:s/>17.42<text:s/></text:p>
          </table:table-cell>
          <table:table-cell office:value-type="float" office:value="17.527402697809592" table:style-name="ce15">
            <text:p><text:s/>17.53<text:s/></text:p>
          </table:table-cell>
          <table:table-cell office:value-type="float" office:value="17.653011976481615" table:style-name="ce15">
            <text:p><text:s/>17.65<text:s/></text:p>
          </table:table-cell>
          <table:table-cell office:value-type="float" office:value="17.786382044654808" table:style-name="ce15">
            <text:p><text:s/>17.79<text:s/></text:p>
          </table:table-cell>
          <table:table-cell office:value-type="float" office:value="17.946455837323757" table:style-name="ce15">
            <text:p><text:s/>17.95<text:s/></text:p>
          </table:table-cell>
          <table:table-cell office:value-type="float" office:value="18.088916965435764" table:style-name="ce15">
            <text:p><text:s/>18.09<text:s/></text:p>
          </table:table-cell>
          <table:table-cell office:value-type="float" office:value="18.231544786595929" table:style-name="ce15">
            <text:p><text:s/>18.23<text:s/></text:p>
          </table:table-cell>
          <table:table-cell office:value-type="float" office:value="18.345066859678088" table:style-name="ce15">
            <text:p><text:s/>18.35<text:s/></text:p>
          </table:table-cell>
          <table:table-cell office:value-type="float" office:value="18.49379710303511" table:style-name="ce15">
            <text:p><text:s/>18.49<text:s/></text:p>
          </table:table-cell>
          <table:table-cell office:value-type="float" office:value="18.717292883423834" table:style-name="ce15">
            <text:p><text:s/>18.72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HC</text:p>
          </table:table-cell>
          <table:table-cell office:value-type="string" table:style-name="ce12">
            <text:p>E06000024</text:p>
          </table:table-cell>
          <table:table-cell table:style-name="ce14"/>
          <table:table-cell office:value-type="string" table:style-name="ce13">
            <text:p>North Somerset UA</text:p>
          </table:table-cell>
          <table:table-cell table:style-name="ce14"/>
          <table:table-cell office:value-type="float" office:value="2.4531156255238717" table:style-name="ce15">
            <text:p><text:s/>2.45<text:s/></text:p>
          </table:table-cell>
          <table:table-cell office:value-type="float" office:value="2.4693227649871115" table:style-name="ce15">
            <text:p><text:s/>2.47<text:s/></text:p>
          </table:table-cell>
          <table:table-cell office:value-type="float" office:value="2.4858348498311909" table:style-name="ce15">
            <text:p><text:s/>2.49<text:s/></text:p>
          </table:table-cell>
          <table:table-cell office:value-type="float" office:value="2.5086499094490127" table:style-name="ce15">
            <text:p><text:s/>2.51<text:s/></text:p>
          </table:table-cell>
          <table:table-cell office:value-type="float" office:value="2.5291106886580876" table:style-name="ce15">
            <text:p><text:s/>2.53<text:s/></text:p>
          </table:table-cell>
          <table:table-cell office:value-type="float" office:value="2.5467624321039479" table:style-name="ce15">
            <text:p><text:s/>2.55<text:s/></text:p>
          </table:table-cell>
          <table:table-cell office:value-type="float" office:value="2.5722343767433014" table:style-name="ce15">
            <text:p><text:s/>2.57<text:s/></text:p>
          </table:table-cell>
          <table:table-cell office:value-type="float" office:value="2.5977539657971156" table:style-name="ce15">
            <text:p><text:s/>2.60<text:s/></text:p>
          </table:table-cell>
          <table:table-cell office:value-type="float" office:value="2.6196882907146208" table:style-name="ce15">
            <text:p><text:s/>2.62<text:s/></text:p>
          </table:table-cell>
          <table:table-cell office:value-type="float" office:value="2.6455865727454562" table:style-name="ce15">
            <text:p><text:s/>2.65<text:s/></text:p>
          </table:table-cell>
          <table:table-cell office:value-type="float" office:value="2.6736363991487342" table:style-name="ce15">
            <text:p><text:s/>2.67<text:s/></text:p>
          </table:table-cell>
          <table:table-cell office:value-type="float" office:value="2.7008471451726743" table:style-name="ce15">
            <text:p><text:s/>2.7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HG</text:p>
          </table:table-cell>
          <table:table-cell office:value-type="string" table:style-name="ce12">
            <text:p>E06000026</text:p>
          </table:table-cell>
          <table:table-cell table:style-name="ce14"/>
          <table:table-cell office:value-type="string" table:style-name="ce13">
            <text:p>Plymouth UA</text:p>
          </table:table-cell>
          <table:table-cell table:style-name="ce14"/>
          <table:table-cell office:value-type="float" office:value="14.17290947047025" table:style-name="ce15">
            <text:p><text:s/>14.17<text:s/></text:p>
          </table:table-cell>
          <table:table-cell office:value-type="float" office:value="14.230661523265136" table:style-name="ce15">
            <text:p><text:s/>14.23<text:s/></text:p>
          </table:table-cell>
          <table:table-cell office:value-type="float" office:value="14.322490130101892" table:style-name="ce15">
            <text:p><text:s/>14.32<text:s/></text:p>
          </table:table-cell>
          <table:table-cell office:value-type="float" office:value="14.415821537755273" table:style-name="ce15">
            <text:p><text:s/>14.42<text:s/></text:p>
          </table:table-cell>
          <table:table-cell office:value-type="float" office:value="14.511669274847161" table:style-name="ce15">
            <text:p><text:s/>14.51<text:s/></text:p>
          </table:table-cell>
          <table:table-cell office:value-type="float" office:value="14.6623194922674" table:style-name="ce15">
            <text:p><text:s/>14.66<text:s/></text:p>
          </table:table-cell>
          <table:table-cell office:value-type="float" office:value="14.73913381151494" table:style-name="ce15">
            <text:p><text:s/>14.74<text:s/></text:p>
          </table:table-cell>
          <table:table-cell office:value-type="float" office:value="14.932018208647856" table:style-name="ce15">
            <text:p><text:s/>14.93<text:s/></text:p>
          </table:table-cell>
          <table:table-cell office:value-type="float" office:value="15.050244143193927" table:style-name="ce15">
            <text:p><text:s/>15.05<text:s/></text:p>
          </table:table-cell>
          <table:table-cell office:value-type="float" office:value="15.142974864025788" table:style-name="ce15">
            <text:p><text:s/>15.14<text:s/></text:p>
          </table:table-cell>
          <table:table-cell office:value-type="float" office:value="15.219593811874057" table:style-name="ce15">
            <text:p><text:s/>15.22<text:s/></text:p>
          </table:table-cell>
          <table:table-cell office:value-type="float" office:value="15.262048573757948" table:style-name="ce15">
            <text:p><text:s/>15.26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HP</text:p>
          </table:table-cell>
          <table:table-cell office:value-type="string" table:style-name="ce12">
            <text:p>E06000029</text:p>
          </table:table-cell>
          <table:table-cell table:style-name="ce14"/>
          <table:table-cell office:value-type="string" table:style-name="ce13">
            <text:p>Poole UA</text:p>
          </table:table-cell>
          <table:table-cell table:style-name="ce14"/>
          <table:table-cell office:value-type="float" office:value="10.270286348284188" table:style-name="ce15">
            <text:p><text:s/>10.27<text:s/></text:p>
          </table:table-cell>
          <table:table-cell office:value-type="float" office:value="10.298983759573259" table:style-name="ce15">
            <text:p><text:s/>10.30<text:s/></text:p>
          </table:table-cell>
          <table:table-cell office:value-type="float" office:value="10.330924320657919" table:style-name="ce15">
            <text:p><text:s/>10.33<text:s/></text:p>
          </table:table-cell>
          <table:table-cell office:value-type="float" office:value="10.358077212714649" table:style-name="ce15">
            <text:p><text:s/>10.36<text:s/></text:p>
          </table:table-cell>
          <table:table-cell office:value-type="float" office:value="10.404225859450559" table:style-name="ce15">
            <text:p><text:s/>10.40<text:s/></text:p>
          </table:table-cell>
          <table:table-cell office:value-type="float" office:value="10.453366590241636" table:style-name="ce15">
            <text:p><text:s/>10.45<text:s/></text:p>
          </table:table-cell>
          <table:table-cell office:value-type="float" office:value="10.550139481844905" table:style-name="ce15">
            <text:p><text:s/>10.55<text:s/></text:p>
          </table:table-cell>
          <table:table-cell office:value-type="float" office:value="10.597357708423118" table:style-name="ce15">
            <text:p><text:s/>10.60<text:s/></text:p>
          </table:table-cell>
          <table:table-cell office:value-type="float" office:value="10.662949262488137" table:style-name="ce15">
            <text:p><text:s/>10.66<text:s/></text:p>
          </table:table-cell>
          <table:table-cell table:number-columns-repeated="3" table:style-name="ce15"/>
          <table:table-cell table:number-columns-repeated="16367"/>
        </table:table-row>
        <table:table-row table:style-name="ro2">
          <table:table-cell office:value-type="string" table:style-name="ce12">
            <text:p>00HD</text:p>
          </table:table-cell>
          <table:table-cell office:value-type="string" table:style-name="ce12">
            <text:p>E06000025</text:p>
          </table:table-cell>
          <table:table-cell table:style-name="ce14"/>
          <table:table-cell office:value-type="string" table:style-name="ce13">
            <text:p>South Gloucestershire UA</text:p>
          </table:table-cell>
          <table:table-cell table:style-name="ce14"/>
          <table:table-cell office:value-type="float" office:value="2.2131765436947646" table:style-name="ce15">
            <text:p><text:s/>2.21<text:s/></text:p>
          </table:table-cell>
          <table:table-cell office:value-type="float" office:value="2.2305484869213381" table:style-name="ce15">
            <text:p><text:s/>2.23<text:s/></text:p>
          </table:table-cell>
          <table:table-cell office:value-type="float" office:value="2.245925576652529" table:style-name="ce15">
            <text:p><text:s/>2.25<text:s/></text:p>
          </table:table-cell>
          <table:table-cell office:value-type="float" office:value="2.2667486986562757" table:style-name="ce15">
            <text:p><text:s/>2.27<text:s/></text:p>
          </table:table-cell>
          <table:table-cell office:value-type="float" office:value="2.290177651772594" table:style-name="ce15">
            <text:p><text:s/>2.29<text:s/></text:p>
          </table:table-cell>
          <table:table-cell office:value-type="float" office:value="2.3112523372610321" table:style-name="ce15">
            <text:p><text:s/>2.31<text:s/></text:p>
          </table:table-cell>
          <table:table-cell office:value-type="float" office:value="2.3428600980425891" table:style-name="ce15">
            <text:p><text:s/>2.34<text:s/></text:p>
          </table:table-cell>
          <table:table-cell office:value-type="float" office:value="2.3738352135125798" table:style-name="ce15">
            <text:p><text:s/>2.37<text:s/></text:p>
          </table:table-cell>
          <table:table-cell office:value-type="float" office:value="2.4042871346720265" table:style-name="ce15">
            <text:p><text:s/>2.40<text:s/></text:p>
          </table:table-cell>
          <table:table-cell office:value-type="float" office:value="2.4331189892396057" table:style-name="ce15">
            <text:p><text:s/>2.43<text:s/></text:p>
          </table:table-cell>
          <table:table-cell office:value-type="float" office:value="2.4648587226899141" table:style-name="ce15">
            <text:p><text:s/>2.46<text:s/></text:p>
          </table:table-cell>
          <table:table-cell office:value-type="float" office:value="2.4981953554847913" table:style-name="ce15">
            <text:p><text:s/>2.50<text:s/>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00HX</text:p>
          </table:table-cell>
          <table:table-cell office:value-type="string" table:style-name="ce12">
            <text:p>E06000030</text:p>
          </table:table-cell>
          <table:table-cell table:style-name="ce14"/>
          <table:table-cell office:value-type="string" table:style-name="ce13">
            <text:p>Swindon UA</text:p>
          </table:table-cell>
          <table:table-cell table:style-name="ce14"/>
          <table:table-cell office:value-type="float" office:value="3.960479191384259" table:style-name="ce15">
            <text:p><text:s/>3.96<text:s/></text:p>
          </table:table-cell>
          <table:table-cell office:value-type="float" office:value="3.9972989921556668" table:style-name="ce15">
            <text:p><text:s/>4.00<text:s/></text:p>
          </table:table-cell>
          <table:table-cell office:value-type="float" office:value="4.0215587613111907" table:style-name="ce15">
            <text:p><text:s/>4.02<text:s/></text:p>
          </table:table-cell>
          <table:table-cell office:value-type="float" office:value="4.0456446534593065" table:style-name="ce15">
            <text:p><text:s/>4.05<text:s/></text:p>
          </table:table-cell>
          <table:table-cell office:value-type="float" office:value="4.073685408987167" table:style-name="ce15">
            <text:p><text:s/>4.07<text:s/></text:p>
          </table:table-cell>
          <table:table-cell office:value-type="float" office:value="4.1345384091851392" table:style-name="ce15">
            <text:p><text:s/>4.13<text:s/></text:p>
          </table:table-cell>
          <table:table-cell office:value-type="float" office:value="4.2065649919250108" table:style-name="ce15">
            <text:p><text:s/>4.21<text:s/></text:p>
          </table:table-cell>
          <table:table-cell office:value-type="float" office:value="4.2401253057456714" table:style-name="ce15">
            <text:p><text:s/>4.24<text:s/></text:p>
          </table:table-cell>
          <table:table-cell office:value-type="float" office:value="4.287158421022438" table:style-name="ce15">
            <text:p><text:s/>4.29<text:s/></text:p>
          </table:table-cell>
          <table:table-cell office:value-type="float" office:value="4.3167619396131913" table:style-name="ce15">
            <text:p><text:s/>4.32<text:s/></text:p>
          </table:table-cell>
          <table:table-cell office:value-type="float" office:value="4.339587462998705" table:style-name="ce15">
            <text:p><text:s/>4.34<text:s/></text:p>
          </table:table-cell>
          <table:table-cell office:value-type="float" office:value="4.387350696434881" table:style-name="ce15">
            <text:p><text:s/>4.39<text:s/></text:p>
          </table:table-cell>
          <table:table-cell table:number-columns-repeated="16367" table:style-name="ce5"/>
        </table:table-row>
        <table:table-row table:style-name="ro2">
          <table:table-cell office:value-type="string" table:style-name="ce12">
            <text:p>00HH</text:p>
          </table:table-cell>
          <table:table-cell office:value-type="string" table:style-name="ce12">
            <text:p>E06000027</text:p>
          </table:table-cell>
          <table:table-cell table:style-name="ce14"/>
          <table:table-cell office:value-type="string" table:style-name="ce13">
            <text:p>Torbay UA</text:p>
          </table:table-cell>
          <table:table-cell table:style-name="ce14"/>
          <table:table-cell office:value-type="float" office:value="10.17098257120105" table:style-name="ce15">
            <text:p><text:s/>10.17<text:s/></text:p>
          </table:table-cell>
          <table:table-cell office:value-type="float" office:value="10.243918331874955" table:style-name="ce15">
            <text:p><text:s/>10.24<text:s/></text:p>
          </table:table-cell>
          <table:table-cell office:value-type="float" office:value="10.315423197350604" table:style-name="ce15">
            <text:p><text:s/>10.32<text:s/></text:p>
          </table:table-cell>
          <table:table-cell office:value-type="float" office:value="10.411255988426776" table:style-name="ce15">
            <text:p><text:s/>10.41<text:s/></text:p>
          </table:table-cell>
          <table:table-cell office:value-type="float" office:value="10.490149203772891" table:style-name="ce15">
            <text:p><text:s/>10.49<text:s/></text:p>
          </table:table-cell>
          <table:table-cell office:value-type="float" office:value="10.586939930677012" table:style-name="ce15">
            <text:p><text:s/>10.59<text:s/></text:p>
          </table:table-cell>
          <table:table-cell office:value-type="float" office:value="10.671193016488845" table:style-name="ce15">
            <text:p><text:s/>10.67<text:s/></text:p>
          </table:table-cell>
          <table:table-cell office:value-type="float" office:value="10.76893355170056" table:style-name="ce15">
            <text:p><text:s/>10.77<text:s/></text:p>
          </table:table-cell>
          <table:table-cell office:value-type="float" office:value="10.88527770269196" table:style-name="ce15">
            <text:p><text:s/>10.89<text:s/></text:p>
          </table:table-cell>
          <table:table-cell office:value-type="float" office:value="10.947831576470065" table:style-name="ce15">
            <text:p><text:s/>10.95<text:s/></text:p>
          </table:table-cell>
          <table:table-cell office:value-type="float" office:value="11.02109031003376" table:style-name="ce15">
            <text:p><text:s/>11.02<text:s/></text:p>
          </table:table-cell>
          <table:table-cell office:value-type="float" office:value="11.070703344268344" table:style-name="ce15">
            <text:p><text:s/>11.07<text:s/></text:p>
          </table:table-cell>
          <table:table-cell table:number-columns-repeated="16367" table:style-name="ce5"/>
        </table:table-row>
        <table:table-row table:style-name="ro2">
          <table:table-cell office:value-type="string" table:style-name="ce12">
            <text:p>00HE</text:p>
          </table:table-cell>
          <table:table-cell office:value-type="string" table:style-name="ce12">
            <text:p>E06000052</text:p>
          </table:table-cell>
          <table:table-cell table:style-name="ce14"/>
          <table:table-cell office:value-type="string" table:style-name="ce13">
            <text:p>Cornwall UA</text:p>
          </table:table-cell>
          <table:table-cell table:style-name="ce14"/>
          <table:table-cell office:value-type="float" office:value="0.73003445400091438" table:style-name="ce15">
            <text:p><text:s/>0.73<text:s/></text:p>
          </table:table-cell>
          <table:table-cell office:value-type="float" office:value="0.73654995457121952" table:style-name="ce15">
            <text:p><text:s/>0.74<text:s/></text:p>
          </table:table-cell>
          <table:table-cell office:value-type="float" office:value="0.74279082553293541" table:style-name="ce15">
            <text:p><text:s/>0.74<text:s/></text:p>
          </table:table-cell>
          <table:table-cell office:value-type="float" office:value="0.74833170770496305" table:style-name="ce15">
            <text:p><text:s/>0.75<text:s/></text:p>
          </table:table-cell>
          <table:table-cell office:value-type="float" office:value="0.75577039379345257" table:style-name="ce15">
            <text:p><text:s/>0.76<text:s/></text:p>
          </table:table-cell>
          <table:table-cell office:value-type="float" office:value="0.76291300408632845" table:style-name="ce15">
            <text:p><text:s/>0.76<text:s/></text:p>
          </table:table-cell>
          <table:table-cell office:value-type="float" office:value="0.77144327614675157" table:style-name="ce15">
            <text:p><text:s/>0.77<text:s/></text:p>
          </table:table-cell>
          <table:table-cell office:value-type="float" office:value="0.78092693306110128" table:style-name="ce15">
            <text:p><text:s/>0.78<text:s/></text:p>
          </table:table-cell>
          <table:table-cell office:value-type="float" office:value="0.78951398172055676" table:style-name="ce15">
            <text:p><text:s/>0.79<text:s/></text:p>
          </table:table-cell>
          <table:table-cell office:value-type="float" office:value="0.79802523136839887" table:style-name="ce15">
            <text:p><text:s/>0.80<text:s/></text:p>
          </table:table-cell>
          <table:table-cell office:value-type="float" office:value="0.80535833755473252" table:style-name="ce15">
            <text:p><text:s/>0.81<text:s/></text:p>
          </table:table-cell>
          <table:table-cell office:value-type="float" office:value="0.81305133233046611" table:style-name="ce15">
            <text:p><text:s/>0.81<text:s/></text:p>
          </table:table-cell>
          <table:table-cell table:number-columns-repeated="16367" table:style-name="ce5"/>
        </table:table-row>
        <table:table-row table:style-name="ro2">
          <table:table-cell office:value-type="string" table:style-name="ce12">
            <text:p>00HY</text:p>
          </table:table-cell>
          <table:table-cell office:value-type="string" table:style-name="ce12">
            <text:p>E06000054</text:p>
          </table:table-cell>
          <table:table-cell table:style-name="ce14"/>
          <table:table-cell office:value-type="string" table:style-name="ce13">
            <text:p>Wiltshire UA</text:p>
          </table:table-cell>
          <table:table-cell table:style-name="ce5"/>
          <table:table-cell office:value-type="float" office:value="0.62049192702329425" table:style-name="ce15">
            <text:p><text:s/>0.62<text:s/></text:p>
          </table:table-cell>
          <table:table-cell office:value-type="float" office:value="0.6267432011413554" table:style-name="ce15">
            <text:p><text:s/>0.63<text:s/></text:p>
          </table:table-cell>
          <table:table-cell office:value-type="float" office:value="0.63285316882554177" table:style-name="ce15">
            <text:p><text:s/>0.63<text:s/></text:p>
          </table:table-cell>
          <table:table-cell office:value-type="float" office:value="0.64059091108214194" table:style-name="ce15">
            <text:p><text:s/>0.64<text:s/></text:p>
          </table:table-cell>
          <table:table-cell office:value-type="float" office:value="0.64799720783288306" table:style-name="ce15">
            <text:p><text:s/>0.65<text:s/></text:p>
          </table:table-cell>
          <table:table-cell office:value-type="float" office:value="0.65440514458390664" table:style-name="ce15">
            <text:p><text:s/>0.65<text:s/></text:p>
          </table:table-cell>
          <table:table-cell office:value-type="float" office:value="0.66402319316694014" table:style-name="ce15">
            <text:p><text:s/>0.66<text:s/></text:p>
          </table:table-cell>
          <table:table-cell office:value-type="float" office:value="0.6723695051020816" table:style-name="ce15">
            <text:p><text:s/>0.67<text:s/></text:p>
          </table:table-cell>
          <table:table-cell office:value-type="float" office:value="0.68155132641982719" table:style-name="ce15">
            <text:p><text:s/>0.68<text:s/></text:p>
          </table:table-cell>
          <table:table-cell office:value-type="float" office:value="0.68797157161560496" table:style-name="ce15">
            <text:p><text:s/>0.69<text:s/></text:p>
          </table:table-cell>
          <table:table-cell office:value-type="float" office:value="0.694566892900215" table:style-name="ce15">
            <text:p><text:s/>0.69<text:s/></text:p>
          </table:table-cell>
          <table:table-cell office:value-type="float" office:value="0.70026213252626512" table:style-name="ce15">
            <text:p><text:s/>0.70<text:s/></text:p>
          </table:table-cell>
          <table:table-cell table:number-columns-repeated="16367" table:style-name="ce5"/>
        </table:table-row>
        <table:table-row table:style-name="ro2">
          <table:table-cell office:value-type="string" table:style-name="ce12">
            <text:p>A0015</text:p>
          </table:table-cell>
          <table:table-cell office:value-type="string" table:style-name="ce12">
            <text:p>E06000059</text:p>
          </table:table-cell>
          <table:table-cell table:style-name="ce14"/>
          <table:table-cell office:value-type="string" table:style-name="ce13">
            <text:p>Dorset UA</text:p>
          </table:table-cell>
          <table:table-cell table:style-name="ce5"/>
          <table:table-cell table:number-columns-repeated="9" table:style-name="ce21"/>
          <table:table-cell office:value-type="float" office:value="0.73137917400337193" table:style-name="ce15">
            <text:p><text:s/>0.73<text:s/></text:p>
          </table:table-cell>
          <table:table-cell office:value-type="float" office:value="0.73694972401971304" table:style-name="ce15">
            <text:p><text:s/>0.74<text:s/></text:p>
          </table:table-cell>
          <table:table-cell office:value-type="float" office:value="0.74424812408436292" table:style-name="ce15">
            <text:p><text:s/>0.74<text:s/></text:p>
          </table:table-cell>
          <table:table-cell table:number-columns-repeated="16367" table:style-name="ce5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16367" table:style-name="ce5"/>
        </table:table-row>
        <table:table-row table:style-name="ro2">
          <table:table-cell table:style-name="ce12"/>
          <table:table-cell office:value-type="string" table:style-name="ce12">
            <text:p>E10000005</text:p>
          </table:table-cell>
          <table:table-cell table:style-name="ce14"/>
          <table:table-cell office:value-type="string" table:style-name="ce13">
            <text:p>Cornwall and the Isles of Scilly</text:p>
          </table:table-cell>
          <table:table-cell table:style-name="ce14"/>
          <table:table-cell table:number-columns-repeated="12" table:style-name="ce21"/>
          <table:table-cell table:number-columns-repeated="16367" table:style-name="ce5"/>
        </table:table-row>
        <table:table-row table:style-name="ro2">
          <table:table-cell office:value-type="string" table:style-name="ce12">
            <text:p>15UB</text:p>
          </table:table-cell>
          <table:table-cell office:value-type="string" table:style-name="ce12">
            <text:p>E07000019</text:p>
          </table:table-cell>
          <table:table-cell table:style-name="ce14"/>
          <table:table-cell table:style-name="ce20"/>
          <table:table-cell office:value-type="string" table:style-name="ce16">
            <text:p>Caradon</text:p>
          </table:table-cell>
          <table:table-cell table:number-columns-repeated="12" table:style-name="ce21"/>
          <table:table-cell table:number-columns-repeated="16367" table:style-name="ce5"/>
        </table:table-row>
        <table:table-row table:style-name="ro2">
          <table:table-cell office:value-type="string" table:style-name="ce12">
            <text:p>15UC</text:p>
          </table:table-cell>
          <table:table-cell office:value-type="string" table:style-name="ce12">
            <text:p>E07000020</text:p>
          </table:table-cell>
          <table:table-cell table:style-name="ce14"/>
          <table:table-cell table:style-name="ce20"/>
          <table:table-cell office:value-type="string" table:style-name="ce16">
            <text:p>Carrick</text:p>
          </table:table-cell>
          <table:table-cell table:number-columns-repeated="12" table:style-name="ce21"/>
          <table:table-cell table:number-columns-repeated="16367" table:style-name="ce5"/>
        </table:table-row>
        <table:table-row table:style-name="ro2">
          <table:table-cell office:value-type="string" table:style-name="ce12">
            <text:p>15UD</text:p>
          </table:table-cell>
          <table:table-cell office:value-type="string" table:style-name="ce12">
            <text:p>E07000021</text:p>
          </table:table-cell>
          <table:table-cell table:style-name="ce14"/>
          <table:table-cell table:style-name="ce20"/>
          <table:table-cell office:value-type="string" table:style-name="ce16">
            <text:p>Kerrier</text:p>
          </table:table-cell>
          <table:table-cell table:number-columns-repeated="12" table:style-name="ce21"/>
          <table:table-cell table:number-columns-repeated="16367" table:style-name="ce5"/>
        </table:table-row>
        <table:table-row table:style-name="ro2">
          <table:table-cell office:value-type="string" table:style-name="ce12">
            <text:p>15UE</text:p>
          </table:table-cell>
          <table:table-cell office:value-type="string" table:style-name="ce12">
            <text:p>E07000022</text:p>
          </table:table-cell>
          <table:table-cell table:style-name="ce14"/>
          <table:table-cell table:style-name="ce20"/>
          <table:table-cell office:value-type="string" table:style-name="ce16">
            <text:p>North Cornwall</text:p>
          </table:table-cell>
          <table:table-cell table:number-columns-repeated="12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5UF</text:p>
          </table:table-cell>
          <table:table-cell office:value-type="string" table:style-name="ce12">
            <text:p>E07000023</text:p>
          </table:table-cell>
          <table:table-cell table:style-name="ce14"/>
          <table:table-cell table:style-name="ce20"/>
          <table:table-cell office:value-type="string" table:style-name="ce16">
            <text:p>Penwith</text:p>
          </table:table-cell>
          <table:table-cell table:number-columns-repeated="12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5UG</text:p>
          </table:table-cell>
          <table:table-cell office:value-type="string" table:style-name="ce12">
            <text:p>E07000024</text:p>
          </table:table-cell>
          <table:table-cell table:style-name="ce14"/>
          <table:table-cell table:style-name="ce20"/>
          <table:table-cell office:value-type="string" table:style-name="ce16">
            <text:p>Restormel</text:p>
          </table:table-cell>
          <table:table-cell table:number-columns-repeated="12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00HF</text:p>
          </table:table-cell>
          <table:table-cell office:value-type="string" table:style-name="ce12">
            <text:p>E06000053</text:p>
          </table:table-cell>
          <table:table-cell table:style-name="ce2"/>
          <table:table-cell table:style-name="ce20"/>
          <table:table-cell office:value-type="string" table:style-name="ce16">
            <text:p>Isles of Scilly</text:p>
          </table:table-cell>
          <table:table-cell office:value-type="float" office:value="0.84765149846830357" table:style-name="ce15">
            <text:p><text:s/>0.85<text:s/></text:p>
          </table:table-cell>
          <table:table-cell office:value-type="float" office:value="0.8496057901196441" table:style-name="ce15">
            <text:p><text:s/>0.85<text:s/></text:p>
          </table:table-cell>
          <table:table-cell office:value-type="float" office:value="0.84362093047101516" table:style-name="ce15">
            <text:p><text:s/>0.84<text:s/></text:p>
          </table:table-cell>
          <table:table-cell office:value-type="float" office:value="0.83702531974110717" table:style-name="ce15">
            <text:p><text:s/>0.84<text:s/></text:p>
          </table:table-cell>
          <table:table-cell office:value-type="float" office:value="0.83042976053112327" table:style-name="ce15">
            <text:p><text:s/>0.83<text:s/></text:p>
          </table:table-cell>
          <table:table-cell office:value-type="float" office:value="0.8250532834189328" table:style-name="ce15">
            <text:p><text:s/>0.83<text:s/></text:p>
          </table:table-cell>
          <table:table-cell office:value-type="float" office:value="0.82092841053765553" table:style-name="ce15">
            <text:p><text:s/>0.82<text:s/></text:p>
          </table:table-cell>
          <table:table-cell office:value-type="float" office:value="0.81431789246890618" table:style-name="ce15">
            <text:p><text:s/>0.81<text:s/></text:p>
          </table:table-cell>
          <table:table-cell office:value-type="float" office:value="0.80770737440015661" table:style-name="ce15">
            <text:p><text:s/>0.81<text:s/></text:p>
          </table:table-cell>
          <table:table-cell office:value-type="float" office:value="0.80109685633140726" table:style-name="ce15">
            <text:p><text:s/>0.80<text:s/></text:p>
          </table:table-cell>
          <table:table-cell office:value-type="float" office:value="0.79545524185393779" table:style-name="ce15">
            <text:p><text:s/>0.80<text:s/></text:p>
          </table:table-cell>
          <table:table-cell office:value-type="float" office:value="0.79300391599306275" table:style-name="ce15">
            <text:p><text:s/>0.79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2" table:style-name="ce25"/>
          <table:table-cell table:number-columns-repeated="16365"/>
        </table:table-row>
        <table:table-row table:style-name="ro2">
          <table:table-cell table:style-name="ce12"/>
          <table:table-cell office:value-type="string" table:style-name="ce12">
            <text:p>E10000008</text:p>
          </table:table-cell>
          <table:table-cell table:style-name="ce14"/>
          <table:table-cell office:value-type="string" table:style-name="ce13">
            <text:p>Devon<text:s/></text:p>
          </table:table-cell>
          <table:table-cell table:style-name="ce14"/>
          <table:table-cell office:value-type="float" office:value="0.53216681567850888" table:style-name="ce15">
            <text:p><text:s/>0.53<text:s/></text:p>
          </table:table-cell>
          <table:table-cell office:value-type="float" office:value="0.53559723092256428" table:style-name="ce15">
            <text:p><text:s/>0.54<text:s/></text:p>
          </table:table-cell>
          <table:table-cell office:value-type="float" office:value="0.53887097086786773" table:style-name="ce15">
            <text:p><text:s/>0.54<text:s/></text:p>
          </table:table-cell>
          <table:table-cell office:value-type="float" office:value="0.54393904029139317" table:style-name="ce15">
            <text:p><text:s/>0.54<text:s/></text:p>
          </table:table-cell>
          <table:table-cell office:value-type="float" office:value="0.54972615739808317" table:style-name="ce15">
            <text:p><text:s/>0.55<text:s/></text:p>
          </table:table-cell>
          <table:table-cell office:value-type="float" office:value="0.55556798824344722" table:style-name="ce15">
            <text:p><text:s/>0.56<text:s/></text:p>
          </table:table-cell>
          <table:table-cell office:value-type="float" office:value="0.56080587736237253" table:style-name="ce15">
            <text:p><text:s/>0.56<text:s/></text:p>
          </table:table-cell>
          <table:table-cell office:value-type="float" office:value="0.56736836244182431" table:style-name="ce15">
            <text:p><text:s/>0.57<text:s/></text:p>
          </table:table-cell>
          <table:table-cell office:value-type="float" office:value="0.57386687306907158" table:style-name="ce15">
            <text:p><text:s/>0.57<text:s/></text:p>
          </table:table-cell>
          <table:table-cell office:value-type="float" office:value="0.581402943347335" table:style-name="ce15">
            <text:p><text:s/>0.58<text:s/></text:p>
          </table:table-cell>
          <table:table-cell office:value-type="float" office:value="0.5869441457050758" table:style-name="ce15">
            <text:p><text:s/>0.59<text:s/></text:p>
          </table:table-cell>
          <table:table-cell office:value-type="float" office:value="0.59324689302864131" table:style-name="ce15">
            <text:p><text:s/>0.59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8UB</text:p>
          </table:table-cell>
          <table:table-cell office:value-type="string" table:style-name="ce12">
            <text:p>E07000040</text:p>
          </table:table-cell>
          <table:table-cell table:style-name="ce14"/>
          <table:table-cell table:style-name="ce20"/>
          <table:table-cell office:value-type="string" table:style-name="ce16">
            <text:p>East Devon</text:p>
          </table:table-cell>
          <table:table-cell office:value-type="float" office:value="0.78442538784755389" table:style-name="ce15">
            <text:p><text:s/>0.78<text:s/></text:p>
          </table:table-cell>
          <table:table-cell office:value-type="float" office:value="0.78896756222681741" table:style-name="ce15">
            <text:p><text:s/>0.79<text:s/></text:p>
          </table:table-cell>
          <table:table-cell office:value-type="float" office:value="0.79519202903669395" table:style-name="ce15">
            <text:p><text:s/>0.80<text:s/></text:p>
          </table:table-cell>
          <table:table-cell office:value-type="float" office:value="0.80607042619055269" table:style-name="ce15">
            <text:p><text:s/>0.81<text:s/></text:p>
          </table:table-cell>
          <table:table-cell office:value-type="float" office:value="0.81989589143471087" table:style-name="ce15">
            <text:p><text:s/>0.82<text:s/></text:p>
          </table:table-cell>
          <table:table-cell office:value-type="float" office:value="0.83296003717243883" table:style-name="ce15">
            <text:p><text:s/>0.83<text:s/></text:p>
          </table:table-cell>
          <table:table-cell office:value-type="float" office:value="0.84230897457701526" table:style-name="ce15">
            <text:p><text:s/>0.84<text:s/></text:p>
          </table:table-cell>
          <table:table-cell office:value-type="float" office:value="0.8533960835088491" table:style-name="ce15">
            <text:p><text:s/>0.85<text:s/></text:p>
          </table:table-cell>
          <table:table-cell office:value-type="float" office:value="0.86525690798780286" table:style-name="ce15">
            <text:p><text:s/>0.87<text:s/></text:p>
          </table:table-cell>
          <table:table-cell office:value-type="float" office:value="0.87893313276680007" table:style-name="ce15">
            <text:p><text:s/>0.88<text:s/></text:p>
          </table:table-cell>
          <table:table-cell office:value-type="float" office:value="0.89007641069079113" table:style-name="ce15">
            <text:p><text:s/>0.89<text:s/></text:p>
          </table:table-cell>
          <table:table-cell office:value-type="float" office:value="0.90294205025727725" table:style-name="ce15">
            <text:p><text:s/>0.90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8UC</text:p>
          </table:table-cell>
          <table:table-cell office:value-type="string" table:style-name="ce12">
            <text:p>E07000041</text:p>
          </table:table-cell>
          <table:table-cell table:style-name="ce14"/>
          <table:table-cell table:style-name="ce20"/>
          <table:table-cell office:value-type="string" table:style-name="ce16">
            <text:p>Exeter</text:p>
          </table:table-cell>
          <table:table-cell office:value-type="float" office:value="10.780784431523537" table:style-name="ce15">
            <text:p><text:s/>10.78<text:s/></text:p>
          </table:table-cell>
          <table:table-cell office:value-type="float" office:value="10.876505682317001" table:style-name="ce15">
            <text:p><text:s/>10.88<text:s/></text:p>
          </table:table-cell>
          <table:table-cell office:value-type="float" office:value="10.896764225445356" table:style-name="ce15">
            <text:p><text:s/>10.90<text:s/></text:p>
          </table:table-cell>
          <table:table-cell office:value-type="float" office:value="10.98355700726891" table:style-name="ce15">
            <text:p><text:s/>10.98<text:s/></text:p>
          </table:table-cell>
          <table:table-cell office:value-type="float" office:value="11.105211774846552" table:style-name="ce15">
            <text:p><text:s/>11.11<text:s/></text:p>
          </table:table-cell>
          <table:table-cell office:value-type="float" office:value="11.212401419977468" table:style-name="ce15">
            <text:p><text:s/>11.21<text:s/></text:p>
          </table:table-cell>
          <table:table-cell office:value-type="float" office:value="11.276850377632426" table:style-name="ce15">
            <text:p><text:s/>11.28<text:s/></text:p>
          </table:table-cell>
          <table:table-cell office:value-type="float" office:value="11.395978147652148" table:style-name="ce15">
            <text:p><text:s/>11.40<text:s/></text:p>
          </table:table-cell>
          <table:table-cell office:value-type="float" office:value="11.535276236634568" table:style-name="ce15">
            <text:p><text:s/>11.54<text:s/></text:p>
          </table:table-cell>
          <table:table-cell office:value-type="float" office:value="11.748258141606653" table:style-name="ce15">
            <text:p><text:s/>11.75<text:s/></text:p>
          </table:table-cell>
          <table:table-cell office:value-type="float" office:value="11.827627777033619" table:style-name="ce15">
            <text:p><text:s/>11.83<text:s/></text:p>
          </table:table-cell>
          <table:table-cell office:value-type="float" office:value="11.980524312716602" table:style-name="ce15">
            <text:p><text:s/>11.98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8UD</text:p>
          </table:table-cell>
          <table:table-cell office:value-type="string" table:style-name="ce12">
            <text:p>E07000042</text:p>
          </table:table-cell>
          <table:table-cell table:style-name="ce14"/>
          <table:table-cell table:style-name="ce20"/>
          <table:table-cell office:value-type="string" table:style-name="ce16">
            <text:p>Mid Devon</text:p>
          </table:table-cell>
          <table:table-cell office:value-type="float" office:value="0.37213369843637911" table:style-name="ce15">
            <text:p><text:s/>0.37<text:s/></text:p>
          </table:table-cell>
          <table:table-cell office:value-type="float" office:value="0.37449321307812361" table:style-name="ce15">
            <text:p><text:s/>0.37<text:s/></text:p>
          </table:table-cell>
          <table:table-cell office:value-type="float" office:value="0.37792623649237922" table:style-name="ce15">
            <text:p><text:s/>0.38<text:s/></text:p>
          </table:table-cell>
          <table:table-cell office:value-type="float" office:value="0.38137021360346823" table:style-name="ce15">
            <text:p><text:s/>0.38<text:s/></text:p>
          </table:table-cell>
          <table:table-cell office:value-type="float" office:value="0.38478132956764821" table:style-name="ce15">
            <text:p><text:s/>0.38<text:s/></text:p>
          </table:table-cell>
          <table:table-cell office:value-type="float" office:value="0.38842249246547556" table:style-name="ce15">
            <text:p><text:s/>0.39<text:s/></text:p>
          </table:table-cell>
          <table:table-cell office:value-type="float" office:value="0.39177879495382728" table:style-name="ce15">
            <text:p><text:s/>0.39<text:s/></text:p>
          </table:table-cell>
          <table:table-cell office:value-type="float" office:value="0.39706311013818962" table:style-name="ce15">
            <text:p><text:s/>0.40<text:s/></text:p>
          </table:table-cell>
          <table:table-cell office:value-type="float" office:value="0.40158054932326487" table:style-name="ce15">
            <text:p><text:s/>0.40<text:s/></text:p>
          </table:table-cell>
          <table:table-cell office:value-type="float" office:value="0.40602135310217635" table:style-name="ce15">
            <text:p><text:s/>0.41<text:s/></text:p>
          </table:table-cell>
          <table:table-cell office:value-type="float" office:value="0.40971727612882847" table:style-name="ce15">
            <text:p><text:s/>0.41<text:s/></text:p>
          </table:table-cell>
          <table:table-cell office:value-type="float" office:value="0.41232304893620958" table:style-name="ce15">
            <text:p><text:s/>0.41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8UE</text:p>
          </table:table-cell>
          <table:table-cell office:value-type="string" table:style-name="ce12">
            <text:p>E07000043</text:p>
          </table:table-cell>
          <table:table-cell table:style-name="ce14"/>
          <table:table-cell table:style-name="ce20"/>
          <table:table-cell office:value-type="string" table:style-name="ce16">
            <text:p>North Devon</text:p>
          </table:table-cell>
          <table:table-cell office:value-type="float" office:value="0.40904880108177605" table:style-name="ce15">
            <text:p><text:s/>0.41<text:s/></text:p>
          </table:table-cell>
          <table:table-cell office:value-type="float" office:value="0.41041432469829353" table:style-name="ce15">
            <text:p><text:s/>0.41<text:s/></text:p>
          </table:table-cell>
          <table:table-cell office:value-type="float" office:value="0.41299528199716756" table:style-name="ce15">
            <text:p><text:s/>0.41<text:s/></text:p>
          </table:table-cell>
          <table:table-cell office:value-type="float" office:value="0.41663513827677334" table:style-name="ce15">
            <text:p><text:s/>0.42<text:s/></text:p>
          </table:table-cell>
          <table:table-cell office:value-type="float" office:value="0.4195291604073117" table:style-name="ce15">
            <text:p><text:s/>0.42<text:s/></text:p>
          </table:table-cell>
          <table:table-cell office:value-type="float" office:value="0.42169575513350532" table:style-name="ce15">
            <text:p><text:s/>0.42<text:s/></text:p>
          </table:table-cell>
          <table:table-cell office:value-type="float" office:value="0.42576845830268661" table:style-name="ce15">
            <text:p><text:s/>0.43<text:s/></text:p>
          </table:table-cell>
          <table:table-cell office:value-type="float" office:value="0.43134192123489579" table:style-name="ce15">
            <text:p><text:s/>0.43<text:s/></text:p>
          </table:table-cell>
          <table:table-cell office:value-type="float" office:value="0.4374587258786945" table:style-name="ce15">
            <text:p><text:s/>0.44<text:s/></text:p>
          </table:table-cell>
          <table:table-cell office:value-type="float" office:value="0.44543317650491188" table:style-name="ce15">
            <text:p><text:s/>0.45<text:s/></text:p>
          </table:table-cell>
          <table:table-cell office:value-type="float" office:value="0.45027755220668692" table:style-name="ce15">
            <text:p><text:s/>0.45<text:s/></text:p>
          </table:table-cell>
          <table:table-cell office:value-type="float" office:value="0.45579097378423739" table:style-name="ce15">
            <text:p><text:s/>0.46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8UG</text:p>
          </table:table-cell>
          <table:table-cell office:value-type="string" table:style-name="ce12">
            <text:p>E07000044</text:p>
          </table:table-cell>
          <table:table-cell table:number-columns-repeated="2" table:style-name="ce14"/>
          <table:table-cell office:value-type="string" table:style-name="ce16">
            <text:p>South Hams</text:p>
          </table:table-cell>
          <table:table-cell office:value-type="float" office:value="0.48774220411182584" table:style-name="ce15">
            <text:p><text:s/>0.49<text:s/></text:p>
          </table:table-cell>
          <table:table-cell office:value-type="float" office:value="0.49073377005546531" table:style-name="ce15">
            <text:p><text:s/>0.49<text:s/></text:p>
          </table:table-cell>
          <table:table-cell office:value-type="float" office:value="0.49243936692803392" table:style-name="ce15">
            <text:p><text:s/>0.49<text:s/></text:p>
          </table:table-cell>
          <table:table-cell office:value-type="float" office:value="0.49416752293692084" table:style-name="ce15">
            <text:p><text:s/>0.49<text:s/></text:p>
          </table:table-cell>
          <table:table-cell office:value-type="float" office:value="0.49569263385605528" table:style-name="ce15">
            <text:p><text:s/>0.50<text:s/></text:p>
          </table:table-cell>
          <table:table-cell office:value-type="float" office:value="0.50005956044392386" table:style-name="ce15">
            <text:p><text:s/>0.50<text:s/></text:p>
          </table:table-cell>
          <table:table-cell office:value-type="float" office:value="0.50328206343028925" table:style-name="ce15">
            <text:p><text:s/>0.50<text:s/></text:p>
          </table:table-cell>
          <table:table-cell office:value-type="float" office:value="0.50903732053702877" table:style-name="ce15">
            <text:p><text:s/>0.51<text:s/></text:p>
          </table:table-cell>
          <table:table-cell office:value-type="float" office:value="0.51389019398069979" table:style-name="ce15">
            <text:p><text:s/>0.51<text:s/></text:p>
          </table:table-cell>
          <table:table-cell office:value-type="float" office:value="0.51912306950939335" table:style-name="ce15">
            <text:p><text:s/>0.52<text:s/></text:p>
          </table:table-cell>
          <table:table-cell office:value-type="float" office:value="0.52479070692381957" table:style-name="ce15">
            <text:p><text:s/>0.52<text:s/></text:p>
          </table:table-cell>
          <table:table-cell office:value-type="float" office:value="0.53094759781489309" table:style-name="ce15">
            <text:p><text:s/>0.53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8UH</text:p>
          </table:table-cell>
          <table:table-cell office:value-type="string" table:style-name="ce12">
            <text:p>E07000045</text:p>
          </table:table-cell>
          <table:table-cell table:number-columns-repeated="2" table:style-name="ce14"/>
          <table:table-cell office:value-type="string" table:style-name="ce16">
            <text:p>Teignbridge</text:p>
          </table:table-cell>
          <table:table-cell office:value-type="float" office:value="0.85655460230631331" table:style-name="ce15">
            <text:p><text:s/>0.86<text:s/></text:p>
          </table:table-cell>
          <table:table-cell office:value-type="float" office:value="0.86224122900212286" table:style-name="ce15">
            <text:p><text:s/>0.86<text:s/></text:p>
          </table:table-cell>
          <table:table-cell office:value-type="float" office:value="0.87006478262583631" table:style-name="ce15">
            <text:p><text:s/>0.87<text:s/></text:p>
          </table:table-cell>
          <table:table-cell office:value-type="float" office:value="0.8831713199065242" table:style-name="ce15">
            <text:p><text:s/>0.88<text:s/></text:p>
          </table:table-cell>
          <table:table-cell office:value-type="float" office:value="0.89360668379239694" table:style-name="ce15">
            <text:p><text:s/>0.89<text:s/></text:p>
          </table:table-cell>
          <table:table-cell office:value-type="float" office:value="0.90404199669813945" table:style-name="ce15">
            <text:p><text:s/>0.90<text:s/></text:p>
          </table:table-cell>
          <table:table-cell office:value-type="float" office:value="0.91526723538224475" table:style-name="ce15">
            <text:p><text:s/>0.92<text:s/></text:p>
          </table:table-cell>
          <table:table-cell office:value-type="float" office:value="0.92665169791817081" table:style-name="ce15">
            <text:p><text:s/>0.93<text:s/></text:p>
          </table:table-cell>
          <table:table-cell office:value-type="float" office:value="0.93681934669153699" table:style-name="ce15">
            <text:p><text:s/>0.94<text:s/></text:p>
          </table:table-cell>
          <table:table-cell office:value-type="float" office:value="0.94424988438204804" table:style-name="ce15">
            <text:p><text:s/>0.94<text:s/></text:p>
          </table:table-cell>
          <table:table-cell office:value-type="float" office:value="0.95188155972327682" table:style-name="ce15">
            <text:p><text:s/>0.95<text:s/></text:p>
          </table:table-cell>
          <table:table-cell office:value-type="float" office:value="0.95974870565870884" table:style-name="ce15">
            <text:p><text:s/>0.96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8UK</text:p>
          </table:table-cell>
          <table:table-cell office:value-type="string" table:style-name="ce12">
            <text:p>E07000046</text:p>
          </table:table-cell>
          <table:table-cell table:number-columns-repeated="2" table:style-name="ce14"/>
          <table:table-cell office:value-type="string" table:style-name="ce16">
            <text:p>Torridge</text:p>
          </table:table-cell>
          <table:table-cell office:value-type="float" office:value="0.31201027457619696" table:style-name="ce15">
            <text:p><text:s/>0.31<text:s/></text:p>
          </table:table-cell>
          <table:table-cell office:value-type="float" office:value="0.31520477712144462" table:style-name="ce15">
            <text:p><text:s/>0.32<text:s/></text:p>
          </table:table-cell>
          <table:table-cell office:value-type="float" office:value="0.31712808700332062" table:style-name="ce15">
            <text:p><text:s/>0.32<text:s/></text:p>
          </table:table-cell>
          <table:table-cell office:value-type="float" office:value="0.31885898969550613" table:style-name="ce15">
            <text:p><text:s/>0.32<text:s/></text:p>
          </table:table-cell>
          <table:table-cell office:value-type="float" office:value="0.32402526985266034" table:style-name="ce15">
            <text:p><text:s/>0.32<text:s/></text:p>
          </table:table-cell>
          <table:table-cell office:value-type="float" office:value="0.32852075456356467" table:style-name="ce15">
            <text:p><text:s/>0.33<text:s/></text:p>
          </table:table-cell>
          <table:table-cell office:value-type="float" office:value="0.33232112843313955" table:style-name="ce15">
            <text:p><text:s/>0.33<text:s/></text:p>
          </table:table-cell>
          <table:table-cell office:value-type="float" office:value="0.33532247502443613" table:style-name="ce15">
            <text:p><text:s/>0.34<text:s/></text:p>
          </table:table-cell>
          <table:table-cell office:value-type="float" office:value="0.33836447649675266" table:style-name="ce15">
            <text:p><text:s/>0.34<text:s/></text:p>
          </table:table-cell>
          <table:table-cell office:value-type="float" office:value="0.34163155808901319" table:style-name="ce15">
            <text:p><text:s/>0.34<text:s/></text:p>
          </table:table-cell>
          <table:table-cell office:value-type="float" office:value="0.34335238576545168" table:style-name="ce15">
            <text:p><text:s/>0.34<text:s/></text:p>
          </table:table-cell>
          <table:table-cell office:value-type="float" office:value="0.34530374806680825" table:style-name="ce15">
            <text:p><text:s/>0.35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8UL</text:p>
          </table:table-cell>
          <table:table-cell office:value-type="string" table:style-name="ce12">
            <text:p>E07000047</text:p>
          </table:table-cell>
          <table:table-cell table:number-columns-repeated="2" table:style-name="ce14"/>
          <table:table-cell office:value-type="string" table:style-name="ce16">
            <text:p>West Devon</text:p>
          </table:table-cell>
          <table:table-cell office:value-type="float" office:value="0.21279743950310306" table:style-name="ce15">
            <text:p><text:s/>0.21<text:s/></text:p>
          </table:table-cell>
          <table:table-cell office:value-type="float" office:value="0.21370461197882157" table:style-name="ce15">
            <text:p><text:s/>0.21<text:s/></text:p>
          </table:table-cell>
          <table:table-cell office:value-type="float" office:value="0.2144454480500918" table:style-name="ce15">
            <text:p><text:s/>0.21<text:s/></text:p>
          </table:table-cell>
          <table:table-cell office:value-type="float" office:value="0.21544746492464936" table:style-name="ce15">
            <text:p><text:s/>0.22<text:s/></text:p>
          </table:table-cell>
          <table:table-cell office:value-type="float" office:value="0.21655296051006359" table:style-name="ce15">
            <text:p><text:s/>0.22<text:s/></text:p>
          </table:table-cell>
          <table:table-cell office:value-type="float" office:value="0.21798613715440437" table:style-name="ce15">
            <text:p><text:s/>0.22<text:s/></text:p>
          </table:table-cell>
          <table:table-cell office:value-type="float" office:value="0.21978150852387182" table:style-name="ce15">
            <text:p><text:s/>0.22<text:s/></text:p>
          </table:table-cell>
          <table:table-cell office:value-type="float" office:value="0.22136990402710863" table:style-name="ce15">
            <text:p><text:s/>0.22<text:s/></text:p>
          </table:table-cell>
          <table:table-cell office:value-type="float" office:value="0.2226909799831123" table:style-name="ce15">
            <text:p><text:s/>0.22<text:s/></text:p>
          </table:table-cell>
          <table:table-cell office:value-type="float" office:value="0.22519098911814309" table:style-name="ce15">
            <text:p><text:s/>0.23<text:s/></text:p>
          </table:table-cell>
          <table:table-cell office:value-type="float" office:value="0.22784001081683861" table:style-name="ce15">
            <text:p><text:s/>0.23<text:s/></text:p>
          </table:table-cell>
          <table:table-cell office:value-type="float" office:value="0.23013399821087371" table:style-name="ce15">
            <text:p><text:s/>0.23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table:number-columns-repeated="2" table:style-name="ce12"/>
          <table:table-cell table:number-columns-repeated="3" table:style-name="ce14"/>
          <table:table-cell table:number-columns-repeated="12" table:style-name="ce15"/>
          <table:table-cell table:number-columns-repeated="2" table:style-name="ce25"/>
          <table:table-cell table:number-columns-repeated="16365"/>
        </table:table-row>
        <table:table-row table:style-name="ro2">
          <table:table-cell table:style-name="ce12"/>
          <table:table-cell office:value-type="string" table:style-name="ce12">
            <text:p>E10000009</text:p>
          </table:table-cell>
          <table:table-cell table:style-name="ce14"/>
          <table:table-cell office:value-type="string" table:style-name="ce13">
            <text:p>Dorset</text:p>
          </table:table-cell>
          <table:table-cell table:style-name="ce14"/>
          <table:table-cell office:value-type="float" office:value="0.76698207297553589" table:style-name="ce15">
            <text:p><text:s/>0.77<text:s/></text:p>
          </table:table-cell>
          <table:table-cell office:value-type="float" office:value="0.77190078443499255" table:style-name="ce15">
            <text:p><text:s/>0.77<text:s/></text:p>
          </table:table-cell>
          <table:table-cell office:value-type="float" office:value="0.77535591221134248" table:style-name="ce15">
            <text:p><text:s/>0.78<text:s/></text:p>
          </table:table-cell>
          <table:table-cell office:value-type="float" office:value="0.77938939318953682" table:style-name="ce15">
            <text:p><text:s/>0.78<text:s/></text:p>
          </table:table-cell>
          <table:table-cell office:value-type="float" office:value="0.78321943411327222" table:style-name="ce15">
            <text:p><text:s/>0.78<text:s/></text:p>
          </table:table-cell>
          <table:table-cell office:value-type="float" office:value="0.78892504060007118" table:style-name="ce15">
            <text:p><text:s/>0.79<text:s/></text:p>
          </table:table-cell>
          <table:table-cell office:value-type="float" office:value="0.7941603153881952" table:style-name="ce15">
            <text:p><text:s/>0.79<text:s/></text:p>
          </table:table-cell>
          <table:table-cell office:value-type="float" office:value="0.79942916004046161" table:style-name="ce15">
            <text:p><text:s/>0.80<text:s/></text:p>
          </table:table-cell>
          <table:table-cell office:value-type="float" office:value="0.80616547769093272" table:style-name="ce15">
            <text:p><text:s/>0.81<text:s/></text:p>
          </table:table-cell>
          <table:table-cell table:number-columns-repeated="3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9UC</text:p>
          </table:table-cell>
          <table:table-cell office:value-type="string" table:style-name="ce12">
            <text:p>E07000048</text:p>
          </table:table-cell>
          <table:table-cell table:style-name="ce14"/>
          <table:table-cell table:style-name="ce20"/>
          <table:table-cell office:value-type="string" table:style-name="ce16">
            <text:p>Christchurch</text:p>
          </table:table-cell>
          <table:table-cell office:value-type="float" office:value="4.5906865701996686" table:style-name="ce15">
            <text:p><text:s/>4.59<text:s/></text:p>
          </table:table-cell>
          <table:table-cell office:value-type="float" office:value="4.6029096261576576" table:style-name="ce15">
            <text:p><text:s/>4.60<text:s/></text:p>
          </table:table-cell>
          <table:table-cell office:value-type="float" office:value="4.6169186043458348" table:style-name="ce15">
            <text:p><text:s/>4.62<text:s/></text:p>
          </table:table-cell>
          <table:table-cell office:value-type="float" office:value="4.64620833276373" table:style-name="ce15">
            <text:p><text:s/>4.65<text:s/></text:p>
          </table:table-cell>
          <table:table-cell office:value-type="float" office:value="4.6764907997250038" table:style-name="ce15">
            <text:p><text:s/>4.68<text:s/></text:p>
          </table:table-cell>
          <table:table-cell office:value-type="float" office:value="4.6980395207909664" table:style-name="ce15">
            <text:p><text:s/>4.70<text:s/></text:p>
          </table:table-cell>
          <table:table-cell office:value-type="float" office:value="4.7378982784544013" table:style-name="ce15">
            <text:p><text:s/>4.74<text:s/></text:p>
          </table:table-cell>
          <table:table-cell office:value-type="float" office:value="4.7576677447979074" table:style-name="ce15">
            <text:p><text:s/>4.76<text:s/></text:p>
          </table:table-cell>
          <table:table-cell office:value-type="float" office:value="4.7947074083392742" table:style-name="ce15">
            <text:p><text:s/>4.79<text:s/></text:p>
          </table:table-cell>
          <table:table-cell table:number-columns-repeated="3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9UD</text:p>
          </table:table-cell>
          <table:table-cell office:value-type="string" table:style-name="ce12">
            <text:p>E07000049</text:p>
          </table:table-cell>
          <table:table-cell table:style-name="ce14"/>
          <table:table-cell table:style-name="ce20"/>
          <table:table-cell office:value-type="string" table:style-name="ce16">
            <text:p>East Dorset</text:p>
          </table:table-cell>
          <table:table-cell office:value-type="float" office:value="1.0995492285499693" table:style-name="ce15">
            <text:p><text:s/>1.10<text:s/></text:p>
          </table:table-cell>
          <table:table-cell office:value-type="float" office:value="1.1024732142354638" table:style-name="ce15">
            <text:p><text:s/>1.10<text:s/></text:p>
          </table:table-cell>
          <table:table-cell office:value-type="float" office:value="1.1032246269426962" table:style-name="ce15">
            <text:p><text:s/>1.10<text:s/></text:p>
          </table:table-cell>
          <table:table-cell office:value-type="float" office:value="1.1076158163436927" table:style-name="ce15">
            <text:p><text:s/>1.11<text:s/></text:p>
          </table:table-cell>
          <table:table-cell office:value-type="float" office:value="1.1124302224417866" table:style-name="ce15">
            <text:p><text:s/>1.11<text:s/></text:p>
          </table:table-cell>
          <table:table-cell office:value-type="float" office:value="1.1183451915294869" table:style-name="ce15">
            <text:p><text:s/>1.12<text:s/></text:p>
          </table:table-cell>
          <table:table-cell office:value-type="float" office:value="1.1219181229513921" table:style-name="ce15">
            <text:p><text:s/>1.12<text:s/></text:p>
          </table:table-cell>
          <table:table-cell office:value-type="float" office:value="1.1307955268618486" table:style-name="ce15">
            <text:p><text:s/>1.13<text:s/></text:p>
          </table:table-cell>
          <table:table-cell office:value-type="float" office:value="1.1390239793508332" table:style-name="ce15">
            <text:p><text:s/>1.14<text:s/></text:p>
          </table:table-cell>
          <table:table-cell table:number-columns-repeated="3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9UE</text:p>
          </table:table-cell>
          <table:table-cell office:value-type="string" table:style-name="ce12">
            <text:p>E07000050</text:p>
          </table:table-cell>
          <table:table-cell table:style-name="ce14"/>
          <table:table-cell table:style-name="ce20"/>
          <table:table-cell office:value-type="string" table:style-name="ce16">
            <text:p>North Dorset</text:p>
          </table:table-cell>
          <table:table-cell office:value-type="float" office:value="0.49895117580461873" table:style-name="ce15">
            <text:p><text:s/>0.50<text:s/></text:p>
          </table:table-cell>
          <table:table-cell office:value-type="float" office:value="0.50514029562434704" table:style-name="ce15">
            <text:p><text:s/>0.51<text:s/></text:p>
          </table:table-cell>
          <table:table-cell office:value-type="float" office:value="0.50753767216953316" table:style-name="ce15">
            <text:p><text:s/>0.51<text:s/></text:p>
          </table:table-cell>
          <table:table-cell office:value-type="float" office:value="0.51128103086220733" table:style-name="ce15">
            <text:p><text:s/>0.51<text:s/></text:p>
          </table:table-cell>
          <table:table-cell office:value-type="float" office:value="0.51425291114153948" table:style-name="ce15">
            <text:p><text:s/>0.51<text:s/></text:p>
          </table:table-cell>
          <table:table-cell office:value-type="float" office:value="0.51789780581095268" table:style-name="ce15">
            <text:p><text:s/>0.52<text:s/></text:p>
          </table:table-cell>
          <table:table-cell office:value-type="float" office:value="0.52026243554424656" table:style-name="ce15">
            <text:p><text:s/>0.52<text:s/></text:p>
          </table:table-cell>
          <table:table-cell office:value-type="float" office:value="0.52290602661159769" table:style-name="ce15">
            <text:p><text:s/>0.52<text:s/></text:p>
          </table:table-cell>
          <table:table-cell office:value-type="float" office:value="0.52660014509295405" table:style-name="ce15">
            <text:p><text:s/>0.53<text:s/></text:p>
          </table:table-cell>
          <table:table-cell table:number-columns-repeated="3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9UG</text:p>
          </table:table-cell>
          <table:table-cell office:value-type="string" table:style-name="ce12">
            <text:p>E07000051</text:p>
          </table:table-cell>
          <table:table-cell table:style-name="ce14"/>
          <table:table-cell table:style-name="ce20"/>
          <table:table-cell office:value-type="string" table:style-name="ce16">
            <text:p>Purbeck</text:p>
          </table:table-cell>
          <table:table-cell office:value-type="float" office:value="0.54718396184100426" table:style-name="ce15">
            <text:p><text:s/>0.55<text:s/></text:p>
          </table:table-cell>
          <table:table-cell office:value-type="float" office:value="0.54986669519024223" table:style-name="ce15">
            <text:p><text:s/>0.55<text:s/></text:p>
          </table:table-cell>
          <table:table-cell office:value-type="float" office:value="0.55183235076317461" table:style-name="ce15">
            <text:p><text:s/>0.55<text:s/></text:p>
          </table:table-cell>
          <table:table-cell office:value-type="float" office:value="0.55364963747851603" table:style-name="ce15">
            <text:p><text:s/>0.55<text:s/></text:p>
          </table:table-cell>
          <table:table-cell office:value-type="float" office:value="0.55534840847246436" table:style-name="ce15">
            <text:p><text:s/>0.56<text:s/></text:p>
          </table:table-cell>
          <table:table-cell office:value-type="float" office:value="0.56112201974592801" table:style-name="ce15">
            <text:p><text:s/>0.56<text:s/></text:p>
          </table:table-cell>
          <table:table-cell office:value-type="float" office:value="0.56335954808013544" table:style-name="ce15">
            <text:p><text:s/>0.56<text:s/></text:p>
          </table:table-cell>
          <table:table-cell office:value-type="float" office:value="0.56646280820671524" table:style-name="ce15">
            <text:p><text:s/>0.57<text:s/></text:p>
          </table:table-cell>
          <table:table-cell office:value-type="float" office:value="0.56830484010202709" table:style-name="ce15">
            <text:p><text:s/>0.57<text:s/></text:p>
          </table:table-cell>
          <table:table-cell table:number-columns-repeated="3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9UH</text:p>
          </table:table-cell>
          <table:table-cell office:value-type="string" table:style-name="ce12">
            <text:p>E07000052</text:p>
          </table:table-cell>
          <table:table-cell table:style-name="ce14"/>
          <table:table-cell table:style-name="ce20"/>
          <table:table-cell office:value-type="string" table:style-name="ce16">
            <text:p>West Dorset</text:p>
          </table:table-cell>
          <table:table-cell office:value-type="float" office:value="0.4560311153860877" table:style-name="ce15">
            <text:p><text:s/>0.46<text:s/></text:p>
          </table:table-cell>
          <table:table-cell office:value-type="float" office:value="0.45950162299345781" table:style-name="ce15">
            <text:p><text:s/>0.46<text:s/></text:p>
          </table:table-cell>
          <table:table-cell office:value-type="float" office:value="0.46286117098825452" table:style-name="ce15">
            <text:p><text:s/>0.46<text:s/></text:p>
          </table:table-cell>
          <table:table-cell office:value-type="float" office:value="0.46544401433009985" table:style-name="ce15">
            <text:p><text:s/>0.47<text:s/></text:p>
          </table:table-cell>
          <table:table-cell office:value-type="float" office:value="0.46776795098861457" table:style-name="ce15">
            <text:p><text:s/>0.47<text:s/></text:p>
          </table:table-cell>
          <table:table-cell office:value-type="float" office:value="0.47209840174448481" table:style-name="ce15">
            <text:p><text:s/>0.47<text:s/></text:p>
          </table:table-cell>
          <table:table-cell office:value-type="float" office:value="0.47768494664468164" table:style-name="ce15">
            <text:p><text:s/>0.48<text:s/></text:p>
          </table:table-cell>
          <table:table-cell office:value-type="float" office:value="0.48160837430413556" table:style-name="ce15">
            <text:p><text:s/>0.48<text:s/></text:p>
          </table:table-cell>
          <table:table-cell office:value-type="float" office:value="0.48755671430291531" table:style-name="ce15">
            <text:p><text:s/>0.49<text:s/></text:p>
          </table:table-cell>
          <table:table-cell table:number-columns-repeated="3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19UJ</text:p>
          </table:table-cell>
          <table:table-cell office:value-type="string" table:style-name="ce12">
            <text:p>E07000053</text:p>
          </table:table-cell>
          <table:table-cell table:style-name="ce14"/>
          <table:table-cell table:style-name="ce20"/>
          <table:table-cell office:value-type="string" table:style-name="ce16">
            <text:p>Weymouth and Portland</text:p>
          </table:table-cell>
          <table:table-cell office:value-type="float" office:value="7.4194571691806424" table:style-name="ce15">
            <text:p><text:s/>7.42<text:s/></text:p>
          </table:table-cell>
          <table:table-cell office:value-type="float" office:value="7.4730957701649929" table:style-name="ce15">
            <text:p><text:s/>7.47<text:s/></text:p>
          </table:table-cell>
          <table:table-cell office:value-type="float" office:value="7.519075370935326" table:style-name="ce15">
            <text:p><text:s/>7.52<text:s/></text:p>
          </table:table-cell>
          <table:table-cell office:value-type="float" office:value="7.5528477696023453" table:style-name="ce15">
            <text:p><text:s/>7.55<text:s/></text:p>
          </table:table-cell>
          <table:table-cell office:value-type="float" office:value="7.5885346922969275" table:style-name="ce15">
            <text:p><text:s/>7.59<text:s/></text:p>
          </table:table-cell>
          <table:table-cell office:value-type="float" office:value="7.6383416903742596" table:style-name="ce15">
            <text:p><text:s/>7.64<text:s/></text:p>
          </table:table-cell>
          <table:table-cell office:value-type="float" office:value="7.6792761511066088" table:style-name="ce15">
            <text:p><text:s/>7.68<text:s/></text:p>
          </table:table-cell>
          <table:table-cell office:value-type="float" office:value="7.7305213687706749" table:style-name="ce15">
            <text:p><text:s/>7.73<text:s/></text:p>
          </table:table-cell>
          <table:table-cell office:value-type="float" office:value="7.8001972953468286" table:style-name="ce15">
            <text:p><text:s/>7.80<text:s/></text:p>
          </table:table-cell>
          <table:table-cell table:number-columns-repeated="3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2" table:style-name="ce25"/>
          <table:table-cell table:number-columns-repeated="16365"/>
        </table:table-row>
        <table:table-row table:style-name="ro2">
          <table:table-cell table:style-name="ce12"/>
          <table:table-cell office:value-type="string" table:style-name="ce12">
            <text:p>E10000013</text:p>
          </table:table-cell>
          <table:table-cell table:style-name="ce14"/>
          <table:table-cell office:value-type="string" table:style-name="ce13">
            <text:p>Gloucestershire</text:p>
          </table:table-cell>
          <table:table-cell table:style-name="ce14"/>
          <table:table-cell office:value-type="float" office:value="1.0136404349268242" table:style-name="ce15">
            <text:p><text:s/>1.01<text:s/></text:p>
          </table:table-cell>
          <table:table-cell office:value-type="float" office:value="1.0217030049247546" table:style-name="ce15">
            <text:p><text:s/>1.02<text:s/></text:p>
          </table:table-cell>
          <table:table-cell office:value-type="float" office:value="1.0304584096334932" table:style-name="ce15">
            <text:p><text:s/>1.03<text:s/></text:p>
          </table:table-cell>
          <table:table-cell office:value-type="float" office:value="1.040695743435768" table:style-name="ce15">
            <text:p><text:s/>1.04<text:s/></text:p>
          </table:table-cell>
          <table:table-cell office:value-type="float" office:value="1.0513597813994502" table:style-name="ce15">
            <text:p><text:s/>1.05<text:s/></text:p>
          </table:table-cell>
          <table:table-cell office:value-type="float" office:value="1.0619861298161459" table:style-name="ce15">
            <text:p><text:s/>1.06<text:s/></text:p>
          </table:table-cell>
          <table:table-cell office:value-type="float" office:value="1.0726078155432173" table:style-name="ce15">
            <text:p><text:s/>1.07<text:s/></text:p>
          </table:table-cell>
          <table:table-cell office:value-type="float" office:value="1.0860799935590653" table:style-name="ce15">
            <text:p><text:s/>1.09<text:s/></text:p>
          </table:table-cell>
          <table:table-cell office:value-type="float" office:value="1.1006716053950518" table:style-name="ce15">
            <text:p><text:s/>1.10<text:s/></text:p>
          </table:table-cell>
          <table:table-cell office:value-type="float" office:value="1.1111576913956456" table:style-name="ce15">
            <text:p><text:s/>1.11<text:s/></text:p>
          </table:table-cell>
          <table:table-cell office:value-type="float" office:value="1.122900769747605" table:style-name="ce15">
            <text:p><text:s/>1.12<text:s/></text:p>
          </table:table-cell>
          <table:table-cell office:value-type="float" office:value="1.13475728096777" table:style-name="ce15">
            <text:p><text:s/>1.13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23UB</text:p>
          </table:table-cell>
          <table:table-cell office:value-type="string" table:style-name="ce12">
            <text:p>E07000078</text:p>
          </table:table-cell>
          <table:table-cell table:style-name="ce14"/>
          <table:table-cell table:style-name="ce20"/>
          <table:table-cell office:value-type="string" table:style-name="ce16">
            <text:p>Cheltenham</text:p>
          </table:table-cell>
          <table:table-cell office:value-type="float" office:value="11.392402891571226" table:style-name="ce15">
            <text:p><text:s/>11.39<text:s/></text:p>
          </table:table-cell>
          <table:table-cell office:value-type="float" office:value="11.397206491597851" table:style-name="ce15">
            <text:p><text:s/>11.40<text:s/></text:p>
          </table:table-cell>
          <table:table-cell office:value-type="float" office:value="11.453051182109215" table:style-name="ce15">
            <text:p><text:s/>11.45<text:s/></text:p>
          </table:table-cell>
          <table:table-cell office:value-type="float" office:value="11.54694071269752" table:style-name="ce15">
            <text:p><text:s/>11.55<text:s/></text:p>
          </table:table-cell>
          <table:table-cell office:value-type="float" office:value="11.605615195188692" table:style-name="ce15">
            <text:p><text:s/>11.61<text:s/></text:p>
          </table:table-cell>
          <table:table-cell office:value-type="float" office:value="11.687888042132283" table:style-name="ce15">
            <text:p><text:s/>11.69<text:s/></text:p>
          </table:table-cell>
          <table:table-cell office:value-type="float" office:value="11.748683369030093" table:style-name="ce15">
            <text:p><text:s/>11.75<text:s/></text:p>
          </table:table-cell>
          <table:table-cell office:value-type="float" office:value="11.851592729863659" table:style-name="ce15">
            <text:p><text:s/>11.85<text:s/></text:p>
          </table:table-cell>
          <table:table-cell office:value-type="float" office:value="12.016713845150131" table:style-name="ce15">
            <text:p><text:s/>12.02<text:s/></text:p>
          </table:table-cell>
          <table:table-cell office:value-type="float" office:value="12.111872023624295" table:style-name="ce15">
            <text:p><text:s/>12.11<text:s/></text:p>
          </table:table-cell>
          <table:table-cell office:value-type="float" office:value="12.1917928753694" table:style-name="ce15">
            <text:p><text:s/>12.19<text:s/></text:p>
          </table:table-cell>
          <table:table-cell office:value-type="float" office:value="12.232568820137308" table:style-name="ce15">
            <text:p><text:s/>12.23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23UC</text:p>
          </table:table-cell>
          <table:table-cell office:value-type="string" table:style-name="ce12">
            <text:p>E07000079</text:p>
          </table:table-cell>
          <table:table-cell table:style-name="ce14"/>
          <table:table-cell table:style-name="ce20"/>
          <table:table-cell office:value-type="string" table:style-name="ce16">
            <text:p>Cotswold</text:p>
          </table:table-cell>
          <table:table-cell office:value-type="float" office:value="0.34300969369747863" table:style-name="ce15">
            <text:p><text:s/>0.34<text:s/></text:p>
          </table:table-cell>
          <table:table-cell office:value-type="float" office:value="0.34753260711008843" table:style-name="ce15">
            <text:p><text:s/>0.35<text:s/></text:p>
          </table:table-cell>
          <table:table-cell office:value-type="float" office:value="0.35196090347964787" table:style-name="ce15">
            <text:p><text:s/>0.35<text:s/></text:p>
          </table:table-cell>
          <table:table-cell office:value-type="float" office:value="0.35526175970708596" table:style-name="ce15">
            <text:p><text:s/>0.36<text:s/></text:p>
          </table:table-cell>
          <table:table-cell office:value-type="float" office:value="0.35914059692382599" table:style-name="ce15">
            <text:p><text:s/>0.36<text:s/></text:p>
          </table:table-cell>
          <table:table-cell office:value-type="float" office:value="0.36418730255888154" table:style-name="ce15">
            <text:p><text:s/>0.36<text:s/></text:p>
          </table:table-cell>
          <table:table-cell office:value-type="float" office:value="0.37056507713622439" table:style-name="ce15">
            <text:p><text:s/>0.37<text:s/></text:p>
          </table:table-cell>
          <table:table-cell office:value-type="float" office:value="0.3782909792686146" table:style-name="ce15">
            <text:p><text:s/>0.38<text:s/></text:p>
          </table:table-cell>
          <table:table-cell office:value-type="float" office:value="0.38511522560029238" table:style-name="ce15">
            <text:p><text:s/>0.39<text:s/></text:p>
          </table:table-cell>
          <table:table-cell office:value-type="float" office:value="0.38769739606957077" table:style-name="ce15">
            <text:p><text:s/>0.39<text:s/></text:p>
          </table:table-cell>
          <table:table-cell office:value-type="float" office:value="0.39084632161358263" table:style-name="ce15">
            <text:p><text:s/>0.39<text:s/></text:p>
          </table:table-cell>
          <table:table-cell office:value-type="float" office:value="0.39383466655308669" table:style-name="ce15">
            <text:p><text:s/>0.39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23UD</text:p>
          </table:table-cell>
          <table:table-cell office:value-type="string" table:style-name="ce12">
            <text:p>E07000080</text:p>
          </table:table-cell>
          <table:table-cell table:style-name="ce14"/>
          <table:table-cell table:style-name="ce20"/>
          <table:table-cell office:value-type="string" table:style-name="ce16">
            <text:p>Forest of Dean</text:p>
          </table:table-cell>
          <table:table-cell office:value-type="float" office:value="0.68686638314023751" table:style-name="ce15">
            <text:p><text:s/>0.69<text:s/></text:p>
          </table:table-cell>
          <table:table-cell office:value-type="float" office:value="0.69264408081196827" table:style-name="ce15">
            <text:p><text:s/>0.69<text:s/></text:p>
          </table:table-cell>
          <table:table-cell office:value-type="float" office:value="0.69775479095270332" table:style-name="ce15">
            <text:p><text:s/>0.70<text:s/></text:p>
          </table:table-cell>
          <table:table-cell office:value-type="float" office:value="0.70530558505095997" table:style-name="ce15">
            <text:p><text:s/>0.71<text:s/></text:p>
          </table:table-cell>
          <table:table-cell office:value-type="float" office:value="0.71311875266518421" table:style-name="ce15">
            <text:p><text:s/>0.71<text:s/></text:p>
          </table:table-cell>
          <table:table-cell office:value-type="float" office:value="0.71962089414411423" table:style-name="ce15">
            <text:p><text:s/>0.72<text:s/></text:p>
          </table:table-cell>
          <table:table-cell office:value-type="float" office:value="0.72505564386709009" table:style-name="ce15">
            <text:p><text:s/>0.73<text:s/></text:p>
          </table:table-cell>
          <table:table-cell office:value-type="float" office:value="0.73066468247559258" table:style-name="ce15">
            <text:p><text:s/>0.73<text:s/></text:p>
          </table:table-cell>
          <table:table-cell office:value-type="float" office:value="0.73653973240021631" table:style-name="ce15">
            <text:p><text:s/>0.74<text:s/></text:p>
          </table:table-cell>
          <table:table-cell office:value-type="float" office:value="0.74422612846223613" table:style-name="ce15">
            <text:p><text:s/>0.74<text:s/></text:p>
          </table:table-cell>
          <table:table-cell office:value-type="float" office:value="0.75177490259118573" table:style-name="ce15">
            <text:p><text:s/>0.75<text:s/></text:p>
          </table:table-cell>
          <table:table-cell office:value-type="float" office:value="0.76114927093845031" table:style-name="ce15">
            <text:p><text:s/>0.76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23UE</text:p>
          </table:table-cell>
          <table:table-cell office:value-type="string" table:style-name="ce12">
            <text:p>E07000081</text:p>
          </table:table-cell>
          <table:table-cell table:style-name="ce14"/>
          <table:table-cell table:style-name="ce20"/>
          <table:table-cell office:value-type="string" table:style-name="ce16">
            <text:p>Gloucester</text:p>
          </table:table-cell>
          <table:table-cell office:value-type="float" office:value="13.003829003866299" table:style-name="ce15">
            <text:p><text:s/>13.00<text:s/></text:p>
          </table:table-cell>
          <table:table-cell office:value-type="float" office:value="13.159242868427402" table:style-name="ce15">
            <text:p><text:s/>13.16<text:s/></text:p>
          </table:table-cell>
          <table:table-cell office:value-type="float" office:value="13.273220360019288" table:style-name="ce15">
            <text:p><text:s/>13.27<text:s/></text:p>
          </table:table-cell>
          <table:table-cell office:value-type="float" office:value="13.397326482462214" table:style-name="ce15">
            <text:p><text:s/>13.40<text:s/></text:p>
          </table:table-cell>
          <table:table-cell office:value-type="float" office:value="13.545798518786151" table:style-name="ce15">
            <text:p><text:s/>13.55<text:s/></text:p>
          </table:table-cell>
          <table:table-cell office:value-type="float" office:value="13.670594849715558" table:style-name="ce15">
            <text:p><text:s/>13.67<text:s/></text:p>
          </table:table-cell>
          <table:table-cell office:value-type="float" office:value="13.788277069513969" table:style-name="ce15">
            <text:p><text:s/>13.79<text:s/></text:p>
          </table:table-cell>
          <table:table-cell office:value-type="float" office:value="13.914802850590585" table:style-name="ce15">
            <text:p><text:s/>13.91<text:s/></text:p>
          </table:table-cell>
          <table:table-cell office:value-type="float" office:value="14.058343402460977" table:style-name="ce15">
            <text:p><text:s/>14.06<text:s/></text:p>
          </table:table-cell>
          <table:table-cell office:value-type="float" office:value="14.182896456489038" table:style-name="ce15">
            <text:p><text:s/>14.18<text:s/></text:p>
          </table:table-cell>
          <table:table-cell office:value-type="float" office:value="14.342712006509998" table:style-name="ce15">
            <text:p><text:s/>14.34<text:s/></text:p>
          </table:table-cell>
          <table:table-cell office:value-type="float" office:value="14.446280176559069" table:style-name="ce15">
            <text:p><text:s/>14.45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23UF</text:p>
          </table:table-cell>
          <table:table-cell office:value-type="string" table:style-name="ce12">
            <text:p>E07000082</text:p>
          </table:table-cell>
          <table:table-cell table:style-name="ce14"/>
          <table:table-cell table:style-name="ce20"/>
          <table:table-cell office:value-type="string" table:style-name="ce16">
            <text:p>Stroud</text:p>
          </table:table-cell>
          <table:table-cell office:value-type="float" office:value="1.0839837575969276" table:style-name="ce15">
            <text:p><text:s/>1.08<text:s/></text:p>
          </table:table-cell>
          <table:table-cell office:value-type="float" office:value="1.0925779133921139" table:style-name="ce15">
            <text:p><text:s/>1.09<text:s/></text:p>
          </table:table-cell>
          <table:table-cell office:value-type="float" office:value="1.1013023189504916" table:style-name="ce15">
            <text:p><text:s/>1.10<text:s/></text:p>
          </table:table-cell>
          <table:table-cell office:value-type="float" office:value="1.11155303005511" table:style-name="ce15">
            <text:p><text:s/>1.11<text:s/></text:p>
          </table:table-cell>
          <table:table-cell office:value-type="float" office:value="1.1238595511217173" table:style-name="ce15">
            <text:p><text:s/>1.12<text:s/></text:p>
          </table:table-cell>
          <table:table-cell office:value-type="float" office:value="1.1330617316700897" table:style-name="ce15">
            <text:p><text:s/>1.13<text:s/></text:p>
          </table:table-cell>
          <table:table-cell office:value-type="float" office:value="1.1406577661999349" table:style-name="ce15">
            <text:p><text:s/>1.14<text:s/></text:p>
          </table:table-cell>
          <table:table-cell office:value-type="float" office:value="1.1513144469770977" table:style-name="ce15">
            <text:p><text:s/>1.15<text:s/></text:p>
          </table:table-cell>
          <table:table-cell office:value-type="float" office:value="1.1634255942689677" table:style-name="ce15">
            <text:p><text:s/>1.16<text:s/></text:p>
          </table:table-cell>
          <table:table-cell office:value-type="float" office:value="1.1779620534066384" table:style-name="ce15">
            <text:p><text:s/>1.18<text:s/></text:p>
          </table:table-cell>
          <table:table-cell office:value-type="float" office:value="1.1940930468882318" table:style-name="ce15">
            <text:p><text:s/>1.19<text:s/></text:p>
          </table:table-cell>
          <table:table-cell office:value-type="float" office:value="1.2108336651885538" table:style-name="ce15">
            <text:p><text:s/>1.21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23UG</text:p>
          </table:table-cell>
          <table:table-cell office:value-type="string" table:style-name="ce12">
            <text:p>E07000083</text:p>
          </table:table-cell>
          <table:table-cell table:style-name="ce14"/>
          <table:table-cell table:style-name="ce20"/>
          <table:table-cell office:value-type="string" table:style-name="ce16">
            <text:p>Tewkesbury</text:p>
          </table:table-cell>
          <table:table-cell office:value-type="float" office:value="0.89425067665760183" table:style-name="ce15">
            <text:p><text:s/>0.89<text:s/></text:p>
          </table:table-cell>
          <table:table-cell office:value-type="float" office:value="0.90052252140659161" table:style-name="ce15">
            <text:p><text:s/>0.90<text:s/></text:p>
          </table:table-cell>
          <table:table-cell office:value-type="float" office:value="0.91051178236750019" table:style-name="ce15">
            <text:p><text:s/>0.91<text:s/></text:p>
          </table:table-cell>
          <table:table-cell office:value-type="float" office:value="0.92348886757066306" table:style-name="ce15">
            <text:p><text:s/>0.92<text:s/></text:p>
          </table:table-cell>
          <table:table-cell office:value-type="float" office:value="0.93613080559950157" table:style-name="ce15">
            <text:p><text:s/>0.94<text:s/></text:p>
          </table:table-cell>
          <table:table-cell office:value-type="float" office:value="0.95002754489890917" table:style-name="ce15">
            <text:p><text:s/>0.95<text:s/></text:p>
          </table:table-cell>
          <table:table-cell office:value-type="float" office:value="0.96640946839685105" table:style-name="ce15">
            <text:p><text:s/>0.97<text:s/></text:p>
          </table:table-cell>
          <table:table-cell office:value-type="float" office:value="0.98802792567053654" table:style-name="ce15">
            <text:p><text:s/>0.99<text:s/></text:p>
          </table:table-cell>
          <table:table-cell office:value-type="float" office:value="1.0087294263905886" table:style-name="ce15">
            <text:p><text:s/>1.01<text:s/></text:p>
          </table:table-cell>
          <table:table-cell office:value-type="float" office:value="1.0194650571987844" table:style-name="ce15">
            <text:p><text:s/>1.02<text:s/></text:p>
          </table:table-cell>
          <table:table-cell office:value-type="float" office:value="1.0336513403009162" table:style-name="ce15">
            <text:p><text:s/>1.03<text:s/></text:p>
          </table:table-cell>
          <table:table-cell office:value-type="float" office:value="1.055923732379956" table:style-name="ce15">
            <text:p><text:s/>1.06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2" table:style-name="ce25"/>
          <table:table-cell table:number-columns-repeated="16365"/>
        </table:table-row>
        <table:table-row table:style-name="ro2">
          <table:table-cell table:style-name="ce12"/>
          <table:table-cell office:value-type="string" table:style-name="ce12">
            <text:p>E10000027</text:p>
          </table:table-cell>
          <table:table-cell table:style-name="ce14"/>
          <table:table-cell office:value-type="string" table:style-name="ce13">
            <text:p>Somerset</text:p>
          </table:table-cell>
          <table:table-cell table:style-name="ce14"/>
          <table:table-cell office:value-type="float" office:value="0.6947297197757365" table:style-name="ce15">
            <text:p><text:s/>0.69<text:s/></text:p>
          </table:table-cell>
          <table:table-cell office:value-type="float" office:value="0.70161979122170537" table:style-name="ce15">
            <text:p><text:s/>0.70<text:s/></text:p>
          </table:table-cell>
          <table:table-cell office:value-type="float" office:value="0.70763759581881103" table:style-name="ce15">
            <text:p><text:s/>0.71<text:s/></text:p>
          </table:table-cell>
          <table:table-cell office:value-type="float" office:value="0.71383581005272356" table:style-name="ce15">
            <text:p><text:s/>0.71<text:s/></text:p>
          </table:table-cell>
          <table:table-cell office:value-type="float" office:value="0.72283067635443077" table:style-name="ce15">
            <text:p><text:s/>0.72<text:s/></text:p>
          </table:table-cell>
          <table:table-cell office:value-type="float" office:value="0.73073588631818787" table:style-name="ce15">
            <text:p><text:s/>0.73<text:s/></text:p>
          </table:table-cell>
          <table:table-cell office:value-type="float" office:value="0.73882338243877022" table:style-name="ce15">
            <text:p><text:s/>0.74<text:s/></text:p>
          </table:table-cell>
          <table:table-cell office:value-type="float" office:value="0.74701534786500656" table:style-name="ce15">
            <text:p><text:s/>0.75<text:s/></text:p>
          </table:table-cell>
          <table:table-cell office:value-type="float" office:value="0.75381337846377094" table:style-name="ce15">
            <text:p><text:s/>0.75<text:s/></text:p>
          </table:table-cell>
          <table:table-cell office:value-type="float" office:value="0.76035822236151407" table:style-name="ce15">
            <text:p><text:s/>0.76<text:s/></text:p>
          </table:table-cell>
          <table:table-cell office:value-type="float" office:value="0.76786203426183097" table:style-name="ce15">
            <text:p><text:s/>0.77<text:s/></text:p>
          </table:table-cell>
          <table:table-cell office:value-type="float" office:value="0.77505101746549354" table:style-name="ce15">
            <text:p><text:s/>0.78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40UB</text:p>
          </table:table-cell>
          <table:table-cell office:value-type="string" table:style-name="ce12">
            <text:p>E07000187</text:p>
          </table:table-cell>
          <table:table-cell table:style-name="ce14"/>
          <table:table-cell table:style-name="ce20"/>
          <table:table-cell office:value-type="string" table:style-name="ce16">
            <text:p>Mendip</text:p>
          </table:table-cell>
          <table:table-cell office:value-type="float" office:value="0.65827249749311778" table:style-name="ce15">
            <text:p><text:s/>0.66<text:s/></text:p>
          </table:table-cell>
          <table:table-cell office:value-type="float" office:value="0.6642554369484136" table:style-name="ce15">
            <text:p><text:s/>0.66<text:s/></text:p>
          </table:table-cell>
          <table:table-cell office:value-type="float" office:value="0.66919704494600607" table:style-name="ce15">
            <text:p><text:s/>0.67<text:s/></text:p>
          </table:table-cell>
          <table:table-cell office:value-type="float" office:value="0.67386817267006593" table:style-name="ce15">
            <text:p><text:s/>0.67<text:s/></text:p>
          </table:table-cell>
          <table:table-cell office:value-type="float" office:value="0.68302921601834465" table:style-name="ce15">
            <text:p><text:s/>0.68<text:s/></text:p>
          </table:table-cell>
          <table:table-cell office:value-type="float" office:value="0.68989123323011048" table:style-name="ce15">
            <text:p><text:s/>0.69<text:s/></text:p>
          </table:table-cell>
          <table:table-cell office:value-type="float" office:value="0.6957252261048833" table:style-name="ce15">
            <text:p><text:s/>0.70<text:s/></text:p>
          </table:table-cell>
          <table:table-cell office:value-type="float" office:value="0.70542722043677641" table:style-name="ce15">
            <text:p><text:s/>0.71<text:s/></text:p>
          </table:table-cell>
          <table:table-cell office:value-type="float" office:value="0.71287073546364277" table:style-name="ce15">
            <text:p><text:s/>0.71<text:s/></text:p>
          </table:table-cell>
          <table:table-cell office:value-type="float" office:value="0.71862377196878269" table:style-name="ce15">
            <text:p><text:s/>0.72<text:s/></text:p>
          </table:table-cell>
          <table:table-cell office:value-type="float" office:value="0.72348423581445098" table:style-name="ce15">
            <text:p><text:s/>0.72<text:s/></text:p>
          </table:table-cell>
          <table:table-cell office:value-type="float" office:value="0.72825814715980675" table:style-name="ce15">
            <text:p><text:s/>0.73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40UC</text:p>
          </table:table-cell>
          <table:table-cell office:value-type="string" table:style-name="ce12">
            <text:p>E07000188</text:p>
          </table:table-cell>
          <table:table-cell table:style-name="ce14"/>
          <table:table-cell table:style-name="ce20"/>
          <table:table-cell office:value-type="string" table:style-name="ce16">
            <text:p>Sedgemoor</text:p>
          </table:table-cell>
          <table:table-cell office:value-type="float" office:value="0.90153155822037068" table:style-name="ce15">
            <text:p><text:s/>0.90<text:s/></text:p>
          </table:table-cell>
          <table:table-cell office:value-type="float" office:value="0.91553321386033493" table:style-name="ce15">
            <text:p><text:s/>0.92<text:s/></text:p>
          </table:table-cell>
          <table:table-cell office:value-type="float" office:value="0.92755033199649772" table:style-name="ce15">
            <text:p><text:s/>0.93<text:s/></text:p>
          </table:table-cell>
          <table:table-cell office:value-type="float" office:value="0.93671467048061707" table:style-name="ce15">
            <text:p><text:s/>0.94<text:s/></text:p>
          </table:table-cell>
          <table:table-cell office:value-type="float" office:value="0.94789898474777068" table:style-name="ce15">
            <text:p><text:s/>0.95<text:s/></text:p>
          </table:table-cell>
          <table:table-cell office:value-type="float" office:value="0.95747089898713911" table:style-name="ce15">
            <text:p><text:s/>0.96<text:s/></text:p>
          </table:table-cell>
          <table:table-cell office:value-type="float" office:value="0.96766877218448422" table:style-name="ce15">
            <text:p><text:s/>0.97<text:s/></text:p>
          </table:table-cell>
          <table:table-cell office:value-type="float" office:value="0.97642561889749502" table:style-name="ce15">
            <text:p><text:s/>0.98<text:s/></text:p>
          </table:table-cell>
          <table:table-cell office:value-type="float" office:value="0.98573298459469949" table:style-name="ce15">
            <text:p><text:s/>0.99<text:s/></text:p>
          </table:table-cell>
          <table:table-cell office:value-type="float" office:value="0.99611084068617561" table:style-name="ce15">
            <text:p><text:s/>1.00<text:s/></text:p>
          </table:table-cell>
          <table:table-cell office:value-type="float" office:value="1.0071180974641623" table:style-name="ce15">
            <text:p><text:s/>1.01<text:s/></text:p>
          </table:table-cell>
          <table:table-cell office:value-type="float" office:value="1.01973720357064" table:style-name="ce15">
            <text:p><text:s/>1.02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40UD</text:p>
          </table:table-cell>
          <table:table-cell office:value-type="string" table:style-name="ce12">
            <text:p>E07000189</text:p>
          </table:table-cell>
          <table:table-cell table:style-name="ce14"/>
          <table:table-cell table:style-name="ce20"/>
          <table:table-cell office:value-type="string" table:style-name="ce16">
            <text:p>South Somerset</text:p>
          </table:table-cell>
          <table:table-cell office:value-type="float" office:value="0.76508782038779777" table:style-name="ce15">
            <text:p><text:s/>0.77<text:s/></text:p>
          </table:table-cell>
          <table:table-cell office:value-type="float" office:value="0.77008343900217113" table:style-name="ce15">
            <text:p><text:s/>0.77<text:s/></text:p>
          </table:table-cell>
          <table:table-cell office:value-type="float" office:value="0.77481838598081909" table:style-name="ce15">
            <text:p><text:s/>0.77<text:s/></text:p>
          </table:table-cell>
          <table:table-cell office:value-type="float" office:value="0.78043963497126367" table:style-name="ce15">
            <text:p><text:s/>0.78<text:s/></text:p>
          </table:table-cell>
          <table:table-cell office:value-type="float" office:value="0.78853210057391321" table:style-name="ce15">
            <text:p><text:s/>0.79<text:s/></text:p>
          </table:table-cell>
          <table:table-cell office:value-type="float" office:value="0.79491454060007072" table:style-name="ce15">
            <text:p><text:s/>0.79<text:s/></text:p>
          </table:table-cell>
          <table:table-cell office:value-type="float" office:value="0.80138038009251333" table:style-name="ce15">
            <text:p><text:s/>0.80<text:s/></text:p>
          </table:table-cell>
          <table:table-cell office:value-type="float" office:value="0.80722059408979929" table:style-name="ce15">
            <text:p><text:s/>0.81<text:s/></text:p>
          </table:table-cell>
          <table:table-cell office:value-type="float" office:value="0.8139679650550623" table:style-name="ce15">
            <text:p><text:s/>0.81<text:s/></text:p>
          </table:table-cell>
          <table:table-cell office:value-type="float" office:value="0.82080926543113264" table:style-name="ce15">
            <text:p><text:s/>0.82<text:s/></text:p>
          </table:table-cell>
          <table:table-cell office:value-type="float" office:value="0.83217583915417093" table:style-name="ce15">
            <text:p><text:s/>0.83<text:s/></text:p>
          </table:table-cell>
          <table:table-cell office:value-type="float" office:value="0.83932804957891272" table:style-name="ce15">
            <text:p><text:s/>0.84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40UE</text:p>
          </table:table-cell>
          <table:table-cell office:value-type="string" table:style-name="ce12">
            <text:p>E07000190</text:p>
          </table:table-cell>
          <table:table-cell table:style-name="ce14"/>
          <table:table-cell table:style-name="ce20"/>
          <table:table-cell office:value-type="string" table:style-name="ce16">
            <text:p>Taunton Deane</text:p>
          </table:table-cell>
          <table:table-cell office:value-type="float" office:value="1.0645223705483162" table:style-name="ce15">
            <text:p><text:s/>1.06<text:s/></text:p>
          </table:table-cell>
          <table:table-cell office:value-type="float" office:value="1.076491123175952" table:style-name="ce15">
            <text:p><text:s/>1.08<text:s/></text:p>
          </table:table-cell>
          <table:table-cell office:value-type="float" office:value="1.0874649973879329" table:style-name="ce15">
            <text:p><text:s/>1.09<text:s/></text:p>
          </table:table-cell>
          <table:table-cell office:value-type="float" office:value="1.1010990889841255" table:style-name="ce15">
            <text:p><text:s/>1.10<text:s/></text:p>
          </table:table-cell>
          <table:table-cell office:value-type="float" office:value="1.119296662204287" table:style-name="ce15">
            <text:p><text:s/>1.12<text:s/></text:p>
          </table:table-cell>
          <table:table-cell office:value-type="float" office:value="1.139765134137068" table:style-name="ce15">
            <text:p><text:s/>1.14<text:s/></text:p>
          </table:table-cell>
          <table:table-cell office:value-type="float" office:value="1.1616819418904933" table:style-name="ce15">
            <text:p><text:s/>1.16<text:s/></text:p>
          </table:table-cell>
          <table:table-cell office:value-type="float" office:value="1.1817827516906474" table:style-name="ce15">
            <text:p><text:s/>1.18<text:s/></text:p>
          </table:table-cell>
          <table:table-cell office:value-type="float" office:value="1.1939013440182284" table:style-name="ce15">
            <text:p><text:s/>1.19<text:s/></text:p>
          </table:table-cell>
          <table:table-cell table:number-columns-repeated="3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40UF</text:p>
          </table:table-cell>
          <table:table-cell office:value-type="string" table:style-name="ce12">
            <text:p>E07000191</text:p>
          </table:table-cell>
          <table:table-cell table:style-name="ce14"/>
          <table:table-cell table:style-name="ce20"/>
          <table:table-cell office:value-type="string" table:style-name="ce16">
            <text:p>West Somerset</text:p>
          </table:table-cell>
          <table:table-cell office:value-type="float" office:value="0.24224299226220372" table:style-name="ce15">
            <text:p><text:s/>0.24<text:s/></text:p>
          </table:table-cell>
          <table:table-cell office:value-type="float" office:value="0.24379202763805313" table:style-name="ce15">
            <text:p><text:s/>0.24<text:s/></text:p>
          </table:table-cell>
          <table:table-cell office:value-type="float" office:value="0.24477836648271417" table:style-name="ce15">
            <text:p><text:s/>0.24<text:s/></text:p>
          </table:table-cell>
          <table:table-cell office:value-type="float" office:value="0.24624843784641515" table:style-name="ce15">
            <text:p><text:s/>0.25<text:s/></text:p>
          </table:table-cell>
          <table:table-cell office:value-type="float" office:value="0.24869734748487096" table:style-name="ce15">
            <text:p><text:s/>0.25<text:s/></text:p>
          </table:table-cell>
          <table:table-cell office:value-type="float" office:value="0.2503742329260471" table:style-name="ce15">
            <text:p><text:s/>0.25<text:s/></text:p>
          </table:table-cell>
          <table:table-cell office:value-type="float" office:value="0.25248576070421974" table:style-name="ce15">
            <text:p><text:s/>0.25<text:s/></text:p>
          </table:table-cell>
          <table:table-cell office:value-type="float" office:value="0.25421763562471006" table:style-name="ce15">
            <text:p><text:s/>0.25<text:s/></text:p>
          </table:table-cell>
          <table:table-cell office:value-type="float" office:value="0.25508103365102813" table:style-name="ce15">
            <text:p><text:s/>0.26<text:s/></text:p>
          </table:table-cell>
          <table:table-cell table:number-columns-repeated="3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A0013</text:p>
          </table:table-cell>
          <table:table-cell office:value-type="string" table:style-name="ce12">
            <text:p>E07000246</text:p>
          </table:table-cell>
          <table:table-cell table:style-name="ce14"/>
          <table:table-cell table:style-name="ce20"/>
          <table:table-cell office:value-type="string" table:style-name="ce16">
            <text:p>Somerset West and Taunton</text:p>
          </table:table-cell>
          <table:table-cell table:number-columns-repeated="9" table:style-name="ce21"/>
          <table:table-cell office:value-type="float" office:value="0.62545726003640278" table:style-name="ce15">
            <text:p><text:s/>0.63<text:s/></text:p>
          </table:table-cell>
          <table:table-cell office:value-type="float" office:value="0.62988655726683884" table:style-name="ce15">
            <text:p><text:s/>0.63<text:s/></text:p>
          </table:table-cell>
          <table:table-cell office:value-type="float" office:value="0.63602628781787318" table:style-name="ce15">
            <text:p><text:s/>0.64<text:s/></text:p>
          </table:table-cell>
          <table:table-cell table:number-columns-repeated="2" table:style-name="ce25"/>
          <table:table-cell table:number-columns-repeated="16365"/>
        </table:table-row>
        <table:table-row table:style-name="ro2">
          <table:table-cell table:number-columns-repeated="2" table:style-name="ce12"/>
          <table:table-cell table:style-name="ce14"/>
          <table:table-cell table:style-name="ce20"/>
          <table:table-cell table:style-name="ce14"/>
          <table:table-cell table:number-columns-repeated="12" table:style-name="ce15"/>
          <table:table-cell table:number-columns-repeated="2" table:style-name="ce25"/>
          <table:table-cell table:number-columns-repeated="16365"/>
        </table:table-row>
        <table:table-row table:style-name="ro2">
          <table:table-cell table:style-name="ce12"/>
          <table:table-cell office:value-type="string" table:style-name="ce12">
            <text:p>E10000033</text:p>
          </table:table-cell>
          <table:table-cell table:style-name="ce14"/>
          <table:table-cell office:value-type="string" table:style-name="ce13">
            <text:p>Wiltshire<text:s/></text:p>
          </table:table-cell>
          <table:table-cell table:style-name="ce14"/>
          <table:table-cell table:number-columns-repeated="12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46UB</text:p>
          </table:table-cell>
          <table:table-cell office:value-type="string" table:style-name="ce12">
            <text:p>E07000230</text:p>
          </table:table-cell>
          <table:table-cell table:number-columns-repeated="2" table:style-name="ce14"/>
          <table:table-cell office:value-type="string" table:style-name="ce16">
            <text:p>Kennet</text:p>
          </table:table-cell>
          <table:table-cell table:number-columns-repeated="12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46UC</text:p>
          </table:table-cell>
          <table:table-cell office:value-type="string" table:style-name="ce12">
            <text:p>E07000231</text:p>
          </table:table-cell>
          <table:table-cell table:number-columns-repeated="2" table:style-name="ce14"/>
          <table:table-cell office:value-type="string" table:style-name="ce16">
            <text:p>North Wiltshire</text:p>
          </table:table-cell>
          <table:table-cell table:number-columns-repeated="12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46UD</text:p>
          </table:table-cell>
          <table:table-cell office:value-type="string" table:style-name="ce12">
            <text:p>E07000232</text:p>
          </table:table-cell>
          <table:table-cell table:number-columns-repeated="2" table:style-name="ce14"/>
          <table:table-cell office:value-type="string" table:style-name="ce16">
            <text:p>Salisbury</text:p>
          </table:table-cell>
          <table:table-cell table:number-columns-repeated="12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office:value-type="string" table:style-name="ce12">
            <text:p>46UF</text:p>
          </table:table-cell>
          <table:table-cell office:value-type="string" table:style-name="ce12">
            <text:p>E07000233</text:p>
          </table:table-cell>
          <table:table-cell table:number-columns-repeated="2" table:style-name="ce14"/>
          <table:table-cell office:value-type="string" table:style-name="ce16">
            <text:p>West Wiltshire</text:p>
          </table:table-cell>
          <table:table-cell table:number-columns-repeated="12" table:style-name="ce21"/>
          <table:table-cell table:number-columns-repeated="2" table:style-name="ce25"/>
          <table:table-cell table:number-columns-repeated="16365"/>
        </table:table-row>
        <table:table-row table:style-name="ro2">
          <table:table-cell table:number-columns-repeated="2" table:style-name="ce26"/>
          <table:table-cell table:number-columns-repeated="2" table:style-name="ce27"/>
          <table:table-cell table:number-columns-repeated="6" table:style-name="ce28"/>
          <table:table-cell table:style-name="ce29"/>
          <table:table-cell table:number-columns-repeated="3" table:style-name="ce5"/>
          <table:table-cell table:number-columns-repeated="3" table:style-name="ce29"/>
          <table:table-cell table:number-columns-repeated="16367" table:style-name="ce5"/>
        </table:table-row>
        <table:table-row table:style-name="ro2">
          <table:table-cell table:number-columns-repeated="2" table:style-name="ce2"/>
          <table:table-cell table:number-columns-repeated="9" table:style-name="ce5"/>
          <table:table-cell table:number-columns-repeated="3" table:style-name="ce30"/>
          <table:table-cell table:number-columns-repeated="16370" table:style-name="ce5"/>
        </table:table-row>
        <table:table-row table:style-name="ro2">
          <table:table-cell table:number-columns-repeated="2" table:style-name="ce2"/>
          <table:table-cell table:style-name="ce5"/>
          <table:table-cell office:value-type="float" office:value="1" table:style-name="ce31">
            <text:p>1</text:p>
          </table:table-cell>
          <table:table-cell office:value-type="string" table:style-name="ce32">
            <text:p>On 1st April 2009, nine new unitary authorities (UAs) were formed from the combination of 37 former district councils. Figures are no longer collected on the previous geographic basis.<text:s text:c="2"/></text:p>
          </table:table-cell>
          <table:table-cell table:number-columns-repeated="16379" table:style-name="ce5"/>
        </table:table-row>
        <table:table-row table:style-name="ro2">
          <table:table-cell table:number-columns-repeated="2" table:style-name="ce2"/>
          <table:table-cell table:style-name="ce33"/>
          <table:table-cell table:style-name="ce31"/>
          <table:table-cell office:value-type="string" table:style-name="ce32">
            <text:p>Cheshire East UA was formed from Congleton, Crewe &amp; Nantwich and Macclesfield; Cheshire West UA from Chester, Ellesmere Port &amp; Neston and Vale Royal; Bedford UA from Bedford; and Central Bedfordshire UA from Mid Bedfordshire and South Bedfordshire.<text:s/></text:p>
          </table:table-cell>
          <table:table-cell table:number-columns-repeated="12" table:style-name="ce34"/>
          <table:table-cell table:number-columns-repeated="16367" table:style-name="ce5"/>
        </table:table-row>
        <table:table-row table:style-name="ro2">
          <table:table-cell table:number-columns-repeated="2" table:style-name="ce2"/>
          <table:table-cell table:style-name="ce33"/>
          <table:table-cell table:style-name="ce31"/>
          <table:table-cell office:value-type="string" table:style-name="ce32">
            <text:p>The remaining five new UAs (Cornwall, Durham, Northumberland, Shropshire and Wiltshire) were each formed from all former districts of the county concerned.</text:p>
          </table:table-cell>
          <table:table-cell table:number-columns-repeated="4" table:style-name="ce34"/>
          <table:table-cell table:style-name="ce35"/>
          <table:table-cell table:number-columns-repeated="7" table:style-name="ce34"/>
          <table:table-cell table:number-columns-repeated="16367" table:style-name="ce5"/>
        </table:table-row>
        <table:table-row table:style-name="ro2">
          <table:table-cell table:number-columns-repeated="2" table:style-name="ce2"/>
          <table:table-cell table:style-name="ce33"/>
          <table:table-cell office:value-type="float" office:value="2" table:style-name="ce31">
            <text:p>2</text:p>
          </table:table-cell>
          <table:table-cell office:value-type="string" table:style-name="ce36">
            <text:p>On 1 April 2018, Shepway District Council's name was changed to Folkestone and Hythe District Council.</text:p>
          </table:table-cell>
          <table:table-cell table:number-columns-repeated="4" table:style-name="ce34"/>
          <table:table-cell table:style-name="ce35"/>
          <table:table-cell table:number-columns-repeated="7" table:style-name="ce34"/>
          <table:table-cell table:number-columns-repeated="16367" table:style-name="ce5"/>
        </table:table-row>
        <table:table-row table:style-name="ro2">
          <table:table-cell table:number-columns-repeated="2" table:style-name="ce2"/>
          <table:table-cell table:style-name="ce33"/>
          <table:table-cell office:value-type="float" office:value="3" table:style-name="ce36">
            <text:p>3</text:p>
          </table:table-cell>
          <table:table-cell office:value-type="string" table:style-name="ce36">
            <text:p>On 1st April 2019, five new unitary authorities (UAs) were formed from the combination of 15 former district councils. Figures are no longer collected on the previous geographic basis.<text:s/></text:p>
          </table:table-cell>
          <table:table-cell table:number-columns-repeated="4" table:style-name="ce34"/>
          <table:table-cell table:style-name="ce37"/>
          <table:table-cell table:number-columns-repeated="7" table:style-name="ce34"/>
          <table:table-cell table:number-columns-repeated="16367" table:style-name="ce5"/>
        </table:table-row>
        <table:table-row table:style-name="ro2">
          <table:table-cell table:number-columns-repeated="2" table:style-name="ce2"/>
          <table:table-cell table:style-name="ce33"/>
          <table:table-cell table:style-name="ce36"/>
          <table:table-cell office:value-type="string" table:style-name="ce36">
            <text:p>Bournemouth, Christchurch and Poole UA from Bournemouth UA, Christchurch and Poole UA; Somerset West and Taunton from West Somerset and Taunton Deane; East Suffolk from Suffolk Coastal and Waveney; West Suffolk from Forest Heath and St. Edmundsbury; Dorset UA from East Dorset, North Dorset, Purbeck, West Dorset, Weymouth and Portland.</text:p>
          </table:table-cell>
          <table:table-cell table:number-columns-repeated="4" table:style-name="ce34"/>
          <table:table-cell table:style-name="ce37"/>
          <table:table-cell table:number-columns-repeated="7" table:style-name="ce34"/>
          <table:table-cell table:number-columns-repeated="16367" table:style-name="ce5"/>
        </table:table-row>
        <table:table-row table:style-name="ro2">
          <table:table-cell table:number-columns-repeated="2" table:style-name="ce2"/>
          <table:table-cell table:style-name="ce34"/>
          <table:table-cell office:value-type="float" office:value="4" table:style-name="ce36">
            <text:p>4</text:p>
          </table:table-cell>
          <table:table-cell office:value-type="string" table:style-name="ce36">
            <text:p>On 1 April 2020, Wycombe, South Bucks, Chiltern and Aylesbury were combined to form Buckinghamshire UA.</text:p>
          </table:table-cell>
          <table:table-cell table:number-columns-repeated="12" table:style-name="ce34"/>
          <table:table-cell table:number-columns-repeated="16367" table:style-name="ce5"/>
        </table:table-row>
        <table:table-row table:style-name="ro3">
          <table:table-cell table:number-columns-repeated="2" table:style-name="ce2"/>
          <table:table-cell table:style-name="ce34"/>
          <table:table-cell office:value-type="float" office:value="5" table:style-name="ce36">
            <text:p>5</text:p>
          </table:table-cell>
          <table:table-cell office:value-type="string" table:style-name="ce36">
            <text:p>On 1 April 2021, two new unitary authorities (UAs) was formed from the combination of 7 former district councils.</text:p>
          </table:table-cell>
          <table:table-cell table:style-name="ce36"/>
          <table:table-cell table:number-columns-repeated="6" table:style-name="ce38"/>
          <table:table-cell table:number-columns-repeated="5" table:style-name="ce34"/>
          <table:table-cell table:number-columns-repeated="16367" table:style-name="ce5"/>
        </table:table-row>
        <table:table-row table:style-name="ro3">
          <table:table-cell table:number-columns-repeated="2" table:style-name="ce2"/>
          <table:table-cell table:number-columns-repeated="2" table:style-name="ce34"/>
          <table:table-cell office:value-type="string" table:style-name="ce36">
            <text:p>North Northamptonshire from Corby, East Northamptonshire, Kettering and Wellingborough; <text:s/>West Northamptonshire from Daventry, Northampton and South Northamptonshire.</text:p>
          </table:table-cell>
          <table:table-cell table:style-name="ce36"/>
          <table:table-cell table:number-columns-repeated="6" table:style-name="ce38"/>
          <table:table-cell table:number-columns-repeated="5" table:style-name="ce34"/>
          <table:table-cell table:number-columns-repeated="16367"/>
        </table:table-row>
        <table:table-row table:style-name="ro2">
          <table:table-cell table:number-columns-repeated="2" table:style-name="ce2"/>
          <table:table-cell table:number-columns-repeated="2" table:style-name="ce34"/>
          <table:table-cell office:value-type="string" table:style-name="ce36">
            <text:p>Net additional dwellings figures for 2021-22 were imputed for the local authorities for Cheltenham and Hyndburne due to a lack of data.</text:p>
          </table:table-cell>
          <table:table-cell table:style-name="ce36"/>
          <table:table-cell table:number-columns-repeated="11" table:style-name="ce34"/>
          <table:table-cell table:number-columns-repeated="16367"/>
        </table:table-row>
        <table:table-row table:style-name="ro2">
          <table:table-cell table:number-columns-repeated="2" table:style-name="ce2"/>
          <table:table-cell table:style-name="ce34"/>
          <table:table-cell office:value-type="float" office:value="6" table:style-name="ce36">
            <text:p>6</text:p>
          </table:table-cell>
          <table:table-cell office:value-type="string" table:style-name="ce36">
            <text:p>Dwelling density is calculated for each area by dividing total dwelling stock (as published in Live Table 125) by land area in hectares (as published as AREALHECT)</text:p>
          </table:table-cell>
          <table:table-cell table:number-columns-repeated="8" table:style-name="ce34"/>
          <table:table-cell table:style-name="ce35"/>
          <table:table-cell table:number-columns-repeated="3" table:style-name="ce34"/>
          <table:table-cell table:number-columns-repeated="16367"/>
        </table:table-row>
        <table:table-row table:style-name="ro4">
          <table:table-cell table:number-columns-repeated="2" table:style-name="ce2"/>
          <table:table-cell table:number-columns-repeated="2" table:style-name="ce34"/>
          <table:table-cell office:value-type="string" table:style-name="ce39">
            <text:p><text:a xlink:href="https://www.gov.uk/government/statistical-data-sets/live-tables-on-dwelling-stock-including-vacants">https://www.gov.uk/government/statistical-data-sets/live-tables-on-dwelling-stock-including-vacants</text:a></text:p>
          </table:table-cell>
          <table:table-cell table:number-columns-repeated="8" table:style-name="ce34"/>
          <table:table-cell table:number-columns-repeated="2" table:style-name="ce35"/>
          <table:table-cell table:number-columns-repeated="2" table:style-name="ce34"/>
          <table:table-cell table:number-columns-repeated="16367"/>
        </table:table-row>
        <table:table-row table:style-name="ro5">
          <table:table-cell table:number-columns-repeated="2" table:style-name="ce2"/>
          <table:table-cell table:style-name="ce34"/>
          <table:table-cell table:style-name="ce40"/>
          <table:table-cell office:value-type="string" table:style-name="ce39">
            <text:p><text:a xlink:href="https://geoportal.statistics.gov.uk/datasets/standard-area-measurements-latest-for-administrative-areas-in-the-united-kingdom-v2/about">https://geoportal.statistics.gov.uk/datasets/standard-area-measurements-latest-for-administrative-areas-in-the-united-kingdom-v2/about</text:a></text:p>
          </table:table-cell>
          <table:table-cell table:number-columns-repeated="9" table:style-name="ce34"/>
          <table:table-cell table:style-name="ce35"/>
          <table:table-cell table:number-columns-repeated="2" table:style-name="ce34"/>
          <table:table-cell table:number-columns-repeated="16367"/>
        </table:table-row>
        <table:table-row table:style-name="ro4">
          <table:table-cell table:number-columns-repeated="2" table:style-name="ce2"/>
          <table:table-cell table:style-name="ce34"/>
          <table:table-cell table:style-name="ce40"/>
          <table:table-cell table:number-columns-repeated="13" table:style-name="ce34"/>
          <table:table-cell table:number-columns-repeated="16367"/>
        </table:table-row>
        <table:table-row table:style-name="ro4">
          <table:table-cell table:number-columns-repeated="2" table:style-name="ce41"/>
          <table:table-cell table:style-name="ce42"/>
          <table:table-cell office:value-type="string" table:style-name="ce43">
            <text:p>Source: <text:s/>Census 2011, Census 2021, <text:s/>Housing Flows Reconciliation, the Greater London Authority and Regional Assembly joint returns.</text:p>
          </table:table-cell>
          <table:table-cell table:number-columns-repeated="13" table:style-name="ce38"/>
          <table:table-cell table:number-columns-repeated="16367" table:style-name="ce44"/>
        </table:table-row>
        <table:table-row table:style-name="ro4">
          <table:table-cell table:number-columns-repeated="2" table:style-name="ce2"/>
          <table:table-cell table:style-name="ce34"/>
          <table:table-cell table:number-columns-repeated="13" table:style-name="ce38"/>
          <table:table-cell table:style-name="ce35"/>
          <table:table-cell table:number-columns-repeated="16367"/>
        </table:table-row>
        <table:table-row table:style-name="ro3">
          <table:table-cell table:number-columns-repeated="2" table:style-name="ce2"/>
          <table:table-cell table:style-name="ce34"/>
          <table:table-cell office:value-type="string" table:style-name="ce43">
            <text:p>Contact: Neil Higgins</text:p>
          </table:table-cell>
          <table:table-cell table:number-columns-repeated="11" table:style-name="ce38"/>
          <table:table-cell office:value-type="string" table:style-name="ce45">
            <text:p>Latest update: 23 May 2023</text:p>
          </table:table-cell>
          <table:table-cell table:style-name="ce35"/>
          <table:table-cell table:number-columns-repeated="16367"/>
        </table:table-row>
        <table:table-row table:style-name="ro3">
          <table:table-cell table:number-columns-repeated="2" table:style-name="ce2"/>
          <table:table-cell table:style-name="ce34"/>
          <table:table-cell office:value-type="string" table:style-name="ce43">
            <text:p>Telephone: 0303 444 1864</text:p>
          </table:table-cell>
          <table:table-cell table:number-columns-repeated="11" table:style-name="ce38"/>
          <table:table-cell office:value-type="string" table:style-name="ce45">
            <text:p>Next update: May 2024</text:p>
          </table:table-cell>
          <table:table-cell table:style-name="ce34"/>
          <table:table-cell table:number-columns-repeated="16367"/>
        </table:table-row>
        <table:table-row table:style-name="ro3">
          <table:table-cell table:number-columns-repeated="2" table:style-name="ce2"/>
          <table:table-cell table:style-name="ce5"/>
          <table:table-cell office:value-type="string" table:style-name="ce43">
            <text:p>Email: housing.statistics@levellingup.gov.uk</text:p>
          </table:table-cell>
          <table:table-cell table:number-columns-repeated="13" table:style-name="ce38"/>
          <table:table-cell table:number-columns-repeated="16367"/>
        </table:table-row>
        <table:table-row table:style-name="ro3">
          <table:table-cell table:number-columns-repeated="2" table:style-name="ce2"/>
          <table:table-cell table:style-name="ce5"/>
          <table:table-cell table:number-columns-repeated="13" table:style-name="ce38"/>
          <table:table-cell table:style-name="ce46"/>
          <table:table-cell table:number-columns-repeated="16367"/>
        </table:table-row>
        <table:table-row table:style-name="ro3">
          <table:table-cell table:number-columns-repeated="2" table:style-name="ce2"/>
          <table:table-cell table:style-name="ce5"/>
          <table:table-cell office:value-type="string" table:style-name="ce43">
            <text:p>File: dwst25-la</text:p>
          </table:table-cell>
          <table:table-cell table:number-columns-repeated="12" table:style-name="ce38"/>
          <table:table-cell table:style-name="ce46"/>
          <table:table-cell table:number-columns-repeated="16367"/>
        </table:table-row>
        <table:table-row table:style-name="ro3">
          <table:table-cell table:number-columns-repeated="2" table:style-name="ce2"/>
          <table:table-cell table:number-columns-repeated="3" table:style-name="ce5"/>
          <table:table-cell table:style-name="ce38"/>
          <table:table-cell table:number-columns-repeated="11" table:style-name="ce46"/>
          <table:table-cell table:number-columns-repeated="16367"/>
        </table:table-row>
        <table:table-row table:style-name="ro2">
          <table:table-cell table:number-columns-repeated="2" table:style-name="ce2"/>
          <table:table-cell table:number-columns-repeated="3" table:style-name="ce5"/>
          <table:table-cell table:number-columns-repeated="12" table:style-name="ce36"/>
          <table:table-cell table:number-columns-repeated="16367"/>
        </table:table-row>
        <table:table-row table:style-name="ro3">
          <table:table-cell table:number-columns-repeated="2" table:style-name="ce2"/>
          <table:table-cell table:number-columns-repeated="3" table:style-name="ce5"/>
          <table:table-cell table:style-name="ce36"/>
          <table:table-cell table:number-columns-repeated="11" table:style-name="ce38"/>
          <table:table-cell table:number-columns-repeated="16367"/>
        </table:table-row>
        <table:table-row table:style-name="ro3">
          <table:table-cell table:number-columns-repeated="3"/>
          <table:table-cell table:number-columns-repeated="2" table:style-name="ce5"/>
          <table:table-cell table:style-name="ce36"/>
          <table:table-cell table:number-columns-repeated="11" table:style-name="ce38"/>
          <table:table-cell table:number-columns-repeated="16367"/>
        </table:table-row>
        <table:table-row table:style-name="ro3">
          <table:table-cell table:number-columns-repeated="3"/>
          <table:table-cell table:number-columns-repeated="2" table:style-name="ce38"/>
          <table:table-cell table:style-name="ce36"/>
          <table:table-cell table:number-columns-repeated="11" table:style-name="ce38"/>
          <table:table-cell table:number-columns-repeated="16367"/>
        </table:table-row>
        <table:table-row table:style-name="ro3">
          <table:table-cell table:number-columns-repeated="3"/>
          <table:table-cell table:style-name="ce38"/>
          <table:table-cell table:style-name="ce43"/>
          <table:table-cell table:number-columns-repeated="12" table:style-name="ce38"/>
          <table:table-cell table:number-columns-repeated="16367"/>
        </table:table-row>
        <table:table-row table:style-name="ro3">
          <table:table-cell table:number-columns-repeated="3"/>
          <table:table-cell table:number-columns-repeated="14" table:style-name="ce38"/>
          <table:table-cell table:number-columns-repeated="16367"/>
        </table:table-row>
        <table:table-row table:number-rows-repeated="3" table:style-name="ro3">
          <table:table-cell table:number-columns-repeated="3"/>
          <table:table-cell table:style-name="ce38"/>
          <table:table-cell table:number-columns-repeated="16380" table:style-name="ce5"/>
        </table:table-row>
        <table:table-row table:style-name="ro3">
          <table:table-cell table:number-columns-repeated="3"/>
          <table:table-cell table:number-columns-repeated="14" table:style-name="ce38"/>
          <table:table-cell table:number-columns-repeated="16367"/>
        </table:table-row>
        <table:table-row table:style-name="ro3">
          <table:table-cell table:number-columns-repeated="3"/>
          <table:table-cell table:style-name="ce38"/>
          <table:table-cell table:style-name="ce43"/>
          <table:table-cell table:number-columns-repeated="12" table:style-name="ce38"/>
          <table:table-cell table:number-columns-repeated="16367"/>
        </table:table-row>
        <table:table-row table:style-name="ro3">
          <table:table-cell table:number-columns-repeated="3"/>
          <table:table-cell table:number-columns-repeated="14" table:style-name="ce38"/>
          <table:table-cell table:number-columns-repeated="16367"/>
        </table:table-row>
        <table:table-row table:number-rows-repeated="10480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Simon Gillespie</meta:initial-creator>
    <dc:creator>Neil Higgins</dc:creator>
    <meta:creation-date>2021-05-13T15:52:02Z</meta:creation-date>
    <dc:date>2023-05-18T10:16:42Z</dc:date>
  </office:meta>
</office:document-meta>
</file>